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18.03mm"/>
    </style:style>
    <style:style style:name="co5" style:family="table-column">
      <style:table-column-properties fo:break-before="auto" style:column-width="21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ctangle_data" table:style-name="ta1">
        <table:shapes>
          <draw:frame draw:z-index="0" draw:style-name="gr1" draw:text-style-name="P1" svg:width="246.76mm" svg:height="143.5mm" svg:x="381.07mm" svg:y="3.12mm">
            <draw:object draw:notify-on-update-of-ranges="rectangle_data.B1:rectangle_data.B1 rectangle_data.B2:rectangle_data.B514 rectangle_data.H1:rectangle_data.H1 rectangle_data.H2:rectangle_data.H514 rectangle_data.N1:rectangle_data.N1 rectangle_data.N2:rectangle_data.N5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41.63mm" svg:height="157.56mm" svg:x="568.54mm" svg:y="162.78mm">
            <draw:object draw:notify-on-update-of-ranges="rectangle_data.C1:rectangle_data.C1 rectangle_data.C2:rectangle_data.C514 rectangle_data.D1:rectangle_data.D1 rectangle_data.D2:rectangle_data.D514 rectangle_data.I1:rectangle_data.I1 rectangle_data.I2:rectangle_data.I514 rectangle_data.J1:rectangle_data.J1 rectangle_data.J2:rectangle_data.J514 rectangle_data.O1:rectangle_data.O1 rectangle_data.O2:rectangle_data.O514 rectangle_data.P1:rectangle_data.P1 rectangle_data.P2:rectangle_data.P51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77.95mm" svg:y="212.43mm">
            <draw:object draw:notify-on-update-of-ranges="rectangle_data.E1:rectangle_data.E1 rectangle_data.E2:rectangle_data.E514 rectangle_data.K1:rectangle_data.K1 rectangle_data.K2:rectangle_data.K514 rectangle_data.Q1:rectangle_data.Q1 rectangle_data.Q2:rectangle_data.Q51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RectangleVectorizer</text:p>
          </table:table-cell>
          <table:table-cell office:value-type="string" calcext:value-type="string">
            <text:p>RectangleVectorizer-SvgSize</text:p>
          </table:table-cell>
          <table:table-cell office:value-type="string" calcext:value-type="string">
            <text:p>RectangleVectorizer-SvgzSize</text:p>
          </table:table-cell>
          <table:table-cell office:value-type="string" calcext:value-type="string">
            <text:p>RectangleVectorizer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TriangleVectorizer</text:p>
          </table:table-cell>
          <table:table-cell office:value-type="string" calcext:value-type="string">
            <text:p>TriangleVectorizer-SvgSize</text:p>
          </table:table-cell>
          <table:table-cell office:value-type="string" calcext:value-type="string">
            <text:p>TriangleVectorizer-SvgzSize</text:p>
          </table:table-cell>
          <table:table-cell office:value-type="string" calcext:value-type="string">
            <text:p>TriangleVectorizer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PolygonVectorizer</text:p>
          </table:table-cell>
          <table:table-cell office:value-type="string" calcext:value-type="string">
            <text:p>PolygonVectorizer-SvgSize</text:p>
          </table:table-cell>
          <table:table-cell office:value-type="string" calcext:value-type="string">
            <text:p>PolygonVectorizer-SvgzSize</text:p>
          </table:table-cell>
          <table:table-cell office:value-type="string" calcext:value-type="string">
            <text:p>PolygonVectoriz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89" calcext:value-type="float">
            <text:p>11,089</text:p>
          </table:table-cell>
          <table:table-cell office:value-type="float" office:value="136072417" calcext:value-type="float">
            <text:p>136072417</text:p>
          </table:table-cell>
          <table:table-cell office:value-type="float" office:value="13049641" calcext:value-type="float">
            <text:p>130496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02" calcext:value-type="float">
            <text:p>15,902</text:p>
          </table:table-cell>
          <table:table-cell office:value-type="float" office:value="88035820" calcext:value-type="float">
            <text:p>88035820</text:p>
          </table:table-cell>
          <table:table-cell office:value-type="float" office:value="13540608" calcext:value-type="float">
            <text:p>13540608</text:p>
          </table:table-cell>
          <table:table-cell office:value-type="float" office:value="95.867" calcext:value-type="float">
            <text:p>95,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83" calcext:value-type="float">
            <text:p>10,183</text:p>
          </table:table-cell>
          <table:table-cell office:value-type="float" office:value="123254733" calcext:value-type="float">
            <text:p>123254733</text:p>
          </table:table-cell>
          <table:table-cell office:value-type="float" office:value="27203645" calcext:value-type="float">
            <text:p>27203645</text:p>
          </table:table-cell>
          <table:table-cell office:value-type="float" office:value="96.982" calcext:value-type="float">
            <text:p>96,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58" calcext:value-type="float">
            <text:p>9,558</text:p>
          </table:table-cell>
          <table:table-cell office:value-type="float" office:value="132687905" calcext:value-type="float">
            <text:p>132687905</text:p>
          </table:table-cell>
          <table:table-cell office:value-type="float" office:value="12887548" calcext:value-type="float">
            <text:p>12887548</text:p>
          </table:table-cell>
          <table:table-cell office:value-type="float" office:value="99.995" calcext:value-type="float">
            <text:p>99,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413" calcext:value-type="float">
            <text:p>13,413</text:p>
          </table:table-cell>
          <table:table-cell office:value-type="float" office:value="87968101" calcext:value-type="float">
            <text:p>87968101</text:p>
          </table:table-cell>
          <table:table-cell office:value-type="float" office:value="13580151" calcext:value-type="float">
            <text:p>13580151</text:p>
          </table:table-cell>
          <table:table-cell office:value-type="float" office:value="95.863" calcext:value-type="float">
            <text:p>95,8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042" calcext:value-type="float">
            <text:p>9,042</text:p>
          </table:table-cell>
          <table:table-cell office:value-type="float" office:value="116160577" calcext:value-type="float">
            <text:p>116160577</text:p>
          </table:table-cell>
          <table:table-cell office:value-type="float" office:value="25918671" calcext:value-type="float">
            <text:p>25918671</text:p>
          </table:table-cell>
          <table:table-cell office:value-type="float" office:value="96.998" calcext:value-type="float">
            <text:p>96,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9" calcext:value-type="float">
            <text:p>8,89</text:p>
          </table:table-cell>
          <table:table-cell office:value-type="float" office:value="125559306" calcext:value-type="float">
            <text:p>125559306</text:p>
          </table:table-cell>
          <table:table-cell office:value-type="float" office:value="12474751" calcext:value-type="float">
            <text:p>12474751</text:p>
          </table:table-cell>
          <table:table-cell office:value-type="float" office:value="99.976" calcext:value-type="float">
            <text:p>99,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733" calcext:value-type="float">
            <text:p>12,733</text:p>
          </table:table-cell>
          <table:table-cell office:value-type="float" office:value="87791161" calcext:value-type="float">
            <text:p>87791161</text:p>
          </table:table-cell>
          <table:table-cell office:value-type="float" office:value="13653359" calcext:value-type="float">
            <text:p>13653359</text:p>
          </table:table-cell>
          <table:table-cell office:value-type="float" office:value="95.865" calcext:value-type="float">
            <text:p>95,8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782" calcext:value-type="float">
            <text:p>9,782</text:p>
          </table:table-cell>
          <table:table-cell office:value-type="float" office:value="104904919" calcext:value-type="float">
            <text:p>104904919</text:p>
          </table:table-cell>
          <table:table-cell office:value-type="float" office:value="23677896" calcext:value-type="float">
            <text:p>23677896</text:p>
          </table:table-cell>
          <table:table-cell office:value-type="float" office:value="97.022" calcext:value-type="float">
            <text:p>97,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83" calcext:value-type="float">
            <text:p>8,183</text:p>
          </table:table-cell>
          <table:table-cell office:value-type="float" office:value="114073374" calcext:value-type="float">
            <text:p>114073374</text:p>
          </table:table-cell>
          <table:table-cell office:value-type="float" office:value="11683363" calcext:value-type="float">
            <text:p>11683363</text:p>
          </table:table-cell>
          <table:table-cell office:value-type="float" office:value="99.933" calcext:value-type="float">
            <text:p>99,9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13" calcext:value-type="float">
            <text:p>13,13</text:p>
          </table:table-cell>
          <table:table-cell office:value-type="float" office:value="87068367" calcext:value-type="float">
            <text:p>87068367</text:p>
          </table:table-cell>
          <table:table-cell office:value-type="float" office:value="13649630" calcext:value-type="float">
            <text:p>13649630</text:p>
          </table:table-cell>
          <table:table-cell office:value-type="float" office:value="95.887" calcext:value-type="float">
            <text:p>95,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889" calcext:value-type="float">
            <text:p>7,889</text:p>
          </table:table-cell>
          <table:table-cell office:value-type="float" office:value="91168064" calcext:value-type="float">
            <text:p>91168064</text:p>
          </table:table-cell>
          <table:table-cell office:value-type="float" office:value="20937334" calcext:value-type="float">
            <text:p>20937334</text:p>
          </table:table-cell>
          <table:table-cell office:value-type="float" office:value="97.046" calcext:value-type="float">
            <text:p>97,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683" calcext:value-type="float">
            <text:p>7,683</text:p>
          </table:table-cell>
          <table:table-cell office:value-type="float" office:value="106941942" calcext:value-type="float">
            <text:p>106941942</text:p>
          </table:table-cell>
          <table:table-cell office:value-type="float" office:value="11147608" calcext:value-type="float">
            <text:p>11147608</text:p>
          </table:table-cell>
          <table:table-cell office:value-type="float" office:value="99.898" calcext:value-type="float">
            <text:p>99,8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.368" calcext:value-type="float">
            <text:p>12,368</text:p>
          </table:table-cell>
          <table:table-cell office:value-type="float" office:value="85641677" calcext:value-type="float">
            <text:p>85641677</text:p>
          </table:table-cell>
          <table:table-cell office:value-type="float" office:value="13550515" calcext:value-type="float">
            <text:p>13550515</text:p>
          </table:table-cell>
          <table:table-cell office:value-type="float" office:value="95.91" calcext:value-type="float">
            <text:p>95,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494" calcext:value-type="float">
            <text:p>6,494</text:p>
          </table:table-cell>
          <table:table-cell office:value-type="float" office:value="80593839" calcext:value-type="float">
            <text:p>80593839</text:p>
          </table:table-cell>
          <table:table-cell office:value-type="float" office:value="18743484" calcext:value-type="float">
            <text:p>18743484</text:p>
          </table:table-cell>
          <table:table-cell office:value-type="float" office:value="97.061" calcext:value-type="float">
            <text:p>97,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86" calcext:value-type="float">
            <text:p>8,086</text:p>
          </table:table-cell>
          <table:table-cell office:value-type="float" office:value="100269489" calcext:value-type="float">
            <text:p>100269489</text:p>
          </table:table-cell>
          <table:table-cell office:value-type="float" office:value="10625509" calcext:value-type="float">
            <text:p>10625509</text:p>
          </table:table-cell>
          <table:table-cell office:value-type="float" office:value="99.859" calcext:value-type="float">
            <text:p>99,8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.384" calcext:value-type="float">
            <text:p>12,384</text:p>
          </table:table-cell>
          <table:table-cell office:value-type="float" office:value="83415891" calcext:value-type="float">
            <text:p>83415891</text:p>
          </table:table-cell>
          <table:table-cell office:value-type="float" office:value="13301535" calcext:value-type="float">
            <text:p>13301535</text:p>
          </table:table-cell>
          <table:table-cell office:value-type="float" office:value="95.921" calcext:value-type="float">
            <text:p>95,9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808" calcext:value-type="float">
            <text:p>5,808</text:p>
          </table:table-cell>
          <table:table-cell office:value-type="float" office:value="71758234" calcext:value-type="float">
            <text:p>71758234</text:p>
          </table:table-cell>
          <table:table-cell office:value-type="float" office:value="16888473" calcext:value-type="float">
            <text:p>16888473</text:p>
          </table:table-cell>
          <table:table-cell office:value-type="float" office:value="97.069" calcext:value-type="float">
            <text:p>97,0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5" calcext:value-type="float">
            <text:p>6,85</text:p>
          </table:table-cell>
          <table:table-cell office:value-type="float" office:value="92989881" calcext:value-type="float">
            <text:p>92989881</text:p>
          </table:table-cell>
          <table:table-cell office:value-type="float" office:value="9998235" calcext:value-type="float">
            <text:p>9998235</text:p>
          </table:table-cell>
          <table:table-cell office:value-type="float" office:value="99.81" calcext:value-type="float">
            <text:p>99,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.735" calcext:value-type="float">
            <text:p>11,735</text:p>
          </table:table-cell>
          <table:table-cell office:value-type="float" office:value="80887420" calcext:value-type="float">
            <text:p>80887420</text:p>
          </table:table-cell>
          <table:table-cell office:value-type="float" office:value="13017562" calcext:value-type="float">
            <text:p>13017562</text:p>
          </table:table-cell>
          <table:table-cell office:value-type="float" office:value="95.935" calcext:value-type="float">
            <text:p>95,9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624" calcext:value-type="float">
            <text:p>5,624</text:p>
          </table:table-cell>
          <table:table-cell office:value-type="float" office:value="64151874" calcext:value-type="float">
            <text:p>64151874</text:p>
          </table:table-cell>
          <table:table-cell office:value-type="float" office:value="15257487" calcext:value-type="float">
            <text:p>15257487</text:p>
          </table:table-cell>
          <table:table-cell office:value-type="float" office:value="97.07" calcext:value-type="float">
            <text:p>97,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04" calcext:value-type="float">
            <text:p>6,304</text:p>
          </table:table-cell>
          <table:table-cell office:value-type="float" office:value="87720213" calcext:value-type="float">
            <text:p>87720213</text:p>
          </table:table-cell>
          <table:table-cell office:value-type="float" office:value="9530325" calcext:value-type="float">
            <text:p>9530325</text:p>
          </table:table-cell>
          <table:table-cell office:value-type="float" office:value="99.77" calcext:value-type="float">
            <text:p>99,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64" calcext:value-type="float">
            <text:p>11,64</text:p>
          </table:table-cell>
          <table:table-cell office:value-type="float" office:value="78314121" calcext:value-type="float">
            <text:p>78314121</text:p>
          </table:table-cell>
          <table:table-cell office:value-type="float" office:value="12695927" calcext:value-type="float">
            <text:p>12695927</text:p>
          </table:table-cell>
          <table:table-cell office:value-type="float" office:value="95.955" calcext:value-type="float">
            <text:p>95,9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644" calcext:value-type="float">
            <text:p>4,644</text:p>
          </table:table-cell>
          <table:table-cell office:value-type="float" office:value="58092700" calcext:value-type="float">
            <text:p>58092700</text:p>
          </table:table-cell>
          <table:table-cell office:value-type="float" office:value="13935567" calcext:value-type="float">
            <text:p>13935567</text:p>
          </table:table-cell>
          <table:table-cell office:value-type="float" office:value="97.07" calcext:value-type="float">
            <text:p>97,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27" calcext:value-type="float">
            <text:p>5,927</text:p>
          </table:table-cell>
          <table:table-cell office:value-type="float" office:value="82834783" calcext:value-type="float">
            <text:p>82834783</text:p>
          </table:table-cell>
          <table:table-cell office:value-type="float" office:value="9107721" calcext:value-type="float">
            <text:p>9107721</text:p>
          </table:table-cell>
          <table:table-cell office:value-type="float" office:value="99.73" calcext:value-type="float">
            <text:p>99,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.192" calcext:value-type="float">
            <text:p>11,192</text:p>
          </table:table-cell>
          <table:table-cell office:value-type="float" office:value="75853458" calcext:value-type="float">
            <text:p>75853458</text:p>
          </table:table-cell>
          <table:table-cell office:value-type="float" office:value="12369797" calcext:value-type="float">
            <text:p>12369797</text:p>
          </table:table-cell>
          <table:table-cell office:value-type="float" office:value="95.966" calcext:value-type="float">
            <text:p>95,9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759" calcext:value-type="float">
            <text:p>4,759</text:p>
          </table:table-cell>
          <table:table-cell office:value-type="float" office:value="53000537" calcext:value-type="float">
            <text:p>53000537</text:p>
          </table:table-cell>
          <table:table-cell office:value-type="float" office:value="12809268" calcext:value-type="float">
            <text:p>12809268</text:p>
          </table:table-cell>
          <table:table-cell office:value-type="float" office:value="97.068" calcext:value-type="float">
            <text:p>97,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96" calcext:value-type="float">
            <text:p>5,996</text:p>
          </table:table-cell>
          <table:table-cell office:value-type="float" office:value="78684403" calcext:value-type="float">
            <text:p>78684403</text:p>
          </table:table-cell>
          <table:table-cell office:value-type="float" office:value="8709945" calcext:value-type="float">
            <text:p>8709945</text:p>
          </table:table-cell>
          <table:table-cell office:value-type="float" office:value="99.687" calcext:value-type="float">
            <text:p>99,6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134" calcext:value-type="float">
            <text:p>11,134</text:p>
          </table:table-cell>
          <table:table-cell office:value-type="float" office:value="73543760" calcext:value-type="float">
            <text:p>73543760</text:p>
          </table:table-cell>
          <table:table-cell office:value-type="float" office:value="12055113" calcext:value-type="float">
            <text:p>12055113</text:p>
          </table:table-cell>
          <table:table-cell office:value-type="float" office:value="95.979" calcext:value-type="float">
            <text:p>95,9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049" calcext:value-type="float">
            <text:p>4,049</text:p>
          </table:table-cell>
          <table:table-cell office:value-type="float" office:value="48627031" calcext:value-type="float">
            <text:p>48627031</text:p>
          </table:table-cell>
          <table:table-cell office:value-type="float" office:value="11821676" calcext:value-type="float">
            <text:p>11821676</text:p>
          </table:table-cell>
          <table:table-cell office:value-type="float" office:value="97.062" calcext:value-type="float">
            <text:p>97,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07" calcext:value-type="float">
            <text:p>6,307</text:p>
          </table:table-cell>
          <table:table-cell office:value-type="float" office:value="74210533" calcext:value-type="float">
            <text:p>74210533</text:p>
          </table:table-cell>
          <table:table-cell office:value-type="float" office:value="8295717" calcext:value-type="float">
            <text:p>8295717</text:p>
          </table:table-cell>
          <table:table-cell office:value-type="float" office:value="99.645" calcext:value-type="float">
            <text:p>99,6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257" calcext:value-type="float">
            <text:p>10,257</text:p>
          </table:table-cell>
          <table:table-cell office:value-type="float" office:value="71356896" calcext:value-type="float">
            <text:p>71356896</text:p>
          </table:table-cell>
          <table:table-cell office:value-type="float" office:value="11750568" calcext:value-type="float">
            <text:p>11750568</text:p>
          </table:table-cell>
          <table:table-cell office:value-type="float" office:value="95.997" calcext:value-type="float">
            <text:p>95,9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425" calcext:value-type="float">
            <text:p>4,425</text:p>
          </table:table-cell>
          <table:table-cell office:value-type="float" office:value="45005609" calcext:value-type="float">
            <text:p>45005609</text:p>
          </table:table-cell>
          <table:table-cell office:value-type="float" office:value="10990185" calcext:value-type="float">
            <text:p>10990185</text:p>
          </table:table-cell>
          <table:table-cell office:value-type="float" office:value="97.055" calcext:value-type="float">
            <text:p>97,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194" calcext:value-type="float">
            <text:p>5,194</text:p>
          </table:table-cell>
          <table:table-cell office:value-type="float" office:value="71253964" calcext:value-type="float">
            <text:p>71253964</text:p>
          </table:table-cell>
          <table:table-cell office:value-type="float" office:value="8005539" calcext:value-type="float">
            <text:p>8005539</text:p>
          </table:table-cell>
          <table:table-cell office:value-type="float" office:value="99.61" calcext:value-type="float">
            <text:p>99,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345" calcext:value-type="float">
            <text:p>10,345</text:p>
          </table:table-cell>
          <table:table-cell office:value-type="float" office:value="69316256" calcext:value-type="float">
            <text:p>69316256</text:p>
          </table:table-cell>
          <table:table-cell office:value-type="float" office:value="11463588" calcext:value-type="float">
            <text:p>11463588</text:p>
          </table:table-cell>
          <table:table-cell office:value-type="float" office:value="96.009" calcext:value-type="float">
            <text:p>96,0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555" calcext:value-type="float">
            <text:p>3,555</text:p>
          </table:table-cell>
          <table:table-cell office:value-type="float" office:value="41808978" calcext:value-type="float">
            <text:p>41808978</text:p>
          </table:table-cell>
          <table:table-cell office:value-type="float" office:value="10231696" calcext:value-type="float">
            <text:p>10231696</text:p>
          </table:table-cell>
          <table:table-cell office:value-type="float" office:value="97.041" calcext:value-type="float">
            <text:p>97,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814" calcext:value-type="float">
            <text:p>4,814</text:p>
          </table:table-cell>
          <table:table-cell office:value-type="float" office:value="67647436" calcext:value-type="float">
            <text:p>67647436</text:p>
          </table:table-cell>
          <table:table-cell office:value-type="float" office:value="7667754" calcext:value-type="float">
            <text:p>7667754</text:p>
          </table:table-cell>
          <table:table-cell office:value-type="float" office:value="99.566" calcext:value-type="float">
            <text:p>99,5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.645" calcext:value-type="float">
            <text:p>9,645</text:p>
          </table:table-cell>
          <table:table-cell office:value-type="float" office:value="67380762" calcext:value-type="float">
            <text:p>67380762</text:p>
          </table:table-cell>
          <table:table-cell office:value-type="float" office:value="11187529" calcext:value-type="float">
            <text:p>11187529</text:p>
          </table:table-cell>
          <table:table-cell office:value-type="float" office:value="96.015" calcext:value-type="float">
            <text:p>96,0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498" calcext:value-type="float">
            <text:p>3,498</text:p>
          </table:table-cell>
          <table:table-cell office:value-type="float" office:value="39018585" calcext:value-type="float">
            <text:p>39018585</text:p>
          </table:table-cell>
          <table:table-cell office:value-type="float" office:value="9566134" calcext:value-type="float">
            <text:p>9566134</text:p>
          </table:table-cell>
          <table:table-cell office:value-type="float" office:value="97.031" calcext:value-type="float">
            <text:p>97,0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22" calcext:value-type="float">
            <text:p>4,922</text:p>
          </table:table-cell>
          <table:table-cell office:value-type="float" office:value="65234194" calcext:value-type="float">
            <text:p>65234194</text:p>
          </table:table-cell>
          <table:table-cell office:value-type="float" office:value="7433149" calcext:value-type="float">
            <text:p>7433149</text:p>
          </table:table-cell>
          <table:table-cell office:value-type="float" office:value="99.532" calcext:value-type="float">
            <text:p>99,5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.895" calcext:value-type="float">
            <text:p>9,895</text:p>
          </table:table-cell>
          <table:table-cell office:value-type="float" office:value="65515965" calcext:value-type="float">
            <text:p>65515965</text:p>
          </table:table-cell>
          <table:table-cell office:value-type="float" office:value="10924277" calcext:value-type="float">
            <text:p>10924277</text:p>
          </table:table-cell>
          <table:table-cell office:value-type="float" office:value="96.029" calcext:value-type="float">
            <text:p>96,0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.296" calcext:value-type="float">
            <text:p>3,296</text:p>
          </table:table-cell>
          <table:table-cell office:value-type="float" office:value="36543871" calcext:value-type="float">
            <text:p>36543871</text:p>
          </table:table-cell>
          <table:table-cell office:value-type="float" office:value="8955499" calcext:value-type="float">
            <text:p>8955499</text:p>
          </table:table-cell>
          <table:table-cell office:value-type="float" office:value="97.022" calcext:value-type="float">
            <text:p>97,0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03" calcext:value-type="float">
            <text:p>4,503</text:p>
          </table:table-cell>
          <table:table-cell office:value-type="float" office:value="61921942" calcext:value-type="float">
            <text:p>61921942</text:p>
          </table:table-cell>
          <table:table-cell office:value-type="float" office:value="7101024" calcext:value-type="float">
            <text:p>7101024</text:p>
          </table:table-cell>
          <table:table-cell office:value-type="float" office:value="99.489" calcext:value-type="float">
            <text:p>99,4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.197" calcext:value-type="float">
            <text:p>9,197</text:p>
          </table:table-cell>
          <table:table-cell office:value-type="float" office:value="63886613" calcext:value-type="float">
            <text:p>63886613</text:p>
          </table:table-cell>
          <table:table-cell office:value-type="float" office:value="10686479" calcext:value-type="float">
            <text:p>10686479</text:p>
          </table:table-cell>
          <table:table-cell office:value-type="float" office:value="96.028" calcext:value-type="float">
            <text:p>96,0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07" calcext:value-type="float">
            <text:p>3,07</text:p>
          </table:table-cell>
          <table:table-cell office:value-type="float" office:value="34451263" calcext:value-type="float">
            <text:p>34451263</text:p>
          </table:table-cell>
          <table:table-cell office:value-type="float" office:value="8441291" calcext:value-type="float">
            <text:p>8441291</text:p>
          </table:table-cell>
          <table:table-cell office:value-type="float" office:value="97.015" calcext:value-type="float">
            <text:p>97,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269" calcext:value-type="float">
            <text:p>4,269</text:p>
          </table:table-cell>
          <table:table-cell office:value-type="float" office:value="59798762" calcext:value-type="float">
            <text:p>59798762</text:p>
          </table:table-cell>
          <table:table-cell office:value-type="float" office:value="6892917" calcext:value-type="float">
            <text:p>6892917</text:p>
          </table:table-cell>
          <table:table-cell office:value-type="float" office:value="99.458" calcext:value-type="float">
            <text:p>99,4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.421" calcext:value-type="float">
            <text:p>9,421</text:p>
          </table:table-cell>
          <table:table-cell office:value-type="float" office:value="62272300" calcext:value-type="float">
            <text:p>62272300</text:p>
          </table:table-cell>
          <table:table-cell office:value-type="float" office:value="10445824" calcext:value-type="float">
            <text:p>10445824</text:p>
          </table:table-cell>
          <table:table-cell office:value-type="float" office:value="96.042" calcext:value-type="float">
            <text:p>96,0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935" calcext:value-type="float">
            <text:p>2,935</text:p>
          </table:table-cell>
          <table:table-cell office:value-type="float" office:value="32499060" calcext:value-type="float">
            <text:p>32499060</text:p>
          </table:table-cell>
          <table:table-cell office:value-type="float" office:value="7952507" calcext:value-type="float">
            <text:p>7952507</text:p>
          </table:table-cell>
          <table:table-cell office:value-type="float" office:value="97.001" calcext:value-type="float">
            <text:p>97,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78" calcext:value-type="float">
            <text:p>4,178</text:p>
          </table:table-cell>
          <table:table-cell office:value-type="float" office:value="57642434" calcext:value-type="float">
            <text:p>57642434</text:p>
          </table:table-cell>
          <table:table-cell office:value-type="float" office:value="6672483" calcext:value-type="float">
            <text:p>6672483</text:p>
          </table:table-cell>
          <table:table-cell office:value-type="float" office:value="99.421" calcext:value-type="float">
            <text:p>99,4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.701" calcext:value-type="float">
            <text:p>8,701</text:p>
          </table:table-cell>
          <table:table-cell office:value-type="float" office:value="60655102" calcext:value-type="float">
            <text:p>60655102</text:p>
          </table:table-cell>
          <table:table-cell office:value-type="float" office:value="10207233" calcext:value-type="float">
            <text:p>10207233</text:p>
          </table:table-cell>
          <table:table-cell office:value-type="float" office:value="96.045" calcext:value-type="float">
            <text:p>96,0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817" calcext:value-type="float">
            <text:p>2,817</text:p>
          </table:table-cell>
          <table:table-cell office:value-type="float" office:value="30812564" calcext:value-type="float">
            <text:p>30812564</text:p>
          </table:table-cell>
          <table:table-cell office:value-type="float" office:value="7533024" calcext:value-type="float">
            <text:p>7533024</text:p>
          </table:table-cell>
          <table:table-cell office:value-type="float" office:value="96.99" calcext:value-type="float">
            <text:p>96,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58" calcext:value-type="float">
            <text:p>3,958</text:p>
          </table:table-cell>
          <table:table-cell office:value-type="float" office:value="55396126" calcext:value-type="float">
            <text:p>55396126</text:p>
          </table:table-cell>
          <table:table-cell office:value-type="float" office:value="6447020" calcext:value-type="float">
            <text:p>6447020</text:p>
          </table:table-cell>
          <table:table-cell office:value-type="float" office:value="99.386" calcext:value-type="float">
            <text:p>99,3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.603" calcext:value-type="float">
            <text:p>8,603</text:p>
          </table:table-cell>
          <table:table-cell office:value-type="float" office:value="59272099" calcext:value-type="float">
            <text:p>59272099</text:p>
          </table:table-cell>
          <table:table-cell office:value-type="float" office:value="10000171" calcext:value-type="float">
            <text:p>10000171</text:p>
          </table:table-cell>
          <table:table-cell office:value-type="float" office:value="96.053" calcext:value-type="float">
            <text:p>96,0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719" calcext:value-type="float">
            <text:p>2,719</text:p>
          </table:table-cell>
          <table:table-cell office:value-type="float" office:value="29164484" calcext:value-type="float">
            <text:p>29164484</text:p>
          </table:table-cell>
          <table:table-cell office:value-type="float" office:value="7125374" calcext:value-type="float">
            <text:p>7125374</text:p>
          </table:table-cell>
          <table:table-cell office:value-type="float" office:value="96.972" calcext:value-type="float">
            <text:p>96,9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64" calcext:value-type="float">
            <text:p>3,964</text:p>
          </table:table-cell>
          <table:table-cell office:value-type="float" office:value="53660916" calcext:value-type="float">
            <text:p>53660916</text:p>
          </table:table-cell>
          <table:table-cell office:value-type="float" office:value="6264163" calcext:value-type="float">
            <text:p>6264163</text:p>
          </table:table-cell>
          <table:table-cell office:value-type="float" office:value="99.356" calcext:value-type="float">
            <text:p>99,3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.828" calcext:value-type="float">
            <text:p>8,828</text:p>
          </table:table-cell>
          <table:table-cell office:value-type="float" office:value="57963192" calcext:value-type="float">
            <text:p>57963192</text:p>
          </table:table-cell>
          <table:table-cell office:value-type="float" office:value="9801168" calcext:value-type="float">
            <text:p>9801168</text:p>
          </table:table-cell>
          <table:table-cell office:value-type="float" office:value="96.067" calcext:value-type="float">
            <text:p>96,0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629" calcext:value-type="float">
            <text:p>2,629</text:p>
          </table:table-cell>
          <table:table-cell office:value-type="float" office:value="27829471" calcext:value-type="float">
            <text:p>27829471</text:p>
          </table:table-cell>
          <table:table-cell office:value-type="float" office:value="6808634" calcext:value-type="float">
            <text:p>6808634</text:p>
          </table:table-cell>
          <table:table-cell office:value-type="float" office:value="96.958" calcext:value-type="float">
            <text:p>96,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75" calcext:value-type="float">
            <text:p>3,775</text:p>
          </table:table-cell>
          <table:table-cell office:value-type="float" office:value="51850355" calcext:value-type="float">
            <text:p>51850355</text:p>
          </table:table-cell>
          <table:table-cell office:value-type="float" office:value="6071705" calcext:value-type="float">
            <text:p>6071705</text:p>
          </table:table-cell>
          <table:table-cell office:value-type="float" office:value="99.321" calcext:value-type="float">
            <text:p>99,3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.211" calcext:value-type="float">
            <text:p>8,211</text:p>
          </table:table-cell>
          <table:table-cell office:value-type="float" office:value="56648893" calcext:value-type="float">
            <text:p>56648893</text:p>
          </table:table-cell>
          <table:table-cell office:value-type="float" office:value="9596393" calcext:value-type="float">
            <text:p>9596393</text:p>
          </table:table-cell>
          <table:table-cell office:value-type="float" office:value="96.068" calcext:value-type="float">
            <text:p>96,0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24" calcext:value-type="float">
            <text:p>2,424</text:p>
          </table:table-cell>
          <table:table-cell office:value-type="float" office:value="26631975" calcext:value-type="float">
            <text:p>26631975</text:p>
          </table:table-cell>
          <table:table-cell office:value-type="float" office:value="6523146" calcext:value-type="float">
            <text:p>6523146</text:p>
          </table:table-cell>
          <table:table-cell office:value-type="float" office:value="96.945" calcext:value-type="float">
            <text:p>96,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58" calcext:value-type="float">
            <text:p>3,658</text:p>
          </table:table-cell>
          <table:table-cell office:value-type="float" office:value="50587079" calcext:value-type="float">
            <text:p>50587079</text:p>
          </table:table-cell>
          <table:table-cell office:value-type="float" office:value="5943506" calcext:value-type="float">
            <text:p>5943506</text:p>
          </table:table-cell>
          <table:table-cell office:value-type="float" office:value="99.293" calcext:value-type="float">
            <text:p>99,2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006" calcext:value-type="float">
            <text:p>8,006</text:p>
          </table:table-cell>
          <table:table-cell office:value-type="float" office:value="55385020" calcext:value-type="float">
            <text:p>55385020</text:p>
          </table:table-cell>
          <table:table-cell office:value-type="float" office:value="9407049" calcext:value-type="float">
            <text:p>9407049</text:p>
          </table:table-cell>
          <table:table-cell office:value-type="float" office:value="96.064" calcext:value-type="float">
            <text:p>96,0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403" calcext:value-type="float">
            <text:p>2,403</text:p>
          </table:table-cell>
          <table:table-cell office:value-type="float" office:value="25475195" calcext:value-type="float">
            <text:p>25475195</text:p>
          </table:table-cell>
          <table:table-cell office:value-type="float" office:value="6251423" calcext:value-type="float">
            <text:p>6251423</text:p>
          </table:table-cell>
          <table:table-cell office:value-type="float" office:value="96.933" calcext:value-type="float">
            <text:p>96,9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447" calcext:value-type="float">
            <text:p>3,447</text:p>
          </table:table-cell>
          <table:table-cell office:value-type="float" office:value="48553783" calcext:value-type="float">
            <text:p>48553783</text:p>
          </table:table-cell>
          <table:table-cell office:value-type="float" office:value="5734837" calcext:value-type="float">
            <text:p>5734837</text:p>
          </table:table-cell>
          <table:table-cell office:value-type="float" office:value="99.258" calcext:value-type="float">
            <text:p>99,2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336" calcext:value-type="float">
            <text:p>8,336</text:p>
          </table:table-cell>
          <table:table-cell office:value-type="float" office:value="54145337" calcext:value-type="float">
            <text:p>54145337</text:p>
          </table:table-cell>
          <table:table-cell office:value-type="float" office:value="9209867" calcext:value-type="float">
            <text:p>9209867</text:p>
          </table:table-cell>
          <table:table-cell office:value-type="float" office:value="96.072" calcext:value-type="float">
            <text:p>96,07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329" calcext:value-type="float">
            <text:p>2,329</text:p>
          </table:table-cell>
          <table:table-cell office:value-type="float" office:value="24358818" calcext:value-type="float">
            <text:p>24358818</text:p>
          </table:table-cell>
          <table:table-cell office:value-type="float" office:value="5985404" calcext:value-type="float">
            <text:p>5985404</text:p>
          </table:table-cell>
          <table:table-cell office:value-type="float" office:value="96.913" calcext:value-type="float">
            <text:p>96,9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office:value-type="float" office:value="47283285" calcext:value-type="float">
            <text:p>47283285</text:p>
          </table:table-cell>
          <table:table-cell office:value-type="float" office:value="5599171" calcext:value-type="float">
            <text:p>5599171</text:p>
          </table:table-cell>
          <table:table-cell office:value-type="float" office:value="99.223" calcext:value-type="float">
            <text:p>99,2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.671" calcext:value-type="float">
            <text:p>7,671</text:p>
          </table:table-cell>
          <table:table-cell office:value-type="float" office:value="53102867" calcext:value-type="float">
            <text:p>53102867</text:p>
          </table:table-cell>
          <table:table-cell office:value-type="float" office:value="9064304" calcext:value-type="float">
            <text:p>9064304</text:p>
          </table:table-cell>
          <table:table-cell office:value-type="float" office:value="96.076" calcext:value-type="float">
            <text:p>96,0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188" calcext:value-type="float">
            <text:p>2,188</text:p>
          </table:table-cell>
          <table:table-cell office:value-type="float" office:value="23337420" calcext:value-type="float">
            <text:p>23337420</text:p>
          </table:table-cell>
          <table:table-cell office:value-type="float" office:value="5740898" calcext:value-type="float">
            <text:p>5740898</text:p>
          </table:table-cell>
          <table:table-cell office:value-type="float" office:value="96.892" calcext:value-type="float">
            <text:p>96,8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348" calcext:value-type="float">
            <text:p>3,348</text:p>
          </table:table-cell>
          <table:table-cell office:value-type="float" office:value="45988970" calcext:value-type="float">
            <text:p>45988970</text:p>
          </table:table-cell>
          <table:table-cell office:value-type="float" office:value="5459581" calcext:value-type="float">
            <text:p>5459581</text:p>
          </table:table-cell>
          <table:table-cell office:value-type="float" office:value="99.197" calcext:value-type="float">
            <text:p>99,1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.527" calcext:value-type="float">
            <text:p>7,527</text:p>
          </table:table-cell>
          <table:table-cell office:value-type="float" office:value="52080657" calcext:value-type="float">
            <text:p>52080657</text:p>
          </table:table-cell>
          <table:table-cell office:value-type="float" office:value="8899347" calcext:value-type="float">
            <text:p>8899347</text:p>
          </table:table-cell>
          <table:table-cell office:value-type="float" office:value="96.075" calcext:value-type="float">
            <text:p>96,0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174" calcext:value-type="float">
            <text:p>2,174</text:p>
          </table:table-cell>
          <table:table-cell office:value-type="float" office:value="22462758" calcext:value-type="float">
            <text:p>22462758</text:p>
          </table:table-cell>
          <table:table-cell office:value-type="float" office:value="5535203" calcext:value-type="float">
            <text:p>5535203</text:p>
          </table:table-cell>
          <table:table-cell office:value-type="float" office:value="96.875" calcext:value-type="float">
            <text:p>96,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44" calcext:value-type="float">
            <text:p>3,344</text:p>
          </table:table-cell>
          <table:table-cell office:value-type="float" office:value="44623946" calcext:value-type="float">
            <text:p>44623946</text:p>
          </table:table-cell>
          <table:table-cell office:value-type="float" office:value="5314206" calcext:value-type="float">
            <text:p>5314206</text:p>
          </table:table-cell>
          <table:table-cell office:value-type="float" office:value="99.163" calcext:value-type="float">
            <text:p>99,1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.433" calcext:value-type="float">
            <text:p>7,433</text:p>
          </table:table-cell>
          <table:table-cell office:value-type="float" office:value="51073991" calcext:value-type="float">
            <text:p>51073991</text:p>
          </table:table-cell>
          <table:table-cell office:value-type="float" office:value="8740400" calcext:value-type="float">
            <text:p>8740400</text:p>
          </table:table-cell>
          <table:table-cell office:value-type="float" office:value="96.079" calcext:value-type="float">
            <text:p>96,0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104" calcext:value-type="float">
            <text:p>2,104</text:p>
          </table:table-cell>
          <table:table-cell office:value-type="float" office:value="21598508" calcext:value-type="float">
            <text:p>21598508</text:p>
          </table:table-cell>
          <table:table-cell office:value-type="float" office:value="5329036" calcext:value-type="float">
            <text:p>5329036</text:p>
          </table:table-cell>
          <table:table-cell office:value-type="float" office:value="96.864" calcext:value-type="float">
            <text:p>96,8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192" calcext:value-type="float">
            <text:p>3,192</text:p>
          </table:table-cell>
          <table:table-cell office:value-type="float" office:value="43095311" calcext:value-type="float">
            <text:p>43095311</text:p>
          </table:table-cell>
          <table:table-cell office:value-type="float" office:value="5155266" calcext:value-type="float">
            <text:p>5155266</text:p>
          </table:table-cell>
          <table:table-cell office:value-type="float" office:value="99.128" calcext:value-type="float">
            <text:p>99,1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.597" calcext:value-type="float">
            <text:p>7,597</text:p>
          </table:table-cell>
          <table:table-cell office:value-type="float" office:value="50178961" calcext:value-type="float">
            <text:p>50178961</text:p>
          </table:table-cell>
          <table:table-cell office:value-type="float" office:value="8607035" calcext:value-type="float">
            <text:p>8607035</text:p>
          </table:table-cell>
          <table:table-cell office:value-type="float" office:value="96.081" calcext:value-type="float">
            <text:p>96,08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024" calcext:value-type="float">
            <text:p>2,024</text:p>
          </table:table-cell>
          <table:table-cell office:value-type="float" office:value="20838258" calcext:value-type="float">
            <text:p>20838258</text:p>
          </table:table-cell>
          <table:table-cell office:value-type="float" office:value="5146690" calcext:value-type="float">
            <text:p>5146690</text:p>
          </table:table-cell>
          <table:table-cell office:value-type="float" office:value="96.842" calcext:value-type="float">
            <text:p>96,8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3" calcext:value-type="float">
            <text:p>3,3</text:p>
          </table:table-cell>
          <table:table-cell office:value-type="float" office:value="42996787" calcext:value-type="float">
            <text:p>42996787</text:p>
          </table:table-cell>
          <table:table-cell office:value-type="float" office:value="5125234" calcext:value-type="float">
            <text:p>5125234</text:p>
          </table:table-cell>
          <table:table-cell office:value-type="float" office:value="99.109" calcext:value-type="float">
            <text:p>99,1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.122" calcext:value-type="float">
            <text:p>7,122</text:p>
          </table:table-cell>
          <table:table-cell office:value-type="float" office:value="49209261" calcext:value-type="float">
            <text:p>49209261</text:p>
          </table:table-cell>
          <table:table-cell office:value-type="float" office:value="8450627" calcext:value-type="float">
            <text:p>8450627</text:p>
          </table:table-cell>
          <table:table-cell office:value-type="float" office:value="96.08" calcext:value-type="float">
            <text:p>96,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959" calcext:value-type="float">
            <text:p>1,959</text:p>
          </table:table-cell>
          <table:table-cell office:value-type="float" office:value="20011019" calcext:value-type="float">
            <text:p>20011019</text:p>
          </table:table-cell>
          <table:table-cell office:value-type="float" office:value="4941545" calcext:value-type="float">
            <text:p>4941545</text:p>
          </table:table-cell>
          <table:table-cell office:value-type="float" office:value="96.823" calcext:value-type="float">
            <text:p>96,8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008" calcext:value-type="float">
            <text:p>3,008</text:p>
          </table:table-cell>
          <table:table-cell office:value-type="float" office:value="42047663" calcext:value-type="float">
            <text:p>42047663</text:p>
          </table:table-cell>
          <table:table-cell office:value-type="float" office:value="5038183" calcext:value-type="float">
            <text:p>5038183</text:p>
          </table:table-cell>
          <table:table-cell office:value-type="float" office:value="99.088" calcext:value-type="float">
            <text:p>99,0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.049" calcext:value-type="float">
            <text:p>7,049</text:p>
          </table:table-cell>
          <table:table-cell office:value-type="float" office:value="48316228" calcext:value-type="float">
            <text:p>48316228</text:p>
          </table:table-cell>
          <table:table-cell office:value-type="float" office:value="8309666" calcext:value-type="float">
            <text:p>8309666</text:p>
          </table:table-cell>
          <table:table-cell office:value-type="float" office:value="96.079" calcext:value-type="float">
            <text:p>96,0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881" calcext:value-type="float">
            <text:p>1,881</text:p>
          </table:table-cell>
          <table:table-cell office:value-type="float" office:value="19440016" calcext:value-type="float">
            <text:p>19440016</text:p>
          </table:table-cell>
          <table:table-cell office:value-type="float" office:value="4810835" calcext:value-type="float">
            <text:p>4810835</text:p>
          </table:table-cell>
          <table:table-cell office:value-type="float" office:value="96.807" calcext:value-type="float">
            <text:p>96,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56" calcext:value-type="float">
            <text:p>3,056</text:p>
          </table:table-cell>
          <table:table-cell office:value-type="float" office:value="40828303" calcext:value-type="float">
            <text:p>40828303</text:p>
          </table:table-cell>
          <table:table-cell office:value-type="float" office:value="4899963" calcext:value-type="float">
            <text:p>4899963</text:p>
          </table:table-cell>
          <table:table-cell office:value-type="float" office:value="99.057" calcext:value-type="float">
            <text:p>99,0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.884" calcext:value-type="float">
            <text:p>6,884</text:p>
          </table:table-cell>
          <table:table-cell office:value-type="float" office:value="47416842" calcext:value-type="float">
            <text:p>47416842</text:p>
          </table:table-cell>
          <table:table-cell office:value-type="float" office:value="8163980" calcext:value-type="float">
            <text:p>8163980</text:p>
          </table:table-cell>
          <table:table-cell office:value-type="float" office:value="96.09" calcext:value-type="float">
            <text:p>96,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858" calcext:value-type="float">
            <text:p>1,858</text:p>
          </table:table-cell>
          <table:table-cell office:value-type="float" office:value="18813034" calcext:value-type="float">
            <text:p>18813034</text:p>
          </table:table-cell>
          <table:table-cell office:value-type="float" office:value="4660084" calcext:value-type="float">
            <text:p>4660084</text:p>
          </table:table-cell>
          <table:table-cell office:value-type="float" office:value="96.792" calcext:value-type="float">
            <text:p>96,7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37" calcext:value-type="float">
            <text:p>2,937</text:p>
          </table:table-cell>
          <table:table-cell office:value-type="float" office:value="40037059" calcext:value-type="float">
            <text:p>40037059</text:p>
          </table:table-cell>
          <table:table-cell office:value-type="float" office:value="4813361" calcext:value-type="float">
            <text:p>4813361</text:p>
          </table:table-cell>
          <table:table-cell office:value-type="float" office:value="99.031" calcext:value-type="float">
            <text:p>99,0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.053" calcext:value-type="float">
            <text:p>7,053</text:p>
          </table:table-cell>
          <table:table-cell office:value-type="float" office:value="46640529" calcext:value-type="float">
            <text:p>46640529</text:p>
          </table:table-cell>
          <table:table-cell office:value-type="float" office:value="8042218" calcext:value-type="float">
            <text:p>8042218</text:p>
          </table:table-cell>
          <table:table-cell office:value-type="float" office:value="96.085" calcext:value-type="float">
            <text:p>96,0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77" calcext:value-type="float">
            <text:p>1,777</text:p>
          </table:table-cell>
          <table:table-cell office:value-type="float" office:value="18143088" calcext:value-type="float">
            <text:p>18143088</text:p>
          </table:table-cell>
          <table:table-cell office:value-type="float" office:value="4494184" calcext:value-type="float">
            <text:p>4494184</text:p>
          </table:table-cell>
          <table:table-cell office:value-type="float" office:value="96.773" calcext:value-type="float">
            <text:p>96,7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904" calcext:value-type="float">
            <text:p>2,904</text:p>
          </table:table-cell>
          <table:table-cell office:value-type="float" office:value="38959466" calcext:value-type="float">
            <text:p>38959466</text:p>
          </table:table-cell>
          <table:table-cell office:value-type="float" office:value="4697011" calcext:value-type="float">
            <text:p>4697011</text:p>
          </table:table-cell>
          <table:table-cell office:value-type="float" office:value="98.997" calcext:value-type="float">
            <text:p>98,9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624" calcext:value-type="float">
            <text:p>6,624</text:p>
          </table:table-cell>
          <table:table-cell office:value-type="float" office:value="45811472" calcext:value-type="float">
            <text:p>45811472</text:p>
          </table:table-cell>
          <table:table-cell office:value-type="float" office:value="7912858" calcext:value-type="float">
            <text:p>7912858</text:p>
          </table:table-cell>
          <table:table-cell office:value-type="float" office:value="96.094" calcext:value-type="float">
            <text:p>96,0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58" calcext:value-type="float">
            <text:p>1,758</text:p>
          </table:table-cell>
          <table:table-cell office:value-type="float" office:value="17525941" calcext:value-type="float">
            <text:p>17525941</text:p>
          </table:table-cell>
          <table:table-cell office:value-type="float" office:value="4338618" calcext:value-type="float">
            <text:p>4338618</text:p>
          </table:table-cell>
          <table:table-cell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855" calcext:value-type="float">
            <text:p>2,855</text:p>
          </table:table-cell>
          <table:table-cell office:value-type="float" office:value="38486062" calcext:value-type="float">
            <text:p>38486062</text:p>
          </table:table-cell>
          <table:table-cell office:value-type="float" office:value="4650688" calcext:value-type="float">
            <text:p>4650688</text:p>
          </table:table-cell>
          <table:table-cell office:value-type="float" office:value="98.974" calcext:value-type="float">
            <text:p>98,97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.56" calcext:value-type="float">
            <text:p>6,56</text:p>
          </table:table-cell>
          <table:table-cell office:value-type="float" office:value="45071139" calcext:value-type="float">
            <text:p>45071139</text:p>
          </table:table-cell>
          <table:table-cell office:value-type="float" office:value="7791777" calcext:value-type="float">
            <text:p>7791777</text:p>
          </table:table-cell>
          <table:table-cell office:value-type="float" office:value="96.081" calcext:value-type="float">
            <text:p>96,0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692" calcext:value-type="float">
            <text:p>1,692</text:p>
          </table:table-cell>
          <table:table-cell office:value-type="float" office:value="17073758" calcext:value-type="float">
            <text:p>17073758</text:p>
          </table:table-cell>
          <table:table-cell office:value-type="float" office:value="4234027" calcext:value-type="float">
            <text:p>4234027</text:p>
          </table:table-cell>
          <table:table-cell office:value-type="float" office:value="96.732" calcext:value-type="float">
            <text:p>96,7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47" calcext:value-type="float">
            <text:p>2,747</text:p>
          </table:table-cell>
          <table:table-cell office:value-type="float" office:value="37116867" calcext:value-type="float">
            <text:p>37116867</text:p>
          </table:table-cell>
          <table:table-cell office:value-type="float" office:value="4496809" calcext:value-type="float">
            <text:p>4496809</text:p>
          </table:table-cell>
          <table:table-cell office:value-type="float" office:value="98.939" calcext:value-type="float">
            <text:p>98,9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.461" calcext:value-type="float">
            <text:p>6,461</text:p>
          </table:table-cell>
          <table:table-cell office:value-type="float" office:value="44337039" calcext:value-type="float">
            <text:p>44337039</text:p>
          </table:table-cell>
          <table:table-cell office:value-type="float" office:value="7678226" calcext:value-type="float">
            <text:p>7678226</text:p>
          </table:table-cell>
          <table:table-cell office:value-type="float" office:value="96.09" calcext:value-type="float">
            <text:p>96,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688" calcext:value-type="float">
            <text:p>1,688</text:p>
          </table:table-cell>
          <table:table-cell office:value-type="float" office:value="16569145" calcext:value-type="float">
            <text:p>16569145</text:p>
          </table:table-cell>
          <table:table-cell office:value-type="float" office:value="4112659" calcext:value-type="float">
            <text:p>4112659</text:p>
          </table:table-cell>
          <table:table-cell office:value-type="float" office:value="96.709" calcext:value-type="float">
            <text:p>96,7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63" calcext:value-type="float">
            <text:p>2,63</text:p>
          </table:table-cell>
          <table:table-cell office:value-type="float" office:value="36038682" calcext:value-type="float">
            <text:p>36038682</text:p>
          </table:table-cell>
          <table:table-cell office:value-type="float" office:value="4386698" calcext:value-type="float">
            <text:p>4386698</text:p>
          </table:table-cell>
          <table:table-cell office:value-type="float" office:value="98.916" calcext:value-type="float">
            <text:p>98,91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371" calcext:value-type="float">
            <text:p>6,371</text:p>
          </table:table-cell>
          <table:table-cell office:value-type="float" office:value="43524203" calcext:value-type="float">
            <text:p>43524203</text:p>
          </table:table-cell>
          <table:table-cell office:value-type="float" office:value="7545364" calcext:value-type="float">
            <text:p>7545364</text:p>
          </table:table-cell>
          <table:table-cell office:value-type="float" office:value="96.092" calcext:value-type="float">
            <text:p>96,0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609" calcext:value-type="float">
            <text:p>1,609</text:p>
          </table:table-cell>
          <table:table-cell office:value-type="float" office:value="16038848" calcext:value-type="float">
            <text:p>16038848</text:p>
          </table:table-cell>
          <table:table-cell office:value-type="float" office:value="3983974" calcext:value-type="float">
            <text:p>3983974</text:p>
          </table:table-cell>
          <table:table-cell office:value-type="float" office:value="96.689" calcext:value-type="float">
            <text:p>96,6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636" calcext:value-type="float">
            <text:p>2,636</text:p>
          </table:table-cell>
          <table:table-cell office:value-type="float" office:value="35882237" calcext:value-type="float">
            <text:p>35882237</text:p>
          </table:table-cell>
          <table:table-cell office:value-type="float" office:value="4363789" calcext:value-type="float">
            <text:p>4363789</text:p>
          </table:table-cell>
          <table:table-cell office:value-type="float" office:value="98.893" calcext:value-type="float">
            <text:p>98,89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.572" calcext:value-type="float">
            <text:p>6,572</text:p>
          </table:table-cell>
          <table:table-cell office:value-type="float" office:value="42920001" calcext:value-type="float">
            <text:p>42920001</text:p>
          </table:table-cell>
          <table:table-cell office:value-type="float" office:value="7454528" calcext:value-type="float">
            <text:p>7454528</text:p>
          </table:table-cell>
          <table:table-cell office:value-type="float" office:value="96.087" calcext:value-type="float">
            <text:p>96,08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616" calcext:value-type="float">
            <text:p>1,616</text:p>
          </table:table-cell>
          <table:table-cell office:value-type="float" office:value="15621103" calcext:value-type="float">
            <text:p>15621103</text:p>
          </table:table-cell>
          <table:table-cell office:value-type="float" office:value="3882801" calcext:value-type="float">
            <text:p>3882801</text:p>
          </table:table-cell>
          <table:table-cell office:value-type="float" office:value="96.651" calcext:value-type="float">
            <text:p>96,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606" calcext:value-type="float">
            <text:p>2,606</text:p>
          </table:table-cell>
          <table:table-cell office:value-type="float" office:value="34783733" calcext:value-type="float">
            <text:p>34783733</text:p>
          </table:table-cell>
          <table:table-cell office:value-type="float" office:value="4242815" calcext:value-type="float">
            <text:p>4242815</text:p>
          </table:table-cell>
          <table:table-cell office:value-type="float" office:value="98.86" calcext:value-type="float">
            <text:p>98,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.12" calcext:value-type="float">
            <text:p>6,12</text:p>
          </table:table-cell>
          <table:table-cell office:value-type="float" office:value="42151366" calcext:value-type="float">
            <text:p>42151366</text:p>
          </table:table-cell>
          <table:table-cell office:value-type="float" office:value="7319709" calcext:value-type="float">
            <text:p>7319709</text:p>
          </table:table-cell>
          <table:table-cell office:value-type="float" office:value="96.086" calcext:value-type="float">
            <text:p>96,0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55" calcext:value-type="float">
            <text:p>1,55</text:p>
          </table:table-cell>
          <table:table-cell office:value-type="float" office:value="15216709" calcext:value-type="float">
            <text:p>15216709</text:p>
          </table:table-cell>
          <table:table-cell office:value-type="float" office:value="3785483" calcext:value-type="float">
            <text:p>3785483</text:p>
          </table:table-cell>
          <table:table-cell office:value-type="float" office:value="96.667" calcext:value-type="float">
            <text:p>96,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551" calcext:value-type="float">
            <text:p>2,551</text:p>
          </table:table-cell>
          <table:table-cell office:value-type="float" office:value="34043077" calcext:value-type="float">
            <text:p>34043077</text:p>
          </table:table-cell>
          <table:table-cell office:value-type="float" office:value="4158603" calcext:value-type="float">
            <text:p>4158603</text:p>
          </table:table-cell>
          <table:table-cell office:value-type="float" office:value="98.84" calcext:value-type="float">
            <text:p>98,8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.069" calcext:value-type="float">
            <text:p>6,069</text:p>
          </table:table-cell>
          <table:table-cell office:value-type="float" office:value="41570654" calcext:value-type="float">
            <text:p>41570654</text:p>
          </table:table-cell>
          <table:table-cell office:value-type="float" office:value="7235405" calcext:value-type="float">
            <text:p>7235405</text:p>
          </table:table-cell>
          <table:table-cell office:value-type="float" office:value="96.088" calcext:value-type="float">
            <text:p>96,08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513" calcext:value-type="float">
            <text:p>1,513</text:p>
          </table:table-cell>
          <table:table-cell office:value-type="float" office:value="14836861" calcext:value-type="float">
            <text:p>14836861</text:p>
          </table:table-cell>
          <table:table-cell office:value-type="float" office:value="3693930" calcext:value-type="float">
            <text:p>3693930</text:p>
          </table:table-cell>
          <table:table-cell office:value-type="float" office:value="96.651" calcext:value-type="float">
            <text:p>96,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572" calcext:value-type="float">
            <text:p>2,572</text:p>
          </table:table-cell>
          <table:table-cell office:value-type="float" office:value="33704934" calcext:value-type="float">
            <text:p>33704934</text:p>
          </table:table-cell>
          <table:table-cell office:value-type="float" office:value="4113773" calcext:value-type="float">
            <text:p>4113773</text:p>
          </table:table-cell>
          <table:table-cell office:value-type="float" office:value="98.812" calcext:value-type="float">
            <text:p>98,81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.07" calcext:value-type="float">
            <text:p>6,07</text:p>
          </table:table-cell>
          <table:table-cell office:value-type="float" office:value="41001259" calcext:value-type="float">
            <text:p>41001259</text:p>
          </table:table-cell>
          <table:table-cell office:value-type="float" office:value="7140341" calcext:value-type="float">
            <text:p>7140341</text:p>
          </table:table-cell>
          <table:table-cell office:value-type="float" office:value="96.09" calcext:value-type="float">
            <text:p>96,0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507" calcext:value-type="float">
            <text:p>1,507</text:p>
          </table:table-cell>
          <table:table-cell office:value-type="float" office:value="14455353" calcext:value-type="float">
            <text:p>14455353</text:p>
          </table:table-cell>
          <table:table-cell office:value-type="float" office:value="3600862" calcext:value-type="float">
            <text:p>3600862</text:p>
          </table:table-cell>
          <table:table-cell office:value-type="float" office:value="96.626" calcext:value-type="float">
            <text:p>96,6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573" calcext:value-type="float">
            <text:p>2,573</text:p>
          </table:table-cell>
          <table:table-cell office:value-type="float" office:value="33421817" calcext:value-type="float">
            <text:p>33421817</text:p>
          </table:table-cell>
          <table:table-cell office:value-type="float" office:value="4082452" calcext:value-type="float">
            <text:p>4082452</text:p>
          </table:table-cell>
          <table:table-cell office:value-type="float" office:value="98.793" calcext:value-type="float">
            <text:p>98,79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.956" calcext:value-type="float">
            <text:p>5,956</text:p>
          </table:table-cell>
          <table:table-cell office:value-type="float" office:value="40283890" calcext:value-type="float">
            <text:p>40283890</text:p>
          </table:table-cell>
          <table:table-cell office:value-type="float" office:value="7017854" calcext:value-type="float">
            <text:p>7017854</text:p>
          </table:table-cell>
          <table:table-cell office:value-type="float" office:value="96.094" calcext:value-type="float">
            <text:p>96,09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41" calcext:value-type="float">
            <text:p>1,441</text:p>
          </table:table-cell>
          <table:table-cell office:value-type="float" office:value="14091932" calcext:value-type="float">
            <text:p>14091932</text:p>
          </table:table-cell>
          <table:table-cell office:value-type="float" office:value="3513386" calcext:value-type="float">
            <text:p>3513386</text:p>
          </table:table-cell>
          <table:table-cell office:value-type="float" office:value="96.574" calcext:value-type="float">
            <text:p>96,5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533" calcext:value-type="float">
            <text:p>2,533</text:p>
          </table:table-cell>
          <table:table-cell office:value-type="float" office:value="33162286" calcext:value-type="float">
            <text:p>33162286</text:p>
          </table:table-cell>
          <table:table-cell office:value-type="float" office:value="4055091" calcext:value-type="float">
            <text:p>4055091</text:p>
          </table:table-cell>
          <table:table-cell office:value-type="float" office:value="98.762" calcext:value-type="float">
            <text:p>98,7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.809" calcext:value-type="float">
            <text:p>5,809</text:p>
          </table:table-cell>
          <table:table-cell office:value-type="float" office:value="39647636" calcext:value-type="float">
            <text:p>39647636</text:p>
          </table:table-cell>
          <table:table-cell office:value-type="float" office:value="6919989" calcext:value-type="float">
            <text:p>6919989</text:p>
          </table:table-cell>
          <table:table-cell office:value-type="float" office:value="96.086" calcext:value-type="float">
            <text:p>96,08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399" calcext:value-type="float">
            <text:p>1,399</text:p>
          </table:table-cell>
          <table:table-cell office:value-type="float" office:value="13620390" calcext:value-type="float">
            <text:p>13620390</text:p>
          </table:table-cell>
          <table:table-cell office:value-type="float" office:value="3397472" calcext:value-type="float">
            <text:p>3397472</text:p>
          </table:table-cell>
          <table:table-cell office:value-type="float" office:value="96.595" calcext:value-type="float">
            <text:p>96,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408" calcext:value-type="float">
            <text:p>2,408</text:p>
          </table:table-cell>
          <table:table-cell office:value-type="float" office:value="32088468" calcext:value-type="float">
            <text:p>32088468</text:p>
          </table:table-cell>
          <table:table-cell office:value-type="float" office:value="3936128" calcext:value-type="float">
            <text:p>3936128</text:p>
          </table:table-cell>
          <table:table-cell office:value-type="float" office:value="98.73" calcext:value-type="float">
            <text:p>98,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.936" calcext:value-type="float">
            <text:p>5,936</text:p>
          </table:table-cell>
          <table:table-cell office:value-type="float" office:value="39124909" calcext:value-type="float">
            <text:p>39124909</text:p>
          </table:table-cell>
          <table:table-cell office:value-type="float" office:value="6834443" calcext:value-type="float">
            <text:p>6834443</text:p>
          </table:table-cell>
          <table:table-cell office:value-type="float" office:value="96.082" calcext:value-type="float">
            <text:p>96,0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08" calcext:value-type="float">
            <text:p>1,408</text:p>
          </table:table-cell>
          <table:table-cell office:value-type="float" office:value="13302906" calcext:value-type="float">
            <text:p>13302906</text:p>
          </table:table-cell>
          <table:table-cell office:value-type="float" office:value="3320383" calcext:value-type="float">
            <text:p>3320383</text:p>
          </table:table-cell>
          <table:table-cell office:value-type="float" office:value="96.515" calcext:value-type="float">
            <text:p>96,5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367" calcext:value-type="float">
            <text:p>2,367</text:p>
          </table:table-cell>
          <table:table-cell office:value-type="float" office:value="31765227" calcext:value-type="float">
            <text:p>31765227</text:p>
          </table:table-cell>
          <table:table-cell office:value-type="float" office:value="3897987" calcext:value-type="float">
            <text:p>3897987</text:p>
          </table:table-cell>
          <table:table-cell office:value-type="float" office:value="98.725" calcext:value-type="float">
            <text:p>98,7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.674" calcext:value-type="float">
            <text:p>5,674</text:p>
          </table:table-cell>
          <table:table-cell office:value-type="float" office:value="38590321" calcext:value-type="float">
            <text:p>38590321</text:p>
          </table:table-cell>
          <table:table-cell office:value-type="float" office:value="6748793" calcext:value-type="float">
            <text:p>6748793</text:p>
          </table:table-cell>
          <table:table-cell office:value-type="float" office:value="96.079" calcext:value-type="float">
            <text:p>96,0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54" calcext:value-type="float">
            <text:p>1,354</text:p>
          </table:table-cell>
          <table:table-cell office:value-type="float" office:value="12945217" calcext:value-type="float">
            <text:p>12945217</text:p>
          </table:table-cell>
          <table:table-cell office:value-type="float" office:value="3236215" calcext:value-type="float">
            <text:p>3236215</text:p>
          </table:table-cell>
          <table:table-cell office:value-type="float" office:value="96.53" calcext:value-type="float">
            <text:p>96,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284" calcext:value-type="float">
            <text:p>2,284</text:p>
          </table:table-cell>
          <table:table-cell office:value-type="float" office:value="30878524" calcext:value-type="float">
            <text:p>30878524</text:p>
          </table:table-cell>
          <table:table-cell office:value-type="float" office:value="3801311" calcext:value-type="float">
            <text:p>3801311</text:p>
          </table:table-cell>
          <table:table-cell office:value-type="float" office:value="98.686" calcext:value-type="float">
            <text:p>98,6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.537" calcext:value-type="float">
            <text:p>5,537</text:p>
          </table:table-cell>
          <table:table-cell office:value-type="float" office:value="38080255" calcext:value-type="float">
            <text:p>38080255</text:p>
          </table:table-cell>
          <table:table-cell office:value-type="float" office:value="6665793" calcext:value-type="float">
            <text:p>6665793</text:p>
          </table:table-cell>
          <table:table-cell office:value-type="float" office:value="96.065" calcext:value-type="float">
            <text:p>96,0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315" calcext:value-type="float">
            <text:p>1,315</text:p>
          </table:table-cell>
          <table:table-cell office:value-type="float" office:value="12596210" calcext:value-type="float">
            <text:p>12596210</text:p>
          </table:table-cell>
          <table:table-cell office:value-type="float" office:value="3150899" calcext:value-type="float">
            <text:p>3150899</text:p>
          </table:table-cell>
          <table:table-cell office:value-type="float" office:value="96.501" calcext:value-type="float">
            <text:p>96,5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214" calcext:value-type="float">
            <text:p>2,214</text:p>
          </table:table-cell>
          <table:table-cell office:value-type="float" office:value="30348326" calcext:value-type="float">
            <text:p>30348326</text:p>
          </table:table-cell>
          <table:table-cell office:value-type="float" office:value="3737384" calcext:value-type="float">
            <text:p>3737384</text:p>
          </table:table-cell>
          <table:table-cell office:value-type="float" office:value="98.667" calcext:value-type="float">
            <text:p>98,6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.476" calcext:value-type="float">
            <text:p>5,476</text:p>
          </table:table-cell>
          <table:table-cell office:value-type="float" office:value="37413731" calcext:value-type="float">
            <text:p>37413731</text:p>
          </table:table-cell>
          <table:table-cell office:value-type="float" office:value="6553491" calcext:value-type="float">
            <text:p>6553491</text:p>
          </table:table-cell>
          <table:table-cell office:value-type="float" office:value="96.07" calcext:value-type="float">
            <text:p>96,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22" calcext:value-type="float">
            <text:p>1,322</text:p>
          </table:table-cell>
          <table:table-cell office:value-type="float" office:value="12343408" calcext:value-type="float">
            <text:p>12343408</text:p>
          </table:table-cell>
          <table:table-cell office:value-type="float" office:value="3091126" calcext:value-type="float">
            <text:p>3091126</text:p>
          </table:table-cell>
          <table:table-cell office:value-type="float" office:value="96.495" calcext:value-type="float">
            <text:p>96,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35" calcext:value-type="float">
            <text:p>2,235</text:p>
          </table:table-cell>
          <table:table-cell office:value-type="float" office:value="30038666" calcext:value-type="float">
            <text:p>30038666</text:p>
          </table:table-cell>
          <table:table-cell office:value-type="float" office:value="3703861" calcext:value-type="float">
            <text:p>3703861</text:p>
          </table:table-cell>
          <table:table-cell office:value-type="float" office:value="98.644" calcext:value-type="float">
            <text:p>98,6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.496" calcext:value-type="float">
            <text:p>5,496</text:p>
          </table:table-cell>
          <table:table-cell office:value-type="float" office:value="36849905" calcext:value-type="float">
            <text:p>36849905</text:p>
          </table:table-cell>
          <table:table-cell office:value-type="float" office:value="6458330" calcext:value-type="float">
            <text:p>6458330</text:p>
          </table:table-cell>
          <table:table-cell office:value-type="float" office:value="96.056" calcext:value-type="float">
            <text:p>96,05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63" calcext:value-type="float">
            <text:p>1,263</text:p>
          </table:table-cell>
          <table:table-cell office:value-type="float" office:value="12055853" calcext:value-type="float">
            <text:p>12055853</text:p>
          </table:table-cell>
          <table:table-cell office:value-type="float" office:value="3020661" calcext:value-type="float">
            <text:p>3020661</text:p>
          </table:table-cell>
          <table:table-cell office:value-type="float" office:value="96.466" calcext:value-type="float">
            <text:p>96,4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35" calcext:value-type="float">
            <text:p>2,135</text:p>
          </table:table-cell>
          <table:table-cell office:value-type="float" office:value="29110418" calcext:value-type="float">
            <text:p>29110418</text:p>
          </table:table-cell>
          <table:table-cell office:value-type="float" office:value="3599867" calcext:value-type="float">
            <text:p>3599867</text:p>
          </table:table-cell>
          <table:table-cell office:value-type="float" office:value="98.615" calcext:value-type="float">
            <text:p>98,6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373" calcext:value-type="float">
            <text:p>5,373</text:p>
          </table:table-cell>
          <table:table-cell office:value-type="float" office:value="36483221" calcext:value-type="float">
            <text:p>36483221</text:p>
          </table:table-cell>
          <table:table-cell office:value-type="float" office:value="6401901" calcext:value-type="float">
            <text:p>6401901</text:p>
          </table:table-cell>
          <table:table-cell office:value-type="float" office:value="96.052" calcext:value-type="float">
            <text:p>96,0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42" calcext:value-type="float">
            <text:p>1,242</text:p>
          </table:table-cell>
          <table:table-cell office:value-type="float" office:value="11766877" calcext:value-type="float">
            <text:p>11766877</text:p>
          </table:table-cell>
          <table:table-cell office:value-type="float" office:value="2949370" calcext:value-type="float">
            <text:p>2949370</text:p>
          </table:table-cell>
          <table:table-cell office:value-type="float" office:value="96.439" calcext:value-type="float">
            <text:p>96,4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078" calcext:value-type="float">
            <text:p>2,078</text:p>
          </table:table-cell>
          <table:table-cell office:value-type="float" office:value="28633086" calcext:value-type="float">
            <text:p>28633086</text:p>
          </table:table-cell>
          <table:table-cell office:value-type="float" office:value="3547275" calcext:value-type="float">
            <text:p>3547275</text:p>
          </table:table-cell>
          <table:table-cell office:value-type="float" office:value="98.597" calcext:value-type="float">
            <text:p>98,59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.504" calcext:value-type="float">
            <text:p>5,504</text:p>
          </table:table-cell>
          <table:table-cell office:value-type="float" office:value="35922037" calcext:value-type="float">
            <text:p>35922037</text:p>
          </table:table-cell>
          <table:table-cell office:value-type="float" office:value="6304604" calcext:value-type="float">
            <text:p>6304604</text:p>
          </table:table-cell>
          <table:table-cell office:value-type="float" office:value="96.051" calcext:value-type="float">
            <text:p>96,0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238" calcext:value-type="float">
            <text:p>1,238</text:p>
          </table:table-cell>
          <table:table-cell office:value-type="float" office:value="11475901" calcext:value-type="float">
            <text:p>11475901</text:p>
          </table:table-cell>
          <table:table-cell office:value-type="float" office:value="2881968" calcext:value-type="float">
            <text:p>2881968</text:p>
          </table:table-cell>
          <table:table-cell office:value-type="float" office:value="96.377" calcext:value-type="float">
            <text:p>96,3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099" calcext:value-type="float">
            <text:p>2,099</text:p>
          </table:table-cell>
          <table:table-cell office:value-type="float" office:value="28360709" calcext:value-type="float">
            <text:p>28360709</text:p>
          </table:table-cell>
          <table:table-cell office:value-type="float" office:value="3516542" calcext:value-type="float">
            <text:p>3516542</text:p>
          </table:table-cell>
          <table:table-cell office:value-type="float" office:value="98.56" calcext:value-type="float">
            <text:p>98,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.148" calcext:value-type="float">
            <text:p>5,148</text:p>
          </table:table-cell>
          <table:table-cell office:value-type="float" office:value="35470690" calcext:value-type="float">
            <text:p>35470690</text:p>
          </table:table-cell>
          <table:table-cell office:value-type="float" office:value="6236458" calcext:value-type="float">
            <text:p>6236458</text:p>
          </table:table-cell>
          <table:table-cell office:value-type="float" office:value="96.042" calcext:value-type="float">
            <text:p>96,0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195" calcext:value-type="float">
            <text:p>1,195</text:p>
          </table:table-cell>
          <table:table-cell office:value-type="float" office:value="11266177" calcext:value-type="float">
            <text:p>11266177</text:p>
          </table:table-cell>
          <table:table-cell office:value-type="float" office:value="2830267" calcext:value-type="float">
            <text:p>2830267</text:p>
          </table:table-cell>
          <table:table-cell office:value-type="float" office:value="96.355" calcext:value-type="float">
            <text:p>96,3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071" calcext:value-type="float">
            <text:p>2,071</text:p>
          </table:table-cell>
          <table:table-cell office:value-type="float" office:value="28061562" calcext:value-type="float">
            <text:p>28061562</text:p>
          </table:table-cell>
          <table:table-cell office:value-type="float" office:value="3479099" calcext:value-type="float">
            <text:p>3479099</text:p>
          </table:table-cell>
          <table:table-cell office:value-type="float" office:value="98.533" calcext:value-type="float">
            <text:p>98,5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.111" calcext:value-type="float">
            <text:p>5,111</text:p>
          </table:table-cell>
          <table:table-cell office:value-type="float" office:value="35026679" calcext:value-type="float">
            <text:p>35026679</text:p>
          </table:table-cell>
          <table:table-cell office:value-type="float" office:value="6160193" calcext:value-type="float">
            <text:p>6160193</text:p>
          </table:table-cell>
          <table:table-cell office:value-type="float" office:value="96.049" calcext:value-type="float">
            <text:p>96,04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167" calcext:value-type="float">
            <text:p>1,167</text:p>
          </table:table-cell>
          <table:table-cell office:value-type="float" office:value="10979543" calcext:value-type="float">
            <text:p>10979543</text:p>
          </table:table-cell>
          <table:table-cell office:value-type="float" office:value="2758320" calcext:value-type="float">
            <text:p>2758320</text:p>
          </table:table-cell>
          <table:table-cell office:value-type="float" office:value="96.349" calcext:value-type="float">
            <text:p>96,3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985" calcext:value-type="float">
            <text:p>1,985</text:p>
          </table:table-cell>
          <table:table-cell office:value-type="float" office:value="27184227" calcext:value-type="float">
            <text:p>27184227</text:p>
          </table:table-cell>
          <table:table-cell office:value-type="float" office:value="3381406" calcext:value-type="float">
            <text:p>3381406</text:p>
          </table:table-cell>
          <table:table-cell office:value-type="float" office:value="98.489" calcext:value-type="float">
            <text:p>98,4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.069" calcext:value-type="float">
            <text:p>5,069</text:p>
          </table:table-cell>
          <table:table-cell office:value-type="float" office:value="34569489" calcext:value-type="float">
            <text:p>34569489</text:p>
          </table:table-cell>
          <table:table-cell office:value-type="float" office:value="6082348" calcext:value-type="float">
            <text:p>6082348</text:p>
          </table:table-cell>
          <table:table-cell office:value-type="float" office:value="96.053" calcext:value-type="float">
            <text:p>96,0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158" calcext:value-type="float">
            <text:p>1,158</text:p>
          </table:table-cell>
          <table:table-cell office:value-type="float" office:value="10787416" calcext:value-type="float">
            <text:p>10787416</text:p>
          </table:table-cell>
          <table:table-cell office:value-type="float" office:value="2713916" calcext:value-type="float">
            <text:p>2713916</text:p>
          </table:table-cell>
          <table:table-cell office:value-type="float" office:value="96.34" calcext:value-type="float">
            <text:p>96,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23" calcext:value-type="float">
            <text:p>2,023</text:p>
          </table:table-cell>
          <table:table-cell office:value-type="float" office:value="27444926" calcext:value-type="float">
            <text:p>27444926</text:p>
          </table:table-cell>
          <table:table-cell office:value-type="float" office:value="3407992" calcext:value-type="float">
            <text:p>3407992</text:p>
          </table:table-cell>
          <table:table-cell office:value-type="float" office:value="98.496" calcext:value-type="float">
            <text:p>98,4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988" calcext:value-type="float">
            <text:p>4,988</text:p>
          </table:table-cell>
          <table:table-cell office:value-type="float" office:value="34097600" calcext:value-type="float">
            <text:p>34097600</text:p>
          </table:table-cell>
          <table:table-cell office:value-type="float" office:value="6002253" calcext:value-type="float">
            <text:p>6002253</text:p>
          </table:table-cell>
          <table:table-cell office:value-type="float" office:value="96.028" calcext:value-type="float">
            <text:p>96,0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135" calcext:value-type="float">
            <text:p>1,135</text:p>
          </table:table-cell>
          <table:table-cell office:value-type="float" office:value="10606052" calcext:value-type="float">
            <text:p>10606052</text:p>
          </table:table-cell>
          <table:table-cell office:value-type="float" office:value="2667112" calcext:value-type="float">
            <text:p>2667112</text:p>
          </table:table-cell>
          <table:table-cell office:value-type="float" office:value="96.266" calcext:value-type="float">
            <text:p>96,2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09" calcext:value-type="float">
            <text:p>2,009</text:p>
          </table:table-cell>
          <table:table-cell office:value-type="float" office:value="27143974" calcext:value-type="float">
            <text:p>27143974</text:p>
          </table:table-cell>
          <table:table-cell office:value-type="float" office:value="3371254" calcext:value-type="float">
            <text:p>3371254</text:p>
          </table:table-cell>
          <table:table-cell office:value-type="float" office:value="98.471" calcext:value-type="float">
            <text:p>98,4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93" calcext:value-type="float">
            <text:p>4,93</text:p>
          </table:table-cell>
          <table:table-cell office:value-type="float" office:value="33754383" calcext:value-type="float">
            <text:p>33754383</text:p>
          </table:table-cell>
          <table:table-cell office:value-type="float" office:value="5945976" calcext:value-type="float">
            <text:p>5945976</text:p>
          </table:table-cell>
          <table:table-cell office:value-type="float" office:value="96.039" calcext:value-type="float">
            <text:p>96,03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12" calcext:value-type="float">
            <text:p>1,12</text:p>
          </table:table-cell>
          <table:table-cell office:value-type="float" office:value="10406585" calcext:value-type="float">
            <text:p>10406585</text:p>
          </table:table-cell>
          <table:table-cell office:value-type="float" office:value="2621435" calcext:value-type="float">
            <text:p>2621435</text:p>
          </table:table-cell>
          <table:table-cell office:value-type="float" office:value="96.297" calcext:value-type="float">
            <text:p>96,2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941" calcext:value-type="float">
            <text:p>1,941</text:p>
          </table:table-cell>
          <table:table-cell office:value-type="float" office:value="26195763" calcext:value-type="float">
            <text:p>26195763</text:p>
          </table:table-cell>
          <table:table-cell office:value-type="float" office:value="3264891" calcext:value-type="float">
            <text:p>3264891</text:p>
          </table:table-cell>
          <table:table-cell office:value-type="float" office:value="98.447" calcext:value-type="float">
            <text:p>98,44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862" calcext:value-type="float">
            <text:p>4,862</text:p>
          </table:table-cell>
          <table:table-cell office:value-type="float" office:value="33382230" calcext:value-type="float">
            <text:p>33382230</text:p>
          </table:table-cell>
          <table:table-cell office:value-type="float" office:value="5887432" calcext:value-type="float">
            <text:p>5887432</text:p>
          </table:table-cell>
          <table:table-cell office:value-type="float" office:value="96.039" calcext:value-type="float">
            <text:p>96,03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112" calcext:value-type="float">
            <text:p>1,112</text:p>
          </table:table-cell>
          <table:table-cell office:value-type="float" office:value="10244776" calcext:value-type="float">
            <text:p>10244776</text:p>
          </table:table-cell>
          <table:table-cell office:value-type="float" office:value="2585060" calcext:value-type="float">
            <text:p>2585060</text:p>
          </table:table-cell>
          <table:table-cell office:value-type="float" office:value="96.306" calcext:value-type="float">
            <text:p>96,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028" calcext:value-type="float">
            <text:p>2,028</text:p>
          </table:table-cell>
          <table:table-cell office:value-type="float" office:value="26200121" calcext:value-type="float">
            <text:p>26200121</text:p>
          </table:table-cell>
          <table:table-cell office:value-type="float" office:value="3260804" calcext:value-type="float">
            <text:p>3260804</text:p>
          </table:table-cell>
          <table:table-cell office:value-type="float" office:value="98.4" calcext:value-type="float">
            <text:p>98,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.794" calcext:value-type="float">
            <text:p>4,794</text:p>
          </table:table-cell>
          <table:table-cell office:value-type="float" office:value="32997855" calcext:value-type="float">
            <text:p>32997855</text:p>
          </table:table-cell>
          <table:table-cell office:value-type="float" office:value="5820299" calcext:value-type="float">
            <text:p>5820299</text:p>
          </table:table-cell>
          <table:table-cell office:value-type="float" office:value="96.039" calcext:value-type="float">
            <text:p>96,03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117" calcext:value-type="float">
            <text:p>1,117</text:p>
          </table:table-cell>
          <table:table-cell office:value-type="float" office:value="9988903" calcext:value-type="float">
            <text:p>9988903</text:p>
          </table:table-cell>
          <table:table-cell office:value-type="float" office:value="2521440" calcext:value-type="float">
            <text:p>2521440</text:p>
          </table:table-cell>
          <table:table-cell office:value-type="float" office:value="96.255" calcext:value-type="float">
            <text:p>96,2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924" calcext:value-type="float">
            <text:p>1,924</text:p>
          </table:table-cell>
          <table:table-cell office:value-type="float" office:value="25559967" calcext:value-type="float">
            <text:p>25559967</text:p>
          </table:table-cell>
          <table:table-cell office:value-type="float" office:value="3191802" calcext:value-type="float">
            <text:p>3191802</text:p>
          </table:table-cell>
          <table:table-cell office:value-type="float" office:value="98.383" calcext:value-type="float">
            <text:p>98,3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.132" calcext:value-type="float">
            <text:p>5,132</text:p>
          </table:table-cell>
          <table:table-cell office:value-type="float" office:value="32543229" calcext:value-type="float">
            <text:p>32543229</text:p>
          </table:table-cell>
          <table:table-cell office:value-type="float" office:value="5742057" calcext:value-type="float">
            <text:p>5742057</text:p>
          </table:table-cell>
          <table:table-cell office:value-type="float" office:value="96.02" calcext:value-type="float">
            <text:p>96,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064" calcext:value-type="float">
            <text:p>1,064</text:p>
          </table:table-cell>
          <table:table-cell office:value-type="float" office:value="9766195" calcext:value-type="float">
            <text:p>9766195</text:p>
          </table:table-cell>
          <table:table-cell office:value-type="float" office:value="2467743" calcext:value-type="float">
            <text:p>2467743</text:p>
          </table:table-cell>
          <table:table-cell office:value-type="float" office:value="96.215" calcext:value-type="float">
            <text:p>96,2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918" calcext:value-type="float">
            <text:p>1,918</text:p>
          </table:table-cell>
          <table:table-cell office:value-type="float" office:value="25344738" calcext:value-type="float">
            <text:p>25344738</text:p>
          </table:table-cell>
          <table:table-cell office:value-type="float" office:value="3165437" calcext:value-type="float">
            <text:p>3165437</text:p>
          </table:table-cell>
          <table:table-cell office:value-type="float" office:value="98.351" calcext:value-type="float">
            <text:p>98,35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.877" calcext:value-type="float">
            <text:p>4,877</text:p>
          </table:table-cell>
          <table:table-cell office:value-type="float" office:value="32074693" calcext:value-type="float">
            <text:p>32074693</text:p>
          </table:table-cell>
          <table:table-cell office:value-type="float" office:value="5672421" calcext:value-type="float">
            <text:p>5672421</text:p>
          </table:table-cell>
          <table:table-cell office:value-type="float" office:value="96.011" calcext:value-type="float">
            <text:p>96,0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057" calcext:value-type="float">
            <text:p>1,057</text:p>
          </table:table-cell>
          <table:table-cell office:value-type="float" office:value="9521968" calcext:value-type="float">
            <text:p>9521968</text:p>
          </table:table-cell>
          <table:table-cell office:value-type="float" office:value="2407676" calcext:value-type="float">
            <text:p>2407676</text:p>
          </table:table-cell>
          <table:table-cell office:value-type="float" office:value="96.212" calcext:value-type="float">
            <text:p>96,2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892" calcext:value-type="float">
            <text:p>1,892</text:p>
          </table:table-cell>
          <table:table-cell office:value-type="float" office:value="25284202" calcext:value-type="float">
            <text:p>25284202</text:p>
          </table:table-cell>
          <table:table-cell office:value-type="float" office:value="3152600" calcext:value-type="float">
            <text:p>3152600</text:p>
          </table:table-cell>
          <table:table-cell office:value-type="float" office:value="98.346" calcext:value-type="float">
            <text:p>98,34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.718" calcext:value-type="float">
            <text:p>4,718</text:p>
          </table:table-cell>
          <table:table-cell office:value-type="float" office:value="31804424" calcext:value-type="float">
            <text:p>31804424</text:p>
          </table:table-cell>
          <table:table-cell office:value-type="float" office:value="5621993" calcext:value-type="float">
            <text:p>5621993</text:p>
          </table:table-cell>
          <table:table-cell office:value-type="float" office:value="95.986" calcext:value-type="float">
            <text:p>95,98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039" calcext:value-type="float">
            <text:p>1,039</text:p>
          </table:table-cell>
          <table:table-cell office:value-type="float" office:value="9237939" calcext:value-type="float">
            <text:p>9237939</text:p>
          </table:table-cell>
          <table:table-cell office:value-type="float" office:value="2336829" calcext:value-type="float">
            <text:p>2336829</text:p>
          </table:table-cell>
          <table:table-cell office:value-type="float" office:value="96.186" calcext:value-type="float">
            <text:p>96,1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82" calcext:value-type="float">
            <text:p>1,82</text:p>
          </table:table-cell>
          <table:table-cell office:value-type="float" office:value="24808684" calcext:value-type="float">
            <text:p>24808684</text:p>
          </table:table-cell>
          <table:table-cell office:value-type="float" office:value="3104331" calcext:value-type="float">
            <text:p>3104331</text:p>
          </table:table-cell>
          <table:table-cell office:value-type="float" office:value="98.325" calcext:value-type="float">
            <text:p>98,3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.597" calcext:value-type="float">
            <text:p>4,597</text:p>
          </table:table-cell>
          <table:table-cell office:value-type="float" office:value="31358261" calcext:value-type="float">
            <text:p>31358261</text:p>
          </table:table-cell>
          <table:table-cell office:value-type="float" office:value="5545636" calcext:value-type="float">
            <text:p>5545636</text:p>
          </table:table-cell>
          <table:table-cell office:value-type="float" office:value="96.01" calcext:value-type="float">
            <text:p>96,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98" calcext:value-type="float">
            <text:p>0,998</text:p>
          </table:table-cell>
          <table:table-cell office:value-type="float" office:value="9110870" calcext:value-type="float">
            <text:p>9110870</text:p>
          </table:table-cell>
          <table:table-cell office:value-type="float" office:value="2306464" calcext:value-type="float">
            <text:p>2306464</text:p>
          </table:table-cell>
          <table:table-cell office:value-type="float" office:value="96.156" calcext:value-type="float">
            <text:p>96,1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843" calcext:value-type="float">
            <text:p>1,843</text:p>
          </table:table-cell>
          <table:table-cell office:value-type="float" office:value="24660586" calcext:value-type="float">
            <text:p>24660586</text:p>
          </table:table-cell>
          <table:table-cell office:value-type="float" office:value="3086825" calcext:value-type="float">
            <text:p>3086825</text:p>
          </table:table-cell>
          <table:table-cell office:value-type="float" office:value="98.295" calcext:value-type="float">
            <text:p>98,29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.506" calcext:value-type="float">
            <text:p>4,506</text:p>
          </table:table-cell>
          <table:table-cell office:value-type="float" office:value="31081456" calcext:value-type="float">
            <text:p>31081456</text:p>
          </table:table-cell>
          <table:table-cell office:value-type="float" office:value="5503851" calcext:value-type="float">
            <text:p>5503851</text:p>
          </table:table-cell>
          <table:table-cell office:value-type="float" office:value="96.001" calcext:value-type="float">
            <text:p>96,0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032" calcext:value-type="float">
            <text:p>1,032</text:p>
          </table:table-cell>
          <table:table-cell office:value-type="float" office:value="8934531" calcext:value-type="float">
            <text:p>8934531</text:p>
          </table:table-cell>
          <table:table-cell office:value-type="float" office:value="2263789" calcext:value-type="float">
            <text:p>2263789</text:p>
          </table:table-cell>
          <table:table-cell office:value-type="float" office:value="96.109" calcext:value-type="float">
            <text:p>96,1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831" calcext:value-type="float">
            <text:p>1,831</text:p>
          </table:table-cell>
          <table:table-cell office:value-type="float" office:value="23971575" calcext:value-type="float">
            <text:p>23971575</text:p>
          </table:table-cell>
          <table:table-cell office:value-type="float" office:value="3001920" calcext:value-type="float">
            <text:p>3001920</text:p>
          </table:table-cell>
          <table:table-cell office:value-type="float" office:value="98.265" calcext:value-type="float">
            <text:p>98,26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.521" calcext:value-type="float">
            <text:p>4,521</text:p>
          </table:table-cell>
          <table:table-cell office:value-type="float" office:value="30732226" calcext:value-type="float">
            <text:p>30732226</text:p>
          </table:table-cell>
          <table:table-cell office:value-type="float" office:value="5446768" calcext:value-type="float">
            <text:p>5446768</text:p>
          </table:table-cell>
          <table:table-cell office:value-type="float" office:value="96.016" calcext:value-type="float">
            <text:p>96,0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86" calcext:value-type="float">
            <text:p>0,986</text:p>
          </table:table-cell>
          <table:table-cell office:value-type="float" office:value="8833873" calcext:value-type="float">
            <text:p>8833873</text:p>
          </table:table-cell>
          <table:table-cell office:value-type="float" office:value="2239714" calcext:value-type="float">
            <text:p>2239714</text:p>
          </table:table-cell>
          <table:table-cell office:value-type="float" office:value="96.089" calcext:value-type="float">
            <text:p>96,0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778" calcext:value-type="float">
            <text:p>1,778</text:p>
          </table:table-cell>
          <table:table-cell office:value-type="float" office:value="24064612" calcext:value-type="float">
            <text:p>24064612</text:p>
          </table:table-cell>
          <table:table-cell office:value-type="float" office:value="3013142" calcext:value-type="float">
            <text:p>3013142</text:p>
          </table:table-cell>
          <table:table-cell office:value-type="float" office:value="98.268" calcext:value-type="float">
            <text:p>98,2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.471" calcext:value-type="float">
            <text:p>4,471</text:p>
          </table:table-cell>
          <table:table-cell office:value-type="float" office:value="30481832" calcext:value-type="float">
            <text:p>30481832</text:p>
          </table:table-cell>
          <table:table-cell office:value-type="float" office:value="5403488" calcext:value-type="float">
            <text:p>5403488</text:p>
          </table:table-cell>
          <table:table-cell office:value-type="float" office:value="95.974" calcext:value-type="float">
            <text:p>95,97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69" calcext:value-type="float">
            <text:p>0,969</text:p>
          </table:table-cell>
          <table:table-cell office:value-type="float" office:value="8597485" calcext:value-type="float">
            <text:p>8597485</text:p>
          </table:table-cell>
          <table:table-cell office:value-type="float" office:value="2184259" calcext:value-type="float">
            <text:p>2184259</text:p>
          </table:table-cell>
          <table:table-cell office:value-type="float" office:value="96.079" calcext:value-type="float">
            <text:p>96,0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777" calcext:value-type="float">
            <text:p>1,777</text:p>
          </table:table-cell>
          <table:table-cell office:value-type="float" office:value="23724313" calcext:value-type="float">
            <text:p>23724313</text:p>
          </table:table-cell>
          <table:table-cell office:value-type="float" office:value="2974145" calcext:value-type="float">
            <text:p>2974145</text:p>
          </table:table-cell>
          <table:table-cell office:value-type="float" office:value="98.242" calcext:value-type="float">
            <text:p>98,24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.409" calcext:value-type="float">
            <text:p>4,409</text:p>
          </table:table-cell>
          <table:table-cell office:value-type="float" office:value="30047426" calcext:value-type="float">
            <text:p>30047426</text:p>
          </table:table-cell>
          <table:table-cell office:value-type="float" office:value="5332017" calcext:value-type="float">
            <text:p>5332017</text:p>
          </table:table-cell>
          <table:table-cell office:value-type="float" office:value="95.954" calcext:value-type="float">
            <text:p>95,95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5" calcext:value-type="float">
            <text:p>0,95</text:p>
          </table:table-cell>
          <table:table-cell office:value-type="float" office:value="8412735" calcext:value-type="float">
            <text:p>8412735</text:p>
          </table:table-cell>
          <table:table-cell office:value-type="float" office:value="2138194" calcext:value-type="float">
            <text:p>2138194</text:p>
          </table:table-cell>
          <table:table-cell office:value-type="float" office:value="96.01" calcext:value-type="float">
            <text:p>96,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41" calcext:value-type="float">
            <text:p>1,741</text:p>
          </table:table-cell>
          <table:table-cell office:value-type="float" office:value="23518292" calcext:value-type="float">
            <text:p>23518292</text:p>
          </table:table-cell>
          <table:table-cell office:value-type="float" office:value="2952870" calcext:value-type="float">
            <text:p>2952870</text:p>
          </table:table-cell>
          <table:table-cell office:value-type="float" office:value="98.197" calcext:value-type="float">
            <text:p>98,19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.559" calcext:value-type="float">
            <text:p>4,559</text:p>
          </table:table-cell>
          <table:table-cell office:value-type="float" office:value="29788545" calcext:value-type="float">
            <text:p>29788545</text:p>
          </table:table-cell>
          <table:table-cell office:value-type="float" office:value="5286872" calcext:value-type="float">
            <text:p>5286872</text:p>
          </table:table-cell>
          <table:table-cell office:value-type="float" office:value="95.977" calcext:value-type="float">
            <text:p>95,9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63" calcext:value-type="float">
            <text:p>0,963</text:p>
          </table:table-cell>
          <table:table-cell office:value-type="float" office:value="8211692" calcext:value-type="float">
            <text:p>8211692</text:p>
          </table:table-cell>
          <table:table-cell office:value-type="float" office:value="2084670" calcext:value-type="float">
            <text:p>2084670</text:p>
          </table:table-cell>
          <table:table-cell office:value-type="float" office:value="95.958" calcext:value-type="float">
            <text:p>95,9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752" calcext:value-type="float">
            <text:p>1,752</text:p>
          </table:table-cell>
          <table:table-cell office:value-type="float" office:value="23526854" calcext:value-type="float">
            <text:p>23526854</text:p>
          </table:table-cell>
          <table:table-cell office:value-type="float" office:value="2948680" calcext:value-type="float">
            <text:p>2948680</text:p>
          </table:table-cell>
          <table:table-cell office:value-type="float" office:value="98.174" calcext:value-type="float">
            <text:p>98,17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.327" calcext:value-type="float">
            <text:p>4,327</text:p>
          </table:table-cell>
          <table:table-cell office:value-type="float" office:value="29387756" calcext:value-type="float">
            <text:p>29387756</text:p>
          </table:table-cell>
          <table:table-cell office:value-type="float" office:value="5219117" calcext:value-type="float">
            <text:p>5219117</text:p>
          </table:table-cell>
          <table:table-cell office:value-type="float" office:value="95.95" calcext:value-type="float">
            <text:p>95,9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11" calcext:value-type="float">
            <text:p>0,911</text:p>
          </table:table-cell>
          <table:table-cell office:value-type="float" office:value="8042000" calcext:value-type="float">
            <text:p>8042000</text:p>
          </table:table-cell>
          <table:table-cell office:value-type="float" office:value="2042870" calcext:value-type="float">
            <text:p>2042870</text:p>
          </table:table-cell>
          <table:table-cell office:value-type="float" office:value="95.887" calcext:value-type="float">
            <text:p>95,8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74" calcext:value-type="float">
            <text:p>1,674</text:p>
          </table:table-cell>
          <table:table-cell office:value-type="float" office:value="22363725" calcext:value-type="float">
            <text:p>22363725</text:p>
          </table:table-cell>
          <table:table-cell office:value-type="float" office:value="2815588" calcext:value-type="float">
            <text:p>2815588</text:p>
          </table:table-cell>
          <table:table-cell office:value-type="float" office:value="98.167" calcext:value-type="float">
            <text:p>98,1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.292" calcext:value-type="float">
            <text:p>4,292</text:p>
          </table:table-cell>
          <table:table-cell office:value-type="float" office:value="29138915" calcext:value-type="float">
            <text:p>29138915</text:p>
          </table:table-cell>
          <table:table-cell office:value-type="float" office:value="5175473" calcext:value-type="float">
            <text:p>5175473</text:p>
          </table:table-cell>
          <table:table-cell office:value-type="float" office:value="95.959" calcext:value-type="float">
            <text:p>95,9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83" calcext:value-type="float">
            <text:p>0,883</text:p>
          </table:table-cell>
          <table:table-cell office:value-type="float" office:value="7817121" calcext:value-type="float">
            <text:p>7817121</text:p>
          </table:table-cell>
          <table:table-cell office:value-type="float" office:value="1987494" calcext:value-type="float">
            <text:p>1987494</text:p>
          </table:table-cell>
          <table:table-cell office:value-type="float" office:value="95.86" calcext:value-type="float">
            <text:p>95,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738" calcext:value-type="float">
            <text:p>1,738</text:p>
          </table:table-cell>
          <table:table-cell office:value-type="float" office:value="22845197" calcext:value-type="float">
            <text:p>22845197</text:p>
          </table:table-cell>
          <table:table-cell office:value-type="float" office:value="2868882" calcext:value-type="float">
            <text:p>2868882</text:p>
          </table:table-cell>
          <table:table-cell office:value-type="float" office:value="98.12" calcext:value-type="float">
            <text:p>98,1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.27" calcext:value-type="float">
            <text:p>4,27</text:p>
          </table:table-cell>
          <table:table-cell office:value-type="float" office:value="28808517" calcext:value-type="float">
            <text:p>28808517</text:p>
          </table:table-cell>
          <table:table-cell office:value-type="float" office:value="5119567" calcext:value-type="float">
            <text:p>5119567</text:p>
          </table:table-cell>
          <table:table-cell office:value-type="float" office:value="95.939" calcext:value-type="float">
            <text:p>95,9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65" calcext:value-type="float">
            <text:p>0,865</text:p>
          </table:table-cell>
          <table:table-cell office:value-type="float" office:value="7649302" calcext:value-type="float">
            <text:p>7649302</text:p>
          </table:table-cell>
          <table:table-cell office:value-type="float" office:value="1946218" calcext:value-type="float">
            <text:p>1946218</text:p>
          </table:table-cell>
          <table:table-cell office:value-type="float" office:value="95.878" calcext:value-type="float">
            <text:p>95,8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633" calcext:value-type="float">
            <text:p>1,633</text:p>
          </table:table-cell>
          <table:table-cell office:value-type="float" office:value="21917364" calcext:value-type="float">
            <text:p>21917364</text:p>
          </table:table-cell>
          <table:table-cell office:value-type="float" office:value="2760088" calcext:value-type="float">
            <text:p>2760088</text:p>
          </table:table-cell>
          <table:table-cell office:value-type="float" office:value="98.107" calcext:value-type="float">
            <text:p>98,1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.198" calcext:value-type="float">
            <text:p>4,198</text:p>
          </table:table-cell>
          <table:table-cell office:value-type="float" office:value="28584071" calcext:value-type="float">
            <text:p>28584071</text:p>
          </table:table-cell>
          <table:table-cell office:value-type="float" office:value="5084194" calcext:value-type="float">
            <text:p>5084194</text:p>
          </table:table-cell>
          <table:table-cell office:value-type="float" office:value="95.953" calcext:value-type="float">
            <text:p>95,9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59" calcext:value-type="float">
            <text:p>0,859</text:p>
          </table:table-cell>
          <table:table-cell office:value-type="float" office:value="7526215" calcext:value-type="float">
            <text:p>7526215</text:p>
          </table:table-cell>
          <table:table-cell office:value-type="float" office:value="1916382" calcext:value-type="float">
            <text:p>1916382</text:p>
          </table:table-cell>
          <table:table-cell office:value-type="float" office:value="95.844" calcext:value-type="float">
            <text:p>95,8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669" calcext:value-type="float">
            <text:p>1,669</text:p>
          </table:table-cell>
          <table:table-cell office:value-type="float" office:value="22179717" calcext:value-type="float">
            <text:p>22179717</text:p>
          </table:table-cell>
          <table:table-cell office:value-type="float" office:value="2787845" calcext:value-type="float">
            <text:p>2787845</text:p>
          </table:table-cell>
          <table:table-cell office:value-type="float" office:value="98.098" calcext:value-type="float">
            <text:p>98,0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.155" calcext:value-type="float">
            <text:p>4,155</text:p>
          </table:table-cell>
          <table:table-cell office:value-type="float" office:value="28298839" calcext:value-type="float">
            <text:p>28298839</text:p>
          </table:table-cell>
          <table:table-cell office:value-type="float" office:value="5038538" calcext:value-type="float">
            <text:p>5038538</text:p>
          </table:table-cell>
          <table:table-cell office:value-type="float" office:value="95.968" calcext:value-type="float">
            <text:p>95,96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849" calcext:value-type="float">
            <text:p>0,849</text:p>
          </table:table-cell>
          <table:table-cell office:value-type="float" office:value="7376065" calcext:value-type="float">
            <text:p>7376065</text:p>
          </table:table-cell>
          <table:table-cell office:value-type="float" office:value="1880655" calcext:value-type="float">
            <text:p>1880655</text:p>
          </table:table-cell>
          <table:table-cell office:value-type="float" office:value="95.816" calcext:value-type="float">
            <text:p>95,8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595" calcext:value-type="float">
            <text:p>1,595</text:p>
          </table:table-cell>
          <table:table-cell office:value-type="float" office:value="21481572" calcext:value-type="float">
            <text:p>21481572</text:p>
          </table:table-cell>
          <table:table-cell office:value-type="float" office:value="2710972" calcext:value-type="float">
            <text:p>2710972</text:p>
          </table:table-cell>
          <table:table-cell office:value-type="float" office:value="98.072" calcext:value-type="float">
            <text:p>98,07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.128" calcext:value-type="float">
            <text:p>4,128</text:p>
          </table:table-cell>
          <table:table-cell office:value-type="float" office:value="27999910" calcext:value-type="float">
            <text:p>27999910</text:p>
          </table:table-cell>
          <table:table-cell office:value-type="float" office:value="4988066" calcext:value-type="float">
            <text:p>4988066</text:p>
          </table:table-cell>
          <table:table-cell office:value-type="float" office:value="95.932" calcext:value-type="float">
            <text:p>95,9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47" calcext:value-type="float">
            <text:p>0,847</text:p>
          </table:table-cell>
          <table:table-cell office:value-type="float" office:value="7222333" calcext:value-type="float">
            <text:p>7222333</text:p>
          </table:table-cell>
          <table:table-cell office:value-type="float" office:value="1840695" calcext:value-type="float">
            <text:p>1840695</text:p>
          </table:table-cell>
          <table:table-cell office:value-type="float" office:value="95.783" calcext:value-type="float">
            <text:p>95,7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605" calcext:value-type="float">
            <text:p>1,605</text:p>
          </table:table-cell>
          <table:table-cell office:value-type="float" office:value="21532646" calcext:value-type="float">
            <text:p>21532646</text:p>
          </table:table-cell>
          <table:table-cell office:value-type="float" office:value="2719069" calcext:value-type="float">
            <text:p>2719069</text:p>
          </table:table-cell>
          <table:table-cell office:value-type="float" office:value="98.034" calcext:value-type="float">
            <text:p>98,03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.071" calcext:value-type="float">
            <text:p>4,071</text:p>
          </table:table-cell>
          <table:table-cell office:value-type="float" office:value="27719390" calcext:value-type="float">
            <text:p>27719390</text:p>
          </table:table-cell>
          <table:table-cell office:value-type="float" office:value="4934687" calcext:value-type="float">
            <text:p>4934687</text:p>
          </table:table-cell>
          <table:table-cell office:value-type="float" office:value="95.947" calcext:value-type="float">
            <text:p>95,94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17" calcext:value-type="float">
            <text:p>0,817</text:p>
          </table:table-cell>
          <table:table-cell office:value-type="float" office:value="7071765" calcext:value-type="float">
            <text:p>7071765</text:p>
          </table:table-cell>
          <table:table-cell office:value-type="float" office:value="1803612" calcext:value-type="float">
            <text:p>1803612</text:p>
          </table:table-cell>
          <table:table-cell office:value-type="float" office:value="95.78" calcext:value-type="float">
            <text:p>95,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631" calcext:value-type="float">
            <text:p>1,631</text:p>
          </table:table-cell>
          <table:table-cell office:value-type="float" office:value="21322850" calcext:value-type="float">
            <text:p>21322850</text:p>
          </table:table-cell>
          <table:table-cell office:value-type="float" office:value="2689398" calcext:value-type="float">
            <text:p>2689398</text:p>
          </table:table-cell>
          <table:table-cell office:value-type="float" office:value="98.011" calcext:value-type="float">
            <text:p>98,0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.025" calcext:value-type="float">
            <text:p>4,025</text:p>
          </table:table-cell>
          <table:table-cell office:value-type="float" office:value="27457831" calcext:value-type="float">
            <text:p>27457831</text:p>
          </table:table-cell>
          <table:table-cell office:value-type="float" office:value="4892683" calcext:value-type="float">
            <text:p>4892683</text:p>
          </table:table-cell>
          <table:table-cell office:value-type="float" office:value="95.94" calcext:value-type="float">
            <text:p>95,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14" calcext:value-type="float">
            <text:p>0,814</text:p>
          </table:table-cell>
          <table:table-cell office:value-type="float" office:value="6970844" calcext:value-type="float">
            <text:p>6970844</text:p>
          </table:table-cell>
          <table:table-cell office:value-type="float" office:value="1779712" calcext:value-type="float">
            <text:p>1779712</text:p>
          </table:table-cell>
          <table:table-cell office:value-type="float" office:value="95.73" calcext:value-type="float">
            <text:p>95,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519" calcext:value-type="float">
            <text:p>1,519</text:p>
          </table:table-cell>
          <table:table-cell office:value-type="float" office:value="20621877" calcext:value-type="float">
            <text:p>20621877</text:p>
          </table:table-cell>
          <table:table-cell office:value-type="float" office:value="2608941" calcext:value-type="float">
            <text:p>26089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976" calcext:value-type="float">
            <text:p>3,976</text:p>
          </table:table-cell>
          <table:table-cell office:value-type="float" office:value="27096810" calcext:value-type="float">
            <text:p>27096810</text:p>
          </table:table-cell>
          <table:table-cell office:value-type="float" office:value="4834801" calcext:value-type="float">
            <text:p>4834801</text:p>
          </table:table-cell>
          <table:table-cell office:value-type="float" office:value="95.926" calcext:value-type="float">
            <text:p>95,92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07" calcext:value-type="float">
            <text:p>0,807</text:p>
          </table:table-cell>
          <table:table-cell office:value-type="float" office:value="6866651" calcext:value-type="float">
            <text:p>6866651</text:p>
          </table:table-cell>
          <table:table-cell office:value-type="float" office:value="1753931" calcext:value-type="float">
            <text:p>1753931</text:p>
          </table:table-cell>
          <table:table-cell office:value-type="float" office:value="95.703" calcext:value-type="float">
            <text:p>95,7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54" calcext:value-type="float">
            <text:p>1,54</text:p>
          </table:table-cell>
          <table:table-cell office:value-type="float" office:value="20631015" calcext:value-type="float">
            <text:p>20631015</text:p>
          </table:table-cell>
          <table:table-cell office:value-type="float" office:value="2614046" calcext:value-type="float">
            <text:p>2614046</text:p>
          </table:table-cell>
          <table:table-cell office:value-type="float" office:value="97.979" calcext:value-type="float">
            <text:p>97,97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.203" calcext:value-type="float">
            <text:p>4,203</text:p>
          </table:table-cell>
          <table:table-cell office:value-type="float" office:value="26876781" calcext:value-type="float">
            <text:p>26876781</text:p>
          </table:table-cell>
          <table:table-cell office:value-type="float" office:value="4797396" calcext:value-type="float">
            <text:p>4797396</text:p>
          </table:table-cell>
          <table:table-cell office:value-type="float" office:value="95.899" calcext:value-type="float">
            <text:p>95,8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796" calcext:value-type="float">
            <text:p>0,796</text:p>
          </table:table-cell>
          <table:table-cell office:value-type="float" office:value="6789287" calcext:value-type="float">
            <text:p>6789287</text:p>
          </table:table-cell>
          <table:table-cell office:value-type="float" office:value="1736936" calcext:value-type="float">
            <text:p>1736936</text:p>
          </table:table-cell>
          <table:table-cell office:value-type="float" office:value="95.677" calcext:value-type="float">
            <text:p>95,6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563" calcext:value-type="float">
            <text:p>1,563</text:p>
          </table:table-cell>
          <table:table-cell office:value-type="float" office:value="20452446" calcext:value-type="float">
            <text:p>20452446</text:p>
          </table:table-cell>
          <table:table-cell office:value-type="float" office:value="2592864" calcext:value-type="float">
            <text:p>2592864</text:p>
          </table:table-cell>
          <table:table-cell office:value-type="float" office:value="97.959" calcext:value-type="float">
            <text:p>97,9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.895" calcext:value-type="float">
            <text:p>3,895</text:p>
          </table:table-cell>
          <table:table-cell office:value-type="float" office:value="26639768" calcext:value-type="float">
            <text:p>26639768</text:p>
          </table:table-cell>
          <table:table-cell office:value-type="float" office:value="4754436" calcext:value-type="float">
            <text:p>4754436</text:p>
          </table:table-cell>
          <table:table-cell office:value-type="float" office:value="95.919" calcext:value-type="float">
            <text:p>95,91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799" calcext:value-type="float">
            <text:p>0,799</text:p>
          </table:table-cell>
          <table:table-cell office:value-type="float" office:value="6732570" calcext:value-type="float">
            <text:p>6732570</text:p>
          </table:table-cell>
          <table:table-cell office:value-type="float" office:value="1722235" calcext:value-type="float">
            <text:p>1722235</text:p>
          </table:table-cell>
          <table:table-cell office:value-type="float" office:value="95.678" calcext:value-type="float">
            <text:p>95,6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2" calcext:value-type="float">
            <text:p>1,472</text:p>
          </table:table-cell>
          <table:table-cell office:value-type="float" office:value="19921360" calcext:value-type="float">
            <text:p>19921360</text:p>
          </table:table-cell>
          <table:table-cell office:value-type="float" office:value="2532447" calcext:value-type="float">
            <text:p>2532447</text:p>
          </table:table-cell>
          <table:table-cell office:value-type="float" office:value="97.906" calcext:value-type="float">
            <text:p>97,90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.91" calcext:value-type="float">
            <text:p>3,91</text:p>
          </table:table-cell>
          <table:table-cell office:value-type="float" office:value="26373131" calcext:value-type="float">
            <text:p>26373131</text:p>
          </table:table-cell>
          <table:table-cell office:value-type="float" office:value="4709227" calcext:value-type="float">
            <text:p>4709227</text:p>
          </table:table-cell>
          <table:table-cell office:value-type="float" office:value="95.909" calcext:value-type="float">
            <text:p>95,9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96" calcext:value-type="float">
            <text:p>0,796</text:p>
          </table:table-cell>
          <table:table-cell office:value-type="float" office:value="6625984" calcext:value-type="float">
            <text:p>6625984</text:p>
          </table:table-cell>
          <table:table-cell office:value-type="float" office:value="1695810" calcext:value-type="float">
            <text:p>1695810</text:p>
          </table:table-cell>
          <table:table-cell office:value-type="float" office:value="95.662" calcext:value-type="float">
            <text:p>95,6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95" calcext:value-type="float">
            <text:p>1,495</text:p>
          </table:table-cell>
          <table:table-cell office:value-type="float" office:value="20144260" calcext:value-type="float">
            <text:p>20144260</text:p>
          </table:table-cell>
          <table:table-cell office:value-type="float" office:value="2552151" calcext:value-type="float">
            <text:p>2552151</text:p>
          </table:table-cell>
          <table:table-cell office:value-type="float" office:value="97.896" calcext:value-type="float">
            <text:p>97,89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.886" calcext:value-type="float">
            <text:p>3,886</text:p>
          </table:table-cell>
          <table:table-cell office:value-type="float" office:value="26144159" calcext:value-type="float">
            <text:p>26144159</text:p>
          </table:table-cell>
          <table:table-cell office:value-type="float" office:value="4673073" calcext:value-type="float">
            <text:p>4673073</text:p>
          </table:table-cell>
          <table:table-cell office:value-type="float" office:value="95.88" calcext:value-type="float">
            <text:p>95,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71" calcext:value-type="float">
            <text:p>0,771</text:p>
          </table:table-cell>
          <table:table-cell office:value-type="float" office:value="6540971" calcext:value-type="float">
            <text:p>6540971</text:p>
          </table:table-cell>
          <table:table-cell office:value-type="float" office:value="1675836" calcext:value-type="float">
            <text:p>1675836</text:p>
          </table:table-cell>
          <table:table-cell office:value-type="float" office:value="95.617" calcext:value-type="float">
            <text:p>95,6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98" calcext:value-type="float">
            <text:p>1,498</text:p>
          </table:table-cell>
          <table:table-cell office:value-type="float" office:value="19977020" calcext:value-type="float">
            <text:p>19977020</text:p>
          </table:table-cell>
          <table:table-cell office:value-type="float" office:value="2532231" calcext:value-type="float">
            <text:p>2532231</text:p>
          </table:table-cell>
          <table:table-cell office:value-type="float" office:value="97.877" calcext:value-type="float">
            <text:p>97,87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.833" calcext:value-type="float">
            <text:p>3,833</text:p>
          </table:table-cell>
          <table:table-cell office:value-type="float" office:value="25798421" calcext:value-type="float">
            <text:p>25798421</text:p>
          </table:table-cell>
          <table:table-cell office:value-type="float" office:value="4616290" calcext:value-type="float">
            <text:p>4616290</text:p>
          </table:table-cell>
          <table:table-cell office:value-type="float" office:value="95.869" calcext:value-type="float">
            <text:p>95,8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746" calcext:value-type="float">
            <text:p>0,746</text:p>
          </table:table-cell>
          <table:table-cell office:value-type="float" office:value="6346407" calcext:value-type="float">
            <text:p>6346407</text:p>
          </table:table-cell>
          <table:table-cell office:value-type="float" office:value="1623677" calcext:value-type="float">
            <text:p>1623677</text:p>
          </table:table-cell>
          <table:table-cell office:value-type="float" office:value="95.638" calcext:value-type="float">
            <text:p>95,6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46" calcext:value-type="float">
            <text:p>1,446</text:p>
          </table:table-cell>
          <table:table-cell office:value-type="float" office:value="19476862" calcext:value-type="float">
            <text:p>19476862</text:p>
          </table:table-cell>
          <table:table-cell office:value-type="float" office:value="2472021" calcext:value-type="float">
            <text:p>2472021</text:p>
          </table:table-cell>
          <table:table-cell office:value-type="float" office:value="97.832" calcext:value-type="float">
            <text:p>97,83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.775" calcext:value-type="float">
            <text:p>3,775</text:p>
          </table:table-cell>
          <table:table-cell office:value-type="float" office:value="25551696" calcext:value-type="float">
            <text:p>25551696</text:p>
          </table:table-cell>
          <table:table-cell office:value-type="float" office:value="4571660" calcext:value-type="float">
            <text:p>4571660</text:p>
          </table:table-cell>
          <table:table-cell office:value-type="float" office:value="95.857" calcext:value-type="float">
            <text:p>95,85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783" calcext:value-type="float">
            <text:p>0,783</text:p>
          </table:table-cell>
          <table:table-cell office:value-type="float" office:value="6258313" calcext:value-type="float">
            <text:p>6258313</text:p>
          </table:table-cell>
          <table:table-cell office:value-type="float" office:value="1601957" calcext:value-type="float">
            <text:p>1601957</text:p>
          </table:table-cell>
          <table:table-cell office:value-type="float" office:value="95.615" calcext:value-type="float">
            <text:p>95,6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2" calcext:value-type="float">
            <text:p>1,472</text:p>
          </table:table-cell>
          <table:table-cell office:value-type="float" office:value="19440254" calcext:value-type="float">
            <text:p>19440254</text:p>
          </table:table-cell>
          <table:table-cell office:value-type="float" office:value="2467980" calcext:value-type="float">
            <text:p>2467980</text:p>
          </table:table-cell>
          <table:table-cell office:value-type="float" office:value="97.831" calcext:value-type="float">
            <text:p>97,83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.792" calcext:value-type="float">
            <text:p>3,792</text:p>
          </table:table-cell>
          <table:table-cell office:value-type="float" office:value="25436848" calcext:value-type="float">
            <text:p>25436848</text:p>
          </table:table-cell>
          <table:table-cell office:value-type="float" office:value="4556417" calcext:value-type="float">
            <text:p>4556417</text:p>
          </table:table-cell>
          <table:table-cell office:value-type="float" office:value="95.903" calcext:value-type="float">
            <text:p>95,90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749" calcext:value-type="float">
            <text:p>0,749</text:p>
          </table:table-cell>
          <table:table-cell office:value-type="float" office:value="6308857" calcext:value-type="float">
            <text:p>6308857</text:p>
          </table:table-cell>
          <table:table-cell office:value-type="float" office:value="1620476" calcext:value-type="float">
            <text:p>1620476</text:p>
          </table:table-cell>
          <table:table-cell office:value-type="float" office:value="95.752" calcext:value-type="float">
            <text:p>95,7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44" calcext:value-type="float">
            <text:p>1,444</text:p>
          </table:table-cell>
          <table:table-cell office:value-type="float" office:value="18879500" calcext:value-type="float">
            <text:p>18879500</text:p>
          </table:table-cell>
          <table:table-cell office:value-type="float" office:value="2404658" calcext:value-type="float">
            <text:p>2404658</text:p>
          </table:table-cell>
          <table:table-cell office:value-type="float" office:value="97.82" calcext:value-type="float">
            <text:p>97,8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.756" calcext:value-type="float">
            <text:p>3,756</text:p>
          </table:table-cell>
          <table:table-cell office:value-type="float" office:value="25165928" calcext:value-type="float">
            <text:p>25165928</text:p>
          </table:table-cell>
          <table:table-cell office:value-type="float" office:value="4507965" calcext:value-type="float">
            <text:p>4507965</text:p>
          </table:table-cell>
          <table:table-cell office:value-type="float" office:value="95.861" calcext:value-type="float">
            <text:p>95,86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54" calcext:value-type="float">
            <text:p>0,754</text:p>
          </table:table-cell>
          <table:table-cell office:value-type="float" office:value="6299090" calcext:value-type="float">
            <text:p>6299090</text:p>
          </table:table-cell>
          <table:table-cell office:value-type="float" office:value="1620728" calcext:value-type="float">
            <text:p>1620728</text:p>
          </table:table-cell>
          <table:table-cell office:value-type="float" office:value="95.68" calcext:value-type="float">
            <text:p>95,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92" calcext:value-type="float">
            <text:p>1,392</text:p>
          </table:table-cell>
          <table:table-cell office:value-type="float" office:value="18439326" calcext:value-type="float">
            <text:p>18439326</text:p>
          </table:table-cell>
          <table:table-cell office:value-type="float" office:value="2351044" calcext:value-type="float">
            <text:p>2351044</text:p>
          </table:table-cell>
          <table:table-cell office:value-type="float" office:value="97.759" calcext:value-type="float">
            <text:p>97,7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.743" calcext:value-type="float">
            <text:p>3,743</text:p>
          </table:table-cell>
          <table:table-cell office:value-type="float" office:value="24861051" calcext:value-type="float">
            <text:p>24861051</text:p>
          </table:table-cell>
          <table:table-cell office:value-type="float" office:value="4457083" calcext:value-type="float">
            <text:p>4457083</text:p>
          </table:table-cell>
          <table:table-cell office:value-type="float" office:value="95.822" calcext:value-type="float">
            <text:p>95,8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31" calcext:value-type="float">
            <text:p>0,731</text:p>
          </table:table-cell>
          <table:table-cell office:value-type="float" office:value="6131922" calcext:value-type="float">
            <text:p>6131922</text:p>
          </table:table-cell>
          <table:table-cell office:value-type="float" office:value="1575816" calcext:value-type="float">
            <text:p>1575816</text:p>
          </table:table-cell>
          <table:table-cell office:value-type="float" office:value="95.64" calcext:value-type="float">
            <text:p>95,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368" calcext:value-type="float">
            <text:p>1,368</text:p>
          </table:table-cell>
          <table:table-cell office:value-type="float" office:value="18250287" calcext:value-type="float">
            <text:p>18250287</text:p>
          </table:table-cell>
          <table:table-cell office:value-type="float" office:value="2329953" calcext:value-type="float">
            <text:p>2329953</text:p>
          </table:table-cell>
          <table:table-cell office:value-type="float" office:value="97.781" calcext:value-type="float">
            <text:p>97,7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.701" calcext:value-type="float">
            <text:p>3,701</text:p>
          </table:table-cell>
          <table:table-cell office:value-type="float" office:value="24732288" calcext:value-type="float">
            <text:p>24732288</text:p>
          </table:table-cell>
          <table:table-cell office:value-type="float" office:value="4434254" calcext:value-type="float">
            <text:p>4434254</text:p>
          </table:table-cell>
          <table:table-cell office:value-type="float" office:value="95.85" calcext:value-type="float">
            <text:p>95,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32" calcext:value-type="float">
            <text:p>0,732</text:p>
          </table:table-cell>
          <table:table-cell office:value-type="float" office:value="5996939" calcext:value-type="float">
            <text:p>5996939</text:p>
          </table:table-cell>
          <table:table-cell office:value-type="float" office:value="1538221" calcext:value-type="float">
            <text:p>1538221</text:p>
          </table:table-cell>
          <table:table-cell office:value-type="float" office:value="95.42" calcext:value-type="float">
            <text:p>95,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355" calcext:value-type="float">
            <text:p>1,355</text:p>
          </table:table-cell>
          <table:table-cell office:value-type="float" office:value="18031037" calcext:value-type="float">
            <text:p>18031037</text:p>
          </table:table-cell>
          <table:table-cell office:value-type="float" office:value="2301892" calcext:value-type="float">
            <text:p>2301892</text:p>
          </table:table-cell>
          <table:table-cell office:value-type="float" office:value="97.7" calcext:value-type="float">
            <text:p>97,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.669" calcext:value-type="float">
            <text:p>3,669</text:p>
          </table:table-cell>
          <table:table-cell office:value-type="float" office:value="24418437" calcext:value-type="float">
            <text:p>24418437</text:p>
          </table:table-cell>
          <table:table-cell office:value-type="float" office:value="4376144" calcext:value-type="float">
            <text:p>4376144</text:p>
          </table:table-cell>
          <table:table-cell office:value-type="float" office:value="95.846" calcext:value-type="float">
            <text:p>95,84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2" calcext:value-type="float">
            <text:p>0,72</text:p>
          </table:table-cell>
          <table:table-cell office:value-type="float" office:value="5907740" calcext:value-type="float">
            <text:p>5907740</text:p>
          </table:table-cell>
          <table:table-cell office:value-type="float" office:value="1515244" calcext:value-type="float">
            <text:p>1515244</text:p>
          </table:table-cell>
          <table:table-cell office:value-type="float" office:value="95.39" calcext:value-type="float">
            <text:p>95,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351" calcext:value-type="float">
            <text:p>1,351</text:p>
          </table:table-cell>
          <table:table-cell office:value-type="float" office:value="17959355" calcext:value-type="float">
            <text:p>17959355</text:p>
          </table:table-cell>
          <table:table-cell office:value-type="float" office:value="2293556" calcext:value-type="float">
            <text:p>2293556</text:p>
          </table:table-cell>
          <table:table-cell office:value-type="float" office:value="97.728" calcext:value-type="float">
            <text:p>97,72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.74" calcext:value-type="float">
            <text:p>3,74</text:p>
          </table:table-cell>
          <table:table-cell office:value-type="float" office:value="24266809" calcext:value-type="float">
            <text:p>24266809</text:p>
          </table:table-cell>
          <table:table-cell office:value-type="float" office:value="4355341" calcext:value-type="float">
            <text:p>4355341</text:p>
          </table:table-cell>
          <table:table-cell office:value-type="float" office:value="95.763" calcext:value-type="float">
            <text:p>95,76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02" calcext:value-type="float">
            <text:p>0,702</text:p>
          </table:table-cell>
          <table:table-cell office:value-type="float" office:value="5792791" calcext:value-type="float">
            <text:p>5792791</text:p>
          </table:table-cell>
          <table:table-cell office:value-type="float" office:value="1487820" calcext:value-type="float">
            <text:p>1487820</text:p>
          </table:table-cell>
          <table:table-cell office:value-type="float" office:value="95.346" calcext:value-type="float">
            <text:p>95,3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312" calcext:value-type="float">
            <text:p>1,312</text:p>
          </table:table-cell>
          <table:table-cell office:value-type="float" office:value="17902206" calcext:value-type="float">
            <text:p>17902206</text:p>
          </table:table-cell>
          <table:table-cell office:value-type="float" office:value="2285702" calcext:value-type="float">
            <text:p>2285702</text:p>
          </table:table-cell>
          <table:table-cell office:value-type="float" office:value="97.7" calcext:value-type="float">
            <text:p>97,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.746" calcext:value-type="float">
            <text:p>3,746</text:p>
          </table:table-cell>
          <table:table-cell office:value-type="float" office:value="23963508" calcext:value-type="float">
            <text:p>23963508</text:p>
          </table:table-cell>
          <table:table-cell office:value-type="float" office:value="4300807" calcext:value-type="float">
            <text:p>4300807</text:p>
          </table:table-cell>
          <table:table-cell office:value-type="float" office:value="95.863" calcext:value-type="float">
            <text:p>95,86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684" calcext:value-type="float">
            <text:p>0,684</text:p>
          </table:table-cell>
          <table:table-cell office:value-type="float" office:value="5618800" calcext:value-type="float">
            <text:p>5618800</text:p>
          </table:table-cell>
          <table:table-cell office:value-type="float" office:value="1445949" calcext:value-type="float">
            <text:p>1445949</text:p>
          </table:table-cell>
          <table:table-cell office:value-type="float" office:value="95.325" calcext:value-type="float">
            <text:p>95,3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32" calcext:value-type="float">
            <text:p>1,332</text:p>
          </table:table-cell>
          <table:table-cell office:value-type="float" office:value="17805644" calcext:value-type="float">
            <text:p>17805644</text:p>
          </table:table-cell>
          <table:table-cell office:value-type="float" office:value="2274629" calcext:value-type="float">
            <text:p>2274629</text:p>
          </table:table-cell>
          <table:table-cell office:value-type="float" office:value="97.701" calcext:value-type="float">
            <text:p>97,70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.64" calcext:value-type="float">
            <text:p>3,64</text:p>
          </table:table-cell>
          <table:table-cell office:value-type="float" office:value="23835835" calcext:value-type="float">
            <text:p>23835835</text:p>
          </table:table-cell>
          <table:table-cell office:value-type="float" office:value="4285130" calcext:value-type="float">
            <text:p>4285130</text:p>
          </table:table-cell>
          <table:table-cell office:value-type="float" office:value="95.845" calcext:value-type="float">
            <text:p>95,84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681" calcext:value-type="float">
            <text:p>0,681</text:p>
          </table:table-cell>
          <table:table-cell office:value-type="float" office:value="5579827" calcext:value-type="float">
            <text:p>5579827</text:p>
          </table:table-cell>
          <table:table-cell office:value-type="float" office:value="1435278" calcext:value-type="float">
            <text:p>1435278</text:p>
          </table:table-cell>
          <table:table-cell office:value-type="float" office:value="95.243" calcext:value-type="float">
            <text:p>95,2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371" calcext:value-type="float">
            <text:p>1,371</text:p>
          </table:table-cell>
          <table:table-cell office:value-type="float" office:value="17891253" calcext:value-type="float">
            <text:p>17891253</text:p>
          </table:table-cell>
          <table:table-cell office:value-type="float" office:value="2282105" calcext:value-type="float">
            <text:p>2282105</text:p>
          </table:table-cell>
          <table:table-cell office:value-type="float" office:value="97.657" calcext:value-type="float">
            <text:p>97,6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.051" calcext:value-type="float">
            <text:p>4,051</text:p>
          </table:table-cell>
          <table:table-cell office:value-type="float" office:value="23646851" calcext:value-type="float">
            <text:p>23646851</text:p>
          </table:table-cell>
          <table:table-cell office:value-type="float" office:value="4248951" calcext:value-type="float">
            <text:p>4248951</text:p>
          </table:table-cell>
          <table:table-cell office:value-type="float" office:value="95.773" calcext:value-type="float">
            <text:p>95,77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662" calcext:value-type="float">
            <text:p>0,662</text:p>
          </table:table-cell>
          <table:table-cell office:value-type="float" office:value="5451564" calcext:value-type="float">
            <text:p>5451564</text:p>
          </table:table-cell>
          <table:table-cell office:value-type="float" office:value="1401177" calcext:value-type="float">
            <text:p>1401177</text:p>
          </table:table-cell>
          <table:table-cell office:value-type="float" office:value="95.154" calcext:value-type="float">
            <text:p>95,1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08" calcext:value-type="float">
            <text:p>1,308</text:p>
          </table:table-cell>
          <table:table-cell office:value-type="float" office:value="17519729" calcext:value-type="float">
            <text:p>17519729</text:p>
          </table:table-cell>
          <table:table-cell office:value-type="float" office:value="2237729" calcext:value-type="float">
            <text:p>2237729</text:p>
          </table:table-cell>
          <table:table-cell office:value-type="float" office:value="97.642" calcext:value-type="float">
            <text:p>97,6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513" calcext:value-type="float">
            <text:p>3,513</text:p>
          </table:table-cell>
          <table:table-cell office:value-type="float" office:value="23411123" calcext:value-type="float">
            <text:p>23411123</text:p>
          </table:table-cell>
          <table:table-cell office:value-type="float" office:value="4207472" calcext:value-type="float">
            <text:p>4207472</text:p>
          </table:table-cell>
          <table:table-cell office:value-type="float" office:value="95.8" calcext:value-type="float">
            <text:p>95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676" calcext:value-type="float">
            <text:p>0,676</text:p>
          </table:table-cell>
          <table:table-cell office:value-type="float" office:value="5474564" calcext:value-type="float">
            <text:p>5474564</text:p>
          </table:table-cell>
          <table:table-cell office:value-type="float" office:value="1406222" calcext:value-type="float">
            <text:p>1406222</text:p>
          </table:table-cell>
          <table:table-cell office:value-type="float" office:value="95.156" calcext:value-type="float">
            <text:p>95,1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285" calcext:value-type="float">
            <text:p>1,285</text:p>
          </table:table-cell>
          <table:table-cell office:value-type="float" office:value="17049721" calcext:value-type="float">
            <text:p>17049721</text:p>
          </table:table-cell>
          <table:table-cell office:value-type="float" office:value="2183170" calcext:value-type="float">
            <text:p>2183170</text:p>
          </table:table-cell>
          <table:table-cell office:value-type="float" office:value="97.605" calcext:value-type="float">
            <text:p>97,6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.483" calcext:value-type="float">
            <text:p>3,483</text:p>
          </table:table-cell>
          <table:table-cell office:value-type="float" office:value="23160560" calcext:value-type="float">
            <text:p>23160560</text:p>
          </table:table-cell>
          <table:table-cell office:value-type="float" office:value="4168757" calcext:value-type="float">
            <text:p>4168757</text:p>
          </table:table-cell>
          <table:table-cell office:value-type="float" office:value="95.814" calcext:value-type="float">
            <text:p>95,8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662" calcext:value-type="float">
            <text:p>0,662</text:p>
          </table:table-cell>
          <table:table-cell office:value-type="float" office:value="5115254" calcext:value-type="float">
            <text:p>5115254</text:p>
          </table:table-cell>
          <table:table-cell office:value-type="float" office:value="1315288" calcext:value-type="float">
            <text:p>1315288</text:p>
          </table:table-cell>
          <table:table-cell office:value-type="float" office:value="95.271" calcext:value-type="float">
            <text:p>95,2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83" calcext:value-type="float">
            <text:p>1,283</text:p>
          </table:table-cell>
          <table:table-cell office:value-type="float" office:value="17121915" calcext:value-type="float">
            <text:p>17121915</text:p>
          </table:table-cell>
          <table:table-cell office:value-type="float" office:value="2191123" calcext:value-type="float">
            <text:p>2191123</text:p>
          </table:table-cell>
          <table:table-cell office:value-type="float" office:value="97.568" calcext:value-type="float">
            <text:p>97,56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.434" calcext:value-type="float">
            <text:p>3,434</text:p>
          </table:table-cell>
          <table:table-cell office:value-type="float" office:value="22877961" calcext:value-type="float">
            <text:p>22877961</text:p>
          </table:table-cell>
          <table:table-cell office:value-type="float" office:value="4116204" calcext:value-type="float">
            <text:p>4116204</text:p>
          </table:table-cell>
          <table:table-cell office:value-type="float" office:value="95.779" calcext:value-type="float">
            <text:p>95,77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631" calcext:value-type="float">
            <text:p>0,631</text:p>
          </table:table-cell>
          <table:table-cell office:value-type="float" office:value="5048272" calcext:value-type="float">
            <text:p>5048272</text:p>
          </table:table-cell>
          <table:table-cell office:value-type="float" office:value="1299383" calcext:value-type="float">
            <text:p>1299383</text:p>
          </table:table-cell>
          <table:table-cell office:value-type="float" office:value="95.235" calcext:value-type="float">
            <text:p>95,2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47" calcext:value-type="float">
            <text:p>1,247</text:p>
          </table:table-cell>
          <table:table-cell office:value-type="float" office:value="17053529" calcext:value-type="float">
            <text:p>17053529</text:p>
          </table:table-cell>
          <table:table-cell office:value-type="float" office:value="2183242" calcext:value-type="float">
            <text:p>2183242</text:p>
          </table:table-cell>
          <table:table-cell office:value-type="float" office:value="97.56" calcext:value-type="float">
            <text:p>97,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36" calcext:value-type="float">
            <text:p>3,36</text:p>
          </table:table-cell>
          <table:table-cell office:value-type="float" office:value="22827600" calcext:value-type="float">
            <text:p>22827600</text:p>
          </table:table-cell>
          <table:table-cell office:value-type="float" office:value="4111085" calcext:value-type="float">
            <text:p>4111085</text:p>
          </table:table-cell>
          <table:table-cell office:value-type="float" office:value="95.748" calcext:value-type="float">
            <text:p>95,7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634" calcext:value-type="float">
            <text:p>0,634</text:p>
          </table:table-cell>
          <table:table-cell office:value-type="float" office:value="5061809" calcext:value-type="float">
            <text:p>5061809</text:p>
          </table:table-cell>
          <table:table-cell office:value-type="float" office:value="1300087" calcext:value-type="float">
            <text:p>1300087</text:p>
          </table:table-cell>
          <table:table-cell office:value-type="float" office:value="95.06" calcext:value-type="float">
            <text:p>95,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304" calcext:value-type="float">
            <text:p>1,304</text:p>
          </table:table-cell>
          <table:table-cell office:value-type="float" office:value="16885850" calcext:value-type="float">
            <text:p>16885850</text:p>
          </table:table-cell>
          <table:table-cell office:value-type="float" office:value="2161259" calcext:value-type="float">
            <text:p>2161259</text:p>
          </table:table-cell>
          <table:table-cell office:value-type="float" office:value="97.556" calcext:value-type="float">
            <text:p>97,55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.356" calcext:value-type="float">
            <text:p>3,356</text:p>
          </table:table-cell>
          <table:table-cell office:value-type="float" office:value="22520644" calcext:value-type="float">
            <text:p>22520644</text:p>
          </table:table-cell>
          <table:table-cell office:value-type="float" office:value="4056567" calcext:value-type="float">
            <text:p>4056567</text:p>
          </table:table-cell>
          <table:table-cell office:value-type="float" office:value="95.777" calcext:value-type="float">
            <text:p>95,7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641" calcext:value-type="float">
            <text:p>0,641</text:p>
          </table:table-cell>
          <table:table-cell office:value-type="float" office:value="5106759" calcext:value-type="float">
            <text:p>5106759</text:p>
          </table:table-cell>
          <table:table-cell office:value-type="float" office:value="1320558" calcext:value-type="float">
            <text:p>1320558</text:p>
          </table:table-cell>
          <table:table-cell office:value-type="float" office:value="95.242" calcext:value-type="float">
            <text:p>95,2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313" calcext:value-type="float">
            <text:p>1,313</text:p>
          </table:table-cell>
          <table:table-cell office:value-type="float" office:value="16661798" calcext:value-type="float">
            <text:p>16661798</text:p>
          </table:table-cell>
          <table:table-cell office:value-type="float" office:value="2136184" calcext:value-type="float">
            <text:p>2136184</text:p>
          </table:table-cell>
          <table:table-cell office:value-type="float" office:value="97.522" calcext:value-type="float">
            <text:p>97,52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.315" calcext:value-type="float">
            <text:p>3,315</text:p>
          </table:table-cell>
          <table:table-cell office:value-type="float" office:value="22366888" calcext:value-type="float">
            <text:p>22366888</text:p>
          </table:table-cell>
          <table:table-cell office:value-type="float" office:value="4030176" calcext:value-type="float">
            <text:p>4030176</text:p>
          </table:table-cell>
          <table:table-cell office:value-type="float" office:value="95.779" calcext:value-type="float">
            <text:p>95,77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601" calcext:value-type="float">
            <text:p>0,601</text:p>
          </table:table-cell>
          <table:table-cell office:value-type="float" office:value="4772265" calcext:value-type="float">
            <text:p>4772265</text:p>
          </table:table-cell>
          <table:table-cell office:value-type="float" office:value="1229575" calcext:value-type="float">
            <text:p>1229575</text:p>
          </table:table-cell>
          <table:table-cell office:value-type="float" office:value="95.041" calcext:value-type="float">
            <text:p>95,0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232" calcext:value-type="float">
            <text:p>1,232</text:p>
          </table:table-cell>
          <table:table-cell office:value-type="float" office:value="16313854" calcext:value-type="float">
            <text:p>16313854</text:p>
          </table:table-cell>
          <table:table-cell office:value-type="float" office:value="2095049" calcext:value-type="float">
            <text:p>2095049</text:p>
          </table:table-cell>
          <table:table-cell office:value-type="float" office:value="97.527" calcext:value-type="float">
            <text:p>97,52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.324" calcext:value-type="float">
            <text:p>3,324</text:p>
          </table:table-cell>
          <table:table-cell office:value-type="float" office:value="22157743" calcext:value-type="float">
            <text:p>22157743</text:p>
          </table:table-cell>
          <table:table-cell office:value-type="float" office:value="3994109" calcext:value-type="float">
            <text:p>3994109</text:p>
          </table:table-cell>
          <table:table-cell office:value-type="float" office:value="95.713" calcext:value-type="float">
            <text:p>95,71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621" calcext:value-type="float">
            <text:p>0,621</text:p>
          </table:table-cell>
          <table:table-cell office:value-type="float" office:value="4938265" calcext:value-type="float">
            <text:p>4938265</text:p>
          </table:table-cell>
          <table:table-cell office:value-type="float" office:value="1278882" calcext:value-type="float">
            <text:p>1278882</text:p>
          </table:table-cell>
          <table:table-cell office:value-type="float" office:value="95.194" calcext:value-type="float">
            <text:p>95,1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232" calcext:value-type="float">
            <text:p>1,232</text:p>
          </table:table-cell>
          <table:table-cell office:value-type="float" office:value="16282547" calcext:value-type="float">
            <text:p>16282547</text:p>
          </table:table-cell>
          <table:table-cell office:value-type="float" office:value="2091486" calcext:value-type="float">
            <text:p>2091486</text:p>
          </table:table-cell>
          <table:table-cell office:value-type="float" office:value="97.51" calcext:value-type="float">
            <text:p>97,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.229" calcext:value-type="float">
            <text:p>3,229</text:p>
          </table:table-cell>
          <table:table-cell office:value-type="float" office:value="21966072" calcext:value-type="float">
            <text:p>21966072</text:p>
          </table:table-cell>
          <table:table-cell office:value-type="float" office:value="3962827" calcext:value-type="float">
            <text:p>3962827</text:p>
          </table:table-cell>
          <table:table-cell office:value-type="float" office:value="95.777" calcext:value-type="float">
            <text:p>95,77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599" calcext:value-type="float">
            <text:p>0,599</text:p>
          </table:table-cell>
          <table:table-cell office:value-type="float" office:value="4816417" calcext:value-type="float">
            <text:p>4816417</text:p>
          </table:table-cell>
          <table:table-cell office:value-type="float" office:value="1240227" calcext:value-type="float">
            <text:p>1240227</text:p>
          </table:table-cell>
          <table:table-cell office:value-type="float" office:value="94.837" calcext:value-type="float">
            <text:p>94,8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213" calcext:value-type="float">
            <text:p>1,213</text:p>
          </table:table-cell>
          <table:table-cell office:value-type="float" office:value="15999191" calcext:value-type="float">
            <text:p>15999191</text:p>
          </table:table-cell>
          <table:table-cell office:value-type="float" office:value="2055028" calcext:value-type="float">
            <text:p>2055028</text:p>
          </table:table-cell>
          <table:table-cell office:value-type="float" office:value="97.465" calcext:value-type="float">
            <text:p>97,46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237" calcext:value-type="float">
            <text:p>3,237</text:p>
          </table:table-cell>
          <table:table-cell office:value-type="float" office:value="21700224" calcext:value-type="float">
            <text:p>21700224</text:p>
          </table:table-cell>
          <table:table-cell office:value-type="float" office:value="3916476" calcext:value-type="float">
            <text:p>3916476</text:p>
          </table:table-cell>
          <table:table-cell office:value-type="float" office:value="95.733" calcext:value-type="float">
            <text:p>95,73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594" calcext:value-type="float">
            <text:p>0,594</text:p>
          </table:table-cell>
          <table:table-cell office:value-type="float" office:value="4749301" calcext:value-type="float">
            <text:p>4749301</text:p>
          </table:table-cell>
          <table:table-cell office:value-type="float" office:value="1225326" calcext:value-type="float">
            <text:p>1225326</text:p>
          </table:table-cell>
          <table:table-cell office:value-type="float" office:value="94.755" calcext:value-type="float">
            <text:p>94,7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207" calcext:value-type="float">
            <text:p>1,207</text:p>
          </table:table-cell>
          <table:table-cell office:value-type="float" office:value="15998939" calcext:value-type="float">
            <text:p>15998939</text:p>
          </table:table-cell>
          <table:table-cell office:value-type="float" office:value="2058824" calcext:value-type="float">
            <text:p>2058824</text:p>
          </table:table-cell>
          <table:table-cell office:value-type="float" office:value="97.436" calcext:value-type="float">
            <text:p>97,4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.187" calcext:value-type="float">
            <text:p>3,187</text:p>
          </table:table-cell>
          <table:table-cell office:value-type="float" office:value="21587241" calcext:value-type="float">
            <text:p>21587241</text:p>
          </table:table-cell>
          <table:table-cell office:value-type="float" office:value="3893839" calcext:value-type="float">
            <text:p>3893839</text:p>
          </table:table-cell>
          <table:table-cell office:value-type="float" office:value="95.676" calcext:value-type="float">
            <text:p>95,67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584" calcext:value-type="float">
            <text:p>0,584</text:p>
          </table:table-cell>
          <table:table-cell office:value-type="float" office:value="4650502" calcext:value-type="float">
            <text:p>4650502</text:p>
          </table:table-cell>
          <table:table-cell office:value-type="float" office:value="1199786" calcext:value-type="float">
            <text:p>1199786</text:p>
          </table:table-cell>
          <table:table-cell office:value-type="float" office:value="94.748" calcext:value-type="float">
            <text:p>94,7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202" calcext:value-type="float">
            <text:p>1,202</text:p>
          </table:table-cell>
          <table:table-cell office:value-type="float" office:value="15897280" calcext:value-type="float">
            <text:p>15897280</text:p>
          </table:table-cell>
          <table:table-cell office:value-type="float" office:value="2047099" calcext:value-type="float">
            <text:p>2047099</text:p>
          </table:table-cell>
          <table:table-cell office:value-type="float" office:value="97.462" calcext:value-type="float">
            <text:p>97,46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.187" calcext:value-type="float">
            <text:p>3,187</text:p>
          </table:table-cell>
          <table:table-cell office:value-type="float" office:value="21357698" calcext:value-type="float">
            <text:p>21357698</text:p>
          </table:table-cell>
          <table:table-cell office:value-type="float" office:value="3853622" calcext:value-type="float">
            <text:p>3853622</text:p>
          </table:table-cell>
          <table:table-cell office:value-type="float" office:value="95.761" calcext:value-type="float">
            <text:p>95,7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58" calcext:value-type="float">
            <text:p>0,58</text:p>
          </table:table-cell>
          <table:table-cell office:value-type="float" office:value="4450324" calcext:value-type="float">
            <text:p>4450324</text:p>
          </table:table-cell>
          <table:table-cell office:value-type="float" office:value="1151793" calcext:value-type="float">
            <text:p>1151793</text:p>
          </table:table-cell>
          <table:table-cell office:value-type="float" office:value="94.937" calcext:value-type="float">
            <text:p>94,9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178" calcext:value-type="float">
            <text:p>1,178</text:p>
          </table:table-cell>
          <table:table-cell office:value-type="float" office:value="15582285" calcext:value-type="float">
            <text:p>15582285</text:p>
          </table:table-cell>
          <table:table-cell office:value-type="float" office:value="2007325" calcext:value-type="float">
            <text:p>2007325</text:p>
          </table:table-cell>
          <table:table-cell office:value-type="float" office:value="97.359" calcext:value-type="float">
            <text:p>97,35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.133" calcext:value-type="float">
            <text:p>3,133</text:p>
          </table:table-cell>
          <table:table-cell office:value-type="float" office:value="21175549" calcext:value-type="float">
            <text:p>21175549</text:p>
          </table:table-cell>
          <table:table-cell office:value-type="float" office:value="3825277" calcext:value-type="float">
            <text:p>3825277</text:p>
          </table:table-cell>
          <table:table-cell office:value-type="float" office:value="95.714" calcext:value-type="float">
            <text:p>95,71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566" calcext:value-type="float">
            <text:p>0,566</text:p>
          </table:table-cell>
          <table:table-cell office:value-type="float" office:value="4405656" calcext:value-type="float">
            <text:p>4405656</text:p>
          </table:table-cell>
          <table:table-cell office:value-type="float" office:value="1141032" calcext:value-type="float">
            <text:p>1141032</text:p>
          </table:table-cell>
          <table:table-cell office:value-type="float" office:value="94.93" calcext:value-type="float">
            <text:p>94,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158" calcext:value-type="float">
            <text:p>1,158</text:p>
          </table:table-cell>
          <table:table-cell office:value-type="float" office:value="15166564" calcext:value-type="float">
            <text:p>15166564</text:p>
          </table:table-cell>
          <table:table-cell office:value-type="float" office:value="1956466" calcext:value-type="float">
            <text:p>1956466</text:p>
          </table:table-cell>
          <table:table-cell office:value-type="float" office:value="97.318" calcext:value-type="float">
            <text:p>97,3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.158" calcext:value-type="float">
            <text:p>3,158</text:p>
          </table:table-cell>
          <table:table-cell office:value-type="float" office:value="20973522" calcext:value-type="float">
            <text:p>20973522</text:p>
          </table:table-cell>
          <table:table-cell office:value-type="float" office:value="3791648" calcext:value-type="float">
            <text:p>3791648</text:p>
          </table:table-cell>
          <table:table-cell office:value-type="float" office:value="95.722" calcext:value-type="float">
            <text:p>95,72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575" calcext:value-type="float">
            <text:p>0,575</text:p>
          </table:table-cell>
          <table:table-cell office:value-type="float" office:value="4471280" calcext:value-type="float">
            <text:p>4471280</text:p>
          </table:table-cell>
          <table:table-cell office:value-type="float" office:value="1154104" calcext:value-type="float">
            <text:p>1154104</text:p>
          </table:table-cell>
          <table:table-cell office:value-type="float" office:value="94.587" calcext:value-type="float">
            <text:p>94,5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48" calcext:value-type="float">
            <text:p>1,148</text:p>
          </table:table-cell>
          <table:table-cell office:value-type="float" office:value="15417515" calcext:value-type="float">
            <text:p>15417515</text:p>
          </table:table-cell>
          <table:table-cell office:value-type="float" office:value="1983460" calcext:value-type="float">
            <text:p>1983460</text:p>
          </table:table-cell>
          <table:table-cell office:value-type="float" office:value="97.323" calcext:value-type="float">
            <text:p>97,3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085" calcext:value-type="float">
            <text:p>3,085</text:p>
          </table:table-cell>
          <table:table-cell office:value-type="float" office:value="20751652" calcext:value-type="float">
            <text:p>20751652</text:p>
          </table:table-cell>
          <table:table-cell office:value-type="float" office:value="3750290" calcext:value-type="float">
            <text:p>3750290</text:p>
          </table:table-cell>
          <table:table-cell office:value-type="float" office:value="95.752" calcext:value-type="float">
            <text:p>95,7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7" calcext:value-type="float">
            <text:p>0,57</text:p>
          </table:table-cell>
          <table:table-cell office:value-type="float" office:value="4426066" calcext:value-type="float">
            <text:p>4426066</text:p>
          </table:table-cell>
          <table:table-cell office:value-type="float" office:value="1143185" calcext:value-type="float">
            <text:p>1143185</text:p>
          </table:table-cell>
          <table:table-cell office:value-type="float" office:value="94.216" calcext:value-type="float">
            <text:p>94,2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165" calcext:value-type="float">
            <text:p>1,165</text:p>
          </table:table-cell>
          <table:table-cell office:value-type="float" office:value="14905856" calcext:value-type="float">
            <text:p>14905856</text:p>
          </table:table-cell>
          <table:table-cell office:value-type="float" office:value="1926648" calcext:value-type="float">
            <text:p>1926648</text:p>
          </table:table-cell>
          <table:table-cell office:value-type="float" office:value="97.364" calcext:value-type="float">
            <text:p>97,36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.067" calcext:value-type="float">
            <text:p>3,067</text:p>
          </table:table-cell>
          <table:table-cell office:value-type="float" office:value="20660137" calcext:value-type="float">
            <text:p>20660137</text:p>
          </table:table-cell>
          <table:table-cell office:value-type="float" office:value="3739393" calcext:value-type="float">
            <text:p>3739393</text:p>
          </table:table-cell>
          <table:table-cell office:value-type="float" office:value="95.763" calcext:value-type="float">
            <text:p>95,7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563" calcext:value-type="float">
            <text:p>0,563</text:p>
          </table:table-cell>
          <table:table-cell office:value-type="float" office:value="4361163" calcext:value-type="float">
            <text:p>4361163</text:p>
          </table:table-cell>
          <table:table-cell office:value-type="float" office:value="1126461" calcext:value-type="float">
            <text:p>1126461</text:p>
          </table:table-cell>
          <table:table-cell office:value-type="float" office:value="94.155" calcext:value-type="float">
            <text:p>94,1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153" calcext:value-type="float">
            <text:p>1,153</text:p>
          </table:table-cell>
          <table:table-cell office:value-type="float" office:value="15236046" calcext:value-type="float">
            <text:p>15236046</text:p>
          </table:table-cell>
          <table:table-cell office:value-type="float" office:value="1962462" calcext:value-type="float">
            <text:p>1962462</text:p>
          </table:table-cell>
          <table:table-cell office:value-type="float" office:value="97.337" calcext:value-type="float">
            <text:p>97,33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.116" calcext:value-type="float">
            <text:p>3,116</text:p>
          </table:table-cell>
          <table:table-cell office:value-type="float" office:value="20379099" calcext:value-type="float">
            <text:p>20379099</text:p>
          </table:table-cell>
          <table:table-cell office:value-type="float" office:value="3688014" calcext:value-type="float">
            <text:p>3688014</text:p>
          </table:table-cell>
          <table:table-cell office:value-type="float" office:value="95.751" calcext:value-type="float">
            <text:p>95,75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571" calcext:value-type="float">
            <text:p>0,571</text:p>
          </table:table-cell>
          <table:table-cell office:value-type="float" office:value="4337276" calcext:value-type="float">
            <text:p>4337276</text:p>
          </table:table-cell>
          <table:table-cell office:value-type="float" office:value="1120470" calcext:value-type="float">
            <text:p>1120470</text:p>
          </table:table-cell>
          <table:table-cell office:value-type="float" office:value="94.162" calcext:value-type="float">
            <text:p>94,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129" calcext:value-type="float">
            <text:p>1,129</text:p>
          </table:table-cell>
          <table:table-cell office:value-type="float" office:value="15136514" calcext:value-type="float">
            <text:p>15136514</text:p>
          </table:table-cell>
          <table:table-cell office:value-type="float" office:value="1950713" calcext:value-type="float">
            <text:p>1950713</text:p>
          </table:table-cell>
          <table:table-cell office:value-type="float" office:value="97.304" calcext:value-type="float">
            <text:p>97,3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.084" calcext:value-type="float">
            <text:p>3,084</text:p>
          </table:table-cell>
          <table:table-cell office:value-type="float" office:value="20250780" calcext:value-type="float">
            <text:p>20250780</text:p>
          </table:table-cell>
          <table:table-cell office:value-type="float" office:value="3667401" calcext:value-type="float">
            <text:p>3667401</text:p>
          </table:table-cell>
          <table:table-cell office:value-type="float" office:value="95.739" calcext:value-type="float">
            <text:p>95,73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558" calcext:value-type="float">
            <text:p>0,558</text:p>
          </table:table-cell>
          <table:table-cell office:value-type="float" office:value="4264615" calcext:value-type="float">
            <text:p>4264615</text:p>
          </table:table-cell>
          <table:table-cell office:value-type="float" office:value="1102730" calcext:value-type="float">
            <text:p>1102730</text:p>
          </table:table-cell>
          <table:table-cell office:value-type="float" office:value="94.122" calcext:value-type="float">
            <text:p>94,1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5" calcext:value-type="float">
            <text:p>1,05</text:p>
          </table:table-cell>
          <table:table-cell office:value-type="float" office:value="14214862" calcext:value-type="float">
            <text:p>14214862</text:p>
          </table:table-cell>
          <table:table-cell office:value-type="float" office:value="1840515" calcext:value-type="float">
            <text:p>1840515</text:p>
          </table:table-cell>
          <table:table-cell office:value-type="float" office:value="97.243" calcext:value-type="float">
            <text:p>97,24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.207" calcext:value-type="float">
            <text:p>3,207</text:p>
          </table:table-cell>
          <table:table-cell office:value-type="float" office:value="20024195" calcext:value-type="float">
            <text:p>20024195</text:p>
          </table:table-cell>
          <table:table-cell office:value-type="float" office:value="3627745" calcext:value-type="float">
            <text:p>3627745</text:p>
          </table:table-cell>
          <table:table-cell office:value-type="float" office:value="95.683" calcext:value-type="float">
            <text:p>95,68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542" calcext:value-type="float">
            <text:p>0,542</text:p>
          </table:table-cell>
          <table:table-cell office:value-type="float" office:value="4176535" calcext:value-type="float">
            <text:p>4176535</text:p>
          </table:table-cell>
          <table:table-cell office:value-type="float" office:value="1080308" calcext:value-type="float">
            <text:p>1080308</text:p>
          </table:table-cell>
          <table:table-cell office:value-type="float" office:value="94.074" calcext:value-type="float">
            <text:p>94,0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121" calcext:value-type="float">
            <text:p>1,121</text:p>
          </table:table-cell>
          <table:table-cell office:value-type="float" office:value="14777453" calcext:value-type="float">
            <text:p>14777453</text:p>
          </table:table-cell>
          <table:table-cell office:value-type="float" office:value="1906654" calcext:value-type="float">
            <text:p>1906654</text:p>
          </table:table-cell>
          <table:table-cell office:value-type="float" office:value="97.194" calcext:value-type="float">
            <text:p>97,19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.997" calcext:value-type="float">
            <text:p>2,997</text:p>
          </table:table-cell>
          <table:table-cell office:value-type="float" office:value="19905048" calcext:value-type="float">
            <text:p>19905048</text:p>
          </table:table-cell>
          <table:table-cell office:value-type="float" office:value="3607338" calcext:value-type="float">
            <text:p>3607338</text:p>
          </table:table-cell>
          <table:table-cell office:value-type="float" office:value="95.7" calcext:value-type="float">
            <text:p>95,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538" calcext:value-type="float">
            <text:p>0,538</text:p>
          </table:table-cell>
          <table:table-cell office:value-type="float" office:value="4120559" calcext:value-type="float">
            <text:p>4120559</text:p>
          </table:table-cell>
          <table:table-cell office:value-type="float" office:value="1065525" calcext:value-type="float">
            <text:p>1065525</text:p>
          </table:table-cell>
          <table:table-cell office:value-type="float" office:value="94.021" calcext:value-type="float">
            <text:p>94,0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86" calcext:value-type="float">
            <text:p>1,086</text:p>
          </table:table-cell>
          <table:table-cell office:value-type="float" office:value="14346897" calcext:value-type="float">
            <text:p>14346897</text:p>
          </table:table-cell>
          <table:table-cell office:value-type="float" office:value="1857162" calcext:value-type="float">
            <text:p>1857162</text:p>
          </table:table-cell>
          <table:table-cell office:value-type="float" office:value="97.232" calcext:value-type="float">
            <text:p>97,2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.941" calcext:value-type="float">
            <text:p>2,941</text:p>
          </table:table-cell>
          <table:table-cell office:value-type="float" office:value="19759941" calcext:value-type="float">
            <text:p>19759941</text:p>
          </table:table-cell>
          <table:table-cell office:value-type="float" office:value="3583571" calcext:value-type="float">
            <text:p>3583571</text:p>
          </table:table-cell>
          <table:table-cell office:value-type="float" office:value="95.506" calcext:value-type="float">
            <text:p>95,5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531" calcext:value-type="float">
            <text:p>0,531</text:p>
          </table:table-cell>
          <table:table-cell office:value-type="float" office:value="4081809" calcext:value-type="float">
            <text:p>4081809</text:p>
          </table:table-cell>
          <table:table-cell office:value-type="float" office:value="1056581" calcext:value-type="float">
            <text:p>1056581</text:p>
          </table:table-cell>
          <table:table-cell office:value-type="float" office:value="93.98" calcext:value-type="float">
            <text:p>93,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45" calcext:value-type="float">
            <text:p>1,045</text:p>
          </table:table-cell>
          <table:table-cell office:value-type="float" office:value="14067961" calcext:value-type="float">
            <text:p>14067961</text:p>
          </table:table-cell>
          <table:table-cell office:value-type="float" office:value="1826722" calcext:value-type="float">
            <text:p>1826722</text:p>
          </table:table-cell>
          <table:table-cell office:value-type="float" office:value="97.169" calcext:value-type="float">
            <text:p>97,16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.948" calcext:value-type="float">
            <text:p>2,948</text:p>
          </table:table-cell>
          <table:table-cell office:value-type="float" office:value="19491573" calcext:value-type="float">
            <text:p>19491573</text:p>
          </table:table-cell>
          <table:table-cell office:value-type="float" office:value="3533861" calcext:value-type="float">
            <text:p>3533861</text:p>
          </table:table-cell>
          <table:table-cell office:value-type="float" office:value="95.62" calcext:value-type="float">
            <text:p>95,6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531" calcext:value-type="float">
            <text:p>0,531</text:p>
          </table:table-cell>
          <table:table-cell office:value-type="float" office:value="3953444" calcext:value-type="float">
            <text:p>3953444</text:p>
          </table:table-cell>
          <table:table-cell office:value-type="float" office:value="1022446" calcext:value-type="float">
            <text:p>1022446</text:p>
          </table:table-cell>
          <table:table-cell office:value-type="float" office:value="93.899" calcext:value-type="float">
            <text:p>93,8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112" calcext:value-type="float">
            <text:p>1,112</text:p>
          </table:table-cell>
          <table:table-cell office:value-type="float" office:value="14176469" calcext:value-type="float">
            <text:p>14176469</text:p>
          </table:table-cell>
          <table:table-cell office:value-type="float" office:value="1831311" calcext:value-type="float">
            <text:p>1831311</text:p>
          </table:table-cell>
          <table:table-cell office:value-type="float" office:value="97.193" calcext:value-type="float">
            <text:p>97,19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.882" calcext:value-type="float">
            <text:p>2,882</text:p>
          </table:table-cell>
          <table:table-cell office:value-type="float" office:value="19405066" calcext:value-type="float">
            <text:p>19405066</text:p>
          </table:table-cell>
          <table:table-cell office:value-type="float" office:value="3521041" calcext:value-type="float">
            <text:p>3521041</text:p>
          </table:table-cell>
          <table:table-cell office:value-type="float" office:value="95.648" calcext:value-type="float">
            <text:p>95,6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511" calcext:value-type="float">
            <text:p>0,511</text:p>
          </table:table-cell>
          <table:table-cell office:value-type="float" office:value="3925612" calcext:value-type="float">
            <text:p>3925612</text:p>
          </table:table-cell>
          <table:table-cell office:value-type="float" office:value="1016870" calcext:value-type="float">
            <text:p>1016870</text:p>
          </table:table-cell>
          <table:table-cell office:value-type="float" office:value="93.918" calcext:value-type="float">
            <text:p>93,9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5" calcext:value-type="float">
            <text:p>1,05</text:p>
          </table:table-cell>
          <table:table-cell office:value-type="float" office:value="13794007" calcext:value-type="float">
            <text:p>13794007</text:p>
          </table:table-cell>
          <table:table-cell office:value-type="float" office:value="1789477" calcext:value-type="float">
            <text:p>1789477</text:p>
          </table:table-cell>
          <table:table-cell office:value-type="float" office:value="97.16" calcext:value-type="float">
            <text:p>97,1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.822" calcext:value-type="float">
            <text:p>2,822</text:p>
          </table:table-cell>
          <table:table-cell office:value-type="float" office:value="19203923" calcext:value-type="float">
            <text:p>19203923</text:p>
          </table:table-cell>
          <table:table-cell office:value-type="float" office:value="3486948" calcext:value-type="float">
            <text:p>3486948</text:p>
          </table:table-cell>
          <table:table-cell office:value-type="float" office:value="95.673" calcext:value-type="float">
            <text:p>95,67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502" calcext:value-type="float">
            <text:p>0,502</text:p>
          </table:table-cell>
          <table:table-cell office:value-type="float" office:value="3852291" calcext:value-type="float">
            <text:p>3852291</text:p>
          </table:table-cell>
          <table:table-cell office:value-type="float" office:value="996823" calcext:value-type="float">
            <text:p>996823</text:p>
          </table:table-cell>
          <table:table-cell office:value-type="float" office:value="93.926" calcext:value-type="float">
            <text:p>93,9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55" calcext:value-type="float">
            <text:p>1,055</text:p>
          </table:table-cell>
          <table:table-cell office:value-type="float" office:value="13980766" calcext:value-type="float">
            <text:p>13980766</text:p>
          </table:table-cell>
          <table:table-cell office:value-type="float" office:value="1811255" calcext:value-type="float">
            <text:p>1811255</text:p>
          </table:table-cell>
          <table:table-cell office:value-type="float" office:value="97.125" calcext:value-type="float">
            <text:p>97,12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.838" calcext:value-type="float">
            <text:p>2,838</text:p>
          </table:table-cell>
          <table:table-cell office:value-type="float" office:value="18971604" calcext:value-type="float">
            <text:p>18971604</text:p>
          </table:table-cell>
          <table:table-cell office:value-type="float" office:value="3449855" calcext:value-type="float">
            <text:p>3449855</text:p>
          </table:table-cell>
          <table:table-cell office:value-type="float" office:value="95.593" calcext:value-type="float">
            <text:p>95,59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518" calcext:value-type="float">
            <text:p>0,518</text:p>
          </table:table-cell>
          <table:table-cell office:value-type="float" office:value="3900715" calcext:value-type="float">
            <text:p>3900715</text:p>
          </table:table-cell>
          <table:table-cell office:value-type="float" office:value="1018829" calcext:value-type="float">
            <text:p>1018829</text:p>
          </table:table-cell>
          <table:table-cell office:value-type="float" office:value="94.302" calcext:value-type="float">
            <text:p>94,3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16" calcext:value-type="float">
            <text:p>1,016</text:p>
          </table:table-cell>
          <table:table-cell office:value-type="float" office:value="13282639" calcext:value-type="float">
            <text:p>13282639</text:p>
          </table:table-cell>
          <table:table-cell office:value-type="float" office:value="1727835" calcext:value-type="float">
            <text:p>1727835</text:p>
          </table:table-cell>
          <table:table-cell office:value-type="float" office:value="97.072" calcext:value-type="float">
            <text:p>97,07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.82" calcext:value-type="float">
            <text:p>2,82</text:p>
          </table:table-cell>
          <table:table-cell office:value-type="float" office:value="18844451" calcext:value-type="float">
            <text:p>18844451</text:p>
          </table:table-cell>
          <table:table-cell office:value-type="float" office:value="3426542" calcext:value-type="float">
            <text:p>3426542</text:p>
          </table:table-cell>
          <table:table-cell office:value-type="float" office:value="95.61" calcext:value-type="float">
            <text:p>95,6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514" calcext:value-type="float">
            <text:p>0,514</text:p>
          </table:table-cell>
          <table:table-cell office:value-type="float" office:value="3879162" calcext:value-type="float">
            <text:p>3879162</text:p>
          </table:table-cell>
          <table:table-cell office:value-type="float" office:value="1014105" calcext:value-type="float">
            <text:p>1014105</text:p>
          </table:table-cell>
          <table:table-cell office:value-type="float" office:value="94.277" calcext:value-type="float">
            <text:p>94,2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23" calcext:value-type="float">
            <text:p>1,023</text:p>
          </table:table-cell>
          <table:table-cell office:value-type="float" office:value="13609089" calcext:value-type="float">
            <text:p>13609089</text:p>
          </table:table-cell>
          <table:table-cell office:value-type="float" office:value="1767095" calcext:value-type="float">
            <text:p>1767095</text:p>
          </table:table-cell>
          <table:table-cell office:value-type="float" office:value="97.112" calcext:value-type="float">
            <text:p>97,1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.775" calcext:value-type="float">
            <text:p>2,775</text:p>
          </table:table-cell>
          <table:table-cell office:value-type="float" office:value="18733069" calcext:value-type="float">
            <text:p>18733069</text:p>
          </table:table-cell>
          <table:table-cell office:value-type="float" office:value="3405971" calcext:value-type="float">
            <text:p>3405971</text:p>
          </table:table-cell>
          <table:table-cell office:value-type="float" office:value="95.546" calcext:value-type="float">
            <text:p>95,54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505" calcext:value-type="float">
            <text:p>0,505</text:p>
          </table:table-cell>
          <table:table-cell office:value-type="float" office:value="3833457" calcext:value-type="float">
            <text:p>3833457</text:p>
          </table:table-cell>
          <table:table-cell office:value-type="float" office:value="1002519" calcext:value-type="float">
            <text:p>1002519</text:p>
          </table:table-cell>
          <table:table-cell office:value-type="float" office:value="94.269" calcext:value-type="float">
            <text:p>94,2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039" calcext:value-type="float">
            <text:p>1,039</text:p>
          </table:table-cell>
          <table:table-cell office:value-type="float" office:value="13412409" calcext:value-type="float">
            <text:p>13412409</text:p>
          </table:table-cell>
          <table:table-cell office:value-type="float" office:value="1740548" calcext:value-type="float">
            <text:p>1740548</text:p>
          </table:table-cell>
          <table:table-cell office:value-type="float" office:value="97.099" calcext:value-type="float">
            <text:p>97,0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.739" calcext:value-type="float">
            <text:p>2,739</text:p>
          </table:table-cell>
          <table:table-cell office:value-type="float" office:value="18426828" calcext:value-type="float">
            <text:p>18426828</text:p>
          </table:table-cell>
          <table:table-cell office:value-type="float" office:value="3349825" calcext:value-type="float">
            <text:p>3349825</text:p>
          </table:table-cell>
          <table:table-cell office:value-type="float" office:value="95.609" calcext:value-type="float">
            <text:p>95,60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491" calcext:value-type="float">
            <text:p>0,491</text:p>
          </table:table-cell>
          <table:table-cell office:value-type="float" office:value="3679595" calcext:value-type="float">
            <text:p>3679595</text:p>
          </table:table-cell>
          <table:table-cell office:value-type="float" office:value="959553" calcext:value-type="float">
            <text:p>959553</text:p>
          </table:table-cell>
          <table:table-cell office:value-type="float" office:value="94.089" calcext:value-type="float">
            <text:p>94,0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97" calcext:value-type="float">
            <text:p>0,997</text:p>
          </table:table-cell>
          <table:table-cell office:value-type="float" office:value="13242432" calcext:value-type="float">
            <text:p>13242432</text:p>
          </table:table-cell>
          <table:table-cell office:value-type="float" office:value="1721560" calcext:value-type="float">
            <text:p>1721560</text:p>
          </table:table-cell>
          <table:table-cell office:value-type="float" office:value="97.091" calcext:value-type="float">
            <text:p>97,0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.759" calcext:value-type="float">
            <text:p>2,759</text:p>
          </table:table-cell>
          <table:table-cell office:value-type="float" office:value="18434414" calcext:value-type="float">
            <text:p>18434414</text:p>
          </table:table-cell>
          <table:table-cell office:value-type="float" office:value="3356464" calcext:value-type="float">
            <text:p>3356464</text:p>
          </table:table-cell>
          <table:table-cell office:value-type="float" office:value="95.441" calcext:value-type="float">
            <text:p>95,44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49" calcext:value-type="float">
            <text:p>0,49</text:p>
          </table:table-cell>
          <table:table-cell office:value-type="float" office:value="3688535" calcext:value-type="float">
            <text:p>3688535</text:p>
          </table:table-cell>
          <table:table-cell office:value-type="float" office:value="964856" calcext:value-type="float">
            <text:p>964856</text:p>
          </table:table-cell>
          <table:table-cell office:value-type="float" office:value="94.158" calcext:value-type="float">
            <text:p>94,1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9" calcext:value-type="float">
            <text:p>0,959</text:p>
          </table:table-cell>
          <table:table-cell office:value-type="float" office:value="12906674" calcext:value-type="float">
            <text:p>12906674</text:p>
          </table:table-cell>
          <table:table-cell office:value-type="float" office:value="1681929" calcext:value-type="float">
            <text:p>1681929</text:p>
          </table:table-cell>
          <table:table-cell office:value-type="float" office:value="97.033" calcext:value-type="float">
            <text:p>97,0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716" calcext:value-type="float">
            <text:p>2,716</text:p>
          </table:table-cell>
          <table:table-cell office:value-type="float" office:value="18137958" calcext:value-type="float">
            <text:p>18137958</text:p>
          </table:table-cell>
          <table:table-cell office:value-type="float" office:value="3301662" calcext:value-type="float">
            <text:p>3301662</text:p>
          </table:table-cell>
          <table:table-cell office:value-type="float" office:value="95.63" calcext:value-type="float">
            <text:p>95,6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484" calcext:value-type="float">
            <text:p>0,484</text:p>
          </table:table-cell>
          <table:table-cell office:value-type="float" office:value="3655508" calcext:value-type="float">
            <text:p>3655508</text:p>
          </table:table-cell>
          <table:table-cell office:value-type="float" office:value="955588" calcext:value-type="float">
            <text:p>955588</text:p>
          </table:table-cell>
          <table:table-cell office:value-type="float" office:value="94.105" calcext:value-type="float">
            <text:p>94,1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016" calcext:value-type="float">
            <text:p>1,016</text:p>
          </table:table-cell>
          <table:table-cell office:value-type="float" office:value="12998628" calcext:value-type="float">
            <text:p>12998628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97.017" calcext:value-type="float">
            <text:p>97,01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.691" calcext:value-type="float">
            <text:p>2,691</text:p>
          </table:table-cell>
          <table:table-cell office:value-type="float" office:value="17995544" calcext:value-type="float">
            <text:p>17995544</text:p>
          </table:table-cell>
          <table:table-cell office:value-type="float" office:value="3276294" calcext:value-type="float">
            <text:p>3276294</text:p>
          </table:table-cell>
          <table:table-cell office:value-type="float" office:value="95.599" calcext:value-type="float">
            <text:p>95,59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483" calcext:value-type="float">
            <text:p>0,483</text:p>
          </table:table-cell>
          <table:table-cell office:value-type="float" office:value="3623355" calcext:value-type="float">
            <text:p>3623355</text:p>
          </table:table-cell>
          <table:table-cell office:value-type="float" office:value="944996" calcext:value-type="float">
            <text:p>944996</text:p>
          </table:table-cell>
          <table:table-cell office:value-type="float" office:value="94.063" calcext:value-type="float">
            <text:p>94,0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001" calcext:value-type="float">
            <text:p>1,001</text:p>
          </table:table-cell>
          <table:table-cell office:value-type="float" office:value="12789362" calcext:value-type="float">
            <text:p>12789362</text:p>
          </table:table-cell>
          <table:table-cell office:value-type="float" office:value="1664243" calcext:value-type="float">
            <text:p>1664243</text:p>
          </table:table-cell>
          <table:table-cell office:value-type="float" office:value="97.002" calcext:value-type="float">
            <text:p>97,00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.686" calcext:value-type="float">
            <text:p>2,686</text:p>
          </table:table-cell>
          <table:table-cell office:value-type="float" office:value="17831560" calcext:value-type="float">
            <text:p>17831560</text:p>
          </table:table-cell>
          <table:table-cell office:value-type="float" office:value="3246752" calcext:value-type="float">
            <text:p>3246752</text:p>
          </table:table-cell>
          <table:table-cell office:value-type="float" office:value="95.49" calcext:value-type="float">
            <text:p>95,4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454" calcext:value-type="float">
            <text:p>0,454</text:p>
          </table:table-cell>
          <table:table-cell office:value-type="float" office:value="3381649" calcext:value-type="float">
            <text:p>3381649</text:p>
          </table:table-cell>
          <table:table-cell office:value-type="float" office:value="874277" calcext:value-type="float">
            <text:p>874277</text:p>
          </table:table-cell>
          <table:table-cell office:value-type="float" office:value="93.484" calcext:value-type="float">
            <text:p>93,4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" calcext:value-type="float">
            <text:p>0,95</text:p>
          </table:table-cell>
          <table:table-cell office:value-type="float" office:value="12467593" calcext:value-type="float">
            <text:p>12467593</text:p>
          </table:table-cell>
          <table:table-cell office:value-type="float" office:value="1628875" calcext:value-type="float">
            <text:p>1628875</text:p>
          </table:table-cell>
          <table:table-cell office:value-type="float" office:value="96.985" calcext:value-type="float">
            <text:p>96,9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.651" calcext:value-type="float">
            <text:p>2,651</text:p>
          </table:table-cell>
          <table:table-cell office:value-type="float" office:value="17799521" calcext:value-type="float">
            <text:p>17799521</text:p>
          </table:table-cell>
          <table:table-cell office:value-type="float" office:value="3243988" calcext:value-type="float">
            <text:p>3243988</text:p>
          </table:table-cell>
          <table:table-cell office:value-type="float" office:value="95.558" calcext:value-type="float">
            <text:p>95,55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444" calcext:value-type="float">
            <text:p>0,444</text:p>
          </table:table-cell>
          <table:table-cell office:value-type="float" office:value="3284252" calcext:value-type="float">
            <text:p>3284252</text:p>
          </table:table-cell>
          <table:table-cell office:value-type="float" office:value="851183" calcext:value-type="float">
            <text:p>851183</text:p>
          </table:table-cell>
          <table:table-cell office:value-type="float" office:value="93.434" calcext:value-type="float">
            <text:p>93,4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6" calcext:value-type="float">
            <text:p>0,96</text:p>
          </table:table-cell>
          <table:table-cell office:value-type="float" office:value="12797935" calcext:value-type="float">
            <text:p>12797935</text:p>
          </table:table-cell>
          <table:table-cell office:value-type="float" office:value="1666461" calcext:value-type="float">
            <text:p>1666461</text:p>
          </table:table-cell>
          <table:table-cell office:value-type="float" office:value="96.918" calcext:value-type="float">
            <text:p>96,91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.591" calcext:value-type="float">
            <text:p>2,591</text:p>
          </table:table-cell>
          <table:table-cell office:value-type="float" office:value="17406440" calcext:value-type="float">
            <text:p>17406440</text:p>
          </table:table-cell>
          <table:table-cell office:value-type="float" office:value="3175198" calcext:value-type="float">
            <text:p>3175198</text:p>
          </table:table-cell>
          <table:table-cell office:value-type="float" office:value="95.587" calcext:value-type="float">
            <text:p>95,58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498" calcext:value-type="float">
            <text:p>0,498</text:p>
          </table:table-cell>
          <table:table-cell office:value-type="float" office:value="3544862" calcext:value-type="float">
            <text:p>3544862</text:p>
          </table:table-cell>
          <table:table-cell office:value-type="float" office:value="924738" calcext:value-type="float">
            <text:p>924738</text:p>
          </table:table-cell>
          <table:table-cell office:value-type="float" office:value="93.645" calcext:value-type="float">
            <text:p>93,6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21" calcext:value-type="float">
            <text:p>0,921</text:p>
          </table:table-cell>
          <table:table-cell office:value-type="float" office:value="12161289" calcext:value-type="float">
            <text:p>12161289</text:p>
          </table:table-cell>
          <table:table-cell office:value-type="float" office:value="1589485" calcext:value-type="float">
            <text:p>1589485</text:p>
          </table:table-cell>
          <table:table-cell office:value-type="float" office:value="96.947" calcext:value-type="float">
            <text:p>96,94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566" calcext:value-type="float">
            <text:p>2,566</text:p>
          </table:table-cell>
          <table:table-cell office:value-type="float" office:value="17343283" calcext:value-type="float">
            <text:p>17343283</text:p>
          </table:table-cell>
          <table:table-cell office:value-type="float" office:value="3165857" calcext:value-type="float">
            <text:p>3165857</text:p>
          </table:table-cell>
          <table:table-cell office:value-type="float" office:value="95.587" calcext:value-type="float">
            <text:p>95,58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492" calcext:value-type="float">
            <text:p>0,492</text:p>
          </table:table-cell>
          <table:table-cell office:value-type="float" office:value="3566898" calcext:value-type="float">
            <text:p>3566898</text:p>
          </table:table-cell>
          <table:table-cell office:value-type="float" office:value="933016" calcext:value-type="float">
            <text:p>933016</text:p>
          </table:table-cell>
          <table:table-cell office:value-type="float" office:value="93.523" calcext:value-type="float">
            <text:p>93,5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7" calcext:value-type="float">
            <text:p>0,997</text:p>
          </table:table-cell>
          <table:table-cell office:value-type="float" office:value="12851010" calcext:value-type="float">
            <text:p>12851010</text:p>
          </table:table-cell>
          <table:table-cell office:value-type="float" office:value="1671731" calcext:value-type="float">
            <text:p>1671731</text:p>
          </table:table-cell>
          <table:table-cell office:value-type="float" office:value="96.945" calcext:value-type="float">
            <text:p>96,94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.542" calcext:value-type="float">
            <text:p>2,542</text:p>
          </table:table-cell>
          <table:table-cell office:value-type="float" office:value="17202876" calcext:value-type="float">
            <text:p>17202876</text:p>
          </table:table-cell>
          <table:table-cell office:value-type="float" office:value="3135802" calcext:value-type="float">
            <text:p>3135802</text:p>
          </table:table-cell>
          <table:table-cell office:value-type="float" office:value="95.555" calcext:value-type="float">
            <text:p>95,55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482" calcext:value-type="float">
            <text:p>0,482</text:p>
          </table:table-cell>
          <table:table-cell office:value-type="float" office:value="3521895" calcext:value-type="float">
            <text:p>3521895</text:p>
          </table:table-cell>
          <table:table-cell office:value-type="float" office:value="920164" calcext:value-type="float">
            <text:p>920164</text:p>
          </table:table-cell>
          <table:table-cell office:value-type="float" office:value="93.509" calcext:value-type="float">
            <text:p>93,5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36" calcext:value-type="float">
            <text:p>0,936</text:p>
          </table:table-cell>
          <table:table-cell office:value-type="float" office:value="12322951" calcext:value-type="float">
            <text:p>12322951</text:p>
          </table:table-cell>
          <table:table-cell office:value-type="float" office:value="1612372" calcext:value-type="float">
            <text:p>1612372</text:p>
          </table:table-cell>
          <table:table-cell office:value-type="float" office:value="96.845" calcext:value-type="float">
            <text:p>96,84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.498" calcext:value-type="float">
            <text:p>2,498</text:p>
          </table:table-cell>
          <table:table-cell office:value-type="float" office:value="17022749" calcext:value-type="float">
            <text:p>17022749</text:p>
          </table:table-cell>
          <table:table-cell office:value-type="float" office:value="3107117" calcext:value-type="float">
            <text:p>3107117</text:p>
          </table:table-cell>
          <table:table-cell office:value-type="float" office:value="95.596" calcext:value-type="float">
            <text:p>95,59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471" calcext:value-type="float">
            <text:p>0,471</text:p>
          </table:table-cell>
          <table:table-cell office:value-type="float" office:value="3509478" calcext:value-type="float">
            <text:p>3509478</text:p>
          </table:table-cell>
          <table:table-cell office:value-type="float" office:value="919505" calcext:value-type="float">
            <text:p>919505</text:p>
          </table:table-cell>
          <table:table-cell office:value-type="float" office:value="93.546" calcext:value-type="float">
            <text:p>93,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879" calcext:value-type="float">
            <text:p>0,879</text:p>
          </table:table-cell>
          <table:table-cell office:value-type="float" office:value="11637883" calcext:value-type="float">
            <text:p>11637883</text:p>
          </table:table-cell>
          <table:table-cell office:value-type="float" office:value="1526122" calcext:value-type="float">
            <text:p>1526122</text:p>
          </table:table-cell>
          <table:table-cell office:value-type="float" office:value="96.879" calcext:value-type="float">
            <text:p>96,87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.518" calcext:value-type="float">
            <text:p>2,518</text:p>
          </table:table-cell>
          <table:table-cell office:value-type="float" office:value="16830940" calcext:value-type="float">
            <text:p>16830940</text:p>
          </table:table-cell>
          <table:table-cell office:value-type="float" office:value="3075850" calcext:value-type="float">
            <text:p>3075850</text:p>
          </table:table-cell>
          <table:table-cell office:value-type="float" office:value="95.503" calcext:value-type="float">
            <text:p>95,50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472" calcext:value-type="float">
            <text:p>0,472</text:p>
          </table:table-cell>
          <table:table-cell office:value-type="float" office:value="3511650" calcext:value-type="float">
            <text:p>3511650</text:p>
          </table:table-cell>
          <table:table-cell office:value-type="float" office:value="917931" calcext:value-type="float">
            <text:p>917931</text:p>
          </table:table-cell>
          <table:table-cell office:value-type="float" office:value="93.419" calcext:value-type="float">
            <text:p>93,4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33" calcext:value-type="float">
            <text:p>0,933</text:p>
          </table:table-cell>
          <table:table-cell office:value-type="float" office:value="11976527" calcext:value-type="float">
            <text:p>11976527</text:p>
          </table:table-cell>
          <table:table-cell office:value-type="float" office:value="1567212" calcext:value-type="float">
            <text:p>1567212</text:p>
          </table:table-cell>
          <table:table-cell office:value-type="float" office:value="96.858" calcext:value-type="float">
            <text:p>96,8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.498" calcext:value-type="float">
            <text:p>2,498</text:p>
          </table:table-cell>
          <table:table-cell office:value-type="float" office:value="16709521" calcext:value-type="float">
            <text:p>16709521</text:p>
          </table:table-cell>
          <table:table-cell office:value-type="float" office:value="3052253" calcext:value-type="float">
            <text:p>3052253</text:p>
          </table:table-cell>
          <table:table-cell office:value-type="float" office:value="95.516" calcext:value-type="float">
            <text:p>95,5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458" calcext:value-type="float">
            <text:p>0,458</text:p>
          </table:table-cell>
          <table:table-cell office:value-type="float" office:value="3347733" calcext:value-type="float">
            <text:p>3347733</text:p>
          </table:table-cell>
          <table:table-cell office:value-type="float" office:value="877700" calcext:value-type="float">
            <text:p>877700</text:p>
          </table:table-cell>
          <table:table-cell office:value-type="float" office:value="93.272" calcext:value-type="float">
            <text:p>93,2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81" calcext:value-type="float">
            <text:p>0,881</text:p>
          </table:table-cell>
          <table:table-cell office:value-type="float" office:value="11680699" calcext:value-type="float">
            <text:p>11680699</text:p>
          </table:table-cell>
          <table:table-cell office:value-type="float" office:value="1532233" calcext:value-type="float">
            <text:p>1532233</text:p>
          </table:table-cell>
          <table:table-cell office:value-type="float" office:value="96.802" calcext:value-type="float">
            <text:p>96,80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.469" calcext:value-type="float">
            <text:p>2,469</text:p>
          </table:table-cell>
          <table:table-cell office:value-type="float" office:value="16558654" calcext:value-type="float">
            <text:p>16558654</text:p>
          </table:table-cell>
          <table:table-cell office:value-type="float" office:value="3027960" calcext:value-type="float">
            <text:p>3027960</text:p>
          </table:table-cell>
          <table:table-cell office:value-type="float" office:value="95.505" calcext:value-type="float">
            <text:p>95,50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447" calcext:value-type="float">
            <text:p>0,447</text:p>
          </table:table-cell>
          <table:table-cell office:value-type="float" office:value="3274807" calcext:value-type="float">
            <text:p>3274807</text:p>
          </table:table-cell>
          <table:table-cell office:value-type="float" office:value="857880" calcext:value-type="float">
            <text:p>857880</text:p>
          </table:table-cell>
          <table:table-cell office:value-type="float" office:value="93.103" calcext:value-type="float">
            <text:p>93,1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866" calcext:value-type="float">
            <text:p>0,866</text:p>
          </table:table-cell>
          <table:table-cell office:value-type="float" office:value="11522902" calcext:value-type="float">
            <text:p>11522902</text:p>
          </table:table-cell>
          <table:table-cell office:value-type="float" office:value="1512647" calcext:value-type="float">
            <text:p>1512647</text:p>
          </table:table-cell>
          <table:table-cell office:value-type="float" office:value="96.806" calcext:value-type="float">
            <text:p>96,80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.441" calcext:value-type="float">
            <text:p>2,441</text:p>
          </table:table-cell>
          <table:table-cell office:value-type="float" office:value="16436311" calcext:value-type="float">
            <text:p>16436311</text:p>
          </table:table-cell>
          <table:table-cell office:value-type="float" office:value="3003927" calcext:value-type="float">
            <text:p>3003927</text:p>
          </table:table-cell>
          <table:table-cell office:value-type="float" office:value="95.294" calcext:value-type="float">
            <text:p>95,2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44" calcext:value-type="float">
            <text:p>0,44</text:p>
          </table:table-cell>
          <table:table-cell office:value-type="float" office:value="3243287" calcext:value-type="float">
            <text:p>3243287</text:p>
          </table:table-cell>
          <table:table-cell office:value-type="float" office:value="849169" calcext:value-type="float">
            <text:p>849169</text:p>
          </table:table-cell>
          <table:table-cell office:value-type="float" office:value="93.01" calcext:value-type="float">
            <text:p>93,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871" calcext:value-type="float">
            <text:p>0,871</text:p>
          </table:table-cell>
          <table:table-cell office:value-type="float" office:value="11430145" calcext:value-type="float">
            <text:p>11430145</text:p>
          </table:table-cell>
          <table:table-cell office:value-type="float" office:value="1499639" calcext:value-type="float">
            <text:p>1499639</text:p>
          </table:table-cell>
          <table:table-cell office:value-type="float" office:value="96.771" calcext:value-type="float">
            <text:p>96,77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.404" calcext:value-type="float">
            <text:p>2,404</text:p>
          </table:table-cell>
          <table:table-cell office:value-type="float" office:value="16260121" calcext:value-type="float">
            <text:p>16260121</text:p>
          </table:table-cell>
          <table:table-cell office:value-type="float" office:value="2973697" calcext:value-type="float">
            <text:p>2973697</text:p>
          </table:table-cell>
          <table:table-cell office:value-type="float" office:value="95.477" calcext:value-type="float">
            <text:p>95,47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408" calcext:value-type="float">
            <text:p>0,408</text:p>
          </table:table-cell>
          <table:table-cell office:value-type="float" office:value="2954972" calcext:value-type="float">
            <text:p>2954972</text:p>
          </table:table-cell>
          <table:table-cell office:value-type="float" office:value="766794" calcext:value-type="float">
            <text:p>766794</text:p>
          </table:table-cell>
          <table:table-cell office:value-type="float" office:value="92.941" calcext:value-type="float">
            <text:p>92,9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81" calcext:value-type="float">
            <text:p>0,881</text:p>
          </table:table-cell>
          <table:table-cell office:value-type="float" office:value="11406745" calcext:value-type="float">
            <text:p>11406745</text:p>
          </table:table-cell>
          <table:table-cell office:value-type="float" office:value="1496024" calcext:value-type="float">
            <text:p>1496024</text:p>
          </table:table-cell>
          <table:table-cell office:value-type="float" office:value="96.822" calcext:value-type="float">
            <text:p>96,82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.386" calcext:value-type="float">
            <text:p>2,386</text:p>
          </table:table-cell>
          <table:table-cell office:value-type="float" office:value="16131520" calcext:value-type="float">
            <text:p>16131520</text:p>
          </table:table-cell>
          <table:table-cell office:value-type="float" office:value="2954396" calcext:value-type="float">
            <text:p>2954396</text:p>
          </table:table-cell>
          <table:table-cell office:value-type="float" office:value="95.535" calcext:value-type="float">
            <text:p>95,53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415" calcext:value-type="float">
            <text:p>0,415</text:p>
          </table:table-cell>
          <table:table-cell office:value-type="float" office:value="3021477" calcext:value-type="float">
            <text:p>3021477</text:p>
          </table:table-cell>
          <table:table-cell office:value-type="float" office:value="787813" calcext:value-type="float">
            <text:p>787813</text:p>
          </table:table-cell>
          <table:table-cell office:value-type="float" office:value="93.052" calcext:value-type="float">
            <text:p>93,0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7" calcext:value-type="float">
            <text:p>0,847</text:p>
          </table:table-cell>
          <table:table-cell office:value-type="float" office:value="11242137" calcext:value-type="float">
            <text:p>11242137</text:p>
          </table:table-cell>
          <table:table-cell office:value-type="float" office:value="1478719" calcext:value-type="float">
            <text:p>1478719</text:p>
          </table:table-cell>
          <table:table-cell office:value-type="float" office:value="96.755" calcext:value-type="float">
            <text:p>96,75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.364" calcext:value-type="float">
            <text:p>2,364</text:p>
          </table:table-cell>
          <table:table-cell office:value-type="float" office:value="15904126" calcext:value-type="float">
            <text:p>15904126</text:p>
          </table:table-cell>
          <table:table-cell office:value-type="float" office:value="2909177" calcext:value-type="float">
            <text:p>2909177</text:p>
          </table:table-cell>
          <table:table-cell office:value-type="float" office:value="95.516" calcext:value-type="float">
            <text:p>95,51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408" calcext:value-type="float">
            <text:p>0,408</text:p>
          </table:table-cell>
          <table:table-cell office:value-type="float" office:value="2908764" calcext:value-type="float">
            <text:p>2908764</text:p>
          </table:table-cell>
          <table:table-cell office:value-type="float" office:value="763439" calcext:value-type="float">
            <text:p>763439</text:p>
          </table:table-cell>
          <table:table-cell office:value-type="float" office:value="93.082" calcext:value-type="float">
            <text:p>93,0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82" calcext:value-type="float">
            <text:p>0,882</text:p>
          </table:table-cell>
          <table:table-cell office:value-type="float" office:value="11487875" calcext:value-type="float">
            <text:p>11487875</text:p>
          </table:table-cell>
          <table:table-cell office:value-type="float" office:value="1507280" calcext:value-type="float">
            <text:p>1507280</text:p>
          </table:table-cell>
          <table:table-cell office:value-type="float" office:value="96.71" calcext:value-type="float">
            <text:p>96,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352" calcext:value-type="float">
            <text:p>2,352</text:p>
          </table:table-cell>
          <table:table-cell office:value-type="float" office:value="15838849" calcext:value-type="float">
            <text:p>15838849</text:p>
          </table:table-cell>
          <table:table-cell office:value-type="float" office:value="2901639" calcext:value-type="float">
            <text:p>2901639</text:p>
          </table:table-cell>
          <table:table-cell office:value-type="float" office:value="95.509" calcext:value-type="float">
            <text:p>95,50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417" calcext:value-type="float">
            <text:p>0,417</text:p>
          </table:table-cell>
          <table:table-cell office:value-type="float" office:value="2994487" calcext:value-type="float">
            <text:p>2994487</text:p>
          </table:table-cell>
          <table:table-cell office:value-type="float" office:value="789402" calcext:value-type="float">
            <text:p>789402</text:p>
          </table:table-cell>
          <table:table-cell office:value-type="float" office:value="93.457" calcext:value-type="float">
            <text:p>93,4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69" calcext:value-type="float">
            <text:p>0,869</text:p>
          </table:table-cell>
          <table:table-cell office:value-type="float" office:value="11285263" calcext:value-type="float">
            <text:p>11285263</text:p>
          </table:table-cell>
          <table:table-cell office:value-type="float" office:value="1479877" calcext:value-type="float">
            <text:p>1479877</text:p>
          </table:table-cell>
          <table:table-cell office:value-type="float" office:value="96.711" calcext:value-type="float">
            <text:p>96,71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.353" calcext:value-type="float">
            <text:p>2,353</text:p>
          </table:table-cell>
          <table:table-cell office:value-type="float" office:value="15690831" calcext:value-type="float">
            <text:p>15690831</text:p>
          </table:table-cell>
          <table:table-cell office:value-type="float" office:value="2875421" calcext:value-type="float">
            <text:p>2875421</text:p>
          </table:table-cell>
          <table:table-cell office:value-type="float" office:value="95.481" calcext:value-type="float">
            <text:p>95,48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415" calcext:value-type="float">
            <text:p>0,415</text:p>
          </table:table-cell>
          <table:table-cell office:value-type="float" office:value="2966653" calcext:value-type="float">
            <text:p>2966653</text:p>
          </table:table-cell>
          <table:table-cell office:value-type="float" office:value="781085" calcext:value-type="float">
            <text:p>781085</text:p>
          </table:table-cell>
          <table:table-cell office:value-type="float" office:value="93.461" calcext:value-type="float">
            <text:p>93,4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66" calcext:value-type="float">
            <text:p>0,866</text:p>
          </table:table-cell>
          <table:table-cell office:value-type="float" office:value="11219230" calcext:value-type="float">
            <text:p>11219230</text:p>
          </table:table-cell>
          <table:table-cell office:value-type="float" office:value="1474087" calcext:value-type="float">
            <text:p>1474087</text:p>
          </table:table-cell>
          <table:table-cell office:value-type="float" office:value="96.704" calcext:value-type="float">
            <text:p>96,70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.341" calcext:value-type="float">
            <text:p>2,341</text:p>
          </table:table-cell>
          <table:table-cell office:value-type="float" office:value="15660641" calcext:value-type="float">
            <text:p>15660641</text:p>
          </table:table-cell>
          <table:table-cell office:value-type="float" office:value="2873127" calcext:value-type="float">
            <text:p>2873127</text:p>
          </table:table-cell>
          <table:table-cell office:value-type="float" office:value="95.519" calcext:value-type="float">
            <text:p>95,51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409" calcext:value-type="float">
            <text:p>0,409</text:p>
          </table:table-cell>
          <table:table-cell office:value-type="float" office:value="2859685" calcext:value-type="float">
            <text:p>2859685</text:p>
          </table:table-cell>
          <table:table-cell office:value-type="float" office:value="750640" calcext:value-type="float">
            <text:p>750640</text:p>
          </table:table-cell>
          <table:table-cell office:value-type="float" office:value="93.136" calcext:value-type="float">
            <text:p>93,1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64" calcext:value-type="float">
            <text:p>0,864</text:p>
          </table:table-cell>
          <table:table-cell office:value-type="float" office:value="11358498" calcext:value-type="float">
            <text:p>11358498</text:p>
          </table:table-cell>
          <table:table-cell office:value-type="float" office:value="1489756" calcext:value-type="float">
            <text:p>1489756</text:p>
          </table:table-cell>
          <table:table-cell office:value-type="float" office:value="96.719" calcext:value-type="float">
            <text:p>96,71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.315" calcext:value-type="float">
            <text:p>2,315</text:p>
          </table:table-cell>
          <table:table-cell office:value-type="float" office:value="15380971" calcext:value-type="float">
            <text:p>15380971</text:p>
          </table:table-cell>
          <table:table-cell office:value-type="float" office:value="2823530" calcext:value-type="float">
            <text:p>2823530</text:p>
          </table:table-cell>
          <table:table-cell office:value-type="float" office:value="95.39" calcext:value-type="float">
            <text:p>95,3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423" calcext:value-type="float">
            <text:p>0,423</text:p>
          </table:table-cell>
          <table:table-cell office:value-type="float" office:value="2813974" calcext:value-type="float">
            <text:p>2813974</text:p>
          </table:table-cell>
          <table:table-cell office:value-type="float" office:value="742399" calcext:value-type="float">
            <text:p>742399</text:p>
          </table:table-cell>
          <table:table-cell office:value-type="float" office:value="93.249" calcext:value-type="float">
            <text:p>93,2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845" calcext:value-type="float">
            <text:p>0,845</text:p>
          </table:table-cell>
          <table:table-cell office:value-type="float" office:value="10718537" calcext:value-type="float">
            <text:p>10718537</text:p>
          </table:table-cell>
          <table:table-cell office:value-type="float" office:value="1411979" calcext:value-type="float">
            <text:p>1411979</text:p>
          </table:table-cell>
          <table:table-cell office:value-type="float" office:value="96.622" calcext:value-type="float">
            <text:p>96,62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.253" calcext:value-type="float">
            <text:p>2,253</text:p>
          </table:table-cell>
          <table:table-cell office:value-type="float" office:value="15176832" calcext:value-type="float">
            <text:p>15176832</text:p>
          </table:table-cell>
          <table:table-cell office:value-type="float" office:value="2785988" calcext:value-type="float">
            <text:p>2785988</text:p>
          </table:table-cell>
          <table:table-cell office:value-type="float" office:value="95.481" calcext:value-type="float">
            <text:p>95,48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377" calcext:value-type="float">
            <text:p>0,377</text:p>
          </table:table-cell>
          <table:table-cell office:value-type="float" office:value="2628154" calcext:value-type="float">
            <text:p>2628154</text:p>
          </table:table-cell>
          <table:table-cell office:value-type="float" office:value="688043" calcext:value-type="float">
            <text:p>688043</text:p>
          </table:table-cell>
          <table:table-cell office:value-type="float" office:value="93.135" calcext:value-type="float">
            <text:p>93,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59" calcext:value-type="float">
            <text:p>0,859</text:p>
          </table:table-cell>
          <table:table-cell office:value-type="float" office:value="11001082" calcext:value-type="float">
            <text:p>11001082</text:p>
          </table:table-cell>
          <table:table-cell office:value-type="float" office:value="1446501" calcext:value-type="float">
            <text:p>1446501</text:p>
          </table:table-cell>
          <table:table-cell office:value-type="float" office:value="96.689" calcext:value-type="float">
            <text:p>96,68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.253" calcext:value-type="float">
            <text:p>2,253</text:p>
          </table:table-cell>
          <table:table-cell office:value-type="float" office:value="15055288" calcext:value-type="float">
            <text:p>15055288</text:p>
          </table:table-cell>
          <table:table-cell office:value-type="float" office:value="2764199" calcext:value-type="float">
            <text:p>2764199</text:p>
          </table:table-cell>
          <table:table-cell office:value-type="float" office:value="95.277" calcext:value-type="float">
            <text:p>95,27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375" calcext:value-type="float">
            <text:p>0,375</text:p>
          </table:table-cell>
          <table:table-cell office:value-type="float" office:value="2629544" calcext:value-type="float">
            <text:p>2629544</text:p>
          </table:table-cell>
          <table:table-cell office:value-type="float" office:value="689048" calcext:value-type="float">
            <text:p>689048</text:p>
          </table:table-cell>
          <table:table-cell office:value-type="float" office:value="93.131" calcext:value-type="float">
            <text:p>93,1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813" calcext:value-type="float">
            <text:p>0,813</text:p>
          </table:table-cell>
          <table:table-cell office:value-type="float" office:value="10460077" calcext:value-type="float">
            <text:p>10460077</text:p>
          </table:table-cell>
          <table:table-cell office:value-type="float" office:value="1380685" calcext:value-type="float">
            <text:p>1380685</text:p>
          </table:table-cell>
          <table:table-cell office:value-type="float" office:value="96.632" calcext:value-type="float">
            <text:p>96,63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.259" calcext:value-type="float">
            <text:p>2,259</text:p>
          </table:table-cell>
          <table:table-cell office:value-type="float" office:value="15062653" calcext:value-type="float">
            <text:p>15062653</text:p>
          </table:table-cell>
          <table:table-cell office:value-type="float" office:value="2765363" calcext:value-type="float">
            <text:p>2765363</text:p>
          </table:table-cell>
          <table:table-cell office:value-type="float" office:value="95.411" calcext:value-type="float">
            <text:p>95,41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373" calcext:value-type="float">
            <text:p>0,373</text:p>
          </table:table-cell>
          <table:table-cell office:value-type="float" office:value="2583528" calcext:value-type="float">
            <text:p>2583528</text:p>
          </table:table-cell>
          <table:table-cell office:value-type="float" office:value="677739" calcext:value-type="float">
            <text:p>677739</text:p>
          </table:table-cell>
          <table:table-cell office:value-type="float" office:value="93.106" calcext:value-type="float">
            <text:p>93,1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804" calcext:value-type="float">
            <text:p>0,804</text:p>
          </table:table-cell>
          <table:table-cell office:value-type="float" office:value="10505899" calcext:value-type="float">
            <text:p>10505899</text:p>
          </table:table-cell>
          <table:table-cell office:value-type="float" office:value="1385671" calcext:value-type="float">
            <text:p>1385671</text:p>
          </table:table-cell>
          <table:table-cell office:value-type="float" office:value="96.626" calcext:value-type="float">
            <text:p>96,62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.217" calcext:value-type="float">
            <text:p>2,217</text:p>
          </table:table-cell>
          <table:table-cell office:value-type="float" office:value="14840899" calcext:value-type="float">
            <text:p>14840899</text:p>
          </table:table-cell>
          <table:table-cell office:value-type="float" office:value="2725632" calcext:value-type="float">
            <text:p>2725632</text:p>
          </table:table-cell>
          <table:table-cell office:value-type="float" office:value="95.431" calcext:value-type="float">
            <text:p>95,43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384" calcext:value-type="float">
            <text:p>0,384</text:p>
          </table:table-cell>
          <table:table-cell office:value-type="float" office:value="2687880" calcext:value-type="float">
            <text:p>2687880</text:p>
          </table:table-cell>
          <table:table-cell office:value-type="float" office:value="702226" calcext:value-type="float">
            <text:p>702226</text:p>
          </table:table-cell>
          <table:table-cell office:value-type="float" office:value="92.786" calcext:value-type="float">
            <text:p>92,7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79" calcext:value-type="float">
            <text:p>0,79</text:p>
          </table:table-cell>
          <table:table-cell office:value-type="float" office:value="10257007" calcext:value-type="float">
            <text:p>10257007</text:p>
          </table:table-cell>
          <table:table-cell office:value-type="float" office:value="1354605" calcext:value-type="float">
            <text:p>1354605</text:p>
          </table:table-cell>
          <table:table-cell office:value-type="float" office:value="96.601" calcext:value-type="float">
            <text:p>96,60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.2" calcext:value-type="float">
            <text:p>2,2</text:p>
          </table:table-cell>
          <table:table-cell office:value-type="float" office:value="14693608" calcext:value-type="float">
            <text:p>14693608</text:p>
          </table:table-cell>
          <table:table-cell office:value-type="float" office:value="2700581" calcext:value-type="float">
            <text:p>2700581</text:p>
          </table:table-cell>
          <table:table-cell office:value-type="float" office:value="95.473" calcext:value-type="float">
            <text:p>95,47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37" calcext:value-type="float">
            <text:p>0,37</text:p>
          </table:table-cell>
          <table:table-cell office:value-type="float" office:value="2545353" calcext:value-type="float">
            <text:p>2545353</text:p>
          </table:table-cell>
          <table:table-cell office:value-type="float" office:value="666772" calcext:value-type="float">
            <text:p>666772</text:p>
          </table:table-cell>
          <table:table-cell office:value-type="float" office:value="92.905" calcext:value-type="float">
            <text:p>92,9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9" calcext:value-type="float">
            <text:p>0,79</text:p>
          </table:table-cell>
          <table:table-cell office:value-type="float" office:value="10041768" calcext:value-type="float">
            <text:p>10041768</text:p>
          </table:table-cell>
          <table:table-cell office:value-type="float" office:value="1327673" calcext:value-type="float">
            <text:p>1327673</text:p>
          </table:table-cell>
          <table:table-cell office:value-type="float" office:value="96.583" calcext:value-type="float">
            <text:p>96,58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179" calcext:value-type="float">
            <text:p>2,179</text:p>
          </table:table-cell>
          <table:table-cell office:value-type="float" office:value="14547234" calcext:value-type="float">
            <text:p>14547234</text:p>
          </table:table-cell>
          <table:table-cell office:value-type="float" office:value="2673225" calcext:value-type="float">
            <text:p>2673225</text:p>
          </table:table-cell>
          <table:table-cell office:value-type="float" office:value="95.202" calcext:value-type="float">
            <text:p>95,2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359" calcext:value-type="float">
            <text:p>0,359</text:p>
          </table:table-cell>
          <table:table-cell office:value-type="float" office:value="2507254" calcext:value-type="float">
            <text:p>2507254</text:p>
          </table:table-cell>
          <table:table-cell office:value-type="float" office:value="656894" calcext:value-type="float">
            <text:p>656894</text:p>
          </table:table-cell>
          <table:table-cell office:value-type="float" office:value="92.877" calcext:value-type="float">
            <text:p>92,8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03" calcext:value-type="float">
            <text:p>0,803</text:p>
          </table:table-cell>
          <table:table-cell office:value-type="float" office:value="10088759" calcext:value-type="float">
            <text:p>10088759</text:p>
          </table:table-cell>
          <table:table-cell office:value-type="float" office:value="1333941" calcext:value-type="float">
            <text:p>1333941</text:p>
          </table:table-cell>
          <table:table-cell office:value-type="float" office:value="96.589" calcext:value-type="float">
            <text:p>96,5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.137" calcext:value-type="float">
            <text:p>2,137</text:p>
          </table:table-cell>
          <table:table-cell office:value-type="float" office:value="14352422" calcext:value-type="float">
            <text:p>14352422</text:p>
          </table:table-cell>
          <table:table-cell office:value-type="float" office:value="2639869" calcext:value-type="float">
            <text:p>2639869</text:p>
          </table:table-cell>
          <table:table-cell office:value-type="float" office:value="95.337" calcext:value-type="float">
            <text:p>95,33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361" calcext:value-type="float">
            <text:p>0,361</text:p>
          </table:table-cell>
          <table:table-cell office:value-type="float" office:value="2489100" calcext:value-type="float">
            <text:p>2489100</text:p>
          </table:table-cell>
          <table:table-cell office:value-type="float" office:value="652107" calcext:value-type="float">
            <text:p>652107</text:p>
          </table:table-cell>
          <table:table-cell office:value-type="float" office:value="92.844" calcext:value-type="float">
            <text:p>92,8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39" calcext:value-type="float">
            <text:p>0,739</text:p>
          </table:table-cell>
          <table:table-cell office:value-type="float" office:value="9889335" calcext:value-type="float">
            <text:p>9889335</text:p>
          </table:table-cell>
          <table:table-cell office:value-type="float" office:value="1307967" calcext:value-type="float">
            <text:p>1307967</text:p>
          </table:table-cell>
          <table:table-cell office:value-type="float" office:value="96.493" calcext:value-type="float">
            <text:p>96,49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.128" calcext:value-type="float">
            <text:p>2,128</text:p>
          </table:table-cell>
          <table:table-cell office:value-type="float" office:value="14264240" calcext:value-type="float">
            <text:p>14264240</text:p>
          </table:table-cell>
          <table:table-cell office:value-type="float" office:value="2624136" calcext:value-type="float">
            <text:p>2624136</text:p>
          </table:table-cell>
          <table:table-cell office:value-type="float" office:value="95.278" calcext:value-type="float">
            <text:p>95,27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36" calcext:value-type="float">
            <text:p>0,36</text:p>
          </table:table-cell>
          <table:table-cell office:value-type="float" office:value="2454404" calcext:value-type="float">
            <text:p>2454404</text:p>
          </table:table-cell>
          <table:table-cell office:value-type="float" office:value="644305" calcext:value-type="float">
            <text:p>644305</text:p>
          </table:table-cell>
          <table:table-cell office:value-type="float" office:value="92.805" calcext:value-type="float">
            <text:p>92,8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93" calcext:value-type="float">
            <text:p>0,793</text:p>
          </table:table-cell>
          <table:table-cell office:value-type="float" office:value="9848908" calcext:value-type="float">
            <text:p>9848908</text:p>
          </table:table-cell>
          <table:table-cell office:value-type="float" office:value="1303908" calcext:value-type="float">
            <text:p>1303908</text:p>
          </table:table-cell>
          <table:table-cell office:value-type="float" office:value="96.563" calcext:value-type="float">
            <text:p>96,56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.14" calcext:value-type="float">
            <text:p>2,14</text:p>
          </table:table-cell>
          <table:table-cell office:value-type="float" office:value="14129815" calcext:value-type="float">
            <text:p>14129815</text:p>
          </table:table-cell>
          <table:table-cell office:value-type="float" office:value="2602019" calcext:value-type="float">
            <text:p>2602019</text:p>
          </table:table-cell>
          <table:table-cell office:value-type="float" office:value="95.396" calcext:value-type="float">
            <text:p>95,39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358" calcext:value-type="float">
            <text:p>0,358</text:p>
          </table:table-cell>
          <table:table-cell office:value-type="float" office:value="2445880" calcext:value-type="float">
            <text:p>2445880</text:p>
          </table:table-cell>
          <table:table-cell office:value-type="float" office:value="641522" calcext:value-type="float">
            <text:p>641522</text:p>
          </table:table-cell>
          <table:table-cell office:value-type="float" office:value="92.773" calcext:value-type="float">
            <text:p>92,7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759" calcext:value-type="float">
            <text:p>0,759</text:p>
          </table:table-cell>
          <table:table-cell office:value-type="float" office:value="10082875" calcext:value-type="float">
            <text:p>10082875</text:p>
          </table:table-cell>
          <table:table-cell office:value-type="float" office:value="1332641" calcext:value-type="float">
            <text:p>1332641</text:p>
          </table:table-cell>
          <table:table-cell office:value-type="float" office:value="96.413" calcext:value-type="float">
            <text:p>96,4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.13" calcext:value-type="float">
            <text:p>2,13</text:p>
          </table:table-cell>
          <table:table-cell office:value-type="float" office:value="13951756" calcext:value-type="float">
            <text:p>13951756</text:p>
          </table:table-cell>
          <table:table-cell office:value-type="float" office:value="2568572" calcext:value-type="float">
            <text:p>2568572</text:p>
          </table:table-cell>
          <table:table-cell office:value-type="float" office:value="95.385" calcext:value-type="float">
            <text:p>95,38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357" calcext:value-type="float">
            <text:p>0,357</text:p>
          </table:table-cell>
          <table:table-cell office:value-type="float" office:value="2423701" calcext:value-type="float">
            <text:p>2423701</text:p>
          </table:table-cell>
          <table:table-cell office:value-type="float" office:value="634518" calcext:value-type="float">
            <text:p>634518</text:p>
          </table:table-cell>
          <table:table-cell office:value-type="float" office:value="92.751" calcext:value-type="float">
            <text:p>92,7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7" calcext:value-type="float">
            <text:p>0,77</text:p>
          </table:table-cell>
          <table:table-cell office:value-type="float" office:value="9584010" calcext:value-type="float">
            <text:p>9584010</text:p>
          </table:table-cell>
          <table:table-cell office:value-type="float" office:value="1272862" calcext:value-type="float">
            <text:p>1272862</text:p>
          </table:table-cell>
          <table:table-cell office:value-type="float" office:value="96.381" calcext:value-type="float">
            <text:p>96,38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.055" calcext:value-type="float">
            <text:p>2,055</text:p>
          </table:table-cell>
          <table:table-cell office:value-type="float" office:value="13854657" calcext:value-type="float">
            <text:p>13854657</text:p>
          </table:table-cell>
          <table:table-cell office:value-type="float" office:value="2552443" calcext:value-type="float">
            <text:p>2552443</text:p>
          </table:table-cell>
          <table:table-cell office:value-type="float" office:value="95.362" calcext:value-type="float">
            <text:p>95,3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399" calcext:value-type="float">
            <text:p>0,399</text:p>
          </table:table-cell>
          <table:table-cell office:value-type="float" office:value="2906276" calcext:value-type="float">
            <text:p>2906276</text:p>
          </table:table-cell>
          <table:table-cell office:value-type="float" office:value="757314" calcext:value-type="float">
            <text:p>757314</text:p>
          </table:table-cell>
          <table:table-cell office:value-type="float" office:value="92.857" calcext:value-type="float">
            <text:p>92,85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33" calcext:value-type="float">
            <text:p>0,733</text:p>
          </table:table-cell>
          <table:table-cell office:value-type="float" office:value="9708066" calcext:value-type="float">
            <text:p>9708066</text:p>
          </table:table-cell>
          <table:table-cell office:value-type="float" office:value="1287212" calcext:value-type="float">
            <text:p>1287212</text:p>
          </table:table-cell>
          <table:table-cell office:value-type="float" office:value="96.512" calcext:value-type="float">
            <text:p>96,51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.09" calcext:value-type="float">
            <text:p>2,09</text:p>
          </table:table-cell>
          <table:table-cell office:value-type="float" office:value="13758679" calcext:value-type="float">
            <text:p>13758679</text:p>
          </table:table-cell>
          <table:table-cell office:value-type="float" office:value="2532605" calcext:value-type="float">
            <text:p>2532605</text:p>
          </table:table-cell>
          <table:table-cell office:value-type="float" office:value="95.378" calcext:value-type="float">
            <text:p>95,37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36" calcext:value-type="float">
            <text:p>0,36</text:p>
          </table:table-cell>
          <table:table-cell office:value-type="float" office:value="2495486" calcext:value-type="float">
            <text:p>2495486</text:p>
          </table:table-cell>
          <table:table-cell office:value-type="float" office:value="649686" calcext:value-type="float">
            <text:p>649686</text:p>
          </table:table-cell>
          <table:table-cell office:value-type="float" office:value="92.757" calcext:value-type="float">
            <text:p>92,7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72" calcext:value-type="float">
            <text:p>0,772</text:p>
          </table:table-cell>
          <table:table-cell office:value-type="float" office:value="9590818" calcext:value-type="float">
            <text:p>9590818</text:p>
          </table:table-cell>
          <table:table-cell office:value-type="float" office:value="1271328" calcext:value-type="float">
            <text:p>1271328</text:p>
          </table:table-cell>
          <table:table-cell office:value-type="float" office:value="96.456" calcext:value-type="float">
            <text:p>96,45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.055" calcext:value-type="float">
            <text:p>2,055</text:p>
          </table:table-cell>
          <table:table-cell office:value-type="float" office:value="13523355" calcext:value-type="float">
            <text:p>13523355</text:p>
          </table:table-cell>
          <table:table-cell office:value-type="float" office:value="2493941" calcext:value-type="float">
            <text:p>2493941</text:p>
          </table:table-cell>
          <table:table-cell office:value-type="float" office:value="95.285" calcext:value-type="float">
            <text:p>95,28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353" calcext:value-type="float">
            <text:p>0,353</text:p>
          </table:table-cell>
          <table:table-cell office:value-type="float" office:value="2369445" calcext:value-type="float">
            <text:p>2369445</text:p>
          </table:table-cell>
          <table:table-cell office:value-type="float" office:value="622381" calcext:value-type="float">
            <text:p>622381</text:p>
          </table:table-cell>
          <table:table-cell office:value-type="float" office:value="92.718" calcext:value-type="float">
            <text:p>92,7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45" calcext:value-type="float">
            <text:p>0,745</text:p>
          </table:table-cell>
          <table:table-cell office:value-type="float" office:value="9663550" calcext:value-type="float">
            <text:p>9663550</text:p>
          </table:table-cell>
          <table:table-cell office:value-type="float" office:value="1280388" calcext:value-type="float">
            <text:p>1280388</text:p>
          </table:table-cell>
          <table:table-cell office:value-type="float" office:value="96.403" calcext:value-type="float">
            <text:p>96,40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.012" calcext:value-type="float">
            <text:p>2,012</text:p>
          </table:table-cell>
          <table:table-cell office:value-type="float" office:value="13475855" calcext:value-type="float">
            <text:p>13475855</text:p>
          </table:table-cell>
          <table:table-cell office:value-type="float" office:value="2484719" calcext:value-type="float">
            <text:p>2484719</text:p>
          </table:table-cell>
          <table:table-cell office:value-type="float" office:value="95.383" calcext:value-type="float">
            <text:p>95,38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36" calcext:value-type="float">
            <text:p>0,36</text:p>
          </table:table-cell>
          <table:table-cell office:value-type="float" office:value="2486841" calcext:value-type="float">
            <text:p>2486841</text:p>
          </table:table-cell>
          <table:table-cell office:value-type="float" office:value="650154" calcext:value-type="float">
            <text:p>650154</text:p>
          </table:table-cell>
          <table:table-cell office:value-type="float" office:value="92.744" calcext:value-type="float">
            <text:p>92,7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21" calcext:value-type="float">
            <text:p>0,721</text:p>
          </table:table-cell>
          <table:table-cell office:value-type="float" office:value="9228800" calcext:value-type="float">
            <text:p>9228800</text:p>
          </table:table-cell>
          <table:table-cell office:value-type="float" office:value="1225250" calcext:value-type="float">
            <text:p>1225250</text:p>
          </table:table-cell>
          <table:table-cell office:value-type="float" office:value="96.337" calcext:value-type="float">
            <text:p>96,33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.028" calcext:value-type="float">
            <text:p>2,028</text:p>
          </table:table-cell>
          <table:table-cell office:value-type="float" office:value="13414152" calcext:value-type="float">
            <text:p>13414152</text:p>
          </table:table-cell>
          <table:table-cell office:value-type="float" office:value="2474657" calcext:value-type="float">
            <text:p>2474657</text:p>
          </table:table-cell>
          <table:table-cell office:value-type="float" office:value="95.094" calcext:value-type="float">
            <text:p>95,09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357" calcext:value-type="float">
            <text:p>0,357</text:p>
          </table:table-cell>
          <table:table-cell office:value-type="float" office:value="2410826" calcext:value-type="float">
            <text:p>2410826</text:p>
          </table:table-cell>
          <table:table-cell office:value-type="float" office:value="632519" calcext:value-type="float">
            <text:p>632519</text:p>
          </table:table-cell>
          <table:table-cell office:value-type="float" office:value="92.69" calcext:value-type="float">
            <text:p>92,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96" calcext:value-type="float">
            <text:p>0,696</text:p>
          </table:table-cell>
          <table:table-cell office:value-type="float" office:value="8973178" calcext:value-type="float">
            <text:p>8973178</text:p>
          </table:table-cell>
          <table:table-cell office:value-type="float" office:value="1195041" calcext:value-type="float">
            <text:p>1195041</text:p>
          </table:table-cell>
          <table:table-cell office:value-type="float" office:value="96.318" calcext:value-type="float">
            <text:p>96,31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.978" calcext:value-type="float">
            <text:p>1,978</text:p>
          </table:table-cell>
          <table:table-cell office:value-type="float" office:value="13195211" calcext:value-type="float">
            <text:p>13195211</text:p>
          </table:table-cell>
          <table:table-cell office:value-type="float" office:value="2432642" calcext:value-type="float">
            <text:p>2432642</text:p>
          </table:table-cell>
          <table:table-cell office:value-type="float" office:value="95.333" calcext:value-type="float">
            <text:p>95,3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342" calcext:value-type="float">
            <text:p>0,342</text:p>
          </table:table-cell>
          <table:table-cell office:value-type="float" office:value="2318973" calcext:value-type="float">
            <text:p>2318973</text:p>
          </table:table-cell>
          <table:table-cell office:value-type="float" office:value="608711" calcext:value-type="float">
            <text:p>608711</text:p>
          </table:table-cell>
          <table:table-cell office:value-type="float" office:value="92.348" calcext:value-type="float">
            <text:p>92,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16" calcext:value-type="float">
            <text:p>0,716</text:p>
          </table:table-cell>
          <table:table-cell office:value-type="float" office:value="9223580" calcext:value-type="float">
            <text:p>9223580</text:p>
          </table:table-cell>
          <table:table-cell office:value-type="float" office:value="1227347" calcext:value-type="float">
            <text:p>1227347</text:p>
          </table:table-cell>
          <table:table-cell office:value-type="float" office:value="96.348" calcext:value-type="float">
            <text:p>96,3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.977" calcext:value-type="float">
            <text:p>1,977</text:p>
          </table:table-cell>
          <table:table-cell office:value-type="float" office:value="13142609" calcext:value-type="float">
            <text:p>13142609</text:p>
          </table:table-cell>
          <table:table-cell office:value-type="float" office:value="2424266" calcext:value-type="float">
            <text:p>2424266</text:p>
          </table:table-cell>
          <table:table-cell office:value-type="float" office:value="95.239" calcext:value-type="float">
            <text:p>95,2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343" calcext:value-type="float">
            <text:p>0,343</text:p>
          </table:table-cell>
          <table:table-cell office:value-type="float" office:value="2302490" calcext:value-type="float">
            <text:p>2302490</text:p>
          </table:table-cell>
          <table:table-cell office:value-type="float" office:value="604225" calcext:value-type="float">
            <text:p>604225</text:p>
          </table:table-cell>
          <table:table-cell office:value-type="float" office:value="92.337" calcext:value-type="float">
            <text:p>92,3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95" calcext:value-type="float">
            <text:p>0,695</text:p>
          </table:table-cell>
          <table:table-cell office:value-type="float" office:value="9157984" calcext:value-type="float">
            <text:p>9157984</text:p>
          </table:table-cell>
          <table:table-cell office:value-type="float" office:value="1215529" calcext:value-type="float">
            <text:p>1215529</text:p>
          </table:table-cell>
          <table:table-cell office:value-type="float" office:value="96.257" calcext:value-type="float">
            <text:p>96,25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927" calcext:value-type="float">
            <text:p>1,927</text:p>
          </table:table-cell>
          <table:table-cell office:value-type="float" office:value="13002812" calcext:value-type="float">
            <text:p>13002812</text:p>
          </table:table-cell>
          <table:table-cell office:value-type="float" office:value="2399489" calcext:value-type="float">
            <text:p>2399489</text:p>
          </table:table-cell>
          <table:table-cell office:value-type="float" office:value="95.199" calcext:value-type="float">
            <text:p>95,19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362" calcext:value-type="float">
            <text:p>0,362</text:p>
          </table:table-cell>
          <table:table-cell office:value-type="float" office:value="2298624" calcext:value-type="float">
            <text:p>2298624</text:p>
          </table:table-cell>
          <table:table-cell office:value-type="float" office:value="603391" calcext:value-type="float">
            <text:p>603391</text:p>
          </table:table-cell>
          <table:table-cell office:value-type="float" office:value="92.311" calcext:value-type="float">
            <text:p>92,3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96" calcext:value-type="float">
            <text:p>0,696</text:p>
          </table:table-cell>
          <table:table-cell office:value-type="float" office:value="9108427" calcext:value-type="float">
            <text:p>9108427</text:p>
          </table:table-cell>
          <table:table-cell office:value-type="float" office:value="1209172" calcext:value-type="float">
            <text:p>1209172</text:p>
          </table:table-cell>
          <table:table-cell office:value-type="float" office:value="96.239" calcext:value-type="float">
            <text:p>96,23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.914" calcext:value-type="float">
            <text:p>1,914</text:p>
          </table:table-cell>
          <table:table-cell office:value-type="float" office:value="12824059" calcext:value-type="float">
            <text:p>12824059</text:p>
          </table:table-cell>
          <table:table-cell office:value-type="float" office:value="2367488" calcext:value-type="float">
            <text:p>2367488</text:p>
          </table:table-cell>
          <table:table-cell office:value-type="float" office:value="95.302" calcext:value-type="float">
            <text:p>95,30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378" calcext:value-type="float">
            <text:p>0,378</text:p>
          </table:table-cell>
          <table:table-cell office:value-type="float" office:value="2531603" calcext:value-type="float">
            <text:p>2531603</text:p>
          </table:table-cell>
          <table:table-cell office:value-type="float" office:value="670567" calcext:value-type="float">
            <text:p>670567</text:p>
          </table:table-cell>
          <table:table-cell office:value-type="float" office:value="92.689" calcext:value-type="float">
            <text:p>92,6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83" calcext:value-type="float">
            <text:p>0,683</text:p>
          </table:table-cell>
          <table:table-cell office:value-type="float" office:value="8830506" calcext:value-type="float">
            <text:p>8830506</text:p>
          </table:table-cell>
          <table:table-cell office:value-type="float" office:value="1174487" calcext:value-type="float">
            <text:p>1174487</text:p>
          </table:table-cell>
          <table:table-cell office:value-type="float" office:value="96.202" calcext:value-type="float">
            <text:p>96,20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.954" calcext:value-type="float">
            <text:p>1,954</text:p>
          </table:table-cell>
          <table:table-cell office:value-type="float" office:value="12812919" calcext:value-type="float">
            <text:p>12812919</text:p>
          </table:table-cell>
          <table:table-cell office:value-type="float" office:value="2368092" calcext:value-type="float">
            <text:p>2368092</text:p>
          </table:table-cell>
          <table:table-cell office:value-type="float" office:value="95.155" calcext:value-type="float">
            <text:p>95,15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324" calcext:value-type="float">
            <text:p>0,324</text:p>
          </table:table-cell>
          <table:table-cell office:value-type="float" office:value="2163049" calcext:value-type="float">
            <text:p>2163049</text:p>
          </table:table-cell>
          <table:table-cell office:value-type="float" office:value="564316" calcext:value-type="float">
            <text:p>564316</text:p>
          </table:table-cell>
          <table:table-cell office:value-type="float" office:value="92.307" calcext:value-type="float">
            <text:p>92,3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79" calcext:value-type="float">
            <text:p>0,679</text:p>
          </table:table-cell>
          <table:table-cell office:value-type="float" office:value="8634002" calcext:value-type="float">
            <text:p>8634002</text:p>
          </table:table-cell>
          <table:table-cell office:value-type="float" office:value="1152754" calcext:value-type="float">
            <text:p>1152754</text:p>
          </table:table-cell>
          <table:table-cell office:value-type="float" office:value="96.278" calcext:value-type="float">
            <text:p>96,2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.912" calcext:value-type="float">
            <text:p>1,912</text:p>
          </table:table-cell>
          <table:table-cell office:value-type="float" office:value="12696388" calcext:value-type="float">
            <text:p>12696388</text:p>
          </table:table-cell>
          <table:table-cell office:value-type="float" office:value="2347193" calcext:value-type="float">
            <text:p>2347193</text:p>
          </table:table-cell>
          <table:table-cell office:value-type="float" office:value="95.292" calcext:value-type="float">
            <text:p>95,29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326" calcext:value-type="float">
            <text:p>0,326</text:p>
          </table:table-cell>
          <table:table-cell office:value-type="float" office:value="2160368" calcext:value-type="float">
            <text:p>2160368</text:p>
          </table:table-cell>
          <table:table-cell office:value-type="float" office:value="563831" calcext:value-type="float">
            <text:p>563831</text:p>
          </table:table-cell>
          <table:table-cell office:value-type="float" office:value="92.279" calcext:value-type="float">
            <text:p>92,2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65" calcext:value-type="float">
            <text:p>0,665</text:p>
          </table:table-cell>
          <table:table-cell office:value-type="float" office:value="8670553" calcext:value-type="float">
            <text:p>8670553</text:p>
          </table:table-cell>
          <table:table-cell office:value-type="float" office:value="1156570" calcext:value-type="float">
            <text:p>1156570</text:p>
          </table:table-cell>
          <table:table-cell office:value-type="float" office:value="96.223" calcext:value-type="float">
            <text:p>96,22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.894" calcext:value-type="float">
            <text:p>1,894</text:p>
          </table:table-cell>
          <table:table-cell office:value-type="float" office:value="12465757" calcext:value-type="float">
            <text:p>12465757</text:p>
          </table:table-cell>
          <table:table-cell office:value-type="float" office:value="2306293" calcext:value-type="float">
            <text:p>2306293</text:p>
          </table:table-cell>
          <table:table-cell office:value-type="float" office:value="95.255" calcext:value-type="float">
            <text:p>95,25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326" calcext:value-type="float">
            <text:p>0,326</text:p>
          </table:table-cell>
          <table:table-cell office:value-type="float" office:value="2135817" calcext:value-type="float">
            <text:p>2135817</text:p>
          </table:table-cell>
          <table:table-cell office:value-type="float" office:value="556585" calcext:value-type="float">
            <text:p>556585</text:p>
          </table:table-cell>
          <table:table-cell office:value-type="float" office:value="92.263" calcext:value-type="float">
            <text:p>92,2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6" calcext:value-type="float">
            <text:p>0,676</text:p>
          </table:table-cell>
          <table:table-cell office:value-type="float" office:value="8522888" calcext:value-type="float">
            <text:p>8522888</text:p>
          </table:table-cell>
          <table:table-cell office:value-type="float" office:value="1138457" calcext:value-type="float">
            <text:p>1138457</text:p>
          </table:table-cell>
          <table:table-cell office:value-type="float" office:value="96.168" calcext:value-type="float">
            <text:p>96,16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.843" calcext:value-type="float">
            <text:p>1,843</text:p>
          </table:table-cell>
          <table:table-cell office:value-type="float" office:value="12445487" calcext:value-type="float">
            <text:p>12445487</text:p>
          </table:table-cell>
          <table:table-cell office:value-type="float" office:value="2301140" calcext:value-type="float">
            <text:p>2301140</text:p>
          </table:table-cell>
          <table:table-cell office:value-type="float" office:value="95.195" calcext:value-type="float">
            <text:p>95,19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367" calcext:value-type="float">
            <text:p>0,367</text:p>
          </table:table-cell>
          <table:table-cell office:value-type="float" office:value="2459900" calcext:value-type="float">
            <text:p>2459900</text:p>
          </table:table-cell>
          <table:table-cell office:value-type="float" office:value="654724" calcext:value-type="float">
            <text:p>654724</text:p>
          </table:table-cell>
          <table:table-cell office:value-type="float" office:value="92.895" calcext:value-type="float">
            <text:p>92,8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52" calcext:value-type="float">
            <text:p>0,652</text:p>
          </table:table-cell>
          <table:table-cell office:value-type="float" office:value="8451477" calcext:value-type="float">
            <text:p>8451477</text:p>
          </table:table-cell>
          <table:table-cell office:value-type="float" office:value="1128341" calcext:value-type="float">
            <text:p>1128341</text:p>
          </table:table-cell>
          <table:table-cell office:value-type="float" office:value="96.15" calcext:value-type="float">
            <text:p>96,1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.876" calcext:value-type="float">
            <text:p>1,876</text:p>
          </table:table-cell>
          <table:table-cell office:value-type="float" office:value="12413206" calcext:value-type="float">
            <text:p>12413206</text:p>
          </table:table-cell>
          <table:table-cell office:value-type="float" office:value="2297852" calcext:value-type="float">
            <text:p>2297852</text:p>
          </table:table-cell>
          <table:table-cell office:value-type="float" office:value="95.275" calcext:value-type="float">
            <text:p>95,27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364" calcext:value-type="float">
            <text:p>0,364</text:p>
          </table:table-cell>
          <table:table-cell office:value-type="float" office:value="2434627" calcext:value-type="float">
            <text:p>2434627</text:p>
          </table:table-cell>
          <table:table-cell office:value-type="float" office:value="649402" calcext:value-type="float">
            <text:p>649402</text:p>
          </table:table-cell>
          <table:table-cell office:value-type="float" office:value="92.878" calcext:value-type="float">
            <text:p>92,8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65" calcext:value-type="float">
            <text:p>0,665</text:p>
          </table:table-cell>
          <table:table-cell office:value-type="float" office:value="8373732" calcext:value-type="float">
            <text:p>8373732</text:p>
          </table:table-cell>
          <table:table-cell office:value-type="float" office:value="1116399" calcext:value-type="float">
            <text:p>1116399</text:p>
          </table:table-cell>
          <table:table-cell office:value-type="float" office:value="96.105" calcext:value-type="float">
            <text:p>96,10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.931" calcext:value-type="float">
            <text:p>1,931</text:p>
          </table:table-cell>
          <table:table-cell office:value-type="float" office:value="12188852" calcext:value-type="float">
            <text:p>12188852</text:p>
          </table:table-cell>
          <table:table-cell office:value-type="float" office:value="2256978" calcext:value-type="float">
            <text:p>2256978</text:p>
          </table:table-cell>
          <table:table-cell office:value-type="float" office:value="95.175" calcext:value-type="float">
            <text:p>95,17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365" calcext:value-type="float">
            <text:p>0,365</text:p>
          </table:table-cell>
          <table:table-cell office:value-type="float" office:value="2393270" calcext:value-type="float">
            <text:p>2393270</text:p>
          </table:table-cell>
          <table:table-cell office:value-type="float" office:value="639073" calcext:value-type="float">
            <text:p>639073</text:p>
          </table:table-cell>
          <table:table-cell office:value-type="float" office:value="92.83" calcext:value-type="float">
            <text:p>92,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9" calcext:value-type="float">
            <text:p>0,619</text:p>
          </table:table-cell>
          <table:table-cell office:value-type="float" office:value="8203750" calcext:value-type="float">
            <text:p>8203750</text:p>
          </table:table-cell>
          <table:table-cell office:value-type="float" office:value="1099311" calcext:value-type="float">
            <text:p>1099311</text:p>
          </table:table-cell>
          <table:table-cell office:value-type="float" office:value="96.209" calcext:value-type="float">
            <text:p>96,20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.898" calcext:value-type="float">
            <text:p>1,898</text:p>
          </table:table-cell>
          <table:table-cell office:value-type="float" office:value="12056484" calcext:value-type="float">
            <text:p>12056484</text:p>
          </table:table-cell>
          <table:table-cell office:value-type="float" office:value="2230738" calcext:value-type="float">
            <text:p>2230738</text:p>
          </table:table-cell>
          <table:table-cell office:value-type="float" office:value="95.004" calcext:value-type="float">
            <text:p>95,00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359" calcext:value-type="float">
            <text:p>0,359</text:p>
          </table:table-cell>
          <table:table-cell office:value-type="float" office:value="2364079" calcext:value-type="float">
            <text:p>2364079</text:p>
          </table:table-cell>
          <table:table-cell office:value-type="float" office:value="630923" calcext:value-type="float">
            <text:p>630923</text:p>
          </table:table-cell>
          <table:table-cell office:value-type="float" office:value="92.792" calcext:value-type="float">
            <text:p>92,7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46" calcext:value-type="float">
            <text:p>0,646</text:p>
          </table:table-cell>
          <table:table-cell office:value-type="float" office:value="8284058" calcext:value-type="float">
            <text:p>8284058</text:p>
          </table:table-cell>
          <table:table-cell office:value-type="float" office:value="1106135" calcext:value-type="float">
            <text:p>1106135</text:p>
          </table:table-cell>
          <table:table-cell office:value-type="float" office:value="96.164" calcext:value-type="float">
            <text:p>96,16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852" calcext:value-type="float">
            <text:p>1,852</text:p>
          </table:table-cell>
          <table:table-cell office:value-type="float" office:value="12024406" calcext:value-type="float">
            <text:p>12024406</text:p>
          </table:table-cell>
          <table:table-cell office:value-type="float" office:value="2227465" calcext:value-type="float">
            <text:p>2227465</text:p>
          </table:table-cell>
          <table:table-cell office:value-type="float" office:value="95.04" calcext:value-type="float">
            <text:p>95,0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357" calcext:value-type="float">
            <text:p>0,357</text:p>
          </table:table-cell>
          <table:table-cell office:value-type="float" office:value="2351607" calcext:value-type="float">
            <text:p>2351607</text:p>
          </table:table-cell>
          <table:table-cell office:value-type="float" office:value="627858" calcext:value-type="float">
            <text:p>627858</text:p>
          </table:table-cell>
          <table:table-cell office:value-type="float" office:value="92.762" calcext:value-type="float">
            <text:p>92,7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33" calcext:value-type="float">
            <text:p>0,633</text:p>
          </table:table-cell>
          <table:table-cell office:value-type="float" office:value="8153939" calcext:value-type="float">
            <text:p>8153939</text:p>
          </table:table-cell>
          <table:table-cell office:value-type="float" office:value="1088533" calcext:value-type="float">
            <text:p>1088533</text:p>
          </table:table-cell>
          <table:table-cell office:value-type="float" office:value="96.021" calcext:value-type="float">
            <text:p>96,02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.826" calcext:value-type="float">
            <text:p>1,826</text:p>
          </table:table-cell>
          <table:table-cell office:value-type="float" office:value="11887167" calcext:value-type="float">
            <text:p>11887167</text:p>
          </table:table-cell>
          <table:table-cell office:value-type="float" office:value="2202849" calcext:value-type="float">
            <text:p>2202849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354" calcext:value-type="float">
            <text:p>0,354</text:p>
          </table:table-cell>
          <table:table-cell office:value-type="float" office:value="2322473" calcext:value-type="float">
            <text:p>2322473</text:p>
          </table:table-cell>
          <table:table-cell office:value-type="float" office:value="620143" calcext:value-type="float">
            <text:p>620143</text:p>
          </table:table-cell>
          <table:table-cell office:value-type="float" office:value="92.702" calcext:value-type="float">
            <text:p>92,7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18" calcext:value-type="float">
            <text:p>0,618</text:p>
          </table:table-cell>
          <table:table-cell office:value-type="float" office:value="8116408" calcext:value-type="float">
            <text:p>8116408</text:p>
          </table:table-cell>
          <table:table-cell office:value-type="float" office:value="1086016" calcext:value-type="float">
            <text:p>1086016</text:p>
          </table:table-cell>
          <table:table-cell office:value-type="float" office:value="96.137" calcext:value-type="float">
            <text:p>96,13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.86" calcext:value-type="float">
            <text:p>1,86</text:p>
          </table:table-cell>
          <table:table-cell office:value-type="float" office:value="11731046" calcext:value-type="float">
            <text:p>11731046</text:p>
          </table:table-cell>
          <table:table-cell office:value-type="float" office:value="2175830" calcext:value-type="float">
            <text:p>2175830</text:p>
          </table:table-cell>
          <table:table-cell office:value-type="float" office:value="95.085" calcext:value-type="float">
            <text:p>95,08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35" calcext:value-type="float">
            <text:p>0,35</text:p>
          </table:table-cell>
          <table:table-cell office:value-type="float" office:value="2307340" calcext:value-type="float">
            <text:p>2307340</text:p>
          </table:table-cell>
          <table:table-cell office:value-type="float" office:value="615938" calcext:value-type="float">
            <text:p>615938</text:p>
          </table:table-cell>
          <table:table-cell office:value-type="float" office:value="92.65" calcext:value-type="float">
            <text:p>92,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4" calcext:value-type="float">
            <text:p>0,614</text:p>
          </table:table-cell>
          <table:table-cell office:value-type="float" office:value="7928250" calcext:value-type="float">
            <text:p>7928250</text:p>
          </table:table-cell>
          <table:table-cell office:value-type="float" office:value="1063434" calcext:value-type="float">
            <text:p>1063434</text:p>
          </table:table-cell>
          <table:table-cell office:value-type="float" office:value="96.108" calcext:value-type="float">
            <text:p>96,10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78" calcext:value-type="float">
            <text:p>1,78</text:p>
          </table:table-cell>
          <table:table-cell office:value-type="float" office:value="11726726" calcext:value-type="float">
            <text:p>11726726</text:p>
          </table:table-cell>
          <table:table-cell office:value-type="float" office:value="2176824" calcext:value-type="float">
            <text:p>2176824</text:p>
          </table:table-cell>
          <table:table-cell office:value-type="float" office:value="95.063" calcext:value-type="float">
            <text:p>95,06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353" calcext:value-type="float">
            <text:p>0,353</text:p>
          </table:table-cell>
          <table:table-cell office:value-type="float" office:value="2269096" calcext:value-type="float">
            <text:p>2269096</text:p>
          </table:table-cell>
          <table:table-cell office:value-type="float" office:value="605385" calcext:value-type="float">
            <text:p>605385</text:p>
          </table:table-cell>
          <table:table-cell office:value-type="float" office:value="92.571" calcext:value-type="float">
            <text:p>92,5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07" calcext:value-type="float">
            <text:p>0,607</text:p>
          </table:table-cell>
          <table:table-cell office:value-type="float" office:value="7860463" calcext:value-type="float">
            <text:p>7860463</text:p>
          </table:table-cell>
          <table:table-cell office:value-type="float" office:value="1052270" calcext:value-type="float">
            <text:p>1052270</text:p>
          </table:table-cell>
          <table:table-cell office:value-type="float" office:value="95.929" calcext:value-type="float">
            <text:p>95,92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764" calcext:value-type="float">
            <text:p>1,764</text:p>
          </table:table-cell>
          <table:table-cell office:value-type="float" office:value="11523641" calcext:value-type="float">
            <text:p>11523641</text:p>
          </table:table-cell>
          <table:table-cell office:value-type="float" office:value="2136505" calcext:value-type="float">
            <text:p>2136505</text:p>
          </table:table-cell>
          <table:table-cell office:value-type="float" office:value="95.137" calcext:value-type="float">
            <text:p>95,13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353" calcext:value-type="float">
            <text:p>0,353</text:p>
          </table:table-cell>
          <table:table-cell office:value-type="float" office:value="2248562" calcext:value-type="float">
            <text:p>2248562</text:p>
          </table:table-cell>
          <table:table-cell office:value-type="float" office:value="600853" calcext:value-type="float">
            <text:p>600853</text:p>
          </table:table-cell>
          <table:table-cell office:value-type="float" office:value="92.53" calcext:value-type="float">
            <text:p>92,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01" calcext:value-type="float">
            <text:p>0,601</text:p>
          </table:table-cell>
          <table:table-cell office:value-type="float" office:value="7777665" calcext:value-type="float">
            <text:p>7777665</text:p>
          </table:table-cell>
          <table:table-cell office:value-type="float" office:value="1042971" calcext:value-type="float">
            <text:p>1042971</text:p>
          </table:table-cell>
          <table:table-cell office:value-type="float" office:value="95.988" calcext:value-type="float">
            <text:p>95,98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.702" calcext:value-type="float">
            <text:p>1,702</text:p>
          </table:table-cell>
          <table:table-cell office:value-type="float" office:value="11458034" calcext:value-type="float">
            <text:p>11458034</text:p>
          </table:table-cell>
          <table:table-cell office:value-type="float" office:value="2126689" calcext:value-type="float">
            <text:p>2126689</text:p>
          </table:table-cell>
          <table:table-cell office:value-type="float" office:value="95.096" calcext:value-type="float">
            <text:p>95,09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35" calcext:value-type="float">
            <text:p>0,35</text:p>
          </table:table-cell>
          <table:table-cell office:value-type="float" office:value="2249415" calcext:value-type="float">
            <text:p>2249415</text:p>
          </table:table-cell>
          <table:table-cell office:value-type="float" office:value="601480" calcext:value-type="float">
            <text:p>601480</text:p>
          </table:table-cell>
          <table:table-cell office:value-type="float" office:value="92.491" calcext:value-type="float">
            <text:p>92,49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35" calcext:value-type="float">
            <text:p>0,635</text:p>
          </table:table-cell>
          <table:table-cell office:value-type="float" office:value="7969838" calcext:value-type="float">
            <text:p>7969838</text:p>
          </table:table-cell>
          <table:table-cell office:value-type="float" office:value="1066003" calcext:value-type="float">
            <text:p>1066003</text:p>
          </table:table-cell>
          <table:table-cell office:value-type="float" office:value="95.983" calcext:value-type="float">
            <text:p>95,98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.74" calcext:value-type="float">
            <text:p>1,74</text:p>
          </table:table-cell>
          <table:table-cell office:value-type="float" office:value="11320755" calcext:value-type="float">
            <text:p>11320755</text:p>
          </table:table-cell>
          <table:table-cell office:value-type="float" office:value="2100530" calcext:value-type="float">
            <text:p>2100530</text:p>
          </table:table-cell>
          <table:table-cell office:value-type="float" office:value="95.103" calcext:value-type="float">
            <text:p>95,10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35" calcext:value-type="float">
            <text:p>0,35</text:p>
          </table:table-cell>
          <table:table-cell office:value-type="float" office:value="2225835" calcext:value-type="float">
            <text:p>2225835</text:p>
          </table:table-cell>
          <table:table-cell office:value-type="float" office:value="595666" calcext:value-type="float">
            <text:p>595666</text:p>
          </table:table-cell>
          <table:table-cell office:value-type="float" office:value="92.453" calcext:value-type="float">
            <text:p>92,4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9" calcext:value-type="float">
            <text:p>0,619</text:p>
          </table:table-cell>
          <table:table-cell office:value-type="float" office:value="7771601" calcext:value-type="float">
            <text:p>7771601</text:p>
          </table:table-cell>
          <table:table-cell office:value-type="float" office:value="1041954" calcext:value-type="float">
            <text:p>1041954</text:p>
          </table:table-cell>
          <table:table-cell office:value-type="float" office:value="96.034" calcext:value-type="float">
            <text:p>96,03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707" calcext:value-type="float">
            <text:p>1,707</text:p>
          </table:table-cell>
          <table:table-cell office:value-type="float" office:value="11205540" calcext:value-type="float">
            <text:p>11205540</text:p>
          </table:table-cell>
          <table:table-cell office:value-type="float" office:value="2081243" calcext:value-type="float">
            <text:p>2081243</text:p>
          </table:table-cell>
          <table:table-cell office:value-type="float" office:value="95.156" calcext:value-type="float">
            <text:p>95,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346" calcext:value-type="float">
            <text:p>0,346</text:p>
          </table:table-cell>
          <table:table-cell office:value-type="float" office:value="2198758" calcext:value-type="float">
            <text:p>2198758</text:p>
          </table:table-cell>
          <table:table-cell office:value-type="float" office:value="587873" calcext:value-type="float">
            <text:p>587873</text:p>
          </table:table-cell>
          <table:table-cell office:value-type="float" office:value="92.406" calcext:value-type="float">
            <text:p>92,4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91" calcext:value-type="float">
            <text:p>0,591</text:p>
          </table:table-cell>
          <table:table-cell office:value-type="float" office:value="7594457" calcext:value-type="float">
            <text:p>7594457</text:p>
          </table:table-cell>
          <table:table-cell office:value-type="float" office:value="1020023" calcext:value-type="float">
            <text:p>1020023</text:p>
          </table:table-cell>
          <table:table-cell office:value-type="float" office:value="95.89" calcext:value-type="float">
            <text:p>95,8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.68" calcext:value-type="float">
            <text:p>1,68</text:p>
          </table:table-cell>
          <table:table-cell office:value-type="float" office:value="11145495" calcext:value-type="float">
            <text:p>11145495</text:p>
          </table:table-cell>
          <table:table-cell office:value-type="float" office:value="2069652" calcext:value-type="float">
            <text:p>2069652</text:p>
          </table:table-cell>
          <table:table-cell office:value-type="float" office:value="94.956" calcext:value-type="float">
            <text:p>94,9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345" calcext:value-type="float">
            <text:p>0,345</text:p>
          </table:table-cell>
          <table:table-cell office:value-type="float" office:value="2207613" calcext:value-type="float">
            <text:p>2207613</text:p>
          </table:table-cell>
          <table:table-cell office:value-type="float" office:value="589210" calcext:value-type="float">
            <text:p>589210</text:p>
          </table:table-cell>
          <table:table-cell office:value-type="float" office:value="92.372" calcext:value-type="float">
            <text:p>92,3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26" calcext:value-type="float">
            <text:p>0,626</text:p>
          </table:table-cell>
          <table:table-cell office:value-type="float" office:value="7605922" calcext:value-type="float">
            <text:p>7605922</text:p>
          </table:table-cell>
          <table:table-cell office:value-type="float" office:value="1021502" calcext:value-type="float">
            <text:p>1021502</text:p>
          </table:table-cell>
          <table:table-cell office:value-type="float" office:value="95.973" calcext:value-type="float">
            <text:p>95,97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.667" calcext:value-type="float">
            <text:p>1,667</text:p>
          </table:table-cell>
          <table:table-cell office:value-type="float" office:value="11072890" calcext:value-type="float">
            <text:p>11072890</text:p>
          </table:table-cell>
          <table:table-cell office:value-type="float" office:value="2058296" calcext:value-type="float">
            <text:p>2058296</text:p>
          </table:table-cell>
          <table:table-cell office:value-type="float" office:value="95.095" calcext:value-type="float">
            <text:p>95,09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342" calcext:value-type="float">
            <text:p>0,342</text:p>
          </table:table-cell>
          <table:table-cell office:value-type="float" office:value="2191107" calcext:value-type="float">
            <text:p>2191107</text:p>
          </table:table-cell>
          <table:table-cell office:value-type="float" office:value="584493" calcext:value-type="float">
            <text:p>584493</text:p>
          </table:table-cell>
          <table:table-cell office:value-type="float" office:value="92.319" calcext:value-type="float">
            <text:p>92,3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63" calcext:value-type="float">
            <text:p>0,563</text:p>
          </table:table-cell>
          <table:table-cell office:value-type="float" office:value="7195575" calcext:value-type="float">
            <text:p>7195575</text:p>
          </table:table-cell>
          <table:table-cell office:value-type="float" office:value="969958" calcext:value-type="float">
            <text:p>969958</text:p>
          </table:table-cell>
          <table:table-cell office:value-type="float" office:value="95.978" calcext:value-type="float">
            <text:p>95,97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.648" calcext:value-type="float">
            <text:p>1,648</text:p>
          </table:table-cell>
          <table:table-cell office:value-type="float" office:value="10948881" calcext:value-type="float">
            <text:p>10948881</text:p>
          </table:table-cell>
          <table:table-cell office:value-type="float" office:value="2034705" calcext:value-type="float">
            <text:p>2034705</text:p>
          </table:table-cell>
          <table:table-cell office:value-type="float" office:value="95.084" calcext:value-type="float">
            <text:p>95,08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35" calcext:value-type="float">
            <text:p>0,35</text:p>
          </table:table-cell>
          <table:table-cell office:value-type="float" office:value="2200327" calcext:value-type="float">
            <text:p>2200327</text:p>
          </table:table-cell>
          <table:table-cell office:value-type="float" office:value="585780" calcext:value-type="float">
            <text:p>585780</text:p>
          </table:table-cell>
          <table:table-cell office:value-type="float" office:value="92.267" calcext:value-type="float">
            <text:p>92,2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9" calcext:value-type="float">
            <text:p>0,59</text:p>
          </table:table-cell>
          <table:table-cell office:value-type="float" office:value="7458973" calcext:value-type="float">
            <text:p>7458973</text:p>
          </table:table-cell>
          <table:table-cell office:value-type="float" office:value="1001740" calcext:value-type="float">
            <text:p>1001740</text:p>
          </table:table-cell>
          <table:table-cell office:value-type="float" office:value="95.915" calcext:value-type="float">
            <text:p>95,91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.627" calcext:value-type="float">
            <text:p>1,627</text:p>
          </table:table-cell>
          <table:table-cell office:value-type="float" office:value="10828640" calcext:value-type="float">
            <text:p>10828640</text:p>
          </table:table-cell>
          <table:table-cell office:value-type="float" office:value="2013631" calcext:value-type="float">
            <text:p>2013631</text:p>
          </table:table-cell>
          <table:table-cell office:value-type="float" office:value="95.075" calcext:value-type="float">
            <text:p>95,07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34" calcext:value-type="float">
            <text:p>0,34</text:p>
          </table:table-cell>
          <table:table-cell office:value-type="float" office:value="2149233" calcext:value-type="float">
            <text:p>2149233</text:p>
          </table:table-cell>
          <table:table-cell office:value-type="float" office:value="572423" calcext:value-type="float">
            <text:p>572423</text:p>
          </table:table-cell>
          <table:table-cell office:value-type="float" office:value="92.204" calcext:value-type="float">
            <text:p>92,2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68" calcext:value-type="float">
            <text:p>0,568</text:p>
          </table:table-cell>
          <table:table-cell office:value-type="float" office:value="7238177" calcext:value-type="float">
            <text:p>7238177</text:p>
          </table:table-cell>
          <table:table-cell office:value-type="float" office:value="976365" calcext:value-type="float">
            <text:p>976365</text:p>
          </table:table-cell>
          <table:table-cell office:value-type="float" office:value="95.958" calcext:value-type="float">
            <text:p>95,95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.589" calcext:value-type="float">
            <text:p>1,589</text:p>
          </table:table-cell>
          <table:table-cell office:value-type="float" office:value="10753516" calcext:value-type="float">
            <text:p>10753516</text:p>
          </table:table-cell>
          <table:table-cell office:value-type="float" office:value="1997941" calcext:value-type="float">
            <text:p>1997941</text:p>
          </table:table-cell>
          <table:table-cell office:value-type="float" office:value="94.998" calcext:value-type="float">
            <text:p>94,99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341" calcext:value-type="float">
            <text:p>0,341</text:p>
          </table:table-cell>
          <table:table-cell office:value-type="float" office:value="2141294" calcext:value-type="float">
            <text:p>2141294</text:p>
          </table:table-cell>
          <table:table-cell office:value-type="float" office:value="570028" calcext:value-type="float">
            <text:p>570028</text:p>
          </table:table-cell>
          <table:table-cell office:value-type="float" office:value="92.161" calcext:value-type="float">
            <text:p>92,1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78" calcext:value-type="float">
            <text:p>0,578</text:p>
          </table:table-cell>
          <table:table-cell office:value-type="float" office:value="7419411" calcext:value-type="float">
            <text:p>7419411</text:p>
          </table:table-cell>
          <table:table-cell office:value-type="float" office:value="995287" calcext:value-type="float">
            <text:p>995287</text:p>
          </table:table-cell>
          <table:table-cell office:value-type="float" office:value="95.883" calcext:value-type="float">
            <text:p>95,88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.615" calcext:value-type="float">
            <text:p>1,615</text:p>
          </table:table-cell>
          <table:table-cell office:value-type="float" office:value="10690810" calcext:value-type="float">
            <text:p>10690810</text:p>
          </table:table-cell>
          <table:table-cell office:value-type="float" office:value="1991476" calcext:value-type="float">
            <text:p>1991476</text:p>
          </table:table-cell>
          <table:table-cell office:value-type="float" office:value="95.081" calcext:value-type="float">
            <text:p>95,0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332" calcext:value-type="float">
            <text:p>0,332</text:p>
          </table:table-cell>
          <table:table-cell office:value-type="float" office:value="2070928" calcext:value-type="float">
            <text:p>2070928</text:p>
          </table:table-cell>
          <table:table-cell office:value-type="float" office:value="552157" calcext:value-type="float">
            <text:p>552157</text:p>
          </table:table-cell>
          <table:table-cell office:value-type="float" office:value="92.132" calcext:value-type="float">
            <text:p>92,1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5" calcext:value-type="float">
            <text:p>0,55</text:p>
          </table:table-cell>
          <table:table-cell office:value-type="float" office:value="6998755" calcext:value-type="float">
            <text:p>6998755</text:p>
          </table:table-cell>
          <table:table-cell office:value-type="float" office:value="945738" calcext:value-type="float">
            <text:p>945738</text:p>
          </table:table-cell>
          <table:table-cell office:value-type="float" office:value="95.885" calcext:value-type="float">
            <text:p>95,88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.612" calcext:value-type="float">
            <text:p>1,612</text:p>
          </table:table-cell>
          <table:table-cell office:value-type="float" office:value="10522837" calcext:value-type="float">
            <text:p>10522837</text:p>
          </table:table-cell>
          <table:table-cell office:value-type="float" office:value="1957835" calcext:value-type="float">
            <text:p>1957835</text:p>
          </table:table-cell>
          <table:table-cell office:value-type="float" office:value="95.081" calcext:value-type="float">
            <text:p>95,08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333" calcext:value-type="float">
            <text:p>0,333</text:p>
          </table:table-cell>
          <table:table-cell office:value-type="float" office:value="2089235" calcext:value-type="float">
            <text:p>2089235</text:p>
          </table:table-cell>
          <table:table-cell office:value-type="float" office:value="556337" calcext:value-type="float">
            <text:p>556337</text:p>
          </table:table-cell>
          <table:table-cell office:value-type="float" office:value="92.106" calcext:value-type="float">
            <text:p>92,1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48" calcext:value-type="float">
            <text:p>0,548</text:p>
          </table:table-cell>
          <table:table-cell office:value-type="float" office:value="7033384" calcext:value-type="float">
            <text:p>7033384</text:p>
          </table:table-cell>
          <table:table-cell office:value-type="float" office:value="948960" calcext:value-type="float">
            <text:p>948960</text:p>
          </table:table-cell>
          <table:table-cell office:value-type="float" office:value="95.847" calcext:value-type="float">
            <text:p>95,84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57" calcext:value-type="float">
            <text:p>1,57</text:p>
          </table:table-cell>
          <table:table-cell office:value-type="float" office:value="10494090" calcext:value-type="float">
            <text:p>10494090</text:p>
          </table:table-cell>
          <table:table-cell office:value-type="float" office:value="1956493" calcext:value-type="float">
            <text:p>1956493</text:p>
          </table:table-cell>
          <table:table-cell office:value-type="float" office:value="94.964" calcext:value-type="float">
            <text:p>94,96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333" calcext:value-type="float">
            <text:p>0,333</text:p>
          </table:table-cell>
          <table:table-cell office:value-type="float" office:value="2071172" calcext:value-type="float">
            <text:p>2071172</text:p>
          </table:table-cell>
          <table:table-cell office:value-type="float" office:value="550493" calcext:value-type="float">
            <text:p>550493</text:p>
          </table:table-cell>
          <table:table-cell office:value-type="float" office:value="92.057" calcext:value-type="float">
            <text:p>92,0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55" calcext:value-type="float">
            <text:p>0,555</text:p>
          </table:table-cell>
          <table:table-cell office:value-type="float" office:value="6982177" calcext:value-type="float">
            <text:p>6982177</text:p>
          </table:table-cell>
          <table:table-cell office:value-type="float" office:value="941400" calcext:value-type="float">
            <text:p>941400</text:p>
          </table:table-cell>
          <table:table-cell office:value-type="float" office:value="95.732" calcext:value-type="float">
            <text:p>95,73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.573" calcext:value-type="float">
            <text:p>1,573</text:p>
          </table:table-cell>
          <table:table-cell office:value-type="float" office:value="10316884" calcext:value-type="float">
            <text:p>10316884</text:p>
          </table:table-cell>
          <table:table-cell office:value-type="float" office:value="1922554" calcext:value-type="float">
            <text:p>1922554</text:p>
          </table:table-cell>
          <table:table-cell office:value-type="float" office:value="95.024" calcext:value-type="float">
            <text:p>95,02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33" calcext:value-type="float">
            <text:p>0,33</text:p>
          </table:table-cell>
          <table:table-cell office:value-type="float" office:value="2074002" calcext:value-type="float">
            <text:p>2074002</text:p>
          </table:table-cell>
          <table:table-cell office:value-type="float" office:value="550754" calcext:value-type="float">
            <text:p>550754</text:p>
          </table:table-cell>
          <table:table-cell office:value-type="float" office:value="92.003" calcext:value-type="float">
            <text:p>92,0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44" calcext:value-type="float">
            <text:p>0,544</text:p>
          </table:table-cell>
          <table:table-cell office:value-type="float" office:value="7009389" calcext:value-type="float">
            <text:p>7009389</text:p>
          </table:table-cell>
          <table:table-cell office:value-type="float" office:value="944960" calcext:value-type="float">
            <text:p>944960</text:p>
          </table:table-cell>
          <table:table-cell office:value-type="float" office:value="95.756" calcext:value-type="float">
            <text:p>95,75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.549" calcext:value-type="float">
            <text:p>1,549</text:p>
          </table:table-cell>
          <table:table-cell office:value-type="float" office:value="10299391" calcext:value-type="float">
            <text:p>10299391</text:p>
          </table:table-cell>
          <table:table-cell office:value-type="float" office:value="1918450" calcext:value-type="float">
            <text:p>1918450</text:p>
          </table:table-cell>
          <table:table-cell office:value-type="float" office:value="95.107" calcext:value-type="float">
            <text:p>95,10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326" calcext:value-type="float">
            <text:p>0,326</text:p>
          </table:table-cell>
          <table:table-cell office:value-type="float" office:value="2075783" calcext:value-type="float">
            <text:p>2075783</text:p>
          </table:table-cell>
          <table:table-cell office:value-type="float" office:value="549987" calcext:value-type="float">
            <text:p>549987</text:p>
          </table:table-cell>
          <table:table-cell office:value-type="float" office:value="91.956" calcext:value-type="float">
            <text:p>91,9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39" calcext:value-type="float">
            <text:p>0,539</text:p>
          </table:table-cell>
          <table:table-cell office:value-type="float" office:value="6805379" calcext:value-type="float">
            <text:p>6805379</text:p>
          </table:table-cell>
          <table:table-cell office:value-type="float" office:value="919760" calcext:value-type="float">
            <text:p>919760</text:p>
          </table:table-cell>
          <table:table-cell office:value-type="float" office:value="95.676" calcext:value-type="float">
            <text:p>95,67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.519" calcext:value-type="float">
            <text:p>1,519</text:p>
          </table:table-cell>
          <table:table-cell office:value-type="float" office:value="10202219" calcext:value-type="float">
            <text:p>10202219</text:p>
          </table:table-cell>
          <table:table-cell office:value-type="float" office:value="1899919" calcext:value-type="float">
            <text:p>1899919</text:p>
          </table:table-cell>
          <table:table-cell office:value-type="float" office:value="94.961" calcext:value-type="float">
            <text:p>94,96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328" calcext:value-type="float">
            <text:p>0,328</text:p>
          </table:table-cell>
          <table:table-cell office:value-type="float" office:value="2081088" calcext:value-type="float">
            <text:p>2081088</text:p>
          </table:table-cell>
          <table:table-cell office:value-type="float" office:value="550185" calcext:value-type="float">
            <text:p>550185</text:p>
          </table:table-cell>
          <table:table-cell office:value-type="float" office:value="91.902" calcext:value-type="float">
            <text:p>91,9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31" calcext:value-type="float">
            <text:p>0,531</text:p>
          </table:table-cell>
          <table:table-cell office:value-type="float" office:value="6897788" calcext:value-type="float">
            <text:p>6897788</text:p>
          </table:table-cell>
          <table:table-cell office:value-type="float" office:value="930007" calcext:value-type="float">
            <text:p>930007</text:p>
          </table:table-cell>
          <table:table-cell office:value-type="float" office:value="95.567" calcext:value-type="float">
            <text:p>95,56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.527" calcext:value-type="float">
            <text:p>1,527</text:p>
          </table:table-cell>
          <table:table-cell office:value-type="float" office:value="10068883" calcext:value-type="float">
            <text:p>10068883</text:p>
          </table:table-cell>
          <table:table-cell office:value-type="float" office:value="1875890" calcext:value-type="float">
            <text:p>1875890</text:p>
          </table:table-cell>
          <table:table-cell office:value-type="float" office:value="95.021" calcext:value-type="float">
            <text:p>95,02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321" calcext:value-type="float">
            <text:p>0,321</text:p>
          </table:table-cell>
          <table:table-cell office:value-type="float" office:value="2083889" calcext:value-type="float">
            <text:p>2083889</text:p>
          </table:table-cell>
          <table:table-cell office:value-type="float" office:value="550188" calcext:value-type="float">
            <text:p>550188</text:p>
          </table:table-cell>
          <table:table-cell office:value-type="float" office:value="91.842" calcext:value-type="float">
            <text:p>91,8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41" calcext:value-type="float">
            <text:p>0,541</text:p>
          </table:table-cell>
          <table:table-cell office:value-type="float" office:value="6880440" calcext:value-type="float">
            <text:p>6880440</text:p>
          </table:table-cell>
          <table:table-cell office:value-type="float" office:value="926392" calcext:value-type="float">
            <text:p>926392</text:p>
          </table:table-cell>
          <table:table-cell office:value-type="float" office:value="95.673" calcext:value-type="float">
            <text:p>95,67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51" calcext:value-type="float">
            <text:p>1,51</text:p>
          </table:table-cell>
          <table:table-cell office:value-type="float" office:value="9947423" calcext:value-type="float">
            <text:p>9947423</text:p>
          </table:table-cell>
          <table:table-cell office:value-type="float" office:value="1852919" calcext:value-type="float">
            <text:p>1852919</text:p>
          </table:table-cell>
          <table:table-cell office:value-type="float" office:value="95.016" calcext:value-type="float">
            <text:p>95,0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32" calcext:value-type="float">
            <text:p>0,32</text:p>
          </table:table-cell>
          <table:table-cell office:value-type="float" office:value="2069402" calcext:value-type="float">
            <text:p>2069402</text:p>
          </table:table-cell>
          <table:table-cell office:value-type="float" office:value="546595" calcext:value-type="float">
            <text:p>546595</text:p>
          </table:table-cell>
          <table:table-cell office:value-type="float" office:value="91.793" calcext:value-type="float">
            <text:p>91,7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46" calcext:value-type="float">
            <text:p>0,546</text:p>
          </table:table-cell>
          <table:table-cell office:value-type="float" office:value="6693764" calcext:value-type="float">
            <text:p>6693764</text:p>
          </table:table-cell>
          <table:table-cell office:value-type="float" office:value="904906" calcext:value-type="float">
            <text:p>904906</text:p>
          </table:table-cell>
          <table:table-cell office:value-type="float" office:value="95.553" calcext:value-type="float">
            <text:p>95,55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.476" calcext:value-type="float">
            <text:p>1,476</text:p>
          </table:table-cell>
          <table:table-cell office:value-type="float" office:value="9925076" calcext:value-type="float">
            <text:p>9925076</text:p>
          </table:table-cell>
          <table:table-cell office:value-type="float" office:value="1851615" calcext:value-type="float">
            <text:p>1851615</text:p>
          </table:table-cell>
          <table:table-cell office:value-type="float" office:value="94.966" calcext:value-type="float">
            <text:p>94,96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325" calcext:value-type="float">
            <text:p>0,325</text:p>
          </table:table-cell>
          <table:table-cell office:value-type="float" office:value="2030638" calcext:value-type="float">
            <text:p>2030638</text:p>
          </table:table-cell>
          <table:table-cell office:value-type="float" office:value="537968" calcext:value-type="float">
            <text:p>537968</text:p>
          </table:table-cell>
          <table:table-cell office:value-type="float" office:value="91.726" calcext:value-type="float">
            <text:p>91,7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25" calcext:value-type="float">
            <text:p>0,525</text:p>
          </table:table-cell>
          <table:table-cell office:value-type="float" office:value="6673338" calcext:value-type="float">
            <text:p>6673338</text:p>
          </table:table-cell>
          <table:table-cell office:value-type="float" office:value="901181" calcext:value-type="float">
            <text:p>901181</text:p>
          </table:table-cell>
          <table:table-cell office:value-type="float" office:value="95.757" calcext:value-type="float">
            <text:p>95,75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.496" calcext:value-type="float">
            <text:p>1,496</text:p>
          </table:table-cell>
          <table:table-cell office:value-type="float" office:value="9858276" calcext:value-type="float">
            <text:p>9858276</text:p>
          </table:table-cell>
          <table:table-cell office:value-type="float" office:value="1839485" calcext:value-type="float">
            <text:p>1839485</text:p>
          </table:table-cell>
          <table:table-cell office:value-type="float" office:value="94.949" calcext:value-type="float">
            <text:p>94,94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323" calcext:value-type="float">
            <text:p>0,323</text:p>
          </table:table-cell>
          <table:table-cell office:value-type="float" office:value="2036607" calcext:value-type="float">
            <text:p>2036607</text:p>
          </table:table-cell>
          <table:table-cell office:value-type="float" office:value="539106" calcext:value-type="float">
            <text:p>539106</text:p>
          </table:table-cell>
          <table:table-cell office:value-type="float" office:value="91.669" calcext:value-type="float">
            <text:p>91,6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2" calcext:value-type="float">
            <text:p>0,52</text:p>
          </table:table-cell>
          <table:table-cell office:value-type="float" office:value="6516200" calcext:value-type="float">
            <text:p>6516200</text:p>
          </table:table-cell>
          <table:table-cell office:value-type="float" office:value="881977" calcext:value-type="float">
            <text:p>881977</text:p>
          </table:table-cell>
          <table:table-cell office:value-type="float" office:value="95.778" calcext:value-type="float">
            <text:p>95,77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.439" calcext:value-type="float">
            <text:p>1,439</text:p>
          </table:table-cell>
          <table:table-cell office:value-type="float" office:value="9692088" calcext:value-type="float">
            <text:p>9692088</text:p>
          </table:table-cell>
          <table:table-cell office:value-type="float" office:value="1809011" calcext:value-type="float">
            <text:p>1809011</text:p>
          </table:table-cell>
          <table:table-cell office:value-type="float" office:value="95.002" calcext:value-type="float">
            <text:p>95,00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323" calcext:value-type="float">
            <text:p>0,323</text:p>
          </table:table-cell>
          <table:table-cell office:value-type="float" office:value="2038788" calcext:value-type="float">
            <text:p>2038788</text:p>
          </table:table-cell>
          <table:table-cell office:value-type="float" office:value="539155" calcext:value-type="float">
            <text:p>539155</text:p>
          </table:table-cell>
          <table:table-cell office:value-type="float" office:value="91.625" calcext:value-type="float">
            <text:p>91,6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26" calcext:value-type="float">
            <text:p>0,526</text:p>
          </table:table-cell>
          <table:table-cell office:value-type="float" office:value="6601896" calcext:value-type="float">
            <text:p>6601896</text:p>
          </table:table-cell>
          <table:table-cell office:value-type="float" office:value="892446" calcext:value-type="float">
            <text:p>892446</text:p>
          </table:table-cell>
          <table:table-cell office:value-type="float" office:value="95.643" calcext:value-type="float">
            <text:p>95,64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.459" calcext:value-type="float">
            <text:p>1,459</text:p>
          </table:table-cell>
          <table:table-cell office:value-type="float" office:value="9654685" calcext:value-type="float">
            <text:p>9654685</text:p>
          </table:table-cell>
          <table:table-cell office:value-type="float" office:value="1800550" calcext:value-type="float">
            <text:p>1800550</text:p>
          </table:table-cell>
          <table:table-cell office:value-type="float" office:value="94.767" calcext:value-type="float">
            <text:p>94,76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323" calcext:value-type="float">
            <text:p>0,323</text:p>
          </table:table-cell>
          <table:table-cell office:value-type="float" office:value="2029797" calcext:value-type="float">
            <text:p>2029797</text:p>
          </table:table-cell>
          <table:table-cell office:value-type="float" office:value="536567" calcext:value-type="float">
            <text:p>536567</text:p>
          </table:table-cell>
          <table:table-cell office:value-type="float" office:value="91.561" calcext:value-type="float">
            <text:p>91,5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21" calcext:value-type="float">
            <text:p>0,521</text:p>
          </table:table-cell>
          <table:table-cell office:value-type="float" office:value="6448765" calcext:value-type="float">
            <text:p>6448765</text:p>
          </table:table-cell>
          <table:table-cell office:value-type="float" office:value="874692" calcext:value-type="float">
            <text:p>874692</text:p>
          </table:table-cell>
          <table:table-cell office:value-type="float" office:value="95.74" calcext:value-type="float">
            <text:p>95,7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.451" calcext:value-type="float">
            <text:p>1,451</text:p>
          </table:table-cell>
          <table:table-cell office:value-type="float" office:value="9514681" calcext:value-type="float">
            <text:p>9514681</text:p>
          </table:table-cell>
          <table:table-cell office:value-type="float" office:value="1776976" calcext:value-type="float">
            <text:p>1776976</text:p>
          </table:table-cell>
          <table:table-cell office:value-type="float" office:value="94.918" calcext:value-type="float">
            <text:p>94,91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32" calcext:value-type="float">
            <text:p>0,32</text:p>
          </table:table-cell>
          <table:table-cell office:value-type="float" office:value="2052896" calcext:value-type="float">
            <text:p>2052896</text:p>
          </table:table-cell>
          <table:table-cell office:value-type="float" office:value="541883" calcext:value-type="float">
            <text:p>541883</text:p>
          </table:table-cell>
          <table:table-cell office:value-type="float" office:value="91.469" calcext:value-type="float">
            <text:p>91,46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17" calcext:value-type="float">
            <text:p>0,517</text:p>
          </table:table-cell>
          <table:table-cell office:value-type="float" office:value="6414148" calcext:value-type="float">
            <text:p>6414148</text:p>
          </table:table-cell>
          <table:table-cell office:value-type="float" office:value="870017" calcext:value-type="float">
            <text:p>870017</text:p>
          </table:table-cell>
          <table:table-cell office:value-type="float" office:value="95.657" calcext:value-type="float">
            <text:p>95,65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.425" calcext:value-type="float">
            <text:p>1,425</text:p>
          </table:table-cell>
          <table:table-cell office:value-type="float" office:value="9422115" calcext:value-type="float">
            <text:p>9422115</text:p>
          </table:table-cell>
          <table:table-cell office:value-type="float" office:value="1760230" calcext:value-type="float">
            <text:p>1760230</text:p>
          </table:table-cell>
          <table:table-cell office:value-type="float" office:value="94.724" calcext:value-type="float">
            <text:p>94,72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316" calcext:value-type="float">
            <text:p>0,316</text:p>
          </table:table-cell>
          <table:table-cell office:value-type="float" office:value="2040189" calcext:value-type="float">
            <text:p>2040189</text:p>
          </table:table-cell>
          <table:table-cell office:value-type="float" office:value="538283" calcext:value-type="float">
            <text:p>538283</text:p>
          </table:table-cell>
          <table:table-cell office:value-type="float" office:value="91.457" calcext:value-type="float">
            <text:p>91,45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09" calcext:value-type="float">
            <text:p>0,509</text:p>
          </table:table-cell>
          <table:table-cell office:value-type="float" office:value="6307439" calcext:value-type="float">
            <text:p>6307439</text:p>
          </table:table-cell>
          <table:table-cell office:value-type="float" office:value="855075" calcext:value-type="float">
            <text:p>855075</text:p>
          </table:table-cell>
          <table:table-cell office:value-type="float" office:value="95.748" calcext:value-type="float">
            <text:p>95,74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.428" calcext:value-type="float">
            <text:p>1,428</text:p>
          </table:table-cell>
          <table:table-cell office:value-type="float" office:value="9357075" calcext:value-type="float">
            <text:p>9357075</text:p>
          </table:table-cell>
          <table:table-cell office:value-type="float" office:value="1749851" calcext:value-type="float">
            <text:p>1749851</text:p>
          </table:table-cell>
          <table:table-cell office:value-type="float" office:value="94.752" calcext:value-type="float">
            <text:p>94,75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316" calcext:value-type="float">
            <text:p>0,316</text:p>
          </table:table-cell>
          <table:table-cell office:value-type="float" office:value="2026259" calcext:value-type="float">
            <text:p>2026259</text:p>
          </table:table-cell>
          <table:table-cell office:value-type="float" office:value="533218" calcext:value-type="float">
            <text:p>533218</text:p>
          </table:table-cell>
          <table:table-cell office:value-type="float" office:value="91.391" calcext:value-type="float">
            <text:p>91,3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06" calcext:value-type="float">
            <text:p>0,506</text:p>
          </table:table-cell>
          <table:table-cell office:value-type="float" office:value="6125957" calcext:value-type="float">
            <text:p>6125957</text:p>
          </table:table-cell>
          <table:table-cell office:value-type="float" office:value="832010" calcext:value-type="float">
            <text:p>832010</text:p>
          </table:table-cell>
          <table:table-cell office:value-type="float" office:value="95.55" calcext:value-type="float">
            <text:p>95,5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.388" calcext:value-type="float">
            <text:p>1,388</text:p>
          </table:table-cell>
          <table:table-cell office:value-type="float" office:value="9203470" calcext:value-type="float">
            <text:p>9203470</text:p>
          </table:table-cell>
          <table:table-cell office:value-type="float" office:value="1721474" calcext:value-type="float">
            <text:p>1721474</text:p>
          </table:table-cell>
          <table:table-cell office:value-type="float" office:value="94.937" calcext:value-type="float">
            <text:p>94,93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315" calcext:value-type="float">
            <text:p>0,315</text:p>
          </table:table-cell>
          <table:table-cell office:value-type="float" office:value="2024820" calcext:value-type="float">
            <text:p>2024820</text:p>
          </table:table-cell>
          <table:table-cell office:value-type="float" office:value="532753" calcext:value-type="float">
            <text:p>532753</text:p>
          </table:table-cell>
          <table:table-cell office:value-type="float" office:value="91.336" calcext:value-type="float">
            <text:p>91,3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91" calcext:value-type="float">
            <text:p>0,491</text:p>
          </table:table-cell>
          <table:table-cell office:value-type="float" office:value="6292757" calcext:value-type="float">
            <text:p>6292757</text:p>
          </table:table-cell>
          <table:table-cell office:value-type="float" office:value="853460" calcext:value-type="float">
            <text:p>853460</text:p>
          </table:table-cell>
          <table:table-cell office:value-type="float" office:value="95.5" calcext:value-type="float">
            <text:p>95,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.392" calcext:value-type="float">
            <text:p>1,392</text:p>
          </table:table-cell>
          <table:table-cell office:value-type="float" office:value="9267537" calcext:value-type="float">
            <text:p>9267537</text:p>
          </table:table-cell>
          <table:table-cell office:value-type="float" office:value="1733009" calcext:value-type="float">
            <text:p>1733009</text:p>
          </table:table-cell>
          <table:table-cell office:value-type="float" office:value="94.923" calcext:value-type="float">
            <text:p>94,92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314" calcext:value-type="float">
            <text:p>0,314</text:p>
          </table:table-cell>
          <table:table-cell office:value-type="float" office:value="2015719" calcext:value-type="float">
            <text:p>2015719</text:p>
          </table:table-cell>
          <table:table-cell office:value-type="float" office:value="529992" calcext:value-type="float">
            <text:p>529992</text:p>
          </table:table-cell>
          <table:table-cell office:value-type="float" office:value="91.271" calcext:value-type="float">
            <text:p>91,2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79" calcext:value-type="float">
            <text:p>0,479</text:p>
          </table:table-cell>
          <table:table-cell office:value-type="float" office:value="6078439" calcext:value-type="float">
            <text:p>6078439</text:p>
          </table:table-cell>
          <table:table-cell office:value-type="float" office:value="826677" calcext:value-type="float">
            <text:p>826677</text:p>
          </table:table-cell>
          <table:table-cell office:value-type="float" office:value="95.57" calcext:value-type="float">
            <text:p>95,5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.383" calcext:value-type="float">
            <text:p>1,383</text:p>
          </table:table-cell>
          <table:table-cell office:value-type="float" office:value="9135926" calcext:value-type="float">
            <text:p>9135926</text:p>
          </table:table-cell>
          <table:table-cell office:value-type="float" office:value="1708796" calcext:value-type="float">
            <text:p>1708796</text:p>
          </table:table-cell>
          <table:table-cell office:value-type="float" office:value="94.874" calcext:value-type="float">
            <text:p>94,87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313" calcext:value-type="float">
            <text:p>0,313</text:p>
          </table:table-cell>
          <table:table-cell office:value-type="float" office:value="2000681" calcext:value-type="float">
            <text:p>2000681</text:p>
          </table:table-cell>
          <table:table-cell office:value-type="float" office:value="525296" calcext:value-type="float">
            <text:p>525296</text:p>
          </table:table-cell>
          <table:table-cell office:value-type="float" office:value="91.217" calcext:value-type="float">
            <text:p>91,2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79" calcext:value-type="float">
            <text:p>0,479</text:p>
          </table:table-cell>
          <table:table-cell office:value-type="float" office:value="5936138" calcext:value-type="float">
            <text:p>5936138</text:p>
          </table:table-cell>
          <table:table-cell office:value-type="float" office:value="808712" calcext:value-type="float">
            <text:p>808712</text:p>
          </table:table-cell>
          <table:table-cell office:value-type="float" office:value="95.561" calcext:value-type="float">
            <text:p>95,56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.354" calcext:value-type="float">
            <text:p>1,354</text:p>
          </table:table-cell>
          <table:table-cell office:value-type="float" office:value="9016914" calcext:value-type="float">
            <text:p>9016914</text:p>
          </table:table-cell>
          <table:table-cell office:value-type="float" office:value="1686225" calcext:value-type="float">
            <text:p>1686225</text:p>
          </table:table-cell>
          <table:table-cell office:value-type="float" office:value="94.846" calcext:value-type="float">
            <text:p>94,84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306" calcext:value-type="float">
            <text:p>0,306</text:p>
          </table:table-cell>
          <table:table-cell office:value-type="float" office:value="1981854" calcext:value-type="float">
            <text:p>1981854</text:p>
          </table:table-cell>
          <table:table-cell office:value-type="float" office:value="519544" calcext:value-type="float">
            <text:p>519544</text:p>
          </table:table-cell>
          <table:table-cell office:value-type="float" office:value="91.158" calcext:value-type="float">
            <text:p>91,1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84" calcext:value-type="float">
            <text:p>0,484</text:p>
          </table:table-cell>
          <table:table-cell office:value-type="float" office:value="6030671" calcext:value-type="float">
            <text:p>6030671</text:p>
          </table:table-cell>
          <table:table-cell office:value-type="float" office:value="817232" calcext:value-type="float">
            <text:p>817232</text:p>
          </table:table-cell>
          <table:table-cell office:value-type="float" office:value="95.507" calcext:value-type="float">
            <text:p>95,50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.393" calcext:value-type="float">
            <text:p>1,393</text:p>
          </table:table-cell>
          <table:table-cell office:value-type="float" office:value="8956813" calcext:value-type="float">
            <text:p>8956813</text:p>
          </table:table-cell>
          <table:table-cell office:value-type="float" office:value="1677389" calcext:value-type="float">
            <text:p>1677389</text:p>
          </table:table-cell>
          <table:table-cell office:value-type="float" office:value="94.551" calcext:value-type="float">
            <text:p>94,55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328" calcext:value-type="float">
            <text:p>0,328</text:p>
          </table:table-cell>
          <table:table-cell office:value-type="float" office:value="1962073" calcext:value-type="float">
            <text:p>1962073</text:p>
          </table:table-cell>
          <table:table-cell office:value-type="float" office:value="513464" calcext:value-type="float">
            <text:p>513464</text:p>
          </table:table-cell>
          <table:table-cell office:value-type="float" office:value="91.115" calcext:value-type="float">
            <text:p>91,1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61" calcext:value-type="float">
            <text:p>0,461</text:p>
          </table:table-cell>
          <table:table-cell office:value-type="float" office:value="5811868" calcext:value-type="float">
            <text:p>5811868</text:p>
          </table:table-cell>
          <table:table-cell office:value-type="float" office:value="792195" calcext:value-type="float">
            <text:p>792195</text:p>
          </table:table-cell>
          <table:table-cell office:value-type="float" office:value="95.428" calcext:value-type="float">
            <text:p>95,42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.341" calcext:value-type="float">
            <text:p>1,341</text:p>
          </table:table-cell>
          <table:table-cell office:value-type="float" office:value="8890253" calcext:value-type="float">
            <text:p>8890253</text:p>
          </table:table-cell>
          <table:table-cell office:value-type="float" office:value="1664692" calcext:value-type="float">
            <text:p>1664692</text:p>
          </table:table-cell>
          <table:table-cell office:value-type="float" office:value="94.861" calcext:value-type="float">
            <text:p>94,86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311" calcext:value-type="float">
            <text:p>0,311</text:p>
          </table:table-cell>
          <table:table-cell office:value-type="float" office:value="1943097" calcext:value-type="float">
            <text:p>1943097</text:p>
          </table:table-cell>
          <table:table-cell office:value-type="float" office:value="508289" calcext:value-type="float">
            <text:p>508289</text:p>
          </table:table-cell>
          <table:table-cell office:value-type="float" office:value="91.048" calcext:value-type="float">
            <text:p>91,0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69" calcext:value-type="float">
            <text:p>0,469</text:p>
          </table:table-cell>
          <table:table-cell office:value-type="float" office:value="5991346" calcext:value-type="float">
            <text:p>5991346</text:p>
          </table:table-cell>
          <table:table-cell office:value-type="float" office:value="813620" calcext:value-type="float">
            <text:p>813620</text:p>
          </table:table-cell>
          <table:table-cell office:value-type="float" office:value="95.358" calcext:value-type="float">
            <text:p>95,35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.354" calcext:value-type="float">
            <text:p>1,354</text:p>
          </table:table-cell>
          <table:table-cell office:value-type="float" office:value="8781297" calcext:value-type="float">
            <text:p>8781297</text:p>
          </table:table-cell>
          <table:table-cell office:value-type="float" office:value="1643773" calcext:value-type="float">
            <text:p>1643773</text:p>
          </table:table-cell>
          <table:table-cell office:value-type="float" office:value="94.725" calcext:value-type="float">
            <text:p>94,7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309" calcext:value-type="float">
            <text:p>0,309</text:p>
          </table:table-cell>
          <table:table-cell office:value-type="float" office:value="1927839" calcext:value-type="float">
            <text:p>1927839</text:p>
          </table:table-cell>
          <table:table-cell office:value-type="float" office:value="504216" calcext:value-type="float">
            <text:p>504216</text:p>
          </table:table-cell>
          <table:table-cell office:value-type="float" office:value="90.975" calcext:value-type="float">
            <text:p>90,9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8" calcext:value-type="float">
            <text:p>0,48</text:p>
          </table:table-cell>
          <table:table-cell office:value-type="float" office:value="5725065" calcext:value-type="float">
            <text:p>5725065</text:p>
          </table:table-cell>
          <table:table-cell office:value-type="float" office:value="781389" calcext:value-type="float">
            <text:p>781389</text:p>
          </table:table-cell>
          <table:table-cell office:value-type="float" office:value="95.508" calcext:value-type="float">
            <text:p>95,50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.311" calcext:value-type="float">
            <text:p>1,311</text:p>
          </table:table-cell>
          <table:table-cell office:value-type="float" office:value="8710471" calcext:value-type="float">
            <text:p>8710471</text:p>
          </table:table-cell>
          <table:table-cell office:value-type="float" office:value="1631555" calcext:value-type="float">
            <text:p>1631555</text:p>
          </table:table-cell>
          <table:table-cell office:value-type="float" office:value="94.781" calcext:value-type="float">
            <text:p>94,7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232" calcext:value-type="float">
            <text:p>0,232</text:p>
          </table:table-cell>
          <table:table-cell office:value-type="float" office:value="1321110" calcext:value-type="float">
            <text:p>1321110</text:p>
          </table:table-cell>
          <table:table-cell office:value-type="float" office:value="340343" calcext:value-type="float">
            <text:p>340343</text:p>
          </table:table-cell>
          <table:table-cell office:value-type="float" office:value="90.793" calcext:value-type="float">
            <text:p>90,7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48" calcext:value-type="float">
            <text:p>0,448</text:p>
          </table:table-cell>
          <table:table-cell office:value-type="float" office:value="5660004" calcext:value-type="float">
            <text:p>5660004</text:p>
          </table:table-cell>
          <table:table-cell office:value-type="float" office:value="772391" calcext:value-type="float">
            <text:p>772391</text:p>
          </table:table-cell>
          <table:table-cell office:value-type="float" office:value="95.448" calcext:value-type="float">
            <text:p>95,44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.31" calcext:value-type="float">
            <text:p>1,31</text:p>
          </table:table-cell>
          <table:table-cell office:value-type="float" office:value="8592309" calcext:value-type="float">
            <text:p>8592309</text:p>
          </table:table-cell>
          <table:table-cell office:value-type="float" office:value="1611788" calcext:value-type="float">
            <text:p>1611788</text:p>
          </table:table-cell>
          <table:table-cell office:value-type="float" office:value="94.778" calcext:value-type="float">
            <text:p>94,77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259" calcext:value-type="float">
            <text:p>0,259</text:p>
          </table:table-cell>
          <table:table-cell office:value-type="float" office:value="1542870" calcext:value-type="float">
            <text:p>1542870</text:p>
          </table:table-cell>
          <table:table-cell office:value-type="float" office:value="401735" calcext:value-type="float">
            <text:p>401735</text:p>
          </table:table-cell>
          <table:table-cell office:value-type="float" office:value="91.105" calcext:value-type="float">
            <text:p>91,1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45" calcext:value-type="float">
            <text:p>0,445</text:p>
          </table:table-cell>
          <table:table-cell office:value-type="float" office:value="5685932" calcext:value-type="float">
            <text:p>5685932</text:p>
          </table:table-cell>
          <table:table-cell office:value-type="float" office:value="776029" calcext:value-type="float">
            <text:p>776029</text:p>
          </table:table-cell>
          <table:table-cell office:value-type="float" office:value="95.503" calcext:value-type="float">
            <text:p>95,50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.278" calcext:value-type="float">
            <text:p>1,278</text:p>
          </table:table-cell>
          <table:table-cell office:value-type="float" office:value="8562470" calcext:value-type="float">
            <text:p>8562470</text:p>
          </table:table-cell>
          <table:table-cell office:value-type="float" office:value="1604209" calcext:value-type="float">
            <text:p>1604209</text:p>
          </table:table-cell>
          <table:table-cell office:value-type="float" office:value="94.75" calcext:value-type="float">
            <text:p>94,7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257" calcext:value-type="float">
            <text:p>0,257</text:p>
          </table:table-cell>
          <table:table-cell office:value-type="float" office:value="1513490" calcext:value-type="float">
            <text:p>1513490</text:p>
          </table:table-cell>
          <table:table-cell office:value-type="float" office:value="394639" calcext:value-type="float">
            <text:p>394639</text:p>
          </table:table-cell>
          <table:table-cell office:value-type="float" office:value="91.083" calcext:value-type="float">
            <text:p>91,0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47" calcext:value-type="float">
            <text:p>0,447</text:p>
          </table:table-cell>
          <table:table-cell office:value-type="float" office:value="5530569" calcext:value-type="float">
            <text:p>5530569</text:p>
          </table:table-cell>
          <table:table-cell office:value-type="float" office:value="757705" calcext:value-type="float">
            <text:p>757705</text:p>
          </table:table-cell>
          <table:table-cell office:value-type="float" office:value="95.317" calcext:value-type="float">
            <text:p>95,31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.279" calcext:value-type="float">
            <text:p>1,279</text:p>
          </table:table-cell>
          <table:table-cell office:value-type="float" office:value="8401675" calcext:value-type="float">
            <text:p>8401675</text:p>
          </table:table-cell>
          <table:table-cell office:value-type="float" office:value="1574145" calcext:value-type="float">
            <text:p>1574145</text:p>
          </table:table-cell>
          <table:table-cell office:value-type="float" office:value="94.617" calcext:value-type="float">
            <text:p>94,61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254" calcext:value-type="float">
            <text:p>0,254</text:p>
          </table:table-cell>
          <table:table-cell office:value-type="float" office:value="1459352" calcext:value-type="float">
            <text:p>1459352</text:p>
          </table:table-cell>
          <table:table-cell office:value-type="float" office:value="380111" calcext:value-type="float">
            <text:p>380111</text:p>
          </table:table-cell>
          <table:table-cell office:value-type="float" office:value="91.034" calcext:value-type="float">
            <text:p>91,0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66" calcext:value-type="float">
            <text:p>0,466</text:p>
          </table:table-cell>
          <table:table-cell office:value-type="float" office:value="5712146" calcext:value-type="float">
            <text:p>5712146</text:p>
          </table:table-cell>
          <table:table-cell office:value-type="float" office:value="778172" calcext:value-type="float">
            <text:p>778172</text:p>
          </table:table-cell>
          <table:table-cell office:value-type="float" office:value="95.382" calcext:value-type="float">
            <text:p>95,38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.274" calcext:value-type="float">
            <text:p>1,274</text:p>
          </table:table-cell>
          <table:table-cell office:value-type="float" office:value="8257515" calcext:value-type="float">
            <text:p>8257515</text:p>
          </table:table-cell>
          <table:table-cell office:value-type="float" office:value="1549561" calcext:value-type="float">
            <text:p>1549561</text:p>
          </table:table-cell>
          <table:table-cell office:value-type="float" office:value="94.592" calcext:value-type="float">
            <text:p>94,5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247" calcext:value-type="float">
            <text:p>0,247</text:p>
          </table:table-cell>
          <table:table-cell office:value-type="float" office:value="1426955" calcext:value-type="float">
            <text:p>1426955</text:p>
          </table:table-cell>
          <table:table-cell office:value-type="float" office:value="372073" calcext:value-type="float">
            <text:p>372073</text:p>
          </table:table-cell>
          <table:table-cell office:value-type="float" office:value="91.011" calcext:value-type="float">
            <text:p>91,0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56" calcext:value-type="float">
            <text:p>0,456</text:p>
          </table:table-cell>
          <table:table-cell office:value-type="float" office:value="5757715" calcext:value-type="float">
            <text:p>5757715</text:p>
          </table:table-cell>
          <table:table-cell office:value-type="float" office:value="782304" calcext:value-type="float">
            <text:p>782304</text:p>
          </table:table-cell>
          <table:table-cell office:value-type="float" office:value="95.391" calcext:value-type="float">
            <text:p>95,3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238" calcext:value-type="float">
            <text:p>1,238</text:p>
          </table:table-cell>
          <table:table-cell office:value-type="float" office:value="8267212" calcext:value-type="float">
            <text:p>8267212</text:p>
          </table:table-cell>
          <table:table-cell office:value-type="float" office:value="1548719" calcext:value-type="float">
            <text:p>1548719</text:p>
          </table:table-cell>
          <table:table-cell office:value-type="float" office:value="94.73" calcext:value-type="float">
            <text:p>94,7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27" calcext:value-type="float">
            <text:p>0,327</text:p>
          </table:table-cell>
          <table:table-cell office:value-type="float" office:value="2028758" calcext:value-type="float">
            <text:p>2028758</text:p>
          </table:table-cell>
          <table:table-cell office:value-type="float" office:value="538892" calcext:value-type="float">
            <text:p>538892</text:p>
          </table:table-cell>
          <table:table-cell office:value-type="float" office:value="91.453" calcext:value-type="float">
            <text:p>91,4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34" calcext:value-type="float">
            <text:p>0,434</text:p>
          </table:table-cell>
          <table:table-cell office:value-type="float" office:value="5458675" calcext:value-type="float">
            <text:p>5458675</text:p>
          </table:table-cell>
          <table:table-cell office:value-type="float" office:value="744477" calcext:value-type="float">
            <text:p>744477</text:p>
          </table:table-cell>
          <table:table-cell office:value-type="float" office:value="95.31" calcext:value-type="float">
            <text:p>95,3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.258" calcext:value-type="float">
            <text:p>1,258</text:p>
          </table:table-cell>
          <table:table-cell office:value-type="float" office:value="8240692" calcext:value-type="float">
            <text:p>8240692</text:p>
          </table:table-cell>
          <table:table-cell office:value-type="float" office:value="1546788" calcext:value-type="float">
            <text:p>1546788</text:p>
          </table:table-cell>
          <table:table-cell office:value-type="float" office:value="94.768" calcext:value-type="float">
            <text:p>94,76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307" calcext:value-type="float">
            <text:p>0,307</text:p>
          </table:table-cell>
          <table:table-cell office:value-type="float" office:value="1820372" calcext:value-type="float">
            <text:p>1820372</text:p>
          </table:table-cell>
          <table:table-cell office:value-type="float" office:value="487665" calcext:value-type="float">
            <text:p>487665</text:p>
          </table:table-cell>
          <table:table-cell office:value-type="float" office:value="92.248" calcext:value-type="float">
            <text:p>92,2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35" calcext:value-type="float">
            <text:p>0,435</text:p>
          </table:table-cell>
          <table:table-cell office:value-type="float" office:value="5339269" calcext:value-type="float">
            <text:p>5339269</text:p>
          </table:table-cell>
          <table:table-cell office:value-type="float" office:value="728792" calcext:value-type="float">
            <text:p>728792</text:p>
          </table:table-cell>
          <table:table-cell office:value-type="float" office:value="95.241" calcext:value-type="float">
            <text:p>95,241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.236" calcext:value-type="float">
            <text:p>1,236</text:p>
          </table:table-cell>
          <table:table-cell office:value-type="float" office:value="8190466" calcext:value-type="float">
            <text:p>8190466</text:p>
          </table:table-cell>
          <table:table-cell office:value-type="float" office:value="1537718" calcext:value-type="float">
            <text:p>1537718</text:p>
          </table:table-cell>
          <table:table-cell office:value-type="float" office:value="94.773" calcext:value-type="float">
            <text:p>94,773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.242" calcext:value-type="float">
            <text:p>0,242</text:p>
          </table:table-cell>
          <table:table-cell office:value-type="float" office:value="1360668" calcext:value-type="float">
            <text:p>1360668</text:p>
          </table:table-cell>
          <table:table-cell office:value-type="float" office:value="355705" calcext:value-type="float">
            <text:p>355705</text:p>
          </table:table-cell>
          <table:table-cell office:value-type="float" office:value="91.001" calcext:value-type="float">
            <text:p>91,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39" calcext:value-type="float">
            <text:p>0,439</text:p>
          </table:table-cell>
          <table:table-cell office:value-type="float" office:value="5475087" calcext:value-type="float">
            <text:p>5475087</text:p>
          </table:table-cell>
          <table:table-cell office:value-type="float" office:value="746592" calcext:value-type="float">
            <text:p>746592</text:p>
          </table:table-cell>
          <table:table-cell office:value-type="float" office:value="95.277" calcext:value-type="float">
            <text:p>95,27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.241" calcext:value-type="float">
            <text:p>1,241</text:p>
          </table:table-cell>
          <table:table-cell office:value-type="float" office:value="8106640" calcext:value-type="float">
            <text:p>8106640</text:p>
          </table:table-cell>
          <table:table-cell office:value-type="float" office:value="1520686" calcext:value-type="float">
            <text:p>1520686</text:p>
          </table:table-cell>
          <table:table-cell office:value-type="float" office:value="94.713" calcext:value-type="float">
            <text:p>94,71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235" calcext:value-type="float">
            <text:p>0,235</text:p>
          </table:table-cell>
          <table:table-cell office:value-type="float" office:value="1337581" calcext:value-type="float">
            <text:p>1337581</text:p>
          </table:table-cell>
          <table:table-cell office:value-type="float" office:value="350220" calcext:value-type="float">
            <text:p>350220</text:p>
          </table:table-cell>
          <table:table-cell office:value-type="float" office:value="90.981" calcext:value-type="float">
            <text:p>90,9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29" calcext:value-type="float">
            <text:p>0,429</text:p>
          </table:table-cell>
          <table:table-cell office:value-type="float" office:value="5334677" calcext:value-type="float">
            <text:p>5334677</text:p>
          </table:table-cell>
          <table:table-cell office:value-type="float" office:value="728536" calcext:value-type="float">
            <text:p>728536</text:p>
          </table:table-cell>
          <table:table-cell office:value-type="float" office:value="95.345" calcext:value-type="float">
            <text:p>95,34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.197" calcext:value-type="float">
            <text:p>1,197</text:p>
          </table:table-cell>
          <table:table-cell office:value-type="float" office:value="7951464" calcext:value-type="float">
            <text:p>7951464</text:p>
          </table:table-cell>
          <table:table-cell office:value-type="float" office:value="1493223" calcext:value-type="float">
            <text:p>1493223</text:p>
          </table:table-cell>
          <table:table-cell office:value-type="float" office:value="94.695" calcext:value-type="float">
            <text:p>94,69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.235" calcext:value-type="float">
            <text:p>0,235</text:p>
          </table:table-cell>
          <table:table-cell office:value-type="float" office:value="1322453" calcext:value-type="float">
            <text:p>1322453</text:p>
          </table:table-cell>
          <table:table-cell office:value-type="float" office:value="346559" calcext:value-type="float">
            <text:p>346559</text:p>
          </table:table-cell>
          <table:table-cell office:value-type="float" office:value="90.965" calcext:value-type="float">
            <text:p>90,9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25" calcext:value-type="float">
            <text:p>0,425</text:p>
          </table:table-cell>
          <table:table-cell office:value-type="float" office:value="5248713" calcext:value-type="float">
            <text:p>5248713</text:p>
          </table:table-cell>
          <table:table-cell office:value-type="float" office:value="717022" calcext:value-type="float">
            <text:p>717022</text:p>
          </table:table-cell>
          <table:table-cell office:value-type="float" office:value="95.306" calcext:value-type="float">
            <text:p>95,30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.235" calcext:value-type="float">
            <text:p>1,235</text:p>
          </table:table-cell>
          <table:table-cell office:value-type="float" office:value="7909010" calcext:value-type="float">
            <text:p>7909010</text:p>
          </table:table-cell>
          <table:table-cell office:value-type="float" office:value="1485376" calcext:value-type="float">
            <text:p>1485376</text:p>
          </table:table-cell>
          <table:table-cell office:value-type="float" office:value="94.747" calcext:value-type="float">
            <text:p>94,74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.232" calcext:value-type="float">
            <text:p>0,232</text:p>
          </table:table-cell>
          <table:table-cell office:value-type="float" office:value="1297833" calcext:value-type="float">
            <text:p>1297833</text:p>
          </table:table-cell>
          <table:table-cell office:value-type="float" office:value="339769" calcext:value-type="float">
            <text:p>339769</text:p>
          </table:table-cell>
          <table:table-cell office:value-type="float" office:value="90.946" calcext:value-type="float">
            <text:p>90,9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61" calcext:value-type="float">
            <text:p>0,461</text:p>
          </table:table-cell>
          <table:table-cell office:value-type="float" office:value="5357340" calcext:value-type="float">
            <text:p>5357340</text:p>
          </table:table-cell>
          <table:table-cell office:value-type="float" office:value="731804" calcext:value-type="float">
            <text:p>731804</text:p>
          </table:table-cell>
          <table:table-cell office:value-type="float" office:value="95.203" calcext:value-type="float">
            <text:p>95,20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.195" calcext:value-type="float">
            <text:p>1,195</text:p>
          </table:table-cell>
          <table:table-cell office:value-type="float" office:value="7952955" calcext:value-type="float">
            <text:p>7952955</text:p>
          </table:table-cell>
          <table:table-cell office:value-type="float" office:value="1495084" calcext:value-type="float">
            <text:p>1495084</text:p>
          </table:table-cell>
          <table:table-cell office:value-type="float" office:value="94.801" calcext:value-type="float">
            <text:p>94,80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.229" calcext:value-type="float">
            <text:p>0,229</text:p>
          </table:table-cell>
          <table:table-cell office:value-type="float" office:value="1279281" calcext:value-type="float">
            <text:p>1279281</text:p>
          </table:table-cell>
          <table:table-cell office:value-type="float" office:value="334534" calcext:value-type="float">
            <text:p>334534</text:p>
          </table:table-cell>
          <table:table-cell office:value-type="float" office:value="90.934" calcext:value-type="float">
            <text:p>90,9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31" calcext:value-type="float">
            <text:p>0,431</text:p>
          </table:table-cell>
          <table:table-cell office:value-type="float" office:value="5124277" calcext:value-type="float">
            <text:p>5124277</text:p>
          </table:table-cell>
          <table:table-cell office:value-type="float" office:value="701867" calcext:value-type="float">
            <text:p>701867</text:p>
          </table:table-cell>
          <table:table-cell office:value-type="float" office:value="95.212" calcext:value-type="float">
            <text:p>95,21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.186" calcext:value-type="float">
            <text:p>1,186</text:p>
          </table:table-cell>
          <table:table-cell office:value-type="float" office:value="7806010" calcext:value-type="float">
            <text:p>7806010</text:p>
          </table:table-cell>
          <table:table-cell office:value-type="float" office:value="1467778" calcext:value-type="float">
            <text:p>1467778</text:p>
          </table:table-cell>
          <table:table-cell office:value-type="float" office:value="94.663" calcext:value-type="float">
            <text:p>94,66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.221" calcext:value-type="float">
            <text:p>0,221</text:p>
          </table:table-cell>
          <table:table-cell office:value-type="float" office:value="1236458" calcext:value-type="float">
            <text:p>1236458</text:p>
          </table:table-cell>
          <table:table-cell office:value-type="float" office:value="322140" calcext:value-type="float">
            <text:p>322140</text:p>
          </table:table-cell>
          <table:table-cell office:value-type="float" office:value="90.753" calcext:value-type="float">
            <text:p>90,75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94" calcext:value-type="float">
            <text:p>0,394</text:p>
          </table:table-cell>
          <table:table-cell office:value-type="float" office:value="5030410" calcext:value-type="float">
            <text:p>5030410</text:p>
          </table:table-cell>
          <table:table-cell office:value-type="float" office:value="690691" calcext:value-type="float">
            <text:p>690691</text:p>
          </table:table-cell>
          <table:table-cell office:value-type="float" office:value="95.02" calcext:value-type="float">
            <text:p>95,0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.144" calcext:value-type="float">
            <text:p>1,144</text:p>
          </table:table-cell>
          <table:table-cell office:value-type="float" office:value="7615745" calcext:value-type="float">
            <text:p>7615745</text:p>
          </table:table-cell>
          <table:table-cell office:value-type="float" office:value="1431882" calcext:value-type="float">
            <text:p>1431882</text:p>
          </table:table-cell>
          <table:table-cell office:value-type="float" office:value="94.482" calcext:value-type="float">
            <text:p>94,48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.223" calcext:value-type="float">
            <text:p>0,223</text:p>
          </table:table-cell>
          <table:table-cell office:value-type="float" office:value="1240677" calcext:value-type="float">
            <text:p>1240677</text:p>
          </table:table-cell>
          <table:table-cell office:value-type="float" office:value="323383" calcext:value-type="float">
            <text:p>323383</text:p>
          </table:table-cell>
          <table:table-cell office:value-type="float" office:value="90.735" calcext:value-type="float">
            <text:p>90,7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11" calcext:value-type="float">
            <text:p>0,411</text:p>
          </table:table-cell>
          <table:table-cell office:value-type="float" office:value="5096558" calcext:value-type="float">
            <text:p>5096558</text:p>
          </table:table-cell>
          <table:table-cell office:value-type="float" office:value="698317" calcext:value-type="float">
            <text:p>698317</text:p>
          </table:table-cell>
          <table:table-cell office:value-type="float" office:value="95.214" calcext:value-type="float">
            <text:p>95,21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.161" calcext:value-type="float">
            <text:p>1,161</text:p>
          </table:table-cell>
          <table:table-cell office:value-type="float" office:value="7668663" calcext:value-type="float">
            <text:p>7668663</text:p>
          </table:table-cell>
          <table:table-cell office:value-type="float" office:value="1441637" calcext:value-type="float">
            <text:p>1441637</text:p>
          </table:table-cell>
          <table:table-cell office:value-type="float" office:value="94.555" calcext:value-type="float">
            <text:p>94,55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.218" calcext:value-type="float">
            <text:p>0,218</text:p>
          </table:table-cell>
          <table:table-cell office:value-type="float" office:value="1227291" calcext:value-type="float">
            <text:p>1227291</text:p>
          </table:table-cell>
          <table:table-cell office:value-type="float" office:value="319672" calcext:value-type="float">
            <text:p>319672</text:p>
          </table:table-cell>
          <table:table-cell office:value-type="float" office:value="90.71" calcext:value-type="float">
            <text:p>90,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18" calcext:value-type="float">
            <text:p>0,418</text:p>
          </table:table-cell>
          <table:table-cell office:value-type="float" office:value="5125901" calcext:value-type="float">
            <text:p>5125901</text:p>
          </table:table-cell>
          <table:table-cell office:value-type="float" office:value="701127" calcext:value-type="float">
            <text:p>701127</text:p>
          </table:table-cell>
          <table:table-cell office:value-type="float" office:value="95.059" calcext:value-type="float">
            <text:p>95,05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.135" calcext:value-type="float">
            <text:p>1,135</text:p>
          </table:table-cell>
          <table:table-cell office:value-type="float" office:value="7587506" calcext:value-type="float">
            <text:p>7587506</text:p>
          </table:table-cell>
          <table:table-cell office:value-type="float" office:value="1429077" calcext:value-type="float">
            <text:p>1429077</text:p>
          </table:table-cell>
          <table:table-cell office:value-type="float" office:value="94.628" calcext:value-type="float">
            <text:p>94,62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215" calcext:value-type="float">
            <text:p>0,215</text:p>
          </table:table-cell>
          <table:table-cell office:value-type="float" office:value="1209512" calcext:value-type="float">
            <text:p>1209512</text:p>
          </table:table-cell>
          <table:table-cell office:value-type="float" office:value="314660" calcext:value-type="float">
            <text:p>314660</text:p>
          </table:table-cell>
          <table:table-cell office:value-type="float" office:value="90.689" calcext:value-type="float">
            <text:p>90,6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86" calcext:value-type="float">
            <text:p>0,386</text:p>
          </table:table-cell>
          <table:table-cell office:value-type="float" office:value="4910176" calcext:value-type="float">
            <text:p>4910176</text:p>
          </table:table-cell>
          <table:table-cell office:value-type="float" office:value="672981" calcext:value-type="float">
            <text:p>672981</text:p>
          </table:table-cell>
          <table:table-cell office:value-type="float" office:value="95.022" calcext:value-type="float">
            <text:p>95,02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.14" calcext:value-type="float">
            <text:p>1,14</text:p>
          </table:table-cell>
          <table:table-cell office:value-type="float" office:value="7499936" calcext:value-type="float">
            <text:p>7499936</text:p>
          </table:table-cell>
          <table:table-cell office:value-type="float" office:value="1413025" calcext:value-type="float">
            <text:p>1413025</text:p>
          </table:table-cell>
          <table:table-cell office:value-type="float" office:value="94.489" calcext:value-type="float">
            <text:p>94,48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213" calcext:value-type="float">
            <text:p>0,213</text:p>
          </table:table-cell>
          <table:table-cell office:value-type="float" office:value="1198463" calcext:value-type="float">
            <text:p>1198463</text:p>
          </table:table-cell>
          <table:table-cell office:value-type="float" office:value="311130" calcext:value-type="float">
            <text:p>311130</text:p>
          </table:table-cell>
          <table:table-cell office:value-type="float" office:value="90.75" calcext:value-type="float">
            <text:p>90,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03" calcext:value-type="float">
            <text:p>0,403</text:p>
          </table:table-cell>
          <table:table-cell office:value-type="float" office:value="4948212" calcext:value-type="float">
            <text:p>4948212</text:p>
          </table:table-cell>
          <table:table-cell office:value-type="float" office:value="677251" calcext:value-type="float">
            <text:p>677251</text:p>
          </table:table-cell>
          <table:table-cell office:value-type="float" office:value="95.146" calcext:value-type="float">
            <text:p>95,14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.126" calcext:value-type="float">
            <text:p>1,126</text:p>
          </table:table-cell>
          <table:table-cell office:value-type="float" office:value="7339267" calcext:value-type="float">
            <text:p>7339267</text:p>
          </table:table-cell>
          <table:table-cell office:value-type="float" office:value="1382779" calcext:value-type="float">
            <text:p>1382779</text:p>
          </table:table-cell>
          <table:table-cell office:value-type="float" office:value="94.534" calcext:value-type="float">
            <text:p>94,53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.212" calcext:value-type="float">
            <text:p>0,212</text:p>
          </table:table-cell>
          <table:table-cell office:value-type="float" office:value="1177411" calcext:value-type="float">
            <text:p>1177411</text:p>
          </table:table-cell>
          <table:table-cell office:value-type="float" office:value="305656" calcext:value-type="float">
            <text:p>305656</text:p>
          </table:table-cell>
          <table:table-cell office:value-type="float" office:value="90.645" calcext:value-type="float">
            <text:p>90,6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71" calcext:value-type="float">
            <text:p>0,371</text:p>
          </table:table-cell>
          <table:table-cell office:value-type="float" office:value="4624898" calcext:value-type="float">
            <text:p>4624898</text:p>
          </table:table-cell>
          <table:table-cell office:value-type="float" office:value="637951" calcext:value-type="float">
            <text:p>637951</text:p>
          </table:table-cell>
          <table:table-cell office:value-type="float" office:value="95.167" calcext:value-type="float">
            <text:p>95,16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.108" calcext:value-type="float">
            <text:p>1,108</text:p>
          </table:table-cell>
          <table:table-cell office:value-type="float" office:value="7306859" calcext:value-type="float">
            <text:p>7306859</text:p>
          </table:table-cell>
          <table:table-cell office:value-type="float" office:value="1377676" calcext:value-type="float">
            <text:p>1377676</text:p>
          </table:table-cell>
          <table:table-cell office:value-type="float" office:value="94.543" calcext:value-type="float">
            <text:p>94,54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.206" calcext:value-type="float">
            <text:p>0,206</text:p>
          </table:table-cell>
          <table:table-cell office:value-type="float" office:value="1166679" calcext:value-type="float">
            <text:p>1166679</text:p>
          </table:table-cell>
          <table:table-cell office:value-type="float" office:value="302895" calcext:value-type="float">
            <text:p>302895</text:p>
          </table:table-cell>
          <table:table-cell office:value-type="float" office:value="90.696" calcext:value-type="float">
            <text:p>90,6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66" calcext:value-type="float">
            <text:p>0,366</text:p>
          </table:table-cell>
          <table:table-cell office:value-type="float" office:value="4732309" calcext:value-type="float">
            <text:p>4732309</text:p>
          </table:table-cell>
          <table:table-cell office:value-type="float" office:value="649881" calcext:value-type="float">
            <text:p>649881</text:p>
          </table:table-cell>
          <table:table-cell office:value-type="float" office:value="94.96" calcext:value-type="float">
            <text:p>94,9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.111" calcext:value-type="float">
            <text:p>1,111</text:p>
          </table:table-cell>
          <table:table-cell office:value-type="float" office:value="7230969" calcext:value-type="float">
            <text:p>7230969</text:p>
          </table:table-cell>
          <table:table-cell office:value-type="float" office:value="1361244" calcext:value-type="float">
            <text:p>1361244</text:p>
          </table:table-cell>
          <table:table-cell office:value-type="float" office:value="94.424" calcext:value-type="float">
            <text:p>94,42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.212" calcext:value-type="float">
            <text:p>0,212</text:p>
          </table:table-cell>
          <table:table-cell office:value-type="float" office:value="1137699" calcext:value-type="float">
            <text:p>1137699</text:p>
          </table:table-cell>
          <table:table-cell office:value-type="float" office:value="295855" calcext:value-type="float">
            <text:p>295855</text:p>
          </table:table-cell>
          <table:table-cell office:value-type="float" office:value="90.7" calcext:value-type="float">
            <text:p>90,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83" calcext:value-type="float">
            <text:p>0,383</text:p>
          </table:table-cell>
          <table:table-cell office:value-type="float" office:value="4683439" calcext:value-type="float">
            <text:p>4683439</text:p>
          </table:table-cell>
          <table:table-cell office:value-type="float" office:value="645126" calcext:value-type="float">
            <text:p>645126</text:p>
          </table:table-cell>
          <table:table-cell office:value-type="float" office:value="94.903" calcext:value-type="float">
            <text:p>94,903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.097" calcext:value-type="float">
            <text:p>1,097</text:p>
          </table:table-cell>
          <table:table-cell office:value-type="float" office:value="7193552" calcext:value-type="float">
            <text:p>7193552</text:p>
          </table:table-cell>
          <table:table-cell office:value-type="float" office:value="1355644" calcext:value-type="float">
            <text:p>1355644</text:p>
          </table:table-cell>
          <table:table-cell office:value-type="float" office:value="94.534" calcext:value-type="float">
            <text:p>94,53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.21" calcext:value-type="float">
            <text:p>0,21</text:p>
          </table:table-cell>
          <table:table-cell office:value-type="float" office:value="1126105" calcext:value-type="float">
            <text:p>1126105</text:p>
          </table:table-cell>
          <table:table-cell office:value-type="float" office:value="292518" calcext:value-type="float">
            <text:p>292518</text:p>
          </table:table-cell>
          <table:table-cell office:value-type="float" office:value="90.676" calcext:value-type="float">
            <text:p>90,6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75" calcext:value-type="float">
            <text:p>0,375</text:p>
          </table:table-cell>
          <table:table-cell office:value-type="float" office:value="4580491" calcext:value-type="float">
            <text:p>4580491</text:p>
          </table:table-cell>
          <table:table-cell office:value-type="float" office:value="631520" calcext:value-type="float">
            <text:p>631520</text:p>
          </table:table-cell>
          <table:table-cell office:value-type="float" office:value="94.911" calcext:value-type="float">
            <text:p>94,91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.085" calcext:value-type="float">
            <text:p>1,085</text:p>
          </table:table-cell>
          <table:table-cell office:value-type="float" office:value="7082739" calcext:value-type="float">
            <text:p>7082739</text:p>
          </table:table-cell>
          <table:table-cell office:value-type="float" office:value="1335652" calcext:value-type="float">
            <text:p>1335652</text:p>
          </table:table-cell>
          <table:table-cell office:value-type="float" office:value="94.383" calcext:value-type="float">
            <text:p>94,383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206" calcext:value-type="float">
            <text:p>0,206</text:p>
          </table:table-cell>
          <table:table-cell office:value-type="float" office:value="1118864" calcext:value-type="float">
            <text:p>1118864</text:p>
          </table:table-cell>
          <table:table-cell office:value-type="float" office:value="289878" calcext:value-type="float">
            <text:p>289878</text:p>
          </table:table-cell>
          <table:table-cell office:value-type="float" office:value="90.652" calcext:value-type="float">
            <text:p>90,65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73" calcext:value-type="float">
            <text:p>0,373</text:p>
          </table:table-cell>
          <table:table-cell office:value-type="float" office:value="4646285" calcext:value-type="float">
            <text:p>4646285</text:p>
          </table:table-cell>
          <table:table-cell office:value-type="float" office:value="639979" calcext:value-type="float">
            <text:p>639979</text:p>
          </table:table-cell>
          <table:table-cell office:value-type="float" office:value="94.896" calcext:value-type="float">
            <text:p>94,89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.048" calcext:value-type="float">
            <text:p>1,048</text:p>
          </table:table-cell>
          <table:table-cell office:value-type="float" office:value="6917675" calcext:value-type="float">
            <text:p>6917675</text:p>
          </table:table-cell>
          <table:table-cell office:value-type="float" office:value="1304898" calcext:value-type="float">
            <text:p>1304898</text:p>
          </table:table-cell>
          <table:table-cell office:value-type="float" office:value="94.452" calcext:value-type="float">
            <text:p>94,45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.203" calcext:value-type="float">
            <text:p>0,203</text:p>
          </table:table-cell>
          <table:table-cell office:value-type="float" office:value="1096606" calcext:value-type="float">
            <text:p>1096606</text:p>
          </table:table-cell>
          <table:table-cell office:value-type="float" office:value="284074" calcext:value-type="float">
            <text:p>284074</text:p>
          </table:table-cell>
          <table:table-cell office:value-type="float" office:value="90.64" calcext:value-type="float">
            <text:p>90,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82" calcext:value-type="float">
            <text:p>0,382</text:p>
          </table:table-cell>
          <table:table-cell office:value-type="float" office:value="4658658" calcext:value-type="float">
            <text:p>4658658</text:p>
          </table:table-cell>
          <table:table-cell office:value-type="float" office:value="640533" calcext:value-type="float">
            <text:p>640533</text:p>
          </table:table-cell>
          <table:table-cell office:value-type="float" office:value="94.849" calcext:value-type="float">
            <text:p>94,84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.059" calcext:value-type="float">
            <text:p>1,059</text:p>
          </table:table-cell>
          <table:table-cell office:value-type="float" office:value="6943306" calcext:value-type="float">
            <text:p>6943306</text:p>
          </table:table-cell>
          <table:table-cell office:value-type="float" office:value="1310752" calcext:value-type="float">
            <text:p>1310752</text:p>
          </table:table-cell>
          <table:table-cell office:value-type="float" office:value="94.471" calcext:value-type="float">
            <text:p>94,47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198" calcext:value-type="float">
            <text:p>0,198</text:p>
          </table:table-cell>
          <table:table-cell office:value-type="float" office:value="1083119" calcext:value-type="float">
            <text:p>1083119</text:p>
          </table:table-cell>
          <table:table-cell office:value-type="float" office:value="280620" calcext:value-type="float">
            <text:p>280620</text:p>
          </table:table-cell>
          <table:table-cell office:value-type="float" office:value="90.61" calcext:value-type="float">
            <text:p>90,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57" calcext:value-type="float">
            <text:p>0,357</text:p>
          </table:table-cell>
          <table:table-cell office:value-type="float" office:value="4486638" calcext:value-type="float">
            <text:p>4486638</text:p>
          </table:table-cell>
          <table:table-cell office:value-type="float" office:value="619105" calcext:value-type="float">
            <text:p>619105</text:p>
          </table:table-cell>
          <table:table-cell office:value-type="float" office:value="94.955" calcext:value-type="float">
            <text:p>94,95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.039" calcext:value-type="float">
            <text:p>1,039</text:p>
          </table:table-cell>
          <table:table-cell office:value-type="float" office:value="6871636" calcext:value-type="float">
            <text:p>6871636</text:p>
          </table:table-cell>
          <table:table-cell office:value-type="float" office:value="1297002" calcext:value-type="float">
            <text:p>1297002</text:p>
          </table:table-cell>
          <table:table-cell office:value-type="float" office:value="94.375" calcext:value-type="float">
            <text:p>94,37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203" calcext:value-type="float">
            <text:p>0,203</text:p>
          </table:table-cell>
          <table:table-cell office:value-type="float" office:value="1069831" calcext:value-type="float">
            <text:p>1069831</text:p>
          </table:table-cell>
          <table:table-cell office:value-type="float" office:value="276884" calcext:value-type="float">
            <text:p>276884</text:p>
          </table:table-cell>
          <table:table-cell office:value-type="float" office:value="90.579" calcext:value-type="float">
            <text:p>90,5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48" calcext:value-type="float">
            <text:p>0,348</text:p>
          </table:table-cell>
          <table:table-cell office:value-type="float" office:value="4394607" calcext:value-type="float">
            <text:p>4394607</text:p>
          </table:table-cell>
          <table:table-cell office:value-type="float" office:value="607876" calcext:value-type="float">
            <text:p>607876</text:p>
          </table:table-cell>
          <table:table-cell office:value-type="float" office:value="94.968" calcext:value-type="float">
            <text:p>94,96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.003" calcext:value-type="float">
            <text:p>1,003</text:p>
          </table:table-cell>
          <table:table-cell office:value-type="float" office:value="6661608" calcext:value-type="float">
            <text:p>6661608</text:p>
          </table:table-cell>
          <table:table-cell office:value-type="float" office:value="1258577" calcext:value-type="float">
            <text:p>1258577</text:p>
          </table:table-cell>
          <table:table-cell office:value-type="float" office:value="94.492" calcext:value-type="float">
            <text:p>94,49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197" calcext:value-type="float">
            <text:p>0,197</text:p>
          </table:table-cell>
          <table:table-cell office:value-type="float" office:value="1061179" calcext:value-type="float">
            <text:p>1061179</text:p>
          </table:table-cell>
          <table:table-cell office:value-type="float" office:value="274430" calcext:value-type="float">
            <text:p>274430</text:p>
          </table:table-cell>
          <table:table-cell office:value-type="float" office:value="90.546" calcext:value-type="float">
            <text:p>90,5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54" calcext:value-type="float">
            <text:p>0,354</text:p>
          </table:table-cell>
          <table:table-cell office:value-type="float" office:value="4397640" calcext:value-type="float">
            <text:p>4397640</text:p>
          </table:table-cell>
          <table:table-cell office:value-type="float" office:value="607495" calcext:value-type="float">
            <text:p>607495</text:p>
          </table:table-cell>
          <table:table-cell office:value-type="float" office:value="94.806" calcext:value-type="float">
            <text:p>94,806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.023" calcext:value-type="float">
            <text:p>1,023</text:p>
          </table:table-cell>
          <table:table-cell office:value-type="float" office:value="6688600" calcext:value-type="float">
            <text:p>6688600</text:p>
          </table:table-cell>
          <table:table-cell office:value-type="float" office:value="1265573" calcext:value-type="float">
            <text:p>1265573</text:p>
          </table:table-cell>
          <table:table-cell office:value-type="float" office:value="94.364" calcext:value-type="float">
            <text:p>94,36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.202" calcext:value-type="float">
            <text:p>0,202</text:p>
          </table:table-cell>
          <table:table-cell office:value-type="float" office:value="1041341" calcext:value-type="float">
            <text:p>1041341</text:p>
          </table:table-cell>
          <table:table-cell office:value-type="float" office:value="269222" calcext:value-type="float">
            <text:p>269222</text:p>
          </table:table-cell>
          <table:table-cell office:value-type="float" office:value="90.511" calcext:value-type="float">
            <text:p>90,5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78" calcext:value-type="float">
            <text:p>0,378</text:p>
          </table:table-cell>
          <table:table-cell office:value-type="float" office:value="4579455" calcext:value-type="float">
            <text:p>4579455</text:p>
          </table:table-cell>
          <table:table-cell office:value-type="float" office:value="629066" calcext:value-type="float">
            <text:p>629066</text:p>
          </table:table-cell>
          <table:table-cell office:value-type="float" office:value="94.86" calcext:value-type="float">
            <text:p>94,8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.003" calcext:value-type="float">
            <text:p>1,003</text:p>
          </table:table-cell>
          <table:table-cell office:value-type="float" office:value="6657955" calcext:value-type="float">
            <text:p>6657955</text:p>
          </table:table-cell>
          <table:table-cell office:value-type="float" office:value="1255685" calcext:value-type="float">
            <text:p>1255685</text:p>
          </table:table-cell>
          <table:table-cell office:value-type="float" office:value="94.363" calcext:value-type="float">
            <text:p>94,363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.195" calcext:value-type="float">
            <text:p>0,195</text:p>
          </table:table-cell>
          <table:table-cell office:value-type="float" office:value="1049081" calcext:value-type="float">
            <text:p>1049081</text:p>
          </table:table-cell>
          <table:table-cell office:value-type="float" office:value="270560" calcext:value-type="float">
            <text:p>270560</text:p>
          </table:table-cell>
          <table:table-cell office:value-type="float" office:value="90.485" calcext:value-type="float">
            <text:p>90,48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38" calcext:value-type="float">
            <text:p>0,338</text:p>
          </table:table-cell>
          <table:table-cell office:value-type="float" office:value="4192655" calcext:value-type="float">
            <text:p>4192655</text:p>
          </table:table-cell>
          <table:table-cell office:value-type="float" office:value="581819" calcext:value-type="float">
            <text:p>581819</text:p>
          </table:table-cell>
          <table:table-cell office:value-type="float" office:value="94.776" calcext:value-type="float">
            <text:p>94,77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.008" calcext:value-type="float">
            <text:p>1,008</text:p>
          </table:table-cell>
          <table:table-cell office:value-type="float" office:value="6548760" calcext:value-type="float">
            <text:p>6548760</text:p>
          </table:table-cell>
          <table:table-cell office:value-type="float" office:value="1237059" calcext:value-type="float">
            <text:p>1237059</text:p>
          </table:table-cell>
          <table:table-cell office:value-type="float" office:value="94.524" calcext:value-type="float">
            <text:p>94,524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215" calcext:value-type="float">
            <text:p>0,215</text:p>
          </table:table-cell>
          <table:table-cell office:value-type="float" office:value="1037020" calcext:value-type="float">
            <text:p>1037020</text:p>
          </table:table-cell>
          <table:table-cell office:value-type="float" office:value="267388" calcext:value-type="float">
            <text:p>267388</text:p>
          </table:table-cell>
          <table:table-cell office:value-type="float" office:value="90.447" calcext:value-type="float">
            <text:p>90,4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54" calcext:value-type="float">
            <text:p>0,354</text:p>
          </table:table-cell>
          <table:table-cell office:value-type="float" office:value="4266182" calcext:value-type="float">
            <text:p>4266182</text:p>
          </table:table-cell>
          <table:table-cell office:value-type="float" office:value="590753" calcext:value-type="float">
            <text:p>590753</text:p>
          </table:table-cell>
          <table:table-cell office:value-type="float" office:value="94.822" calcext:value-type="float">
            <text:p>94,82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992" calcext:value-type="float">
            <text:p>0,992</text:p>
          </table:table-cell>
          <table:table-cell office:value-type="float" office:value="6521345" calcext:value-type="float">
            <text:p>6521345</text:p>
          </table:table-cell>
          <table:table-cell office:value-type="float" office:value="1232251" calcext:value-type="float">
            <text:p>1232251</text:p>
          </table:table-cell>
          <table:table-cell office:value-type="float" office:value="94.412" calcext:value-type="float">
            <text:p>94,41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19" calcext:value-type="float">
            <text:p>0,19</text:p>
          </table:table-cell>
          <table:table-cell office:value-type="float" office:value="1020644" calcext:value-type="float">
            <text:p>1020644</text:p>
          </table:table-cell>
          <table:table-cell office:value-type="float" office:value="262540" calcext:value-type="float">
            <text:p>262540</text:p>
          </table:table-cell>
          <table:table-cell office:value-type="float" office:value="90.414" calcext:value-type="float">
            <text:p>90,4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28" calcext:value-type="float">
            <text:p>0,328</text:p>
          </table:table-cell>
          <table:table-cell office:value-type="float" office:value="4035211" calcext:value-type="float">
            <text:p>4035211</text:p>
          </table:table-cell>
          <table:table-cell office:value-type="float" office:value="560776" calcext:value-type="float">
            <text:p>560776</text:p>
          </table:table-cell>
          <table:table-cell office:value-type="float" office:value="94.754" calcext:value-type="float">
            <text:p>94,75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.001" calcext:value-type="float">
            <text:p>1,001</text:p>
          </table:table-cell>
          <table:table-cell office:value-type="float" office:value="6391102" calcext:value-type="float">
            <text:p>6391102</text:p>
          </table:table-cell>
          <table:table-cell office:value-type="float" office:value="1209141" calcext:value-type="float">
            <text:p>1209141</text:p>
          </table:table-cell>
          <table:table-cell office:value-type="float" office:value="94.148" calcext:value-type="float">
            <text:p>94,14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195" calcext:value-type="float">
            <text:p>0,195</text:p>
          </table:table-cell>
          <table:table-cell office:value-type="float" office:value="1067323" calcext:value-type="float">
            <text:p>1067323</text:p>
          </table:table-cell>
          <table:table-cell office:value-type="float" office:value="276263" calcext:value-type="float">
            <text:p>276263</text:p>
          </table:table-cell>
          <table:table-cell office:value-type="float" office:value="90.511" calcext:value-type="float">
            <text:p>90,5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36" calcext:value-type="float">
            <text:p>0,336</text:p>
          </table:table-cell>
          <table:table-cell office:value-type="float" office:value="4119998" calcext:value-type="float">
            <text:p>4119998</text:p>
          </table:table-cell>
          <table:table-cell office:value-type="float" office:value="570165" calcext:value-type="float">
            <text:p>570165</text:p>
          </table:table-cell>
          <table:table-cell office:value-type="float" office:value="94.792" calcext:value-type="float">
            <text:p>94,79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97" calcext:value-type="float">
            <text:p>0,97</text:p>
          </table:table-cell>
          <table:table-cell office:value-type="float" office:value="6338432" calcext:value-type="float">
            <text:p>6338432</text:p>
          </table:table-cell>
          <table:table-cell office:value-type="float" office:value="1197879" calcext:value-type="float">
            <text:p>1197879</text:p>
          </table:table-cell>
          <table:table-cell office:value-type="float" office:value="94.302" calcext:value-type="float">
            <text:p>94,30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197" calcext:value-type="float">
            <text:p>0,197</text:p>
          </table:table-cell>
          <table:table-cell office:value-type="float" office:value="1059654" calcext:value-type="float">
            <text:p>1059654</text:p>
          </table:table-cell>
          <table:table-cell office:value-type="float" office:value="273969" calcext:value-type="float">
            <text:p>273969</text:p>
          </table:table-cell>
          <table:table-cell office:value-type="float" office:value="90.505" calcext:value-type="float">
            <text:p>90,5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17" calcext:value-type="float">
            <text:p>0,317</text:p>
          </table:table-cell>
          <table:table-cell office:value-type="float" office:value="3991228" calcext:value-type="float">
            <text:p>3991228</text:p>
          </table:table-cell>
          <table:table-cell office:value-type="float" office:value="553610" calcext:value-type="float">
            <text:p>553610</text:p>
          </table:table-cell>
          <table:table-cell office:value-type="float" office:value="94.61" calcext:value-type="float">
            <text:p>94,6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992" calcext:value-type="float">
            <text:p>0,992</text:p>
          </table:table-cell>
          <table:table-cell office:value-type="float" office:value="6301596" calcext:value-type="float">
            <text:p>6301596</text:p>
          </table:table-cell>
          <table:table-cell office:value-type="float" office:value="1194390" calcext:value-type="float">
            <text:p>1194390</text:p>
          </table:table-cell>
          <table:table-cell office:value-type="float" office:value="94.214" calcext:value-type="float">
            <text:p>94,214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19" calcext:value-type="float">
            <text:p>0,19</text:p>
          </table:table-cell>
          <table:table-cell office:value-type="float" office:value="1060768" calcext:value-type="float">
            <text:p>1060768</text:p>
          </table:table-cell>
          <table:table-cell office:value-type="float" office:value="273599" calcext:value-type="float">
            <text:p>273599</text:p>
          </table:table-cell>
          <table:table-cell office:value-type="float" office:value="90.488" calcext:value-type="float">
            <text:p>90,4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3" calcext:value-type="float">
            <text:p>0,33</text:p>
          </table:table-cell>
          <table:table-cell office:value-type="float" office:value="4160792" calcext:value-type="float">
            <text:p>4160792</text:p>
          </table:table-cell>
          <table:table-cell office:value-type="float" office:value="574607" calcext:value-type="float">
            <text:p>574607</text:p>
          </table:table-cell>
          <table:table-cell office:value-type="float" office:value="94.801" calcext:value-type="float">
            <text:p>94,80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.96" calcext:value-type="float">
            <text:p>0,96</text:p>
          </table:table-cell>
          <table:table-cell office:value-type="float" office:value="6152935" calcext:value-type="float">
            <text:p>6152935</text:p>
          </table:table-cell>
          <table:table-cell office:value-type="float" office:value="1164683" calcext:value-type="float">
            <text:p>1164683</text:p>
          </table:table-cell>
          <table:table-cell office:value-type="float" office:value="94.388" calcext:value-type="float">
            <text:p>94,38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.193" calcext:value-type="float">
            <text:p>0,193</text:p>
          </table:table-cell>
          <table:table-cell office:value-type="float" office:value="1052660" calcext:value-type="float">
            <text:p>1052660</text:p>
          </table:table-cell>
          <table:table-cell office:value-type="float" office:value="271712" calcext:value-type="float">
            <text:p>271712</text:p>
          </table:table-cell>
          <table:table-cell office:value-type="float" office:value="90.48" calcext:value-type="float">
            <text:p>90,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25" calcext:value-type="float">
            <text:p>0,325</text:p>
          </table:table-cell>
          <table:table-cell office:value-type="float" office:value="3940753" calcext:value-type="float">
            <text:p>3940753</text:p>
          </table:table-cell>
          <table:table-cell office:value-type="float" office:value="546980" calcext:value-type="float">
            <text:p>546980</text:p>
          </table:table-cell>
          <table:table-cell office:value-type="float" office:value="94.621" calcext:value-type="float">
            <text:p>94,62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.942" calcext:value-type="float">
            <text:p>0,942</text:p>
          </table:table-cell>
          <table:table-cell office:value-type="float" office:value="6072407" calcext:value-type="float">
            <text:p>6072407</text:p>
          </table:table-cell>
          <table:table-cell office:value-type="float" office:value="1150260" calcext:value-type="float">
            <text:p>1150260</text:p>
          </table:table-cell>
          <table:table-cell office:value-type="float" office:value="94.084" calcext:value-type="float">
            <text:p>94,08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.179" calcext:value-type="float">
            <text:p>0,179</text:p>
          </table:table-cell>
          <table:table-cell office:value-type="float" office:value="937514" calcext:value-type="float">
            <text:p>937514</text:p>
          </table:table-cell>
          <table:table-cell office:value-type="float" office:value="242317" calcext:value-type="float">
            <text:p>242317</text:p>
          </table:table-cell>
          <table:table-cell office:value-type="float" office:value="90.193" calcext:value-type="float">
            <text:p>90,1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25" calcext:value-type="float">
            <text:p>0,325</text:p>
          </table:table-cell>
          <table:table-cell office:value-type="float" office:value="3995225" calcext:value-type="float">
            <text:p>3995225</text:p>
          </table:table-cell>
          <table:table-cell office:value-type="float" office:value="554887" calcext:value-type="float">
            <text:p>554887</text:p>
          </table:table-cell>
          <table:table-cell office:value-type="float" office:value="94.838" calcext:value-type="float">
            <text:p>94,83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928" calcext:value-type="float">
            <text:p>0,928</text:p>
          </table:table-cell>
          <table:table-cell office:value-type="float" office:value="6066154" calcext:value-type="float">
            <text:p>6066154</text:p>
          </table:table-cell>
          <table:table-cell office:value-type="float" office:value="1149321" calcext:value-type="float">
            <text:p>1149321</text:p>
          </table:table-cell>
          <table:table-cell office:value-type="float" office:value="94.151" calcext:value-type="float">
            <text:p>94,15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182" calcext:value-type="float">
            <text:p>0,182</text:p>
          </table:table-cell>
          <table:table-cell office:value-type="float" office:value="995848" calcext:value-type="float">
            <text:p>995848</text:p>
          </table:table-cell>
          <table:table-cell office:value-type="float" office:value="253337" calcext:value-type="float">
            <text:p>253337</text:p>
          </table:table-cell>
          <table:table-cell office:value-type="float" office:value="90.203" calcext:value-type="float">
            <text:p>90,2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54" calcext:value-type="float">
            <text:p>0,354</text:p>
          </table:table-cell>
          <table:table-cell office:value-type="float" office:value="4102989" calcext:value-type="float">
            <text:p>4102989</text:p>
          </table:table-cell>
          <table:table-cell office:value-type="float" office:value="567683" calcext:value-type="float">
            <text:p>567683</text:p>
          </table:table-cell>
          <table:table-cell office:value-type="float" office:value="94.596" calcext:value-type="float">
            <text:p>94,59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.933" calcext:value-type="float">
            <text:p>0,933</text:p>
          </table:table-cell>
          <table:table-cell office:value-type="float" office:value="6115020" calcext:value-type="float">
            <text:p>6115020</text:p>
          </table:table-cell>
          <table:table-cell office:value-type="float" office:value="1159178" calcext:value-type="float">
            <text:p>1159178</text:p>
          </table:table-cell>
          <table:table-cell office:value-type="float" office:value="94.238" calcext:value-type="float">
            <text:p>94,238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.179" calcext:value-type="float">
            <text:p>0,179</text:p>
          </table:table-cell>
          <table:table-cell office:value-type="float" office:value="987670" calcext:value-type="float">
            <text:p>987670</text:p>
          </table:table-cell>
          <table:table-cell office:value-type="float" office:value="251291" calcext:value-type="float">
            <text:p>251291</text:p>
          </table:table-cell>
          <table:table-cell office:value-type="float" office:value="90.188" calcext:value-type="float">
            <text:p>90,1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11" calcext:value-type="float">
            <text:p>0,311</text:p>
          </table:table-cell>
          <table:table-cell office:value-type="float" office:value="3784694" calcext:value-type="float">
            <text:p>3784694</text:p>
          </table:table-cell>
          <table:table-cell office:value-type="float" office:value="526853" calcext:value-type="float">
            <text:p>526853</text:p>
          </table:table-cell>
          <table:table-cell office:value-type="float" office:value="94.505" calcext:value-type="float">
            <text:p>94,50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.902" calcext:value-type="float">
            <text:p>0,902</text:p>
          </table:table-cell>
          <table:table-cell office:value-type="float" office:value="5976211" calcext:value-type="float">
            <text:p>5976211</text:p>
          </table:table-cell>
          <table:table-cell office:value-type="float" office:value="1132306" calcext:value-type="float">
            <text:p>1132306</text:p>
          </table:table-cell>
          <table:table-cell office:value-type="float" office:value="94.369" calcext:value-type="float">
            <text:p>94,36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.172" calcext:value-type="float">
            <text:p>0,172</text:p>
          </table:table-cell>
          <table:table-cell office:value-type="float" office:value="892275" calcext:value-type="float">
            <text:p>892275</text:p>
          </table:table-cell>
          <table:table-cell office:value-type="float" office:value="234013" calcext:value-type="float">
            <text:p>234013</text:p>
          </table:table-cell>
          <table:table-cell office:value-type="float" office:value="89.335" calcext:value-type="float">
            <text:p>89,3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01" calcext:value-type="float">
            <text:p>0,301</text:p>
          </table:table-cell>
          <table:table-cell office:value-type="float" office:value="3792739" calcext:value-type="float">
            <text:p>3792739</text:p>
          </table:table-cell>
          <table:table-cell office:value-type="float" office:value="527815" calcext:value-type="float">
            <text:p>527815</text:p>
          </table:table-cell>
          <table:table-cell office:value-type="float" office:value="94.499" calcext:value-type="float">
            <text:p>94,499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.906" calcext:value-type="float">
            <text:p>0,906</text:p>
          </table:table-cell>
          <table:table-cell office:value-type="float" office:value="5838669" calcext:value-type="float">
            <text:p>5838669</text:p>
          </table:table-cell>
          <table:table-cell office:value-type="float" office:value="1106932" calcext:value-type="float">
            <text:p>1106932</text:p>
          </table:table-cell>
          <table:table-cell office:value-type="float" office:value="94.137" calcext:value-type="float">
            <text:p>94,13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.171" calcext:value-type="float">
            <text:p>0,171</text:p>
          </table:table-cell>
          <table:table-cell office:value-type="float" office:value="858565" calcext:value-type="float">
            <text:p>858565</text:p>
          </table:table-cell>
          <table:table-cell office:value-type="float" office:value="226058" calcext:value-type="float">
            <text:p>226058</text:p>
          </table:table-cell>
          <table:table-cell office:value-type="float" office:value="89.309" calcext:value-type="float">
            <text:p>89,3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05" calcext:value-type="float">
            <text:p>0,305</text:p>
          </table:table-cell>
          <table:table-cell office:value-type="float" office:value="3845861" calcext:value-type="float">
            <text:p>3845861</text:p>
          </table:table-cell>
          <table:table-cell office:value-type="float" office:value="534442" calcext:value-type="float">
            <text:p>534442</text:p>
          </table:table-cell>
          <table:table-cell office:value-type="float" office:value="94.507" calcext:value-type="float">
            <text:p>94,50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.872" calcext:value-type="float">
            <text:p>0,872</text:p>
          </table:table-cell>
          <table:table-cell office:value-type="float" office:value="5749528" calcext:value-type="float">
            <text:p>5749528</text:p>
          </table:table-cell>
          <table:table-cell office:value-type="float" office:value="1091480" calcext:value-type="float">
            <text:p>1091480</text:p>
          </table:table-cell>
          <table:table-cell office:value-type="float" office:value="94.057" calcext:value-type="float">
            <text:p>94,05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.167" calcext:value-type="float">
            <text:p>0,167</text:p>
          </table:table-cell>
          <table:table-cell office:value-type="float" office:value="855392" calcext:value-type="float">
            <text:p>855392</text:p>
          </table:table-cell>
          <table:table-cell office:value-type="float" office:value="225489" calcext:value-type="float">
            <text:p>225489</text:p>
          </table:table-cell>
          <table:table-cell office:value-type="float" office:value="89.289" calcext:value-type="float">
            <text:p>89,2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07" calcext:value-type="float">
            <text:p>0,307</text:p>
          </table:table-cell>
          <table:table-cell office:value-type="float" office:value="3777479" calcext:value-type="float">
            <text:p>3777479</text:p>
          </table:table-cell>
          <table:table-cell office:value-type="float" office:value="525351" calcext:value-type="float">
            <text:p>525351</text:p>
          </table:table-cell>
          <table:table-cell office:value-type="float" office:value="94.563" calcext:value-type="float">
            <text:p>94,56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874" calcext:value-type="float">
            <text:p>0,874</text:p>
          </table:table-cell>
          <table:table-cell office:value-type="float" office:value="5739820" calcext:value-type="float">
            <text:p>5739820</text:p>
          </table:table-cell>
          <table:table-cell office:value-type="float" office:value="1088345" calcext:value-type="float">
            <text:p>1088345</text:p>
          </table:table-cell>
          <table:table-cell office:value-type="float" office:value="94.058" calcext:value-type="float">
            <text:p>94,05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176" calcext:value-type="float">
            <text:p>0,176</text:p>
          </table:table-cell>
          <table:table-cell office:value-type="float" office:value="851366" calcext:value-type="float">
            <text:p>851366</text:p>
          </table:table-cell>
          <table:table-cell office:value-type="float" office:value="224111" calcext:value-type="float">
            <text:p>224111</text:p>
          </table:table-cell>
          <table:table-cell office:value-type="float" office:value="89.257" calcext:value-type="float">
            <text:p>89,2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23" calcext:value-type="float">
            <text:p>0,323</text:p>
          </table:table-cell>
          <table:table-cell office:value-type="float" office:value="3773921" calcext:value-type="float">
            <text:p>3773921</text:p>
          </table:table-cell>
          <table:table-cell office:value-type="float" office:value="525585" calcext:value-type="float">
            <text:p>525585</text:p>
          </table:table-cell>
          <table:table-cell office:value-type="float" office:value="94.145" calcext:value-type="float">
            <text:p>94,14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.872" calcext:value-type="float">
            <text:p>0,872</text:p>
          </table:table-cell>
          <table:table-cell office:value-type="float" office:value="5598018" calcext:value-type="float">
            <text:p>5598018</text:p>
          </table:table-cell>
          <table:table-cell office:value-type="float" office:value="1063786" calcext:value-type="float">
            <text:p>1063786</text:p>
          </table:table-cell>
          <table:table-cell office:value-type="float" office:value="94.159" calcext:value-type="float">
            <text:p>94,15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.173" calcext:value-type="float">
            <text:p>0,173</text:p>
          </table:table-cell>
          <table:table-cell office:value-type="float" office:value="847203" calcext:value-type="float">
            <text:p>847203</text:p>
          </table:table-cell>
          <table:table-cell office:value-type="float" office:value="222614" calcext:value-type="float">
            <text:p>222614</text:p>
          </table:table-cell>
          <table:table-cell office:value-type="float" office:value="89.24" calcext:value-type="float">
            <text:p>89,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2" calcext:value-type="float">
            <text:p>0,32</text:p>
          </table:table-cell>
          <table:table-cell office:value-type="float" office:value="3779196" calcext:value-type="float">
            <text:p>3779196</text:p>
          </table:table-cell>
          <table:table-cell office:value-type="float" office:value="525717" calcext:value-type="float">
            <text:p>525717</text:p>
          </table:table-cell>
          <table:table-cell office:value-type="float" office:value="94.572" calcext:value-type="float">
            <text:p>94,57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.855" calcext:value-type="float">
            <text:p>0,855</text:p>
          </table:table-cell>
          <table:table-cell office:value-type="float" office:value="5547219" calcext:value-type="float">
            <text:p>5547219</text:p>
          </table:table-cell>
          <table:table-cell office:value-type="float" office:value="1055049" calcext:value-type="float">
            <text:p>105504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.167" calcext:value-type="float">
            <text:p>0,167</text:p>
          </table:table-cell>
          <table:table-cell office:value-type="float" office:value="844524" calcext:value-type="float">
            <text:p>844524</text:p>
          </table:table-cell>
          <table:table-cell office:value-type="float" office:value="221699" calcext:value-type="float">
            <text:p>221699</text:p>
          </table:table-cell>
          <table:table-cell office:value-type="float" office:value="89.22" calcext:value-type="float">
            <text:p>89,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93" calcext:value-type="float">
            <text:p>0,293</text:p>
          </table:table-cell>
          <table:table-cell office:value-type="float" office:value="3553355" calcext:value-type="float">
            <text:p>3553355</text:p>
          </table:table-cell>
          <table:table-cell office:value-type="float" office:value="495733" calcext:value-type="float">
            <text:p>495733</text:p>
          </table:table-cell>
          <table:table-cell office:value-type="float" office:value="94.684" calcext:value-type="float">
            <text:p>94,68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842" calcext:value-type="float">
            <text:p>0,842</text:p>
          </table:table-cell>
          <table:table-cell office:value-type="float" office:value="5484582" calcext:value-type="float">
            <text:p>5484582</text:p>
          </table:table-cell>
          <table:table-cell office:value-type="float" office:value="1042758" calcext:value-type="float">
            <text:p>1042758</text:p>
          </table:table-cell>
          <table:table-cell office:value-type="float" office:value="94.042" calcext:value-type="float">
            <text:p>94,04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167" calcext:value-type="float">
            <text:p>0,167</text:p>
          </table:table-cell>
          <table:table-cell office:value-type="float" office:value="843936" calcext:value-type="float">
            <text:p>843936</text:p>
          </table:table-cell>
          <table:table-cell office:value-type="float" office:value="221548" calcext:value-type="float">
            <text:p>221548</text:p>
          </table:table-cell>
          <table:table-cell office:value-type="float" office:value="89.204" calcext:value-type="float">
            <text:p>89,2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98" calcext:value-type="float">
            <text:p>0,298</text:p>
          </table:table-cell>
          <table:table-cell office:value-type="float" office:value="3572397" calcext:value-type="float">
            <text:p>3572397</text:p>
          </table:table-cell>
          <table:table-cell office:value-type="float" office:value="497984" calcext:value-type="float">
            <text:p>497984</text:p>
          </table:table-cell>
          <table:table-cell office:value-type="float" office:value="94.399" calcext:value-type="float">
            <text:p>94,39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85" calcext:value-type="float">
            <text:p>0,85</text:p>
          </table:table-cell>
          <table:table-cell office:value-type="float" office:value="5460363" calcext:value-type="float">
            <text:p>5460363</text:p>
          </table:table-cell>
          <table:table-cell office:value-type="float" office:value="1037516" calcext:value-type="float">
            <text:p>1037516</text:p>
          </table:table-cell>
          <table:table-cell office:value-type="float" office:value="93.963" calcext:value-type="float">
            <text:p>93,96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165" calcext:value-type="float">
            <text:p>0,165</text:p>
          </table:table-cell>
          <table:table-cell office:value-type="float" office:value="842109" calcext:value-type="float">
            <text:p>842109</text:p>
          </table:table-cell>
          <table:table-cell office:value-type="float" office:value="220844" calcext:value-type="float">
            <text:p>220844</text:p>
          </table:table-cell>
          <table:table-cell office:value-type="float" office:value="89.185" calcext:value-type="float">
            <text:p>89,1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15" calcext:value-type="float">
            <text:p>0,315</text:p>
          </table:table-cell>
          <table:table-cell office:value-type="float" office:value="3610035" calcext:value-type="float">
            <text:p>3610035</text:p>
          </table:table-cell>
          <table:table-cell office:value-type="float" office:value="502203" calcext:value-type="float">
            <text:p>502203</text:p>
          </table:table-cell>
          <table:table-cell office:value-type="float" office:value="94.274" calcext:value-type="float">
            <text:p>94,27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824" calcext:value-type="float">
            <text:p>0,824</text:p>
          </table:table-cell>
          <table:table-cell office:value-type="float" office:value="5400337" calcext:value-type="float">
            <text:p>5400337</text:p>
          </table:table-cell>
          <table:table-cell office:value-type="float" office:value="1027533" calcext:value-type="float">
            <text:p>1027533</text:p>
          </table:table-cell>
          <table:table-cell office:value-type="float" office:value="93.841" calcext:value-type="float">
            <text:p>93,84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167" calcext:value-type="float">
            <text:p>0,167</text:p>
          </table:table-cell>
          <table:table-cell office:value-type="float" office:value="842800" calcext:value-type="float">
            <text:p>842800</text:p>
          </table:table-cell>
          <table:table-cell office:value-type="float" office:value="220769" calcext:value-type="float">
            <text:p>220769</text:p>
          </table:table-cell>
          <table:table-cell office:value-type="float" office:value="89.167" calcext:value-type="float">
            <text:p>89,1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04" calcext:value-type="float">
            <text:p>0,304</text:p>
          </table:table-cell>
          <table:table-cell office:value-type="float" office:value="3658422" calcext:value-type="float">
            <text:p>3658422</text:p>
          </table:table-cell>
          <table:table-cell office:value-type="float" office:value="507696" calcext:value-type="float">
            <text:p>507696</text:p>
          </table:table-cell>
          <table:table-cell office:value-type="float" office:value="94.36" calcext:value-type="float">
            <text:p>94,3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815" calcext:value-type="float">
            <text:p>0,815</text:p>
          </table:table-cell>
          <table:table-cell office:value-type="float" office:value="5361354" calcext:value-type="float">
            <text:p>5361354</text:p>
          </table:table-cell>
          <table:table-cell office:value-type="float" office:value="1019864" calcext:value-type="float">
            <text:p>1019864</text:p>
          </table:table-cell>
          <table:table-cell office:value-type="float" office:value="94.194" calcext:value-type="float">
            <text:p>94,19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174" calcext:value-type="float">
            <text:p>0,174</text:p>
          </table:table-cell>
          <table:table-cell office:value-type="float" office:value="843787" calcext:value-type="float">
            <text:p>843787</text:p>
          </table:table-cell>
          <table:table-cell office:value-type="float" office:value="220544" calcext:value-type="float">
            <text:p>220544</text:p>
          </table:table-cell>
          <table:table-cell office:value-type="float" office:value="89.143" calcext:value-type="float">
            <text:p>89,1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8" calcext:value-type="float">
            <text:p>0,28</text:p>
          </table:table-cell>
          <table:table-cell office:value-type="float" office:value="3342882" calcext:value-type="float">
            <text:p>3342882</text:p>
          </table:table-cell>
          <table:table-cell office:value-type="float" office:value="467973" calcext:value-type="float">
            <text:p>467973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819" calcext:value-type="float">
            <text:p>0,819</text:p>
          </table:table-cell>
          <table:table-cell office:value-type="float" office:value="5233977" calcext:value-type="float">
            <text:p>5233977</text:p>
          </table:table-cell>
          <table:table-cell office:value-type="float" office:value="996765" calcext:value-type="float">
            <text:p>996765</text:p>
          </table:table-cell>
          <table:table-cell office:value-type="float" office:value="94.005" calcext:value-type="float">
            <text:p>94,00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165" calcext:value-type="float">
            <text:p>0,165</text:p>
          </table:table-cell>
          <table:table-cell office:value-type="float" office:value="845013" calcext:value-type="float">
            <text:p>845013</text:p>
          </table:table-cell>
          <table:table-cell office:value-type="float" office:value="220248" calcext:value-type="float">
            <text:p>220248</text:p>
          </table:table-cell>
          <table:table-cell office:value-type="float" office:value="89.105" calcext:value-type="float">
            <text:p>89,1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93" calcext:value-type="float">
            <text:p>0,293</text:p>
          </table:table-cell>
          <table:table-cell office:value-type="float" office:value="3395369" calcext:value-type="float">
            <text:p>3395369</text:p>
          </table:table-cell>
          <table:table-cell office:value-type="float" office:value="475765" calcext:value-type="float">
            <text:p>475765</text:p>
          </table:table-cell>
          <table:table-cell office:value-type="float" office:value="94.266" calcext:value-type="float">
            <text:p>94,26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.8" calcext:value-type="float">
            <text:p>0,8</text:p>
          </table:table-cell>
          <table:table-cell office:value-type="float" office:value="5185307" calcext:value-type="float">
            <text:p>5185307</text:p>
          </table:table-cell>
          <table:table-cell office:value-type="float" office:value="986630" calcext:value-type="float">
            <text:p>986630</text:p>
          </table:table-cell>
          <table:table-cell office:value-type="float" office:value="94.011" calcext:value-type="float">
            <text:p>94,01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.167" calcext:value-type="float">
            <text:p>0,167</text:p>
          </table:table-cell>
          <table:table-cell office:value-type="float" office:value="843387" calcext:value-type="float">
            <text:p>843387</text:p>
          </table:table-cell>
          <table:table-cell office:value-type="float" office:value="219364" calcext:value-type="float">
            <text:p>219364</text:p>
          </table:table-cell>
          <table:table-cell office:value-type="float" office:value="89.079" calcext:value-type="float">
            <text:p>89,0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94" calcext:value-type="float">
            <text:p>0,294</text:p>
          </table:table-cell>
          <table:table-cell office:value-type="float" office:value="3409544" calcext:value-type="float">
            <text:p>3409544</text:p>
          </table:table-cell>
          <table:table-cell office:value-type="float" office:value="476127" calcext:value-type="float">
            <text:p>476127</text:p>
          </table:table-cell>
          <table:table-cell office:value-type="float" office:value="94.263" calcext:value-type="float">
            <text:p>94,26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.796" calcext:value-type="float">
            <text:p>0,796</text:p>
          </table:table-cell>
          <table:table-cell office:value-type="float" office:value="5094101" calcext:value-type="float">
            <text:p>5094101</text:p>
          </table:table-cell>
          <table:table-cell office:value-type="float" office:value="969864" calcext:value-type="float">
            <text:p>969864</text:p>
          </table:table-cell>
          <table:table-cell office:value-type="float" office:value="93.923" calcext:value-type="float">
            <text:p>93,92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.165" calcext:value-type="float">
            <text:p>0,165</text:p>
          </table:table-cell>
          <table:table-cell office:value-type="float" office:value="843202" calcext:value-type="float">
            <text:p>843202</text:p>
          </table:table-cell>
          <table:table-cell office:value-type="float" office:value="218109" calcext:value-type="float">
            <text:p>218109</text:p>
          </table:table-cell>
          <table:table-cell office:value-type="float" office:value="89.051" calcext:value-type="float">
            <text:p>89,0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63" calcext:value-type="float">
            <text:p>0,263</text:p>
          </table:table-cell>
          <table:table-cell office:value-type="float" office:value="3368780" calcext:value-type="float">
            <text:p>3368780</text:p>
          </table:table-cell>
          <table:table-cell office:value-type="float" office:value="470421" calcext:value-type="float">
            <text:p>470421</text:p>
          </table:table-cell>
          <table:table-cell office:value-type="float" office:value="94.273" calcext:value-type="float">
            <text:p>94,27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.786" calcext:value-type="float">
            <text:p>0,786</text:p>
          </table:table-cell>
          <table:table-cell office:value-type="float" office:value="5043404" calcext:value-type="float">
            <text:p>5043404</text:p>
          </table:table-cell>
          <table:table-cell office:value-type="float" office:value="962904" calcext:value-type="float">
            <text:p>962904</text:p>
          </table:table-cell>
          <table:table-cell office:value-type="float" office:value="93.882" calcext:value-type="float">
            <text:p>93,88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.169" calcext:value-type="float">
            <text:p>0,169</text:p>
          </table:table-cell>
          <table:table-cell office:value-type="float" office:value="839974" calcext:value-type="float">
            <text:p>839974</text:p>
          </table:table-cell>
          <table:table-cell office:value-type="float" office:value="216373" calcext:value-type="float">
            <text:p>216373</text:p>
          </table:table-cell>
          <table:table-cell office:value-type="float" office:value="89.019" calcext:value-type="float">
            <text:p>89,0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74" calcext:value-type="float">
            <text:p>0,274</text:p>
          </table:table-cell>
          <table:table-cell office:value-type="float" office:value="3267702" calcext:value-type="float">
            <text:p>3267702</text:p>
          </table:table-cell>
          <table:table-cell office:value-type="float" office:value="456982" calcext:value-type="float">
            <text:p>456982</text:p>
          </table:table-cell>
          <table:table-cell office:value-type="float" office:value="94.198" calcext:value-type="float">
            <text:p>94,19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.789" calcext:value-type="float">
            <text:p>0,789</text:p>
          </table:table-cell>
          <table:table-cell office:value-type="float" office:value="4937961" calcext:value-type="float">
            <text:p>4937961</text:p>
          </table:table-cell>
          <table:table-cell office:value-type="float" office:value="940164" calcext:value-type="float">
            <text:p>940164</text:p>
          </table:table-cell>
          <table:table-cell office:value-type="float" office:value="93.985" calcext:value-type="float">
            <text:p>93,98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.164" calcext:value-type="float">
            <text:p>0,164</text:p>
          </table:table-cell>
          <table:table-cell office:value-type="float" office:value="827913" calcext:value-type="float">
            <text:p>827913</text:p>
          </table:table-cell>
          <table:table-cell office:value-type="float" office:value="212550" calcext:value-type="float">
            <text:p>212550</text:p>
          </table:table-cell>
          <table:table-cell office:value-type="float" office:value="88.971" calcext:value-type="float">
            <text:p>88,9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71" calcext:value-type="float">
            <text:p>0,271</text:p>
          </table:table-cell>
          <table:table-cell office:value-type="float" office:value="3340354" calcext:value-type="float">
            <text:p>3340354</text:p>
          </table:table-cell>
          <table:table-cell office:value-type="float" office:value="467884" calcext:value-type="float">
            <text:p>467884</text:p>
          </table:table-cell>
          <table:table-cell office:value-type="float" office:value="94.055" calcext:value-type="float">
            <text:p>94,055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766" calcext:value-type="float">
            <text:p>0,766</text:p>
          </table:table-cell>
          <table:table-cell office:value-type="float" office:value="4933971" calcext:value-type="float">
            <text:p>4933971</text:p>
          </table:table-cell>
          <table:table-cell office:value-type="float" office:value="940444" calcext:value-type="float">
            <text:p>940444</text:p>
          </table:table-cell>
          <table:table-cell office:value-type="float" office:value="93.955" calcext:value-type="float">
            <text:p>93,955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163" calcext:value-type="float">
            <text:p>0,163</text:p>
          </table:table-cell>
          <table:table-cell office:value-type="float" office:value="826553" calcext:value-type="float">
            <text:p>826553</text:p>
          </table:table-cell>
          <table:table-cell office:value-type="float" office:value="212487" calcext:value-type="float">
            <text:p>212487</text:p>
          </table:table-cell>
          <table:table-cell office:value-type="float" office:value="88.914" calcext:value-type="float">
            <text:p>88,9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85" calcext:value-type="float">
            <text:p>0,285</text:p>
          </table:table-cell>
          <table:table-cell office:value-type="float" office:value="3346725" calcext:value-type="float">
            <text:p>3346725</text:p>
          </table:table-cell>
          <table:table-cell office:value-type="float" office:value="468774" calcext:value-type="float">
            <text:p>468774</text:p>
          </table:table-cell>
          <table:table-cell office:value-type="float" office:value="94.156" calcext:value-type="float">
            <text:p>94,15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.761" calcext:value-type="float">
            <text:p>0,761</text:p>
          </table:table-cell>
          <table:table-cell office:value-type="float" office:value="4864670" calcext:value-type="float">
            <text:p>4864670</text:p>
          </table:table-cell>
          <table:table-cell office:value-type="float" office:value="927427" calcext:value-type="float">
            <text:p>927427</text:p>
          </table:table-cell>
          <table:table-cell office:value-type="float" office:value="93.888" calcext:value-type="float">
            <text:p>93,88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.158" calcext:value-type="float">
            <text:p>0,158</text:p>
          </table:table-cell>
          <table:table-cell office:value-type="float" office:value="790800" calcext:value-type="float">
            <text:p>790800</text:p>
          </table:table-cell>
          <table:table-cell office:value-type="float" office:value="205576" calcext:value-type="float">
            <text:p>205576</text:p>
          </table:table-cell>
          <table:table-cell office:value-type="float" office:value="88.886" calcext:value-type="float">
            <text:p>88,88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65" calcext:value-type="float">
            <text:p>0,265</text:p>
          </table:table-cell>
          <table:table-cell office:value-type="float" office:value="3319548" calcext:value-type="float">
            <text:p>3319548</text:p>
          </table:table-cell>
          <table:table-cell office:value-type="float" office:value="462975" calcext:value-type="float">
            <text:p>462975</text:p>
          </table:table-cell>
          <table:table-cell office:value-type="float" office:value="94.206" calcext:value-type="float">
            <text:p>94,20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.738" calcext:value-type="float">
            <text:p>0,738</text:p>
          </table:table-cell>
          <table:table-cell office:value-type="float" office:value="4722596" calcext:value-type="float">
            <text:p>4722596</text:p>
          </table:table-cell>
          <table:table-cell office:value-type="float" office:value="900946" calcext:value-type="float">
            <text:p>900946</text:p>
          </table:table-cell>
          <table:table-cell office:value-type="float" office:value="93.875" calcext:value-type="float">
            <text:p>93,87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.158" calcext:value-type="float">
            <text:p>0,158</text:p>
          </table:table-cell>
          <table:table-cell office:value-type="float" office:value="783746" calcext:value-type="float">
            <text:p>783746</text:p>
          </table:table-cell>
          <table:table-cell office:value-type="float" office:value="203535" calcext:value-type="float">
            <text:p>203535</text:p>
          </table:table-cell>
          <table:table-cell office:value-type="float" office:value="88.862" calcext:value-type="float">
            <text:p>88,8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59" calcext:value-type="float">
            <text:p>0,259</text:p>
          </table:table-cell>
          <table:table-cell office:value-type="float" office:value="3157888" calcext:value-type="float">
            <text:p>3157888</text:p>
          </table:table-cell>
          <table:table-cell office:value-type="float" office:value="443320" calcext:value-type="float">
            <text:p>443320</text:p>
          </table:table-cell>
          <table:table-cell office:value-type="float" office:value="94.323" calcext:value-type="float">
            <text:p>94,3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725" calcext:value-type="float">
            <text:p>0,725</text:p>
          </table:table-cell>
          <table:table-cell office:value-type="float" office:value="4706851" calcext:value-type="float">
            <text:p>4706851</text:p>
          </table:table-cell>
          <table:table-cell office:value-type="float" office:value="897850" calcext:value-type="float">
            <text:p>897850</text:p>
          </table:table-cell>
          <table:table-cell office:value-type="float" office:value="93.739" calcext:value-type="float">
            <text:p>93,7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162" calcext:value-type="float">
            <text:p>0,162</text:p>
          </table:table-cell>
          <table:table-cell office:value-type="float" office:value="781656" calcext:value-type="float">
            <text:p>781656</text:p>
          </table:table-cell>
          <table:table-cell office:value-type="float" office:value="202620" calcext:value-type="float">
            <text:p>202620</text:p>
          </table:table-cell>
          <table:table-cell office:value-type="float" office:value="88.865" calcext:value-type="float">
            <text:p>88,86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51" calcext:value-type="float">
            <text:p>0,251</text:p>
          </table:table-cell>
          <table:table-cell office:value-type="float" office:value="3086958" calcext:value-type="float">
            <text:p>3086958</text:p>
          </table:table-cell>
          <table:table-cell office:value-type="float" office:value="434142" calcext:value-type="float">
            <text:p>434142</text:p>
          </table:table-cell>
          <table:table-cell office:value-type="float" office:value="93.946" calcext:value-type="float">
            <text:p>93,94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716" calcext:value-type="float">
            <text:p>0,716</text:p>
          </table:table-cell>
          <table:table-cell office:value-type="float" office:value="4637338" calcext:value-type="float">
            <text:p>4637338</text:p>
          </table:table-cell>
          <table:table-cell office:value-type="float" office:value="886063" calcext:value-type="float">
            <text:p>886063</text:p>
          </table:table-cell>
          <table:table-cell office:value-type="float" office:value="93.886" calcext:value-type="float">
            <text:p>93,88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157" calcext:value-type="float">
            <text:p>0,157</text:p>
          </table:table-cell>
          <table:table-cell office:value-type="float" office:value="775045" calcext:value-type="float">
            <text:p>775045</text:p>
          </table:table-cell>
          <table:table-cell office:value-type="float" office:value="201220" calcext:value-type="float">
            <text:p>201220</text:p>
          </table:table-cell>
          <table:table-cell office:value-type="float" office:value="88.838" calcext:value-type="float">
            <text:p>88,83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63" calcext:value-type="float">
            <text:p>0,263</text:p>
          </table:table-cell>
          <table:table-cell office:value-type="float" office:value="3179927" calcext:value-type="float">
            <text:p>3179927</text:p>
          </table:table-cell>
          <table:table-cell office:value-type="float" office:value="446477" calcext:value-type="float">
            <text:p>446477</text:p>
          </table:table-cell>
          <table:table-cell office:value-type="float" office:value="93.814" calcext:value-type="float">
            <text:p>93,81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.74" calcext:value-type="float">
            <text:p>0,74</text:p>
          </table:table-cell>
          <table:table-cell office:value-type="float" office:value="4637709" calcext:value-type="float">
            <text:p>4637709</text:p>
          </table:table-cell>
          <table:table-cell office:value-type="float" office:value="887090" calcext:value-type="float">
            <text:p>887090</text:p>
          </table:table-cell>
          <table:table-cell office:value-type="float" office:value="93.911" calcext:value-type="float">
            <text:p>93,91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.157" calcext:value-type="float">
            <text:p>0,157</text:p>
          </table:table-cell>
          <table:table-cell office:value-type="float" office:value="767143" calcext:value-type="float">
            <text:p>767143</text:p>
          </table:table-cell>
          <table:table-cell office:value-type="float" office:value="199254" calcext:value-type="float">
            <text:p>199254</text:p>
          </table:table-cell>
          <table:table-cell office:value-type="float" office:value="88.813" calcext:value-type="float">
            <text:p>88,8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68" calcext:value-type="float">
            <text:p>0,268</text:p>
          </table:table-cell>
          <table:table-cell office:value-type="float" office:value="3125889" calcext:value-type="float">
            <text:p>3125889</text:p>
          </table:table-cell>
          <table:table-cell office:value-type="float" office:value="437309" calcext:value-type="float">
            <text:p>437309</text:p>
          </table:table-cell>
          <table:table-cell office:value-type="float" office:value="94.149" calcext:value-type="float">
            <text:p>94,149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.727" calcext:value-type="float">
            <text:p>0,727</text:p>
          </table:table-cell>
          <table:table-cell office:value-type="float" office:value="4623473" calcext:value-type="float">
            <text:p>4623473</text:p>
          </table:table-cell>
          <table:table-cell office:value-type="float" office:value="884928" calcext:value-type="float">
            <text:p>884928</text:p>
          </table:table-cell>
          <table:table-cell office:value-type="float" office:value="93.703" calcext:value-type="float">
            <text:p>93,703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.161" calcext:value-type="float">
            <text:p>0,161</text:p>
          </table:table-cell>
          <table:table-cell office:value-type="float" office:value="769727" calcext:value-type="float">
            <text:p>769727</text:p>
          </table:table-cell>
          <table:table-cell office:value-type="float" office:value="199715" calcext:value-type="float">
            <text:p>199715</text:p>
          </table:table-cell>
          <table:table-cell office:value-type="float" office:value="88.773" calcext:value-type="float">
            <text:p>88,77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58" calcext:value-type="float">
            <text:p>0,258</text:p>
          </table:table-cell>
          <table:table-cell office:value-type="float" office:value="3007275" calcext:value-type="float">
            <text:p>3007275</text:p>
          </table:table-cell>
          <table:table-cell office:value-type="float" office:value="422501" calcext:value-type="float">
            <text:p>422501</text:p>
          </table:table-cell>
          <table:table-cell office:value-type="float" office:value="94.011" calcext:value-type="float">
            <text:p>94,01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.699" calcext:value-type="float">
            <text:p>0,699</text:p>
          </table:table-cell>
          <table:table-cell office:value-type="float" office:value="4499363" calcext:value-type="float">
            <text:p>4499363</text:p>
          </table:table-cell>
          <table:table-cell office:value-type="float" office:value="860412" calcext:value-type="float">
            <text:p>860412</text:p>
          </table:table-cell>
          <table:table-cell office:value-type="float" office:value="93.871" calcext:value-type="float">
            <text:p>93,87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.154" calcext:value-type="float">
            <text:p>0,154</text:p>
          </table:table-cell>
          <table:table-cell office:value-type="float" office:value="770369" calcext:value-type="float">
            <text:p>770369</text:p>
          </table:table-cell>
          <table:table-cell office:value-type="float" office:value="199619" calcext:value-type="float">
            <text:p>199619</text:p>
          </table:table-cell>
          <table:table-cell office:value-type="float" office:value="88.732" calcext:value-type="float">
            <text:p>88,7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85" calcext:value-type="float">
            <text:p>0,285</text:p>
          </table:table-cell>
          <table:table-cell office:value-type="float" office:value="2959969" calcext:value-type="float">
            <text:p>2959969</text:p>
          </table:table-cell>
          <table:table-cell office:value-type="float" office:value="415863" calcext:value-type="float">
            <text:p>415863</text:p>
          </table:table-cell>
          <table:table-cell office:value-type="float" office:value="93.933" calcext:value-type="float">
            <text:p>93,93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.707" calcext:value-type="float">
            <text:p>0,707</text:p>
          </table:table-cell>
          <table:table-cell office:value-type="float" office:value="4421447" calcext:value-type="float">
            <text:p>4421447</text:p>
          </table:table-cell>
          <table:table-cell office:value-type="float" office:value="845854" calcext:value-type="float">
            <text:p>845854</text:p>
          </table:table-cell>
          <table:table-cell office:value-type="float" office:value="93.312" calcext:value-type="float">
            <text:p>93,31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.159" calcext:value-type="float">
            <text:p>0,159</text:p>
          </table:table-cell>
          <table:table-cell office:value-type="float" office:value="767553" calcext:value-type="float">
            <text:p>767553</text:p>
          </table:table-cell>
          <table:table-cell office:value-type="float" office:value="198671" calcext:value-type="float">
            <text:p>198671</text:p>
          </table:table-cell>
          <table:table-cell office:value-type="float" office:value="88.702" calcext:value-type="float">
            <text:p>88,7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48" calcext:value-type="float">
            <text:p>0,248</text:p>
          </table:table-cell>
          <table:table-cell office:value-type="float" office:value="2983386" calcext:value-type="float">
            <text:p>2983386</text:p>
          </table:table-cell>
          <table:table-cell office:value-type="float" office:value="419081" calcext:value-type="float">
            <text:p>419081</text:p>
          </table:table-cell>
          <table:table-cell office:value-type="float" office:value="93.799" calcext:value-type="float">
            <text:p>93,79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708" calcext:value-type="float">
            <text:p>0,708</text:p>
          </table:table-cell>
          <table:table-cell office:value-type="float" office:value="4372327" calcext:value-type="float">
            <text:p>4372327</text:p>
          </table:table-cell>
          <table:table-cell office:value-type="float" office:value="836013" calcext:value-type="float">
            <text:p>836013</text:p>
          </table:table-cell>
          <table:table-cell office:value-type="float" office:value="93.763" calcext:value-type="float">
            <text:p>93,7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154" calcext:value-type="float">
            <text:p>0,154</text:p>
          </table:table-cell>
          <table:table-cell office:value-type="float" office:value="766414" calcext:value-type="float">
            <text:p>766414</text:p>
          </table:table-cell>
          <table:table-cell office:value-type="float" office:value="197977" calcext:value-type="float">
            <text:p>197977</text:p>
          </table:table-cell>
          <table:table-cell office:value-type="float" office:value="88.655" calcext:value-type="float">
            <text:p>88,6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38" calcext:value-type="float">
            <text:p>0,238</text:p>
          </table:table-cell>
          <table:table-cell office:value-type="float" office:value="2873418" calcext:value-type="float">
            <text:p>2873418</text:p>
          </table:table-cell>
          <table:table-cell office:value-type="float" office:value="404565" calcext:value-type="float">
            <text:p>404565</text:p>
          </table:table-cell>
          <table:table-cell office:value-type="float" office:value="93.83" calcext:value-type="float">
            <text:p>93,8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0.675" calcext:value-type="float">
            <text:p>0,675</text:p>
          </table:table-cell>
          <table:table-cell office:value-type="float" office:value="4361350" calcext:value-type="float">
            <text:p>4361350</text:p>
          </table:table-cell>
          <table:table-cell office:value-type="float" office:value="833913" calcext:value-type="float">
            <text:p>833913</text:p>
          </table:table-cell>
          <table:table-cell office:value-type="float" office:value="93.735" calcext:value-type="float">
            <text:p>93,73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0.155" calcext:value-type="float">
            <text:p>0,155</text:p>
          </table:table-cell>
          <table:table-cell office:value-type="float" office:value="762436" calcext:value-type="float">
            <text:p>762436</text:p>
          </table:table-cell>
          <table:table-cell office:value-type="float" office:value="196762" calcext:value-type="float">
            <text:p>196762</text:p>
          </table:table-cell>
          <table:table-cell office:value-type="float" office:value="88.625" calcext:value-type="float">
            <text:p>88,6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4" calcext:value-type="float">
            <text:p>0,24</text:p>
          </table:table-cell>
          <table:table-cell office:value-type="float" office:value="2848030" calcext:value-type="float">
            <text:p>2848030</text:p>
          </table:table-cell>
          <table:table-cell office:value-type="float" office:value="402018" calcext:value-type="float">
            <text:p>402018</text:p>
          </table:table-cell>
          <table:table-cell office:value-type="float" office:value="94.066" calcext:value-type="float">
            <text:p>94,066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0.66" calcext:value-type="float">
            <text:p>0,66</text:p>
          </table:table-cell>
          <table:table-cell office:value-type="float" office:value="4278833" calcext:value-type="float">
            <text:p>4278833</text:p>
          </table:table-cell>
          <table:table-cell office:value-type="float" office:value="819027" calcext:value-type="float">
            <text:p>819027</text:p>
          </table:table-cell>
          <table:table-cell office:value-type="float" office:value="93.39" calcext:value-type="float">
            <text:p>93,39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0.155" calcext:value-type="float">
            <text:p>0,155</text:p>
          </table:table-cell>
          <table:table-cell office:value-type="float" office:value="757111" calcext:value-type="float">
            <text:p>757111</text:p>
          </table:table-cell>
          <table:table-cell office:value-type="float" office:value="195274" calcext:value-type="float">
            <text:p>195274</text:p>
          </table:table-cell>
          <table:table-cell office:value-type="float" office:value="88.594" calcext:value-type="float">
            <text:p>88,59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38" calcext:value-type="float">
            <text:p>0,238</text:p>
          </table:table-cell>
          <table:table-cell office:value-type="float" office:value="2852018" calcext:value-type="float">
            <text:p>2852018</text:p>
          </table:table-cell>
          <table:table-cell office:value-type="float" office:value="402239" calcext:value-type="float">
            <text:p>402239</text:p>
          </table:table-cell>
          <table:table-cell office:value-type="float" office:value="94.074" calcext:value-type="float">
            <text:p>94,074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0.681" calcext:value-type="float">
            <text:p>0,681</text:p>
          </table:table-cell>
          <table:table-cell office:value-type="float" office:value="4299458" calcext:value-type="float">
            <text:p>4299458</text:p>
          </table:table-cell>
          <table:table-cell office:value-type="float" office:value="822511" calcext:value-type="float">
            <text:p>822511</text:p>
          </table:table-cell>
          <table:table-cell office:value-type="float" office:value="93.54" calcext:value-type="float">
            <text:p>93,54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0.154" calcext:value-type="float">
            <text:p>0,154</text:p>
          </table:table-cell>
          <table:table-cell office:value-type="float" office:value="750504" calcext:value-type="float">
            <text:p>750504</text:p>
          </table:table-cell>
          <table:table-cell office:value-type="float" office:value="193092" calcext:value-type="float">
            <text:p>193092</text:p>
          </table:table-cell>
          <table:table-cell office:value-type="float" office:value="88.559" calcext:value-type="float">
            <text:p>88,5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51" calcext:value-type="float">
            <text:p>0,251</text:p>
          </table:table-cell>
          <table:table-cell office:value-type="float" office:value="2824830" calcext:value-type="float">
            <text:p>2824830</text:p>
          </table:table-cell>
          <table:table-cell office:value-type="float" office:value="396177" calcext:value-type="float">
            <text:p>396177</text:p>
          </table:table-cell>
          <table:table-cell office:value-type="float" office:value="93.429" calcext:value-type="float">
            <text:p>93,42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659" calcext:value-type="float">
            <text:p>0,659</text:p>
          </table:table-cell>
          <table:table-cell office:value-type="float" office:value="4219184" calcext:value-type="float">
            <text:p>4219184</text:p>
          </table:table-cell>
          <table:table-cell office:value-type="float" office:value="806682" calcext:value-type="float">
            <text:p>806682</text:p>
          </table:table-cell>
          <table:table-cell office:value-type="float" office:value="93.504" calcext:value-type="float">
            <text:p>93,50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151" calcext:value-type="float">
            <text:p>0,151</text:p>
          </table:table-cell>
          <table:table-cell office:value-type="float" office:value="737735" calcext:value-type="float">
            <text:p>737735</text:p>
          </table:table-cell>
          <table:table-cell office:value-type="float" office:value="189515" calcext:value-type="float">
            <text:p>189515</text:p>
          </table:table-cell>
          <table:table-cell office:value-type="float" office:value="88.525" calcext:value-type="float">
            <text:p>88,5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22" calcext:value-type="float">
            <text:p>0,222</text:p>
          </table:table-cell>
          <table:table-cell office:value-type="float" office:value="2675949" calcext:value-type="float">
            <text:p>2675949</text:p>
          </table:table-cell>
          <table:table-cell office:value-type="float" office:value="378216" calcext:value-type="float">
            <text:p>378216</text:p>
          </table:table-cell>
          <table:table-cell office:value-type="float" office:value="93.916" calcext:value-type="float">
            <text:p>93,916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0.657" calcext:value-type="float">
            <text:p>0,657</text:p>
          </table:table-cell>
          <table:table-cell office:value-type="float" office:value="4189061" calcext:value-type="float">
            <text:p>4189061</text:p>
          </table:table-cell>
          <table:table-cell office:value-type="float" office:value="803066" calcext:value-type="float">
            <text:p>803066</text:p>
          </table:table-cell>
          <table:table-cell office:value-type="float" office:value="93.364" calcext:value-type="float">
            <text:p>93,364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0.149" calcext:value-type="float">
            <text:p>0,149</text:p>
          </table:table-cell>
          <table:table-cell office:value-type="float" office:value="723444" calcext:value-type="float">
            <text:p>723444</text:p>
          </table:table-cell>
          <table:table-cell office:value-type="float" office:value="186607" calcext:value-type="float">
            <text:p>186607</text:p>
          </table:table-cell>
          <table:table-cell office:value-type="float" office:value="88.496" calcext:value-type="float">
            <text:p>88,4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36" calcext:value-type="float">
            <text:p>0,236</text:p>
          </table:table-cell>
          <table:table-cell office:value-type="float" office:value="2741011" calcext:value-type="float">
            <text:p>2741011</text:p>
          </table:table-cell>
          <table:table-cell office:value-type="float" office:value="386419" calcext:value-type="float">
            <text:p>386419</text:p>
          </table:table-cell>
          <table:table-cell office:value-type="float" office:value="93.797" calcext:value-type="float">
            <text:p>93,797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0.655" calcext:value-type="float">
            <text:p>0,655</text:p>
          </table:table-cell>
          <table:table-cell office:value-type="float" office:value="4058092" calcext:value-type="float">
            <text:p>4058092</text:p>
          </table:table-cell>
          <table:table-cell office:value-type="float" office:value="777814" calcext:value-type="float">
            <text:p>777814</text:p>
          </table:table-cell>
          <table:table-cell office:value-type="float" office:value="93.623" calcext:value-type="float">
            <text:p>93,623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0.149" calcext:value-type="float">
            <text:p>0,149</text:p>
          </table:table-cell>
          <table:table-cell office:value-type="float" office:value="719284" calcext:value-type="float">
            <text:p>719284</text:p>
          </table:table-cell>
          <table:table-cell office:value-type="float" office:value="185679" calcext:value-type="float">
            <text:p>185679</text:p>
          </table:table-cell>
          <table:table-cell office:value-type="float" office:value="88.452" calcext:value-type="float">
            <text:p>88,4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27" calcext:value-type="float">
            <text:p>0,227</text:p>
          </table:table-cell>
          <table:table-cell office:value-type="float" office:value="2733340" calcext:value-type="float">
            <text:p>2733340</text:p>
          </table:table-cell>
          <table:table-cell office:value-type="float" office:value="385192" calcext:value-type="float">
            <text:p>385192</text:p>
          </table:table-cell>
          <table:table-cell office:value-type="float" office:value="93.812" calcext:value-type="float">
            <text:p>93,812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0.613" calcext:value-type="float">
            <text:p>0,613</text:p>
          </table:table-cell>
          <table:table-cell office:value-type="float" office:value="3958692" calcext:value-type="float">
            <text:p>3958692</text:p>
          </table:table-cell>
          <table:table-cell office:value-type="float" office:value="758815" calcext:value-type="float">
            <text:p>758815</text:p>
          </table:table-cell>
          <table:table-cell office:value-type="float" office:value="93.486" calcext:value-type="float">
            <text:p>93,486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0.149" calcext:value-type="float">
            <text:p>0,149</text:p>
          </table:table-cell>
          <table:table-cell office:value-type="float" office:value="715902" calcext:value-type="float">
            <text:p>715902</text:p>
          </table:table-cell>
          <table:table-cell office:value-type="float" office:value="184841" calcext:value-type="float">
            <text:p>184841</text:p>
          </table:table-cell>
          <table:table-cell office:value-type="float" office:value="88.43" calcext:value-type="float">
            <text:p>88,4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3" calcext:value-type="float">
            <text:p>0,23</text:p>
          </table:table-cell>
          <table:table-cell office:value-type="float" office:value="2723827" calcext:value-type="float">
            <text:p>2723827</text:p>
          </table:table-cell>
          <table:table-cell office:value-type="float" office:value="384328" calcext:value-type="float">
            <text:p>384328</text:p>
          </table:table-cell>
          <table:table-cell office:value-type="float" office:value="93.735" calcext:value-type="float">
            <text:p>93,73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0.622" calcext:value-type="float">
            <text:p>0,622</text:p>
          </table:table-cell>
          <table:table-cell office:value-type="float" office:value="3981913" calcext:value-type="float">
            <text:p>3981913</text:p>
          </table:table-cell>
          <table:table-cell office:value-type="float" office:value="762812" calcext:value-type="float">
            <text:p>762812</text:p>
          </table:table-cell>
          <table:table-cell office:value-type="float" office:value="93.534" calcext:value-type="float">
            <text:p>93,534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0.147" calcext:value-type="float">
            <text:p>0,147</text:p>
          </table:table-cell>
          <table:table-cell office:value-type="float" office:value="713912" calcext:value-type="float">
            <text:p>713912</text:p>
          </table:table-cell>
          <table:table-cell office:value-type="float" office:value="184520" calcext:value-type="float">
            <text:p>184520</text:p>
          </table:table-cell>
          <table:table-cell office:value-type="float" office:value="88.378" calcext:value-type="float">
            <text:p>88,37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42" calcext:value-type="float">
            <text:p>0,242</text:p>
          </table:table-cell>
          <table:table-cell office:value-type="float" office:value="2703030" calcext:value-type="float">
            <text:p>2703030</text:p>
          </table:table-cell>
          <table:table-cell office:value-type="float" office:value="381148" calcext:value-type="float">
            <text:p>381148</text:p>
          </table:table-cell>
          <table:table-cell office:value-type="float" office:value="93.535" calcext:value-type="float">
            <text:p>93,535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0.634" calcext:value-type="float">
            <text:p>0,634</text:p>
          </table:table-cell>
          <table:table-cell office:value-type="float" office:value="3929778" calcext:value-type="float">
            <text:p>3929778</text:p>
          </table:table-cell>
          <table:table-cell office:value-type="float" office:value="753930" calcext:value-type="float">
            <text:p>753930</text:p>
          </table:table-cell>
          <table:table-cell office:value-type="float" office:value="93.263" calcext:value-type="float">
            <text:p>93,263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0.15" calcext:value-type="float">
            <text:p>0,15</text:p>
          </table:table-cell>
          <table:table-cell office:value-type="float" office:value="710842" calcext:value-type="float">
            <text:p>710842</text:p>
          </table:table-cell>
          <table:table-cell office:value-type="float" office:value="183411" calcext:value-type="float">
            <text:p>183411</text:p>
          </table:table-cell>
          <table:table-cell office:value-type="float" office:value="88.357" calcext:value-type="float">
            <text:p>88,35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33" calcext:value-type="float">
            <text:p>0,233</text:p>
          </table:table-cell>
          <table:table-cell office:value-type="float" office:value="2730993" calcext:value-type="float">
            <text:p>2730993</text:p>
          </table:table-cell>
          <table:table-cell office:value-type="float" office:value="383333" calcext:value-type="float">
            <text:p>383333</text:p>
          </table:table-cell>
          <table:table-cell office:value-type="float" office:value="93.874" calcext:value-type="float">
            <text:p>93,87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627" calcext:value-type="float">
            <text:p>0,627</text:p>
          </table:table-cell>
          <table:table-cell office:value-type="float" office:value="3867277" calcext:value-type="float">
            <text:p>3867277</text:p>
          </table:table-cell>
          <table:table-cell office:value-type="float" office:value="742006" calcext:value-type="float">
            <text:p>742006</text:p>
          </table:table-cell>
          <table:table-cell office:value-type="float" office:value="93.381" calcext:value-type="float">
            <text:p>93,381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146" calcext:value-type="float">
            <text:p>0,146</text:p>
          </table:table-cell>
          <table:table-cell office:value-type="float" office:value="709256" calcext:value-type="float">
            <text:p>709256</text:p>
          </table:table-cell>
          <table:table-cell office:value-type="float" office:value="182996" calcext:value-type="float">
            <text:p>182996</text:p>
          </table:table-cell>
          <table:table-cell office:value-type="float" office:value="88.334" calcext:value-type="float">
            <text:p>88,3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22" calcext:value-type="float">
            <text:p>0,222</text:p>
          </table:table-cell>
          <table:table-cell office:value-type="float" office:value="2529529" calcext:value-type="float">
            <text:p>2529529</text:p>
          </table:table-cell>
          <table:table-cell office:value-type="float" office:value="356942" calcext:value-type="float">
            <text:p>356942</text:p>
          </table:table-cell>
          <table:table-cell office:value-type="float" office:value="93.655" calcext:value-type="float">
            <text:p>93,65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0.602" calcext:value-type="float">
            <text:p>0,602</text:p>
          </table:table-cell>
          <table:table-cell office:value-type="float" office:value="3878225" calcext:value-type="float">
            <text:p>3878225</text:p>
          </table:table-cell>
          <table:table-cell office:value-type="float" office:value="744634" calcext:value-type="float">
            <text:p>744634</text:p>
          </table:table-cell>
          <table:table-cell office:value-type="float" office:value="93.331" calcext:value-type="float">
            <text:p>93,331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0.154" calcext:value-type="float">
            <text:p>0,154</text:p>
          </table:table-cell>
          <table:table-cell office:value-type="float" office:value="708589" calcext:value-type="float">
            <text:p>708589</text:p>
          </table:table-cell>
          <table:table-cell office:value-type="float" office:value="182718" calcext:value-type="float">
            <text:p>182718</text:p>
          </table:table-cell>
          <table:table-cell office:value-type="float" office:value="88.324" calcext:value-type="float">
            <text:p>88,32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17" calcext:value-type="float">
            <text:p>0,217</text:p>
          </table:table-cell>
          <table:table-cell office:value-type="float" office:value="2570193" calcext:value-type="float">
            <text:p>2570193</text:p>
          </table:table-cell>
          <table:table-cell office:value-type="float" office:value="362952" calcext:value-type="float">
            <text:p>362952</text:p>
          </table:table-cell>
          <table:table-cell office:value-type="float" office:value="93.934" calcext:value-type="float">
            <text:p>93,934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6" calcext:value-type="float">
            <text:p>0,6</text:p>
          </table:table-cell>
          <table:table-cell office:value-type="float" office:value="3750376" calcext:value-type="float">
            <text:p>3750376</text:p>
          </table:table-cell>
          <table:table-cell office:value-type="float" office:value="719832" calcext:value-type="float">
            <text:p>719832</text:p>
          </table:table-cell>
          <table:table-cell office:value-type="float" office:value="93.33" calcext:value-type="float">
            <text:p>93,3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148" calcext:value-type="float">
            <text:p>0,148</text:p>
          </table:table-cell>
          <table:table-cell office:value-type="float" office:value="705629" calcext:value-type="float">
            <text:p>705629</text:p>
          </table:table-cell>
          <table:table-cell office:value-type="float" office:value="181878" calcext:value-type="float">
            <text:p>181878</text:p>
          </table:table-cell>
          <table:table-cell office:value-type="float" office:value="88.298" calcext:value-type="float">
            <text:p>88,2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09" calcext:value-type="float">
            <text:p>0,209</text:p>
          </table:table-cell>
          <table:table-cell office:value-type="float" office:value="2475259" calcext:value-type="float">
            <text:p>2475259</text:p>
          </table:table-cell>
          <table:table-cell office:value-type="float" office:value="350171" calcext:value-type="float">
            <text:p>350171</text:p>
          </table:table-cell>
          <table:table-cell office:value-type="float" office:value="93.819" calcext:value-type="float">
            <text:p>93,819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0.581" calcext:value-type="float">
            <text:p>0,581</text:p>
          </table:table-cell>
          <table:table-cell office:value-type="float" office:value="3673415" calcext:value-type="float">
            <text:p>3673415</text:p>
          </table:table-cell>
          <table:table-cell office:value-type="float" office:value="705274" calcext:value-type="float">
            <text:p>705274</text:p>
          </table:table-cell>
          <table:table-cell office:value-type="float" office:value="93.098" calcext:value-type="float">
            <text:p>93,098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0.174" calcext:value-type="float">
            <text:p>0,174</text:p>
          </table:table-cell>
          <table:table-cell office:value-type="float" office:value="706021" calcext:value-type="float">
            <text:p>706021</text:p>
          </table:table-cell>
          <table:table-cell office:value-type="float" office:value="181968" calcext:value-type="float">
            <text:p>181968</text:p>
          </table:table-cell>
          <table:table-cell office:value-type="float" office:value="88.272" calcext:value-type="float">
            <text:p>88,2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28" calcext:value-type="float">
            <text:p>0,228</text:p>
          </table:table-cell>
          <table:table-cell office:value-type="float" office:value="2651011" calcext:value-type="float">
            <text:p>2651011</text:p>
          </table:table-cell>
          <table:table-cell office:value-type="float" office:value="373345" calcext:value-type="float">
            <text:p>373345</text:p>
          </table:table-cell>
          <table:table-cell office:value-type="float" office:value="93.48" calcext:value-type="float">
            <text:p>93,4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587" calcext:value-type="float">
            <text:p>0,587</text:p>
          </table:table-cell>
          <table:table-cell office:value-type="float" office:value="3659204" calcext:value-type="float">
            <text:p>3659204</text:p>
          </table:table-cell>
          <table:table-cell office:value-type="float" office:value="703619" calcext:value-type="float">
            <text:p>703619</text:p>
          </table:table-cell>
          <table:table-cell office:value-type="float" office:value="92.964" calcext:value-type="float">
            <text:p>92,96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146" calcext:value-type="float">
            <text:p>0,146</text:p>
          </table:table-cell>
          <table:table-cell office:value-type="float" office:value="705685" calcext:value-type="float">
            <text:p>705685</text:p>
          </table:table-cell>
          <table:table-cell office:value-type="float" office:value="181328" calcext:value-type="float">
            <text:p>181328</text:p>
          </table:table-cell>
          <table:table-cell office:value-type="float" office:value="88.243" calcext:value-type="float">
            <text:p>88,2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02" calcext:value-type="float">
            <text:p>0,202</text:p>
          </table:table-cell>
          <table:table-cell office:value-type="float" office:value="2440635" calcext:value-type="float">
            <text:p>2440635</text:p>
          </table:table-cell>
          <table:table-cell office:value-type="float" office:value="346405" calcext:value-type="float">
            <text:p>346405</text:p>
          </table:table-cell>
          <table:table-cell office:value-type="float" office:value="93.339" calcext:value-type="float">
            <text:p>93,33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0.563" calcext:value-type="float">
            <text:p>0,563</text:p>
          </table:table-cell>
          <table:table-cell office:value-type="float" office:value="3619500" calcext:value-type="float">
            <text:p>3619500</text:p>
          </table:table-cell>
          <table:table-cell office:value-type="float" office:value="695842" calcext:value-type="float">
            <text:p>695842</text:p>
          </table:table-cell>
          <table:table-cell office:value-type="float" office:value="93.059" calcext:value-type="float">
            <text:p>93,05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0.154" calcext:value-type="float">
            <text:p>0,154</text:p>
          </table:table-cell>
          <table:table-cell office:value-type="float" office:value="708587" calcext:value-type="float">
            <text:p>708587</text:p>
          </table:table-cell>
          <table:table-cell office:value-type="float" office:value="181782" calcext:value-type="float">
            <text:p>181782</text:p>
          </table:table-cell>
          <table:table-cell office:value-type="float" office:value="88.199" calcext:value-type="float">
            <text:p>88,19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02" calcext:value-type="float">
            <text:p>0,202</text:p>
          </table:table-cell>
          <table:table-cell office:value-type="float" office:value="2462760" calcext:value-type="float">
            <text:p>2462760</text:p>
          </table:table-cell>
          <table:table-cell office:value-type="float" office:value="347994" calcext:value-type="float">
            <text:p>347994</text:p>
          </table:table-cell>
          <table:table-cell office:value-type="float" office:value="93.81" calcext:value-type="float">
            <text:p>93,8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554" calcext:value-type="float">
            <text:p>0,554</text:p>
          </table:table-cell>
          <table:table-cell office:value-type="float" office:value="3486199" calcext:value-type="float">
            <text:p>3486199</text:p>
          </table:table-cell>
          <table:table-cell office:value-type="float" office:value="669951" calcext:value-type="float">
            <text:p>669951</text:p>
          </table:table-cell>
          <table:table-cell office:value-type="float" office:value="92.965" calcext:value-type="float">
            <text:p>92,96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149" calcext:value-type="float">
            <text:p>0,149</text:p>
          </table:table-cell>
          <table:table-cell office:value-type="float" office:value="706014" calcext:value-type="float">
            <text:p>706014</text:p>
          </table:table-cell>
          <table:table-cell office:value-type="float" office:value="180797" calcext:value-type="float">
            <text:p>180797</text:p>
          </table:table-cell>
          <table:table-cell office:value-type="float" office:value="88.158" calcext:value-type="float">
            <text:p>88,1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21" calcext:value-type="float">
            <text:p>0,221</text:p>
          </table:table-cell>
          <table:table-cell office:value-type="float" office:value="2476352" calcext:value-type="float">
            <text:p>2476352</text:p>
          </table:table-cell>
          <table:table-cell office:value-type="float" office:value="351300" calcext:value-type="float">
            <text:p>351300</text:p>
          </table:table-cell>
          <table:table-cell office:value-type="float" office:value="93.682" calcext:value-type="float">
            <text:p>93,68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0.557" calcext:value-type="float">
            <text:p>0,557</text:p>
          </table:table-cell>
          <table:table-cell office:value-type="float" office:value="3558682" calcext:value-type="float">
            <text:p>3558682</text:p>
          </table:table-cell>
          <table:table-cell office:value-type="float" office:value="683108" calcext:value-type="float">
            <text:p>683108</text:p>
          </table:table-cell>
          <table:table-cell office:value-type="float" office:value="93.202" calcext:value-type="float">
            <text:p>93,20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0.148" calcext:value-type="float">
            <text:p>0,148</text:p>
          </table:table-cell>
          <table:table-cell office:value-type="float" office:value="709572" calcext:value-type="float">
            <text:p>709572</text:p>
          </table:table-cell>
          <table:table-cell office:value-type="float" office:value="181443" calcext:value-type="float">
            <text:p>181443</text:p>
          </table:table-cell>
          <table:table-cell office:value-type="float" office:value="88.13" calcext:value-type="float">
            <text:p>88,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98" calcext:value-type="float">
            <text:p>0,198</text:p>
          </table:table-cell>
          <table:table-cell office:value-type="float" office:value="2349062" calcext:value-type="float">
            <text:p>2349062</text:p>
          </table:table-cell>
          <table:table-cell office:value-type="float" office:value="333640" calcext:value-type="float">
            <text:p>333640</text:p>
          </table:table-cell>
          <table:table-cell office:value-type="float" office:value="93.306" calcext:value-type="float">
            <text:p>93,306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.541" calcext:value-type="float">
            <text:p>0,541</text:p>
          </table:table-cell>
          <table:table-cell office:value-type="float" office:value="3452625" calcext:value-type="float">
            <text:p>3452625</text:p>
          </table:table-cell>
          <table:table-cell office:value-type="float" office:value="662524" calcext:value-type="float">
            <text:p>662524</text:p>
          </table:table-cell>
          <table:table-cell office:value-type="float" office:value="93.113" calcext:value-type="float">
            <text:p>93,11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.147" calcext:value-type="float">
            <text:p>0,147</text:p>
          </table:table-cell>
          <table:table-cell office:value-type="float" office:value="686262" calcext:value-type="float">
            <text:p>686262</text:p>
          </table:table-cell>
          <table:table-cell office:value-type="float" office:value="175770" calcext:value-type="float">
            <text:p>175770</text:p>
          </table:table-cell>
          <table:table-cell office:value-type="float" office:value="88.096" calcext:value-type="float">
            <text:p>88,0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44" calcext:value-type="float">
            <text:p>0,244</text:p>
          </table:table-cell>
          <table:table-cell office:value-type="float" office:value="2511651" calcext:value-type="float">
            <text:p>2511651</text:p>
          </table:table-cell>
          <table:table-cell office:value-type="float" office:value="355219" calcext:value-type="float">
            <text:p>355219</text:p>
          </table:table-cell>
          <table:table-cell office:value-type="float" office:value="93.446" calcext:value-type="float">
            <text:p>93,446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0.55" calcext:value-type="float">
            <text:p>0,55</text:p>
          </table:table-cell>
          <table:table-cell office:value-type="float" office:value="3381988" calcext:value-type="float">
            <text:p>3381988</text:p>
          </table:table-cell>
          <table:table-cell office:value-type="float" office:value="650861" calcext:value-type="float">
            <text:p>650861</text:p>
          </table:table-cell>
          <table:table-cell office:value-type="float" office:value="92.814" calcext:value-type="float">
            <text:p>92,814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0.144" calcext:value-type="float">
            <text:p>0,144</text:p>
          </table:table-cell>
          <table:table-cell office:value-type="float" office:value="687821" calcext:value-type="float">
            <text:p>687821</text:p>
          </table:table-cell>
          <table:table-cell office:value-type="float" office:value="176187" calcext:value-type="float">
            <text:p>176187</text:p>
          </table:table-cell>
          <table:table-cell office:value-type="float" office:value="88.046" calcext:value-type="float">
            <text:p>88,0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04" calcext:value-type="float">
            <text:p>0,204</text:p>
          </table:table-cell>
          <table:table-cell office:value-type="float" office:value="2338334" calcext:value-type="float">
            <text:p>2338334</text:p>
          </table:table-cell>
          <table:table-cell office:value-type="float" office:value="332999" calcext:value-type="float">
            <text:p>332999</text:p>
          </table:table-cell>
          <table:table-cell office:value-type="float" office:value="93.478" calcext:value-type="float">
            <text:p>93,47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.529" calcext:value-type="float">
            <text:p>0,529</text:p>
          </table:table-cell>
          <table:table-cell office:value-type="float" office:value="3341673" calcext:value-type="float">
            <text:p>3341673</text:p>
          </table:table-cell>
          <table:table-cell office:value-type="float" office:value="643194" calcext:value-type="float">
            <text:p>643194</text:p>
          </table:table-cell>
          <table:table-cell office:value-type="float" office:value="93.167" calcext:value-type="float">
            <text:p>93,16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.145" calcext:value-type="float">
            <text:p>0,145</text:p>
          </table:table-cell>
          <table:table-cell office:value-type="float" office:value="689641" calcext:value-type="float">
            <text:p>689641</text:p>
          </table:table-cell>
          <table:table-cell office:value-type="float" office:value="176409" calcext:value-type="float">
            <text:p>176409</text:p>
          </table:table-cell>
          <table:table-cell office:value-type="float" office:value="88.047" calcext:value-type="float">
            <text:p>88,0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" calcext:value-type="float">
            <text:p>0,2</text:p>
          </table:table-cell>
          <table:table-cell office:value-type="float" office:value="2353635" calcext:value-type="float">
            <text:p>2353635</text:p>
          </table:table-cell>
          <table:table-cell office:value-type="float" office:value="333497" calcext:value-type="float">
            <text:p>333497</text:p>
          </table:table-cell>
          <table:table-cell office:value-type="float" office:value="93.495" calcext:value-type="float">
            <text:p>93,495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0.512" calcext:value-type="float">
            <text:p>0,512</text:p>
          </table:table-cell>
          <table:table-cell office:value-type="float" office:value="3266986" calcext:value-type="float">
            <text:p>3266986</text:p>
          </table:table-cell>
          <table:table-cell office:value-type="float" office:value="628420" calcext:value-type="float">
            <text:p>628420</text:p>
          </table:table-cell>
          <table:table-cell office:value-type="float" office:value="92.843" calcext:value-type="float">
            <text:p>92,84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0.146" calcext:value-type="float">
            <text:p>0,146</text:p>
          </table:table-cell>
          <table:table-cell office:value-type="float" office:value="689387" calcext:value-type="float">
            <text:p>689387</text:p>
          </table:table-cell>
          <table:table-cell office:value-type="float" office:value="176677" calcext:value-type="float">
            <text:p>176677</text:p>
          </table:table-cell>
          <table:table-cell office:value-type="float" office:value="88.001" calcext:value-type="float">
            <text:p>88,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98" calcext:value-type="float">
            <text:p>0,198</text:p>
          </table:table-cell>
          <table:table-cell office:value-type="float" office:value="2300095" calcext:value-type="float">
            <text:p>2300095</text:p>
          </table:table-cell>
          <table:table-cell office:value-type="float" office:value="326391" calcext:value-type="float">
            <text:p>326391</text:p>
          </table:table-cell>
          <table:table-cell office:value-type="float" office:value="93.629" calcext:value-type="float">
            <text:p>93,62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515" calcext:value-type="float">
            <text:p>0,515</text:p>
          </table:table-cell>
          <table:table-cell office:value-type="float" office:value="3265757" calcext:value-type="float">
            <text:p>3265757</text:p>
          </table:table-cell>
          <table:table-cell office:value-type="float" office:value="629314" calcext:value-type="float">
            <text:p>629314</text:p>
          </table:table-cell>
          <table:table-cell office:value-type="float" office:value="92.894" calcext:value-type="float">
            <text:p>92,89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147" calcext:value-type="float">
            <text:p>0,147</text:p>
          </table:table-cell>
          <table:table-cell office:value-type="float" office:value="690239" calcext:value-type="float">
            <text:p>690239</text:p>
          </table:table-cell>
          <table:table-cell office:value-type="float" office:value="176249" calcext:value-type="float">
            <text:p>176249</text:p>
          </table:table-cell>
          <table:table-cell office:value-type="float" office:value="87.974" calcext:value-type="float">
            <text:p>87,97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06" calcext:value-type="float">
            <text:p>0,206</text:p>
          </table:table-cell>
          <table:table-cell office:value-type="float" office:value="2308793" calcext:value-type="float">
            <text:p>2308793</text:p>
          </table:table-cell>
          <table:table-cell office:value-type="float" office:value="326978" calcext:value-type="float">
            <text:p>326978</text:p>
          </table:table-cell>
          <table:table-cell office:value-type="float" office:value="93.069" calcext:value-type="float">
            <text:p>93,06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0.505" calcext:value-type="float">
            <text:p>0,505</text:p>
          </table:table-cell>
          <table:table-cell office:value-type="float" office:value="3202070" calcext:value-type="float">
            <text:p>3202070</text:p>
          </table:table-cell>
          <table:table-cell office:value-type="float" office:value="616540" calcext:value-type="float">
            <text:p>616540</text:p>
          </table:table-cell>
          <table:table-cell office:value-type="float" office:value="93.043" calcext:value-type="float">
            <text:p>93,04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0.148" calcext:value-type="float">
            <text:p>0,148</text:p>
          </table:table-cell>
          <table:table-cell office:value-type="float" office:value="689397" calcext:value-type="float">
            <text:p>689397</text:p>
          </table:table-cell>
          <table:table-cell office:value-type="float" office:value="175662" calcext:value-type="float">
            <text:p>175662</text:p>
          </table:table-cell>
          <table:table-cell office:value-type="float" office:value="87.944" calcext:value-type="float">
            <text:p>87,9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84" calcext:value-type="float">
            <text:p>0,184</text:p>
          </table:table-cell>
          <table:table-cell office:value-type="float" office:value="2180278" calcext:value-type="float">
            <text:p>2180278</text:p>
          </table:table-cell>
          <table:table-cell office:value-type="float" office:value="310372" calcext:value-type="float">
            <text:p>310372</text:p>
          </table:table-cell>
          <table:table-cell office:value-type="float" office:value="93.44" calcext:value-type="float">
            <text:p>93,4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518" calcext:value-type="float">
            <text:p>0,518</text:p>
          </table:table-cell>
          <table:table-cell office:value-type="float" office:value="3210022" calcext:value-type="float">
            <text:p>3210022</text:p>
          </table:table-cell>
          <table:table-cell office:value-type="float" office:value="618542" calcext:value-type="float">
            <text:p>618542</text:p>
          </table:table-cell>
          <table:table-cell office:value-type="float" office:value="92.925" calcext:value-type="float">
            <text:p>92,92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144" calcext:value-type="float">
            <text:p>0,144</text:p>
          </table:table-cell>
          <table:table-cell office:value-type="float" office:value="686342" calcext:value-type="float">
            <text:p>686342</text:p>
          </table:table-cell>
          <table:table-cell office:value-type="float" office:value="174928" calcext:value-type="float">
            <text:p>174928</text:p>
          </table:table-cell>
          <table:table-cell office:value-type="float" office:value="87.893" calcext:value-type="float">
            <text:p>87,8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86" calcext:value-type="float">
            <text:p>0,186</text:p>
          </table:table-cell>
          <table:table-cell office:value-type="float" office:value="2251574" calcext:value-type="float">
            <text:p>2251574</text:p>
          </table:table-cell>
          <table:table-cell office:value-type="float" office:value="318642" calcext:value-type="float">
            <text:p>318642</text:p>
          </table:table-cell>
          <table:table-cell office:value-type="float" office:value="93.268" calcext:value-type="float">
            <text:p>93,268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.492" calcext:value-type="float">
            <text:p>0,492</text:p>
          </table:table-cell>
          <table:table-cell office:value-type="float" office:value="3097884" calcext:value-type="float">
            <text:p>3097884</text:p>
          </table:table-cell>
          <table:table-cell office:value-type="float" office:value="597373" calcext:value-type="float">
            <text:p>597373</text:p>
          </table:table-cell>
          <table:table-cell office:value-type="float" office:value="92.561" calcext:value-type="float">
            <text:p>92,561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.159" calcext:value-type="float">
            <text:p>0,159</text:p>
          </table:table-cell>
          <table:table-cell office:value-type="float" office:value="772495" calcext:value-type="float">
            <text:p>772495</text:p>
          </table:table-cell>
          <table:table-cell office:value-type="float" office:value="200042" calcext:value-type="float">
            <text:p>200042</text:p>
          </table:table-cell>
          <table:table-cell office:value-type="float" office:value="88.028" calcext:value-type="float">
            <text:p>88,0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05" calcext:value-type="float">
            <text:p>0,205</text:p>
          </table:table-cell>
          <table:table-cell office:value-type="float" office:value="2289258" calcext:value-type="float">
            <text:p>2289258</text:p>
          </table:table-cell>
          <table:table-cell office:value-type="float" office:value="324228" calcext:value-type="float">
            <text:p>324228</text:p>
          </table:table-cell>
          <table:table-cell office:value-type="float" office:value="93.166" calcext:value-type="float">
            <text:p>93,166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.512" calcext:value-type="float">
            <text:p>0,512</text:p>
          </table:table-cell>
          <table:table-cell office:value-type="float" office:value="3073276" calcext:value-type="float">
            <text:p>3073276</text:p>
          </table:table-cell>
          <table:table-cell office:value-type="float" office:value="591517" calcext:value-type="float">
            <text:p>591517</text:p>
          </table:table-cell>
          <table:table-cell office:value-type="float" office:value="92.749" calcext:value-type="float">
            <text:p>92,749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.164" calcext:value-type="float">
            <text:p>0,164</text:p>
          </table:table-cell>
          <table:table-cell office:value-type="float" office:value="770959" calcext:value-type="float">
            <text:p>770959</text:p>
          </table:table-cell>
          <table:table-cell office:value-type="float" office:value="199345" calcext:value-type="float">
            <text:p>199345</text:p>
          </table:table-cell>
          <table:table-cell office:value-type="float" office:value="88.015" calcext:value-type="float">
            <text:p>88,0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79" calcext:value-type="float">
            <text:p>0,179</text:p>
          </table:table-cell>
          <table:table-cell office:value-type="float" office:value="2103803" calcext:value-type="float">
            <text:p>2103803</text:p>
          </table:table-cell>
          <table:table-cell office:value-type="float" office:value="300073" calcext:value-type="float">
            <text:p>300073</text:p>
          </table:table-cell>
          <table:table-cell office:value-type="float" office:value="93.359" calcext:value-type="float">
            <text:p>93,359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0.536" calcext:value-type="float">
            <text:p>0,536</text:p>
          </table:table-cell>
          <table:table-cell office:value-type="float" office:value="3149012" calcext:value-type="float">
            <text:p>3149012</text:p>
          </table:table-cell>
          <table:table-cell office:value-type="float" office:value="607432" calcext:value-type="float">
            <text:p>607432</text:p>
          </table:table-cell>
          <table:table-cell office:value-type="float" office:value="92.624" calcext:value-type="float">
            <text:p>92,624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0.17" calcext:value-type="float">
            <text:p>0,17</text:p>
          </table:table-cell>
          <table:table-cell office:value-type="float" office:value="774259" calcext:value-type="float">
            <text:p>774259</text:p>
          </table:table-cell>
          <table:table-cell office:value-type="float" office:value="199712" calcext:value-type="float">
            <text:p>199712</text:p>
          </table:table-cell>
          <table:table-cell office:value-type="float" office:value="88.005" calcext:value-type="float">
            <text:p>88,00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91" calcext:value-type="float">
            <text:p>0,191</text:p>
          </table:table-cell>
          <table:table-cell office:value-type="float" office:value="2160846" calcext:value-type="float">
            <text:p>2160846</text:p>
          </table:table-cell>
          <table:table-cell office:value-type="float" office:value="307746" calcext:value-type="float">
            <text:p>307746</text:p>
          </table:table-cell>
          <table:table-cell office:value-type="float" office:value="93.604" calcext:value-type="float">
            <text:p>93,604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.488" calcext:value-type="float">
            <text:p>0,488</text:p>
          </table:table-cell>
          <table:table-cell office:value-type="float" office:value="3076980" calcext:value-type="float">
            <text:p>3076980</text:p>
          </table:table-cell>
          <table:table-cell office:value-type="float" office:value="592922" calcext:value-type="float">
            <text:p>592922</text:p>
          </table:table-cell>
          <table:table-cell office:value-type="float" office:value="93.046" calcext:value-type="float">
            <text:p>93,046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.16" calcext:value-type="float">
            <text:p>0,16</text:p>
          </table:table-cell>
          <table:table-cell office:value-type="float" office:value="774182" calcext:value-type="float">
            <text:p>774182</text:p>
          </table:table-cell>
          <table:table-cell office:value-type="float" office:value="199501" calcext:value-type="float">
            <text:p>199501</text:p>
          </table:table-cell>
          <table:table-cell office:value-type="float" office:value="87.988" calcext:value-type="float">
            <text:p>87,98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8" calcext:value-type="float">
            <text:p>0,18</text:p>
          </table:table-cell>
          <table:table-cell office:value-type="float" office:value="2176708" calcext:value-type="float">
            <text:p>2176708</text:p>
          </table:table-cell>
          <table:table-cell office:value-type="float" office:value="308900" calcext:value-type="float">
            <text:p>308900</text:p>
          </table:table-cell>
          <table:table-cell office:value-type="float" office:value="93.53" calcext:value-type="float">
            <text:p>93,53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.496" calcext:value-type="float">
            <text:p>0,496</text:p>
          </table:table-cell>
          <table:table-cell office:value-type="float" office:value="2990907" calcext:value-type="float">
            <text:p>2990907</text:p>
          </table:table-cell>
          <table:table-cell office:value-type="float" office:value="576979" calcext:value-type="float">
            <text:p>576979</text:p>
          </table:table-cell>
          <table:table-cell office:value-type="float" office:value="92.555" calcext:value-type="float">
            <text:p>92,55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.161" calcext:value-type="float">
            <text:p>0,161</text:p>
          </table:table-cell>
          <table:table-cell office:value-type="float" office:value="771805" calcext:value-type="float">
            <text:p>771805</text:p>
          </table:table-cell>
          <table:table-cell office:value-type="float" office:value="198834" calcext:value-type="float">
            <text:p>198834</text:p>
          </table:table-cell>
          <table:table-cell office:value-type="float" office:value="87.968" calcext:value-type="float">
            <text:p>87,96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84" calcext:value-type="float">
            <text:p>0,184</text:p>
          </table:table-cell>
          <table:table-cell office:value-type="float" office:value="2138081" calcext:value-type="float">
            <text:p>2138081</text:p>
          </table:table-cell>
          <table:table-cell office:value-type="float" office:value="305546" calcext:value-type="float">
            <text:p>305546</text:p>
          </table:table-cell>
          <table:table-cell office:value-type="float" office:value="93.355" calcext:value-type="float">
            <text:p>93,35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474" calcext:value-type="float">
            <text:p>0,474</text:p>
          </table:table-cell>
          <table:table-cell office:value-type="float" office:value="2972219" calcext:value-type="float">
            <text:p>2972219</text:p>
          </table:table-cell>
          <table:table-cell office:value-type="float" office:value="574346" calcext:value-type="float">
            <text:p>574346</text:p>
          </table:table-cell>
          <table:table-cell office:value-type="float" office:value="92.902" calcext:value-type="float">
            <text:p>92,902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159" calcext:value-type="float">
            <text:p>0,159</text:p>
          </table:table-cell>
          <table:table-cell office:value-type="float" office:value="780775" calcext:value-type="float">
            <text:p>780775</text:p>
          </table:table-cell>
          <table:table-cell office:value-type="float" office:value="200812" calcext:value-type="float">
            <text:p>200812</text:p>
          </table:table-cell>
          <table:table-cell office:value-type="float" office:value="87.954" calcext:value-type="float">
            <text:p>87,95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69" calcext:value-type="float">
            <text:p>0,169</text:p>
          </table:table-cell>
          <table:table-cell office:value-type="float" office:value="1963619" calcext:value-type="float">
            <text:p>1963619</text:p>
          </table:table-cell>
          <table:table-cell office:value-type="float" office:value="281222" calcext:value-type="float">
            <text:p>281222</text:p>
          </table:table-cell>
          <table:table-cell office:value-type="float" office:value="93.306" calcext:value-type="float">
            <text:p>93,30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0.473" calcext:value-type="float">
            <text:p>0,473</text:p>
          </table:table-cell>
          <table:table-cell office:value-type="float" office:value="2928935" calcext:value-type="float">
            <text:p>2928935</text:p>
          </table:table-cell>
          <table:table-cell office:value-type="float" office:value="565182" calcext:value-type="float">
            <text:p>565182</text:p>
          </table:table-cell>
          <table:table-cell office:value-type="float" office:value="92.68" calcext:value-type="float">
            <text:p>92,6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0.16" calcext:value-type="float">
            <text:p>0,16</text:p>
          </table:table-cell>
          <table:table-cell office:value-type="float" office:value="779480" calcext:value-type="float">
            <text:p>779480</text:p>
          </table:table-cell>
          <table:table-cell office:value-type="float" office:value="200184" calcext:value-type="float">
            <text:p>200184</text:p>
          </table:table-cell>
          <table:table-cell office:value-type="float" office:value="87.946" calcext:value-type="float">
            <text:p>87,9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8" calcext:value-type="float">
            <text:p>0,18</text:p>
          </table:table-cell>
          <table:table-cell office:value-type="float" office:value="2053237" calcext:value-type="float">
            <text:p>2053237</text:p>
          </table:table-cell>
          <table:table-cell office:value-type="float" office:value="293305" calcext:value-type="float">
            <text:p>293305</text:p>
          </table:table-cell>
          <table:table-cell office:value-type="float" office:value="92.918" calcext:value-type="float">
            <text:p>92,91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455" calcext:value-type="float">
            <text:p>0,455</text:p>
          </table:table-cell>
          <table:table-cell office:value-type="float" office:value="2857865" calcext:value-type="float">
            <text:p>2857865</text:p>
          </table:table-cell>
          <table:table-cell office:value-type="float" office:value="552633" calcext:value-type="float">
            <text:p>552633</text:p>
          </table:table-cell>
          <table:table-cell office:value-type="float" office:value="92.537" calcext:value-type="float">
            <text:p>92,53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159" calcext:value-type="float">
            <text:p>0,159</text:p>
          </table:table-cell>
          <table:table-cell office:value-type="float" office:value="781763" calcext:value-type="float">
            <text:p>781763</text:p>
          </table:table-cell>
          <table:table-cell office:value-type="float" office:value="201092" calcext:value-type="float">
            <text:p>201092</text:p>
          </table:table-cell>
          <table:table-cell office:value-type="float" office:value="87.936" calcext:value-type="float">
            <text:p>87,93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71" calcext:value-type="float">
            <text:p>0,171</text:p>
          </table:table-cell>
          <table:table-cell office:value-type="float" office:value="1959551" calcext:value-type="float">
            <text:p>1959551</text:p>
          </table:table-cell>
          <table:table-cell office:value-type="float" office:value="279358" calcext:value-type="float">
            <text:p>279358</text:p>
          </table:table-cell>
          <table:table-cell office:value-type="float" office:value="93.045" calcext:value-type="float">
            <text:p>93,04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0.452" calcext:value-type="float">
            <text:p>0,452</text:p>
          </table:table-cell>
          <table:table-cell office:value-type="float" office:value="2808835" calcext:value-type="float">
            <text:p>2808835</text:p>
          </table:table-cell>
          <table:table-cell office:value-type="float" office:value="543093" calcext:value-type="float">
            <text:p>543093</text:p>
          </table:table-cell>
          <table:table-cell office:value-type="float" office:value="92.474" calcext:value-type="float">
            <text:p>92,474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0.225" calcext:value-type="float">
            <text:p>0,225</text:p>
          </table:table-cell>
          <table:table-cell office:value-type="float" office:value="1210681" calcext:value-type="float">
            <text:p>1210681</text:p>
          </table:table-cell>
          <table:table-cell office:value-type="float" office:value="320567" calcext:value-type="float">
            <text:p>320567</text:p>
          </table:table-cell>
          <table:table-cell office:value-type="float" office:value="86.657" calcext:value-type="float">
            <text:p>86,6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76" calcext:value-type="float">
            <text:p>0,176</text:p>
          </table:table-cell>
          <table:table-cell office:value-type="float" office:value="2046765" calcext:value-type="float">
            <text:p>2046765</text:p>
          </table:table-cell>
          <table:table-cell office:value-type="float" office:value="291517" calcext:value-type="float">
            <text:p>291517</text:p>
          </table:table-cell>
          <table:table-cell office:value-type="float" office:value="93.056" calcext:value-type="float">
            <text:p>93,05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448" calcext:value-type="float">
            <text:p>0,448</text:p>
          </table:table-cell>
          <table:table-cell office:value-type="float" office:value="2812156" calcext:value-type="float">
            <text:p>2812156</text:p>
          </table:table-cell>
          <table:table-cell office:value-type="float" office:value="543336" calcext:value-type="float">
            <text:p>543336</text:p>
          </table:table-cell>
          <table:table-cell office:value-type="float" office:value="92.601" calcext:value-type="float">
            <text:p>92,60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222" calcext:value-type="float">
            <text:p>0,222</text:p>
          </table:table-cell>
          <table:table-cell office:value-type="float" office:value="1235985" calcext:value-type="float">
            <text:p>1235985</text:p>
          </table:table-cell>
          <table:table-cell office:value-type="float" office:value="326873" calcext:value-type="float">
            <text:p>326873</text:p>
          </table:table-cell>
          <table:table-cell office:value-type="float" office:value="86.524" calcext:value-type="float">
            <text:p>86,5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3" calcext:value-type="float">
            <text:p>0,173</text:p>
          </table:table-cell>
          <table:table-cell office:value-type="float" office:value="1998240" calcext:value-type="float">
            <text:p>1998240</text:p>
          </table:table-cell>
          <table:table-cell office:value-type="float" office:value="285224" calcext:value-type="float">
            <text:p>285224</text:p>
          </table:table-cell>
          <table:table-cell office:value-type="float" office:value="93.48" calcext:value-type="float">
            <text:p>93,48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463" calcext:value-type="float">
            <text:p>0,463</text:p>
          </table:table-cell>
          <table:table-cell office:value-type="float" office:value="2800596" calcext:value-type="float">
            <text:p>2800596</text:p>
          </table:table-cell>
          <table:table-cell office:value-type="float" office:value="541701" calcext:value-type="float">
            <text:p>541701</text:p>
          </table:table-cell>
          <table:table-cell office:value-type="float" office:value="92.38" calcext:value-type="float">
            <text:p>92,38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225" calcext:value-type="float">
            <text:p>0,225</text:p>
          </table:table-cell>
          <table:table-cell office:value-type="float" office:value="1239105" calcext:value-type="float">
            <text:p>1239105</text:p>
          </table:table-cell>
          <table:table-cell office:value-type="float" office:value="327986" calcext:value-type="float">
            <text:p>327986</text:p>
          </table:table-cell>
          <table:table-cell office:value-type="float" office:value="86.442" calcext:value-type="float">
            <text:p>86,4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65" calcext:value-type="float">
            <text:p>0,165</text:p>
          </table:table-cell>
          <table:table-cell office:value-type="float" office:value="1962792" calcext:value-type="float">
            <text:p>1962792</text:p>
          </table:table-cell>
          <table:table-cell office:value-type="float" office:value="281207" calcext:value-type="float">
            <text:p>281207</text:p>
          </table:table-cell>
          <table:table-cell office:value-type="float" office:value="93.025" calcext:value-type="float">
            <text:p>93,02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435" calcext:value-type="float">
            <text:p>0,435</text:p>
          </table:table-cell>
          <table:table-cell office:value-type="float" office:value="2720556" calcext:value-type="float">
            <text:p>2720556</text:p>
          </table:table-cell>
          <table:table-cell office:value-type="float" office:value="525555" calcext:value-type="float">
            <text:p>525555</text:p>
          </table:table-cell>
          <table:table-cell office:value-type="float" office:value="92.333" calcext:value-type="float">
            <text:p>92,33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233" calcext:value-type="float">
            <text:p>0,233</text:p>
          </table:table-cell>
          <table:table-cell office:value-type="float" office:value="1321160" calcext:value-type="float">
            <text:p>1321160</text:p>
          </table:table-cell>
          <table:table-cell office:value-type="float" office:value="349037" calcext:value-type="float">
            <text:p>349037</text:p>
          </table:table-cell>
          <table:table-cell office:value-type="float" office:value="86.216" calcext:value-type="float">
            <text:p>86,2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59" calcext:value-type="float">
            <text:p>0,159</text:p>
          </table:table-cell>
          <table:table-cell office:value-type="float" office:value="1917718" calcext:value-type="float">
            <text:p>1917718</text:p>
          </table:table-cell>
          <table:table-cell office:value-type="float" office:value="274466" calcext:value-type="float">
            <text:p>274466</text:p>
          </table:table-cell>
          <table:table-cell office:value-type="float" office:value="93.198" calcext:value-type="float">
            <text:p>93,19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0.443" calcext:value-type="float">
            <text:p>0,443</text:p>
          </table:table-cell>
          <table:table-cell office:value-type="float" office:value="2794168" calcext:value-type="float">
            <text:p>2794168</text:p>
          </table:table-cell>
          <table:table-cell office:value-type="float" office:value="540033" calcext:value-type="float">
            <text:p>540033</text:p>
          </table:table-cell>
          <table:table-cell office:value-type="float" office:value="92.733" calcext:value-type="float">
            <text:p>92,73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0.236" calcext:value-type="float">
            <text:p>0,236</text:p>
          </table:table-cell>
          <table:table-cell office:value-type="float" office:value="1341402" calcext:value-type="float">
            <text:p>1341402</text:p>
          </table:table-cell>
          <table:table-cell office:value-type="float" office:value="353920" calcext:value-type="float">
            <text:p>353920</text:p>
          </table:table-cell>
          <table:table-cell office:value-type="float" office:value="86.07" calcext:value-type="float">
            <text:p>86,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79" calcext:value-type="float">
            <text:p>0,179</text:p>
          </table:table-cell>
          <table:table-cell office:value-type="float" office:value="1932311" calcext:value-type="float">
            <text:p>1932311</text:p>
          </table:table-cell>
          <table:table-cell office:value-type="float" office:value="276903" calcext:value-type="float">
            <text:p>276903</text:p>
          </table:table-cell>
          <table:table-cell office:value-type="float" office:value="92.916" calcext:value-type="float">
            <text:p>92,91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.425" calcext:value-type="float">
            <text:p>0,425</text:p>
          </table:table-cell>
          <table:table-cell office:value-type="float" office:value="2696274" calcext:value-type="float">
            <text:p>2696274</text:p>
          </table:table-cell>
          <table:table-cell office:value-type="float" office:value="521658" calcext:value-type="float">
            <text:p>521658</text:p>
          </table:table-cell>
          <table:table-cell office:value-type="float" office:value="92.506" calcext:value-type="float">
            <text:p>92,50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.236" calcext:value-type="float">
            <text:p>0,236</text:p>
          </table:table-cell>
          <table:table-cell office:value-type="float" office:value="1338545" calcext:value-type="float">
            <text:p>1338545</text:p>
          </table:table-cell>
          <table:table-cell office:value-type="float" office:value="353032" calcext:value-type="float">
            <text:p>353032</text:p>
          </table:table-cell>
          <table:table-cell office:value-type="float" office:value="85.945" calcext:value-type="float">
            <text:p>85,9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69" calcext:value-type="float">
            <text:p>0,169</text:p>
          </table:table-cell>
          <table:table-cell office:value-type="float" office:value="1873483" calcext:value-type="float">
            <text:p>1873483</text:p>
          </table:table-cell>
          <table:table-cell office:value-type="float" office:value="269557" calcext:value-type="float">
            <text:p>269557</text:p>
          </table:table-cell>
          <table:table-cell office:value-type="float" office:value="92.675" calcext:value-type="float">
            <text:p>92,67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0.424" calcext:value-type="float">
            <text:p>0,424</text:p>
          </table:table-cell>
          <table:table-cell office:value-type="float" office:value="2669608" calcext:value-type="float">
            <text:p>2669608</text:p>
          </table:table-cell>
          <table:table-cell office:value-type="float" office:value="516029" calcext:value-type="float">
            <text:p>516029</text:p>
          </table:table-cell>
          <table:table-cell office:value-type="float" office:value="92.692" calcext:value-type="float">
            <text:p>92,69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0.235" calcext:value-type="float">
            <text:p>0,235</text:p>
          </table:table-cell>
          <table:table-cell office:value-type="float" office:value="1336909" calcext:value-type="float">
            <text:p>1336909</text:p>
          </table:table-cell>
          <table:table-cell office:value-type="float" office:value="353173" calcext:value-type="float">
            <text:p>353173</text:p>
          </table:table-cell>
          <table:table-cell office:value-type="float" office:value="85.801" calcext:value-type="float">
            <text:p>85,8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59" calcext:value-type="float">
            <text:p>0,159</text:p>
          </table:table-cell>
          <table:table-cell office:value-type="float" office:value="1870770" calcext:value-type="float">
            <text:p>1870770</text:p>
          </table:table-cell>
          <table:table-cell office:value-type="float" office:value="268071" calcext:value-type="float">
            <text:p>268071</text:p>
          </table:table-cell>
          <table:table-cell office:value-type="float" office:value="92.497" calcext:value-type="float">
            <text:p>92,497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419" calcext:value-type="float">
            <text:p>0,419</text:p>
          </table:table-cell>
          <table:table-cell office:value-type="float" office:value="2594944" calcext:value-type="float">
            <text:p>2594944</text:p>
          </table:table-cell>
          <table:table-cell office:value-type="float" office:value="503082" calcext:value-type="float">
            <text:p>503082</text:p>
          </table:table-cell>
          <table:table-cell office:value-type="float" office:value="92.035" calcext:value-type="float">
            <text:p>92,03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234" calcext:value-type="float">
            <text:p>0,234</text:p>
          </table:table-cell>
          <table:table-cell office:value-type="float" office:value="1349099" calcext:value-type="float">
            <text:p>1349099</text:p>
          </table:table-cell>
          <table:table-cell office:value-type="float" office:value="356324" calcext:value-type="float">
            <text:p>356324</text:p>
          </table:table-cell>
          <table:table-cell office:value-type="float" office:value="85.705" calcext:value-type="float">
            <text:p>85,7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64" calcext:value-type="float">
            <text:p>0,164</text:p>
          </table:table-cell>
          <table:table-cell office:value-type="float" office:value="1812792" calcext:value-type="float">
            <text:p>1812792</text:p>
          </table:table-cell>
          <table:table-cell office:value-type="float" office:value="261234" calcext:value-type="float">
            <text:p>261234</text:p>
          </table:table-cell>
          <table:table-cell office:value-type="float" office:value="92.998" calcext:value-type="float">
            <text:p>92,998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.413" calcext:value-type="float">
            <text:p>0,413</text:p>
          </table:table-cell>
          <table:table-cell office:value-type="float" office:value="2532555" calcext:value-type="float">
            <text:p>2532555</text:p>
          </table:table-cell>
          <table:table-cell office:value-type="float" office:value="490857" calcext:value-type="float">
            <text:p>490857</text:p>
          </table:table-cell>
          <table:table-cell office:value-type="float" office:value="92.565" calcext:value-type="float">
            <text:p>92,56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.233" calcext:value-type="float">
            <text:p>0,233</text:p>
          </table:table-cell>
          <table:table-cell office:value-type="float" office:value="1341869" calcext:value-type="float">
            <text:p>1341869</text:p>
          </table:table-cell>
          <table:table-cell office:value-type="float" office:value="354046" calcext:value-type="float">
            <text:p>354046</text:p>
          </table:table-cell>
          <table:table-cell office:value-type="float" office:value="85.628" calcext:value-type="float">
            <text:p>85,6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68" calcext:value-type="float">
            <text:p>0,168</text:p>
          </table:table-cell>
          <table:table-cell office:value-type="float" office:value="1834393" calcext:value-type="float">
            <text:p>1834393</text:p>
          </table:table-cell>
          <table:table-cell office:value-type="float" office:value="263405" calcext:value-type="float">
            <text:p>263405</text:p>
          </table:table-cell>
          <table:table-cell office:value-type="float" office:value="92.919" calcext:value-type="float">
            <text:p>92,919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0.413" calcext:value-type="float">
            <text:p>0,413</text:p>
          </table:table-cell>
          <table:table-cell office:value-type="float" office:value="2571739" calcext:value-type="float">
            <text:p>2571739</text:p>
          </table:table-cell>
          <table:table-cell office:value-type="float" office:value="498034" calcext:value-type="float">
            <text:p>498034</text:p>
          </table:table-cell>
          <table:table-cell office:value-type="float" office:value="92.477" calcext:value-type="float">
            <text:p>92,477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0.24" calcext:value-type="float">
            <text:p>0,24</text:p>
          </table:table-cell>
          <table:table-cell office:value-type="float" office:value="1338582" calcext:value-type="float">
            <text:p>1338582</text:p>
          </table:table-cell>
          <table:table-cell office:value-type="float" office:value="353454" calcext:value-type="float">
            <text:p>353454</text:p>
          </table:table-cell>
          <table:table-cell office:value-type="float" office:value="85.537" calcext:value-type="float">
            <text:p>85,5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62" calcext:value-type="float">
            <text:p>0,162</text:p>
          </table:table-cell>
          <table:table-cell office:value-type="float" office:value="1840872" calcext:value-type="float">
            <text:p>1840872</text:p>
          </table:table-cell>
          <table:table-cell office:value-type="float" office:value="263778" calcext:value-type="float">
            <text:p>263778</text:p>
          </table:table-cell>
          <table:table-cell office:value-type="float" office:value="92.703" calcext:value-type="float">
            <text:p>92,703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399" calcext:value-type="float">
            <text:p>0,399</text:p>
          </table:table-cell>
          <table:table-cell office:value-type="float" office:value="2520500" calcext:value-type="float">
            <text:p>2520500</text:p>
          </table:table-cell>
          <table:table-cell office:value-type="float" office:value="487887" calcext:value-type="float">
            <text:p>487887</text:p>
          </table:table-cell>
          <table:table-cell office:value-type="float" office:value="92.425" calcext:value-type="float">
            <text:p>92,425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237" calcext:value-type="float">
            <text:p>0,237</text:p>
          </table:table-cell>
          <table:table-cell office:value-type="float" office:value="1329143" calcext:value-type="float">
            <text:p>1329143</text:p>
          </table:table-cell>
          <table:table-cell office:value-type="float" office:value="350724" calcext:value-type="float">
            <text:p>350724</text:p>
          </table:table-cell>
          <table:table-cell office:value-type="float" office:value="85.439" calcext:value-type="float">
            <text:p>85,4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52" calcext:value-type="float">
            <text:p>0,152</text:p>
          </table:table-cell>
          <table:table-cell office:value-type="float" office:value="1734511" calcext:value-type="float">
            <text:p>1734511</text:p>
          </table:table-cell>
          <table:table-cell office:value-type="float" office:value="250103" calcext:value-type="float">
            <text:p>250103</text:p>
          </table:table-cell>
          <table:table-cell office:value-type="float" office:value="93.119" calcext:value-type="float">
            <text:p>93,1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414" calcext:value-type="float">
            <text:p>0,414</text:p>
          </table:table-cell>
          <table:table-cell office:value-type="float" office:value="2614398" calcext:value-type="float">
            <text:p>2614398</text:p>
          </table:table-cell>
          <table:table-cell office:value-type="float" office:value="505799" calcext:value-type="float">
            <text:p>505799</text:p>
          </table:table-cell>
          <table:table-cell office:value-type="float" office:value="92.547" calcext:value-type="float">
            <text:p>92,54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237" calcext:value-type="float">
            <text:p>0,237</text:p>
          </table:table-cell>
          <table:table-cell office:value-type="float" office:value="1324155" calcext:value-type="float">
            <text:p>1324155</text:p>
          </table:table-cell>
          <table:table-cell office:value-type="float" office:value="349655" calcext:value-type="float">
            <text:p>349655</text:p>
          </table:table-cell>
          <table:table-cell office:value-type="float" office:value="85.356" calcext:value-type="float">
            <text:p>85,3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48" calcext:value-type="float">
            <text:p>0,148</text:p>
          </table:table-cell>
          <table:table-cell office:value-type="float" office:value="1696486" calcext:value-type="float">
            <text:p>1696486</text:p>
          </table:table-cell>
          <table:table-cell office:value-type="float" office:value="244212" calcext:value-type="float">
            <text:p>244212</text:p>
          </table:table-cell>
          <table:table-cell office:value-type="float" office:value="93.08" calcext:value-type="float">
            <text:p>93,08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0.396" calcext:value-type="float">
            <text:p>0,396</text:p>
          </table:table-cell>
          <table:table-cell office:value-type="float" office:value="2459831" calcext:value-type="float">
            <text:p>2459831</text:p>
          </table:table-cell>
          <table:table-cell office:value-type="float" office:value="476457" calcext:value-type="float">
            <text:p>476457</text:p>
          </table:table-cell>
          <table:table-cell office:value-type="float" office:value="92.396" calcext:value-type="float">
            <text:p>92,39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0.239" calcext:value-type="float">
            <text:p>0,239</text:p>
          </table:table-cell>
          <table:table-cell office:value-type="float" office:value="1314251" calcext:value-type="float">
            <text:p>1314251</text:p>
          </table:table-cell>
          <table:table-cell office:value-type="float" office:value="347503" calcext:value-type="float">
            <text:p>347503</text:p>
          </table:table-cell>
          <table:table-cell office:value-type="float" office:value="85.262" calcext:value-type="float">
            <text:p>85,26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55" calcext:value-type="float">
            <text:p>0,155</text:p>
          </table:table-cell>
          <table:table-cell office:value-type="float" office:value="1704224" calcext:value-type="float">
            <text:p>1704224</text:p>
          </table:table-cell>
          <table:table-cell office:value-type="float" office:value="245531" calcext:value-type="float">
            <text:p>245531</text:p>
          </table:table-cell>
          <table:table-cell office:value-type="float" office:value="92.835" calcext:value-type="float">
            <text:p>92,835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373" calcext:value-type="float">
            <text:p>0,373</text:p>
          </table:table-cell>
          <table:table-cell office:value-type="float" office:value="2320344" calcext:value-type="float">
            <text:p>2320344</text:p>
          </table:table-cell>
          <table:table-cell office:value-type="float" office:value="450237" calcext:value-type="float">
            <text:p>450237</text:p>
          </table:table-cell>
          <table:table-cell office:value-type="float" office:value="91.927" calcext:value-type="float">
            <text:p>91,92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238" calcext:value-type="float">
            <text:p>0,238</text:p>
          </table:table-cell>
          <table:table-cell office:value-type="float" office:value="1311490" calcext:value-type="float">
            <text:p>1311490</text:p>
          </table:table-cell>
          <table:table-cell office:value-type="float" office:value="347132" calcext:value-type="float">
            <text:p>347132</text:p>
          </table:table-cell>
          <table:table-cell office:value-type="float" office:value="85.167" calcext:value-type="float">
            <text:p>85,1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47" calcext:value-type="float">
            <text:p>0,147</text:p>
          </table:table-cell>
          <table:table-cell office:value-type="float" office:value="1701816" calcext:value-type="float">
            <text:p>1701816</text:p>
          </table:table-cell>
          <table:table-cell office:value-type="float" office:value="243585" calcext:value-type="float">
            <text:p>243585</text:p>
          </table:table-cell>
          <table:table-cell office:value-type="float" office:value="93.019" calcext:value-type="float">
            <text:p>93,019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0.389" calcext:value-type="float">
            <text:p>0,389</text:p>
          </table:table-cell>
          <table:table-cell office:value-type="float" office:value="2415457" calcext:value-type="float">
            <text:p>2415457</text:p>
          </table:table-cell>
          <table:table-cell office:value-type="float" office:value="467801" calcext:value-type="float">
            <text:p>467801</text:p>
          </table:table-cell>
          <table:table-cell office:value-type="float" office:value="92.196" calcext:value-type="float">
            <text:p>92,19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0.234" calcext:value-type="float">
            <text:p>0,234</text:p>
          </table:table-cell>
          <table:table-cell office:value-type="float" office:value="1300171" calcext:value-type="float">
            <text:p>1300171</text:p>
          </table:table-cell>
          <table:table-cell office:value-type="float" office:value="344173" calcext:value-type="float">
            <text:p>344173</text:p>
          </table:table-cell>
          <table:table-cell office:value-type="float" office:value="85.084" calcext:value-type="float">
            <text:p>85,0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72" calcext:value-type="float">
            <text:p>0,172</text:p>
          </table:table-cell>
          <table:table-cell office:value-type="float" office:value="1782237" calcext:value-type="float">
            <text:p>1782237</text:p>
          </table:table-cell>
          <table:table-cell office:value-type="float" office:value="255793" calcext:value-type="float">
            <text:p>255793</text:p>
          </table:table-cell>
          <table:table-cell office:value-type="float" office:value="93.157" calcext:value-type="float">
            <text:p>93,15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378" calcext:value-type="float">
            <text:p>0,378</text:p>
          </table:table-cell>
          <table:table-cell office:value-type="float" office:value="2340716" calcext:value-type="float">
            <text:p>2340716</text:p>
          </table:table-cell>
          <table:table-cell office:value-type="float" office:value="452999" calcext:value-type="float">
            <text:p>452999</text:p>
          </table:table-cell>
          <table:table-cell office:value-type="float" office:value="91.791" calcext:value-type="float">
            <text:p>91,79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238" calcext:value-type="float">
            <text:p>0,238</text:p>
          </table:table-cell>
          <table:table-cell office:value-type="float" office:value="1297254" calcext:value-type="float">
            <text:p>1297254</text:p>
          </table:table-cell>
          <table:table-cell office:value-type="float" office:value="343405" calcext:value-type="float">
            <text:p>343405</text:p>
          </table:table-cell>
          <table:table-cell office:value-type="float" office:value="84.996" calcext:value-type="float">
            <text:p>84,9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54" calcext:value-type="float">
            <text:p>0,154</text:p>
          </table:table-cell>
          <table:table-cell office:value-type="float" office:value="1611279" calcext:value-type="float">
            <text:p>1611279</text:p>
          </table:table-cell>
          <table:table-cell office:value-type="float" office:value="232797" calcext:value-type="float">
            <text:p>232797</text:p>
          </table:table-cell>
          <table:table-cell office:value-type="float" office:value="92.63" calcext:value-type="float">
            <text:p>92,6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0.386" calcext:value-type="float">
            <text:p>0,386</text:p>
          </table:table-cell>
          <table:table-cell office:value-type="float" office:value="2386672" calcext:value-type="float">
            <text:p>2386672</text:p>
          </table:table-cell>
          <table:table-cell office:value-type="float" office:value="463408" calcext:value-type="float">
            <text:p>463408</text:p>
          </table:table-cell>
          <table:table-cell office:value-type="float" office:value="92.181" calcext:value-type="float">
            <text:p>92,18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0.238" calcext:value-type="float">
            <text:p>0,238</text:p>
          </table:table-cell>
          <table:table-cell office:value-type="float" office:value="1297949" calcext:value-type="float">
            <text:p>1297949</text:p>
          </table:table-cell>
          <table:table-cell office:value-type="float" office:value="343141" calcext:value-type="float">
            <text:p>343141</text:p>
          </table:table-cell>
          <table:table-cell office:value-type="float" office:value="84.94" calcext:value-type="float">
            <text:p>84,9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43" calcext:value-type="float">
            <text:p>0,143</text:p>
          </table:table-cell>
          <table:table-cell office:value-type="float" office:value="1632947" calcext:value-type="float">
            <text:p>1632947</text:p>
          </table:table-cell>
          <table:table-cell office:value-type="float" office:value="235636" calcext:value-type="float">
            <text:p>235636</text:p>
          </table:table-cell>
          <table:table-cell office:value-type="float" office:value="92.512" calcext:value-type="float">
            <text:p>92,51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353" calcext:value-type="float">
            <text:p>0,353</text:p>
          </table:table-cell>
          <table:table-cell office:value-type="float" office:value="2169308" calcext:value-type="float">
            <text:p>2169308</text:p>
          </table:table-cell>
          <table:table-cell office:value-type="float" office:value="420700" calcext:value-type="float">
            <text:p>420700</text:p>
          </table:table-cell>
          <table:table-cell office:value-type="float" office:value="92.138" calcext:value-type="float">
            <text:p>92,13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23" calcext:value-type="float">
            <text:p>0,23</text:p>
          </table:table-cell>
          <table:table-cell office:value-type="float" office:value="1286480" calcext:value-type="float">
            <text:p>1286480</text:p>
          </table:table-cell>
          <table:table-cell office:value-type="float" office:value="340366" calcext:value-type="float">
            <text:p>340366</text:p>
          </table:table-cell>
          <table:table-cell office:value-type="float" office:value="84.876" calcext:value-type="float">
            <text:p>84,87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39" calcext:value-type="float">
            <text:p>0,139</text:p>
          </table:table-cell>
          <table:table-cell office:value-type="float" office:value="1606855" calcext:value-type="float">
            <text:p>1606855</text:p>
          </table:table-cell>
          <table:table-cell office:value-type="float" office:value="231382" calcext:value-type="float">
            <text:p>231382</text:p>
          </table:table-cell>
          <table:table-cell office:value-type="float" office:value="92.414" calcext:value-type="float">
            <text:p>92,41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0.359" calcext:value-type="float">
            <text:p>0,359</text:p>
          </table:table-cell>
          <table:table-cell office:value-type="float" office:value="2216244" calcext:value-type="float">
            <text:p>2216244</text:p>
          </table:table-cell>
          <table:table-cell office:value-type="float" office:value="430992" calcext:value-type="float">
            <text:p>430992</text:p>
          </table:table-cell>
          <table:table-cell office:value-type="float" office:value="91.967" calcext:value-type="float">
            <text:p>91,967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0.236" calcext:value-type="float">
            <text:p>0,236</text:p>
          </table:table-cell>
          <table:table-cell office:value-type="float" office:value="1277709" calcext:value-type="float">
            <text:p>1277709</text:p>
          </table:table-cell>
          <table:table-cell office:value-type="float" office:value="337774" calcext:value-type="float">
            <text:p>337774</text:p>
          </table:table-cell>
          <table:table-cell office:value-type="float" office:value="84.796" calcext:value-type="float">
            <text:p>84,7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43" calcext:value-type="float">
            <text:p>0,143</text:p>
          </table:table-cell>
          <table:table-cell office:value-type="float" office:value="1645513" calcext:value-type="float">
            <text:p>1645513</text:p>
          </table:table-cell>
          <table:table-cell office:value-type="float" office:value="236868" calcext:value-type="float">
            <text:p>236868</text:p>
          </table:table-cell>
          <table:table-cell office:value-type="float" office:value="92.973" calcext:value-type="float">
            <text:p>92,973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362" calcext:value-type="float">
            <text:p>0,362</text:p>
          </table:table-cell>
          <table:table-cell office:value-type="float" office:value="2256463" calcext:value-type="float">
            <text:p>2256463</text:p>
          </table:table-cell>
          <table:table-cell office:value-type="float" office:value="437697" calcext:value-type="float">
            <text:p>437697</text:p>
          </table:table-cell>
          <table:table-cell office:value-type="float" office:value="92.017" calcext:value-type="float">
            <text:p>92,01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233" calcext:value-type="float">
            <text:p>0,233</text:p>
          </table:table-cell>
          <table:table-cell office:value-type="float" office:value="1277744" calcext:value-type="float">
            <text:p>1277744</text:p>
          </table:table-cell>
          <table:table-cell office:value-type="float" office:value="337789" calcext:value-type="float">
            <text:p>337789</text:p>
          </table:table-cell>
          <table:table-cell office:value-type="float" office:value="84.704" calcext:value-type="float">
            <text:p>84,7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41" calcext:value-type="float">
            <text:p>0,141</text:p>
          </table:table-cell>
          <table:table-cell office:value-type="float" office:value="1602122" calcext:value-type="float">
            <text:p>1602122</text:p>
          </table:table-cell>
          <table:table-cell office:value-type="float" office:value="230780" calcext:value-type="float">
            <text:p>230780</text:p>
          </table:table-cell>
          <table:table-cell office:value-type="float" office:value="92.653" calcext:value-type="float">
            <text:p>92,653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0.368" calcext:value-type="float">
            <text:p>0,368</text:p>
          </table:table-cell>
          <table:table-cell office:value-type="float" office:value="2215122" calcext:value-type="float">
            <text:p>2215122</text:p>
          </table:table-cell>
          <table:table-cell office:value-type="float" office:value="430055" calcext:value-type="float">
            <text:p>430055</text:p>
          </table:table-cell>
          <table:table-cell office:value-type="float" office:value="91.989" calcext:value-type="float">
            <text:p>91,989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0.232" calcext:value-type="float">
            <text:p>0,232</text:p>
          </table:table-cell>
          <table:table-cell office:value-type="float" office:value="1273878" calcext:value-type="float">
            <text:p>1273878</text:p>
          </table:table-cell>
          <table:table-cell office:value-type="float" office:value="336278" calcext:value-type="float">
            <text:p>336278</text:p>
          </table:table-cell>
          <table:table-cell office:value-type="float" office:value="84.61" calcext:value-type="float">
            <text:p>84,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48" calcext:value-type="float">
            <text:p>0,148</text:p>
          </table:table-cell>
          <table:table-cell office:value-type="float" office:value="1592376" calcext:value-type="float">
            <text:p>1592376</text:p>
          </table:table-cell>
          <table:table-cell office:value-type="float" office:value="229867" calcext:value-type="float">
            <text:p>229867</text:p>
          </table:table-cell>
          <table:table-cell office:value-type="float" office:value="92.635" calcext:value-type="float">
            <text:p>92,63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359" calcext:value-type="float">
            <text:p>0,359</text:p>
          </table:table-cell>
          <table:table-cell office:value-type="float" office:value="2200451" calcext:value-type="float">
            <text:p>2200451</text:p>
          </table:table-cell>
          <table:table-cell office:value-type="float" office:value="426835" calcext:value-type="float">
            <text:p>426835</text:p>
          </table:table-cell>
          <table:table-cell office:value-type="float" office:value="92.225" calcext:value-type="float">
            <text:p>92,22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229" calcext:value-type="float">
            <text:p>0,229</text:p>
          </table:table-cell>
          <table:table-cell office:value-type="float" office:value="1272115" calcext:value-type="float">
            <text:p>1272115</text:p>
          </table:table-cell>
          <table:table-cell office:value-type="float" office:value="335470" calcext:value-type="float">
            <text:p>335470</text:p>
          </table:table-cell>
          <table:table-cell office:value-type="float" office:value="84.534" calcext:value-type="float">
            <text:p>84,5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38" calcext:value-type="float">
            <text:p>0,138</text:p>
          </table:table-cell>
          <table:table-cell office:value-type="float" office:value="1538013" calcext:value-type="float">
            <text:p>1538013</text:p>
          </table:table-cell>
          <table:table-cell office:value-type="float" office:value="221803" calcext:value-type="float">
            <text:p>221803</text:p>
          </table:table-cell>
          <table:table-cell office:value-type="float" office:value="92.747" calcext:value-type="float">
            <text:p>92,74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0.358" calcext:value-type="float">
            <text:p>0,358</text:p>
          </table:table-cell>
          <table:table-cell office:value-type="float" office:value="2179530" calcext:value-type="float">
            <text:p>2179530</text:p>
          </table:table-cell>
          <table:table-cell office:value-type="float" office:value="423209" calcext:value-type="float">
            <text:p>423209</text:p>
          </table:table-cell>
          <table:table-cell office:value-type="float" office:value="91.896" calcext:value-type="float">
            <text:p>91,89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0.224" calcext:value-type="float">
            <text:p>0,224</text:p>
          </table:table-cell>
          <table:table-cell office:value-type="float" office:value="1269145" calcext:value-type="float">
            <text:p>1269145</text:p>
          </table:table-cell>
          <table:table-cell office:value-type="float" office:value="334451" calcext:value-type="float">
            <text:p>334451</text:p>
          </table:table-cell>
          <table:table-cell office:value-type="float" office:value="84.481" calcext:value-type="float">
            <text:p>84,4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33" calcext:value-type="float">
            <text:p>0,133</text:p>
          </table:table-cell>
          <table:table-cell office:value-type="float" office:value="1549827" calcext:value-type="float">
            <text:p>1549827</text:p>
          </table:table-cell>
          <table:table-cell office:value-type="float" office:value="223244" calcext:value-type="float">
            <text:p>223244</text:p>
          </table:table-cell>
          <table:table-cell office:value-type="float" office:value="92.587" calcext:value-type="float">
            <text:p>92,58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348" calcext:value-type="float">
            <text:p>0,348</text:p>
          </table:table-cell>
          <table:table-cell office:value-type="float" office:value="2116653" calcext:value-type="float">
            <text:p>2116653</text:p>
          </table:table-cell>
          <table:table-cell office:value-type="float" office:value="410984" calcext:value-type="float">
            <text:p>410984</text:p>
          </table:table-cell>
          <table:table-cell office:value-type="float" office:value="92.172" calcext:value-type="float">
            <text:p>92,17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225" calcext:value-type="float">
            <text:p>0,225</text:p>
          </table:table-cell>
          <table:table-cell office:value-type="float" office:value="1272031" calcext:value-type="float">
            <text:p>1272031</text:p>
          </table:table-cell>
          <table:table-cell office:value-type="float" office:value="334652" calcext:value-type="float">
            <text:p>334652</text:p>
          </table:table-cell>
          <table:table-cell office:value-type="float" office:value="84.403" calcext:value-type="float">
            <text:p>84,40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31" calcext:value-type="float">
            <text:p>0,131</text:p>
          </table:table-cell>
          <table:table-cell office:value-type="float" office:value="1500711" calcext:value-type="float">
            <text:p>1500711</text:p>
          </table:table-cell>
          <table:table-cell office:value-type="float" office:value="217310" calcext:value-type="float">
            <text:p>217310</text:p>
          </table:table-cell>
          <table:table-cell office:value-type="float" office:value="92.599" calcext:value-type="float">
            <text:p>92,599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0.344" calcext:value-type="float">
            <text:p>0,344</text:p>
          </table:table-cell>
          <table:table-cell office:value-type="float" office:value="2133459" calcext:value-type="float">
            <text:p>2133459</text:p>
          </table:table-cell>
          <table:table-cell office:value-type="float" office:value="414640" calcext:value-type="float">
            <text:p>414640</text:p>
          </table:table-cell>
          <table:table-cell office:value-type="float" office:value="91.731" calcext:value-type="float">
            <text:p>91,731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0.225" calcext:value-type="float">
            <text:p>0,225</text:p>
          </table:table-cell>
          <table:table-cell office:value-type="float" office:value="1276334" calcext:value-type="float">
            <text:p>1276334</text:p>
          </table:table-cell>
          <table:table-cell office:value-type="float" office:value="335482" calcext:value-type="float">
            <text:p>335482</text:p>
          </table:table-cell>
          <table:table-cell office:value-type="float" office:value="84.326" calcext:value-type="float">
            <text:p>84,3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31" calcext:value-type="float">
            <text:p>0,131</text:p>
          </table:table-cell>
          <table:table-cell office:value-type="float" office:value="1513407" calcext:value-type="float">
            <text:p>1513407</text:p>
          </table:table-cell>
          <table:table-cell office:value-type="float" office:value="218657" calcext:value-type="float">
            <text:p>218657</text:p>
          </table:table-cell>
          <table:table-cell office:value-type="float" office:value="92.853" calcext:value-type="float">
            <text:p>92,85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342" calcext:value-type="float">
            <text:p>0,342</text:p>
          </table:table-cell>
          <table:table-cell office:value-type="float" office:value="2080892" calcext:value-type="float">
            <text:p>2080892</text:p>
          </table:table-cell>
          <table:table-cell office:value-type="float" office:value="404069" calcext:value-type="float">
            <text:p>404069</text:p>
          </table:table-cell>
          <table:table-cell office:value-type="float" office:value="91.849" calcext:value-type="float">
            <text:p>91,84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225" calcext:value-type="float">
            <text:p>0,225</text:p>
          </table:table-cell>
          <table:table-cell office:value-type="float" office:value="1281123" calcext:value-type="float">
            <text:p>1281123</text:p>
          </table:table-cell>
          <table:table-cell office:value-type="float" office:value="335942" calcext:value-type="float">
            <text:p>335942</text:p>
          </table:table-cell>
          <table:table-cell office:value-type="float" office:value="84.238" calcext:value-type="float">
            <text:p>84,2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4" calcext:value-type="float">
            <text:p>0,14</text:p>
          </table:table-cell>
          <table:table-cell office:value-type="float" office:value="1486585" calcext:value-type="float">
            <text:p>1486585</text:p>
          </table:table-cell>
          <table:table-cell office:value-type="float" office:value="214225" calcext:value-type="float">
            <text:p>214225</text:p>
          </table:table-cell>
          <table:table-cell office:value-type="float" office:value="92.169" calcext:value-type="float">
            <text:p>92,169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.327" calcext:value-type="float">
            <text:p>0,327</text:p>
          </table:table-cell>
          <table:table-cell office:value-type="float" office:value="1984671" calcext:value-type="float">
            <text:p>1984671</text:p>
          </table:table-cell>
          <table:table-cell office:value-type="float" office:value="386772" calcext:value-type="float">
            <text:p>386772</text:p>
          </table:table-cell>
          <table:table-cell office:value-type="float" office:value="92.086" calcext:value-type="float">
            <text:p>92,08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.228" calcext:value-type="float">
            <text:p>0,228</text:p>
          </table:table-cell>
          <table:table-cell office:value-type="float" office:value="1282698" calcext:value-type="float">
            <text:p>1282698</text:p>
          </table:table-cell>
          <table:table-cell office:value-type="float" office:value="336467" calcext:value-type="float">
            <text:p>336467</text:p>
          </table:table-cell>
          <table:table-cell office:value-type="float" office:value="84.175" calcext:value-type="float">
            <text:p>84,1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31" calcext:value-type="float">
            <text:p>0,131</text:p>
          </table:table-cell>
          <table:table-cell office:value-type="float" office:value="1510092" calcext:value-type="float">
            <text:p>1510092</text:p>
          </table:table-cell>
          <table:table-cell office:value-type="float" office:value="217949" calcext:value-type="float">
            <text:p>217949</text:p>
          </table:table-cell>
          <table:table-cell office:value-type="float" office:value="92.767" calcext:value-type="float">
            <text:p>92,76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0.328" calcext:value-type="float">
            <text:p>0,328</text:p>
          </table:table-cell>
          <table:table-cell office:value-type="float" office:value="2007006" calcext:value-type="float">
            <text:p>2007006</text:p>
          </table:table-cell>
          <table:table-cell office:value-type="float" office:value="390851" calcext:value-type="float">
            <text:p>390851</text:p>
          </table:table-cell>
          <table:table-cell office:value-type="float" office:value="91.464" calcext:value-type="float">
            <text:p>91,46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0.225" calcext:value-type="float">
            <text:p>0,225</text:p>
          </table:table-cell>
          <table:table-cell office:value-type="float" office:value="1278078" calcext:value-type="float">
            <text:p>1278078</text:p>
          </table:table-cell>
          <table:table-cell office:value-type="float" office:value="334581" calcext:value-type="float">
            <text:p>334581</text:p>
          </table:table-cell>
          <table:table-cell office:value-type="float" office:value="84.068" calcext:value-type="float">
            <text:p>84,06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23" calcext:value-type="float">
            <text:p>0,123</text:p>
          </table:table-cell>
          <table:table-cell office:value-type="float" office:value="1398118" calcext:value-type="float">
            <text:p>1398118</text:p>
          </table:table-cell>
          <table:table-cell office:value-type="float" office:value="202326" calcext:value-type="float">
            <text:p>202326</text:p>
          </table:table-cell>
          <table:table-cell office:value-type="float" office:value="92.447" calcext:value-type="float">
            <text:p>92,44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0.334" calcext:value-type="float">
            <text:p>0,334</text:p>
          </table:table-cell>
          <table:table-cell office:value-type="float" office:value="1994674" calcext:value-type="float">
            <text:p>1994674</text:p>
          </table:table-cell>
          <table:table-cell office:value-type="float" office:value="388264" calcext:value-type="float">
            <text:p>388264</text:p>
          </table:table-cell>
          <table:table-cell office:value-type="float" office:value="91.123" calcext:value-type="float">
            <text:p>91,12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0.227" calcext:value-type="float">
            <text:p>0,227</text:p>
          </table:table-cell>
          <table:table-cell office:value-type="float" office:value="1301091" calcext:value-type="float">
            <text:p>1301091</text:p>
          </table:table-cell>
          <table:table-cell office:value-type="float" office:value="340106" calcext:value-type="float">
            <text:p>340106</text:p>
          </table:table-cell>
          <table:table-cell office:value-type="float" office:value="83.999" calcext:value-type="float">
            <text:p>83,9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39" calcext:value-type="float">
            <text:p>0,139</text:p>
          </table:table-cell>
          <table:table-cell office:value-type="float" office:value="1455330" calcext:value-type="float">
            <text:p>1455330</text:p>
          </table:table-cell>
          <table:table-cell office:value-type="float" office:value="209628" calcext:value-type="float">
            <text:p>209628</text:p>
          </table:table-cell>
          <table:table-cell office:value-type="float" office:value="92.634" calcext:value-type="float">
            <text:p>92,63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323" calcext:value-type="float">
            <text:p>0,323</text:p>
          </table:table-cell>
          <table:table-cell office:value-type="float" office:value="1999429" calcext:value-type="float">
            <text:p>1999429</text:p>
          </table:table-cell>
          <table:table-cell office:value-type="float" office:value="388761" calcext:value-type="float">
            <text:p>388761</text:p>
          </table:table-cell>
          <table:table-cell office:value-type="float" office:value="91.368" calcext:value-type="float">
            <text:p>91,3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227" calcext:value-type="float">
            <text:p>0,227</text:p>
          </table:table-cell>
          <table:table-cell office:value-type="float" office:value="1288684" calcext:value-type="float">
            <text:p>1288684</text:p>
          </table:table-cell>
          <table:table-cell office:value-type="float" office:value="336431" calcext:value-type="float">
            <text:p>336431</text:p>
          </table:table-cell>
          <table:table-cell office:value-type="float" office:value="83.925" calcext:value-type="float">
            <text:p>83,9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32" calcext:value-type="float">
            <text:p>0,132</text:p>
          </table:table-cell>
          <table:table-cell office:value-type="float" office:value="1405355" calcext:value-type="float">
            <text:p>1405355</text:p>
          </table:table-cell>
          <table:table-cell office:value-type="float" office:value="204137" calcext:value-type="float">
            <text:p>204137</text:p>
          </table:table-cell>
          <table:table-cell office:value-type="float" office:value="92.376" calcext:value-type="float">
            <text:p>92,37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.305" calcext:value-type="float">
            <text:p>0,305</text:p>
          </table:table-cell>
          <table:table-cell office:value-type="float" office:value="1874848" calcext:value-type="float">
            <text:p>1874848</text:p>
          </table:table-cell>
          <table:table-cell office:value-type="float" office:value="365100" calcext:value-type="float">
            <text:p>365100</text:p>
          </table:table-cell>
          <table:table-cell office:value-type="float" office:value="91.767" calcext:value-type="float">
            <text:p>91,767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.225" calcext:value-type="float">
            <text:p>0,225</text:p>
          </table:table-cell>
          <table:table-cell office:value-type="float" office:value="1288216" calcext:value-type="float">
            <text:p>1288216</text:p>
          </table:table-cell>
          <table:table-cell office:value-type="float" office:value="336085" calcext:value-type="float">
            <text:p>336085</text:p>
          </table:table-cell>
          <table:table-cell office:value-type="float" office:value="83.843" calcext:value-type="float">
            <text:p>83,8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31" calcext:value-type="float">
            <text:p>0,131</text:p>
          </table:table-cell>
          <table:table-cell office:value-type="float" office:value="1355796" calcext:value-type="float">
            <text:p>1355796</text:p>
          </table:table-cell>
          <table:table-cell office:value-type="float" office:value="196627" calcext:value-type="float">
            <text:p>196627</text:p>
          </table:table-cell>
          <table:table-cell office:value-type="float" office:value="92.366" calcext:value-type="float">
            <text:p>92,36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308" calcext:value-type="float">
            <text:p>0,308</text:p>
          </table:table-cell>
          <table:table-cell office:value-type="float" office:value="1858646" calcext:value-type="float">
            <text:p>1858646</text:p>
          </table:table-cell>
          <table:table-cell office:value-type="float" office:value="362354" calcext:value-type="float">
            <text:p>362354</text:p>
          </table:table-cell>
          <table:table-cell office:value-type="float" office:value="91.489" calcext:value-type="float">
            <text:p>91,48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225" calcext:value-type="float">
            <text:p>0,225</text:p>
          </table:table-cell>
          <table:table-cell office:value-type="float" office:value="1290720" calcext:value-type="float">
            <text:p>1290720</text:p>
          </table:table-cell>
          <table:table-cell office:value-type="float" office:value="336604" calcext:value-type="float">
            <text:p>336604</text:p>
          </table:table-cell>
          <table:table-cell office:value-type="float" office:value="83.747" calcext:value-type="float">
            <text:p>83,7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15" calcext:value-type="float">
            <text:p>0,115</text:p>
          </table:table-cell>
          <table:table-cell office:value-type="float" office:value="1356033" calcext:value-type="float">
            <text:p>1356033</text:p>
          </table:table-cell>
          <table:table-cell office:value-type="float" office:value="195706" calcext:value-type="float">
            <text:p>195706</text:p>
          </table:table-cell>
          <table:table-cell office:value-type="float" office:value="92.011" calcext:value-type="float">
            <text:p>92,01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0.381" calcext:value-type="float">
            <text:p>0,381</text:p>
          </table:table-cell>
          <table:table-cell office:value-type="float" office:value="1818762" calcext:value-type="float">
            <text:p>1818762</text:p>
          </table:table-cell>
          <table:table-cell office:value-type="float" office:value="354917" calcext:value-type="float">
            <text:p>354917</text:p>
          </table:table-cell>
          <table:table-cell office:value-type="float" office:value="91.836" calcext:value-type="float">
            <text:p>91,83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0.225" calcext:value-type="float">
            <text:p>0,225</text:p>
          </table:table-cell>
          <table:table-cell office:value-type="float" office:value="1289022" calcext:value-type="float">
            <text:p>1289022</text:p>
          </table:table-cell>
          <table:table-cell office:value-type="float" office:value="335412" calcext:value-type="float">
            <text:p>335412</text:p>
          </table:table-cell>
          <table:table-cell office:value-type="float" office:value="83.669" calcext:value-type="float">
            <text:p>83,66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19" calcext:value-type="float">
            <text:p>0,119</text:p>
          </table:table-cell>
          <table:table-cell office:value-type="float" office:value="1383095" calcext:value-type="float">
            <text:p>1383095</text:p>
          </table:table-cell>
          <table:table-cell office:value-type="float" office:value="199989" calcext:value-type="float">
            <text:p>199989</text:p>
          </table:table-cell>
          <table:table-cell office:value-type="float" office:value="92.553" calcext:value-type="float">
            <text:p>92,55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449" calcext:value-type="float">
            <text:p>0,449</text:p>
          </table:table-cell>
          <table:table-cell office:value-type="float" office:value="1936139" calcext:value-type="float">
            <text:p>1936139</text:p>
          </table:table-cell>
          <table:table-cell office:value-type="float" office:value="377195" calcext:value-type="float">
            <text:p>377195</text:p>
          </table:table-cell>
          <table:table-cell office:value-type="float" office:value="91.698" calcext:value-type="float">
            <text:p>91,698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226" calcext:value-type="float">
            <text:p>0,226</text:p>
          </table:table-cell>
          <table:table-cell office:value-type="float" office:value="1284121" calcext:value-type="float">
            <text:p>1284121</text:p>
          </table:table-cell>
          <table:table-cell office:value-type="float" office:value="334523" calcext:value-type="float">
            <text:p>334523</text:p>
          </table:table-cell>
          <table:table-cell office:value-type="float" office:value="83.595" calcext:value-type="float">
            <text:p>83,59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2" calcext:value-type="float">
            <text:p>0,12</text:p>
          </table:table-cell>
          <table:table-cell office:value-type="float" office:value="1277423" calcext:value-type="float">
            <text:p>1277423</text:p>
          </table:table-cell>
          <table:table-cell office:value-type="float" office:value="185810" calcext:value-type="float">
            <text:p>185810</text:p>
          </table:table-cell>
          <table:table-cell office:value-type="float" office:value="92.136" calcext:value-type="float">
            <text:p>92,13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0.358" calcext:value-type="float">
            <text:p>0,358</text:p>
          </table:table-cell>
          <table:table-cell office:value-type="float" office:value="1791362" calcext:value-type="float">
            <text:p>1791362</text:p>
          </table:table-cell>
          <table:table-cell office:value-type="float" office:value="348934" calcext:value-type="float">
            <text:p>348934</text:p>
          </table:table-cell>
          <table:table-cell office:value-type="float" office:value="91.342" calcext:value-type="float">
            <text:p>91,34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0.225" calcext:value-type="float">
            <text:p>0,225</text:p>
          </table:table-cell>
          <table:table-cell office:value-type="float" office:value="1287199" calcext:value-type="float">
            <text:p>1287199</text:p>
          </table:table-cell>
          <table:table-cell office:value-type="float" office:value="334500" calcext:value-type="float">
            <text:p>334500</text:p>
          </table:table-cell>
          <table:table-cell office:value-type="float" office:value="83.514" calcext:value-type="float">
            <text:p>83,5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18" calcext:value-type="float">
            <text:p>0,118</text:p>
          </table:table-cell>
          <table:table-cell office:value-type="float" office:value="1340297" calcext:value-type="float">
            <text:p>1340297</text:p>
          </table:table-cell>
          <table:table-cell office:value-type="float" office:value="194841" calcext:value-type="float">
            <text:p>194841</text:p>
          </table:table-cell>
          <table:table-cell office:value-type="float" office:value="92.302" calcext:value-type="float">
            <text:p>92,30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336" calcext:value-type="float">
            <text:p>0,336</text:p>
          </table:table-cell>
          <table:table-cell office:value-type="float" office:value="1785842" calcext:value-type="float">
            <text:p>1785842</text:p>
          </table:table-cell>
          <table:table-cell office:value-type="float" office:value="348056" calcext:value-type="float">
            <text:p>348056</text:p>
          </table:table-cell>
          <table:table-cell office:value-type="float" office:value="91.352" calcext:value-type="float">
            <text:p>91,35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224" calcext:value-type="float">
            <text:p>0,224</text:p>
          </table:table-cell>
          <table:table-cell office:value-type="float" office:value="1289128" calcext:value-type="float">
            <text:p>1289128</text:p>
          </table:table-cell>
          <table:table-cell office:value-type="float" office:value="334548" calcext:value-type="float">
            <text:p>334548</text:p>
          </table:table-cell>
          <table:table-cell office:value-type="float" office:value="83.433" calcext:value-type="float">
            <text:p>83,43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19" calcext:value-type="float">
            <text:p>0,119</text:p>
          </table:table-cell>
          <table:table-cell office:value-type="float" office:value="1300661" calcext:value-type="float">
            <text:p>1300661</text:p>
          </table:table-cell>
          <table:table-cell office:value-type="float" office:value="188964" calcext:value-type="float">
            <text:p>188964</text:p>
          </table:table-cell>
          <table:table-cell office:value-type="float" office:value="92.319" calcext:value-type="float">
            <text:p>92,319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323" calcext:value-type="float">
            <text:p>0,323</text:p>
          </table:table-cell>
          <table:table-cell office:value-type="float" office:value="1766474" calcext:value-type="float">
            <text:p>1766474</text:p>
          </table:table-cell>
          <table:table-cell office:value-type="float" office:value="344671" calcext:value-type="float">
            <text:p>344671</text:p>
          </table:table-cell>
          <table:table-cell office:value-type="float" office:value="91.597" calcext:value-type="float">
            <text:p>91,59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223" calcext:value-type="float">
            <text:p>0,223</text:p>
          </table:table-cell>
          <table:table-cell office:value-type="float" office:value="1291642" calcext:value-type="float">
            <text:p>1291642</text:p>
          </table:table-cell>
          <table:table-cell office:value-type="float" office:value="334813" calcext:value-type="float">
            <text:p>334813</text:p>
          </table:table-cell>
          <table:table-cell office:value-type="float" office:value="83.348" calcext:value-type="float">
            <text:p>83,3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14" calcext:value-type="float">
            <text:p>0,114</text:p>
          </table:table-cell>
          <table:table-cell office:value-type="float" office:value="1322087" calcext:value-type="float">
            <text:p>1322087</text:p>
          </table:table-cell>
          <table:table-cell office:value-type="float" office:value="192298" calcext:value-type="float">
            <text:p>192298</text:p>
          </table:table-cell>
          <table:table-cell office:value-type="float" office:value="92.516" calcext:value-type="float">
            <text:p>92,51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289" calcext:value-type="float">
            <text:p>0,289</text:p>
          </table:table-cell>
          <table:table-cell office:value-type="float" office:value="1739111" calcext:value-type="float">
            <text:p>1739111</text:p>
          </table:table-cell>
          <table:table-cell office:value-type="float" office:value="339292" calcext:value-type="float">
            <text:p>339292</text:p>
          </table:table-cell>
          <table:table-cell office:value-type="float" office:value="91.019" calcext:value-type="float">
            <text:p>91,019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225" calcext:value-type="float">
            <text:p>0,225</text:p>
          </table:table-cell>
          <table:table-cell office:value-type="float" office:value="1285929" calcext:value-type="float">
            <text:p>1285929</text:p>
          </table:table-cell>
          <table:table-cell office:value-type="float" office:value="332959" calcext:value-type="float">
            <text:p>332959</text:p>
          </table:table-cell>
          <table:table-cell office:value-type="float" office:value="83.254" calcext:value-type="float">
            <text:p>83,2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11" calcext:value-type="float">
            <text:p>0,111</text:p>
          </table:table-cell>
          <table:table-cell office:value-type="float" office:value="1234985" calcext:value-type="float">
            <text:p>1234985</text:p>
          </table:table-cell>
          <table:table-cell office:value-type="float" office:value="179701" calcext:value-type="float">
            <text:p>179701</text:p>
          </table:table-cell>
          <table:table-cell office:value-type="float" office:value="92.413" calcext:value-type="float">
            <text:p>92,413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26" calcext:value-type="float">
            <text:p>0,26</text:p>
          </table:table-cell>
          <table:table-cell office:value-type="float" office:value="1556269" calcext:value-type="float">
            <text:p>1556269</text:p>
          </table:table-cell>
          <table:table-cell office:value-type="float" office:value="304275" calcext:value-type="float">
            <text:p>304275</text:p>
          </table:table-cell>
          <table:table-cell office:value-type="float" office:value="91.4" calcext:value-type="float">
            <text:p>91,4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225" calcext:value-type="float">
            <text:p>0,225</text:p>
          </table:table-cell>
          <table:table-cell office:value-type="float" office:value="1295399" calcext:value-type="float">
            <text:p>1295399</text:p>
          </table:table-cell>
          <table:table-cell office:value-type="float" office:value="334932" calcext:value-type="float">
            <text:p>334932</text:p>
          </table:table-cell>
          <table:table-cell office:value-type="float" office:value="83.174" calcext:value-type="float">
            <text:p>83,1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07" calcext:value-type="float">
            <text:p>0,107</text:p>
          </table:table-cell>
          <table:table-cell office:value-type="float" office:value="1242340" calcext:value-type="float">
            <text:p>1242340</text:p>
          </table:table-cell>
          <table:table-cell office:value-type="float" office:value="181383" calcext:value-type="float">
            <text:p>181383</text:p>
          </table:table-cell>
          <table:table-cell office:value-type="float" office:value="92.366" calcext:value-type="float">
            <text:p>92,366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.273" calcext:value-type="float">
            <text:p>0,273</text:p>
          </table:table-cell>
          <table:table-cell office:value-type="float" office:value="1659134" calcext:value-type="float">
            <text:p>1659134</text:p>
          </table:table-cell>
          <table:table-cell office:value-type="float" office:value="323654" calcext:value-type="float">
            <text:p>323654</text:p>
          </table:table-cell>
          <table:table-cell office:value-type="float" office:value="91.234" calcext:value-type="float">
            <text:p>91,234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.226" calcext:value-type="float">
            <text:p>0,226</text:p>
          </table:table-cell>
          <table:table-cell office:value-type="float" office:value="1311687" calcext:value-type="float">
            <text:p>1311687</text:p>
          </table:table-cell>
          <table:table-cell office:value-type="float" office:value="338696" calcext:value-type="float">
            <text:p>338696</text:p>
          </table:table-cell>
          <table:table-cell office:value-type="float" office:value="83.087" calcext:value-type="float">
            <text:p>83,0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08" calcext:value-type="float">
            <text:p>0,108</text:p>
          </table:table-cell>
          <table:table-cell office:value-type="float" office:value="1142840" calcext:value-type="float">
            <text:p>1142840</text:p>
          </table:table-cell>
          <table:table-cell office:value-type="float" office:value="167379" calcext:value-type="float">
            <text:p>167379</text:p>
          </table:table-cell>
          <table:table-cell office:value-type="float" office:value="92.218" calcext:value-type="float">
            <text:p>92,21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0.282" calcext:value-type="float">
            <text:p>0,282</text:p>
          </table:table-cell>
          <table:table-cell office:value-type="float" office:value="1714625" calcext:value-type="float">
            <text:p>1714625</text:p>
          </table:table-cell>
          <table:table-cell office:value-type="float" office:value="334844" calcext:value-type="float">
            <text:p>334844</text:p>
          </table:table-cell>
          <table:table-cell office:value-type="float" office:value="91.258" calcext:value-type="float">
            <text:p>91,25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0.226" calcext:value-type="float">
            <text:p>0,226</text:p>
          </table:table-cell>
          <table:table-cell office:value-type="float" office:value="1323928" calcext:value-type="float">
            <text:p>1323928</text:p>
          </table:table-cell>
          <table:table-cell office:value-type="float" office:value="341799" calcext:value-type="float">
            <text:p>341799</text:p>
          </table:table-cell>
          <table:table-cell office:value-type="float" office:value="83.002" calcext:value-type="float">
            <text:p>83,0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02" calcext:value-type="float">
            <text:p>0,102</text:p>
          </table:table-cell>
          <table:table-cell office:value-type="float" office:value="1129155" calcext:value-type="float">
            <text:p>1129155</text:p>
          </table:table-cell>
          <table:table-cell office:value-type="float" office:value="164731" calcext:value-type="float">
            <text:p>164731</text:p>
          </table:table-cell>
          <table:table-cell office:value-type="float" office:value="91.961" calcext:value-type="float">
            <text:p>91,96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271" calcext:value-type="float">
            <text:p>0,271</text:p>
          </table:table-cell>
          <table:table-cell office:value-type="float" office:value="1644713" calcext:value-type="float">
            <text:p>1644713</text:p>
          </table:table-cell>
          <table:table-cell office:value-type="float" office:value="321028" calcext:value-type="float">
            <text:p>321028</text:p>
          </table:table-cell>
          <table:table-cell office:value-type="float" office:value="90.955" calcext:value-type="float">
            <text:p>90,95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231" calcext:value-type="float">
            <text:p>0,231</text:p>
          </table:table-cell>
          <table:table-cell office:value-type="float" office:value="1346690" calcext:value-type="float">
            <text:p>1346690</text:p>
          </table:table-cell>
          <table:table-cell office:value-type="float" office:value="346419" calcext:value-type="float">
            <text:p>346419</text:p>
          </table:table-cell>
          <table:table-cell office:value-type="float" office:value="82.891" calcext:value-type="float">
            <text:p>82,89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05" calcext:value-type="float">
            <text:p>0,105</text:p>
          </table:table-cell>
          <table:table-cell office:value-type="float" office:value="1172762" calcext:value-type="float">
            <text:p>1172762</text:p>
          </table:table-cell>
          <table:table-cell office:value-type="float" office:value="171085" calcext:value-type="float">
            <text:p>171085</text:p>
          </table:table-cell>
          <table:table-cell office:value-type="float" office:value="92.011" calcext:value-type="float">
            <text:p>92,01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269" calcext:value-type="float">
            <text:p>0,269</text:p>
          </table:table-cell>
          <table:table-cell office:value-type="float" office:value="1610681" calcext:value-type="float">
            <text:p>1610681</text:p>
          </table:table-cell>
          <table:table-cell office:value-type="float" office:value="313832" calcext:value-type="float">
            <text:p>313832</text:p>
          </table:table-cell>
          <table:table-cell office:value-type="float" office:value="91.253" calcext:value-type="float">
            <text:p>91,253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227" calcext:value-type="float">
            <text:p>0,227</text:p>
          </table:table-cell>
          <table:table-cell office:value-type="float" office:value="1346690" calcext:value-type="float">
            <text:p>1346690</text:p>
          </table:table-cell>
          <table:table-cell office:value-type="float" office:value="346085" calcext:value-type="float">
            <text:p>346085</text:p>
          </table:table-cell>
          <table:table-cell office:value-type="float" office:value="82.78" calcext:value-type="float">
            <text:p>82,7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19" calcext:value-type="float">
            <text:p>0,119</text:p>
          </table:table-cell>
          <table:table-cell office:value-type="float" office:value="1211826" calcext:value-type="float">
            <text:p>1211826</text:p>
          </table:table-cell>
          <table:table-cell office:value-type="float" office:value="176125" calcext:value-type="float">
            <text:p>176125</text:p>
          </table:table-cell>
          <table:table-cell office:value-type="float" office:value="92.29" calcext:value-type="float">
            <text:p>92,29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.259" calcext:value-type="float">
            <text:p>0,259</text:p>
          </table:table-cell>
          <table:table-cell office:value-type="float" office:value="1531686" calcext:value-type="float">
            <text:p>1531686</text:p>
          </table:table-cell>
          <table:table-cell office:value-type="float" office:value="299591" calcext:value-type="float">
            <text:p>299591</text:p>
          </table:table-cell>
          <table:table-cell office:value-type="float" office:value="91.163" calcext:value-type="float">
            <text:p>91,163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.229" calcext:value-type="float">
            <text:p>0,229</text:p>
          </table:table-cell>
          <table:table-cell office:value-type="float" office:value="1353202" calcext:value-type="float">
            <text:p>1353202</text:p>
          </table:table-cell>
          <table:table-cell office:value-type="float" office:value="347000" calcext:value-type="float">
            <text:p>347000</text:p>
          </table:table-cell>
          <table:table-cell office:value-type="float" office:value="82.692" calcext:value-type="float">
            <text:p>82,69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22" calcext:value-type="float">
            <text:p>0,122</text:p>
          </table:table-cell>
          <table:table-cell office:value-type="float" office:value="1154592" calcext:value-type="float">
            <text:p>1154592</text:p>
          </table:table-cell>
          <table:table-cell office:value-type="float" office:value="169396" calcext:value-type="float">
            <text:p>169396</text:p>
          </table:table-cell>
          <table:table-cell office:value-type="float" office:value="91.974" calcext:value-type="float">
            <text:p>91,9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.273" calcext:value-type="float">
            <text:p>0,273</text:p>
          </table:table-cell>
          <table:table-cell office:value-type="float" office:value="1531473" calcext:value-type="float">
            <text:p>1531473</text:p>
          </table:table-cell>
          <table:table-cell office:value-type="float" office:value="298932" calcext:value-type="float">
            <text:p>298932</text:p>
          </table:table-cell>
          <table:table-cell office:value-type="float" office:value="91.256" calcext:value-type="float">
            <text:p>91,25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.233" calcext:value-type="float">
            <text:p>0,233</text:p>
          </table:table-cell>
          <table:table-cell office:value-type="float" office:value="1371047" calcext:value-type="float">
            <text:p>1371047</text:p>
          </table:table-cell>
          <table:table-cell office:value-type="float" office:value="350135" calcext:value-type="float">
            <text:p>350135</text:p>
          </table:table-cell>
          <table:table-cell office:value-type="float" office:value="82.551" calcext:value-type="float">
            <text:p>82,5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03" calcext:value-type="float">
            <text:p>0,103</text:p>
          </table:table-cell>
          <table:table-cell office:value-type="float" office:value="1139147" calcext:value-type="float">
            <text:p>1139147</text:p>
          </table:table-cell>
          <table:table-cell office:value-type="float" office:value="166977" calcext:value-type="float">
            <text:p>166977</text:p>
          </table:table-cell>
          <table:table-cell office:value-type="float" office:value="91.937" calcext:value-type="float">
            <text:p>91,937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.234" calcext:value-type="float">
            <text:p>0,234</text:p>
          </table:table-cell>
          <table:table-cell office:value-type="float" office:value="1403554" calcext:value-type="float">
            <text:p>1403554</text:p>
          </table:table-cell>
          <table:table-cell office:value-type="float" office:value="273038" calcext:value-type="float">
            <text:p>273038</text:p>
          </table:table-cell>
          <table:table-cell office:value-type="float" office:value="91.131" calcext:value-type="float">
            <text:p>91,131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.231" calcext:value-type="float">
            <text:p>0,231</text:p>
          </table:table-cell>
          <table:table-cell office:value-type="float" office:value="1379551" calcext:value-type="float">
            <text:p>1379551</text:p>
          </table:table-cell>
          <table:table-cell office:value-type="float" office:value="351990" calcext:value-type="float">
            <text:p>351990</text:p>
          </table:table-cell>
          <table:table-cell office:value-type="float" office:value="82.458" calcext:value-type="float">
            <text:p>82,4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07" calcext:value-type="float">
            <text:p>0,107</text:p>
          </table:table-cell>
          <table:table-cell office:value-type="float" office:value="1148821" calcext:value-type="float">
            <text:p>1148821</text:p>
          </table:table-cell>
          <table:table-cell office:value-type="float" office:value="168096" calcext:value-type="float">
            <text:p>168096</text:p>
          </table:table-cell>
          <table:table-cell office:value-type="float" office:value="92.317" calcext:value-type="float">
            <text:p>92,317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.239" calcext:value-type="float">
            <text:p>0,239</text:p>
          </table:table-cell>
          <table:table-cell office:value-type="float" office:value="1447960" calcext:value-type="float">
            <text:p>1447960</text:p>
          </table:table-cell>
          <table:table-cell office:value-type="float" office:value="282966" calcext:value-type="float">
            <text:p>282966</text:p>
          </table:table-cell>
          <table:table-cell office:value-type="float" office:value="91.627" calcext:value-type="float">
            <text:p>91,627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.232" calcext:value-type="float">
            <text:p>0,232</text:p>
          </table:table-cell>
          <table:table-cell office:value-type="float" office:value="1382309" calcext:value-type="float">
            <text:p>1382309</text:p>
          </table:table-cell>
          <table:table-cell office:value-type="float" office:value="352384" calcext:value-type="float">
            <text:p>352384</text:p>
          </table:table-cell>
          <table:table-cell office:value-type="float" office:value="82.361" calcext:value-type="float">
            <text:p>82,3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09" calcext:value-type="float">
            <text:p>0,109</text:p>
          </table:table-cell>
          <table:table-cell office:value-type="float" office:value="1172743" calcext:value-type="float">
            <text:p>1172743</text:p>
          </table:table-cell>
          <table:table-cell office:value-type="float" office:value="170938" calcext:value-type="float">
            <text:p>170938</text:p>
          </table:table-cell>
          <table:table-cell office:value-type="float" office:value="92.076" calcext:value-type="float">
            <text:p>92,07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259" calcext:value-type="float">
            <text:p>0,259</text:p>
          </table:table-cell>
          <table:table-cell office:value-type="float" office:value="1547152" calcext:value-type="float">
            <text:p>1547152</text:p>
          </table:table-cell>
          <table:table-cell office:value-type="float" office:value="302151" calcext:value-type="float">
            <text:p>302151</text:p>
          </table:table-cell>
          <table:table-cell office:value-type="float" office:value="91.15" calcext:value-type="float">
            <text:p>91,15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234" calcext:value-type="float">
            <text:p>0,234</text:p>
          </table:table-cell>
          <table:table-cell office:value-type="float" office:value="1407383" calcext:value-type="float">
            <text:p>1407383</text:p>
          </table:table-cell>
          <table:table-cell office:value-type="float" office:value="357003" calcext:value-type="float">
            <text:p>357003</text:p>
          </table:table-cell>
          <table:table-cell office:value-type="float" office:value="82.154" calcext:value-type="float">
            <text:p>82,1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02" calcext:value-type="float">
            <text:p>0,102</text:p>
          </table:table-cell>
          <table:table-cell office:value-type="float" office:value="1049966" calcext:value-type="float">
            <text:p>1049966</text:p>
          </table:table-cell>
          <table:table-cell office:value-type="float" office:value="154362" calcext:value-type="float">
            <text:p>154362</text:p>
          </table:table-cell>
          <table:table-cell office:value-type="float" office:value="91.852" calcext:value-type="float">
            <text:p>91,85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246" calcext:value-type="float">
            <text:p>0,246</text:p>
          </table:table-cell>
          <table:table-cell office:value-type="float" office:value="1477878" calcext:value-type="float">
            <text:p>1477878</text:p>
          </table:table-cell>
          <table:table-cell office:value-type="float" office:value="288660" calcext:value-type="float">
            <text:p>288660</text:p>
          </table:table-cell>
          <table:table-cell office:value-type="float" office:value="91.156" calcext:value-type="float">
            <text:p>91,15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23" calcext:value-type="float">
            <text:p>0,23</text:p>
          </table:table-cell>
          <table:table-cell office:value-type="float" office:value="1404372" calcext:value-type="float">
            <text:p>1404372</text:p>
          </table:table-cell>
          <table:table-cell office:value-type="float" office:value="354786" calcext:value-type="float">
            <text:p>354786</text:p>
          </table:table-cell>
          <table:table-cell office:value-type="float" office:value="82.062" calcext:value-type="float">
            <text:p>82,06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94" calcext:value-type="float">
            <text:p>0,094</text:p>
          </table:table-cell>
          <table:table-cell office:value-type="float" office:value="1032190" calcext:value-type="float">
            <text:p>1032190</text:p>
          </table:table-cell>
          <table:table-cell office:value-type="float" office:value="151536" calcext:value-type="float">
            <text:p>151536</text:p>
          </table:table-cell>
          <table:table-cell office:value-type="float" office:value="92.029" calcext:value-type="float">
            <text:p>92,029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0.261" calcext:value-type="float">
            <text:p>0,261</text:p>
          </table:table-cell>
          <table:table-cell office:value-type="float" office:value="1486352" calcext:value-type="float">
            <text:p>1486352</text:p>
          </table:table-cell>
          <table:table-cell office:value-type="float" office:value="290464" calcext:value-type="float">
            <text:p>290464</text:p>
          </table:table-cell>
          <table:table-cell office:value-type="float" office:value="90.975" calcext:value-type="float">
            <text:p>90,975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0.229" calcext:value-type="float">
            <text:p>0,229</text:p>
          </table:table-cell>
          <table:table-cell office:value-type="float" office:value="1397604" calcext:value-type="float">
            <text:p>1397604</text:p>
          </table:table-cell>
          <table:table-cell office:value-type="float" office:value="352111" calcext:value-type="float">
            <text:p>352111</text:p>
          </table:table-cell>
          <table:table-cell office:value-type="float" office:value="81.942" calcext:value-type="float">
            <text:p>81,94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02" calcext:value-type="float">
            <text:p>0,102</text:p>
          </table:table-cell>
          <table:table-cell office:value-type="float" office:value="1086980" calcext:value-type="float">
            <text:p>1086980</text:p>
          </table:table-cell>
          <table:table-cell office:value-type="float" office:value="159637" calcext:value-type="float">
            <text:p>159637</text:p>
          </table:table-cell>
          <table:table-cell office:value-type="float" office:value="92.16" calcext:value-type="float">
            <text:p>92,1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0.235" calcext:value-type="float">
            <text:p>0,235</text:p>
          </table:table-cell>
          <table:table-cell office:value-type="float" office:value="1386298" calcext:value-type="float">
            <text:p>1386298</text:p>
          </table:table-cell>
          <table:table-cell office:value-type="float" office:value="270917" calcext:value-type="float">
            <text:p>270917</text:p>
          </table:table-cell>
          <table:table-cell office:value-type="float" office:value="91.047" calcext:value-type="float">
            <text:p>91,04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0.251" calcext:value-type="float">
            <text:p>0,251</text:p>
          </table:table-cell>
          <table:table-cell office:value-type="float" office:value="1394245" calcext:value-type="float">
            <text:p>1394245</text:p>
          </table:table-cell>
          <table:table-cell office:value-type="float" office:value="350540" calcext:value-type="float">
            <text:p>350540</text:p>
          </table:table-cell>
          <table:table-cell office:value-type="float" office:value="81.813" calcext:value-type="float">
            <text:p>81,8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08" calcext:value-type="float">
            <text:p>0,108</text:p>
          </table:table-cell>
          <table:table-cell office:value-type="float" office:value="1126822" calcext:value-type="float">
            <text:p>1126822</text:p>
          </table:table-cell>
          <table:table-cell office:value-type="float" office:value="164530" calcext:value-type="float">
            <text:p>164530</text:p>
          </table:table-cell>
          <table:table-cell office:value-type="float" office:value="92.392" calcext:value-type="float">
            <text:p>92,39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222" calcext:value-type="float">
            <text:p>0,222</text:p>
          </table:table-cell>
          <table:table-cell office:value-type="float" office:value="1347341" calcext:value-type="float">
            <text:p>1347341</text:p>
          </table:table-cell>
          <table:table-cell office:value-type="float" office:value="263623" calcext:value-type="float">
            <text:p>263623</text:p>
          </table:table-cell>
          <table:table-cell office:value-type="float" office:value="90.935" calcext:value-type="float">
            <text:p>90,93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23" calcext:value-type="float">
            <text:p>0,23</text:p>
          </table:table-cell>
          <table:table-cell office:value-type="float" office:value="1395161" calcext:value-type="float">
            <text:p>1395161</text:p>
          </table:table-cell>
          <table:table-cell office:value-type="float" office:value="350093" calcext:value-type="float">
            <text:p>350093</text:p>
          </table:table-cell>
          <table:table-cell office:value-type="float" office:value="81.677" calcext:value-type="float">
            <text:p>81,67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9" calcext:value-type="float">
            <text:p>0,09</text:p>
          </table:table-cell>
          <table:table-cell office:value-type="float" office:value="954026" calcext:value-type="float">
            <text:p>954026</text:p>
          </table:table-cell>
          <table:table-cell office:value-type="float" office:value="140628" calcext:value-type="float">
            <text:p>140628</text:p>
          </table:table-cell>
          <table:table-cell office:value-type="float" office:value="92.252" calcext:value-type="float">
            <text:p>92,25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0.207" calcext:value-type="float">
            <text:p>0,207</text:p>
          </table:table-cell>
          <table:table-cell office:value-type="float" office:value="1254161" calcext:value-type="float">
            <text:p>1254161</text:p>
          </table:table-cell>
          <table:table-cell office:value-type="float" office:value="244901" calcext:value-type="float">
            <text:p>244901</text:p>
          </table:table-cell>
          <table:table-cell office:value-type="float" office:value="90.708" calcext:value-type="float">
            <text:p>90,70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0.231" calcext:value-type="float">
            <text:p>0,231</text:p>
          </table:table-cell>
          <table:table-cell office:value-type="float" office:value="1381060" calcext:value-type="float">
            <text:p>1381060</text:p>
          </table:table-cell>
          <table:table-cell office:value-type="float" office:value="345425" calcext:value-type="float">
            <text:p>345425</text:p>
          </table:table-cell>
          <table:table-cell office:value-type="float" office:value="81.604" calcext:value-type="float">
            <text:p>81,60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94" calcext:value-type="float">
            <text:p>0,094</text:p>
          </table:table-cell>
          <table:table-cell office:value-type="float" office:value="1041994" calcext:value-type="float">
            <text:p>1041994</text:p>
          </table:table-cell>
          <table:table-cell office:value-type="float" office:value="153125" calcext:value-type="float">
            <text:p>153125</text:p>
          </table:table-cell>
          <table:table-cell office:value-type="float" office:value="91.678" calcext:value-type="float">
            <text:p>91,67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0.241" calcext:value-type="float">
            <text:p>0,241</text:p>
          </table:table-cell>
          <table:table-cell office:value-type="float" office:value="1364861" calcext:value-type="float">
            <text:p>1364861</text:p>
          </table:table-cell>
          <table:table-cell office:value-type="float" office:value="267000" calcext:value-type="float">
            <text:p>267000</text:p>
          </table:table-cell>
          <table:table-cell office:value-type="float" office:value="91.279" calcext:value-type="float">
            <text:p>91,279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0.223" calcext:value-type="float">
            <text:p>0,223</text:p>
          </table:table-cell>
          <table:table-cell office:value-type="float" office:value="1370875" calcext:value-type="float">
            <text:p>1370875</text:p>
          </table:table-cell>
          <table:table-cell office:value-type="float" office:value="341227" calcext:value-type="float">
            <text:p>341227</text:p>
          </table:table-cell>
          <table:table-cell office:value-type="float" office:value="81.463" calcext:value-type="float">
            <text:p>81,4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06" calcext:value-type="float">
            <text:p>0,106</text:p>
          </table:table-cell>
          <table:table-cell office:value-type="float" office:value="1043172" calcext:value-type="float">
            <text:p>1043172</text:p>
          </table:table-cell>
          <table:table-cell office:value-type="float" office:value="151956" calcext:value-type="float">
            <text:p>151956</text:p>
          </table:table-cell>
          <table:table-cell office:value-type="float" office:value="91.092" calcext:value-type="float">
            <text:p>91,092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0.239" calcext:value-type="float">
            <text:p>0,239</text:p>
          </table:table-cell>
          <table:table-cell office:value-type="float" office:value="1388736" calcext:value-type="float">
            <text:p>1388736</text:p>
          </table:table-cell>
          <table:table-cell office:value-type="float" office:value="271467" calcext:value-type="float">
            <text:p>271467</text:p>
          </table:table-cell>
          <table:table-cell office:value-type="float" office:value="90.908" calcext:value-type="float">
            <text:p>90,908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0.221" calcext:value-type="float">
            <text:p>0,221</text:p>
          </table:table-cell>
          <table:table-cell office:value-type="float" office:value="1359121" calcext:value-type="float">
            <text:p>1359121</text:p>
          </table:table-cell>
          <table:table-cell office:value-type="float" office:value="337698" calcext:value-type="float">
            <text:p>337698</text:p>
          </table:table-cell>
          <table:table-cell office:value-type="float" office:value="81.341" calcext:value-type="float">
            <text:p>81,34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97" calcext:value-type="float">
            <text:p>0,097</text:p>
          </table:table-cell>
          <table:table-cell office:value-type="float" office:value="991898" calcext:value-type="float">
            <text:p>991898</text:p>
          </table:table-cell>
          <table:table-cell office:value-type="float" office:value="144920" calcext:value-type="float">
            <text:p>144920</text:p>
          </table:table-cell>
          <table:table-cell office:value-type="float" office:value="91.489" calcext:value-type="float">
            <text:p>91,489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.217" calcext:value-type="float">
            <text:p>0,217</text:p>
          </table:table-cell>
          <table:table-cell office:value-type="float" office:value="1276945" calcext:value-type="float">
            <text:p>1276945</text:p>
          </table:table-cell>
          <table:table-cell office:value-type="float" office:value="249929" calcext:value-type="float">
            <text:p>249929</text:p>
          </table:table-cell>
          <table:table-cell office:value-type="float" office:value="91.113" calcext:value-type="float">
            <text:p>91,113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.222" calcext:value-type="float">
            <text:p>0,222</text:p>
          </table:table-cell>
          <table:table-cell office:value-type="float" office:value="1347744" calcext:value-type="float">
            <text:p>1347744</text:p>
          </table:table-cell>
          <table:table-cell office:value-type="float" office:value="334072" calcext:value-type="float">
            <text:p>334072</text:p>
          </table:table-cell>
          <table:table-cell office:value-type="float" office:value="81.207" calcext:value-type="float">
            <text:p>81,2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9" calcext:value-type="float">
            <text:p>0,09</text:p>
          </table:table-cell>
          <table:table-cell office:value-type="float" office:value="1007114" calcext:value-type="float">
            <text:p>1007114</text:p>
          </table:table-cell>
          <table:table-cell office:value-type="float" office:value="147389" calcext:value-type="float">
            <text:p>147389</text:p>
          </table:table-cell>
          <table:table-cell office:value-type="float" office:value="92.204" calcext:value-type="float">
            <text:p>92,20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0.212" calcext:value-type="float">
            <text:p>0,212</text:p>
          </table:table-cell>
          <table:table-cell office:value-type="float" office:value="1264948" calcext:value-type="float">
            <text:p>1264948</text:p>
          </table:table-cell>
          <table:table-cell office:value-type="float" office:value="248435" calcext:value-type="float">
            <text:p>248435</text:p>
          </table:table-cell>
          <table:table-cell office:value-type="float" office:value="91.153" calcext:value-type="float">
            <text:p>91,153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0.22" calcext:value-type="float">
            <text:p>0,22</text:p>
          </table:table-cell>
          <table:table-cell office:value-type="float" office:value="1338849" calcext:value-type="float">
            <text:p>1338849</text:p>
          </table:table-cell>
          <table:table-cell office:value-type="float" office:value="331077" calcext:value-type="float">
            <text:p>331077</text:p>
          </table:table-cell>
          <table:table-cell office:value-type="float" office:value="81.071" calcext:value-type="float">
            <text:p>81,0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94" calcext:value-type="float">
            <text:p>0,094</text:p>
          </table:table-cell>
          <table:table-cell office:value-type="float" office:value="984931" calcext:value-type="float">
            <text:p>984931</text:p>
          </table:table-cell>
          <table:table-cell office:value-type="float" office:value="145279" calcext:value-type="float">
            <text:p>145279</text:p>
          </table:table-cell>
          <table:table-cell office:value-type="float" office:value="91.765" calcext:value-type="float">
            <text:p>91,765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0.221" calcext:value-type="float">
            <text:p>0,221</text:p>
          </table:table-cell>
          <table:table-cell office:value-type="float" office:value="1290259" calcext:value-type="float">
            <text:p>1290259</text:p>
          </table:table-cell>
          <table:table-cell office:value-type="float" office:value="252469" calcext:value-type="float">
            <text:p>252469</text:p>
          </table:table-cell>
          <table:table-cell office:value-type="float" office:value="91.334" calcext:value-type="float">
            <text:p>91,334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0.216" calcext:value-type="float">
            <text:p>0,216</text:p>
          </table:table-cell>
          <table:table-cell office:value-type="float" office:value="1326571" calcext:value-type="float">
            <text:p>1326571</text:p>
          </table:table-cell>
          <table:table-cell office:value-type="float" office:value="327032" calcext:value-type="float">
            <text:p>327032</text:p>
          </table:table-cell>
          <table:table-cell office:value-type="float" office:value="80.952" calcext:value-type="float">
            <text:p>80,95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97" calcext:value-type="float">
            <text:p>0,097</text:p>
          </table:table-cell>
          <table:table-cell office:value-type="float" office:value="976288" calcext:value-type="float">
            <text:p>976288</text:p>
          </table:table-cell>
          <table:table-cell office:value-type="float" office:value="143525" calcext:value-type="float">
            <text:p>143525</text:p>
          </table:table-cell>
          <table:table-cell office:value-type="float" office:value="91.478" calcext:value-type="float">
            <text:p>91,478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.221" calcext:value-type="float">
            <text:p>0,221</text:p>
          </table:table-cell>
          <table:table-cell office:value-type="float" office:value="1227830" calcext:value-type="float">
            <text:p>1227830</text:p>
          </table:table-cell>
          <table:table-cell office:value-type="float" office:value="240083" calcext:value-type="float">
            <text:p>240083</text:p>
          </table:table-cell>
          <table:table-cell office:value-type="float" office:value="90.862" calcext:value-type="float">
            <text:p>90,86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.222" calcext:value-type="float">
            <text:p>0,222</text:p>
          </table:table-cell>
          <table:table-cell office:value-type="float" office:value="1307802" calcext:value-type="float">
            <text:p>1307802</text:p>
          </table:table-cell>
          <table:table-cell office:value-type="float" office:value="321427" calcext:value-type="float">
            <text:p>321427</text:p>
          </table:table-cell>
          <table:table-cell office:value-type="float" office:value="80.815" calcext:value-type="float">
            <text:p>80,8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85" calcext:value-type="float">
            <text:p>0,085</text:p>
          </table:table-cell>
          <table:table-cell office:value-type="float" office:value="932730" calcext:value-type="float">
            <text:p>932730</text:p>
          </table:table-cell>
          <table:table-cell office:value-type="float" office:value="137164" calcext:value-type="float">
            <text:p>137164</text:p>
          </table:table-cell>
          <table:table-cell office:value-type="float" office:value="91.835" calcext:value-type="float">
            <text:p>91,835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22" calcext:value-type="float">
            <text:p>0,22</text:p>
          </table:table-cell>
          <table:table-cell office:value-type="float" office:value="1276870" calcext:value-type="float">
            <text:p>1276870</text:p>
          </table:table-cell>
          <table:table-cell office:value-type="float" office:value="250582" calcext:value-type="float">
            <text:p>250582</text:p>
          </table:table-cell>
          <table:table-cell office:value-type="float" office:value="90.884" calcext:value-type="float">
            <text:p>90,884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212" calcext:value-type="float">
            <text:p>0,212</text:p>
          </table:table-cell>
          <table:table-cell office:value-type="float" office:value="1287225" calcext:value-type="float">
            <text:p>1287225</text:p>
          </table:table-cell>
          <table:table-cell office:value-type="float" office:value="315109" calcext:value-type="float">
            <text:p>315109</text:p>
          </table:table-cell>
          <table:table-cell office:value-type="float" office:value="80.672" calcext:value-type="float">
            <text:p>80,67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88" calcext:value-type="float">
            <text:p>0,088</text:p>
          </table:table-cell>
          <table:table-cell office:value-type="float" office:value="935687" calcext:value-type="float">
            <text:p>935687</text:p>
          </table:table-cell>
          <table:table-cell office:value-type="float" office:value="137693" calcext:value-type="float">
            <text:p>137693</text:p>
          </table:table-cell>
          <table:table-cell office:value-type="float" office:value="91.997" calcext:value-type="float">
            <text:p>91,99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213" calcext:value-type="float">
            <text:p>0,213</text:p>
          </table:table-cell>
          <table:table-cell office:value-type="float" office:value="1194743" calcext:value-type="float">
            <text:p>1194743</text:p>
          </table:table-cell>
          <table:table-cell office:value-type="float" office:value="234164" calcext:value-type="float">
            <text:p>234164</text:p>
          </table:table-cell>
          <table:table-cell office:value-type="float" office:value="89.913" calcext:value-type="float">
            <text:p>89,91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209" calcext:value-type="float">
            <text:p>0,209</text:p>
          </table:table-cell>
          <table:table-cell office:value-type="float" office:value="1253980" calcext:value-type="float">
            <text:p>1253980</text:p>
          </table:table-cell>
          <table:table-cell office:value-type="float" office:value="307101" calcext:value-type="float">
            <text:p>307101</text:p>
          </table:table-cell>
          <table:table-cell office:value-type="float" office:value="80.557" calcext:value-type="float">
            <text:p>80,5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86" calcext:value-type="float">
            <text:p>0,086</text:p>
          </table:table-cell>
          <table:table-cell office:value-type="float" office:value="906513" calcext:value-type="float">
            <text:p>906513</text:p>
          </table:table-cell>
          <table:table-cell office:value-type="float" office:value="133393" calcext:value-type="float">
            <text:p>133393</text:p>
          </table:table-cell>
          <table:table-cell office:value-type="float" office:value="91.573" calcext:value-type="float">
            <text:p>91,57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199" calcext:value-type="float">
            <text:p>0,199</text:p>
          </table:table-cell>
          <table:table-cell office:value-type="float" office:value="1150690" calcext:value-type="float">
            <text:p>1150690</text:p>
          </table:table-cell>
          <table:table-cell office:value-type="float" office:value="225631" calcext:value-type="float">
            <text:p>225631</text:p>
          </table:table-cell>
          <table:table-cell office:value-type="float" office:value="90.873" calcext:value-type="float">
            <text:p>90,87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204" calcext:value-type="float">
            <text:p>0,204</text:p>
          </table:table-cell>
          <table:table-cell office:value-type="float" office:value="1217568" calcext:value-type="float">
            <text:p>1217568</text:p>
          </table:table-cell>
          <table:table-cell office:value-type="float" office:value="298079" calcext:value-type="float">
            <text:p>298079</text:p>
          </table:table-cell>
          <table:table-cell office:value-type="float" office:value="80.417" calcext:value-type="float">
            <text:p>80,4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96" calcext:value-type="float">
            <text:p>0,096</text:p>
          </table:table-cell>
          <table:table-cell office:value-type="float" office:value="895179" calcext:value-type="float">
            <text:p>895179</text:p>
          </table:table-cell>
          <table:table-cell office:value-type="float" office:value="132394" calcext:value-type="float">
            <text:p>132394</text:p>
          </table:table-cell>
          <table:table-cell office:value-type="float" office:value="91.655" calcext:value-type="float">
            <text:p>91,655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0.179" calcext:value-type="float">
            <text:p>0,179</text:p>
          </table:table-cell>
          <table:table-cell office:value-type="float" office:value="1035518" calcext:value-type="float">
            <text:p>1035518</text:p>
          </table:table-cell>
          <table:table-cell office:value-type="float" office:value="202902" calcext:value-type="float">
            <text:p>202902</text:p>
          </table:table-cell>
          <table:table-cell office:value-type="float" office:value="90.511" calcext:value-type="float">
            <text:p>90,511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0.199" calcext:value-type="float">
            <text:p>0,199</text:p>
          </table:table-cell>
          <table:table-cell office:value-type="float" office:value="1179790" calcext:value-type="float">
            <text:p>1179790</text:p>
          </table:table-cell>
          <table:table-cell office:value-type="float" office:value="288420" calcext:value-type="float">
            <text:p>288420</text:p>
          </table:table-cell>
          <table:table-cell office:value-type="float" office:value="80.345" calcext:value-type="float">
            <text:p>80,3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73" calcext:value-type="float">
            <text:p>0,073</text:p>
          </table:table-cell>
          <table:table-cell office:value-type="float" office:value="779384" calcext:value-type="float">
            <text:p>779384</text:p>
          </table:table-cell>
          <table:table-cell office:value-type="float" office:value="115506" calcext:value-type="float">
            <text:p>115506</text:p>
          </table:table-cell>
          <table:table-cell office:value-type="float" office:value="91.479" calcext:value-type="float">
            <text:p>91,4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162" calcext:value-type="float">
            <text:p>0,162</text:p>
          </table:table-cell>
          <table:table-cell office:value-type="float" office:value="938352" calcext:value-type="float">
            <text:p>938352</text:p>
          </table:table-cell>
          <table:table-cell office:value-type="float" office:value="184389" calcext:value-type="float">
            <text:p>184389</text:p>
          </table:table-cell>
          <table:table-cell office:value-type="float" office:value="90.335" calcext:value-type="float">
            <text:p>90,335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193" calcext:value-type="float">
            <text:p>0,193</text:p>
          </table:table-cell>
          <table:table-cell office:value-type="float" office:value="1142187" calcext:value-type="float">
            <text:p>1142187</text:p>
          </table:table-cell>
          <table:table-cell office:value-type="float" office:value="279265" calcext:value-type="float">
            <text:p>279265</text:p>
          </table:table-cell>
          <table:table-cell office:value-type="float" office:value="80.228" calcext:value-type="float">
            <text:p>80,2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88" calcext:value-type="float">
            <text:p>0,088</text:p>
          </table:table-cell>
          <table:table-cell office:value-type="float" office:value="889842" calcext:value-type="float">
            <text:p>889842</text:p>
          </table:table-cell>
          <table:table-cell office:value-type="float" office:value="131450" calcext:value-type="float">
            <text:p>131450</text:p>
          </table:table-cell>
          <table:table-cell office:value-type="float" office:value="91.765" calcext:value-type="float">
            <text:p>91,76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0.191" calcext:value-type="float">
            <text:p>0,191</text:p>
          </table:table-cell>
          <table:table-cell office:value-type="float" office:value="1081504" calcext:value-type="float">
            <text:p>1081504</text:p>
          </table:table-cell>
          <table:table-cell office:value-type="float" office:value="212445" calcext:value-type="float">
            <text:p>212445</text:p>
          </table:table-cell>
          <table:table-cell office:value-type="float" office:value="90.825" calcext:value-type="float">
            <text:p>90,82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0.191" calcext:value-type="float">
            <text:p>0,191</text:p>
          </table:table-cell>
          <table:table-cell office:value-type="float" office:value="1117847" calcext:value-type="float">
            <text:p>1117847</text:p>
          </table:table-cell>
          <table:table-cell office:value-type="float" office:value="273397" calcext:value-type="float">
            <text:p>273397</text:p>
          </table:table-cell>
          <table:table-cell office:value-type="float" office:value="80.124" calcext:value-type="float">
            <text:p>80,1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77" calcext:value-type="float">
            <text:p>0,077</text:p>
          </table:table-cell>
          <table:table-cell office:value-type="float" office:value="845356" calcext:value-type="float">
            <text:p>845356</text:p>
          </table:table-cell>
          <table:table-cell office:value-type="float" office:value="124442" calcext:value-type="float">
            <text:p>124442</text:p>
          </table:table-cell>
          <table:table-cell office:value-type="float" office:value="91.319" calcext:value-type="float">
            <text:p>91,319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213" calcext:value-type="float">
            <text:p>0,213</text:p>
          </table:table-cell>
          <table:table-cell office:value-type="float" office:value="1159223" calcext:value-type="float">
            <text:p>1159223</text:p>
          </table:table-cell>
          <table:table-cell office:value-type="float" office:value="227529" calcext:value-type="float">
            <text:p>227529</text:p>
          </table:table-cell>
          <table:table-cell office:value-type="float" office:value="90.425" calcext:value-type="float">
            <text:p>90,425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182" calcext:value-type="float">
            <text:p>0,182</text:p>
          </table:table-cell>
          <table:table-cell office:value-type="float" office:value="1017912" calcext:value-type="float">
            <text:p>1017912</text:p>
          </table:table-cell>
          <table:table-cell office:value-type="float" office:value="252532" calcext:value-type="float">
            <text:p>252532</text:p>
          </table:table-cell>
          <table:table-cell office:value-type="float" office:value="79.984" calcext:value-type="float">
            <text:p>79,9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8" calcext:value-type="float">
            <text:p>0,08</text:p>
          </table:table-cell>
          <table:table-cell office:value-type="float" office:value="810924" calcext:value-type="float">
            <text:p>810924</text:p>
          </table:table-cell>
          <table:table-cell office:value-type="float" office:value="120288" calcext:value-type="float">
            <text:p>120288</text:p>
          </table:table-cell>
          <table:table-cell office:value-type="float" office:value="91.58" calcext:value-type="float">
            <text:p>91,5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0.201" calcext:value-type="float">
            <text:p>0,201</text:p>
          </table:table-cell>
          <table:table-cell office:value-type="float" office:value="1068997" calcext:value-type="float">
            <text:p>1068997</text:p>
          </table:table-cell>
          <table:table-cell office:value-type="float" office:value="210445" calcext:value-type="float">
            <text:p>210445</text:p>
          </table:table-cell>
          <table:table-cell office:value-type="float" office:value="90.72" calcext:value-type="float">
            <text:p>90,72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0.179" calcext:value-type="float">
            <text:p>0,179</text:p>
          </table:table-cell>
          <table:table-cell office:value-type="float" office:value="1006436" calcext:value-type="float">
            <text:p>1006436</text:p>
          </table:table-cell>
          <table:table-cell office:value-type="float" office:value="249031" calcext:value-type="float">
            <text:p>249031</text:p>
          </table:table-cell>
          <table:table-cell office:value-type="float" office:value="79.92" calcext:value-type="float">
            <text:p>79,9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77" calcext:value-type="float">
            <text:p>0,077</text:p>
          </table:table-cell>
          <table:table-cell office:value-type="float" office:value="806824" calcext:value-type="float">
            <text:p>806824</text:p>
          </table:table-cell>
          <table:table-cell office:value-type="float" office:value="119358" calcext:value-type="float">
            <text:p>119358</text:p>
          </table:table-cell>
          <table:table-cell office:value-type="float" office:value="91.961" calcext:value-type="float">
            <text:p>91,96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166" calcext:value-type="float">
            <text:p>0,166</text:p>
          </table:table-cell>
          <table:table-cell office:value-type="float" office:value="949835" calcext:value-type="float">
            <text:p>949835</text:p>
          </table:table-cell>
          <table:table-cell office:value-type="float" office:value="187392" calcext:value-type="float">
            <text:p>187392</text:p>
          </table:table-cell>
          <table:table-cell office:value-type="float" office:value="90.648" calcext:value-type="float">
            <text:p>90,64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18" calcext:value-type="float">
            <text:p>0,18</text:p>
          </table:table-cell>
          <table:table-cell office:value-type="float" office:value="988222" calcext:value-type="float">
            <text:p>988222</text:p>
          </table:table-cell>
          <table:table-cell office:value-type="float" office:value="243545" calcext:value-type="float">
            <text:p>243545</text:p>
          </table:table-cell>
          <table:table-cell office:value-type="float" office:value="79.842" calcext:value-type="float">
            <text:p>79,8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96" calcext:value-type="float">
            <text:p>0,096</text:p>
          </table:table-cell>
          <table:table-cell office:value-type="float" office:value="934106" calcext:value-type="float">
            <text:p>934106</text:p>
          </table:table-cell>
          <table:table-cell office:value-type="float" office:value="137886" calcext:value-type="float">
            <text:p>137886</text:p>
          </table:table-cell>
          <table:table-cell office:value-type="float" office:value="91.867" calcext:value-type="float">
            <text:p>91,867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0.193" calcext:value-type="float">
            <text:p>0,193</text:p>
          </table:table-cell>
          <table:table-cell office:value-type="float" office:value="1077976" calcext:value-type="float">
            <text:p>1077976</text:p>
          </table:table-cell>
          <table:table-cell office:value-type="float" office:value="211126" calcext:value-type="float">
            <text:p>211126</text:p>
          </table:table-cell>
          <table:table-cell office:value-type="float" office:value="89.172" calcext:value-type="float">
            <text:p>89,172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0.174" calcext:value-type="float">
            <text:p>0,174</text:p>
          </table:table-cell>
          <table:table-cell office:value-type="float" office:value="968534" calcext:value-type="float">
            <text:p>968534</text:p>
          </table:table-cell>
          <table:table-cell office:value-type="float" office:value="238417" calcext:value-type="float">
            <text:p>238417</text:p>
          </table:table-cell>
          <table:table-cell office:value-type="float" office:value="79.775" calcext:value-type="float">
            <text:p>79,7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74" calcext:value-type="float">
            <text:p>0,074</text:p>
          </table:table-cell>
          <table:table-cell office:value-type="float" office:value="792982" calcext:value-type="float">
            <text:p>792982</text:p>
          </table:table-cell>
          <table:table-cell office:value-type="float" office:value="117145" calcext:value-type="float">
            <text:p>117145</text:p>
          </table:table-cell>
          <table:table-cell office:value-type="float" office:value="91.041" calcext:value-type="float">
            <text:p>91,041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166" calcext:value-type="float">
            <text:p>0,166</text:p>
          </table:table-cell>
          <table:table-cell office:value-type="float" office:value="956373" calcext:value-type="float">
            <text:p>956373</text:p>
          </table:table-cell>
          <table:table-cell office:value-type="float" office:value="187296" calcext:value-type="float">
            <text:p>187296</text:p>
          </table:table-cell>
          <table:table-cell office:value-type="float" office:value="91.05" calcext:value-type="float">
            <text:p>91,05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173" calcext:value-type="float">
            <text:p>0,173</text:p>
          </table:table-cell>
          <table:table-cell office:value-type="float" office:value="969298" calcext:value-type="float">
            <text:p>969298</text:p>
          </table:table-cell>
          <table:table-cell office:value-type="float" office:value="238695" calcext:value-type="float">
            <text:p>238695</text:p>
          </table:table-cell>
          <table:table-cell office:value-type="float" office:value="79.734" calcext:value-type="float">
            <text:p>79,7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77" calcext:value-type="float">
            <text:p>0,077</text:p>
          </table:table-cell>
          <table:table-cell office:value-type="float" office:value="820024" calcext:value-type="float">
            <text:p>820024</text:p>
          </table:table-cell>
          <table:table-cell office:value-type="float" office:value="121716" calcext:value-type="float">
            <text:p>121716</text:p>
          </table:table-cell>
          <table:table-cell office:value-type="float" office:value="91.957" calcext:value-type="float">
            <text:p>91,957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0.17" calcext:value-type="float">
            <text:p>0,17</text:p>
          </table:table-cell>
          <table:table-cell office:value-type="float" office:value="948873" calcext:value-type="float">
            <text:p>948873</text:p>
          </table:table-cell>
          <table:table-cell office:value-type="float" office:value="186545" calcext:value-type="float">
            <text:p>186545</text:p>
          </table:table-cell>
          <table:table-cell office:value-type="float" office:value="89.5" calcext:value-type="float">
            <text:p>89,5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0.171" calcext:value-type="float">
            <text:p>0,171</text:p>
          </table:table-cell>
          <table:table-cell office:value-type="float" office:value="949604" calcext:value-type="float">
            <text:p>949604</text:p>
          </table:table-cell>
          <table:table-cell office:value-type="float" office:value="232948" calcext:value-type="float">
            <text:p>232948</text:p>
          </table:table-cell>
          <table:table-cell office:value-type="float" office:value="79.656" calcext:value-type="float">
            <text:p>79,6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73" calcext:value-type="float">
            <text:p>0,073</text:p>
          </table:table-cell>
          <table:table-cell office:value-type="float" office:value="801322" calcext:value-type="float">
            <text:p>801322</text:p>
          </table:table-cell>
          <table:table-cell office:value-type="float" office:value="119022" calcext:value-type="float">
            <text:p>119022</text:p>
          </table:table-cell>
          <table:table-cell office:value-type="float" office:value="91.425" calcext:value-type="float">
            <text:p>91,42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171" calcext:value-type="float">
            <text:p>0,171</text:p>
          </table:table-cell>
          <table:table-cell office:value-type="float" office:value="977044" calcext:value-type="float">
            <text:p>977044</text:p>
          </table:table-cell>
          <table:table-cell office:value-type="float" office:value="192960" calcext:value-type="float">
            <text:p>192960</text:p>
          </table:table-cell>
          <table:table-cell office:value-type="float" office:value="90.721" calcext:value-type="float">
            <text:p>90,72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173" calcext:value-type="float">
            <text:p>0,173</text:p>
          </table:table-cell>
          <table:table-cell office:value-type="float" office:value="933223" calcext:value-type="float">
            <text:p>933223</text:p>
          </table:table-cell>
          <table:table-cell office:value-type="float" office:value="228429" calcext:value-type="float">
            <text:p>228429</text:p>
          </table:table-cell>
          <table:table-cell office:value-type="float" office:value="79.576" calcext:value-type="float">
            <text:p>79,57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97" calcext:value-type="float">
            <text:p>0,097</text:p>
          </table:table-cell>
          <table:table-cell office:value-type="float" office:value="908573" calcext:value-type="float">
            <text:p>908573</text:p>
          </table:table-cell>
          <table:table-cell office:value-type="float" office:value="133495" calcext:value-type="float">
            <text:p>133495</text:p>
          </table:table-cell>
          <table:table-cell office:value-type="float" office:value="92.085" calcext:value-type="float">
            <text:p>92,085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0.168" calcext:value-type="float">
            <text:p>0,168</text:p>
          </table:table-cell>
          <table:table-cell office:value-type="float" office:value="954507" calcext:value-type="float">
            <text:p>954507</text:p>
          </table:table-cell>
          <table:table-cell office:value-type="float" office:value="187515" calcext:value-type="float">
            <text:p>187515</text:p>
          </table:table-cell>
          <table:table-cell office:value-type="float" office:value="90.214" calcext:value-type="float">
            <text:p>90,21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0.168" calcext:value-type="float">
            <text:p>0,168</text:p>
          </table:table-cell>
          <table:table-cell office:value-type="float" office:value="913956" calcext:value-type="float">
            <text:p>913956</text:p>
          </table:table-cell>
          <table:table-cell office:value-type="float" office:value="223535" calcext:value-type="float">
            <text:p>223535</text:p>
          </table:table-cell>
          <table:table-cell office:value-type="float" office:value="79.51" calcext:value-type="float">
            <text:p>79,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67" calcext:value-type="float">
            <text:p>0,067</text:p>
          </table:table-cell>
          <table:table-cell office:value-type="float" office:value="729257" calcext:value-type="float">
            <text:p>729257</text:p>
          </table:table-cell>
          <table:table-cell office:value-type="float" office:value="108571" calcext:value-type="float">
            <text:p>108571</text:p>
          </table:table-cell>
          <table:table-cell office:value-type="float" office:value="91.428" calcext:value-type="float">
            <text:p>91,428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0.17" calcext:value-type="float">
            <text:p>0,17</text:p>
          </table:table-cell>
          <table:table-cell office:value-type="float" office:value="988904" calcext:value-type="float">
            <text:p>988904</text:p>
          </table:table-cell>
          <table:table-cell office:value-type="float" office:value="194728" calcext:value-type="float">
            <text:p>194728</text:p>
          </table:table-cell>
          <table:table-cell office:value-type="float" office:value="90.903" calcext:value-type="float">
            <text:p>90,903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0.168" calcext:value-type="float">
            <text:p>0,168</text:p>
          </table:table-cell>
          <table:table-cell office:value-type="float" office:value="896693" calcext:value-type="float">
            <text:p>896693</text:p>
          </table:table-cell>
          <table:table-cell office:value-type="float" office:value="218227" calcext:value-type="float">
            <text:p>218227</text:p>
          </table:table-cell>
          <table:table-cell office:value-type="float" office:value="79.458" calcext:value-type="float">
            <text:p>79,4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72" calcext:value-type="float">
            <text:p>0,072</text:p>
          </table:table-cell>
          <table:table-cell office:value-type="float" office:value="731055" calcext:value-type="float">
            <text:p>731055</text:p>
          </table:table-cell>
          <table:table-cell office:value-type="float" office:value="108497" calcext:value-type="float">
            <text:p>108497</text:p>
          </table:table-cell>
          <table:table-cell office:value-type="float" office:value="91.194" calcext:value-type="float">
            <text:p>91,194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0.146" calcext:value-type="float">
            <text:p>0,146</text:p>
          </table:table-cell>
          <table:table-cell office:value-type="float" office:value="846733" calcext:value-type="float">
            <text:p>846733</text:p>
          </table:table-cell>
          <table:table-cell office:value-type="float" office:value="166962" calcext:value-type="float">
            <text:p>166962</text:p>
          </table:table-cell>
          <table:table-cell office:value-type="float" office:value="90.649" calcext:value-type="float">
            <text:p>90,649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0.162" calcext:value-type="float">
            <text:p>0,162</text:p>
          </table:table-cell>
          <table:table-cell office:value-type="float" office:value="878217" calcext:value-type="float">
            <text:p>878217</text:p>
          </table:table-cell>
          <table:table-cell office:value-type="float" office:value="213906" calcext:value-type="float">
            <text:p>213906</text:p>
          </table:table-cell>
          <table:table-cell office:value-type="float" office:value="79.394" calcext:value-type="float">
            <text:p>79,3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81" calcext:value-type="float">
            <text:p>0,081</text:p>
          </table:table-cell>
          <table:table-cell office:value-type="float" office:value="764483" calcext:value-type="float">
            <text:p>764483</text:p>
          </table:table-cell>
          <table:table-cell office:value-type="float" office:value="113589" calcext:value-type="float">
            <text:p>113589</text:p>
          </table:table-cell>
          <table:table-cell office:value-type="float" office:value="91.768" calcext:value-type="float">
            <text:p>91,768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0.176" calcext:value-type="float">
            <text:p>0,176</text:p>
          </table:table-cell>
          <table:table-cell office:value-type="float" office:value="971152" calcext:value-type="float">
            <text:p>971152</text:p>
          </table:table-cell>
          <table:table-cell office:value-type="float" office:value="191325" calcext:value-type="float">
            <text:p>191325</text:p>
          </table:table-cell>
          <table:table-cell office:value-type="float" office:value="90.302" calcext:value-type="float">
            <text:p>90,302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0.16" calcext:value-type="float">
            <text:p>0,16</text:p>
          </table:table-cell>
          <table:table-cell office:value-type="float" office:value="857517" calcext:value-type="float">
            <text:p>857517</text:p>
          </table:table-cell>
          <table:table-cell office:value-type="float" office:value="208548" calcext:value-type="float">
            <text:p>208548</text:p>
          </table:table-cell>
          <table:table-cell office:value-type="float" office:value="79.307" calcext:value-type="float">
            <text:p>79,3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72" calcext:value-type="float">
            <text:p>0,072</text:p>
          </table:table-cell>
          <table:table-cell office:value-type="float" office:value="686838" calcext:value-type="float">
            <text:p>686838</text:p>
          </table:table-cell>
          <table:table-cell office:value-type="float" office:value="102712" calcext:value-type="float">
            <text:p>102712</text:p>
          </table:table-cell>
          <table:table-cell office:value-type="float" office:value="91.677" calcext:value-type="float">
            <text:p>91,67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119" calcext:value-type="float">
            <text:p>0,119</text:p>
          </table:table-cell>
          <table:table-cell office:value-type="float" office:value="636806" calcext:value-type="float">
            <text:p>636806</text:p>
          </table:table-cell>
          <table:table-cell office:value-type="float" office:value="125553" calcext:value-type="float">
            <text:p>125553</text:p>
          </table:table-cell>
          <table:table-cell office:value-type="float" office:value="89.871" calcext:value-type="float">
            <text:p>89,87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158" calcext:value-type="float">
            <text:p>0,158</text:p>
          </table:table-cell>
          <table:table-cell office:value-type="float" office:value="835394" calcext:value-type="float">
            <text:p>835394</text:p>
          </table:table-cell>
          <table:table-cell office:value-type="float" office:value="202945" calcext:value-type="float">
            <text:p>202945</text:p>
          </table:table-cell>
          <table:table-cell office:value-type="float" office:value="79.237" calcext:value-type="float">
            <text:p>79,23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74" calcext:value-type="float">
            <text:p>0,074</text:p>
          </table:table-cell>
          <table:table-cell office:value-type="float" office:value="795093" calcext:value-type="float">
            <text:p>795093</text:p>
          </table:table-cell>
          <table:table-cell office:value-type="float" office:value="118047" calcext:value-type="float">
            <text:p>118047</text:p>
          </table:table-cell>
          <table:table-cell office:value-type="float" office:value="91.703" calcext:value-type="float">
            <text:p>91,703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152" calcext:value-type="float">
            <text:p>0,152</text:p>
          </table:table-cell>
          <table:table-cell office:value-type="float" office:value="883053" calcext:value-type="float">
            <text:p>883053</text:p>
          </table:table-cell>
          <table:table-cell office:value-type="float" office:value="174468" calcext:value-type="float">
            <text:p>174468</text:p>
          </table:table-cell>
          <table:table-cell office:value-type="float" office:value="90.401" calcext:value-type="float">
            <text:p>90,401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155" calcext:value-type="float">
            <text:p>0,155</text:p>
          </table:table-cell>
          <table:table-cell office:value-type="float" office:value="813426" calcext:value-type="float">
            <text:p>813426</text:p>
          </table:table-cell>
          <table:table-cell office:value-type="float" office:value="197128" calcext:value-type="float">
            <text:p>197128</text:p>
          </table:table-cell>
          <table:table-cell office:value-type="float" office:value="79.208" calcext:value-type="float">
            <text:p>79,2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72" calcext:value-type="float">
            <text:p>0,072</text:p>
          </table:table-cell>
          <table:table-cell office:value-type="float" office:value="698111" calcext:value-type="float">
            <text:p>698111</text:p>
          </table:table-cell>
          <table:table-cell office:value-type="float" office:value="103924" calcext:value-type="float">
            <text:p>103924</text:p>
          </table:table-cell>
          <table:table-cell office:value-type="float" office:value="91.562" calcext:value-type="float">
            <text:p>91,562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0.158" calcext:value-type="float">
            <text:p>0,158</text:p>
          </table:table-cell>
          <table:table-cell office:value-type="float" office:value="828266" calcext:value-type="float">
            <text:p>828266</text:p>
          </table:table-cell>
          <table:table-cell office:value-type="float" office:value="164036" calcext:value-type="float">
            <text:p>164036</text:p>
          </table:table-cell>
          <table:table-cell office:value-type="float" office:value="90.467" calcext:value-type="float">
            <text:p>90,467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0.153" calcext:value-type="float">
            <text:p>0,153</text:p>
          </table:table-cell>
          <table:table-cell office:value-type="float" office:value="791852" calcext:value-type="float">
            <text:p>791852</text:p>
          </table:table-cell>
          <table:table-cell office:value-type="float" office:value="191964" calcext:value-type="float">
            <text:p>191964</text:p>
          </table:table-cell>
          <table:table-cell office:value-type="float" office:value="79.165" calcext:value-type="float">
            <text:p>79,16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71" calcext:value-type="float">
            <text:p>0,071</text:p>
          </table:table-cell>
          <table:table-cell office:value-type="float" office:value="721881" calcext:value-type="float">
            <text:p>721881</text:p>
          </table:table-cell>
          <table:table-cell office:value-type="float" office:value="107393" calcext:value-type="float">
            <text:p>107393</text:p>
          </table:table-cell>
          <table:table-cell office:value-type="float" office:value="91.907" calcext:value-type="float">
            <text:p>91,907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156" calcext:value-type="float">
            <text:p>0,156</text:p>
          </table:table-cell>
          <table:table-cell office:value-type="float" office:value="850706" calcext:value-type="float">
            <text:p>850706</text:p>
          </table:table-cell>
          <table:table-cell office:value-type="float" office:value="167732" calcext:value-type="float">
            <text:p>167732</text:p>
          </table:table-cell>
          <table:table-cell office:value-type="float" office:value="90.657" calcext:value-type="float">
            <text:p>90,657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149" calcext:value-type="float">
            <text:p>0,149</text:p>
          </table:table-cell>
          <table:table-cell office:value-type="float" office:value="768989" calcext:value-type="float">
            <text:p>768989</text:p>
          </table:table-cell>
          <table:table-cell office:value-type="float" office:value="186125" calcext:value-type="float">
            <text:p>186125</text:p>
          </table:table-cell>
          <table:table-cell office:value-type="float" office:value="79.098" calcext:value-type="float">
            <text:p>79,09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74" calcext:value-type="float">
            <text:p>0,074</text:p>
          </table:table-cell>
          <table:table-cell office:value-type="float" office:value="671373" calcext:value-type="float">
            <text:p>671373</text:p>
          </table:table-cell>
          <table:table-cell office:value-type="float" office:value="100308" calcext:value-type="float">
            <text:p>100308</text:p>
          </table:table-cell>
          <table:table-cell office:value-type="float" office:value="91.181" calcext:value-type="float">
            <text:p>91,18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16" calcext:value-type="float">
            <text:p>0,16</text:p>
          </table:table-cell>
          <table:table-cell office:value-type="float" office:value="877635" calcext:value-type="float">
            <text:p>877635</text:p>
          </table:table-cell>
          <table:table-cell office:value-type="float" office:value="173521" calcext:value-type="float">
            <text:p>173521</text:p>
          </table:table-cell>
          <table:table-cell office:value-type="float" office:value="89.366" calcext:value-type="float">
            <text:p>89,366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145" calcext:value-type="float">
            <text:p>0,145</text:p>
          </table:table-cell>
          <table:table-cell office:value-type="float" office:value="747311" calcext:value-type="float">
            <text:p>747311</text:p>
          </table:table-cell>
          <table:table-cell office:value-type="float" office:value="180644" calcext:value-type="float">
            <text:p>180644</text:p>
          </table:table-cell>
          <table:table-cell office:value-type="float" office:value="79.038" calcext:value-type="float">
            <text:p>79,0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73" calcext:value-type="float">
            <text:p>0,073</text:p>
          </table:table-cell>
          <table:table-cell office:value-type="float" office:value="705550" calcext:value-type="float">
            <text:p>705550</text:p>
          </table:table-cell>
          <table:table-cell office:value-type="float" office:value="105105" calcext:value-type="float">
            <text:p>105105</text:p>
          </table:table-cell>
          <table:table-cell office:value-type="float" office:value="91.189" calcext:value-type="float">
            <text:p>91,18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133" calcext:value-type="float">
            <text:p>0,133</text:p>
          </table:table-cell>
          <table:table-cell office:value-type="float" office:value="689415" calcext:value-type="float">
            <text:p>689415</text:p>
          </table:table-cell>
          <table:table-cell office:value-type="float" office:value="136238" calcext:value-type="float">
            <text:p>136238</text:p>
          </table:table-cell>
          <table:table-cell office:value-type="float" office:value="89.479" calcext:value-type="float">
            <text:p>89,47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144" calcext:value-type="float">
            <text:p>0,144</text:p>
          </table:table-cell>
          <table:table-cell office:value-type="float" office:value="722559" calcext:value-type="float">
            <text:p>722559</text:p>
          </table:table-cell>
          <table:table-cell office:value-type="float" office:value="174102" calcext:value-type="float">
            <text:p>174102</text:p>
          </table:table-cell>
          <table:table-cell office:value-type="float" office:value="78.982" calcext:value-type="float">
            <text:p>78,9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8" calcext:value-type="float">
            <text:p>0,08</text:p>
          </table:table-cell>
          <table:table-cell office:value-type="float" office:value="701441" calcext:value-type="float">
            <text:p>701441</text:p>
          </table:table-cell>
          <table:table-cell office:value-type="float" office:value="104183" calcext:value-type="float">
            <text:p>104183</text:p>
          </table:table-cell>
          <table:table-cell office:value-type="float" office:value="91.861" calcext:value-type="float">
            <text:p>91,86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133" calcext:value-type="float">
            <text:p>0,133</text:p>
          </table:table-cell>
          <table:table-cell office:value-type="float" office:value="756542" calcext:value-type="float">
            <text:p>756542</text:p>
          </table:table-cell>
          <table:table-cell office:value-type="float" office:value="148921" calcext:value-type="float">
            <text:p>148921</text:p>
          </table:table-cell>
          <table:table-cell office:value-type="float" office:value="87.867" calcext:value-type="float">
            <text:p>87,867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138" calcext:value-type="float">
            <text:p>0,138</text:p>
          </table:table-cell>
          <table:table-cell office:value-type="float" office:value="697839" calcext:value-type="float">
            <text:p>697839</text:p>
          </table:table-cell>
          <table:table-cell office:value-type="float" office:value="167638" calcext:value-type="float">
            <text:p>167638</text:p>
          </table:table-cell>
          <table:table-cell office:value-type="float" office:value="78.948" calcext:value-type="float">
            <text:p>78,94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7" calcext:value-type="float">
            <text:p>0,07</text:p>
          </table:table-cell>
          <table:table-cell office:value-type="float" office:value="622938" calcext:value-type="float">
            <text:p>622938</text:p>
          </table:table-cell>
          <table:table-cell office:value-type="float" office:value="93329" calcext:value-type="float">
            <text:p>93329</text:p>
          </table:table-cell>
          <table:table-cell office:value-type="float" office:value="90.756" calcext:value-type="float">
            <text:p>90,756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122" calcext:value-type="float">
            <text:p>0,122</text:p>
          </table:table-cell>
          <table:table-cell office:value-type="float" office:value="632124" calcext:value-type="float">
            <text:p>632124</text:p>
          </table:table-cell>
          <table:table-cell office:value-type="float" office:value="124538" calcext:value-type="float">
            <text:p>124538</text:p>
          </table:table-cell>
          <table:table-cell office:value-type="float" office:value="89.528" calcext:value-type="float">
            <text:p>89,528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137" calcext:value-type="float">
            <text:p>0,137</text:p>
          </table:table-cell>
          <table:table-cell office:value-type="float" office:value="672579" calcext:value-type="float">
            <text:p>672579</text:p>
          </table:table-cell>
          <table:table-cell office:value-type="float" office:value="161875" calcext:value-type="float">
            <text:p>161875</text:p>
          </table:table-cell>
          <table:table-cell office:value-type="float" office:value="78.891" calcext:value-type="float">
            <text:p>78,89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6" calcext:value-type="float">
            <text:p>0,06</text:p>
          </table:table-cell>
          <table:table-cell office:value-type="float" office:value="579897" calcext:value-type="float">
            <text:p>579897</text:p>
          </table:table-cell>
          <table:table-cell office:value-type="float" office:value="86509" calcext:value-type="float">
            <text:p>86509</text:p>
          </table:table-cell>
          <table:table-cell office:value-type="float" office:value="91.208" calcext:value-type="float">
            <text:p>91,208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132" calcext:value-type="float">
            <text:p>0,132</text:p>
          </table:table-cell>
          <table:table-cell office:value-type="float" office:value="720003" calcext:value-type="float">
            <text:p>720003</text:p>
          </table:table-cell>
          <table:table-cell office:value-type="float" office:value="142553" calcext:value-type="float">
            <text:p>142553</text:p>
          </table:table-cell>
          <table:table-cell office:value-type="float" office:value="89.975" calcext:value-type="float">
            <text:p>89,975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133" calcext:value-type="float">
            <text:p>0,133</text:p>
          </table:table-cell>
          <table:table-cell office:value-type="float" office:value="645799" calcext:value-type="float">
            <text:p>645799</text:p>
          </table:table-cell>
          <table:table-cell office:value-type="float" office:value="155518" calcext:value-type="float">
            <text:p>155518</text:p>
          </table:table-cell>
          <table:table-cell office:value-type="float" office:value="78.887" calcext:value-type="float">
            <text:p>78,88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66" calcext:value-type="float">
            <text:p>0,066</text:p>
          </table:table-cell>
          <table:table-cell office:value-type="float" office:value="690531" calcext:value-type="float">
            <text:p>690531</text:p>
          </table:table-cell>
          <table:table-cell office:value-type="float" office:value="103115" calcext:value-type="float">
            <text:p>103115</text:p>
          </table:table-cell>
          <table:table-cell office:value-type="float" office:value="90.202" calcext:value-type="float">
            <text:p>90,202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.111" calcext:value-type="float">
            <text:p>0,111</text:p>
          </table:table-cell>
          <table:table-cell office:value-type="float" office:value="586847" calcext:value-type="float">
            <text:p>586847</text:p>
          </table:table-cell>
          <table:table-cell office:value-type="float" office:value="116172" calcext:value-type="float">
            <text:p>116172</text:p>
          </table:table-cell>
          <table:table-cell office:value-type="float" office:value="89.316" calcext:value-type="float">
            <text:p>89,316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.131" calcext:value-type="float">
            <text:p>0,131</text:p>
          </table:table-cell>
          <table:table-cell office:value-type="float" office:value="621566" calcext:value-type="float">
            <text:p>621566</text:p>
          </table:table-cell>
          <table:table-cell office:value-type="float" office:value="149452" calcext:value-type="float">
            <text:p>149452</text:p>
          </table:table-cell>
          <table:table-cell office:value-type="float" office:value="78.836" calcext:value-type="float">
            <text:p>78,83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68" calcext:value-type="float">
            <text:p>0,068</text:p>
          </table:table-cell>
          <table:table-cell office:value-type="float" office:value="628203" calcext:value-type="float">
            <text:p>628203</text:p>
          </table:table-cell>
          <table:table-cell office:value-type="float" office:value="93880" calcext:value-type="float">
            <text:p>93880</text:p>
          </table:table-cell>
          <table:table-cell office:value-type="float" office:value="91.846" calcext:value-type="float">
            <text:p>91,846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127" calcext:value-type="float">
            <text:p>0,127</text:p>
          </table:table-cell>
          <table:table-cell office:value-type="float" office:value="672977" calcext:value-type="float">
            <text:p>672977</text:p>
          </table:table-cell>
          <table:table-cell office:value-type="float" office:value="133190" calcext:value-type="float">
            <text:p>133190</text:p>
          </table:table-cell>
          <table:table-cell office:value-type="float" office:value="89.772" calcext:value-type="float">
            <text:p>89,77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127" calcext:value-type="float">
            <text:p>0,127</text:p>
          </table:table-cell>
          <table:table-cell office:value-type="float" office:value="606309" calcext:value-type="float">
            <text:p>606309</text:p>
          </table:table-cell>
          <table:table-cell office:value-type="float" office:value="145244" calcext:value-type="float">
            <text:p>145244</text:p>
          </table:table-cell>
          <table:table-cell office:value-type="float" office:value="78.78" calcext:value-type="float">
            <text:p>78,7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64" calcext:value-type="float">
            <text:p>0,064</text:p>
          </table:table-cell>
          <table:table-cell office:value-type="float" office:value="607124" calcext:value-type="float">
            <text:p>607124</text:p>
          </table:table-cell>
          <table:table-cell office:value-type="float" office:value="91024" calcext:value-type="float">
            <text:p>91024</text:p>
          </table:table-cell>
          <table:table-cell office:value-type="float" office:value="89.818" calcext:value-type="float">
            <text:p>89,818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118" calcext:value-type="float">
            <text:p>0,118</text:p>
          </table:table-cell>
          <table:table-cell office:value-type="float" office:value="643936" calcext:value-type="float">
            <text:p>643936</text:p>
          </table:table-cell>
          <table:table-cell office:value-type="float" office:value="127313" calcext:value-type="float">
            <text:p>127313</text:p>
          </table:table-cell>
          <table:table-cell office:value-type="float" office:value="88.845" calcext:value-type="float">
            <text:p>88,845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148" calcext:value-type="float">
            <text:p>0,148</text:p>
          </table:table-cell>
          <table:table-cell office:value-type="float" office:value="587353" calcext:value-type="float">
            <text:p>587353</text:p>
          </table:table-cell>
          <table:table-cell office:value-type="float" office:value="140273" calcext:value-type="float">
            <text:p>140273</text:p>
          </table:table-cell>
          <table:table-cell office:value-type="float" office:value="78.731" calcext:value-type="float">
            <text:p>78,73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64" calcext:value-type="float">
            <text:p>0,064</text:p>
          </table:table-cell>
          <table:table-cell office:value-type="float" office:value="641100" calcext:value-type="float">
            <text:p>641100</text:p>
          </table:table-cell>
          <table:table-cell office:value-type="float" office:value="95915" calcext:value-type="float">
            <text:p>95915</text:p>
          </table:table-cell>
          <table:table-cell office:value-type="float" office:value="91.617" calcext:value-type="float">
            <text:p>91,617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115" calcext:value-type="float">
            <text:p>0,115</text:p>
          </table:table-cell>
          <table:table-cell office:value-type="float" office:value="588749" calcext:value-type="float">
            <text:p>588749</text:p>
          </table:table-cell>
          <table:table-cell office:value-type="float" office:value="115874" calcext:value-type="float">
            <text:p>115874</text:p>
          </table:table-cell>
          <table:table-cell office:value-type="float" office:value="89.399" calcext:value-type="float">
            <text:p>89,399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131" calcext:value-type="float">
            <text:p>0,131</text:p>
          </table:table-cell>
          <table:table-cell office:value-type="float" office:value="567417" calcext:value-type="float">
            <text:p>567417</text:p>
          </table:table-cell>
          <table:table-cell office:value-type="float" office:value="135401" calcext:value-type="float">
            <text:p>135401</text:p>
          </table:table-cell>
          <table:table-cell office:value-type="float" office:value="78.683" calcext:value-type="float">
            <text:p>78,6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63" calcext:value-type="float">
            <text:p>0,063</text:p>
          </table:table-cell>
          <table:table-cell office:value-type="float" office:value="588282" calcext:value-type="float">
            <text:p>588282</text:p>
          </table:table-cell>
          <table:table-cell office:value-type="float" office:value="88137" calcext:value-type="float">
            <text:p>88137</text:p>
          </table:table-cell>
          <table:table-cell office:value-type="float" office:value="90.995" calcext:value-type="float">
            <text:p>90,995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.102" calcext:value-type="float">
            <text:p>0,102</text:p>
          </table:table-cell>
          <table:table-cell office:value-type="float" office:value="519013" calcext:value-type="float">
            <text:p>519013</text:p>
          </table:table-cell>
          <table:table-cell office:value-type="float" office:value="103152" calcext:value-type="float">
            <text:p>103152</text:p>
          </table:table-cell>
          <table:table-cell office:value-type="float" office:value="88.462" calcext:value-type="float">
            <text:p>88,46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.127" calcext:value-type="float">
            <text:p>0,127</text:p>
          </table:table-cell>
          <table:table-cell office:value-type="float" office:value="548027" calcext:value-type="float">
            <text:p>548027</text:p>
          </table:table-cell>
          <table:table-cell office:value-type="float" office:value="130868" calcext:value-type="float">
            <text:p>130868</text:p>
          </table:table-cell>
          <table:table-cell office:value-type="float" office:value="78.664" calcext:value-type="float">
            <text:p>78,6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45" calcext:value-type="float">
            <text:p>0,045</text:p>
          </table:table-cell>
          <table:table-cell office:value-type="float" office:value="354665" calcext:value-type="float">
            <text:p>354665</text:p>
          </table:table-cell>
          <table:table-cell office:value-type="float" office:value="53920" calcext:value-type="float">
            <text:p>53920</text:p>
          </table:table-cell>
          <table:table-cell office:value-type="float" office:value="88.099" calcext:value-type="float">
            <text:p>88,09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.107" calcext:value-type="float">
            <text:p>0,107</text:p>
          </table:table-cell>
          <table:table-cell office:value-type="float" office:value="563616" calcext:value-type="float">
            <text:p>563616</text:p>
          </table:table-cell>
          <table:table-cell office:value-type="float" office:value="111216" calcext:value-type="float">
            <text:p>111216</text:p>
          </table:table-cell>
          <table:table-cell office:value-type="float" office:value="89.974" calcext:value-type="float">
            <text:p>89,974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.127" calcext:value-type="float">
            <text:p>0,127</text:p>
          </table:table-cell>
          <table:table-cell office:value-type="float" office:value="535899" calcext:value-type="float">
            <text:p>535899</text:p>
          </table:table-cell>
          <table:table-cell office:value-type="float" office:value="127810" calcext:value-type="float">
            <text:p>127810</text:p>
          </table:table-cell>
          <table:table-cell office:value-type="float" office:value="78.62" calcext:value-type="float">
            <text:p>78,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56" calcext:value-type="float">
            <text:p>0,056</text:p>
          </table:table-cell>
          <table:table-cell office:value-type="float" office:value="518013" calcext:value-type="float">
            <text:p>518013</text:p>
          </table:table-cell>
          <table:table-cell office:value-type="float" office:value="77826" calcext:value-type="float">
            <text:p>77826</text:p>
          </table:table-cell>
          <table:table-cell office:value-type="float" office:value="91.291" calcext:value-type="float">
            <text:p>91,29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109" calcext:value-type="float">
            <text:p>0,109</text:p>
          </table:table-cell>
          <table:table-cell office:value-type="float" office:value="593695" calcext:value-type="float">
            <text:p>593695</text:p>
          </table:table-cell>
          <table:table-cell office:value-type="float" office:value="116956" calcext:value-type="float">
            <text:p>116956</text:p>
          </table:table-cell>
          <table:table-cell office:value-type="float" office:value="89.92" calcext:value-type="float">
            <text:p>89,9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123" calcext:value-type="float">
            <text:p>0,123</text:p>
          </table:table-cell>
          <table:table-cell office:value-type="float" office:value="516546" calcext:value-type="float">
            <text:p>516546</text:p>
          </table:table-cell>
          <table:table-cell office:value-type="float" office:value="122730" calcext:value-type="float">
            <text:p>122730</text:p>
          </table:table-cell>
          <table:table-cell office:value-type="float" office:value="78.579" calcext:value-type="float">
            <text:p>78,57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54" calcext:value-type="float">
            <text:p>0,054</text:p>
          </table:table-cell>
          <table:table-cell office:value-type="float" office:value="552022" calcext:value-type="float">
            <text:p>552022</text:p>
          </table:table-cell>
          <table:table-cell office:value-type="float" office:value="83255" calcext:value-type="float">
            <text:p>83255</text:p>
          </table:table-cell>
          <table:table-cell office:value-type="float" office:value="91.402" calcext:value-type="float">
            <text:p>91,40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081" calcext:value-type="float">
            <text:p>0,081</text:p>
          </table:table-cell>
          <table:table-cell office:value-type="float" office:value="416064" calcext:value-type="float">
            <text:p>416064</text:p>
          </table:table-cell>
          <table:table-cell office:value-type="float" office:value="82011" calcext:value-type="float">
            <text:p>82011</text:p>
          </table:table-cell>
          <table:table-cell office:value-type="float" office:value="88.654" calcext:value-type="float">
            <text:p>88,654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124" calcext:value-type="float">
            <text:p>0,124</text:p>
          </table:table-cell>
          <table:table-cell office:value-type="float" office:value="500552" calcext:value-type="float">
            <text:p>500552</text:p>
          </table:table-cell>
          <table:table-cell office:value-type="float" office:value="118422" calcext:value-type="float">
            <text:p>118422</text:p>
          </table:table-cell>
          <table:table-cell office:value-type="float" office:value="78.559" calcext:value-type="float">
            <text:p>78,5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6" calcext:value-type="float">
            <text:p>0,06</text:p>
          </table:table-cell>
          <table:table-cell office:value-type="float" office:value="553262" calcext:value-type="float">
            <text:p>553262</text:p>
          </table:table-cell>
          <table:table-cell office:value-type="float" office:value="83595" calcext:value-type="float">
            <text:p>83595</text:p>
          </table:table-cell>
          <table:table-cell office:value-type="float" office:value="90.717" calcext:value-type="float">
            <text:p>90,717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109" calcext:value-type="float">
            <text:p>0,109</text:p>
          </table:table-cell>
          <table:table-cell office:value-type="float" office:value="580406" calcext:value-type="float">
            <text:p>580406</text:p>
          </table:table-cell>
          <table:table-cell office:value-type="float" office:value="114593" calcext:value-type="float">
            <text:p>114593</text:p>
          </table:table-cell>
          <table:table-cell office:value-type="float" office:value="88.677" calcext:value-type="float">
            <text:p>88,677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12" calcext:value-type="float">
            <text:p>0,12</text:p>
          </table:table-cell>
          <table:table-cell office:value-type="float" office:value="485430" calcext:value-type="float">
            <text:p>485430</text:p>
          </table:table-cell>
          <table:table-cell office:value-type="float" office:value="114539" calcext:value-type="float">
            <text:p>114539</text:p>
          </table:table-cell>
          <table:table-cell office:value-type="float" office:value="78.519" calcext:value-type="float">
            <text:p>78,51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71" calcext:value-type="float">
            <text:p>0,071</text:p>
          </table:table-cell>
          <table:table-cell office:value-type="float" office:value="585658" calcext:value-type="float">
            <text:p>585658</text:p>
          </table:table-cell>
          <table:table-cell office:value-type="float" office:value="87758" calcext:value-type="float">
            <text:p>87758</text:p>
          </table:table-cell>
          <table:table-cell office:value-type="float" office:value="90.732" calcext:value-type="float">
            <text:p>90,73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116" calcext:value-type="float">
            <text:p>0,116</text:p>
          </table:table-cell>
          <table:table-cell office:value-type="float" office:value="630114" calcext:value-type="float">
            <text:p>630114</text:p>
          </table:table-cell>
          <table:table-cell office:value-type="float" office:value="125531" calcext:value-type="float">
            <text:p>125531</text:p>
          </table:table-cell>
          <table:table-cell office:value-type="float" office:value="89.274" calcext:value-type="float">
            <text:p>89,274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118" calcext:value-type="float">
            <text:p>0,118</text:p>
          </table:table-cell>
          <table:table-cell office:value-type="float" office:value="473282" calcext:value-type="float">
            <text:p>473282</text:p>
          </table:table-cell>
          <table:table-cell office:value-type="float" office:value="111767" calcext:value-type="float">
            <text:p>111767</text:p>
          </table:table-cell>
          <table:table-cell office:value-type="float" office:value="78.506" calcext:value-type="float">
            <text:p>78,5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5" calcext:value-type="float">
            <text:p>0,05</text:p>
          </table:table-cell>
          <table:table-cell office:value-type="float" office:value="464548" calcext:value-type="float">
            <text:p>464548</text:p>
          </table:table-cell>
          <table:table-cell office:value-type="float" office:value="70444" calcext:value-type="float">
            <text:p>70444</text:p>
          </table:table-cell>
          <table:table-cell office:value-type="float" office:value="90.614" calcext:value-type="float">
            <text:p>90,6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9" calcext:value-type="float">
            <text:p>0,09</text:p>
          </table:table-cell>
          <table:table-cell office:value-type="float" office:value="475524" calcext:value-type="float">
            <text:p>475524</text:p>
          </table:table-cell>
          <table:table-cell office:value-type="float" office:value="94345" calcext:value-type="float">
            <text:p>94345</text:p>
          </table:table-cell>
          <table:table-cell office:value-type="float" office:value="88.989" calcext:value-type="float">
            <text:p>88,9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117" calcext:value-type="float">
            <text:p>0,117</text:p>
          </table:table-cell>
          <table:table-cell office:value-type="float" office:value="461995" calcext:value-type="float">
            <text:p>461995</text:p>
          </table:table-cell>
          <table:table-cell office:value-type="float" office:value="108594" calcext:value-type="float">
            <text:p>108594</text:p>
          </table:table-cell>
          <table:table-cell office:value-type="float" office:value="78.468" calcext:value-type="float">
            <text:p>78,46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63" calcext:value-type="float">
            <text:p>0,063</text:p>
          </table:table-cell>
          <table:table-cell office:value-type="float" office:value="540882" calcext:value-type="float">
            <text:p>540882</text:p>
          </table:table-cell>
          <table:table-cell office:value-type="float" office:value="81266" calcext:value-type="float">
            <text:p>81266</text:p>
          </table:table-cell>
          <table:table-cell office:value-type="float" office:value="91.407" calcext:value-type="float">
            <text:p>91,407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099" calcext:value-type="float">
            <text:p>0,099</text:p>
          </table:table-cell>
          <table:table-cell office:value-type="float" office:value="445968" calcext:value-type="float">
            <text:p>445968</text:p>
          </table:table-cell>
          <table:table-cell office:value-type="float" office:value="87953" calcext:value-type="float">
            <text:p>87953</text:p>
          </table:table-cell>
          <table:table-cell office:value-type="float" office:value="89.483" calcext:value-type="float">
            <text:p>89,483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112" calcext:value-type="float">
            <text:p>0,112</text:p>
          </table:table-cell>
          <table:table-cell office:value-type="float" office:value="452604" calcext:value-type="float">
            <text:p>452604</text:p>
          </table:table-cell>
          <table:table-cell office:value-type="float" office:value="106024" calcext:value-type="float">
            <text:p>106024</text:p>
          </table:table-cell>
          <table:table-cell office:value-type="float" office:value="78.431" calcext:value-type="float">
            <text:p>78,4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39" calcext:value-type="float">
            <text:p>0,039</text:p>
          </table:table-cell>
          <table:table-cell office:value-type="float" office:value="335876" calcext:value-type="float">
            <text:p>335876</text:p>
          </table:table-cell>
          <table:table-cell office:value-type="float" office:value="51632" calcext:value-type="float">
            <text:p>51632</text:p>
          </table:table-cell>
          <table:table-cell office:value-type="float" office:value="89.333" calcext:value-type="float">
            <text:p>89,333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106" calcext:value-type="float">
            <text:p>0,106</text:p>
          </table:table-cell>
          <table:table-cell office:value-type="float" office:value="556164" calcext:value-type="float">
            <text:p>556164</text:p>
          </table:table-cell>
          <table:table-cell office:value-type="float" office:value="110311" calcext:value-type="float">
            <text:p>110311</text:p>
          </table:table-cell>
          <table:table-cell office:value-type="float" office:value="86.506" calcext:value-type="float">
            <text:p>86,506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114" calcext:value-type="float">
            <text:p>0,114</text:p>
          </table:table-cell>
          <table:table-cell office:value-type="float" office:value="443815" calcext:value-type="float">
            <text:p>443815</text:p>
          </table:table-cell>
          <table:table-cell office:value-type="float" office:value="103547" calcext:value-type="float">
            <text:p>103547</text:p>
          </table:table-cell>
          <table:table-cell office:value-type="float" office:value="78.391" calcext:value-type="float">
            <text:p>78,39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42" calcext:value-type="float">
            <text:p>0,042</text:p>
          </table:table-cell>
          <table:table-cell office:value-type="float" office:value="351050" calcext:value-type="float">
            <text:p>351050</text:p>
          </table:table-cell>
          <table:table-cell office:value-type="float" office:value="53133" calcext:value-type="float">
            <text:p>53133</text:p>
          </table:table-cell>
          <table:table-cell office:value-type="float" office:value="89.918" calcext:value-type="float">
            <text:p>89,91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116" calcext:value-type="float">
            <text:p>0,116</text:p>
          </table:table-cell>
          <table:table-cell office:value-type="float" office:value="490416" calcext:value-type="float">
            <text:p>490416</text:p>
          </table:table-cell>
          <table:table-cell office:value-type="float" office:value="97253" calcext:value-type="float">
            <text:p>97253</text:p>
          </table:table-cell>
          <table:table-cell office:value-type="float" office:value="88.865" calcext:value-type="float">
            <text:p>88,865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114" calcext:value-type="float">
            <text:p>0,114</text:p>
          </table:table-cell>
          <table:table-cell office:value-type="float" office:value="434711" calcext:value-type="float">
            <text:p>434711</text:p>
          </table:table-cell>
          <table:table-cell office:value-type="float" office:value="101303" calcext:value-type="float">
            <text:p>101303</text:p>
          </table:table-cell>
          <table:table-cell office:value-type="float" office:value="78.38" calcext:value-type="float">
            <text:p>78,3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59" calcext:value-type="float">
            <text:p>0,059</text:p>
          </table:table-cell>
          <table:table-cell office:value-type="float" office:value="531643" calcext:value-type="float">
            <text:p>531643</text:p>
          </table:table-cell>
          <table:table-cell office:value-type="float" office:value="80042" calcext:value-type="float">
            <text:p>80042</text:p>
          </table:table-cell>
          <table:table-cell office:value-type="float" office:value="91.1" calcext:value-type="float">
            <text:p>91,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111" calcext:value-type="float">
            <text:p>0,111</text:p>
          </table:table-cell>
          <table:table-cell office:value-type="float" office:value="487444" calcext:value-type="float">
            <text:p>487444</text:p>
          </table:table-cell>
          <table:table-cell office:value-type="float" office:value="96564" calcext:value-type="float">
            <text:p>96564</text:p>
          </table:table-cell>
          <table:table-cell office:value-type="float" office:value="89.567" calcext:value-type="float">
            <text:p>89,56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107" calcext:value-type="float">
            <text:p>0,107</text:p>
          </table:table-cell>
          <table:table-cell office:value-type="float" office:value="427724" calcext:value-type="float">
            <text:p>427724</text:p>
          </table:table-cell>
          <table:table-cell office:value-type="float" office:value="99219" calcext:value-type="float">
            <text:p>99219</text:p>
          </table:table-cell>
          <table:table-cell office:value-type="float" office:value="78.347" calcext:value-type="float">
            <text:p>78,34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47" calcext:value-type="float">
            <text:p>0,047</text:p>
          </table:table-cell>
          <table:table-cell office:value-type="float" office:value="411270" calcext:value-type="float">
            <text:p>411270</text:p>
          </table:table-cell>
          <table:table-cell office:value-type="float" office:value="62080" calcext:value-type="float">
            <text:p>62080</text:p>
          </table:table-cell>
          <table:table-cell office:value-type="float" office:value="89.222" calcext:value-type="float">
            <text:p>89,22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115" calcext:value-type="float">
            <text:p>0,115</text:p>
          </table:table-cell>
          <table:table-cell office:value-type="float" office:value="570108" calcext:value-type="float">
            <text:p>570108</text:p>
          </table:table-cell>
          <table:table-cell office:value-type="float" office:value="113238" calcext:value-type="float">
            <text:p>113238</text:p>
          </table:table-cell>
          <table:table-cell office:value-type="float" office:value="89.032" calcext:value-type="float">
            <text:p>89,03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105" calcext:value-type="float">
            <text:p>0,105</text:p>
          </table:table-cell>
          <table:table-cell office:value-type="float" office:value="423153" calcext:value-type="float">
            <text:p>423153</text:p>
          </table:table-cell>
          <table:table-cell office:value-type="float" office:value="97310" calcext:value-type="float">
            <text:p>97310</text:p>
          </table:table-cell>
          <table:table-cell office:value-type="float" office:value="78.31" calcext:value-type="float">
            <text:p>78,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54" calcext:value-type="float">
            <text:p>0,054</text:p>
          </table:table-cell>
          <table:table-cell office:value-type="float" office:value="487591" calcext:value-type="float">
            <text:p>487591</text:p>
          </table:table-cell>
          <table:table-cell office:value-type="float" office:value="73965" calcext:value-type="float">
            <text:p>73965</text:p>
          </table:table-cell>
          <table:table-cell office:value-type="float" office:value="90.703" calcext:value-type="float">
            <text:p>90,70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94" calcext:value-type="float">
            <text:p>0,094</text:p>
          </table:table-cell>
          <table:table-cell office:value-type="float" office:value="472654" calcext:value-type="float">
            <text:p>472654</text:p>
          </table:table-cell>
          <table:table-cell office:value-type="float" office:value="93783" calcext:value-type="float">
            <text:p>93783</text:p>
          </table:table-cell>
          <table:table-cell office:value-type="float" office:value="87.043" calcext:value-type="float">
            <text:p>87,04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104" calcext:value-type="float">
            <text:p>0,104</text:p>
          </table:table-cell>
          <table:table-cell office:value-type="float" office:value="414127" calcext:value-type="float">
            <text:p>414127</text:p>
          </table:table-cell>
          <table:table-cell office:value-type="float" office:value="94672" calcext:value-type="float">
            <text:p>94672</text:p>
          </table:table-cell>
          <table:table-cell office:value-type="float" office:value="78.276" calcext:value-type="float">
            <text:p>78,27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41" calcext:value-type="float">
            <text:p>0,041</text:p>
          </table:table-cell>
          <table:table-cell office:value-type="float" office:value="315125" calcext:value-type="float">
            <text:p>315125</text:p>
          </table:table-cell>
          <table:table-cell office:value-type="float" office:value="48297" calcext:value-type="float">
            <text:p>48297</text:p>
          </table:table-cell>
          <table:table-cell office:value-type="float" office:value="89.203" calcext:value-type="float">
            <text:p>89,203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0.094" calcext:value-type="float">
            <text:p>0,094</text:p>
          </table:table-cell>
          <table:table-cell office:value-type="float" office:value="456655" calcext:value-type="float">
            <text:p>456655</text:p>
          </table:table-cell>
          <table:table-cell office:value-type="float" office:value="90748" calcext:value-type="float">
            <text:p>90748</text:p>
          </table:table-cell>
          <table:table-cell office:value-type="float" office:value="88.461" calcext:value-type="float">
            <text:p>88,461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0.103" calcext:value-type="float">
            <text:p>0,103</text:p>
          </table:table-cell>
          <table:table-cell office:value-type="float" office:value="407633" calcext:value-type="float">
            <text:p>407633</text:p>
          </table:table-cell>
          <table:table-cell office:value-type="float" office:value="92746" calcext:value-type="float">
            <text:p>92746</text:p>
          </table:table-cell>
          <table:table-cell office:value-type="float" office:value="78.241" calcext:value-type="float">
            <text:p>78,24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39" calcext:value-type="float">
            <text:p>0,039</text:p>
          </table:table-cell>
          <table:table-cell office:value-type="float" office:value="321465" calcext:value-type="float">
            <text:p>321465</text:p>
          </table:table-cell>
          <table:table-cell office:value-type="float" office:value="49351" calcext:value-type="float">
            <text:p>49351</text:p>
          </table:table-cell>
          <table:table-cell office:value-type="float" office:value="90.289" calcext:value-type="float">
            <text:p>90,289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062" calcext:value-type="float">
            <text:p>0,062</text:p>
          </table:table-cell>
          <table:table-cell office:value-type="float" office:value="295005" calcext:value-type="float">
            <text:p>295005</text:p>
          </table:table-cell>
          <table:table-cell office:value-type="float" office:value="58661" calcext:value-type="float">
            <text:p>58661</text:p>
          </table:table-cell>
          <table:table-cell office:value-type="float" office:value="88.062" calcext:value-type="float">
            <text:p>88,06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1" calcext:value-type="float">
            <text:p>0,1</text:p>
          </table:table-cell>
          <table:table-cell office:value-type="float" office:value="396750" calcext:value-type="float">
            <text:p>396750</text:p>
          </table:table-cell>
          <table:table-cell office:value-type="float" office:value="89857" calcext:value-type="float">
            <text:p>89857</text:p>
          </table:table-cell>
          <table:table-cell office:value-type="float" office:value="78.233" calcext:value-type="float">
            <text:p>78,2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37" calcext:value-type="float">
            <text:p>0,037</text:p>
          </table:table-cell>
          <table:table-cell office:value-type="float" office:value="294798" calcext:value-type="float">
            <text:p>294798</text:p>
          </table:table-cell>
          <table:table-cell office:value-type="float" office:value="44956" calcext:value-type="float">
            <text:p>44956</text:p>
          </table:table-cell>
          <table:table-cell office:value-type="float" office:value="88.005" calcext:value-type="float">
            <text:p>88,005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049" calcext:value-type="float">
            <text:p>0,049</text:p>
          </table:table-cell>
          <table:table-cell office:value-type="float" office:value="226584" calcext:value-type="float">
            <text:p>226584</text:p>
          </table:table-cell>
          <table:table-cell office:value-type="float" office:value="45102" calcext:value-type="float">
            <text:p>45102</text:p>
          </table:table-cell>
          <table:table-cell office:value-type="float" office:value="87.127" calcext:value-type="float">
            <text:p>87,127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099" calcext:value-type="float">
            <text:p>0,099</text:p>
          </table:table-cell>
          <table:table-cell office:value-type="float" office:value="387509" calcext:value-type="float">
            <text:p>387509</text:p>
          </table:table-cell>
          <table:table-cell office:value-type="float" office:value="87414" calcext:value-type="float">
            <text:p>87414</text:p>
          </table:table-cell>
          <table:table-cell office:value-type="float" office:value="78.197" calcext:value-type="float">
            <text:p>78,19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38" calcext:value-type="float">
            <text:p>0,038</text:p>
          </table:table-cell>
          <table:table-cell office:value-type="float" office:value="324666" calcext:value-type="float">
            <text:p>324666</text:p>
          </table:table-cell>
          <table:table-cell office:value-type="float" office:value="49471" calcext:value-type="float">
            <text:p>49471</text:p>
          </table:table-cell>
          <table:table-cell office:value-type="float" office:value="88.719" calcext:value-type="float">
            <text:p>88,719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084" calcext:value-type="float">
            <text:p>0,084</text:p>
          </table:table-cell>
          <table:table-cell office:value-type="float" office:value="412125" calcext:value-type="float">
            <text:p>412125</text:p>
          </table:table-cell>
          <table:table-cell office:value-type="float" office:value="81631" calcext:value-type="float">
            <text:p>81631</text:p>
          </table:table-cell>
          <table:table-cell office:value-type="float" office:value="88.597" calcext:value-type="float">
            <text:p>88,597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097" calcext:value-type="float">
            <text:p>0,097</text:p>
          </table:table-cell>
          <table:table-cell office:value-type="float" office:value="378270" calcext:value-type="float">
            <text:p>378270</text:p>
          </table:table-cell>
          <table:table-cell office:value-type="float" office:value="84937" calcext:value-type="float">
            <text:p>84937</text:p>
          </table:table-cell>
          <table:table-cell office:value-type="float" office:value="78.163" calcext:value-type="float">
            <text:p>78,16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43" calcext:value-type="float">
            <text:p>0,043</text:p>
          </table:table-cell>
          <table:table-cell office:value-type="float" office:value="376830" calcext:value-type="float">
            <text:p>376830</text:p>
          </table:table-cell>
          <table:table-cell office:value-type="float" office:value="56636" calcext:value-type="float">
            <text:p>56636</text:p>
          </table:table-cell>
          <table:table-cell office:value-type="float" office:value="88.384" calcext:value-type="float">
            <text:p>88,384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093" calcext:value-type="float">
            <text:p>0,093</text:p>
          </table:table-cell>
          <table:table-cell office:value-type="float" office:value="481899" calcext:value-type="float">
            <text:p>481899</text:p>
          </table:table-cell>
          <table:table-cell office:value-type="float" office:value="95759" calcext:value-type="float">
            <text:p>95759</text:p>
          </table:table-cell>
          <table:table-cell office:value-type="float" office:value="87.849" calcext:value-type="float">
            <text:p>87,849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095" calcext:value-type="float">
            <text:p>0,095</text:p>
          </table:table-cell>
          <table:table-cell office:value-type="float" office:value="370365" calcext:value-type="float">
            <text:p>370365</text:p>
          </table:table-cell>
          <table:table-cell office:value-type="float" office:value="82704" calcext:value-type="float">
            <text:p>82704</text:p>
          </table:table-cell>
          <table:table-cell office:value-type="float" office:value="78.152" calcext:value-type="float">
            <text:p>78,15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51" calcext:value-type="float">
            <text:p>0,051</text:p>
          </table:table-cell>
          <table:table-cell office:value-type="float" office:value="465592" calcext:value-type="float">
            <text:p>465592</text:p>
          </table:table-cell>
          <table:table-cell office:value-type="float" office:value="70423" calcext:value-type="float">
            <text:p>70423</text:p>
          </table:table-cell>
          <table:table-cell office:value-type="float" office:value="89.118" calcext:value-type="float">
            <text:p>89,118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088" calcext:value-type="float">
            <text:p>0,088</text:p>
          </table:table-cell>
          <table:table-cell office:value-type="float" office:value="465909" calcext:value-type="float">
            <text:p>465909</text:p>
          </table:table-cell>
          <table:table-cell office:value-type="float" office:value="92016" calcext:value-type="float">
            <text:p>92016</text:p>
          </table:table-cell>
          <table:table-cell office:value-type="float" office:value="88.92" calcext:value-type="float">
            <text:p>88,9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096" calcext:value-type="float">
            <text:p>0,096</text:p>
          </table:table-cell>
          <table:table-cell office:value-type="float" office:value="360374" calcext:value-type="float">
            <text:p>360374</text:p>
          </table:table-cell>
          <table:table-cell office:value-type="float" office:value="80108" calcext:value-type="float">
            <text:p>80108</text:p>
          </table:table-cell>
          <table:table-cell office:value-type="float" office:value="78.114" calcext:value-type="float">
            <text:p>78,1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34" calcext:value-type="float">
            <text:p>0,034</text:p>
          </table:table-cell>
          <table:table-cell office:value-type="float" office:value="242639" calcext:value-type="float">
            <text:p>242639</text:p>
          </table:table-cell>
          <table:table-cell office:value-type="float" office:value="36839" calcext:value-type="float">
            <text:p>36839</text:p>
          </table:table-cell>
          <table:table-cell office:value-type="float" office:value="86.747" calcext:value-type="float">
            <text:p>86,747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07" calcext:value-type="float">
            <text:p>0,07</text:p>
          </table:table-cell>
          <table:table-cell office:value-type="float" office:value="327934" calcext:value-type="float">
            <text:p>327934</text:p>
          </table:table-cell>
          <table:table-cell office:value-type="float" office:value="65924" calcext:value-type="float">
            <text:p>65924</text:p>
          </table:table-cell>
          <table:table-cell office:value-type="float" office:value="85.241" calcext:value-type="float">
            <text:p>85,241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093" calcext:value-type="float">
            <text:p>0,093</text:p>
          </table:table-cell>
          <table:table-cell office:value-type="float" office:value="347864" calcext:value-type="float">
            <text:p>347864</text:p>
          </table:table-cell>
          <table:table-cell office:value-type="float" office:value="77157" calcext:value-type="float">
            <text:p>77157</text:p>
          </table:table-cell>
          <table:table-cell office:value-type="float" office:value="78.076" calcext:value-type="float">
            <text:p>78,07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42" calcext:value-type="float">
            <text:p>0,042</text:p>
          </table:table-cell>
          <table:table-cell office:value-type="float" office:value="333537" calcext:value-type="float">
            <text:p>333537</text:p>
          </table:table-cell>
          <table:table-cell office:value-type="float" office:value="50525" calcext:value-type="float">
            <text:p>50525</text:p>
          </table:table-cell>
          <table:table-cell office:value-type="float" office:value="89.647" calcext:value-type="float">
            <text:p>89,647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075" calcext:value-type="float">
            <text:p>0,075</text:p>
          </table:table-cell>
          <table:table-cell office:value-type="float" office:value="379122" calcext:value-type="float">
            <text:p>379122</text:p>
          </table:table-cell>
          <table:table-cell office:value-type="float" office:value="75420" calcext:value-type="float">
            <text:p>75420</text:p>
          </table:table-cell>
          <table:table-cell office:value-type="float" office:value="87.9" calcext:value-type="float">
            <text:p>87,9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092" calcext:value-type="float">
            <text:p>0,092</text:p>
          </table:table-cell>
          <table:table-cell office:value-type="float" office:value="339181" calcext:value-type="float">
            <text:p>339181</text:p>
          </table:table-cell>
          <table:table-cell office:value-type="float" office:value="74945" calcext:value-type="float">
            <text:p>74945</text:p>
          </table:table-cell>
          <table:table-cell office:value-type="float" office:value="78.05" calcext:value-type="float">
            <text:p>78,0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33" calcext:value-type="float">
            <text:p>0,033</text:p>
          </table:table-cell>
          <table:table-cell office:value-type="float" office:value="271068" calcext:value-type="float">
            <text:p>271068</text:p>
          </table:table-cell>
          <table:table-cell office:value-type="float" office:value="41197" calcext:value-type="float">
            <text:p>41197</text:p>
          </table:table-cell>
          <table:table-cell office:value-type="float" office:value="85.218" calcext:value-type="float">
            <text:p>85,218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0.081" calcext:value-type="float">
            <text:p>0,081</text:p>
          </table:table-cell>
          <table:table-cell office:value-type="float" office:value="404561" calcext:value-type="float">
            <text:p>404561</text:p>
          </table:table-cell>
          <table:table-cell office:value-type="float" office:value="80229" calcext:value-type="float">
            <text:p>80229</text:p>
          </table:table-cell>
          <table:table-cell office:value-type="float" office:value="88.279" calcext:value-type="float">
            <text:p>88,27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0.091" calcext:value-type="float">
            <text:p>0,091</text:p>
          </table:table-cell>
          <table:table-cell office:value-type="float" office:value="327161" calcext:value-type="float">
            <text:p>327161</text:p>
          </table:table-cell>
          <table:table-cell office:value-type="float" office:value="71994" calcext:value-type="float">
            <text:p>71994</text:p>
          </table:table-cell>
          <table:table-cell office:value-type="float" office:value="78.009" calcext:value-type="float">
            <text:p>78,0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2" calcext:value-type="float">
            <text:p>0,042</text:p>
          </table:table-cell>
          <table:table-cell office:value-type="float" office:value="368144" calcext:value-type="float">
            <text:p>368144</text:p>
          </table:table-cell>
          <table:table-cell office:value-type="float" office:value="56141" calcext:value-type="float">
            <text:p>56141</text:p>
          </table:table-cell>
          <table:table-cell office:value-type="float" office:value="90.736" calcext:value-type="float">
            <text:p>90,73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56" calcext:value-type="float">
            <text:p>0,056</text:p>
          </table:table-cell>
          <table:table-cell office:value-type="float" office:value="267814" calcext:value-type="float">
            <text:p>267814</text:p>
          </table:table-cell>
          <table:table-cell office:value-type="float" office:value="53387" calcext:value-type="float">
            <text:p>53387</text:p>
          </table:table-cell>
          <table:table-cell office:value-type="float" office:value="86.181" calcext:value-type="float">
            <text:p>86,18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88" calcext:value-type="float">
            <text:p>0,088</text:p>
          </table:table-cell>
          <table:table-cell office:value-type="float" office:value="311900" calcext:value-type="float">
            <text:p>311900</text:p>
          </table:table-cell>
          <table:table-cell office:value-type="float" office:value="67878" calcext:value-type="float">
            <text:p>67878</text:p>
          </table:table-cell>
          <table:table-cell office:value-type="float" office:value="77.97" calcext:value-type="float">
            <text:p>77,9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35" calcext:value-type="float">
            <text:p>0,035</text:p>
          </table:table-cell>
          <table:table-cell office:value-type="float" office:value="296243" calcext:value-type="float">
            <text:p>296243</text:p>
          </table:table-cell>
          <table:table-cell office:value-type="float" office:value="45131" calcext:value-type="float">
            <text:p>45131</text:p>
          </table:table-cell>
          <table:table-cell office:value-type="float" office:value="90.175" calcext:value-type="float">
            <text:p>90,175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043" calcext:value-type="float">
            <text:p>0,043</text:p>
          </table:table-cell>
          <table:table-cell office:value-type="float" office:value="173960" calcext:value-type="float">
            <text:p>173960</text:p>
          </table:table-cell>
          <table:table-cell office:value-type="float" office:value="34663" calcext:value-type="float">
            <text:p>34663</text:p>
          </table:table-cell>
          <table:table-cell office:value-type="float" office:value="87.312" calcext:value-type="float">
            <text:p>87,31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102" calcext:value-type="float">
            <text:p>0,102</text:p>
          </table:table-cell>
          <table:table-cell office:value-type="float" office:value="331881" calcext:value-type="float">
            <text:p>331881</text:p>
          </table:table-cell>
          <table:table-cell office:value-type="float" office:value="83665" calcext:value-type="float">
            <text:p>83665</text:p>
          </table:table-cell>
          <table:table-cell office:value-type="float" office:value="83.052" calcext:value-type="float">
            <text:p>83,05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46" calcext:value-type="float">
            <text:p>0,046</text:p>
          </table:table-cell>
          <table:table-cell office:value-type="float" office:value="275351" calcext:value-type="float">
            <text:p>275351</text:p>
          </table:table-cell>
          <table:table-cell office:value-type="float" office:value="42089" calcext:value-type="float">
            <text:p>42089</text:p>
          </table:table-cell>
          <table:table-cell office:value-type="float" office:value="88.778" calcext:value-type="float">
            <text:p>88,778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076" calcext:value-type="float">
            <text:p>0,076</text:p>
          </table:table-cell>
          <table:table-cell office:value-type="float" office:value="300035" calcext:value-type="float">
            <text:p>300035</text:p>
          </table:table-cell>
          <table:table-cell office:value-type="float" office:value="59466" calcext:value-type="float">
            <text:p>59466</text:p>
          </table:table-cell>
          <table:table-cell office:value-type="float" office:value="86.991" calcext:value-type="float">
            <text:p>86,991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105" calcext:value-type="float">
            <text:p>0,105</text:p>
          </table:table-cell>
          <table:table-cell office:value-type="float" office:value="333824" calcext:value-type="float">
            <text:p>333824</text:p>
          </table:table-cell>
          <table:table-cell office:value-type="float" office:value="83724" calcext:value-type="float">
            <text:p>83724</text:p>
          </table:table-cell>
          <table:table-cell office:value-type="float" office:value="83.019" calcext:value-type="float">
            <text:p>83,01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37" calcext:value-type="float">
            <text:p>0,037</text:p>
          </table:table-cell>
          <table:table-cell office:value-type="float" office:value="354766" calcext:value-type="float">
            <text:p>354766</text:p>
          </table:table-cell>
          <table:table-cell office:value-type="float" office:value="53809" calcext:value-type="float">
            <text:p>53809</text:p>
          </table:table-cell>
          <table:table-cell office:value-type="float" office:value="89.531" calcext:value-type="float">
            <text:p>89,531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064" calcext:value-type="float">
            <text:p>0,064</text:p>
          </table:table-cell>
          <table:table-cell office:value-type="float" office:value="308975" calcext:value-type="float">
            <text:p>308975</text:p>
          </table:table-cell>
          <table:table-cell office:value-type="float" office:value="61422" calcext:value-type="float">
            <text:p>61422</text:p>
          </table:table-cell>
          <table:table-cell office:value-type="float" office:value="86.44" calcext:value-type="float">
            <text:p>86,44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101" calcext:value-type="float">
            <text:p>0,101</text:p>
          </table:table-cell>
          <table:table-cell office:value-type="float" office:value="333395" calcext:value-type="float">
            <text:p>333395</text:p>
          </table:table-cell>
          <table:table-cell office:value-type="float" office:value="83885" calcext:value-type="float">
            <text:p>83885</text:p>
          </table:table-cell>
          <table:table-cell office:value-type="float" office:value="82.969" calcext:value-type="float">
            <text:p>82,96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39" calcext:value-type="float">
            <text:p>0,039</text:p>
          </table:table-cell>
          <table:table-cell office:value-type="float" office:value="285419" calcext:value-type="float">
            <text:p>285419</text:p>
          </table:table-cell>
          <table:table-cell office:value-type="float" office:value="43611" calcext:value-type="float">
            <text:p>43611</text:p>
          </table:table-cell>
          <table:table-cell office:value-type="float" office:value="89.256" calcext:value-type="float">
            <text:p>89,256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058" calcext:value-type="float">
            <text:p>0,058</text:p>
          </table:table-cell>
          <table:table-cell office:value-type="float" office:value="280384" calcext:value-type="float">
            <text:p>280384</text:p>
          </table:table-cell>
          <table:table-cell office:value-type="float" office:value="56318" calcext:value-type="float">
            <text:p>56318</text:p>
          </table:table-cell>
          <table:table-cell office:value-type="float" office:value="87.298" calcext:value-type="float">
            <text:p>87,29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107" calcext:value-type="float">
            <text:p>0,107</text:p>
          </table:table-cell>
          <table:table-cell office:value-type="float" office:value="335030" calcext:value-type="float">
            <text:p>335030</text:p>
          </table:table-cell>
          <table:table-cell office:value-type="float" office:value="83968" calcext:value-type="float">
            <text:p>83968</text:p>
          </table:table-cell>
          <table:table-cell office:value-type="float" office:value="82.926" calcext:value-type="float">
            <text:p>82,92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38" calcext:value-type="float">
            <text:p>0,038</text:p>
          </table:table-cell>
          <table:table-cell office:value-type="float" office:value="307115" calcext:value-type="float">
            <text:p>307115</text:p>
          </table:table-cell>
          <table:table-cell office:value-type="float" office:value="47070" calcext:value-type="float">
            <text:p>47070</text:p>
          </table:table-cell>
          <table:table-cell office:value-type="float" office:value="89.127" calcext:value-type="float">
            <text:p>89,127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0.069" calcext:value-type="float">
            <text:p>0,069</text:p>
          </table:table-cell>
          <table:table-cell office:value-type="float" office:value="332069" calcext:value-type="float">
            <text:p>332069</text:p>
          </table:table-cell>
          <table:table-cell office:value-type="float" office:value="66218" calcext:value-type="float">
            <text:p>66218</text:p>
          </table:table-cell>
          <table:table-cell office:value-type="float" office:value="88.044" calcext:value-type="float">
            <text:p>88,044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0.103" calcext:value-type="float">
            <text:p>0,103</text:p>
          </table:table-cell>
          <table:table-cell office:value-type="float" office:value="333372" calcext:value-type="float">
            <text:p>333372</text:p>
          </table:table-cell>
          <table:table-cell office:value-type="float" office:value="83411" calcext:value-type="float">
            <text:p>83411</text:p>
          </table:table-cell>
          <table:table-cell office:value-type="float" office:value="82.893" calcext:value-type="float">
            <text:p>82,89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39" calcext:value-type="float">
            <text:p>0,039</text:p>
          </table:table-cell>
          <table:table-cell office:value-type="float" office:value="282567" calcext:value-type="float">
            <text:p>282567</text:p>
          </table:table-cell>
          <table:table-cell office:value-type="float" office:value="43262" calcext:value-type="float">
            <text:p>43262</text:p>
          </table:table-cell>
          <table:table-cell office:value-type="float" office:value="88.689" calcext:value-type="float">
            <text:p>88,689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45" calcext:value-type="float">
            <text:p>0,045</text:p>
          </table:table-cell>
          <table:table-cell office:value-type="float" office:value="201502" calcext:value-type="float">
            <text:p>201502</text:p>
          </table:table-cell>
          <table:table-cell office:value-type="float" office:value="40274" calcext:value-type="float">
            <text:p>40274</text:p>
          </table:table-cell>
          <table:table-cell office:value-type="float" office:value="85.04" calcext:value-type="float">
            <text:p>85,04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101" calcext:value-type="float">
            <text:p>0,101</text:p>
          </table:table-cell>
          <table:table-cell office:value-type="float" office:value="331992" calcext:value-type="float">
            <text:p>331992</text:p>
          </table:table-cell>
          <table:table-cell office:value-type="float" office:value="83070" calcext:value-type="float">
            <text:p>83070</text:p>
          </table:table-cell>
          <table:table-cell office:value-type="float" office:value="82.871" calcext:value-type="float">
            <text:p>82,87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34" calcext:value-type="float">
            <text:p>0,034</text:p>
          </table:table-cell>
          <table:table-cell office:value-type="float" office:value="278729" calcext:value-type="float">
            <text:p>278729</text:p>
          </table:table-cell>
          <table:table-cell office:value-type="float" office:value="42631" calcext:value-type="float">
            <text:p>42631</text:p>
          </table:table-cell>
          <table:table-cell office:value-type="float" office:value="90.073" calcext:value-type="float">
            <text:p>90,07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0.057" calcext:value-type="float">
            <text:p>0,057</text:p>
          </table:table-cell>
          <table:table-cell office:value-type="float" office:value="269987" calcext:value-type="float">
            <text:p>269987</text:p>
          </table:table-cell>
          <table:table-cell office:value-type="float" office:value="53934" calcext:value-type="float">
            <text:p>53934</text:p>
          </table:table-cell>
          <table:table-cell office:value-type="float" office:value="86.594" calcext:value-type="float">
            <text:p>86,594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0.101" calcext:value-type="float">
            <text:p>0,101</text:p>
          </table:table-cell>
          <table:table-cell office:value-type="float" office:value="331288" calcext:value-type="float">
            <text:p>331288</text:p>
          </table:table-cell>
          <table:table-cell office:value-type="float" office:value="82734" calcext:value-type="float">
            <text:p>82734</text:p>
          </table:table-cell>
          <table:table-cell office:value-type="float" office:value="82.801" calcext:value-type="float">
            <text:p>82,80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49" calcext:value-type="float">
            <text:p>0,049</text:p>
          </table:table-cell>
          <table:table-cell office:value-type="float" office:value="426598" calcext:value-type="float">
            <text:p>426598</text:p>
          </table:table-cell>
          <table:table-cell office:value-type="float" office:value="64428" calcext:value-type="float">
            <text:p>64428</text:p>
          </table:table-cell>
          <table:table-cell office:value-type="float" office:value="90.6" calcext:value-type="float">
            <text:p>90,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046" calcext:value-type="float">
            <text:p>0,046</text:p>
          </table:table-cell>
          <table:table-cell office:value-type="float" office:value="132985" calcext:value-type="float">
            <text:p>132985</text:p>
          </table:table-cell>
          <table:table-cell office:value-type="float" office:value="26787" calcext:value-type="float">
            <text:p>26787</text:p>
          </table:table-cell>
          <table:table-cell office:value-type="float" office:value="85.776" calcext:value-type="float">
            <text:p>85,77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1" calcext:value-type="float">
            <text:p>0,1</text:p>
          </table:table-cell>
          <table:table-cell office:value-type="float" office:value="328235" calcext:value-type="float">
            <text:p>328235</text:p>
          </table:table-cell>
          <table:table-cell office:value-type="float" office:value="82128" calcext:value-type="float">
            <text:p>82128</text:p>
          </table:table-cell>
          <table:table-cell office:value-type="float" office:value="82.772" calcext:value-type="float">
            <text:p>82,7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32" calcext:value-type="float">
            <text:p>0,032</text:p>
          </table:table-cell>
          <table:table-cell office:value-type="float" office:value="271203" calcext:value-type="float">
            <text:p>271203</text:p>
          </table:table-cell>
          <table:table-cell office:value-type="float" office:value="41782" calcext:value-type="float">
            <text:p>41782</text:p>
          </table:table-cell>
          <table:table-cell office:value-type="float" office:value="85.813" calcext:value-type="float">
            <text:p>85,813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0.049" calcext:value-type="float">
            <text:p>0,049</text:p>
          </table:table-cell>
          <table:table-cell office:value-type="float" office:value="215787" calcext:value-type="float">
            <text:p>215787</text:p>
          </table:table-cell>
          <table:table-cell office:value-type="float" office:value="43309" calcext:value-type="float">
            <text:p>43309</text:p>
          </table:table-cell>
          <table:table-cell office:value-type="float" office:value="86.754" calcext:value-type="float">
            <text:p>86,754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0.101" calcext:value-type="float">
            <text:p>0,101</text:p>
          </table:table-cell>
          <table:table-cell office:value-type="float" office:value="328072" calcext:value-type="float">
            <text:p>328072</text:p>
          </table:table-cell>
          <table:table-cell office:value-type="float" office:value="81964" calcext:value-type="float">
            <text:p>81964</text:p>
          </table:table-cell>
          <table:table-cell office:value-type="float" office:value="82.749" calcext:value-type="float">
            <text:p>82,74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4" calcext:value-type="float">
            <text:p>0,024</text:p>
          </table:table-cell>
          <table:table-cell office:value-type="float" office:value="150793" calcext:value-type="float">
            <text:p>150793</text:p>
          </table:table-cell>
          <table:table-cell office:value-type="float" office:value="23299" calcext:value-type="float">
            <text:p>23299</text:p>
          </table:table-cell>
          <table:table-cell office:value-type="float" office:value="87.989" calcext:value-type="float">
            <text:p>87,98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073" calcext:value-type="float">
            <text:p>0,073</text:p>
          </table:table-cell>
          <table:table-cell office:value-type="float" office:value="358283" calcext:value-type="float">
            <text:p>358283</text:p>
          </table:table-cell>
          <table:table-cell office:value-type="float" office:value="71418" calcext:value-type="float">
            <text:p>71418</text:p>
          </table:table-cell>
          <table:table-cell office:value-type="float" office:value="88.581" calcext:value-type="float">
            <text:p>88,58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101" calcext:value-type="float">
            <text:p>0,101</text:p>
          </table:table-cell>
          <table:table-cell office:value-type="float" office:value="324123" calcext:value-type="float">
            <text:p>324123</text:p>
          </table:table-cell>
          <table:table-cell office:value-type="float" office:value="81257" calcext:value-type="float">
            <text:p>81257</text:p>
          </table:table-cell>
          <table:table-cell office:value-type="float" office:value="82.696" calcext:value-type="float">
            <text:p>82,69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35" calcext:value-type="float">
            <text:p>0,035</text:p>
          </table:table-cell>
          <table:table-cell office:value-type="float" office:value="327229" calcext:value-type="float">
            <text:p>327229</text:p>
          </table:table-cell>
          <table:table-cell office:value-type="float" office:value="49446" calcext:value-type="float">
            <text:p>49446</text:p>
          </table:table-cell>
          <table:table-cell office:value-type="float" office:value="86.782" calcext:value-type="float">
            <text:p>86,78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054" calcext:value-type="float">
            <text:p>0,054</text:p>
          </table:table-cell>
          <table:table-cell office:value-type="float" office:value="232490" calcext:value-type="float">
            <text:p>232490</text:p>
          </table:table-cell>
          <table:table-cell office:value-type="float" office:value="46594" calcext:value-type="float">
            <text:p>46594</text:p>
          </table:table-cell>
          <table:table-cell office:value-type="float" office:value="86.62" calcext:value-type="float">
            <text:p>86,6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1" calcext:value-type="float">
            <text:p>0,1</text:p>
          </table:table-cell>
          <table:table-cell office:value-type="float" office:value="321984" calcext:value-type="float">
            <text:p>321984</text:p>
          </table:table-cell>
          <table:table-cell office:value-type="float" office:value="80741" calcext:value-type="float">
            <text:p>80741</text:p>
          </table:table-cell>
          <table:table-cell office:value-type="float" office:value="82.67" calcext:value-type="float">
            <text:p>82,6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34" calcext:value-type="float">
            <text:p>0,034</text:p>
          </table:table-cell>
          <table:table-cell office:value-type="float" office:value="283448" calcext:value-type="float">
            <text:p>283448</text:p>
          </table:table-cell>
          <table:table-cell office:value-type="float" office:value="43933" calcext:value-type="float">
            <text:p>43933</text:p>
          </table:table-cell>
          <table:table-cell office:value-type="float" office:value="89.279" calcext:value-type="float">
            <text:p>89,279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0.05" calcext:value-type="float">
            <text:p>0,05</text:p>
          </table:table-cell>
          <table:table-cell office:value-type="float" office:value="223600" calcext:value-type="float">
            <text:p>223600</text:p>
          </table:table-cell>
          <table:table-cell office:value-type="float" office:value="44690" calcext:value-type="float">
            <text:p>44690</text:p>
          </table:table-cell>
          <table:table-cell office:value-type="float" office:value="87.035" calcext:value-type="float">
            <text:p>87,03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0.098" calcext:value-type="float">
            <text:p>0,098</text:p>
          </table:table-cell>
          <table:table-cell office:value-type="float" office:value="320511" calcext:value-type="float">
            <text:p>320511</text:p>
          </table:table-cell>
          <table:table-cell office:value-type="float" office:value="80251" calcext:value-type="float">
            <text:p>80251</text:p>
          </table:table-cell>
          <table:table-cell office:value-type="float" office:value="82.649" calcext:value-type="float">
            <text:p>82,64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3" calcext:value-type="float">
            <text:p>0,03</text:p>
          </table:table-cell>
          <table:table-cell office:value-type="float" office:value="201343" calcext:value-type="float">
            <text:p>201343</text:p>
          </table:table-cell>
          <table:table-cell office:value-type="float" office:value="31240" calcext:value-type="float">
            <text:p>31240</text:p>
          </table:table-cell>
          <table:table-cell office:value-type="float" office:value="88.557" calcext:value-type="float">
            <text:p>88,55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0.051" calcext:value-type="float">
            <text:p>0,051</text:p>
          </table:table-cell>
          <table:table-cell office:value-type="float" office:value="222089" calcext:value-type="float">
            <text:p>222089</text:p>
          </table:table-cell>
          <table:table-cell office:value-type="float" office:value="44187" calcext:value-type="float">
            <text:p>44187</text:p>
          </table:table-cell>
          <table:table-cell office:value-type="float" office:value="86.701" calcext:value-type="float">
            <text:p>86,7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0.099" calcext:value-type="float">
            <text:p>0,099</text:p>
          </table:table-cell>
          <table:table-cell office:value-type="float" office:value="317945" calcext:value-type="float">
            <text:p>317945</text:p>
          </table:table-cell>
          <table:table-cell office:value-type="float" office:value="79633" calcext:value-type="float">
            <text:p>79633</text:p>
          </table:table-cell>
          <table:table-cell office:value-type="float" office:value="82.622" calcext:value-type="float">
            <text:p>82,62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46" calcext:value-type="float">
            <text:p>0,046</text:p>
          </table:table-cell>
          <table:table-cell office:value-type="float" office:value="372356" calcext:value-type="float">
            <text:p>372356</text:p>
          </table:table-cell>
          <table:table-cell office:value-type="float" office:value="56491" calcext:value-type="float">
            <text:p>56491</text:p>
          </table:table-cell>
          <table:table-cell office:value-type="float" office:value="90.432" calcext:value-type="float">
            <text:p>90,43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0.043" calcext:value-type="float">
            <text:p>0,043</text:p>
          </table:table-cell>
          <table:table-cell office:value-type="float" office:value="181690" calcext:value-type="float">
            <text:p>181690</text:p>
          </table:table-cell>
          <table:table-cell office:value-type="float" office:value="36267" calcext:value-type="float">
            <text:p>36267</text:p>
          </table:table-cell>
          <table:table-cell office:value-type="float" office:value="86.753" calcext:value-type="float">
            <text:p>86,75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0.101" calcext:value-type="float">
            <text:p>0,101</text:p>
          </table:table-cell>
          <table:table-cell office:value-type="float" office:value="313990" calcext:value-type="float">
            <text:p>313990</text:p>
          </table:table-cell>
          <table:table-cell office:value-type="float" office:value="78719" calcext:value-type="float">
            <text:p>78719</text:p>
          </table:table-cell>
          <table:table-cell office:value-type="float" office:value="82.575" calcext:value-type="float">
            <text:p>82,5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17" calcext:value-type="float">
            <text:p>0,017</text:p>
          </table:table-cell>
          <table:table-cell office:value-type="float" office:value="94312" calcext:value-type="float">
            <text:p>94312</text:p>
          </table:table-cell>
          <table:table-cell office:value-type="float" office:value="14943" calcext:value-type="float">
            <text:p>14943</text:p>
          </table:table-cell>
          <table:table-cell office:value-type="float" office:value="88.222" calcext:value-type="float">
            <text:p>88,222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0.071" calcext:value-type="float">
            <text:p>0,071</text:p>
          </table:table-cell>
          <table:table-cell office:value-type="float" office:value="275793" calcext:value-type="float">
            <text:p>275793</text:p>
          </table:table-cell>
          <table:table-cell office:value-type="float" office:value="54747" calcext:value-type="float">
            <text:p>54747</text:p>
          </table:table-cell>
          <table:table-cell office:value-type="float" office:value="85.476" calcext:value-type="float">
            <text:p>85,476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0.097" calcext:value-type="float">
            <text:p>0,097</text:p>
          </table:table-cell>
          <table:table-cell office:value-type="float" office:value="312968" calcext:value-type="float">
            <text:p>312968</text:p>
          </table:table-cell>
          <table:table-cell office:value-type="float" office:value="78322" calcext:value-type="float">
            <text:p>78322</text:p>
          </table:table-cell>
          <table:table-cell office:value-type="float" office:value="82.559" calcext:value-type="float">
            <text:p>82,55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2" calcext:value-type="float">
            <text:p>0,022</text:p>
          </table:table-cell>
          <table:table-cell office:value-type="float" office:value="171454" calcext:value-type="float">
            <text:p>171454</text:p>
          </table:table-cell>
          <table:table-cell office:value-type="float" office:value="26645" calcext:value-type="float">
            <text:p>26645</text:p>
          </table:table-cell>
          <table:table-cell office:value-type="float" office:value="84.211" calcext:value-type="float">
            <text:p>84,211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048" calcext:value-type="float">
            <text:p>0,048</text:p>
          </table:table-cell>
          <table:table-cell office:value-type="float" office:value="219683" calcext:value-type="float">
            <text:p>219683</text:p>
          </table:table-cell>
          <table:table-cell office:value-type="float" office:value="43900" calcext:value-type="float">
            <text:p>43900</text:p>
          </table:table-cell>
          <table:table-cell office:value-type="float" office:value="88.256" calcext:value-type="float">
            <text:p>88,25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096" calcext:value-type="float">
            <text:p>0,096</text:p>
          </table:table-cell>
          <table:table-cell office:value-type="float" office:value="310070" calcext:value-type="float">
            <text:p>310070</text:p>
          </table:table-cell>
          <table:table-cell office:value-type="float" office:value="78004" calcext:value-type="float">
            <text:p>78004</text:p>
          </table:table-cell>
          <table:table-cell office:value-type="float" office:value="82.539" calcext:value-type="float">
            <text:p>82,5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39" calcext:value-type="float">
            <text:p>0,039</text:p>
          </table:table-cell>
          <table:table-cell office:value-type="float" office:value="319695" calcext:value-type="float">
            <text:p>319695</text:p>
          </table:table-cell>
          <table:table-cell office:value-type="float" office:value="49447" calcext:value-type="float">
            <text:p>49447</text:p>
          </table:table-cell>
          <table:table-cell office:value-type="float" office:value="90.387" calcext:value-type="float">
            <text:p>90,38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0.055" calcext:value-type="float">
            <text:p>0,055</text:p>
          </table:table-cell>
          <table:table-cell office:value-type="float" office:value="203877" calcext:value-type="float">
            <text:p>203877</text:p>
          </table:table-cell>
          <table:table-cell office:value-type="float" office:value="40663" calcext:value-type="float">
            <text:p>40663</text:p>
          </table:table-cell>
          <table:table-cell office:value-type="float" office:value="82.997" calcext:value-type="float">
            <text:p>82,99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0.098" calcext:value-type="float">
            <text:p>0,098</text:p>
          </table:table-cell>
          <table:table-cell office:value-type="float" office:value="308056" calcext:value-type="float">
            <text:p>308056</text:p>
          </table:table-cell>
          <table:table-cell office:value-type="float" office:value="77447" calcext:value-type="float">
            <text:p>77447</text:p>
          </table:table-cell>
          <table:table-cell office:value-type="float" office:value="82.523" calcext:value-type="float">
            <text:p>82,52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39" calcext:value-type="float">
            <text:p>0,039</text:p>
          </table:table-cell>
          <table:table-cell office:value-type="float" office:value="302916" calcext:value-type="float">
            <text:p>302916</text:p>
          </table:table-cell>
          <table:table-cell office:value-type="float" office:value="46687" calcext:value-type="float">
            <text:p>46687</text:p>
          </table:table-cell>
          <table:table-cell office:value-type="float" office:value="90.921" calcext:value-type="float">
            <text:p>90,921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0.048" calcext:value-type="float">
            <text:p>0,048</text:p>
          </table:table-cell>
          <table:table-cell office:value-type="float" office:value="190430" calcext:value-type="float">
            <text:p>190430</text:p>
          </table:table-cell>
          <table:table-cell office:value-type="float" office:value="37929" calcext:value-type="float">
            <text:p>37929</text:p>
          </table:table-cell>
          <table:table-cell office:value-type="float" office:value="85.761" calcext:value-type="float">
            <text:p>85,761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0.097" calcext:value-type="float">
            <text:p>0,097</text:p>
          </table:table-cell>
          <table:table-cell office:value-type="float" office:value="307472" calcext:value-type="float">
            <text:p>307472</text:p>
          </table:table-cell>
          <table:table-cell office:value-type="float" office:value="77184" calcext:value-type="float">
            <text:p>77184</text:p>
          </table:table-cell>
          <table:table-cell office:value-type="float" office:value="82.508" calcext:value-type="float">
            <text:p>82,50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43" calcext:value-type="float">
            <text:p>0,043</text:p>
          </table:table-cell>
          <table:table-cell office:value-type="float" office:value="283660" calcext:value-type="float">
            <text:p>283660</text:p>
          </table:table-cell>
          <table:table-cell office:value-type="float" office:value="43479" calcext:value-type="float">
            <text:p>43479</text:p>
          </table:table-cell>
          <table:table-cell office:value-type="float" office:value="86.91" calcext:value-type="float">
            <text:p>86,91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043" calcext:value-type="float">
            <text:p>0,043</text:p>
          </table:table-cell>
          <table:table-cell office:value-type="float" office:value="176694" calcext:value-type="float">
            <text:p>176694</text:p>
          </table:table-cell>
          <table:table-cell office:value-type="float" office:value="35084" calcext:value-type="float">
            <text:p>35084</text:p>
          </table:table-cell>
          <table:table-cell office:value-type="float" office:value="86.032" calcext:value-type="float">
            <text:p>86,03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096" calcext:value-type="float">
            <text:p>0,096</text:p>
          </table:table-cell>
          <table:table-cell office:value-type="float" office:value="304990" calcext:value-type="float">
            <text:p>304990</text:p>
          </table:table-cell>
          <table:table-cell office:value-type="float" office:value="76581" calcext:value-type="float">
            <text:p>76581</text:p>
          </table:table-cell>
          <table:table-cell office:value-type="float" office:value="82.493" calcext:value-type="float">
            <text:p>82,49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3" calcext:value-type="float">
            <text:p>0,023</text:p>
          </table:table-cell>
          <table:table-cell office:value-type="float" office:value="174896" calcext:value-type="float">
            <text:p>174896</text:p>
          </table:table-cell>
          <table:table-cell office:value-type="float" office:value="27078" calcext:value-type="float">
            <text:p>27078</text:p>
          </table:table-cell>
          <table:table-cell office:value-type="float" office:value="83.046" calcext:value-type="float">
            <text:p>83,046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058" calcext:value-type="float">
            <text:p>0,058</text:p>
          </table:table-cell>
          <table:table-cell office:value-type="float" office:value="249250" calcext:value-type="float">
            <text:p>249250</text:p>
          </table:table-cell>
          <table:table-cell office:value-type="float" office:value="49778" calcext:value-type="float">
            <text:p>49778</text:p>
          </table:table-cell>
          <table:table-cell office:value-type="float" office:value="84.52" calcext:value-type="float">
            <text:p>84,5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097" calcext:value-type="float">
            <text:p>0,097</text:p>
          </table:table-cell>
          <table:table-cell office:value-type="float" office:value="303154" calcext:value-type="float">
            <text:p>303154</text:p>
          </table:table-cell>
          <table:table-cell office:value-type="float" office:value="76262" calcext:value-type="float">
            <text:p>76262</text:p>
          </table:table-cell>
          <table:table-cell office:value-type="float" office:value="82.479" calcext:value-type="float">
            <text:p>82,4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27" calcext:value-type="float">
            <text:p>0,027</text:p>
          </table:table-cell>
          <table:table-cell office:value-type="float" office:value="204945" calcext:value-type="float">
            <text:p>204945</text:p>
          </table:table-cell>
          <table:table-cell office:value-type="float" office:value="31344" calcext:value-type="float">
            <text:p>31344</text:p>
          </table:table-cell>
          <table:table-cell office:value-type="float" office:value="87.266" calcext:value-type="float">
            <text:p>87,266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0.042" calcext:value-type="float">
            <text:p>0,042</text:p>
          </table:table-cell>
          <table:table-cell office:value-type="float" office:value="173189" calcext:value-type="float">
            <text:p>173189</text:p>
          </table:table-cell>
          <table:table-cell office:value-type="float" office:value="34640" calcext:value-type="float">
            <text:p>34640</text:p>
          </table:table-cell>
          <table:table-cell office:value-type="float" office:value="85.471" calcext:value-type="float">
            <text:p>85,47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0.094" calcext:value-type="float">
            <text:p>0,094</text:p>
          </table:table-cell>
          <table:table-cell office:value-type="float" office:value="301598" calcext:value-type="float">
            <text:p>301598</text:p>
          </table:table-cell>
          <table:table-cell office:value-type="float" office:value="75994" calcext:value-type="float">
            <text:p>75994</text:p>
          </table:table-cell>
          <table:table-cell office:value-type="float" office:value="82.468" calcext:value-type="float">
            <text:p>82,46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37" calcext:value-type="float">
            <text:p>0,037</text:p>
          </table:table-cell>
          <table:table-cell office:value-type="float" office:value="293713" calcext:value-type="float">
            <text:p>293713</text:p>
          </table:table-cell>
          <table:table-cell office:value-type="float" office:value="44651" calcext:value-type="float">
            <text:p>44651</text:p>
          </table:table-cell>
          <table:table-cell office:value-type="float" office:value="87.339" calcext:value-type="float">
            <text:p>87,339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0.048" calcext:value-type="float">
            <text:p>0,048</text:p>
          </table:table-cell>
          <table:table-cell office:value-type="float" office:value="215898" calcext:value-type="float">
            <text:p>215898</text:p>
          </table:table-cell>
          <table:table-cell office:value-type="float" office:value="42809" calcext:value-type="float">
            <text:p>42809</text:p>
          </table:table-cell>
          <table:table-cell office:value-type="float" office:value="87.15" calcext:value-type="float">
            <text:p>87,15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0.1" calcext:value-type="float">
            <text:p>0,1</text:p>
          </table:table-cell>
          <table:table-cell office:value-type="float" office:value="300234" calcext:value-type="float">
            <text:p>300234</text:p>
          </table:table-cell>
          <table:table-cell office:value-type="float" office:value="75438" calcext:value-type="float">
            <text:p>75438</text:p>
          </table:table-cell>
          <table:table-cell office:value-type="float" office:value="82.455" calcext:value-type="float">
            <text:p>82,45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7" calcext:value-type="float">
            <text:p>0,027</text:p>
          </table:table-cell>
          <table:table-cell office:value-type="float" office:value="146119" calcext:value-type="float">
            <text:p>146119</text:p>
          </table:table-cell>
          <table:table-cell office:value-type="float" office:value="22772" calcext:value-type="float">
            <text:p>22772</text:p>
          </table:table-cell>
          <table:table-cell office:value-type="float" office:value="85.256" calcext:value-type="float">
            <text:p>85,25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0.05" calcext:value-type="float">
            <text:p>0,05</text:p>
          </table:table-cell>
          <table:table-cell office:value-type="float" office:value="200174" calcext:value-type="float">
            <text:p>200174</text:p>
          </table:table-cell>
          <table:table-cell office:value-type="float" office:value="40280" calcext:value-type="float">
            <text:p>40280</text:p>
          </table:table-cell>
          <table:table-cell office:value-type="float" office:value="83.277" calcext:value-type="float">
            <text:p>83,27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0.098" calcext:value-type="float">
            <text:p>0,098</text:p>
          </table:table-cell>
          <table:table-cell office:value-type="float" office:value="299820" calcext:value-type="float">
            <text:p>299820</text:p>
          </table:table-cell>
          <table:table-cell office:value-type="float" office:value="75380" calcext:value-type="float">
            <text:p>75380</text:p>
          </table:table-cell>
          <table:table-cell office:value-type="float" office:value="82.441" calcext:value-type="float">
            <text:p>82,4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35" calcext:value-type="float">
            <text:p>0,035</text:p>
          </table:table-cell>
          <table:table-cell office:value-type="float" office:value="253638" calcext:value-type="float">
            <text:p>253638</text:p>
          </table:table-cell>
          <table:table-cell office:value-type="float" office:value="38891" calcext:value-type="float">
            <text:p>38891</text:p>
          </table:table-cell>
          <table:table-cell office:value-type="float" office:value="87.038" calcext:value-type="float">
            <text:p>87,038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0.037" calcext:value-type="float">
            <text:p>0,037</text:p>
          </table:table-cell>
          <table:table-cell office:value-type="float" office:value="148980" calcext:value-type="float">
            <text:p>148980</text:p>
          </table:table-cell>
          <table:table-cell office:value-type="float" office:value="30057" calcext:value-type="float">
            <text:p>30057</text:p>
          </table:table-cell>
          <table:table-cell office:value-type="float" office:value="87.485" calcext:value-type="float">
            <text:p>87,485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0.097" calcext:value-type="float">
            <text:p>0,097</text:p>
          </table:table-cell>
          <table:table-cell office:value-type="float" office:value="299211" calcext:value-type="float">
            <text:p>299211</text:p>
          </table:table-cell>
          <table:table-cell office:value-type="float" office:value="75026" calcext:value-type="float">
            <text:p>75026</text:p>
          </table:table-cell>
          <table:table-cell office:value-type="float" office:value="82.403" calcext:value-type="float">
            <text:p>82,40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4" calcext:value-type="float">
            <text:p>0,024</text:p>
          </table:table-cell>
          <table:table-cell office:value-type="float" office:value="138504" calcext:value-type="float">
            <text:p>138504</text:p>
          </table:table-cell>
          <table:table-cell office:value-type="float" office:value="21799" calcext:value-type="float">
            <text:p>21799</text:p>
          </table:table-cell>
          <table:table-cell office:value-type="float" office:value="81.614" calcext:value-type="float">
            <text:p>81,614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0.054" calcext:value-type="float">
            <text:p>0,054</text:p>
          </table:table-cell>
          <table:table-cell office:value-type="float" office:value="215890" calcext:value-type="float">
            <text:p>215890</text:p>
          </table:table-cell>
          <table:table-cell office:value-type="float" office:value="42909" calcext:value-type="float">
            <text:p>42909</text:p>
          </table:table-cell>
          <table:table-cell office:value-type="float" office:value="84.239" calcext:value-type="float">
            <text:p>84,239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0.095" calcext:value-type="float">
            <text:p>0,095</text:p>
          </table:table-cell>
          <table:table-cell office:value-type="float" office:value="298507" calcext:value-type="float">
            <text:p>298507</text:p>
          </table:table-cell>
          <table:table-cell office:value-type="float" office:value="74934" calcext:value-type="float">
            <text:p>74934</text:p>
          </table:table-cell>
          <table:table-cell office:value-type="float" office:value="82.392" calcext:value-type="float">
            <text:p>82,39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32" calcext:value-type="float">
            <text:p>0,032</text:p>
          </table:table-cell>
          <table:table-cell office:value-type="float" office:value="236086" calcext:value-type="float">
            <text:p>236086</text:p>
          </table:table-cell>
          <table:table-cell office:value-type="float" office:value="36459" calcext:value-type="float">
            <text:p>36459</text:p>
          </table:table-cell>
          <table:table-cell office:value-type="float" office:value="88.073" calcext:value-type="float">
            <text:p>88,073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0.042" calcext:value-type="float">
            <text:p>0,042</text:p>
          </table:table-cell>
          <table:table-cell office:value-type="float" office:value="151530" calcext:value-type="float">
            <text:p>151530</text:p>
          </table:table-cell>
          <table:table-cell office:value-type="float" office:value="30520" calcext:value-type="float">
            <text:p>30520</text:p>
          </table:table-cell>
          <table:table-cell office:value-type="float" office:value="83.42" calcext:value-type="float">
            <text:p>83,42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0.098" calcext:value-type="float">
            <text:p>0,098</text:p>
          </table:table-cell>
          <table:table-cell office:value-type="float" office:value="298935" calcext:value-type="float">
            <text:p>298935</text:p>
          </table:table-cell>
          <table:table-cell office:value-type="float" office:value="74955" calcext:value-type="float">
            <text:p>74955</text:p>
          </table:table-cell>
          <table:table-cell office:value-type="float" office:value="82.38" calcext:value-type="float">
            <text:p>82,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31" calcext:value-type="float">
            <text:p>0,031</text:p>
          </table:table-cell>
          <table:table-cell office:value-type="float" office:value="196806" calcext:value-type="float">
            <text:p>196806</text:p>
          </table:table-cell>
          <table:table-cell office:value-type="float" office:value="30786" calcext:value-type="float">
            <text:p>30786</text:p>
          </table:table-cell>
          <table:table-cell office:value-type="float" office:value="87.489" calcext:value-type="float">
            <text:p>87,48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0.029" calcext:value-type="float">
            <text:p>0,029</text:p>
          </table:table-cell>
          <table:table-cell office:value-type="float" office:value="111912" calcext:value-type="float">
            <text:p>111912</text:p>
          </table:table-cell>
          <table:table-cell office:value-type="float" office:value="22457" calcext:value-type="float">
            <text:p>22457</text:p>
          </table:table-cell>
          <table:table-cell office:value-type="float" office:value="86.112" calcext:value-type="float">
            <text:p>86,112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0.094" calcext:value-type="float">
            <text:p>0,094</text:p>
          </table:table-cell>
          <table:table-cell office:value-type="float" office:value="297639" calcext:value-type="float">
            <text:p>297639</text:p>
          </table:table-cell>
          <table:table-cell office:value-type="float" office:value="74399" calcext:value-type="float">
            <text:p>74399</text:p>
          </table:table-cell>
          <table:table-cell office:value-type="float" office:value="82.369" calcext:value-type="float">
            <text:p>82,3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4" calcext:value-type="float">
            <text:p>0,024</text:p>
          </table:table-cell>
          <table:table-cell office:value-type="float" office:value="172246" calcext:value-type="float">
            <text:p>172246</text:p>
          </table:table-cell>
          <table:table-cell office:value-type="float" office:value="26871" calcext:value-type="float">
            <text:p>26871</text:p>
          </table:table-cell>
          <table:table-cell office:value-type="float" office:value="88.815" calcext:value-type="float">
            <text:p>88,815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0.022" calcext:value-type="float">
            <text:p>0,022</text:p>
          </table:table-cell>
          <table:table-cell office:value-type="float" office:value="63403" calcext:value-type="float">
            <text:p>63403</text:p>
          </table:table-cell>
          <table:table-cell office:value-type="float" office:value="12810" calcext:value-type="float">
            <text:p>12810</text:p>
          </table:table-cell>
          <table:table-cell office:value-type="float" office:value="87.211" calcext:value-type="float">
            <text:p>87,211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0.094" calcext:value-type="float">
            <text:p>0,094</text:p>
          </table:table-cell>
          <table:table-cell office:value-type="float" office:value="297553" calcext:value-type="float">
            <text:p>297553</text:p>
          </table:table-cell>
          <table:table-cell office:value-type="float" office:value="74500" calcext:value-type="float">
            <text:p>74500</text:p>
          </table:table-cell>
          <table:table-cell office:value-type="float" office:value="82.357" calcext:value-type="float">
            <text:p>82,35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28" calcext:value-type="float">
            <text:p>0,028</text:p>
          </table:table-cell>
          <table:table-cell office:value-type="float" office:value="190153" calcext:value-type="float">
            <text:p>190153</text:p>
          </table:table-cell>
          <table:table-cell office:value-type="float" office:value="29330" calcext:value-type="float">
            <text:p>29330</text:p>
          </table:table-cell>
          <table:table-cell office:value-type="float" office:value="86.734" calcext:value-type="float">
            <text:p>86,734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0.039" calcext:value-type="float">
            <text:p>0,039</text:p>
          </table:table-cell>
          <table:table-cell office:value-type="float" office:value="156968" calcext:value-type="float">
            <text:p>156968</text:p>
          </table:table-cell>
          <table:table-cell office:value-type="float" office:value="31458" calcext:value-type="float">
            <text:p>31458</text:p>
          </table:table-cell>
          <table:table-cell office:value-type="float" office:value="83.501" calcext:value-type="float">
            <text:p>83,501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0.093" calcext:value-type="float">
            <text:p>0,093</text:p>
          </table:table-cell>
          <table:table-cell office:value-type="float" office:value="296314" calcext:value-type="float">
            <text:p>296314</text:p>
          </table:table-cell>
          <table:table-cell office:value-type="float" office:value="73964" calcext:value-type="float">
            <text:p>73964</text:p>
          </table:table-cell>
          <table:table-cell office:value-type="float" office:value="82.345" calcext:value-type="float">
            <text:p>82,3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37" calcext:value-type="float">
            <text:p>0,037</text:p>
          </table:table-cell>
          <table:table-cell office:value-type="float" office:value="237620" calcext:value-type="float">
            <text:p>237620</text:p>
          </table:table-cell>
          <table:table-cell office:value-type="float" office:value="35980" calcext:value-type="float">
            <text:p>35980</text:p>
          </table:table-cell>
          <table:table-cell office:value-type="float" office:value="89.741" calcext:value-type="float">
            <text:p>89,74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041" calcext:value-type="float">
            <text:p>0,041</text:p>
          </table:table-cell>
          <table:table-cell office:value-type="float" office:value="154916" calcext:value-type="float">
            <text:p>154916</text:p>
          </table:table-cell>
          <table:table-cell office:value-type="float" office:value="30943" calcext:value-type="float">
            <text:p>30943</text:p>
          </table:table-cell>
          <table:table-cell office:value-type="float" office:value="85.285" calcext:value-type="float">
            <text:p>85,28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096" calcext:value-type="float">
            <text:p>0,096</text:p>
          </table:table-cell>
          <table:table-cell office:value-type="float" office:value="295261" calcext:value-type="float">
            <text:p>295261</text:p>
          </table:table-cell>
          <table:table-cell office:value-type="float" office:value="73633" calcext:value-type="float">
            <text:p>73633</text:p>
          </table:table-cell>
          <table:table-cell office:value-type="float" office:value="82.317" calcext:value-type="float">
            <text:p>82,3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18" calcext:value-type="float">
            <text:p>0,018</text:p>
          </table:table-cell>
          <table:table-cell office:value-type="float" office:value="132932" calcext:value-type="float">
            <text:p>132932</text:p>
          </table:table-cell>
          <table:table-cell office:value-type="float" office:value="20821" calcext:value-type="float">
            <text:p>20821</text:p>
          </table:table-cell>
          <table:table-cell office:value-type="float" office:value="82.394" calcext:value-type="float">
            <text:p>82,394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0.045" calcext:value-type="float">
            <text:p>0,045</text:p>
          </table:table-cell>
          <table:table-cell office:value-type="float" office:value="182973" calcext:value-type="float">
            <text:p>182973</text:p>
          </table:table-cell>
          <table:table-cell office:value-type="float" office:value="36589" calcext:value-type="float">
            <text:p>36589</text:p>
          </table:table-cell>
          <table:table-cell office:value-type="float" office:value="85.515" calcext:value-type="float">
            <text:p>85,515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0.093" calcext:value-type="float">
            <text:p>0,093</text:p>
          </table:table-cell>
          <table:table-cell office:value-type="float" office:value="293260" calcext:value-type="float">
            <text:p>293260</text:p>
          </table:table-cell>
          <table:table-cell office:value-type="float" office:value="73303" calcext:value-type="float">
            <text:p>73303</text:p>
          </table:table-cell>
          <table:table-cell office:value-type="float" office:value="82.306" calcext:value-type="float">
            <text:p>82,30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4" calcext:value-type="float">
            <text:p>0,024</text:p>
          </table:table-cell>
          <table:table-cell office:value-type="float" office:value="131181" calcext:value-type="float">
            <text:p>131181</text:p>
          </table:table-cell>
          <table:table-cell office:value-type="float" office:value="20519" calcext:value-type="float">
            <text:p>20519</text:p>
          </table:table-cell>
          <table:table-cell office:value-type="float" office:value="84.088" calcext:value-type="float">
            <text:p>84,088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0.039" calcext:value-type="float">
            <text:p>0,039</text:p>
          </table:table-cell>
          <table:table-cell office:value-type="float" office:value="149895" calcext:value-type="float">
            <text:p>149895</text:p>
          </table:table-cell>
          <table:table-cell office:value-type="float" office:value="30321" calcext:value-type="float">
            <text:p>30321</text:p>
          </table:table-cell>
          <table:table-cell office:value-type="float" office:value="85.827" calcext:value-type="float">
            <text:p>85,827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0.095" calcext:value-type="float">
            <text:p>0,095</text:p>
          </table:table-cell>
          <table:table-cell office:value-type="float" office:value="291924" calcext:value-type="float">
            <text:p>291924</text:p>
          </table:table-cell>
          <table:table-cell office:value-type="float" office:value="72831" calcext:value-type="float">
            <text:p>72831</text:p>
          </table:table-cell>
          <table:table-cell office:value-type="float" office:value="82.296" calcext:value-type="float">
            <text:p>82,29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5" calcext:value-type="float">
            <text:p>0,025</text:p>
          </table:table-cell>
          <table:table-cell office:value-type="float" office:value="153491" calcext:value-type="float">
            <text:p>153491</text:p>
          </table:table-cell>
          <table:table-cell office:value-type="float" office:value="23996" calcext:value-type="float">
            <text:p>23996</text:p>
          </table:table-cell>
          <table:table-cell office:value-type="float" office:value="86.984" calcext:value-type="float">
            <text:p>86,984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0.017" calcext:value-type="float">
            <text:p>0,017</text:p>
          </table:table-cell>
          <table:table-cell office:value-type="float" office:value="23941" calcext:value-type="float">
            <text:p>23941</text:p>
          </table:table-cell>
          <table:table-cell office:value-type="float" office:value="4929" calcext:value-type="float">
            <text:p>4929</text:p>
          </table:table-cell>
          <table:table-cell office:value-type="float" office:value="82.887" calcext:value-type="float">
            <text:p>82,887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0.093" calcext:value-type="float">
            <text:p>0,093</text:p>
          </table:table-cell>
          <table:table-cell office:value-type="float" office:value="290240" calcext:value-type="float">
            <text:p>290240</text:p>
          </table:table-cell>
          <table:table-cell office:value-type="float" office:value="72475" calcext:value-type="float">
            <text:p>72475</text:p>
          </table:table-cell>
          <table:table-cell office:value-type="float" office:value="82.29" calcext:value-type="float">
            <text:p>82,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17" calcext:value-type="float">
            <text:p>0,017</text:p>
          </table:table-cell>
          <table:table-cell office:value-type="float" office:value="95208" calcext:value-type="float">
            <text:p>95208</text:p>
          </table:table-cell>
          <table:table-cell office:value-type="float" office:value="14744" calcext:value-type="float">
            <text:p>14744</text:p>
          </table:table-cell>
          <table:table-cell office:value-type="float" office:value="83.493" calcext:value-type="float">
            <text:p>83,493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.011" calcext:value-type="float">
            <text:p>0,011</text:p>
          </table:table-cell>
          <table:table-cell office:value-type="float" office:value="14371" calcext:value-type="float">
            <text:p>14371</text:p>
          </table:table-cell>
          <table:table-cell office:value-type="float" office:value="2815" calcext:value-type="float">
            <text:p>2815</text:p>
          </table:table-cell>
          <table:table-cell office:value-type="float" office:value="84.238" calcext:value-type="float">
            <text:p>84,23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.092" calcext:value-type="float">
            <text:p>0,092</text:p>
          </table:table-cell>
          <table:table-cell office:value-type="float" office:value="289974" calcext:value-type="float">
            <text:p>289974</text:p>
          </table:table-cell>
          <table:table-cell office:value-type="float" office:value="72347" calcext:value-type="float">
            <text:p>72347</text:p>
          </table:table-cell>
          <table:table-cell office:value-type="float" office:value="82.281" calcext:value-type="float">
            <text:p>82,28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7" calcext:value-type="float">
            <text:p>0,027</text:p>
          </table:table-cell>
          <table:table-cell office:value-type="float" office:value="204879" calcext:value-type="float">
            <text:p>204879</text:p>
          </table:table-cell>
          <table:table-cell office:value-type="float" office:value="31573" calcext:value-type="float">
            <text:p>31573</text:p>
          </table:table-cell>
          <table:table-cell office:value-type="float" office:value="88.418" calcext:value-type="float">
            <text:p>88,41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013" calcext:value-type="float">
            <text:p>0,013</text:p>
          </table:table-cell>
          <table:table-cell office:value-type="float" office:value="13803" calcext:value-type="float">
            <text:p>13803</text:p>
          </table:table-cell>
          <table:table-cell office:value-type="float" office:value="2797" calcext:value-type="float">
            <text:p>2797</text:p>
          </table:table-cell>
          <table:table-cell office:value-type="float" office:value="84.404" calcext:value-type="float">
            <text:p>84,40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095" calcext:value-type="float">
            <text:p>0,095</text:p>
          </table:table-cell>
          <table:table-cell office:value-type="float" office:value="289496" calcext:value-type="float">
            <text:p>289496</text:p>
          </table:table-cell>
          <table:table-cell office:value-type="float" office:value="72255" calcext:value-type="float">
            <text:p>72255</text:p>
          </table:table-cell>
          <table:table-cell office:value-type="float" office:value="82.274" calcext:value-type="float">
            <text:p>82,27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1" calcext:value-type="float">
            <text:p>0,021</text:p>
          </table:table-cell>
          <table:table-cell office:value-type="float" office:value="134480" calcext:value-type="float">
            <text:p>134480</text:p>
          </table:table-cell>
          <table:table-cell office:value-type="float" office:value="20871" calcext:value-type="float">
            <text:p>20871</text:p>
          </table:table-cell>
          <table:table-cell office:value-type="float" office:value="83.108" calcext:value-type="float">
            <text:p>83,10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.012" calcext:value-type="float">
            <text:p>0,012</text:p>
          </table:table-cell>
          <table:table-cell office:value-type="float" office:value="9324" calcext:value-type="float">
            <text:p>9324</text:p>
          </table:table-cell>
          <table:table-cell office:value-type="float" office:value="1910" calcext:value-type="float">
            <text:p>1910</text:p>
          </table:table-cell>
          <table:table-cell office:value-type="float" office:value="83.758" calcext:value-type="float">
            <text:p>83,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.093" calcext:value-type="float">
            <text:p>0,093</text:p>
          </table:table-cell>
          <table:table-cell office:value-type="float" office:value="288248" calcext:value-type="float">
            <text:p>288248</text:p>
          </table:table-cell>
          <table:table-cell office:value-type="float" office:value="72016" calcext:value-type="float">
            <text:p>72016</text:p>
          </table:table-cell>
          <table:table-cell office:value-type="float" office:value="82.269" calcext:value-type="float">
            <text:p>82,26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4" calcext:value-type="float">
            <text:p>0,024</text:p>
          </table:table-cell>
          <table:table-cell office:value-type="float" office:value="154765" calcext:value-type="float">
            <text:p>154765</text:p>
          </table:table-cell>
          <table:table-cell office:value-type="float" office:value="24157" calcext:value-type="float">
            <text:p>24157</text:p>
          </table:table-cell>
          <table:table-cell office:value-type="float" office:value="88.732" calcext:value-type="float">
            <text:p>88,732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0.032" calcext:value-type="float">
            <text:p>0,032</text:p>
          </table:table-cell>
          <table:table-cell office:value-type="float" office:value="110950" calcext:value-type="float">
            <text:p>110950</text:p>
          </table:table-cell>
          <table:table-cell office:value-type="float" office:value="22096" calcext:value-type="float">
            <text:p>22096</text:p>
          </table:table-cell>
          <table:table-cell office:value-type="float" office:value="82.569" calcext:value-type="float">
            <text:p>82,569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0.094" calcext:value-type="float">
            <text:p>0,094</text:p>
          </table:table-cell>
          <table:table-cell office:value-type="float" office:value="287474" calcext:value-type="float">
            <text:p>287474</text:p>
          </table:table-cell>
          <table:table-cell office:value-type="float" office:value="71785" calcext:value-type="float">
            <text:p>71785</text:p>
          </table:table-cell>
          <table:table-cell office:value-type="float" office:value="82.261" calcext:value-type="float">
            <text:p>82,26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6" calcext:value-type="float">
            <text:p>0,026</text:p>
          </table:table-cell>
          <table:table-cell office:value-type="float" office:value="144213" calcext:value-type="float">
            <text:p>144213</text:p>
          </table:table-cell>
          <table:table-cell office:value-type="float" office:value="22443" calcext:value-type="float">
            <text:p>22443</text:p>
          </table:table-cell>
          <table:table-cell office:value-type="float" office:value="82.65" calcext:value-type="float">
            <text:p>82,65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0.046" calcext:value-type="float">
            <text:p>0,046</text:p>
          </table:table-cell>
          <table:table-cell office:value-type="float" office:value="163000" calcext:value-type="float">
            <text:p>163000</text:p>
          </table:table-cell>
          <table:table-cell office:value-type="float" office:value="32954" calcext:value-type="float">
            <text:p>32954</text:p>
          </table:table-cell>
          <table:table-cell office:value-type="float" office:value="85.496" calcext:value-type="float">
            <text:p>85,496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0.093" calcext:value-type="float">
            <text:p>0,093</text:p>
          </table:table-cell>
          <table:table-cell office:value-type="float" office:value="287505" calcext:value-type="float">
            <text:p>287505</text:p>
          </table:table-cell>
          <table:table-cell office:value-type="float" office:value="71753" calcext:value-type="float">
            <text:p>71753</text:p>
          </table:table-cell>
          <table:table-cell office:value-type="float" office:value="82.255" calcext:value-type="float">
            <text:p>82,25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22" calcext:value-type="float">
            <text:p>0,022</text:p>
          </table:table-cell>
          <table:table-cell office:value-type="float" office:value="138697" calcext:value-type="float">
            <text:p>138697</text:p>
          </table:table-cell>
          <table:table-cell office:value-type="float" office:value="21823" calcext:value-type="float">
            <text:p>21823</text:p>
          </table:table-cell>
          <table:table-cell office:value-type="float" office:value="85.959" calcext:value-type="float">
            <text:p>85,959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0.03" calcext:value-type="float">
            <text:p>0,03</text:p>
          </table:table-cell>
          <table:table-cell office:value-type="float" office:value="107002" calcext:value-type="float">
            <text:p>107002</text:p>
          </table:table-cell>
          <table:table-cell office:value-type="float" office:value="21902" calcext:value-type="float">
            <text:p>21902</text:p>
          </table:table-cell>
          <table:table-cell office:value-type="float" office:value="85.334" calcext:value-type="float">
            <text:p>85,33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0.092" calcext:value-type="float">
            <text:p>0,092</text:p>
          </table:table-cell>
          <table:table-cell office:value-type="float" office:value="287699" calcext:value-type="float">
            <text:p>287699</text:p>
          </table:table-cell>
          <table:table-cell office:value-type="float" office:value="71589" calcext:value-type="float">
            <text:p>71589</text:p>
          </table:table-cell>
          <table:table-cell office:value-type="float" office:value="82.224" calcext:value-type="float">
            <text:p>82,2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27" calcext:value-type="float">
            <text:p>0,027</text:p>
          </table:table-cell>
          <table:table-cell office:value-type="float" office:value="146717" calcext:value-type="float">
            <text:p>146717</text:p>
          </table:table-cell>
          <table:table-cell office:value-type="float" office:value="22880" calcext:value-type="float">
            <text:p>22880</text:p>
          </table:table-cell>
          <table:table-cell office:value-type="float" office:value="85.254" calcext:value-type="float">
            <text:p>85,254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017" calcext:value-type="float">
            <text:p>0,017</text:p>
          </table:table-cell>
          <table:table-cell office:value-type="float" office:value="55712" calcext:value-type="float">
            <text:p>55712</text:p>
          </table:table-cell>
          <table:table-cell office:value-type="float" office:value="11098" calcext:value-type="float">
            <text:p>11098</text:p>
          </table:table-cell>
          <table:table-cell office:value-type="float" office:value="83.7" calcext:value-type="float">
            <text:p>83,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094" calcext:value-type="float">
            <text:p>0,094</text:p>
          </table:table-cell>
          <table:table-cell office:value-type="float" office:value="287465" calcext:value-type="float">
            <text:p>287465</text:p>
          </table:table-cell>
          <table:table-cell office:value-type="float" office:value="71612" calcext:value-type="float">
            <text:p>71612</text:p>
          </table:table-cell>
          <table:table-cell office:value-type="float" office:value="82.214" calcext:value-type="float">
            <text:p>82,21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35" calcext:value-type="float">
            <text:p>0,035</text:p>
          </table:table-cell>
          <table:table-cell office:value-type="float" office:value="153986" calcext:value-type="float">
            <text:p>153986</text:p>
          </table:table-cell>
          <table:table-cell office:value-type="float" office:value="23871" calcext:value-type="float">
            <text:p>23871</text:p>
          </table:table-cell>
          <table:table-cell office:value-type="float" office:value="88.651" calcext:value-type="float">
            <text:p>88,651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018" calcext:value-type="float">
            <text:p>0,018</text:p>
          </table:table-cell>
          <table:table-cell office:value-type="float" office:value="38929" calcext:value-type="float">
            <text:p>38929</text:p>
          </table:table-cell>
          <table:table-cell office:value-type="float" office:value="7776" calcext:value-type="float">
            <text:p>7776</text:p>
          </table:table-cell>
          <table:table-cell office:value-type="float" office:value="79.398" calcext:value-type="float">
            <text:p>79,39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096" calcext:value-type="float">
            <text:p>0,096</text:p>
          </table:table-cell>
          <table:table-cell office:value-type="float" office:value="286797" calcext:value-type="float">
            <text:p>286797</text:p>
          </table:table-cell>
          <table:table-cell office:value-type="float" office:value="71264" calcext:value-type="float">
            <text:p>71264</text:p>
          </table:table-cell>
          <table:table-cell office:value-type="float" office:value="82.206" calcext:value-type="float">
            <text:p>82,20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18" calcext:value-type="float">
            <text:p>0,018</text:p>
          </table:table-cell>
          <table:table-cell office:value-type="float" office:value="109182" calcext:value-type="float">
            <text:p>109182</text:p>
          </table:table-cell>
          <table:table-cell office:value-type="float" office:value="16959" calcext:value-type="float">
            <text:p>16959</text:p>
          </table:table-cell>
          <table:table-cell office:value-type="float" office:value="81.327" calcext:value-type="float">
            <text:p>81,327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0.037" calcext:value-type="float">
            <text:p>0,037</text:p>
          </table:table-cell>
          <table:table-cell office:value-type="float" office:value="121567" calcext:value-type="float">
            <text:p>121567</text:p>
          </table:table-cell>
          <table:table-cell office:value-type="float" office:value="24455" calcext:value-type="float">
            <text:p>24455</text:p>
          </table:table-cell>
          <table:table-cell office:value-type="float" office:value="80.932" calcext:value-type="float">
            <text:p>80,93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0.093" calcext:value-type="float">
            <text:p>0,093</text:p>
          </table:table-cell>
          <table:table-cell office:value-type="float" office:value="287314" calcext:value-type="float">
            <text:p>287314</text:p>
          </table:table-cell>
          <table:table-cell office:value-type="float" office:value="71459" calcext:value-type="float">
            <text:p>71459</text:p>
          </table:table-cell>
          <table:table-cell office:value-type="float" office:value="82.201" calcext:value-type="float">
            <text:p>82,20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3" calcext:value-type="float">
            <text:p>0,03</text:p>
          </table:table-cell>
          <table:table-cell office:value-type="float" office:value="156743" calcext:value-type="float">
            <text:p>156743</text:p>
          </table:table-cell>
          <table:table-cell office:value-type="float" office:value="24625" calcext:value-type="float">
            <text:p>24625</text:p>
          </table:table-cell>
          <table:table-cell office:value-type="float" office:value="87.537" calcext:value-type="float">
            <text:p>87,537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042" calcext:value-type="float">
            <text:p>0,042</text:p>
          </table:table-cell>
          <table:table-cell office:value-type="float" office:value="143772" calcext:value-type="float">
            <text:p>143772</text:p>
          </table:table-cell>
          <table:table-cell office:value-type="float" office:value="28922" calcext:value-type="float">
            <text:p>28922</text:p>
          </table:table-cell>
          <table:table-cell office:value-type="float" office:value="81.721" calcext:value-type="float">
            <text:p>81,72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096" calcext:value-type="float">
            <text:p>0,096</text:p>
          </table:table-cell>
          <table:table-cell office:value-type="float" office:value="287026" calcext:value-type="float">
            <text:p>287026</text:p>
          </table:table-cell>
          <table:table-cell office:value-type="float" office:value="71154" calcext:value-type="float">
            <text:p>71154</text:p>
          </table:table-cell>
          <table:table-cell office:value-type="float" office:value="82.192" calcext:value-type="float">
            <text:p>82,19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16" calcext:value-type="float">
            <text:p>0,016</text:p>
          </table:table-cell>
          <table:table-cell office:value-type="float" office:value="90155" calcext:value-type="float">
            <text:p>90155</text:p>
          </table:table-cell>
          <table:table-cell office:value-type="float" office:value="13881" calcext:value-type="float">
            <text:p>13881</text:p>
          </table:table-cell>
          <table:table-cell office:value-type="float" office:value="84.017" calcext:value-type="float">
            <text:p>84,017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0.045" calcext:value-type="float">
            <text:p>0,045</text:p>
          </table:table-cell>
          <table:table-cell office:value-type="float" office:value="169411" calcext:value-type="float">
            <text:p>169411</text:p>
          </table:table-cell>
          <table:table-cell office:value-type="float" office:value="34345" calcext:value-type="float">
            <text:p>34345</text:p>
          </table:table-cell>
          <table:table-cell office:value-type="float" office:value="81.282" calcext:value-type="float">
            <text:p>81,282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0.094" calcext:value-type="float">
            <text:p>0,094</text:p>
          </table:table-cell>
          <table:table-cell office:value-type="float" office:value="288716" calcext:value-type="float">
            <text:p>288716</text:p>
          </table:table-cell>
          <table:table-cell office:value-type="float" office:value="71897" calcext:value-type="float">
            <text:p>71897</text:p>
          </table:table-cell>
          <table:table-cell office:value-type="float" office:value="82.184" calcext:value-type="float">
            <text:p>82,18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32" calcext:value-type="float">
            <text:p>0,032</text:p>
          </table:table-cell>
          <table:table-cell office:value-type="float" office:value="211791" calcext:value-type="float">
            <text:p>211791</text:p>
          </table:table-cell>
          <table:table-cell office:value-type="float" office:value="32780" calcext:value-type="float">
            <text:p>32780</text:p>
          </table:table-cell>
          <table:table-cell office:value-type="float" office:value="88.97" calcext:value-type="float">
            <text:p>88,97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0.042" calcext:value-type="float">
            <text:p>0,042</text:p>
          </table:table-cell>
          <table:table-cell office:value-type="float" office:value="131819" calcext:value-type="float">
            <text:p>131819</text:p>
          </table:table-cell>
          <table:table-cell office:value-type="float" office:value="26331" calcext:value-type="float">
            <text:p>26331</text:p>
          </table:table-cell>
          <table:table-cell office:value-type="float" office:value="81.228" calcext:value-type="float">
            <text:p>81,228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0.093" calcext:value-type="float">
            <text:p>0,093</text:p>
          </table:table-cell>
          <table:table-cell office:value-type="float" office:value="288657" calcext:value-type="float">
            <text:p>288657</text:p>
          </table:table-cell>
          <table:table-cell office:value-type="float" office:value="71623" calcext:value-type="float">
            <text:p>71623</text:p>
          </table:table-cell>
          <table:table-cell office:value-type="float" office:value="82.179" calcext:value-type="float">
            <text:p>82,17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19" calcext:value-type="float">
            <text:p>0,019</text:p>
          </table:table-cell>
          <table:table-cell office:value-type="float" office:value="122841" calcext:value-type="float">
            <text:p>122841</text:p>
          </table:table-cell>
          <table:table-cell office:value-type="float" office:value="19191" calcext:value-type="float">
            <text:p>19191</text:p>
          </table:table-cell>
          <table:table-cell office:value-type="float" office:value="84.509" calcext:value-type="float">
            <text:p>84,509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0.023" calcext:value-type="float">
            <text:p>0,023</text:p>
          </table:table-cell>
          <table:table-cell office:value-type="float" office:value="71103" calcext:value-type="float">
            <text:p>71103</text:p>
          </table:table-cell>
          <table:table-cell office:value-type="float" office:value="14320" calcext:value-type="float">
            <text:p>14320</text:p>
          </table:table-cell>
          <table:table-cell office:value-type="float" office:value="79.968" calcext:value-type="float">
            <text:p>79,968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0.092" calcext:value-type="float">
            <text:p>0,092</text:p>
          </table:table-cell>
          <table:table-cell office:value-type="float" office:value="288796" calcext:value-type="float">
            <text:p>288796</text:p>
          </table:table-cell>
          <table:table-cell office:value-type="float" office:value="71635" calcext:value-type="float">
            <text:p>71635</text:p>
          </table:table-cell>
          <table:table-cell office:value-type="float" office:value="82.168" calcext:value-type="float">
            <text:p>82,16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14" calcext:value-type="float">
            <text:p>0,014</text:p>
          </table:table-cell>
          <table:table-cell office:value-type="float" office:value="89224" calcext:value-type="float">
            <text:p>89224</text:p>
          </table:table-cell>
          <table:table-cell office:value-type="float" office:value="13962" calcext:value-type="float">
            <text:p>13962</text:p>
          </table:table-cell>
          <table:table-cell office:value-type="float" office:value="81.638" calcext:value-type="float">
            <text:p>81,638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0.04" calcext:value-type="float">
            <text:p>0,04</text:p>
          </table:table-cell>
          <table:table-cell office:value-type="float" office:value="141054" calcext:value-type="float">
            <text:p>141054</text:p>
          </table:table-cell>
          <table:table-cell office:value-type="float" office:value="28142" calcext:value-type="float">
            <text:p>28142</text:p>
          </table:table-cell>
          <table:table-cell office:value-type="float" office:value="80.54" calcext:value-type="float">
            <text:p>80,54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0.095" calcext:value-type="float">
            <text:p>0,095</text:p>
          </table:table-cell>
          <table:table-cell office:value-type="float" office:value="287838" calcext:value-type="float">
            <text:p>287838</text:p>
          </table:table-cell>
          <table:table-cell office:value-type="float" office:value="71378" calcext:value-type="float">
            <text:p>71378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5" calcext:value-type="float">
            <text:p>0,025</text:p>
          </table:table-cell>
          <table:table-cell office:value-type="float" office:value="182214" calcext:value-type="float">
            <text:p>182214</text:p>
          </table:table-cell>
          <table:table-cell office:value-type="float" office:value="27746" calcext:value-type="float">
            <text:p>27746</text:p>
          </table:table-cell>
          <table:table-cell office:value-type="float" office:value="83.501" calcext:value-type="float">
            <text:p>83,50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19" calcext:value-type="float">
            <text:p>0,019</text:p>
          </table:table-cell>
          <table:table-cell office:value-type="float" office:value="41501" calcext:value-type="float">
            <text:p>41501</text:p>
          </table:table-cell>
          <table:table-cell office:value-type="float" office:value="8517" calcext:value-type="float">
            <text:p>8517</text:p>
          </table:table-cell>
          <table:table-cell office:value-type="float" office:value="79.581" calcext:value-type="float">
            <text:p>79,58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92" calcext:value-type="float">
            <text:p>0,092</text:p>
          </table:table-cell>
          <table:table-cell office:value-type="float" office:value="287843" calcext:value-type="float">
            <text:p>287843</text:p>
          </table:table-cell>
          <table:table-cell office:value-type="float" office:value="71464" calcext:value-type="float">
            <text:p>71464</text:p>
          </table:table-cell>
          <table:table-cell office:value-type="float" office:value="82.154" calcext:value-type="float">
            <text:p>82,15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19" calcext:value-type="float">
            <text:p>0,019</text:p>
          </table:table-cell>
          <table:table-cell office:value-type="float" office:value="108316" calcext:value-type="float">
            <text:p>108316</text:p>
          </table:table-cell>
          <table:table-cell office:value-type="float" office:value="17178" calcext:value-type="float">
            <text:p>17178</text:p>
          </table:table-cell>
          <table:table-cell office:value-type="float" office:value="87.272" calcext:value-type="float">
            <text:p>87,27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0.012" calcext:value-type="float">
            <text:p>0,012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78.801" calcext:value-type="float">
            <text:p>78,80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0.092" calcext:value-type="float">
            <text:p>0,092</text:p>
          </table:table-cell>
          <table:table-cell office:value-type="float" office:value="286838" calcext:value-type="float">
            <text:p>286838</text:p>
          </table:table-cell>
          <table:table-cell office:value-type="float" office:value="70961" calcext:value-type="float">
            <text:p>70961</text:p>
          </table:table-cell>
          <table:table-cell office:value-type="float" office:value="82.143" calcext:value-type="float">
            <text:p>82,1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21" calcext:value-type="float">
            <text:p>0,021</text:p>
          </table:table-cell>
          <table:table-cell office:value-type="float" office:value="110299" calcext:value-type="float">
            <text:p>110299</text:p>
          </table:table-cell>
          <table:table-cell office:value-type="float" office:value="17047" calcext:value-type="float">
            <text:p>17047</text:p>
          </table:table-cell>
          <table:table-cell office:value-type="float" office:value="81.445" calcext:value-type="float">
            <text:p>81,44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12" calcext:value-type="float">
            <text:p>0,012</text:p>
          </table:table-cell>
          <table:table-cell office:value-type="float" office:value="27743" calcext:value-type="float">
            <text:p>27743</text:p>
          </table:table-cell>
          <table:table-cell office:value-type="float" office:value="5328" calcext:value-type="float">
            <text:p>5328</text:p>
          </table:table-cell>
          <table:table-cell office:value-type="float" office:value="78.797" calcext:value-type="float">
            <text:p>78,79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95" calcext:value-type="float">
            <text:p>0,095</text:p>
          </table:table-cell>
          <table:table-cell office:value-type="float" office:value="285937" calcext:value-type="float">
            <text:p>285937</text:p>
          </table:table-cell>
          <table:table-cell office:value-type="float" office:value="70775" calcext:value-type="float">
            <text:p>70775</text:p>
          </table:table-cell>
          <table:table-cell office:value-type="float" office:value="82.135" calcext:value-type="float">
            <text:p>82,13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18" calcext:value-type="float">
            <text:p>0,018</text:p>
          </table:table-cell>
          <table:table-cell office:value-type="float" office:value="133620" calcext:value-type="float">
            <text:p>133620</text:p>
          </table:table-cell>
          <table:table-cell office:value-type="float" office:value="20672" calcext:value-type="float">
            <text:p>20672</text:p>
          </table:table-cell>
          <table:table-cell office:value-type="float" office:value="84.763" calcext:value-type="float">
            <text:p>84,763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0.017" calcext:value-type="float">
            <text:p>0,017</text:p>
          </table:table-cell>
          <table:table-cell office:value-type="float" office:value="48083" calcext:value-type="float">
            <text:p>48083</text:p>
          </table:table-cell>
          <table:table-cell office:value-type="float" office:value="9568" calcext:value-type="float">
            <text:p>9568</text:p>
          </table:table-cell>
          <table:table-cell office:value-type="float" office:value="79.169" calcext:value-type="float">
            <text:p>79,169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0.093" calcext:value-type="float">
            <text:p>0,093</text:p>
          </table:table-cell>
          <table:table-cell office:value-type="float" office:value="285390" calcext:value-type="float">
            <text:p>285390</text:p>
          </table:table-cell>
          <table:table-cell office:value-type="float" office:value="70736" calcext:value-type="float">
            <text:p>70736</text:p>
          </table:table-cell>
          <table:table-cell office:value-type="float" office:value="82.13" calcext:value-type="float">
            <text:p>82,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6" calcext:value-type="float">
            <text:p>0,026</text:p>
          </table:table-cell>
          <table:table-cell office:value-type="float" office:value="159318" calcext:value-type="float">
            <text:p>159318</text:p>
          </table:table-cell>
          <table:table-cell office:value-type="float" office:value="24482" calcext:value-type="float">
            <text:p>24482</text:p>
          </table:table-cell>
          <table:table-cell office:value-type="float" office:value="88.525" calcext:value-type="float">
            <text:p>88,525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0.027" calcext:value-type="float">
            <text:p>0,027</text:p>
          </table:table-cell>
          <table:table-cell office:value-type="float" office:value="77019" calcext:value-type="float">
            <text:p>77019</text:p>
          </table:table-cell>
          <table:table-cell office:value-type="float" office:value="15743" calcext:value-type="float">
            <text:p>15743</text:p>
          </table:table-cell>
          <table:table-cell office:value-type="float" office:value="80.198" calcext:value-type="float">
            <text:p>80,198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0.094" calcext:value-type="float">
            <text:p>0,094</text:p>
          </table:table-cell>
          <table:table-cell office:value-type="float" office:value="289474" calcext:value-type="float">
            <text:p>289474</text:p>
          </table:table-cell>
          <table:table-cell office:value-type="float" office:value="71948" calcext:value-type="float">
            <text:p>71948</text:p>
          </table:table-cell>
          <table:table-cell office:value-type="float" office:value="82.062" calcext:value-type="float">
            <text:p>82,06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1" calcext:value-type="float">
            <text:p>0,021</text:p>
          </table:table-cell>
          <table:table-cell office:value-type="float" office:value="131746" calcext:value-type="float">
            <text:p>131746</text:p>
          </table:table-cell>
          <table:table-cell office:value-type="float" office:value="20788" calcext:value-type="float">
            <text:p>20788</text:p>
          </table:table-cell>
          <table:table-cell office:value-type="float" office:value="84.297" calcext:value-type="float">
            <text:p>84,297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0.009" calcext:value-type="float">
            <text:p>0,009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78.718" calcext:value-type="float">
            <text:p>78,718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0.093" calcext:value-type="float">
            <text:p>0,093</text:p>
          </table:table-cell>
          <table:table-cell office:value-type="float" office:value="289024" calcext:value-type="float">
            <text:p>289024</text:p>
          </table:table-cell>
          <table:table-cell office:value-type="float" office:value="71729" calcext:value-type="float">
            <text:p>71729</text:p>
          </table:table-cell>
          <table:table-cell office:value-type="float" office:value="82.05" calcext:value-type="float">
            <text:p>82,0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25" calcext:value-type="float">
            <text:p>0,025</text:p>
          </table:table-cell>
          <table:table-cell office:value-type="float" office:value="98160" calcext:value-type="float">
            <text:p>98160</text:p>
          </table:table-cell>
          <table:table-cell office:value-type="float" office:value="15434" calcext:value-type="float">
            <text:p>15434</text:p>
          </table:table-cell>
          <table:table-cell office:value-type="float" office:value="81.978" calcext:value-type="float">
            <text:p>81,978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0.046" calcext:value-type="float">
            <text:p>0,046</text:p>
          </table:table-cell>
          <table:table-cell office:value-type="float" office:value="117569" calcext:value-type="float">
            <text:p>117569</text:p>
          </table:table-cell>
          <table:table-cell office:value-type="float" office:value="23679" calcext:value-type="float">
            <text:p>23679</text:p>
          </table:table-cell>
          <table:table-cell office:value-type="float" office:value="81.591" calcext:value-type="float">
            <text:p>81,591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0.097" calcext:value-type="float">
            <text:p>0,097</text:p>
          </table:table-cell>
          <table:table-cell office:value-type="float" office:value="289445" calcext:value-type="float">
            <text:p>289445</text:p>
          </table:table-cell>
          <table:table-cell office:value-type="float" office:value="71920" calcext:value-type="float">
            <text:p>71920</text:p>
          </table:table-cell>
          <table:table-cell office:value-type="float" office:value="82.043" calcext:value-type="float">
            <text:p>82,04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9" calcext:value-type="float">
            <text:p>0,019</text:p>
          </table:table-cell>
          <table:table-cell office:value-type="float" office:value="93507" calcext:value-type="float">
            <text:p>93507</text:p>
          </table:table-cell>
          <table:table-cell office:value-type="float" office:value="14806" calcext:value-type="float">
            <text:p>14806</text:p>
          </table:table-cell>
          <table:table-cell office:value-type="float" office:value="87.721" calcext:value-type="float">
            <text:p>87,721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0.017" calcext:value-type="float">
            <text:p>0,017</text:p>
          </table:table-cell>
          <table:table-cell office:value-type="float" office:value="30531" calcext:value-type="float">
            <text:p>30531</text:p>
          </table:table-cell>
          <table:table-cell office:value-type="float" office:value="6348" calcext:value-type="float">
            <text:p>6348</text:p>
          </table:table-cell>
          <table:table-cell office:value-type="float" office:value="79.753" calcext:value-type="float">
            <text:p>79,753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0.098" calcext:value-type="float">
            <text:p>0,098</text:p>
          </table:table-cell>
          <table:table-cell office:value-type="float" office:value="288916" calcext:value-type="float">
            <text:p>288916</text:p>
          </table:table-cell>
          <table:table-cell office:value-type="float" office:value="71887" calcext:value-type="float">
            <text:p>71887</text:p>
          </table:table-cell>
          <table:table-cell office:value-type="float" office:value="82.027" calcext:value-type="float">
            <text:p>82,0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6" calcext:value-type="float">
            <text:p>0,026</text:p>
          </table:table-cell>
          <table:table-cell office:value-type="float" office:value="181315" calcext:value-type="float">
            <text:p>181315</text:p>
          </table:table-cell>
          <table:table-cell office:value-type="float" office:value="28072" calcext:value-type="float">
            <text:p>28072</text:p>
          </table:table-cell>
          <table:table-cell office:value-type="float" office:value="88.242" calcext:value-type="float">
            <text:p>88,242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0.038" calcext:value-type="float">
            <text:p>0,038</text:p>
          </table:table-cell>
          <table:table-cell office:value-type="float" office:value="130521" calcext:value-type="float">
            <text:p>130521</text:p>
          </table:table-cell>
          <table:table-cell office:value-type="float" office:value="25979" calcext:value-type="float">
            <text:p>25979</text:p>
          </table:table-cell>
          <table:table-cell office:value-type="float" office:value="80.535" calcext:value-type="float">
            <text:p>80,535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0.099" calcext:value-type="float">
            <text:p>0,099</text:p>
          </table:table-cell>
          <table:table-cell office:value-type="float" office:value="287960" calcext:value-type="float">
            <text:p>287960</text:p>
          </table:table-cell>
          <table:table-cell office:value-type="float" office:value="71553" calcext:value-type="float">
            <text:p>71553</text:p>
          </table:table-cell>
          <table:table-cell office:value-type="float" office:value="82.013" calcext:value-type="float">
            <text:p>82,0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5" calcext:value-type="float">
            <text:p>0,025</text:p>
          </table:table-cell>
          <table:table-cell office:value-type="float" office:value="140319" calcext:value-type="float">
            <text:p>140319</text:p>
          </table:table-cell>
          <table:table-cell office:value-type="float" office:value="21942" calcext:value-type="float">
            <text:p>21942</text:p>
          </table:table-cell>
          <table:table-cell office:value-type="float" office:value="88.027" calcext:value-type="float">
            <text:p>88,02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0.03" calcext:value-type="float">
            <text:p>0,03</text:p>
          </table:table-cell>
          <table:table-cell office:value-type="float" office:value="95494" calcext:value-type="float">
            <text:p>95494</text:p>
          </table:table-cell>
          <table:table-cell office:value-type="float" office:value="19424" calcext:value-type="float">
            <text:p>19424</text:p>
          </table:table-cell>
          <table:table-cell office:value-type="float" office:value="81.433" calcext:value-type="float">
            <text:p>81,433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0.097" calcext:value-type="float">
            <text:p>0,097</text:p>
          </table:table-cell>
          <table:table-cell office:value-type="float" office:value="288944" calcext:value-type="float">
            <text:p>288944</text:p>
          </table:table-cell>
          <table:table-cell office:value-type="float" office:value="71766" calcext:value-type="float">
            <text:p>71766</text:p>
          </table:table-cell>
          <table:table-cell office:value-type="float" office:value="81.985" calcext:value-type="float">
            <text:p>81,98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5" calcext:value-type="float">
            <text:p>0,025</text:p>
          </table:table-cell>
          <table:table-cell office:value-type="float" office:value="117366" calcext:value-type="float">
            <text:p>117366</text:p>
          </table:table-cell>
          <table:table-cell office:value-type="float" office:value="18790" calcext:value-type="float">
            <text:p>18790</text:p>
          </table:table-cell>
          <table:table-cell office:value-type="float" office:value="87.655" calcext:value-type="float">
            <text:p>87,65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029" calcext:value-type="float">
            <text:p>0,029</text:p>
          </table:table-cell>
          <table:table-cell office:value-type="float" office:value="80606" calcext:value-type="float">
            <text:p>80606</text:p>
          </table:table-cell>
          <table:table-cell office:value-type="float" office:value="16584" calcext:value-type="float">
            <text:p>16584</text:p>
          </table:table-cell>
          <table:table-cell office:value-type="float" office:value="81.338" calcext:value-type="float">
            <text:p>81,338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1" calcext:value-type="float">
            <text:p>0,1</text:p>
          </table:table-cell>
          <table:table-cell office:value-type="float" office:value="289783" calcext:value-type="float">
            <text:p>289783</text:p>
          </table:table-cell>
          <table:table-cell office:value-type="float" office:value="71936" calcext:value-type="float">
            <text:p>71936</text:p>
          </table:table-cell>
          <table:table-cell office:value-type="float" office:value="81.965" calcext:value-type="float">
            <text:p>81,96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1" calcext:value-type="float">
            <text:p>0,021</text:p>
          </table:table-cell>
          <table:table-cell office:value-type="float" office:value="104459" calcext:value-type="float">
            <text:p>104459</text:p>
          </table:table-cell>
          <table:table-cell office:value-type="float" office:value="16272" calcext:value-type="float">
            <text:p>16272</text:p>
          </table:table-cell>
          <table:table-cell office:value-type="float" office:value="81.93" calcext:value-type="float">
            <text:p>81,93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0.008" calcext:value-type="float">
            <text:p>0,008</text:p>
          </table:table-cell>
          <table:table-cell office:value-type="float" office:value="390" calcext:value-type="float">
            <text:p>390</text:p>
          </table:table-cell>
          <table:table-cell office:value-type="float" office:value="165" calcext:value-type="float">
            <text:p>165</text:p>
          </table:table-cell>
          <table:table-cell office:value-type="float" office:value="78.711" calcext:value-type="float">
            <text:p>78,71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0.101" calcext:value-type="float">
            <text:p>0,101</text:p>
          </table:table-cell>
          <table:table-cell office:value-type="float" office:value="294950" calcext:value-type="float">
            <text:p>294950</text:p>
          </table:table-cell>
          <table:table-cell office:value-type="float" office:value="73499" calcext:value-type="float">
            <text:p>73499</text:p>
          </table:table-cell>
          <table:table-cell office:value-type="float" office:value="81.924" calcext:value-type="float">
            <text:p>81,92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9" calcext:value-type="float">
            <text:p>0,019</text:p>
          </table:table-cell>
          <table:table-cell office:value-type="float" office:value="104842" calcext:value-type="float">
            <text:p>104842</text:p>
          </table:table-cell>
          <table:table-cell office:value-type="float" office:value="15950" calcext:value-type="float">
            <text:p>15950</text:p>
          </table:table-cell>
          <table:table-cell office:value-type="float" office:value="83.12" calcext:value-type="float">
            <text:p>83,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035" calcext:value-type="float">
            <text:p>0,035</text:p>
          </table:table-cell>
          <table:table-cell office:value-type="float" office:value="99776" calcext:value-type="float">
            <text:p>99776</text:p>
          </table:table-cell>
          <table:table-cell office:value-type="float" office:value="20131" calcext:value-type="float">
            <text:p>20131</text:p>
          </table:table-cell>
          <table:table-cell office:value-type="float" office:value="80.453" calcext:value-type="float">
            <text:p>80,453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099" calcext:value-type="float">
            <text:p>0,099</text:p>
          </table:table-cell>
          <table:table-cell office:value-type="float" office:value="294294" calcext:value-type="float">
            <text:p>294294</text:p>
          </table:table-cell>
          <table:table-cell office:value-type="float" office:value="73164" calcext:value-type="float">
            <text:p>73164</text:p>
          </table:table-cell>
          <table:table-cell office:value-type="float" office:value="81.915" calcext:value-type="float">
            <text:p>81,9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11" calcext:value-type="float">
            <text:p>0,011</text:p>
          </table:table-cell>
          <table:table-cell office:value-type="float" office:value="39931" calcext:value-type="float">
            <text:p>39931</text:p>
          </table:table-cell>
          <table:table-cell office:value-type="float" office:value="6305" calcext:value-type="float">
            <text:p>6305</text:p>
          </table:table-cell>
          <table:table-cell office:value-type="float" office:value="79.214" calcext:value-type="float">
            <text:p>79,21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.02" calcext:value-type="float">
            <text:p>0,02</text:p>
          </table:table-cell>
          <table:table-cell office:value-type="float" office:value="57097" calcext:value-type="float">
            <text:p>57097</text:p>
          </table:table-cell>
          <table:table-cell office:value-type="float" office:value="11605" calcext:value-type="float">
            <text:p>11605</text:p>
          </table:table-cell>
          <table:table-cell office:value-type="float" office:value="79.242" calcext:value-type="float">
            <text:p>79,24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.099" calcext:value-type="float">
            <text:p>0,099</text:p>
          </table:table-cell>
          <table:table-cell office:value-type="float" office:value="295825" calcext:value-type="float">
            <text:p>295825</text:p>
          </table:table-cell>
          <table:table-cell office:value-type="float" office:value="73529" calcext:value-type="float">
            <text:p>73529</text:p>
          </table:table-cell>
          <table:table-cell office:value-type="float" office:value="81.859" calcext:value-type="float">
            <text:p>81,8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" calcext:value-type="float">
            <text:p>0,02</text:p>
          </table:table-cell>
          <table:table-cell office:value-type="float" office:value="100313" calcext:value-type="float">
            <text:p>100313</text:p>
          </table:table-cell>
          <table:table-cell office:value-type="float" office:value="15827" calcext:value-type="float">
            <text:p>15827</text:p>
          </table:table-cell>
          <table:table-cell office:value-type="float" office:value="87.462" calcext:value-type="float">
            <text:p>87,46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0.035" calcext:value-type="float">
            <text:p>0,035</text:p>
          </table:table-cell>
          <table:table-cell office:value-type="float" office:value="116651" calcext:value-type="float">
            <text:p>116651</text:p>
          </table:table-cell>
          <table:table-cell office:value-type="float" office:value="23568" calcext:value-type="float">
            <text:p>23568</text:p>
          </table:table-cell>
          <table:table-cell office:value-type="float" office:value="81.114" calcext:value-type="float">
            <text:p>81,114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0.101" calcext:value-type="float">
            <text:p>0,101</text:p>
          </table:table-cell>
          <table:table-cell office:value-type="float" office:value="295898" calcext:value-type="float">
            <text:p>295898</text:p>
          </table:table-cell>
          <table:table-cell office:value-type="float" office:value="73633" calcext:value-type="float">
            <text:p>73633</text:p>
          </table:table-cell>
          <table:table-cell office:value-type="float" office:value="81.839" calcext:value-type="float">
            <text:p>81,83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6" calcext:value-type="float">
            <text:p>0,026</text:p>
          </table:table-cell>
          <table:table-cell office:value-type="float" office:value="130391" calcext:value-type="float">
            <text:p>130391</text:p>
          </table:table-cell>
          <table:table-cell office:value-type="float" office:value="20166" calcext:value-type="float">
            <text:p>20166</text:p>
          </table:table-cell>
          <table:table-cell office:value-type="float" office:value="88.62" calcext:value-type="float">
            <text:p>88,62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0.033" calcext:value-type="float">
            <text:p>0,033</text:p>
          </table:table-cell>
          <table:table-cell office:value-type="float" office:value="112489" calcext:value-type="float">
            <text:p>112489</text:p>
          </table:table-cell>
          <table:table-cell office:value-type="float" office:value="22591" calcext:value-type="float">
            <text:p>2259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0.097" calcext:value-type="float">
            <text:p>0,097</text:p>
          </table:table-cell>
          <table:table-cell office:value-type="float" office:value="296385" calcext:value-type="float">
            <text:p>296385</text:p>
          </table:table-cell>
          <table:table-cell office:value-type="float" office:value="73612" calcext:value-type="float">
            <text:p>73612</text:p>
          </table:table-cell>
          <table:table-cell office:value-type="float" office:value="81.828" calcext:value-type="float">
            <text:p>81,8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21" calcext:value-type="float">
            <text:p>0,021</text:p>
          </table:table-cell>
          <table:table-cell office:value-type="float" office:value="128888" calcext:value-type="float">
            <text:p>128888</text:p>
          </table:table-cell>
          <table:table-cell office:value-type="float" office:value="20094" calcext:value-type="float">
            <text:p>20094</text:p>
          </table:table-cell>
          <table:table-cell office:value-type="float" office:value="87.591" calcext:value-type="float">
            <text:p>87,591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.02" calcext:value-type="float">
            <text:p>0,02</text:p>
          </table:table-cell>
          <table:table-cell office:value-type="float" office:value="43727" calcext:value-type="float">
            <text:p>43727</text:p>
          </table:table-cell>
          <table:table-cell office:value-type="float" office:value="8889" calcext:value-type="float">
            <text:p>8889</text:p>
          </table:table-cell>
          <table:table-cell office:value-type="float" office:value="79.763" calcext:value-type="float">
            <text:p>79,76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.102" calcext:value-type="float">
            <text:p>0,102</text:p>
          </table:table-cell>
          <table:table-cell office:value-type="float" office:value="297037" calcext:value-type="float">
            <text:p>297037</text:p>
          </table:table-cell>
          <table:table-cell office:value-type="float" office:value="73807" calcext:value-type="float">
            <text:p>73807</text:p>
          </table:table-cell>
          <table:table-cell office:value-type="float" office:value="81.801" calcext:value-type="float">
            <text:p>81,80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4" calcext:value-type="float">
            <text:p>0,014</text:p>
          </table:table-cell>
          <table:table-cell office:value-type="float" office:value="43437" calcext:value-type="float">
            <text:p>43437</text:p>
          </table:table-cell>
          <table:table-cell office:value-type="float" office:value="6996" calcext:value-type="float">
            <text:p>6996</text:p>
          </table:table-cell>
          <table:table-cell office:value-type="float" office:value="83.22" calcext:value-type="float">
            <text:p>83,22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0.032" calcext:value-type="float">
            <text:p>0,032</text:p>
          </table:table-cell>
          <table:table-cell office:value-type="float" office:value="107492" calcext:value-type="float">
            <text:p>107492</text:p>
          </table:table-cell>
          <table:table-cell office:value-type="float" office:value="21733" calcext:value-type="float">
            <text:p>21733</text:p>
          </table:table-cell>
          <table:table-cell office:value-type="float" office:value="81.242" calcext:value-type="float">
            <text:p>81,242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0.099" calcext:value-type="float">
            <text:p>0,099</text:p>
          </table:table-cell>
          <table:table-cell office:value-type="float" office:value="297836" calcext:value-type="float">
            <text:p>297836</text:p>
          </table:table-cell>
          <table:table-cell office:value-type="float" office:value="73873" calcext:value-type="float">
            <text:p>73873</text:p>
          </table:table-cell>
          <table:table-cell office:value-type="float" office:value="81.777" calcext:value-type="float">
            <text:p>81,77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14" calcext:value-type="float">
            <text:p>0,014</text:p>
          </table:table-cell>
          <table:table-cell office:value-type="float" office:value="60586" calcext:value-type="float">
            <text:p>60586</text:p>
          </table:table-cell>
          <table:table-cell office:value-type="float" office:value="9682" calcext:value-type="float">
            <text:p>9682</text:p>
          </table:table-cell>
          <table:table-cell office:value-type="float" office:value="86.476" calcext:value-type="float">
            <text:p>86,476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0.032" calcext:value-type="float">
            <text:p>0,032</text:p>
          </table:table-cell>
          <table:table-cell office:value-type="float" office:value="99937" calcext:value-type="float">
            <text:p>99937</text:p>
          </table:table-cell>
          <table:table-cell office:value-type="float" office:value="20265" calcext:value-type="float">
            <text:p>20265</text:p>
          </table:table-cell>
          <table:table-cell office:value-type="float" office:value="80.658" calcext:value-type="float">
            <text:p>80,65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0.102" calcext:value-type="float">
            <text:p>0,102</text:p>
          </table:table-cell>
          <table:table-cell office:value-type="float" office:value="298561" calcext:value-type="float">
            <text:p>298561</text:p>
          </table:table-cell>
          <table:table-cell office:value-type="float" office:value="74058" calcext:value-type="float">
            <text:p>74058</text:p>
          </table:table-cell>
          <table:table-cell office:value-type="float" office:value="81.765" calcext:value-type="float">
            <text:p>81,7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19" calcext:value-type="float">
            <text:p>0,019</text:p>
          </table:table-cell>
          <table:table-cell office:value-type="float" office:value="81227" calcext:value-type="float">
            <text:p>81227</text:p>
          </table:table-cell>
          <table:table-cell office:value-type="float" office:value="12666" calcext:value-type="float">
            <text:p>12666</text:p>
          </table:table-cell>
          <table:table-cell office:value-type="float" office:value="81.54" calcext:value-type="float">
            <text:p>81,54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0.035" calcext:value-type="float">
            <text:p>0,035</text:p>
          </table:table-cell>
          <table:table-cell office:value-type="float" office:value="121753" calcext:value-type="float">
            <text:p>121753</text:p>
          </table:table-cell>
          <table:table-cell office:value-type="float" office:value="24546" calcext:value-type="float">
            <text:p>24546</text:p>
          </table:table-cell>
          <table:table-cell office:value-type="float" office:value="81.412" calcext:value-type="float">
            <text:p>81,412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0.096" calcext:value-type="float">
            <text:p>0,096</text:p>
          </table:table-cell>
          <table:table-cell office:value-type="float" office:value="298786" calcext:value-type="float">
            <text:p>298786</text:p>
          </table:table-cell>
          <table:table-cell office:value-type="float" office:value="73914" calcext:value-type="float">
            <text:p>73914</text:p>
          </table:table-cell>
          <table:table-cell office:value-type="float" office:value="81.734" calcext:value-type="float">
            <text:p>81,73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13" calcext:value-type="float">
            <text:p>0,013</text:p>
          </table:table-cell>
          <table:table-cell office:value-type="float" office:value="56193" calcext:value-type="float">
            <text:p>56193</text:p>
          </table:table-cell>
          <table:table-cell office:value-type="float" office:value="9131" calcext:value-type="float">
            <text:p>9131</text:p>
          </table:table-cell>
          <table:table-cell office:value-type="float" office:value="85.224" calcext:value-type="float">
            <text:p>85,224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025" calcext:value-type="float">
            <text:p>0,025</text:p>
          </table:table-cell>
          <table:table-cell office:value-type="float" office:value="70097" calcext:value-type="float">
            <text:p>70097</text:p>
          </table:table-cell>
          <table:table-cell office:value-type="float" office:value="14319" calcext:value-type="float">
            <text:p>14319</text:p>
          </table:table-cell>
          <table:table-cell office:value-type="float" office:value="79.937" calcext:value-type="float">
            <text:p>79,937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098" calcext:value-type="float">
            <text:p>0,098</text:p>
          </table:table-cell>
          <table:table-cell office:value-type="float" office:value="297984" calcext:value-type="float">
            <text:p>297984</text:p>
          </table:table-cell>
          <table:table-cell office:value-type="float" office:value="73885" calcext:value-type="float">
            <text:p>73885</text:p>
          </table:table-cell>
          <table:table-cell office:value-type="float" office:value="81.679" calcext:value-type="float">
            <text:p>81,67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2" calcext:value-type="float">
            <text:p>0,012</text:p>
          </table:table-cell>
          <table:table-cell office:value-type="float" office:value="49812" calcext:value-type="float">
            <text:p>49812</text:p>
          </table:table-cell>
          <table:table-cell office:value-type="float" office:value="7874" calcext:value-type="float">
            <text:p>7874</text:p>
          </table:table-cell>
          <table:table-cell office:value-type="float" office:value="79.52" calcext:value-type="float">
            <text:p>79,52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0.036" calcext:value-type="float">
            <text:p>0,036</text:p>
          </table:table-cell>
          <table:table-cell office:value-type="float" office:value="112144" calcext:value-type="float">
            <text:p>112144</text:p>
          </table:table-cell>
          <table:table-cell office:value-type="float" office:value="22478" calcext:value-type="float">
            <text:p>22478</text:p>
          </table:table-cell>
          <table:table-cell office:value-type="float" office:value="81.215" calcext:value-type="float">
            <text:p>81,215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0.094" calcext:value-type="float">
            <text:p>0,094</text:p>
          </table:table-cell>
          <table:table-cell office:value-type="float" office:value="298923" calcext:value-type="float">
            <text:p>298923</text:p>
          </table:table-cell>
          <table:table-cell office:value-type="float" office:value="74030" calcext:value-type="float">
            <text:p>74030</text:p>
          </table:table-cell>
          <table:table-cell office:value-type="float" office:value="81.669" calcext:value-type="float">
            <text:p>81,6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6" calcext:value-type="float">
            <text:p>0,016</text:p>
          </table:table-cell>
          <table:table-cell office:value-type="float" office:value="50839" calcext:value-type="float">
            <text:p>50839</text:p>
          </table:table-cell>
          <table:table-cell office:value-type="float" office:value="8271" calcext:value-type="float">
            <text:p>8271</text:p>
          </table:table-cell>
          <table:table-cell office:value-type="float" office:value="80.496" calcext:value-type="float">
            <text:p>80,49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026" calcext:value-type="float">
            <text:p>0,026</text:p>
          </table:table-cell>
          <table:table-cell office:value-type="float" office:value="69073" calcext:value-type="float">
            <text:p>69073</text:p>
          </table:table-cell>
          <table:table-cell office:value-type="float" office:value="14078" calcext:value-type="float">
            <text:p>14078</text:p>
          </table:table-cell>
          <table:table-cell office:value-type="float" office:value="80.069" calcext:value-type="float">
            <text:p>80,06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095" calcext:value-type="float">
            <text:p>0,095</text:p>
          </table:table-cell>
          <table:table-cell office:value-type="float" office:value="299984" calcext:value-type="float">
            <text:p>299984</text:p>
          </table:table-cell>
          <table:table-cell office:value-type="float" office:value="74313" calcext:value-type="float">
            <text:p>74313</text:p>
          </table:table-cell>
          <table:table-cell office:value-type="float" office:value="81.616" calcext:value-type="float">
            <text:p>81,6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4" calcext:value-type="float">
            <text:p>0,014</text:p>
          </table:table-cell>
          <table:table-cell office:value-type="float" office:value="71258" calcext:value-type="float">
            <text:p>71258</text:p>
          </table:table-cell>
          <table:table-cell office:value-type="float" office:value="11423" calcext:value-type="float">
            <text:p>11423</text:p>
          </table:table-cell>
          <table:table-cell office:value-type="float" office:value="87.254" calcext:value-type="float">
            <text:p>87,254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0.024" calcext:value-type="float">
            <text:p>0,024</text:p>
          </table:table-cell>
          <table:table-cell office:value-type="float" office:value="69492" calcext:value-type="float">
            <text:p>69492</text:p>
          </table:table-cell>
          <table:table-cell office:value-type="float" office:value="14150" calcext:value-type="float">
            <text:p>14150</text:p>
          </table:table-cell>
          <table:table-cell office:value-type="float" office:value="81.323" calcext:value-type="float">
            <text:p>81,323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0.094" calcext:value-type="float">
            <text:p>0,094</text:p>
          </table:table-cell>
          <table:table-cell office:value-type="float" office:value="298267" calcext:value-type="float">
            <text:p>298267</text:p>
          </table:table-cell>
          <table:table-cell office:value-type="float" office:value="73708" calcext:value-type="float">
            <text:p>73708</text:p>
          </table:table-cell>
          <table:table-cell office:value-type="float" office:value="81.594" calcext:value-type="float">
            <text:p>81,59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23" calcext:value-type="float">
            <text:p>0,023</text:p>
          </table:table-cell>
          <table:table-cell office:value-type="float" office:value="115390" calcext:value-type="float">
            <text:p>115390</text:p>
          </table:table-cell>
          <table:table-cell office:value-type="float" office:value="18112" calcext:value-type="float">
            <text:p>18112</text:p>
          </table:table-cell>
          <table:table-cell office:value-type="float" office:value="88.626" calcext:value-type="float">
            <text:p>88,626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.033" calcext:value-type="float">
            <text:p>0,033</text:p>
          </table:table-cell>
          <table:table-cell office:value-type="float" office:value="109624" calcext:value-type="float">
            <text:p>109624</text:p>
          </table:table-cell>
          <table:table-cell office:value-type="float" office:value="22199" calcext:value-type="float">
            <text:p>22199</text:p>
          </table:table-cell>
          <table:table-cell office:value-type="float" office:value="81.434" calcext:value-type="float">
            <text:p>81,434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.096" calcext:value-type="float">
            <text:p>0,096</text:p>
          </table:table-cell>
          <table:table-cell office:value-type="float" office:value="298022" calcext:value-type="float">
            <text:p>298022</text:p>
          </table:table-cell>
          <table:table-cell office:value-type="float" office:value="73679" calcext:value-type="float">
            <text:p>73679</text:p>
          </table:table-cell>
          <table:table-cell office:value-type="float" office:value="81.581" calcext:value-type="float">
            <text:p>81,58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2" calcext:value-type="float">
            <text:p>0,012</text:p>
          </table:table-cell>
          <table:table-cell office:value-type="float" office:value="52446" calcext:value-type="float">
            <text:p>52446</text:p>
          </table:table-cell>
          <table:table-cell office:value-type="float" office:value="8319" calcext:value-type="float">
            <text:p>8319</text:p>
          </table:table-cell>
          <table:table-cell office:value-type="float" office:value="79.942" calcext:value-type="float">
            <text:p>79,94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0.019" calcext:value-type="float">
            <text:p>0,019</text:p>
          </table:table-cell>
          <table:table-cell office:value-type="float" office:value="50822" calcext:value-type="float">
            <text:p>50822</text:p>
          </table:table-cell>
          <table:table-cell office:value-type="float" office:value="10393" calcext:value-type="float">
            <text:p>10393</text:p>
          </table:table-cell>
          <table:table-cell office:value-type="float" office:value="79.515" calcext:value-type="float">
            <text:p>79,515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0.097" calcext:value-type="float">
            <text:p>0,097</text:p>
          </table:table-cell>
          <table:table-cell office:value-type="float" office:value="305920" calcext:value-type="float">
            <text:p>305920</text:p>
          </table:table-cell>
          <table:table-cell office:value-type="float" office:value="75787" calcext:value-type="float">
            <text:p>75787</text:p>
          </table:table-cell>
          <table:table-cell office:value-type="float" office:value="81.507" calcext:value-type="float">
            <text:p>81,50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19" calcext:value-type="float">
            <text:p>0,019</text:p>
          </table:table-cell>
          <table:table-cell office:value-type="float" office:value="78482" calcext:value-type="float">
            <text:p>78482</text:p>
          </table:table-cell>
          <table:table-cell office:value-type="float" office:value="12204" calcext:value-type="float">
            <text:p>12204</text:p>
          </table:table-cell>
          <table:table-cell office:value-type="float" office:value="81.811" calcext:value-type="float">
            <text:p>81,81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0.021" calcext:value-type="float">
            <text:p>0,021</text:p>
          </table:table-cell>
          <table:table-cell office:value-type="float" office:value="56610" calcext:value-type="float">
            <text:p>56610</text:p>
          </table:table-cell>
          <table:table-cell office:value-type="float" office:value="11580" calcext:value-type="float">
            <text:p>11580</text:p>
          </table:table-cell>
          <table:table-cell office:value-type="float" office:value="80.352" calcext:value-type="float">
            <text:p>80,35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0.097" calcext:value-type="float">
            <text:p>0,097</text:p>
          </table:table-cell>
          <table:table-cell office:value-type="float" office:value="306146" calcext:value-type="float">
            <text:p>306146</text:p>
          </table:table-cell>
          <table:table-cell office:value-type="float" office:value="75826" calcext:value-type="float">
            <text:p>75826</text:p>
          </table:table-cell>
          <table:table-cell office:value-type="float" office:value="81.474" calcext:value-type="float">
            <text:p>81,4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16" calcext:value-type="float">
            <text:p>0,016</text:p>
          </table:table-cell>
          <table:table-cell office:value-type="float" office:value="72267" calcext:value-type="float">
            <text:p>72267</text:p>
          </table:table-cell>
          <table:table-cell office:value-type="float" office:value="11597" calcext:value-type="float">
            <text:p>11597</text:p>
          </table:table-cell>
          <table:table-cell office:value-type="float" office:value="86.248" calcext:value-type="float">
            <text:p>86,24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0.045" calcext:value-type="float">
            <text:p>0,045</text:p>
          </table:table-cell>
          <table:table-cell office:value-type="float" office:value="89390" calcext:value-type="float">
            <text:p>89390</text:p>
          </table:table-cell>
          <table:table-cell office:value-type="float" office:value="18104" calcext:value-type="float">
            <text:p>18104</text:p>
          </table:table-cell>
          <table:table-cell office:value-type="float" office:value="80.7" calcext:value-type="float">
            <text:p>80,7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0.098" calcext:value-type="float">
            <text:p>0,098</text:p>
          </table:table-cell>
          <table:table-cell office:value-type="float" office:value="306662" calcext:value-type="float">
            <text:p>306662</text:p>
          </table:table-cell>
          <table:table-cell office:value-type="float" office:value="75725" calcext:value-type="float">
            <text:p>75725</text:p>
          </table:table-cell>
          <table:table-cell office:value-type="float" office:value="81.454" calcext:value-type="float">
            <text:p>81,45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1" calcext:value-type="float">
            <text:p>0,011</text:p>
          </table:table-cell>
          <table:table-cell office:value-type="float" office:value="51669" calcext:value-type="float">
            <text:p>51669</text:p>
          </table:table-cell>
          <table:table-cell office:value-type="float" office:value="8382" calcext:value-type="float">
            <text:p>8382</text:p>
          </table:table-cell>
          <table:table-cell office:value-type="float" office:value="84.581" calcext:value-type="float">
            <text:p>84,581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0.031" calcext:value-type="float">
            <text:p>0,031</text:p>
          </table:table-cell>
          <table:table-cell office:value-type="float" office:value="97529" calcext:value-type="float">
            <text:p>97529</text:p>
          </table:table-cell>
          <table:table-cell office:value-type="float" office:value="19855" calcext:value-type="float">
            <text:p>19855</text:p>
          </table:table-cell>
          <table:table-cell office:value-type="float" office:value="80.911" calcext:value-type="float">
            <text:p>80,911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0.094" calcext:value-type="float">
            <text:p>0,094</text:p>
          </table:table-cell>
          <table:table-cell office:value-type="float" office:value="306335" calcext:value-type="float">
            <text:p>306335</text:p>
          </table:table-cell>
          <table:table-cell office:value-type="float" office:value="75667" calcext:value-type="float">
            <text:p>75667</text:p>
          </table:table-cell>
          <table:table-cell office:value-type="float" office:value="81.408" calcext:value-type="float">
            <text:p>81,40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1" calcext:value-type="float">
            <text:p>0,011</text:p>
          </table:table-cell>
          <table:table-cell office:value-type="float" office:value="52175" calcext:value-type="float">
            <text:p>52175</text:p>
          </table:table-cell>
          <table:table-cell office:value-type="float" office:value="8402" calcext:value-type="float">
            <text:p>8402</text:p>
          </table:table-cell>
          <table:table-cell office:value-type="float" office:value="81.293" calcext:value-type="float">
            <text:p>81,293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0.016" calcext:value-type="float">
            <text:p>0,016</text:p>
          </table:table-cell>
          <table:table-cell office:value-type="float" office:value="32080" calcext:value-type="float">
            <text:p>32080</text:p>
          </table:table-cell>
          <table:table-cell office:value-type="float" office:value="6644" calcext:value-type="float">
            <text:p>6644</text:p>
          </table:table-cell>
          <table:table-cell office:value-type="float" office:value="79.478" calcext:value-type="float">
            <text:p>79,478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0.096" calcext:value-type="float">
            <text:p>0,096</text:p>
          </table:table-cell>
          <table:table-cell office:value-type="float" office:value="303168" calcext:value-type="float">
            <text:p>303168</text:p>
          </table:table-cell>
          <table:table-cell office:value-type="float" office:value="74872" calcext:value-type="float">
            <text:p>74872</text:p>
          </table:table-cell>
          <table:table-cell office:value-type="float" office:value="81.38" calcext:value-type="float">
            <text:p>81,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12" calcext:value-type="float">
            <text:p>0,012</text:p>
          </table:table-cell>
          <table:table-cell office:value-type="float" office:value="47720" calcext:value-type="float">
            <text:p>47720</text:p>
          </table:table-cell>
          <table:table-cell office:value-type="float" office:value="7709" calcext:value-type="float">
            <text:p>7709</text:p>
          </table:table-cell>
          <table:table-cell office:value-type="float" office:value="79.335" calcext:value-type="float">
            <text:p>79,335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0.024" calcext:value-type="float">
            <text:p>0,024</text:p>
          </table:table-cell>
          <table:table-cell office:value-type="float" office:value="52446" calcext:value-type="float">
            <text:p>52446</text:p>
          </table:table-cell>
          <table:table-cell office:value-type="float" office:value="10568" calcext:value-type="float">
            <text:p>10568</text:p>
          </table:table-cell>
          <table:table-cell office:value-type="float" office:value="79.902" calcext:value-type="float">
            <text:p>79,902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0.093" calcext:value-type="float">
            <text:p>0,093</text:p>
          </table:table-cell>
          <table:table-cell office:value-type="float" office:value="302282" calcext:value-type="float">
            <text:p>302282</text:p>
          </table:table-cell>
          <table:table-cell office:value-type="float" office:value="74584" calcext:value-type="float">
            <text:p>74584</text:p>
          </table:table-cell>
          <table:table-cell office:value-type="float" office:value="81.364" calcext:value-type="float">
            <text:p>81,3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" calcext:value-type="float">
            <text:p>0,01</text:p>
          </table:table-cell>
          <table:table-cell office:value-type="float" office:value="43137" calcext:value-type="float">
            <text:p>43137</text:p>
          </table:table-cell>
          <table:table-cell office:value-type="float" office:value="6892" calcext:value-type="float">
            <text:p>6892</text:p>
          </table:table-cell>
          <table:table-cell office:value-type="float" office:value="81.243" calcext:value-type="float">
            <text:p>81,243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0.012" calcext:value-type="float">
            <text:p>0,012</text:p>
          </table:table-cell>
          <table:table-cell office:value-type="float" office:value="18155" calcext:value-type="float">
            <text:p>18155</text:p>
          </table:table-cell>
          <table:table-cell office:value-type="float" office:value="3886" calcext:value-type="float">
            <text:p>3886</text:p>
          </table:table-cell>
          <table:table-cell office:value-type="float" office:value="78.871" calcext:value-type="float">
            <text:p>78,87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0.093" calcext:value-type="float">
            <text:p>0,093</text:p>
          </table:table-cell>
          <table:table-cell office:value-type="float" office:value="302886" calcext:value-type="float">
            <text:p>302886</text:p>
          </table:table-cell>
          <table:table-cell office:value-type="float" office:value="74930" calcext:value-type="float">
            <text:p>74930</text:p>
          </table:table-cell>
          <table:table-cell office:value-type="float" office:value="81.288" calcext:value-type="float">
            <text:p>81,28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3" calcext:value-type="float">
            <text:p>0,013</text:p>
          </table:table-cell>
          <table:table-cell office:value-type="float" office:value="23048" calcext:value-type="float">
            <text:p>23048</text:p>
          </table:table-cell>
          <table:table-cell office:value-type="float" office:value="3780" calcext:value-type="float">
            <text:p>3780</text:p>
          </table:table-cell>
          <table:table-cell office:value-type="float" office:value="78.972" calcext:value-type="float">
            <text:p>78,97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31" calcext:value-type="float">
            <text:p>0,031</text:p>
          </table:table-cell>
          <table:table-cell office:value-type="float" office:value="87448" calcext:value-type="float">
            <text:p>87448</text:p>
          </table:table-cell>
          <table:table-cell office:value-type="float" office:value="17640" calcext:value-type="float">
            <text:p>17640</text:p>
          </table:table-cell>
          <table:table-cell office:value-type="float" office:value="81.128" calcext:value-type="float">
            <text:p>81,12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97" calcext:value-type="float">
            <text:p>0,097</text:p>
          </table:table-cell>
          <table:table-cell office:value-type="float" office:value="307145" calcext:value-type="float">
            <text:p>307145</text:p>
          </table:table-cell>
          <table:table-cell office:value-type="float" office:value="76035" calcext:value-type="float">
            <text:p>76035</text:p>
          </table:table-cell>
          <table:table-cell office:value-type="float" office:value="81.227" calcext:value-type="float">
            <text:p>81,22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12" calcext:value-type="float">
            <text:p>0,012</text:p>
          </table:table-cell>
          <table:table-cell office:value-type="float" office:value="54741" calcext:value-type="float">
            <text:p>54741</text:p>
          </table:table-cell>
          <table:table-cell office:value-type="float" office:value="8634" calcext:value-type="float">
            <text:p>8634</text:p>
          </table:table-cell>
          <table:table-cell office:value-type="float" office:value="80.015" calcext:value-type="float">
            <text:p>80,015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0.01" calcext:value-type="float">
            <text:p>0,01</text:p>
          </table:table-cell>
          <table:table-cell office:value-type="float" office:value="7429" calcext:value-type="float">
            <text:p>7429</text:p>
          </table:table-cell>
          <table:table-cell office:value-type="float" office:value="1589" calcext:value-type="float">
            <text:p>1589</text:p>
          </table:table-cell>
          <table:table-cell office:value-type="float" office:value="78.921" calcext:value-type="float">
            <text:p>78,921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0.094" calcext:value-type="float">
            <text:p>0,094</text:p>
          </table:table-cell>
          <table:table-cell office:value-type="float" office:value="308782" calcext:value-type="float">
            <text:p>308782</text:p>
          </table:table-cell>
          <table:table-cell office:value-type="float" office:value="76280" calcext:value-type="float">
            <text:p>76280</text:p>
          </table:table-cell>
          <table:table-cell office:value-type="float" office:value="81.206" calcext:value-type="float">
            <text:p>81,20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4" calcext:value-type="float">
            <text:p>0,014</text:p>
          </table:table-cell>
          <table:table-cell office:value-type="float" office:value="70799" calcext:value-type="float">
            <text:p>70799</text:p>
          </table:table-cell>
          <table:table-cell office:value-type="float" office:value="11262" calcext:value-type="float">
            <text:p>11262</text:p>
          </table:table-cell>
          <table:table-cell office:value-type="float" office:value="82.539" calcext:value-type="float">
            <text:p>82,539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027" calcext:value-type="float">
            <text:p>0,027</text:p>
          </table:table-cell>
          <table:table-cell office:value-type="float" office:value="78510" calcext:value-type="float">
            <text:p>78510</text:p>
          </table:table-cell>
          <table:table-cell office:value-type="float" office:value="15787" calcext:value-type="float">
            <text:p>15787</text:p>
          </table:table-cell>
          <table:table-cell office:value-type="float" office:value="81.109" calcext:value-type="float">
            <text:p>81,109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095" calcext:value-type="float">
            <text:p>0,095</text:p>
          </table:table-cell>
          <table:table-cell office:value-type="float" office:value="307353" calcext:value-type="float">
            <text:p>307353</text:p>
          </table:table-cell>
          <table:table-cell office:value-type="float" office:value="75664" calcext:value-type="float">
            <text:p>75664</text:p>
          </table:table-cell>
          <table:table-cell office:value-type="float" office:value="81.165" calcext:value-type="float">
            <text:p>81,16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6" calcext:value-type="float">
            <text:p>0,016</text:p>
          </table:table-cell>
          <table:table-cell office:value-type="float" office:value="64379" calcext:value-type="float">
            <text:p>64379</text:p>
          </table:table-cell>
          <table:table-cell office:value-type="float" office:value="10257" calcext:value-type="float">
            <text:p>10257</text:p>
          </table:table-cell>
          <table:table-cell office:value-type="float" office:value="85.07" calcext:value-type="float">
            <text:p>85,0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0.012" calcext:value-type="float">
            <text:p>0,012</text:p>
          </table:table-cell>
          <table:table-cell office:value-type="float" office:value="2143" calcext:value-type="float">
            <text:p>2143</text:p>
          </table:table-cell>
          <table:table-cell office:value-type="float" office:value="560" calcext:value-type="float">
            <text:p>560</text:p>
          </table:table-cell>
          <table:table-cell office:value-type="float" office:value="78.927" calcext:value-type="float">
            <text:p>78,92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0.095" calcext:value-type="float">
            <text:p>0,095</text:p>
          </table:table-cell>
          <table:table-cell office:value-type="float" office:value="307152" calcext:value-type="float">
            <text:p>307152</text:p>
          </table:table-cell>
          <table:table-cell office:value-type="float" office:value="75583" calcext:value-type="float">
            <text:p>75583</text:p>
          </table:table-cell>
          <table:table-cell office:value-type="float" office:value="81.098" calcext:value-type="float">
            <text:p>81,09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6" calcext:value-type="float">
            <text:p>0,016</text:p>
          </table:table-cell>
          <table:table-cell office:value-type="float" office:value="65632" calcext:value-type="float">
            <text:p>65632</text:p>
          </table:table-cell>
          <table:table-cell office:value-type="float" office:value="10336" calcext:value-type="float">
            <text:p>10336</text:p>
          </table:table-cell>
          <table:table-cell office:value-type="float" office:value="82.152" calcext:value-type="float">
            <text:p>82,152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0.024" calcext:value-type="float">
            <text:p>0,024</text:p>
          </table:table-cell>
          <table:table-cell office:value-type="float" office:value="63359" calcext:value-type="float">
            <text:p>63359</text:p>
          </table:table-cell>
          <table:table-cell office:value-type="float" office:value="12872" calcext:value-type="float">
            <text:p>12872</text:p>
          </table:table-cell>
          <table:table-cell office:value-type="float" office:value="81.319" calcext:value-type="float">
            <text:p>81,319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0.095" calcext:value-type="float">
            <text:p>0,095</text:p>
          </table:table-cell>
          <table:table-cell office:value-type="float" office:value="305240" calcext:value-type="float">
            <text:p>305240</text:p>
          </table:table-cell>
          <table:table-cell office:value-type="float" office:value="75023" calcext:value-type="float">
            <text:p>75023</text:p>
          </table:table-cell>
          <table:table-cell office:value-type="float" office:value="81.079" calcext:value-type="float">
            <text:p>81,07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21" calcext:value-type="float">
            <text:p>0,021</text:p>
          </table:table-cell>
          <table:table-cell office:value-type="float" office:value="108783" calcext:value-type="float">
            <text:p>108783</text:p>
          </table:table-cell>
          <table:table-cell office:value-type="float" office:value="16889" calcext:value-type="float">
            <text:p>16889</text:p>
          </table:table-cell>
          <table:table-cell office:value-type="float" office:value="84.6" calcext:value-type="float">
            <text:p>84,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0.029" calcext:value-type="float">
            <text:p>0,029</text:p>
          </table:table-cell>
          <table:table-cell office:value-type="float" office:value="85572" calcext:value-type="float">
            <text:p>85572</text:p>
          </table:table-cell>
          <table:table-cell office:value-type="float" office:value="17520" calcext:value-type="float">
            <text:p>17520</text:p>
          </table:table-cell>
          <table:table-cell office:value-type="float" office:value="81.285" calcext:value-type="float">
            <text:p>81,285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0.093" calcext:value-type="float">
            <text:p>0,093</text:p>
          </table:table-cell>
          <table:table-cell office:value-type="float" office:value="308633" calcext:value-type="float">
            <text:p>308633</text:p>
          </table:table-cell>
          <table:table-cell office:value-type="float" office:value="76198" calcext:value-type="float">
            <text:p>76198</text:p>
          </table:table-cell>
          <table:table-cell office:value-type="float" office:value="80.998" calcext:value-type="float">
            <text:p>80,99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" calcext:value-type="float">
            <text:p>0,01</text:p>
          </table:table-cell>
          <table:table-cell office:value-type="float" office:value="51681" calcext:value-type="float">
            <text:p>51681</text:p>
          </table:table-cell>
          <table:table-cell office:value-type="float" office:value="8348" calcext:value-type="float">
            <text:p>8348</text:p>
          </table:table-cell>
          <table:table-cell office:value-type="float" office:value="80.785" calcext:value-type="float">
            <text:p>80,785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0.013" calcext:value-type="float">
            <text:p>0,013</text:p>
          </table:table-cell>
          <table:table-cell office:value-type="float" office:value="16051" calcext:value-type="float">
            <text:p>16051</text:p>
          </table:table-cell>
          <table:table-cell office:value-type="float" office:value="3416" calcext:value-type="float">
            <text:p>3416</text:p>
          </table:table-cell>
          <table:table-cell office:value-type="float" office:value="79.257" calcext:value-type="float">
            <text:p>79,257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0.099" calcext:value-type="float">
            <text:p>0,099</text:p>
          </table:table-cell>
          <table:table-cell office:value-type="float" office:value="309695" calcext:value-type="float">
            <text:p>309695</text:p>
          </table:table-cell>
          <table:table-cell office:value-type="float" office:value="76177" calcext:value-type="float">
            <text:p>76177</text:p>
          </table:table-cell>
          <table:table-cell office:value-type="float" office:value="80.957" calcext:value-type="float">
            <text:p>80,9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5" calcext:value-type="float">
            <text:p>0,015</text:p>
          </table:table-cell>
          <table:table-cell office:value-type="float" office:value="43910" calcext:value-type="float">
            <text:p>43910</text:p>
          </table:table-cell>
          <table:table-cell office:value-type="float" office:value="7244" calcext:value-type="float">
            <text:p>7244</text:p>
          </table:table-cell>
          <table:table-cell office:value-type="float" office:value="83.935" calcext:value-type="float">
            <text:p>83,935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0.014" calcext:value-type="float">
            <text:p>0,014</text:p>
          </table:table-cell>
          <table:table-cell office:value-type="float" office:value="16737" calcext:value-type="float">
            <text:p>16737</text:p>
          </table:table-cell>
          <table:table-cell office:value-type="float" office:value="3393" calcext:value-type="float">
            <text:p>3393</text:p>
          </table:table-cell>
          <table:table-cell office:value-type="float" office:value="80.186" calcext:value-type="float">
            <text:p>80,186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0.096" calcext:value-type="float">
            <text:p>0,096</text:p>
          </table:table-cell>
          <table:table-cell office:value-type="float" office:value="309532" calcext:value-type="float">
            <text:p>309532</text:p>
          </table:table-cell>
          <table:table-cell office:value-type="float" office:value="76282" calcext:value-type="float">
            <text:p>76282</text:p>
          </table:table-cell>
          <table:table-cell office:value-type="float" office:value="80.906" calcext:value-type="float">
            <text:p>80,90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" calcext:value-type="float">
            <text:p>0,01</text:p>
          </table:table-cell>
          <table:table-cell office:value-type="float" office:value="34331" calcext:value-type="float">
            <text:p>34331</text:p>
          </table:table-cell>
          <table:table-cell office:value-type="float" office:value="5618" calcext:value-type="float">
            <text:p>5618</text:p>
          </table:table-cell>
          <table:table-cell office:value-type="float" office:value="80.595" calcext:value-type="float">
            <text:p>80,59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012" calcext:value-type="float">
            <text:p>0,012</text:p>
          </table:table-cell>
          <table:table-cell office:value-type="float" office:value="11373" calcext:value-type="float">
            <text:p>11373</text:p>
          </table:table-cell>
          <table:table-cell office:value-type="float" office:value="2311" calcext:value-type="float">
            <text:p>2311</text:p>
          </table:table-cell>
          <table:table-cell office:value-type="float" office:value="79.087" calcext:value-type="float">
            <text:p>79,087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095" calcext:value-type="float">
            <text:p>0,095</text:p>
          </table:table-cell>
          <table:table-cell office:value-type="float" office:value="309630" calcext:value-type="float">
            <text:p>309630</text:p>
          </table:table-cell>
          <table:table-cell office:value-type="float" office:value="76442" calcext:value-type="float">
            <text:p>76442</text:p>
          </table:table-cell>
          <table:table-cell office:value-type="float" office:value="80.767" calcext:value-type="float">
            <text:p>80,76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21" calcext:value-type="float">
            <text:p>0,021</text:p>
          </table:table-cell>
          <table:table-cell office:value-type="float" office:value="53354" calcext:value-type="float">
            <text:p>53354</text:p>
          </table:table-cell>
          <table:table-cell office:value-type="float" office:value="8324" calcext:value-type="float">
            <text:p>8324</text:p>
          </table:table-cell>
          <table:table-cell office:value-type="float" office:value="84.735" calcext:value-type="float">
            <text:p>84,735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0.027" calcext:value-type="float">
            <text:p>0,027</text:p>
          </table:table-cell>
          <table:table-cell office:value-type="float" office:value="70107" calcext:value-type="float">
            <text:p>70107</text:p>
          </table:table-cell>
          <table:table-cell office:value-type="float" office:value="14276" calcext:value-type="float">
            <text:p>14276</text:p>
          </table:table-cell>
          <table:table-cell office:value-type="float" office:value="81.248" calcext:value-type="float">
            <text:p>81,248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0.097" calcext:value-type="float">
            <text:p>0,097</text:p>
          </table:table-cell>
          <table:table-cell office:value-type="float" office:value="311211" calcext:value-type="float">
            <text:p>311211</text:p>
          </table:table-cell>
          <table:table-cell office:value-type="float" office:value="76842" calcext:value-type="float">
            <text:p>76842</text:p>
          </table:table-cell>
          <table:table-cell office:value-type="float" office:value="80.694" calcext:value-type="float">
            <text:p>80,69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" calcext:value-type="float">
            <text:p>0,02</text:p>
          </table:table-cell>
          <table:table-cell office:value-type="float" office:value="80377" calcext:value-type="float">
            <text:p>80377</text:p>
          </table:table-cell>
          <table:table-cell office:value-type="float" office:value="12720" calcext:value-type="float">
            <text:p>12720</text:p>
          </table:table-cell>
          <table:table-cell office:value-type="float" office:value="85.53" calcext:value-type="float">
            <text:p>85,53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009" calcext:value-type="float">
            <text:p>0,009</text:p>
          </table:table-cell>
          <table:table-cell office:value-type="float" office:value="556" calcext:value-type="float">
            <text:p>556</text:p>
          </table:table-cell>
          <table:table-cell office:value-type="float" office:value="210" calcext:value-type="float">
            <text:p>210</text:p>
          </table:table-cell>
          <table:table-cell office:value-type="float" office:value="78.736" calcext:value-type="float">
            <text:p>78,73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095" calcext:value-type="float">
            <text:p>0,095</text:p>
          </table:table-cell>
          <table:table-cell office:value-type="float" office:value="310821" calcext:value-type="float">
            <text:p>310821</text:p>
          </table:table-cell>
          <table:table-cell office:value-type="float" office:value="76663" calcext:value-type="float">
            <text:p>76663</text:p>
          </table:table-cell>
          <table:table-cell office:value-type="float" office:value="80.671" calcext:value-type="float">
            <text:p>80,67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1" calcext:value-type="float">
            <text:p>0,011</text:p>
          </table:table-cell>
          <table:table-cell office:value-type="float" office:value="25197" calcext:value-type="float">
            <text:p>25197</text:p>
          </table:table-cell>
          <table:table-cell office:value-type="float" office:value="4066" calcext:value-type="float">
            <text:p>4066</text:p>
          </table:table-cell>
          <table:table-cell office:value-type="float" office:value="79.173" calcext:value-type="float">
            <text:p>79,173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.015" calcext:value-type="float">
            <text:p>0,015</text:p>
          </table:table-cell>
          <table:table-cell office:value-type="float" office:value="27129" calcext:value-type="float">
            <text:p>27129</text:p>
          </table:table-cell>
          <table:table-cell office:value-type="float" office:value="5475" calcext:value-type="float">
            <text:p>5475</text:p>
          </table:table-cell>
          <table:table-cell office:value-type="float" office:value="79.58" calcext:value-type="float">
            <text:p>79,58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.095" calcext:value-type="float">
            <text:p>0,095</text:p>
          </table:table-cell>
          <table:table-cell office:value-type="float" office:value="309161" calcext:value-type="float">
            <text:p>309161</text:p>
          </table:table-cell>
          <table:table-cell office:value-type="float" office:value="76379" calcext:value-type="float">
            <text:p>76379</text:p>
          </table:table-cell>
          <table:table-cell office:value-type="float" office:value="80.626" calcext:value-type="float">
            <text:p>80,62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1" calcext:value-type="float">
            <text:p>0,011</text:p>
          </table:table-cell>
          <table:table-cell office:value-type="float" office:value="25849" calcext:value-type="float">
            <text:p>25849</text:p>
          </table:table-cell>
          <table:table-cell office:value-type="float" office:value="4134" calcext:value-type="float">
            <text:p>4134</text:p>
          </table:table-cell>
          <table:table-cell office:value-type="float" office:value="80.824" calcext:value-type="float">
            <text:p>80,824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.026" calcext:value-type="float">
            <text:p>0,026</text:p>
          </table:table-cell>
          <table:table-cell office:value-type="float" office:value="65184" calcext:value-type="float">
            <text:p>65184</text:p>
          </table:table-cell>
          <table:table-cell office:value-type="float" office:value="13235" calcext:value-type="float">
            <text:p>13235</text:p>
          </table:table-cell>
          <table:table-cell office:value-type="float" office:value="81.322" calcext:value-type="float">
            <text:p>81,322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.096" calcext:value-type="float">
            <text:p>0,096</text:p>
          </table:table-cell>
          <table:table-cell office:value-type="float" office:value="307357" calcext:value-type="float">
            <text:p>307357</text:p>
          </table:table-cell>
          <table:table-cell office:value-type="float" office:value="75996" calcext:value-type="float">
            <text:p>75996</text:p>
          </table:table-cell>
          <table:table-cell office:value-type="float" office:value="80.577" calcext:value-type="float">
            <text:p>80,57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5" calcext:value-type="float">
            <text:p>0,015</text:p>
          </table:table-cell>
          <table:table-cell office:value-type="float" office:value="61359" calcext:value-type="float">
            <text:p>61359</text:p>
          </table:table-cell>
          <table:table-cell office:value-type="float" office:value="9791" calcext:value-type="float">
            <text:p>9791</text:p>
          </table:table-cell>
          <table:table-cell office:value-type="float" office:value="86.812" calcext:value-type="float">
            <text:p>86,81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0.01" calcext:value-type="float">
            <text:p>0,01</text:p>
          </table:table-cell>
          <table:table-cell office:value-type="float" office:value="3172" calcext:value-type="float">
            <text:p>3172</text:p>
          </table:table-cell>
          <table:table-cell office:value-type="float" office:value="798" calcext:value-type="float">
            <text:p>798</text:p>
          </table:table-cell>
          <table:table-cell office:value-type="float" office:value="78.809" calcext:value-type="float">
            <text:p>78,80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0.096" calcext:value-type="float">
            <text:p>0,096</text:p>
          </table:table-cell>
          <table:table-cell office:value-type="float" office:value="309775" calcext:value-type="float">
            <text:p>309775</text:p>
          </table:table-cell>
          <table:table-cell office:value-type="float" office:value="76409" calcext:value-type="float">
            <text:p>76409</text:p>
          </table:table-cell>
          <table:table-cell office:value-type="float" office:value="80.546" calcext:value-type="float">
            <text:p>80,54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7" calcext:value-type="float">
            <text:p>0,017</text:p>
          </table:table-cell>
          <table:table-cell office:value-type="float" office:value="66718" calcext:value-type="float">
            <text:p>66718</text:p>
          </table:table-cell>
          <table:table-cell office:value-type="float" office:value="10618" calcext:value-type="float">
            <text:p>10618</text:p>
          </table:table-cell>
          <table:table-cell office:value-type="float" office:value="82.535" calcext:value-type="float">
            <text:p>82,535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0.018" calcext:value-type="float">
            <text:p>0,018</text:p>
          </table:table-cell>
          <table:table-cell office:value-type="float" office:value="39892" calcext:value-type="float">
            <text:p>39892</text:p>
          </table:table-cell>
          <table:table-cell office:value-type="float" office:value="8292" calcext:value-type="float">
            <text:p>8292</text:p>
          </table:table-cell>
          <table:table-cell office:value-type="float" office:value="80.062" calcext:value-type="float">
            <text:p>80,062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0.095" calcext:value-type="float">
            <text:p>0,095</text:p>
          </table:table-cell>
          <table:table-cell office:value-type="float" office:value="308783" calcext:value-type="float">
            <text:p>308783</text:p>
          </table:table-cell>
          <table:table-cell office:value-type="float" office:value="76319" calcext:value-type="float">
            <text:p>76319</text:p>
          </table:table-cell>
          <table:table-cell office:value-type="float" office:value="80.472" calcext:value-type="float">
            <text:p>80,47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8" calcext:value-type="float">
            <text:p>0,018</text:p>
          </table:table-cell>
          <table:table-cell office:value-type="float" office:value="64262" calcext:value-type="float">
            <text:p>64262</text:p>
          </table:table-cell>
          <table:table-cell office:value-type="float" office:value="10414" calcext:value-type="float">
            <text:p>10414</text:p>
          </table:table-cell>
          <table:table-cell office:value-type="float" office:value="84.136" calcext:value-type="float">
            <text:p>84,136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0.013" calcext:value-type="float">
            <text:p>0,013</text:p>
          </table:table-cell>
          <table:table-cell office:value-type="float" office:value="16069" calcext:value-type="float">
            <text:p>16069</text:p>
          </table:table-cell>
          <table:table-cell office:value-type="float" office:value="3355" calcext:value-type="float">
            <text:p>3355</text:p>
          </table:table-cell>
          <table:table-cell office:value-type="float" office:value="79.523" calcext:value-type="float">
            <text:p>79,523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0.095" calcext:value-type="float">
            <text:p>0,095</text:p>
          </table:table-cell>
          <table:table-cell office:value-type="float" office:value="311523" calcext:value-type="float">
            <text:p>311523</text:p>
          </table:table-cell>
          <table:table-cell office:value-type="float" office:value="76871" calcext:value-type="float">
            <text:p>76871</text:p>
          </table:table-cell>
          <table:table-cell office:value-type="float" office:value="80.401" calcext:value-type="float">
            <text:p>80,4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2" calcext:value-type="float">
            <text:p>0,012</text:p>
          </table:table-cell>
          <table:table-cell office:value-type="float" office:value="42357" calcext:value-type="float">
            <text:p>42357</text:p>
          </table:table-cell>
          <table:table-cell office:value-type="float" office:value="6812" calcext:value-type="float">
            <text:p>6812</text:p>
          </table:table-cell>
          <table:table-cell office:value-type="float" office:value="82.194" calcext:value-type="float">
            <text:p>82,194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018" calcext:value-type="float">
            <text:p>0,018</text:p>
          </table:table-cell>
          <table:table-cell office:value-type="float" office:value="32394" calcext:value-type="float">
            <text:p>32394</text:p>
          </table:table-cell>
          <table:table-cell office:value-type="float" office:value="6552" calcext:value-type="float">
            <text:p>6552</text:p>
          </table:table-cell>
          <table:table-cell office:value-type="float" office:value="80.114" calcext:value-type="float">
            <text:p>80,114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095" calcext:value-type="float">
            <text:p>0,095</text:p>
          </table:table-cell>
          <table:table-cell office:value-type="float" office:value="310740" calcext:value-type="float">
            <text:p>310740</text:p>
          </table:table-cell>
          <table:table-cell office:value-type="float" office:value="76763" calcext:value-type="float">
            <text:p>76763</text:p>
          </table:table-cell>
          <table:table-cell office:value-type="float" office:value="80.37" calcext:value-type="float">
            <text:p>80,3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4" calcext:value-type="float">
            <text:p>0,014</text:p>
          </table:table-cell>
          <table:table-cell office:value-type="float" office:value="50775" calcext:value-type="float">
            <text:p>50775</text:p>
          </table:table-cell>
          <table:table-cell office:value-type="float" office:value="8265" calcext:value-type="float">
            <text:p>8265</text:p>
          </table:table-cell>
          <table:table-cell office:value-type="float" office:value="86.503" calcext:value-type="float">
            <text:p>86,503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0.017" calcext:value-type="float">
            <text:p>0,017</text:p>
          </table:table-cell>
          <table:table-cell office:value-type="float" office:value="39474" calcext:value-type="float">
            <text:p>39474</text:p>
          </table:table-cell>
          <table:table-cell office:value-type="float" office:value="7927" calcext:value-type="float">
            <text:p>7927</text:p>
          </table:table-cell>
          <table:table-cell office:value-type="float" office:value="79.744" calcext:value-type="float">
            <text:p>79,744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0.097" calcext:value-type="float">
            <text:p>0,097</text:p>
          </table:table-cell>
          <table:table-cell office:value-type="float" office:value="309376" calcext:value-type="float">
            <text:p>309376</text:p>
          </table:table-cell>
          <table:table-cell office:value-type="float" office:value="76283" calcext:value-type="float">
            <text:p>76283</text:p>
          </table:table-cell>
          <table:table-cell office:value-type="float" office:value="80.323" calcext:value-type="float">
            <text:p>80,32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6" calcext:value-type="float">
            <text:p>0,016</text:p>
          </table:table-cell>
          <table:table-cell office:value-type="float" office:value="73222" calcext:value-type="float">
            <text:p>73222</text:p>
          </table:table-cell>
          <table:table-cell office:value-type="float" office:value="11561" calcext:value-type="float">
            <text:p>11561</text:p>
          </table:table-cell>
          <table:table-cell office:value-type="float" office:value="87.255" calcext:value-type="float">
            <text:p>87,255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0.021" calcext:value-type="float">
            <text:p>0,021</text:p>
          </table:table-cell>
          <table:table-cell office:value-type="float" office:value="46183" calcext:value-type="float">
            <text:p>46183</text:p>
          </table:table-cell>
          <table:table-cell office:value-type="float" office:value="9530" calcext:value-type="float">
            <text:p>9530</text:p>
          </table:table-cell>
          <table:table-cell office:value-type="float" office:value="80.749" calcext:value-type="float">
            <text:p>80,749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0.096" calcext:value-type="float">
            <text:p>0,096</text:p>
          </table:table-cell>
          <table:table-cell office:value-type="float" office:value="308241" calcext:value-type="float">
            <text:p>308241</text:p>
          </table:table-cell>
          <table:table-cell office:value-type="float" office:value="76100" calcext:value-type="float">
            <text:p>76100</text:p>
          </table:table-cell>
          <table:table-cell office:value-type="float" office:value="80.252" calcext:value-type="float">
            <text:p>80,25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" calcext:value-type="float">
            <text:p>0,01</text:p>
          </table:table-cell>
          <table:table-cell office:value-type="float" office:value="12164" calcext:value-type="float">
            <text:p>12164</text:p>
          </table:table-cell>
          <table:table-cell office:value-type="float" office:value="2127" calcext:value-type="float">
            <text:p>2127</text:p>
          </table:table-cell>
          <table:table-cell office:value-type="float" office:value="79.593" calcext:value-type="float">
            <text:p>79,593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0.023" calcext:value-type="float">
            <text:p>0,023</text:p>
          </table:table-cell>
          <table:table-cell office:value-type="float" office:value="65317" calcext:value-type="float">
            <text:p>65317</text:p>
          </table:table-cell>
          <table:table-cell office:value-type="float" office:value="13257" calcext:value-type="float">
            <text:p>13257</text:p>
          </table:table-cell>
          <table:table-cell office:value-type="float" office:value="80.814" calcext:value-type="float">
            <text:p>80,814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0.096" calcext:value-type="float">
            <text:p>0,096</text:p>
          </table:table-cell>
          <table:table-cell office:value-type="float" office:value="307172" calcext:value-type="float">
            <text:p>307172</text:p>
          </table:table-cell>
          <table:table-cell office:value-type="float" office:value="75802" calcext:value-type="float">
            <text:p>75802</text:p>
          </table:table-cell>
          <table:table-cell office:value-type="float" office:value="80.222" calcext:value-type="float">
            <text:p>80,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,015</text:p>
          </table:table-cell>
          <table:table-cell office:value-type="float" office:value="41112" calcext:value-type="float">
            <text:p>41112</text:p>
          </table:table-cell>
          <table:table-cell office:value-type="float" office:value="6522" calcext:value-type="float">
            <text:p>6522</text:p>
          </table:table-cell>
          <table:table-cell office:value-type="float" office:value="87.14" calcext:value-type="float">
            <text:p>87,1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9" calcext:value-type="float">
            <text:p>0,009</text:p>
          </table:table-cell>
          <table:table-cell office:value-type="float" office:value="469" calcext:value-type="float">
            <text:p>469</text:p>
          </table:table-cell>
          <table:table-cell office:value-type="float" office:value="191" calcext:value-type="float">
            <text:p>191</text:p>
          </table:table-cell>
          <table:table-cell office:value-type="float" office:value="78.698" calcext:value-type="float">
            <text:p>78,69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98" calcext:value-type="float">
            <text:p>0,098</text:p>
          </table:table-cell>
          <table:table-cell office:value-type="float" office:value="309441" calcext:value-type="float">
            <text:p>309441</text:p>
          </table:table-cell>
          <table:table-cell office:value-type="float" office:value="76470" calcext:value-type="float">
            <text:p>76470</text:p>
          </table:table-cell>
          <table:table-cell office:value-type="float" office:value="80.136" calcext:value-type="float">
            <text:p>80,13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4" calcext:value-type="float">
            <text:p>0,014</text:p>
          </table:table-cell>
          <table:table-cell office:value-type="float" office:value="53790" calcext:value-type="float">
            <text:p>53790</text:p>
          </table:table-cell>
          <table:table-cell office:value-type="float" office:value="8413" calcext:value-type="float">
            <text:p>8413</text:p>
          </table:table-cell>
          <table:table-cell office:value-type="float" office:value="85.386" calcext:value-type="float">
            <text:p>85,386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025" calcext:value-type="float">
            <text:p>0,025</text:p>
          </table:table-cell>
          <table:table-cell office:value-type="float" office:value="69229" calcext:value-type="float">
            <text:p>69229</text:p>
          </table:table-cell>
          <table:table-cell office:value-type="float" office:value="13912" calcext:value-type="float">
            <text:p>13912</text:p>
          </table:table-cell>
          <table:table-cell office:value-type="float" office:value="80.657" calcext:value-type="float">
            <text:p>80,657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097" calcext:value-type="float">
            <text:p>0,097</text:p>
          </table:table-cell>
          <table:table-cell office:value-type="float" office:value="306115" calcext:value-type="float">
            <text:p>306115</text:p>
          </table:table-cell>
          <table:table-cell office:value-type="float" office:value="75148" calcext:value-type="float">
            <text:p>75148</text:p>
          </table:table-cell>
          <table:table-cell office:value-type="float" office:value="80.057" calcext:value-type="float">
            <text:p>80,05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11" calcext:value-type="float">
            <text:p>0,011</text:p>
          </table:table-cell>
          <table:table-cell office:value-type="float" office:value="20926" calcext:value-type="float">
            <text:p>20926</text:p>
          </table:table-cell>
          <table:table-cell office:value-type="float" office:value="3391" calcext:value-type="float">
            <text:p>3391</text:p>
          </table:table-cell>
          <table:table-cell office:value-type="float" office:value="80.747" calcext:value-type="float">
            <text:p>80,747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0.024" calcext:value-type="float">
            <text:p>0,024</text:p>
          </table:table-cell>
          <table:table-cell office:value-type="float" office:value="55425" calcext:value-type="float">
            <text:p>55425</text:p>
          </table:table-cell>
          <table:table-cell office:value-type="float" office:value="11511" calcext:value-type="float">
            <text:p>11511</text:p>
          </table:table-cell>
          <table:table-cell office:value-type="float" office:value="80.976" calcext:value-type="float">
            <text:p>80,976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0.093" calcext:value-type="float">
            <text:p>0,093</text:p>
          </table:table-cell>
          <table:table-cell office:value-type="float" office:value="305150" calcext:value-type="float">
            <text:p>305150</text:p>
          </table:table-cell>
          <table:table-cell office:value-type="float" office:value="74841" calcext:value-type="float">
            <text:p>74841</text:p>
          </table:table-cell>
          <table:table-cell office:value-type="float" office:value="80.003" calcext:value-type="float">
            <text:p>80,0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13" calcext:value-type="float">
            <text:p>0,013</text:p>
          </table:table-cell>
          <table:table-cell office:value-type="float" office:value="35524" calcext:value-type="float">
            <text:p>35524</text:p>
          </table:table-cell>
          <table:table-cell office:value-type="float" office:value="5826" calcext:value-type="float">
            <text:p>5826</text:p>
          </table:table-cell>
          <table:table-cell office:value-type="float" office:value="85.045" calcext:value-type="float">
            <text:p>85,045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.021" calcext:value-type="float">
            <text:p>0,021</text:p>
          </table:table-cell>
          <table:table-cell office:value-type="float" office:value="59238" calcext:value-type="float">
            <text:p>59238</text:p>
          </table:table-cell>
          <table:table-cell office:value-type="float" office:value="12125" calcext:value-type="float">
            <text:p>12125</text:p>
          </table:table-cell>
          <table:table-cell office:value-type="float" office:value="79.782" calcext:value-type="float">
            <text:p>79,78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.096" calcext:value-type="float">
            <text:p>0,096</text:p>
          </table:table-cell>
          <table:table-cell office:value-type="float" office:value="308966" calcext:value-type="float">
            <text:p>308966</text:p>
          </table:table-cell>
          <table:table-cell office:value-type="float" office:value="75796" calcext:value-type="float">
            <text:p>75796</text:p>
          </table:table-cell>
          <table:table-cell office:value-type="float" office:value="79.905" calcext:value-type="float">
            <text:p>79,9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1" calcext:value-type="float">
            <text:p>0,01</text:p>
          </table:table-cell>
          <table:table-cell office:value-type="float" office:value="22771" calcext:value-type="float">
            <text:p>22771</text:p>
          </table:table-cell>
          <table:table-cell office:value-type="float" office:value="3725" calcext:value-type="float">
            <text:p>3725</text:p>
          </table:table-cell>
          <table:table-cell office:value-type="float" office:value="79.72" calcext:value-type="float">
            <text:p>79,72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019" calcext:value-type="float">
            <text:p>0,019</text:p>
          </table:table-cell>
          <table:table-cell office:value-type="float" office:value="39349" calcext:value-type="float">
            <text:p>39349</text:p>
          </table:table-cell>
          <table:table-cell office:value-type="float" office:value="8122" calcext:value-type="float">
            <text:p>8122</text:p>
          </table:table-cell>
          <table:table-cell office:value-type="float" office:value="80.146" calcext:value-type="float">
            <text:p>80,146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098" calcext:value-type="float">
            <text:p>0,098</text:p>
          </table:table-cell>
          <table:table-cell office:value-type="float" office:value="311107" calcext:value-type="float">
            <text:p>311107</text:p>
          </table:table-cell>
          <table:table-cell office:value-type="float" office:value="76235" calcext:value-type="float">
            <text:p>76235</text:p>
          </table:table-cell>
          <table:table-cell office:value-type="float" office:value="79.825" calcext:value-type="float">
            <text:p>79,82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12" calcext:value-type="float">
            <text:p>0,012</text:p>
          </table:table-cell>
          <table:table-cell office:value-type="float" office:value="37550" calcext:value-type="float">
            <text:p>37550</text:p>
          </table:table-cell>
          <table:table-cell office:value-type="float" office:value="5946" calcext:value-type="float">
            <text:p>5946</text:p>
          </table:table-cell>
          <table:table-cell office:value-type="float" office:value="79.941" calcext:value-type="float">
            <text:p>79,941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0.011" calcext:value-type="float">
            <text:p>0,011</text:p>
          </table:table-cell>
          <table:table-cell office:value-type="float" office:value="6240" calcext:value-type="float">
            <text:p>6240</text:p>
          </table:table-cell>
          <table:table-cell office:value-type="float" office:value="1400" calcext:value-type="float">
            <text:p>1400</text:p>
          </table:table-cell>
          <table:table-cell office:value-type="float" office:value="79.157" calcext:value-type="float">
            <text:p>79,157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0.094" calcext:value-type="float">
            <text:p>0,094</text:p>
          </table:table-cell>
          <table:table-cell office:value-type="float" office:value="306463" calcext:value-type="float">
            <text:p>306463</text:p>
          </table:table-cell>
          <table:table-cell office:value-type="float" office:value="74419" calcext:value-type="float">
            <text:p>74419</text:p>
          </table:table-cell>
          <table:table-cell office:value-type="float" office:value="79.792" calcext:value-type="float">
            <text:p>79,79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9" calcext:value-type="float">
            <text:p>0,009</text:p>
          </table:table-cell>
          <table:table-cell office:value-type="float" office:value="23596" calcext:value-type="float">
            <text:p>23596</text:p>
          </table:table-cell>
          <table:table-cell office:value-type="float" office:value="3960" calcext:value-type="float">
            <text:p>3960</text:p>
          </table:table-cell>
          <table:table-cell office:value-type="float" office:value="80.284" calcext:value-type="float">
            <text:p>80,28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.009" calcext:value-type="float">
            <text:p>0,009</text:p>
          </table:table-cell>
          <table:table-cell office:value-type="float" office:value="405" calcext:value-type="float">
            <text:p>405</text:p>
          </table:table-cell>
          <table:table-cell office:value-type="float" office:value="65" calcext:value-type="float">
            <text:p>65</text:p>
          </table:table-cell>
          <table:table-cell office:value-type="float" office:value="78.62" calcext:value-type="float">
            <text:p>78,62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.094" calcext:value-type="float">
            <text:p>0,094</text:p>
          </table:table-cell>
          <table:table-cell office:value-type="float" office:value="305621" calcext:value-type="float">
            <text:p>305621</text:p>
          </table:table-cell>
          <table:table-cell office:value-type="float" office:value="74356" calcext:value-type="float">
            <text:p>74356</text:p>
          </table:table-cell>
          <table:table-cell office:value-type="float" office:value="79.742" calcext:value-type="float">
            <text:p>79,7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13" calcext:value-type="float">
            <text:p>0,013</text:p>
          </table:table-cell>
          <table:table-cell office:value-type="float" office:value="30325" calcext:value-type="float">
            <text:p>30325</text:p>
          </table:table-cell>
          <table:table-cell office:value-type="float" office:value="4950" calcext:value-type="float">
            <text:p>4950</text:p>
          </table:table-cell>
          <table:table-cell office:value-type="float" office:value="82.896" calcext:value-type="float">
            <text:p>82,896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0.012" calcext:value-type="float">
            <text:p>0,012</text:p>
          </table:table-cell>
          <table:table-cell office:value-type="float" office:value="3627" calcext:value-type="float">
            <text:p>3627</text:p>
          </table:table-cell>
          <table:table-cell office:value-type="float" office:value="730" calcext:value-type="float">
            <text:p>730</text:p>
          </table:table-cell>
          <table:table-cell office:value-type="float" office:value="78.864" calcext:value-type="float">
            <text:p>78,864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0.097" calcext:value-type="float">
            <text:p>0,097</text:p>
          </table:table-cell>
          <table:table-cell office:value-type="float" office:value="304745" calcext:value-type="float">
            <text:p>304745</text:p>
          </table:table-cell>
          <table:table-cell office:value-type="float" office:value="73707" calcext:value-type="float">
            <text:p>73707</text:p>
          </table:table-cell>
          <table:table-cell office:value-type="float" office:value="79.688" calcext:value-type="float">
            <text:p>79,68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12" calcext:value-type="float">
            <text:p>0,012</text:p>
          </table:table-cell>
          <table:table-cell office:value-type="float" office:value="48329" calcext:value-type="float">
            <text:p>48329</text:p>
          </table:table-cell>
          <table:table-cell office:value-type="float" office:value="7719" calcext:value-type="float">
            <text:p>7719</text:p>
          </table:table-cell>
          <table:table-cell office:value-type="float" office:value="82.481" calcext:value-type="float">
            <text:p>82,48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0.016" calcext:value-type="float">
            <text:p>0,016</text:p>
          </table:table-cell>
          <table:table-cell office:value-type="float" office:value="23081" calcext:value-type="float">
            <text:p>23081</text:p>
          </table:table-cell>
          <table:table-cell office:value-type="float" office:value="4678" calcext:value-type="float">
            <text:p>4678</text:p>
          </table:table-cell>
          <table:table-cell office:value-type="float" office:value="80.477" calcext:value-type="float">
            <text:p>80,477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0.095" calcext:value-type="float">
            <text:p>0,095</text:p>
          </table:table-cell>
          <table:table-cell office:value-type="float" office:value="303971" calcext:value-type="float">
            <text:p>303971</text:p>
          </table:table-cell>
          <table:table-cell office:value-type="float" office:value="73437" calcext:value-type="float">
            <text:p>73437</text:p>
          </table:table-cell>
          <table:table-cell office:value-type="float" office:value="79.657" calcext:value-type="float">
            <text:p>79,65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5" calcext:value-type="float">
            <text:p>0,015</text:p>
          </table:table-cell>
          <table:table-cell office:value-type="float" office:value="52314" calcext:value-type="float">
            <text:p>52314</text:p>
          </table:table-cell>
          <table:table-cell office:value-type="float" office:value="8548" calcext:value-type="float">
            <text:p>8548</text:p>
          </table:table-cell>
          <table:table-cell office:value-type="float" office:value="87.654" calcext:value-type="float">
            <text:p>87,654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0.013" calcext:value-type="float">
            <text:p>0,013</text:p>
          </table:table-cell>
          <table:table-cell office:value-type="float" office:value="18049" calcext:value-type="float">
            <text:p>18049</text:p>
          </table:table-cell>
          <table:table-cell office:value-type="float" office:value="3706" calcext:value-type="float">
            <text:p>3706</text:p>
          </table:table-cell>
          <table:table-cell office:value-type="float" office:value="79.462" calcext:value-type="float">
            <text:p>79,46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0.094" calcext:value-type="float">
            <text:p>0,094</text:p>
          </table:table-cell>
          <table:table-cell office:value-type="float" office:value="300059" calcext:value-type="float">
            <text:p>300059</text:p>
          </table:table-cell>
          <table:table-cell office:value-type="float" office:value="72467" calcext:value-type="float">
            <text:p>72467</text:p>
          </table:table-cell>
          <table:table-cell office:value-type="float" office:value="79.563" calcext:value-type="float">
            <text:p>79,5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3" calcext:value-type="float">
            <text:p>0,013</text:p>
          </table:table-cell>
          <table:table-cell office:value-type="float" office:value="32455" calcext:value-type="float">
            <text:p>32455</text:p>
          </table:table-cell>
          <table:table-cell office:value-type="float" office:value="5380" calcext:value-type="float">
            <text:p>5380</text:p>
          </table:table-cell>
          <table:table-cell office:value-type="float" office:value="81.024" calcext:value-type="float">
            <text:p>81,02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023" calcext:value-type="float">
            <text:p>0,023</text:p>
          </table:table-cell>
          <table:table-cell office:value-type="float" office:value="59221" calcext:value-type="float">
            <text:p>59221</text:p>
          </table:table-cell>
          <table:table-cell office:value-type="float" office:value="11977" calcext:value-type="float">
            <text:p>11977</text:p>
          </table:table-cell>
          <table:table-cell office:value-type="float" office:value="80.381" calcext:value-type="float">
            <text:p>80,381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095" calcext:value-type="float">
            <text:p>0,095</text:p>
          </table:table-cell>
          <table:table-cell office:value-type="float" office:value="298465" calcext:value-type="float">
            <text:p>298465</text:p>
          </table:table-cell>
          <table:table-cell office:value-type="float" office:value="71855" calcext:value-type="float">
            <text:p>71855</text:p>
          </table:table-cell>
          <table:table-cell office:value-type="float" office:value="79.52" calcext:value-type="float">
            <text:p>79,5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" calcext:value-type="float">
            <text:p>0,01</text:p>
          </table:table-cell>
          <table:table-cell office:value-type="float" office:value="17540" calcext:value-type="float">
            <text:p>17540</text:p>
          </table:table-cell>
          <table:table-cell office:value-type="float" office:value="2777" calcext:value-type="float">
            <text:p>2777</text:p>
          </table:table-cell>
          <table:table-cell office:value-type="float" office:value="78.769" calcext:value-type="float">
            <text:p>78,769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0.021" calcext:value-type="float">
            <text:p>0,021</text:p>
          </table:table-cell>
          <table:table-cell office:value-type="float" office:value="42724" calcext:value-type="float">
            <text:p>42724</text:p>
          </table:table-cell>
          <table:table-cell office:value-type="float" office:value="8860" calcext:value-type="float">
            <text:p>8860</text:p>
          </table:table-cell>
          <table:table-cell office:value-type="float" office:value="80.653" calcext:value-type="float">
            <text:p>80,653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0.095" calcext:value-type="float">
            <text:p>0,095</text:p>
          </table:table-cell>
          <table:table-cell office:value-type="float" office:value="297271" calcext:value-type="float">
            <text:p>297271</text:p>
          </table:table-cell>
          <table:table-cell office:value-type="float" office:value="71473" calcext:value-type="float">
            <text:p>71473</text:p>
          </table:table-cell>
          <table:table-cell office:value-type="float" office:value="79.492" calcext:value-type="float">
            <text:p>79,4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2" calcext:value-type="float">
            <text:p>0,012</text:p>
          </table:table-cell>
          <table:table-cell office:value-type="float" office:value="20332" calcext:value-type="float">
            <text:p>20332</text:p>
          </table:table-cell>
          <table:table-cell office:value-type="float" office:value="3258" calcext:value-type="float">
            <text:p>3258</text:p>
          </table:table-cell>
          <table:table-cell office:value-type="float" office:value="84.007" calcext:value-type="float">
            <text:p>84,00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14" calcext:value-type="float">
            <text:p>0,014</text:p>
          </table:table-cell>
          <table:table-cell office:value-type="float" office:value="3298" calcext:value-type="float">
            <text:p>3298</text:p>
          </table:table-cell>
          <table:table-cell office:value-type="float" office:value="782" calcext:value-type="float">
            <text:p>782</text:p>
          </table:table-cell>
          <table:table-cell office:value-type="float" office:value="80.241" calcext:value-type="float">
            <text:p>80,24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94" calcext:value-type="float">
            <text:p>0,094</text:p>
          </table:table-cell>
          <table:table-cell office:value-type="float" office:value="296465" calcext:value-type="float">
            <text:p>296465</text:p>
          </table:table-cell>
          <table:table-cell office:value-type="float" office:value="71236" calcext:value-type="float">
            <text:p>71236</text:p>
          </table:table-cell>
          <table:table-cell office:value-type="float" office:value="79.458" calcext:value-type="float">
            <text:p>79,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2T22:25:45.431000000</dc:date>
    <meta:editing-duration>PT4H12M57S</meta:editing-duration>
    <meta:editing-cycles>18</meta:editing-cycles>
    <meta:generator>LibreOffice/4.4.7.2$Windows_x86 LibreOffice_project/f3153a8b245191196a4b6b9abd1d0da16eead600</meta:generator>
    <meta:document-statistic meta:table-count="1" meta:cell-count="7710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1cm" svg:stroke-color="#004586" svg:stroke-opacity="75%" draw:fill-color="#004586" draw:opacity="7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ffd320" svg:stroke-opacity="75%" draw:fill-color="#ffd320" draw:opacity="75%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77cm" svg:height="14.351cm" xlink:href=".." xlink:type="simple" chart:class="chart:line" chart:style-name="ch1">
        <chart:subtitle svg:x="10.76cm" svg:y="0.287cm" chart:style-name="ch2">
          <text:p>Timpi de execuție</text:p>
        </chart:subtitle>
        <chart:legend chart:legend-position="bottom" svg:x="6.31cm" svg:y="13.568cm" style:legend-expansion="wide" chart:style-name="ch3"/>
        <chart:plot-area chart:style-name="ch4" table:cell-range-address="rectangle_data.B1:rectangle_data.B514 rectangle_data.H1:rectangle_data.H514 rectangle_data.N1:rectangle_data.N514" chart:data-source-has-labels="row" svg:x="1.504cm" svg:y="1.257cm" svg:width="22.68cm" svg:height="11.043cm">
          <chartooo:coordinate-region svg:x="2.787cm" svg:y="1.378cm" svg:width="21.397cm" svg:height="9.92cm"/>
          <chart:axis chart:dimension="x" chart:name="primary-x" chart:style-name="ch5">
            <chart:title svg:x="12.099cm" svg:y="12.587cm" chart:style-name="ch6">
              <text:p>threshold</text:p>
            </chart:title>
          </chart:axis>
          <chart:axis chart:dimension="y" chart:name="primary-y" chart:style-name="ch7">
            <chart:title svg:x="0.451cm" svg:y="7.47cm" chart:style-name="ch8">
              <text:p>secunde</text:p>
            </chart:title>
            <chart:grid chart:style-name="ch9" chart:class="major"/>
          </chart:axis>
          <chart:series chart:style-name="ch10" chart:values-cell-range-address="rectangle_data.B2:rectangle_data.B514" chart:label-cell-address="rectangle_data.B1:rectangle_data.B1" chart:class="chart:line">
            <chart:data-point chart:repeated="513"/>
          </chart:series>
          <chart:series chart:style-name="ch11" chart:values-cell-range-address="rectangle_data.H2:rectangle_data.H514" chart:label-cell-address="rectangle_data.H1:rectangle_data.H1" chart:class="chart:line">
            <chart:data-point chart:repeated="513"/>
          </chart:series>
          <chart:series chart:style-name="ch12" chart:values-cell-range-address="rectangle_data.N2:rectangle_data.N514" chart:label-cell-address="rectangle_data.N1:rectangle_data.N1" chart:class="chart:line">
            <chart:data-point chart:repeated="5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tangleVectorizer</text:p>
                <draw:g>
                  <svg:desc>rectangle_data.B1:rectangle_data.B1</svg:desc>
                </draw:g>
              </table:table-cell>
              <table:table-cell office:value-type="string">
                <text:p>TriangleVectorizer</text:p>
                <draw:g>
                  <svg:desc>rectangle_data.H1:rectangle_data.H1</svg:desc>
                </draw:g>
              </table:table-cell>
              <table:table-cell office:value-type="string">
                <text:p>PolygonVectorizer</text:p>
                <draw:g>
                  <svg:desc>rectangle_data.N1:rectangle_data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089">
                <text:p>11.089</text:p>
                <draw:g>
                  <svg:desc>rectangle_data.B2:rectangle_data.B514</svg:desc>
                </draw:g>
              </table:table-cell>
              <table:table-cell office:value-type="float" office:value="15.902">
                <text:p>15.902</text:p>
                <draw:g>
                  <svg:desc>rectangle_data.H2:rectangle_data.H514</svg:desc>
                </draw:g>
              </table:table-cell>
              <table:table-cell office:value-type="float" office:value="10.183">
                <text:p>10.183</text:p>
                <draw:g>
                  <svg:desc>rectangle_data.N2:rectangle_data.N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58">
                <text:p>9.558</text:p>
              </table:table-cell>
              <table:table-cell office:value-type="float" office:value="13.413">
                <text:p>13.413</text:p>
              </table:table-cell>
              <table:table-cell office:value-type="float" office:value="9.042">
                <text:p>9.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89">
                <text:p>8.89</text:p>
              </table:table-cell>
              <table:table-cell office:value-type="float" office:value="12.733">
                <text:p>12.733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83">
                <text:p>8.183</text:p>
              </table:table-cell>
              <table:table-cell office:value-type="float" office:value="13.13">
                <text:p>13.13</text:p>
              </table:table-cell>
              <table:table-cell office:value-type="float" office:value="7.889">
                <text:p>7.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83">
                <text:p>7.683</text:p>
              </table:table-cell>
              <table:table-cell office:value-type="float" office:value="12.368">
                <text:p>12.368</text:p>
              </table:table-cell>
              <table:table-cell office:value-type="float" office:value="6.494">
                <text:p>6.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86">
                <text:p>8.086</text:p>
              </table:table-cell>
              <table:table-cell office:value-type="float" office:value="12.384">
                <text:p>12.384</text:p>
              </table:table-cell>
              <table:table-cell office:value-type="float" office:value="5.808">
                <text:p>5.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5">
                <text:p>6.85</text:p>
              </table:table-cell>
              <table:table-cell office:value-type="float" office:value="11.735">
                <text:p>11.735</text:p>
              </table:table-cell>
              <table:table-cell office:value-type="float" office:value="5.624">
                <text:p>5.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04">
                <text:p>6.304</text:p>
              </table:table-cell>
              <table:table-cell office:value-type="float" office:value="11.64">
                <text:p>11.64</text:p>
              </table:table-cell>
              <table:table-cell office:value-type="float" office:value="4.644">
                <text:p>4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27">
                <text:p>5.927</text:p>
              </table:table-cell>
              <table:table-cell office:value-type="float" office:value="11.192">
                <text:p>11.192</text:p>
              </table:table-cell>
              <table:table-cell office:value-type="float" office:value="4.759">
                <text:p>4.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96">
                <text:p>5.996</text:p>
              </table:table-cell>
              <table:table-cell office:value-type="float" office:value="11.134">
                <text:p>11.134</text:p>
              </table:table-cell>
              <table:table-cell office:value-type="float" office:value="4.049">
                <text:p>4.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07">
                <text:p>6.307</text:p>
              </table:table-cell>
              <table:table-cell office:value-type="float" office:value="10.257">
                <text:p>10.257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94">
                <text:p>5.194</text:p>
              </table:table-cell>
              <table:table-cell office:value-type="float" office:value="10.345">
                <text:p>10.345</text:p>
              </table:table-cell>
              <table:table-cell office:value-type="float" office:value="3.555">
                <text:p>3.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14">
                <text:p>4.814</text:p>
              </table:table-cell>
              <table:table-cell office:value-type="float" office:value="9.645">
                <text:p>9.645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22">
                <text:p>4.922</text:p>
              </table:table-cell>
              <table:table-cell office:value-type="float" office:value="9.895">
                <text:p>9.895</text:p>
              </table:table-cell>
              <table:table-cell office:value-type="float" office:value="3.296">
                <text:p>3.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03">
                <text:p>4.503</text:p>
              </table:table-cell>
              <table:table-cell office:value-type="float" office:value="9.197">
                <text:p>9.19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69">
                <text:p>4.269</text:p>
              </table:table-cell>
              <table:table-cell office:value-type="float" office:value="9.421">
                <text:p>9.421</text:p>
              </table:table-cell>
              <table:table-cell office:value-type="float" office:value="2.935">
                <text:p>2.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8">
                <text:p>4.178</text:p>
              </table:table-cell>
              <table:table-cell office:value-type="float" office:value="8.701">
                <text:p>8.701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8">
                <text:p>3.958</text:p>
              </table:table-cell>
              <table:table-cell office:value-type="float" office:value="8.603">
                <text:p>8.603</text:p>
              </table:table-cell>
              <table:table-cell office:value-type="float" office:value="2.719">
                <text:p>2.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64">
                <text:p>3.964</text:p>
              </table:table-cell>
              <table:table-cell office:value-type="float" office:value="8.828">
                <text:p>8.828</text:p>
              </table:table-cell>
              <table:table-cell office:value-type="float" office:value="2.629">
                <text:p>2.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75">
                <text:p>3.775</text:p>
              </table:table-cell>
              <table:table-cell office:value-type="float" office:value="8.211">
                <text:p>8.211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58">
                <text:p>3.658</text:p>
              </table:table-cell>
              <table:table-cell office:value-type="float" office:value="8.006">
                <text:p>8.006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47">
                <text:p>3.447</text:p>
              </table:table-cell>
              <table:table-cell office:value-type="float" office:value="8.336">
                <text:p>8.336</text:p>
              </table:table-cell>
              <table:table-cell office:value-type="float" office:value="2.329">
                <text:p>2.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">
                <text:p>3.5</text:p>
              </table:table-cell>
              <table:table-cell office:value-type="float" office:value="7.671">
                <text:p>7.671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48">
                <text:p>3.348</text:p>
              </table:table-cell>
              <table:table-cell office:value-type="float" office:value="7.527">
                <text:p>7.527</text:p>
              </table:table-cell>
              <table:table-cell office:value-type="float" office:value="2.174">
                <text:p>2.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44">
                <text:p>3.344</text:p>
              </table:table-cell>
              <table:table-cell office:value-type="float" office:value="7.433">
                <text:p>7.433</text:p>
              </table:table-cell>
              <table:table-cell office:value-type="float" office:value="2.104">
                <text:p>2.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92">
                <text:p>3.192</text:p>
              </table:table-cell>
              <table:table-cell office:value-type="float" office:value="7.597">
                <text:p>7.597</text:p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">
                <text:p>3.3</text:p>
              </table:table-cell>
              <table:table-cell office:value-type="float" office:value="7.122">
                <text:p>7.122</text:p>
              </table:table-cell>
              <table:table-cell office:value-type="float" office:value="1.959">
                <text:p>1.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08">
                <text:p>3.008</text:p>
              </table:table-cell>
              <table:table-cell office:value-type="float" office:value="7.049">
                <text:p>7.049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56">
                <text:p>3.056</text:p>
              </table:table-cell>
              <table:table-cell office:value-type="float" office:value="6.884">
                <text:p>6.884</text:p>
              </table:table-cell>
              <table:table-cell office:value-type="float" office:value="1.858">
                <text:p>1.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37">
                <text:p>2.937</text:p>
              </table:table-cell>
              <table:table-cell office:value-type="float" office:value="7.053">
                <text:p>7.053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04">
                <text:p>2.904</text:p>
              </table:table-cell>
              <table:table-cell office:value-type="float" office:value="6.624">
                <text:p>6.624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55">
                <text:p>2.855</text:p>
              </table:table-cell>
              <table:table-cell office:value-type="float" office:value="6.56">
                <text:p>6.56</text:p>
              </table:table-cell>
              <table:table-cell office:value-type="float" office:value="1.692">
                <text:p>1.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47">
                <text:p>2.747</text:p>
              </table:table-cell>
              <table:table-cell office:value-type="float" office:value="6.461">
                <text:p>6.461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3">
                <text:p>2.63</text:p>
              </table:table-cell>
              <table:table-cell office:value-type="float" office:value="6.371">
                <text:p>6.371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36">
                <text:p>2.636</text:p>
              </table:table-cell>
              <table:table-cell office:value-type="float" office:value="6.572">
                <text:p>6.572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06">
                <text:p>2.606</text:p>
              </table:table-cell>
              <table:table-cell office:value-type="float" office:value="6.12">
                <text:p>6.1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51">
                <text:p>2.551</text:p>
              </table:table-cell>
              <table:table-cell office:value-type="float" office:value="6.069">
                <text:p>6.069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72">
                <text:p>2.572</text:p>
              </table:table-cell>
              <table:table-cell office:value-type="float" office:value="6.07">
                <text:p>6.07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73">
                <text:p>2.573</text:p>
              </table:table-cell>
              <table:table-cell office:value-type="float" office:value="5.956">
                <text:p>5.956</text:p>
              </table:table-cell>
              <table:table-cell office:value-type="float" office:value="1.441">
                <text:p>1.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33">
                <text:p>2.533</text:p>
              </table:table-cell>
              <table:table-cell office:value-type="float" office:value="5.809">
                <text:p>5.809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08">
                <text:p>2.408</text:p>
              </table:table-cell>
              <table:table-cell office:value-type="float" office:value="5.936">
                <text:p>5.936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67">
                <text:p>2.367</text:p>
              </table:table-cell>
              <table:table-cell office:value-type="float" office:value="5.674">
                <text:p>5.674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84">
                <text:p>2.284</text:p>
              </table:table-cell>
              <table:table-cell office:value-type="float" office:value="5.537">
                <text:p>5.537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14">
                <text:p>2.214</text:p>
              </table:table-cell>
              <table:table-cell office:value-type="float" office:value="5.476">
                <text:p>5.476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35">
                <text:p>2.235</text:p>
              </table:table-cell>
              <table:table-cell office:value-type="float" office:value="5.496">
                <text:p>5.496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35">
                <text:p>2.135</text:p>
              </table:table-cell>
              <table:table-cell office:value-type="float" office:value="5.373">
                <text:p>5.373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78">
                <text:p>2.078</text:p>
              </table:table-cell>
              <table:table-cell office:value-type="float" office:value="5.504">
                <text:p>5.504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99">
                <text:p>2.099</text:p>
              </table:table-cell>
              <table:table-cell office:value-type="float" office:value="5.148">
                <text:p>5.148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71">
                <text:p>2.071</text:p>
              </table:table-cell>
              <table:table-cell office:value-type="float" office:value="5.111">
                <text:p>5.111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85">
                <text:p>1.985</text:p>
              </table:table-cell>
              <table:table-cell office:value-type="float" office:value="5.069">
                <text:p>5.069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23">
                <text:p>2.023</text:p>
              </table:table-cell>
              <table:table-cell office:value-type="float" office:value="4.988">
                <text:p>4.988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09">
                <text:p>2.009</text:p>
              </table:table-cell>
              <table:table-cell office:value-type="float" office:value="4.93">
                <text:p>4.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41">
                <text:p>1.941</text:p>
              </table:table-cell>
              <table:table-cell office:value-type="float" office:value="4.862">
                <text:p>4.862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28">
                <text:p>2.028</text:p>
              </table:table-cell>
              <table:table-cell office:value-type="float" office:value="4.794">
                <text:p>4.794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24">
                <text:p>1.924</text:p>
              </table:table-cell>
              <table:table-cell office:value-type="float" office:value="5.132">
                <text:p>5.132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18">
                <text:p>1.918</text:p>
              </table:table-cell>
              <table:table-cell office:value-type="float" office:value="4.877">
                <text:p>4.877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92">
                <text:p>1.892</text:p>
              </table:table-cell>
              <table:table-cell office:value-type="float" office:value="4.718">
                <text:p>4.718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2">
                <text:p>1.82</text:p>
              </table:table-cell>
              <table:table-cell office:value-type="float" office:value="4.597">
                <text:p>4.59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43">
                <text:p>1.843</text:p>
              </table:table-cell>
              <table:table-cell office:value-type="float" office:value="4.506">
                <text:p>4.506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31">
                <text:p>1.831</text:p>
              </table:table-cell>
              <table:table-cell office:value-type="float" office:value="4.521">
                <text:p>4.52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78">
                <text:p>1.778</text:p>
              </table:table-cell>
              <table:table-cell office:value-type="float" office:value="4.471">
                <text:p>4.471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77">
                <text:p>1.777</text:p>
              </table:table-cell>
              <table:table-cell office:value-type="float" office:value="4.409">
                <text:p>4.4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41">
                <text:p>1.741</text:p>
              </table:table-cell>
              <table:table-cell office:value-type="float" office:value="4.559">
                <text:p>4.559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52">
                <text:p>1.752</text:p>
              </table:table-cell>
              <table:table-cell office:value-type="float" office:value="4.327">
                <text:p>4.327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74">
                <text:p>1.674</text:p>
              </table:table-cell>
              <table:table-cell office:value-type="float" office:value="4.292">
                <text:p>4.292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38">
                <text:p>1.738</text:p>
              </table:table-cell>
              <table:table-cell office:value-type="float" office:value="4.27">
                <text:p>4.27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33">
                <text:p>1.633</text:p>
              </table:table-cell>
              <table:table-cell office:value-type="float" office:value="4.198">
                <text:p>4.198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69">
                <text:p>1.669</text:p>
              </table:table-cell>
              <table:table-cell office:value-type="float" office:value="4.155">
                <text:p>4.15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95">
                <text:p>1.595</text:p>
              </table:table-cell>
              <table:table-cell office:value-type="float" office:value="4.128">
                <text:p>4.128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05">
                <text:p>1.605</text:p>
              </table:table-cell>
              <table:table-cell office:value-type="float" office:value="4.071">
                <text:p>4.071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31">
                <text:p>1.631</text:p>
              </table:table-cell>
              <table:table-cell office:value-type="float" office:value="4.025">
                <text:p>4.025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19">
                <text:p>1.519</text:p>
              </table:table-cell>
              <table:table-cell office:value-type="float" office:value="3.976">
                <text:p>3.976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4">
                <text:p>1.54</text:p>
              </table:table-cell>
              <table:table-cell office:value-type="float" office:value="4.203">
                <text:p>4.203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63">
                <text:p>1.563</text:p>
              </table:table-cell>
              <table:table-cell office:value-type="float" office:value="3.895">
                <text:p>3.89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72">
                <text:p>1.472</text:p>
              </table:table-cell>
              <table:table-cell office:value-type="float" office:value="3.91">
                <text:p>3.9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95">
                <text:p>1.495</text:p>
              </table:table-cell>
              <table:table-cell office:value-type="float" office:value="3.886">
                <text:p>3.886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98">
                <text:p>1.498</text:p>
              </table:table-cell>
              <table:table-cell office:value-type="float" office:value="3.833">
                <text:p>3.833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46">
                <text:p>1.446</text:p>
              </table:table-cell>
              <table:table-cell office:value-type="float" office:value="3.775">
                <text:p>3.77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72">
                <text:p>1.472</text:p>
              </table:table-cell>
              <table:table-cell office:value-type="float" office:value="3.792">
                <text:p>3.792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44">
                <text:p>1.444</text:p>
              </table:table-cell>
              <table:table-cell office:value-type="float" office:value="3.756">
                <text:p>3.756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92">
                <text:p>1.392</text:p>
              </table:table-cell>
              <table:table-cell office:value-type="float" office:value="3.743">
                <text:p>3.743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68">
                <text:p>1.368</text:p>
              </table:table-cell>
              <table:table-cell office:value-type="float" office:value="3.701">
                <text:p>3.701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5">
                <text:p>1.355</text:p>
              </table:table-cell>
              <table:table-cell office:value-type="float" office:value="3.669">
                <text:p>3.66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51">
                <text:p>1.351</text:p>
              </table:table-cell>
              <table:table-cell office:value-type="float" office:value="3.74">
                <text:p>3.74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2">
                <text:p>1.312</text:p>
              </table:table-cell>
              <table:table-cell office:value-type="float" office:value="3.746">
                <text:p>3.74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32">
                <text:p>1.332</text:p>
              </table:table-cell>
              <table:table-cell office:value-type="float" office:value="3.64">
                <text:p>3.64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71">
                <text:p>1.371</text:p>
              </table:table-cell>
              <table:table-cell office:value-type="float" office:value="4.051">
                <text:p>4.051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08">
                <text:p>1.308</text:p>
              </table:table-cell>
              <table:table-cell office:value-type="float" office:value="3.513">
                <text:p>3.513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85">
                <text:p>1.285</text:p>
              </table:table-cell>
              <table:table-cell office:value-type="float" office:value="3.483">
                <text:p>3.483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83">
                <text:p>1.283</text:p>
              </table:table-cell>
              <table:table-cell office:value-type="float" office:value="3.434">
                <text:p>3.434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47">
                <text:p>1.247</text:p>
              </table:table-cell>
              <table:table-cell office:value-type="float" office:value="3.36">
                <text:p>3.36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04">
                <text:p>1.304</text:p>
              </table:table-cell>
              <table:table-cell office:value-type="float" office:value="3.356">
                <text:p>3.356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13">
                <text:p>1.313</text:p>
              </table:table-cell>
              <table:table-cell office:value-type="float" office:value="3.315">
                <text:p>3.315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32">
                <text:p>1.232</text:p>
              </table:table-cell>
              <table:table-cell office:value-type="float" office:value="3.324">
                <text:p>3.324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32">
                <text:p>1.232</text:p>
              </table:table-cell>
              <table:table-cell office:value-type="float" office:value="3.229">
                <text:p>3.229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13">
                <text:p>1.213</text:p>
              </table:table-cell>
              <table:table-cell office:value-type="float" office:value="3.237">
                <text:p>3.23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07">
                <text:p>1.207</text:p>
              </table:table-cell>
              <table:table-cell office:value-type="float" office:value="3.187">
                <text:p>3.187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02">
                <text:p>1.202</text:p>
              </table:table-cell>
              <table:table-cell office:value-type="float" office:value="3.187">
                <text:p>3.18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78">
                <text:p>1.178</text:p>
              </table:table-cell>
              <table:table-cell office:value-type="float" office:value="3.133">
                <text:p>3.133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8">
                <text:p>1.158</text:p>
              </table:table-cell>
              <table:table-cell office:value-type="float" office:value="3.158">
                <text:p>3.15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48">
                <text:p>1.148</text:p>
              </table:table-cell>
              <table:table-cell office:value-type="float" office:value="3.085">
                <text:p>3.08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65">
                <text:p>1.165</text:p>
              </table:table-cell>
              <table:table-cell office:value-type="float" office:value="3.067">
                <text:p>3.067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53">
                <text:p>1.153</text:p>
              </table:table-cell>
              <table:table-cell office:value-type="float" office:value="3.116">
                <text:p>3.116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29">
                <text:p>1.129</text:p>
              </table:table-cell>
              <table:table-cell office:value-type="float" office:value="3.084">
                <text:p>3.084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3.207">
                <text:p>3.207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21">
                <text:p>1.121</text:p>
              </table:table-cell>
              <table:table-cell office:value-type="float" office:value="2.997">
                <text:p>2.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86">
                <text:p>1.086</text:p>
              </table:table-cell>
              <table:table-cell office:value-type="float" office:value="2.941">
                <text:p>2.941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45">
                <text:p>1.045</text:p>
              </table:table-cell>
              <table:table-cell office:value-type="float" office:value="2.948">
                <text:p>2.948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12">
                <text:p>1.112</text:p>
              </table:table-cell>
              <table:table-cell office:value-type="float" office:value="2.882">
                <text:p>2.882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5">
                <text:p>1.05</text:p>
              </table:table-cell>
              <table:table-cell office:value-type="float" office:value="2.822">
                <text:p>2.822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55">
                <text:p>1.055</text:p>
              </table:table-cell>
              <table:table-cell office:value-type="float" office:value="2.838">
                <text:p>2.838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16">
                <text:p>1.016</text:p>
              </table:table-cell>
              <table:table-cell office:value-type="float" office:value="2.82">
                <text:p>2.82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23">
                <text:p>1.023</text:p>
              </table:table-cell>
              <table:table-cell office:value-type="float" office:value="2.775">
                <text:p>2.775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39">
                <text:p>1.039</text:p>
              </table:table-cell>
              <table:table-cell office:value-type="float" office:value="2.739">
                <text:p>2.739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7">
                <text:p>0.997</text:p>
              </table:table-cell>
              <table:table-cell office:value-type="float" office:value="2.759">
                <text:p>2.75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9">
                <text:p>0.959</text:p>
              </table:table-cell>
              <table:table-cell office:value-type="float" office:value="2.716">
                <text:p>2.716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16">
                <text:p>1.016</text:p>
              </table:table-cell>
              <table:table-cell office:value-type="float" office:value="2.691">
                <text:p>2.691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01">
                <text:p>1.001</text:p>
              </table:table-cell>
              <table:table-cell office:value-type="float" office:value="2.686">
                <text:p>2.686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5">
                <text:p>0.95</text:p>
              </table:table-cell>
              <table:table-cell office:value-type="float" office:value="2.651">
                <text:p>2.651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">
                <text:p>0.96</text:p>
              </table:table-cell>
              <table:table-cell office:value-type="float" office:value="2.591">
                <text:p>2.591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1">
                <text:p>0.921</text:p>
              </table:table-cell>
              <table:table-cell office:value-type="float" office:value="2.566">
                <text:p>2.566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7">
                <text:p>0.997</text:p>
              </table:table-cell>
              <table:table-cell office:value-type="float" office:value="2.542">
                <text:p>2.542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6">
                <text:p>0.936</text:p>
              </table:table-cell>
              <table:table-cell office:value-type="float" office:value="2.498">
                <text:p>2.498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79">
                <text:p>0.879</text:p>
              </table:table-cell>
              <table:table-cell office:value-type="float" office:value="2.518">
                <text:p>2.518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33">
                <text:p>0.933</text:p>
              </table:table-cell>
              <table:table-cell office:value-type="float" office:value="2.498">
                <text:p>2.498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81">
                <text:p>0.881</text:p>
              </table:table-cell>
              <table:table-cell office:value-type="float" office:value="2.469">
                <text:p>2.46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66">
                <text:p>0.866</text:p>
              </table:table-cell>
              <table:table-cell office:value-type="float" office:value="2.441">
                <text:p>2.44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71">
                <text:p>0.871</text:p>
              </table:table-cell>
              <table:table-cell office:value-type="float" office:value="2.404">
                <text:p>2.404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1">
                <text:p>0.881</text:p>
              </table:table-cell>
              <table:table-cell office:value-type="float" office:value="2.386">
                <text:p>2.38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7">
                <text:p>0.847</text:p>
              </table:table-cell>
              <table:table-cell office:value-type="float" office:value="2.364">
                <text:p>2.364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82">
                <text:p>0.882</text:p>
              </table:table-cell>
              <table:table-cell office:value-type="float" office:value="2.352">
                <text:p>2.352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69">
                <text:p>0.869</text:p>
              </table:table-cell>
              <table:table-cell office:value-type="float" office:value="2.353">
                <text:p>2.353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66">
                <text:p>0.866</text:p>
              </table:table-cell>
              <table:table-cell office:value-type="float" office:value="2.341">
                <text:p>2.34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64">
                <text:p>0.864</text:p>
              </table:table-cell>
              <table:table-cell office:value-type="float" office:value="2.315">
                <text:p>2.315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5">
                <text:p>0.845</text:p>
              </table:table-cell>
              <table:table-cell office:value-type="float" office:value="2.253">
                <text:p>2.253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59">
                <text:p>0.859</text:p>
              </table:table-cell>
              <table:table-cell office:value-type="float" office:value="2.253">
                <text:p>2.25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3">
                <text:p>0.813</text:p>
              </table:table-cell>
              <table:table-cell office:value-type="float" office:value="2.259">
                <text:p>2.259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04">
                <text:p>0.804</text:p>
              </table:table-cell>
              <table:table-cell office:value-type="float" office:value="2.217">
                <text:p>2.21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9">
                <text:p>0.79</text:p>
              </table:table-cell>
              <table:table-cell office:value-type="float" office:value="2.2">
                <text:p>2.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9">
                <text:p>0.79</text:p>
              </table:table-cell>
              <table:table-cell office:value-type="float" office:value="2.179">
                <text:p>2.179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03">
                <text:p>0.803</text:p>
              </table:table-cell>
              <table:table-cell office:value-type="float" office:value="2.137">
                <text:p>2.137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39">
                <text:p>0.739</text:p>
              </table:table-cell>
              <table:table-cell office:value-type="float" office:value="2.128">
                <text:p>2.12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93">
                <text:p>0.793</text:p>
              </table:table-cell>
              <table:table-cell office:value-type="float" office:value="2.14">
                <text:p>2.1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9">
                <text:p>0.759</text:p>
              </table:table-cell>
              <table:table-cell office:value-type="float" office:value="2.13">
                <text:p>2.13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7">
                <text:p>0.77</text:p>
              </table:table-cell>
              <table:table-cell office:value-type="float" office:value="2.055">
                <text:p>2.055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33">
                <text:p>0.733</text:p>
              </table:table-cell>
              <table:table-cell office:value-type="float" office:value="2.09">
                <text:p>2.0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72">
                <text:p>0.772</text:p>
              </table:table-cell>
              <table:table-cell office:value-type="float" office:value="2.055">
                <text:p>2.055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45">
                <text:p>0.745</text:p>
              </table:table-cell>
              <table:table-cell office:value-type="float" office:value="2.012">
                <text:p>2.01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21">
                <text:p>0.721</text:p>
              </table:table-cell>
              <table:table-cell office:value-type="float" office:value="2.028">
                <text:p>2.02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6">
                <text:p>0.696</text:p>
              </table:table-cell>
              <table:table-cell office:value-type="float" office:value="1.978">
                <text:p>1.97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16">
                <text:p>0.716</text:p>
              </table:table-cell>
              <table:table-cell office:value-type="float" office:value="1.977">
                <text:p>1.977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5">
                <text:p>0.695</text:p>
              </table:table-cell>
              <table:table-cell office:value-type="float" office:value="1.927">
                <text:p>1.927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6">
                <text:p>0.696</text:p>
              </table:table-cell>
              <table:table-cell office:value-type="float" office:value="1.914">
                <text:p>1.914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83">
                <text:p>0.683</text:p>
              </table:table-cell>
              <table:table-cell office:value-type="float" office:value="1.954">
                <text:p>1.954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9">
                <text:p>0.679</text:p>
              </table:table-cell>
              <table:table-cell office:value-type="float" office:value="1.912">
                <text:p>1.912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65">
                <text:p>0.665</text:p>
              </table:table-cell>
              <table:table-cell office:value-type="float" office:value="1.894">
                <text:p>1.894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6">
                <text:p>0.676</text:p>
              </table:table-cell>
              <table:table-cell office:value-type="float" office:value="1.843">
                <text:p>1.843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2">
                <text:p>0.652</text:p>
              </table:table-cell>
              <table:table-cell office:value-type="float" office:value="1.876">
                <text:p>1.876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5">
                <text:p>0.665</text:p>
              </table:table-cell>
              <table:table-cell office:value-type="float" office:value="1.931">
                <text:p>1.931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9">
                <text:p>0.619</text:p>
              </table:table-cell>
              <table:table-cell office:value-type="float" office:value="1.898">
                <text:p>1.898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6">
                <text:p>0.646</text:p>
              </table:table-cell>
              <table:table-cell office:value-type="float" office:value="1.852">
                <text:p>1.852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3">
                <text:p>0.633</text:p>
              </table:table-cell>
              <table:table-cell office:value-type="float" office:value="1.826">
                <text:p>1.826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8">
                <text:p>0.618</text:p>
              </table:table-cell>
              <table:table-cell office:value-type="float" office:value="1.86">
                <text:p>1.8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4">
                <text:p>0.614</text:p>
              </table:table-cell>
              <table:table-cell office:value-type="float" office:value="1.78">
                <text:p>1.78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07">
                <text:p>0.607</text:p>
              </table:table-cell>
              <table:table-cell office:value-type="float" office:value="1.764">
                <text:p>1.764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1">
                <text:p>0.601</text:p>
              </table:table-cell>
              <table:table-cell office:value-type="float" office:value="1.702">
                <text:p>1.70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5">
                <text:p>0.635</text:p>
              </table:table-cell>
              <table:table-cell office:value-type="float" office:value="1.74">
                <text:p>1.7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9">
                <text:p>0.619</text:p>
              </table:table-cell>
              <table:table-cell office:value-type="float" office:value="1.707">
                <text:p>1.707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1">
                <text:p>0.591</text:p>
              </table:table-cell>
              <table:table-cell office:value-type="float" office:value="1.68">
                <text:p>1.68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26">
                <text:p>0.626</text:p>
              </table:table-cell>
              <table:table-cell office:value-type="float" office:value="1.667">
                <text:p>1.667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63">
                <text:p>0.563</text:p>
              </table:table-cell>
              <table:table-cell office:value-type="float" office:value="1.648">
                <text:p>1.64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">
                <text:p>0.59</text:p>
              </table:table-cell>
              <table:table-cell office:value-type="float" office:value="1.627">
                <text:p>1.62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68">
                <text:p>0.568</text:p>
              </table:table-cell>
              <table:table-cell office:value-type="float" office:value="1.589">
                <text:p>1.58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8">
                <text:p>0.578</text:p>
              </table:table-cell>
              <table:table-cell office:value-type="float" office:value="1.615">
                <text:p>1.615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">
                <text:p>0.55</text:p>
              </table:table-cell>
              <table:table-cell office:value-type="float" office:value="1.612">
                <text:p>1.612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48">
                <text:p>0.548</text:p>
              </table:table-cell>
              <table:table-cell office:value-type="float" office:value="1.57">
                <text:p>1.5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5">
                <text:p>0.555</text:p>
              </table:table-cell>
              <table:table-cell office:value-type="float" office:value="1.573">
                <text:p>1.57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44">
                <text:p>0.544</text:p>
              </table:table-cell>
              <table:table-cell office:value-type="float" office:value="1.549">
                <text:p>1.549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9">
                <text:p>0.539</text:p>
              </table:table-cell>
              <table:table-cell office:value-type="float" office:value="1.519">
                <text:p>1.519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31">
                <text:p>0.531</text:p>
              </table:table-cell>
              <table:table-cell office:value-type="float" office:value="1.527">
                <text:p>1.527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41">
                <text:p>0.541</text:p>
              </table:table-cell>
              <table:table-cell office:value-type="float" office:value="1.51">
                <text:p>1.5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46">
                <text:p>0.546</text:p>
              </table:table-cell>
              <table:table-cell office:value-type="float" office:value="1.476">
                <text:p>1.47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25">
                <text:p>0.525</text:p>
              </table:table-cell>
              <table:table-cell office:value-type="float" office:value="1.496">
                <text:p>1.496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2">
                <text:p>0.52</text:p>
              </table:table-cell>
              <table:table-cell office:value-type="float" office:value="1.439">
                <text:p>1.439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26">
                <text:p>0.526</text:p>
              </table:table-cell>
              <table:table-cell office:value-type="float" office:value="1.459">
                <text:p>1.459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21">
                <text:p>0.521</text:p>
              </table:table-cell>
              <table:table-cell office:value-type="float" office:value="1.451">
                <text:p>1.45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17">
                <text:p>0.517</text:p>
              </table:table-cell>
              <table:table-cell office:value-type="float" office:value="1.425">
                <text:p>1.42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09">
                <text:p>0.509</text:p>
              </table:table-cell>
              <table:table-cell office:value-type="float" office:value="1.428">
                <text:p>1.42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06">
                <text:p>0.506</text:p>
              </table:table-cell>
              <table:table-cell office:value-type="float" office:value="1.388">
                <text:p>1.388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91">
                <text:p>0.491</text:p>
              </table:table-cell>
              <table:table-cell office:value-type="float" office:value="1.392">
                <text:p>1.39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9">
                <text:p>0.479</text:p>
              </table:table-cell>
              <table:table-cell office:value-type="float" office:value="1.383">
                <text:p>1.383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9">
                <text:p>0.479</text:p>
              </table:table-cell>
              <table:table-cell office:value-type="float" office:value="1.354">
                <text:p>1.354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4">
                <text:p>0.484</text:p>
              </table:table-cell>
              <table:table-cell office:value-type="float" office:value="1.393">
                <text:p>1.393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1">
                <text:p>0.461</text:p>
              </table:table-cell>
              <table:table-cell office:value-type="float" office:value="1.341">
                <text:p>1.341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69">
                <text:p>0.469</text:p>
              </table:table-cell>
              <table:table-cell office:value-type="float" office:value="1.354">
                <text:p>1.354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">
                <text:p>0.48</text:p>
              </table:table-cell>
              <table:table-cell office:value-type="float" office:value="1.311">
                <text:p>1.311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48">
                <text:p>0.448</text:p>
              </table:table-cell>
              <table:table-cell office:value-type="float" office:value="1.31">
                <text:p>1.31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45">
                <text:p>0.445</text:p>
              </table:table-cell>
              <table:table-cell office:value-type="float" office:value="1.278">
                <text:p>1.278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47">
                <text:p>0.447</text:p>
              </table:table-cell>
              <table:table-cell office:value-type="float" office:value="1.279">
                <text:p>1.27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66">
                <text:p>0.466</text:p>
              </table:table-cell>
              <table:table-cell office:value-type="float" office:value="1.274">
                <text:p>1.27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56">
                <text:p>0.456</text:p>
              </table:table-cell>
              <table:table-cell office:value-type="float" office:value="1.238">
                <text:p>1.238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34">
                <text:p>0.434</text:p>
              </table:table-cell>
              <table:table-cell office:value-type="float" office:value="1.258">
                <text:p>1.258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35">
                <text:p>0.435</text:p>
              </table:table-cell>
              <table:table-cell office:value-type="float" office:value="1.236">
                <text:p>1.236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39">
                <text:p>0.439</text:p>
              </table:table-cell>
              <table:table-cell office:value-type="float" office:value="1.241">
                <text:p>1.241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29">
                <text:p>0.429</text:p>
              </table:table-cell>
              <table:table-cell office:value-type="float" office:value="1.197">
                <text:p>1.197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25">
                <text:p>0.425</text:p>
              </table:table-cell>
              <table:table-cell office:value-type="float" office:value="1.235">
                <text:p>1.23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61">
                <text:p>0.461</text:p>
              </table:table-cell>
              <table:table-cell office:value-type="float" office:value="1.195">
                <text:p>1.195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31">
                <text:p>0.431</text:p>
              </table:table-cell>
              <table:table-cell office:value-type="float" office:value="1.186">
                <text:p>1.186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94">
                <text:p>0.394</text:p>
              </table:table-cell>
              <table:table-cell office:value-type="float" office:value="1.144">
                <text:p>1.144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1">
                <text:p>0.411</text:p>
              </table:table-cell>
              <table:table-cell office:value-type="float" office:value="1.161">
                <text:p>1.161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18">
                <text:p>0.418</text:p>
              </table:table-cell>
              <table:table-cell office:value-type="float" office:value="1.135">
                <text:p>1.13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86">
                <text:p>0.386</text:p>
              </table:table-cell>
              <table:table-cell office:value-type="float" office:value="1.14">
                <text:p>1.1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03">
                <text:p>0.403</text:p>
              </table:table-cell>
              <table:table-cell office:value-type="float" office:value="1.126">
                <text:p>1.126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71">
                <text:p>0.371</text:p>
              </table:table-cell>
              <table:table-cell office:value-type="float" office:value="1.108">
                <text:p>1.10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6">
                <text:p>0.366</text:p>
              </table:table-cell>
              <table:table-cell office:value-type="float" office:value="1.111">
                <text:p>1.111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83">
                <text:p>0.383</text:p>
              </table:table-cell>
              <table:table-cell office:value-type="float" office:value="1.097">
                <text:p>1.09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5">
                <text:p>0.375</text:p>
              </table:table-cell>
              <table:table-cell office:value-type="float" office:value="1.085">
                <text:p>1.085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3">
                <text:p>0.373</text:p>
              </table:table-cell>
              <table:table-cell office:value-type="float" office:value="1.048">
                <text:p>1.048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2">
                <text:p>0.382</text:p>
              </table:table-cell>
              <table:table-cell office:value-type="float" office:value="1.059">
                <text:p>1.05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57">
                <text:p>0.357</text:p>
              </table:table-cell>
              <table:table-cell office:value-type="float" office:value="1.039">
                <text:p>1.039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48">
                <text:p>0.348</text:p>
              </table:table-cell>
              <table:table-cell office:value-type="float" office:value="1.003">
                <text:p>1.003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54">
                <text:p>0.354</text:p>
              </table:table-cell>
              <table:table-cell office:value-type="float" office:value="1.023">
                <text:p>1.023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78">
                <text:p>0.378</text:p>
              </table:table-cell>
              <table:table-cell office:value-type="float" office:value="1.003">
                <text:p>1.00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38">
                <text:p>0.338</text:p>
              </table:table-cell>
              <table:table-cell office:value-type="float" office:value="1.008">
                <text:p>1.008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54">
                <text:p>0.354</text:p>
              </table:table-cell>
              <table:table-cell office:value-type="float" office:value="0.992">
                <text:p>0.9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8">
                <text:p>0.328</text:p>
              </table:table-cell>
              <table:table-cell office:value-type="float" office:value="1.001">
                <text:p>1.001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36">
                <text:p>0.336</text:p>
              </table:table-cell>
              <table:table-cell office:value-type="float" office:value="0.97">
                <text:p>0.97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17">
                <text:p>0.317</text:p>
              </table:table-cell>
              <table:table-cell office:value-type="float" office:value="0.992">
                <text:p>0.9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3">
                <text:p>0.33</text:p>
              </table:table-cell>
              <table:table-cell office:value-type="float" office:value="0.96">
                <text:p>0.9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5">
                <text:p>0.325</text:p>
              </table:table-cell>
              <table:table-cell office:value-type="float" office:value="0.942">
                <text:p>0.942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25">
                <text:p>0.325</text:p>
              </table:table-cell>
              <table:table-cell office:value-type="float" office:value="0.928">
                <text:p>0.928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54">
                <text:p>0.354</text:p>
              </table:table-cell>
              <table:table-cell office:value-type="float" office:value="0.933">
                <text:p>0.933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11">
                <text:p>0.311</text:p>
              </table:table-cell>
              <table:table-cell office:value-type="float" office:value="0.902">
                <text:p>0.90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01">
                <text:p>0.301</text:p>
              </table:table-cell>
              <table:table-cell office:value-type="float" office:value="0.906">
                <text:p>0.906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05">
                <text:p>0.305</text:p>
              </table:table-cell>
              <table:table-cell office:value-type="float" office:value="0.872">
                <text:p>0.87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07">
                <text:p>0.307</text:p>
              </table:table-cell>
              <table:table-cell office:value-type="float" office:value="0.874">
                <text:p>0.87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23">
                <text:p>0.323</text:p>
              </table:table-cell>
              <table:table-cell office:value-type="float" office:value="0.872">
                <text:p>0.872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">
                <text:p>0.32</text:p>
              </table:table-cell>
              <table:table-cell office:value-type="float" office:value="0.855">
                <text:p>0.85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93">
                <text:p>0.293</text:p>
              </table:table-cell>
              <table:table-cell office:value-type="float" office:value="0.842">
                <text:p>0.84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8">
                <text:p>0.298</text:p>
              </table:table-cell>
              <table:table-cell office:value-type="float" office:value="0.85">
                <text:p>0.8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15">
                <text:p>0.315</text:p>
              </table:table-cell>
              <table:table-cell office:value-type="float" office:value="0.824">
                <text:p>0.824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4">
                <text:p>0.304</text:p>
              </table:table-cell>
              <table:table-cell office:value-type="float" office:value="0.815">
                <text:p>0.81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8">
                <text:p>0.28</text:p>
              </table:table-cell>
              <table:table-cell office:value-type="float" office:value="0.819">
                <text:p>0.81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93">
                <text:p>0.293</text:p>
              </table:table-cell>
              <table:table-cell office:value-type="float" office:value="0.8">
                <text:p>0.8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94">
                <text:p>0.294</text:p>
              </table:table-cell>
              <table:table-cell office:value-type="float" office:value="0.796">
                <text:p>0.79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63">
                <text:p>0.263</text:p>
              </table:table-cell>
              <table:table-cell office:value-type="float" office:value="0.786">
                <text:p>0.78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74">
                <text:p>0.274</text:p>
              </table:table-cell>
              <table:table-cell office:value-type="float" office:value="0.789">
                <text:p>0.789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71">
                <text:p>0.271</text:p>
              </table:table-cell>
              <table:table-cell office:value-type="float" office:value="0.766">
                <text:p>0.76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85">
                <text:p>0.285</text:p>
              </table:table-cell>
              <table:table-cell office:value-type="float" office:value="0.761">
                <text:p>0.761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65">
                <text:p>0.265</text:p>
              </table:table-cell>
              <table:table-cell office:value-type="float" office:value="0.738">
                <text:p>0.73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9">
                <text:p>0.259</text:p>
              </table:table-cell>
              <table:table-cell office:value-type="float" office:value="0.725">
                <text:p>0.725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0.716">
                <text:p>0.716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3">
                <text:p>0.263</text:p>
              </table:table-cell>
              <table:table-cell office:value-type="float" office:value="0.74">
                <text:p>0.74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68">
                <text:p>0.268</text:p>
              </table:table-cell>
              <table:table-cell office:value-type="float" office:value="0.727">
                <text:p>0.727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8">
                <text:p>0.258</text:p>
              </table:table-cell>
              <table:table-cell office:value-type="float" office:value="0.699">
                <text:p>0.699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85">
                <text:p>0.285</text:p>
              </table:table-cell>
              <table:table-cell office:value-type="float" office:value="0.707">
                <text:p>0.707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8">
                <text:p>0.248</text:p>
              </table:table-cell>
              <table:table-cell office:value-type="float" office:value="0.708">
                <text:p>0.70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38">
                <text:p>0.238</text:p>
              </table:table-cell>
              <table:table-cell office:value-type="float" office:value="0.675">
                <text:p>0.67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">
                <text:p>0.24</text:p>
              </table:table-cell>
              <table:table-cell office:value-type="float" office:value="0.66">
                <text:p>0.66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38">
                <text:p>0.238</text:p>
              </table:table-cell>
              <table:table-cell office:value-type="float" office:value="0.681">
                <text:p>0.681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1">
                <text:p>0.251</text:p>
              </table:table-cell>
              <table:table-cell office:value-type="float" office:value="0.659">
                <text:p>0.65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2">
                <text:p>0.222</text:p>
              </table:table-cell>
              <table:table-cell office:value-type="float" office:value="0.657">
                <text:p>0.657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36">
                <text:p>0.236</text:p>
              </table:table-cell>
              <table:table-cell office:value-type="float" office:value="0.655">
                <text:p>0.655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27">
                <text:p>0.227</text:p>
              </table:table-cell>
              <table:table-cell office:value-type="float" office:value="0.613">
                <text:p>0.613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3">
                <text:p>0.23</text:p>
              </table:table-cell>
              <table:table-cell office:value-type="float" office:value="0.622">
                <text:p>0.62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42">
                <text:p>0.242</text:p>
              </table:table-cell>
              <table:table-cell office:value-type="float" office:value="0.634">
                <text:p>0.6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33">
                <text:p>0.233</text:p>
              </table:table-cell>
              <table:table-cell office:value-type="float" office:value="0.627">
                <text:p>0.62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22">
                <text:p>0.222</text:p>
              </table:table-cell>
              <table:table-cell office:value-type="float" office:value="0.602">
                <text:p>0.60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17">
                <text:p>0.217</text:p>
              </table:table-cell>
              <table:table-cell office:value-type="float" office:value="0.6">
                <text:p>0.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09">
                <text:p>0.209</text:p>
              </table:table-cell>
              <table:table-cell office:value-type="float" office:value="0.581">
                <text:p>0.581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28">
                <text:p>0.228</text:p>
              </table:table-cell>
              <table:table-cell office:value-type="float" office:value="0.587">
                <text:p>0.58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2">
                <text:p>0.202</text:p>
              </table:table-cell>
              <table:table-cell office:value-type="float" office:value="0.563">
                <text:p>0.563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2">
                <text:p>0.202</text:p>
              </table:table-cell>
              <table:table-cell office:value-type="float" office:value="0.554">
                <text:p>0.55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21">
                <text:p>0.221</text:p>
              </table:table-cell>
              <table:table-cell office:value-type="float" office:value="0.557">
                <text:p>0.557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98">
                <text:p>0.198</text:p>
              </table:table-cell>
              <table:table-cell office:value-type="float" office:value="0.541">
                <text:p>0.541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4">
                <text:p>0.244</text:p>
              </table:table-cell>
              <table:table-cell office:value-type="float" office:value="0.55">
                <text:p>0.5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04">
                <text:p>0.204</text:p>
              </table:table-cell>
              <table:table-cell office:value-type="float" office:value="0.529">
                <text:p>0.52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">
                <text:p>0.2</text:p>
              </table:table-cell>
              <table:table-cell office:value-type="float" office:value="0.512">
                <text:p>0.512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98">
                <text:p>0.198</text:p>
              </table:table-cell>
              <table:table-cell office:value-type="float" office:value="0.515">
                <text:p>0.51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06">
                <text:p>0.206</text:p>
              </table:table-cell>
              <table:table-cell office:value-type="float" office:value="0.505">
                <text:p>0.50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84">
                <text:p>0.184</text:p>
              </table:table-cell>
              <table:table-cell office:value-type="float" office:value="0.518">
                <text:p>0.518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6">
                <text:p>0.186</text:p>
              </table:table-cell>
              <table:table-cell office:value-type="float" office:value="0.492">
                <text:p>0.49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05">
                <text:p>0.205</text:p>
              </table:table-cell>
              <table:table-cell office:value-type="float" office:value="0.512">
                <text:p>0.51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79">
                <text:p>0.179</text:p>
              </table:table-cell>
              <table:table-cell office:value-type="float" office:value="0.536">
                <text:p>0.5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1">
                <text:p>0.191</text:p>
              </table:table-cell>
              <table:table-cell office:value-type="float" office:value="0.488">
                <text:p>0.4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8">
                <text:p>0.18</text:p>
              </table:table-cell>
              <table:table-cell office:value-type="float" office:value="0.496">
                <text:p>0.49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4">
                <text:p>0.184</text:p>
              </table:table-cell>
              <table:table-cell office:value-type="float" office:value="0.474">
                <text:p>0.47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9">
                <text:p>0.169</text:p>
              </table:table-cell>
              <table:table-cell office:value-type="float" office:value="0.473">
                <text:p>0.47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8">
                <text:p>0.18</text:p>
              </table:table-cell>
              <table:table-cell office:value-type="float" office:value="0.455">
                <text:p>0.45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71">
                <text:p>0.171</text:p>
              </table:table-cell>
              <table:table-cell office:value-type="float" office:value="0.452">
                <text:p>0.452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76">
                <text:p>0.176</text:p>
              </table:table-cell>
              <table:table-cell office:value-type="float" office:value="0.448">
                <text:p>0.44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73">
                <text:p>0.173</text:p>
              </table:table-cell>
              <table:table-cell office:value-type="float" office:value="0.463">
                <text:p>0.463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5">
                <text:p>0.165</text:p>
              </table:table-cell>
              <table:table-cell office:value-type="float" office:value="0.435">
                <text:p>0.435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59">
                <text:p>0.159</text:p>
              </table:table-cell>
              <table:table-cell office:value-type="float" office:value="0.443">
                <text:p>0.443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9">
                <text:p>0.179</text:p>
              </table:table-cell>
              <table:table-cell office:value-type="float" office:value="0.425">
                <text:p>0.425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69">
                <text:p>0.169</text:p>
              </table:table-cell>
              <table:table-cell office:value-type="float" office:value="0.424">
                <text:p>0.42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59">
                <text:p>0.159</text:p>
              </table:table-cell>
              <table:table-cell office:value-type="float" office:value="0.419">
                <text:p>0.41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4">
                <text:p>0.164</text:p>
              </table:table-cell>
              <table:table-cell office:value-type="float" office:value="0.413">
                <text:p>0.41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8">
                <text:p>0.168</text:p>
              </table:table-cell>
              <table:table-cell office:value-type="float" office:value="0.413">
                <text:p>0.4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2">
                <text:p>0.162</text:p>
              </table:table-cell>
              <table:table-cell office:value-type="float" office:value="0.399">
                <text:p>0.399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52">
                <text:p>0.152</text:p>
              </table:table-cell>
              <table:table-cell office:value-type="float" office:value="0.414">
                <text:p>0.414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48">
                <text:p>0.148</text:p>
              </table:table-cell>
              <table:table-cell office:value-type="float" office:value="0.396">
                <text:p>0.396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55">
                <text:p>0.155</text:p>
              </table:table-cell>
              <table:table-cell office:value-type="float" office:value="0.373">
                <text:p>0.373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47">
                <text:p>0.147</text:p>
              </table:table-cell>
              <table:table-cell office:value-type="float" office:value="0.389">
                <text:p>0.38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72">
                <text:p>0.172</text:p>
              </table:table-cell>
              <table:table-cell office:value-type="float" office:value="0.378">
                <text:p>0.37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54">
                <text:p>0.154</text:p>
              </table:table-cell>
              <table:table-cell office:value-type="float" office:value="0.386">
                <text:p>0.386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43">
                <text:p>0.143</text:p>
              </table:table-cell>
              <table:table-cell office:value-type="float" office:value="0.353">
                <text:p>0.35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39">
                <text:p>0.139</text:p>
              </table:table-cell>
              <table:table-cell office:value-type="float" office:value="0.359">
                <text:p>0.359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43">
                <text:p>0.143</text:p>
              </table:table-cell>
              <table:table-cell office:value-type="float" office:value="0.362">
                <text:p>0.362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41">
                <text:p>0.141</text:p>
              </table:table-cell>
              <table:table-cell office:value-type="float" office:value="0.368">
                <text:p>0.368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48">
                <text:p>0.148</text:p>
              </table:table-cell>
              <table:table-cell office:value-type="float" office:value="0.359">
                <text:p>0.359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8">
                <text:p>0.138</text:p>
              </table:table-cell>
              <table:table-cell office:value-type="float" office:value="0.358">
                <text:p>0.358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3">
                <text:p>0.133</text:p>
              </table:table-cell>
              <table:table-cell office:value-type="float" office:value="0.348">
                <text:p>0.34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31">
                <text:p>0.131</text:p>
              </table:table-cell>
              <table:table-cell office:value-type="float" office:value="0.344">
                <text:p>0.34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31">
                <text:p>0.131</text:p>
              </table:table-cell>
              <table:table-cell office:value-type="float" office:value="0.342">
                <text:p>0.342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">
                <text:p>0.14</text:p>
              </table:table-cell>
              <table:table-cell office:value-type="float" office:value="0.327">
                <text:p>0.327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31">
                <text:p>0.131</text:p>
              </table:table-cell>
              <table:table-cell office:value-type="float" office:value="0.328">
                <text:p>0.32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23">
                <text:p>0.123</text:p>
              </table:table-cell>
              <table:table-cell office:value-type="float" office:value="0.334">
                <text:p>0.334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39">
                <text:p>0.139</text:p>
              </table:table-cell>
              <table:table-cell office:value-type="float" office:value="0.323">
                <text:p>0.323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32">
                <text:p>0.132</text:p>
              </table:table-cell>
              <table:table-cell office:value-type="float" office:value="0.305">
                <text:p>0.30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31">
                <text:p>0.131</text:p>
              </table:table-cell>
              <table:table-cell office:value-type="float" office:value="0.308">
                <text:p>0.30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15">
                <text:p>0.115</text:p>
              </table:table-cell>
              <table:table-cell office:value-type="float" office:value="0.381">
                <text:p>0.38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19">
                <text:p>0.119</text:p>
              </table:table-cell>
              <table:table-cell office:value-type="float" office:value="0.449">
                <text:p>0.449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">
                <text:p>0.12</text:p>
              </table:table-cell>
              <table:table-cell office:value-type="float" office:value="0.358">
                <text:p>0.35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18">
                <text:p>0.118</text:p>
              </table:table-cell>
              <table:table-cell office:value-type="float" office:value="0.336">
                <text:p>0.336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19">
                <text:p>0.119</text:p>
              </table:table-cell>
              <table:table-cell office:value-type="float" office:value="0.323">
                <text:p>0.323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14">
                <text:p>0.114</text:p>
              </table:table-cell>
              <table:table-cell office:value-type="float" office:value="0.289">
                <text:p>0.289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11">
                <text:p>0.111</text:p>
              </table:table-cell>
              <table:table-cell office:value-type="float" office:value="0.26">
                <text:p>0.26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7">
                <text:p>0.107</text:p>
              </table:table-cell>
              <table:table-cell office:value-type="float" office:value="0.273">
                <text:p>0.27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8">
                <text:p>0.108</text:p>
              </table:table-cell>
              <table:table-cell office:value-type="float" office:value="0.282">
                <text:p>0.282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02">
                <text:p>0.102</text:p>
              </table:table-cell>
              <table:table-cell office:value-type="float" office:value="0.271">
                <text:p>0.27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05">
                <text:p>0.105</text:p>
              </table:table-cell>
              <table:table-cell office:value-type="float" office:value="0.269">
                <text:p>0.269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9">
                <text:p>0.119</text:p>
              </table:table-cell>
              <table:table-cell office:value-type="float" office:value="0.259">
                <text:p>0.259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22">
                <text:p>0.122</text:p>
              </table:table-cell>
              <table:table-cell office:value-type="float" office:value="0.273">
                <text:p>0.273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3">
                <text:p>0.103</text:p>
              </table:table-cell>
              <table:table-cell office:value-type="float" office:value="0.234">
                <text:p>0.234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7">
                <text:p>0.107</text:p>
              </table:table-cell>
              <table:table-cell office:value-type="float" office:value="0.239">
                <text:p>0.23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09">
                <text:p>0.109</text:p>
              </table:table-cell>
              <table:table-cell office:value-type="float" office:value="0.259">
                <text:p>0.25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2">
                <text:p>0.102</text:p>
              </table:table-cell>
              <table:table-cell office:value-type="float" office:value="0.246">
                <text:p>0.24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94">
                <text:p>0.094</text:p>
              </table:table-cell>
              <table:table-cell office:value-type="float" office:value="0.261">
                <text:p>0.261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2">
                <text:p>0.102</text:p>
              </table:table-cell>
              <table:table-cell office:value-type="float" office:value="0.235">
                <text:p>0.235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8">
                <text:p>0.108</text:p>
              </table:table-cell>
              <table:table-cell office:value-type="float" office:value="0.222">
                <text:p>0.2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9">
                <text:p>0.09</text:p>
              </table:table-cell>
              <table:table-cell office:value-type="float" office:value="0.207">
                <text:p>0.207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4">
                <text:p>0.094</text:p>
              </table:table-cell>
              <table:table-cell office:value-type="float" office:value="0.241">
                <text:p>0.241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6">
                <text:p>0.106</text:p>
              </table:table-cell>
              <table:table-cell office:value-type="float" office:value="0.239">
                <text:p>0.239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97">
                <text:p>0.097</text:p>
              </table:table-cell>
              <table:table-cell office:value-type="float" office:value="0.217">
                <text:p>0.217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">
                <text:p>0.09</text:p>
              </table:table-cell>
              <table:table-cell office:value-type="float" office:value="0.212">
                <text:p>0.2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94">
                <text:p>0.094</text:p>
              </table:table-cell>
              <table:table-cell office:value-type="float" office:value="0.221">
                <text:p>0.221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7">
                <text:p>0.097</text:p>
              </table:table-cell>
              <table:table-cell office:value-type="float" office:value="0.221">
                <text:p>0.221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85">
                <text:p>0.085</text:p>
              </table:table-cell>
              <table:table-cell office:value-type="float" office:value="0.22">
                <text:p>0.22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88">
                <text:p>0.088</text:p>
              </table:table-cell>
              <table:table-cell office:value-type="float" office:value="0.213">
                <text:p>0.213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86">
                <text:p>0.086</text:p>
              </table:table-cell>
              <table:table-cell office:value-type="float" office:value="0.199">
                <text:p>0.199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96">
                <text:p>0.096</text:p>
              </table:table-cell>
              <table:table-cell office:value-type="float" office:value="0.179">
                <text:p>0.179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3">
                <text:p>0.073</text:p>
              </table:table-cell>
              <table:table-cell office:value-type="float" office:value="0.162">
                <text:p>0.16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8">
                <text:p>0.088</text:p>
              </table:table-cell>
              <table:table-cell office:value-type="float" office:value="0.191">
                <text:p>0.191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77">
                <text:p>0.077</text:p>
              </table:table-cell>
              <table:table-cell office:value-type="float" office:value="0.213">
                <text:p>0.213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">
                <text:p>0.08</text:p>
              </table:table-cell>
              <table:table-cell office:value-type="float" office:value="0.201">
                <text:p>0.201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7">
                <text:p>0.077</text:p>
              </table:table-cell>
              <table:table-cell office:value-type="float" office:value="0.166">
                <text:p>0.1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96">
                <text:p>0.096</text:p>
              </table:table-cell>
              <table:table-cell office:value-type="float" office:value="0.193">
                <text:p>0.193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4">
                <text:p>0.074</text:p>
              </table:table-cell>
              <table:table-cell office:value-type="float" office:value="0.166">
                <text:p>0.166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7">
                <text:p>0.077</text:p>
              </table:table-cell>
              <table:table-cell office:value-type="float" office:value="0.17">
                <text:p>0.17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3">
                <text:p>0.073</text:p>
              </table:table-cell>
              <table:table-cell office:value-type="float" office:value="0.171">
                <text:p>0.17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97">
                <text:p>0.097</text:p>
              </table:table-cell>
              <table:table-cell office:value-type="float" office:value="0.168">
                <text:p>0.16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7">
                <text:p>0.067</text:p>
              </table:table-cell>
              <table:table-cell office:value-type="float" office:value="0.17">
                <text:p>0.17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2">
                <text:p>0.072</text:p>
              </table:table-cell>
              <table:table-cell office:value-type="float" office:value="0.146">
                <text:p>0.146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81">
                <text:p>0.081</text:p>
              </table:table-cell>
              <table:table-cell office:value-type="float" office:value="0.176">
                <text:p>0.17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2">
                <text:p>0.072</text:p>
              </table:table-cell>
              <table:table-cell office:value-type="float" office:value="0.119">
                <text:p>0.119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4">
                <text:p>0.074</text:p>
              </table:table-cell>
              <table:table-cell office:value-type="float" office:value="0.152">
                <text:p>0.152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2">
                <text:p>0.072</text:p>
              </table:table-cell>
              <table:table-cell office:value-type="float" office:value="0.158">
                <text:p>0.15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1">
                <text:p>0.071</text:p>
              </table:table-cell>
              <table:table-cell office:value-type="float" office:value="0.156">
                <text:p>0.15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4">
                <text:p>0.074</text:p>
              </table:table-cell>
              <table:table-cell office:value-type="float" office:value="0.16">
                <text:p>0.1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3">
                <text:p>0.073</text:p>
              </table:table-cell>
              <table:table-cell office:value-type="float" office:value="0.133">
                <text:p>0.13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8">
                <text:p>0.08</text:p>
              </table:table-cell>
              <table:table-cell office:value-type="float" office:value="0.133">
                <text:p>0.13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">
                <text:p>0.07</text:p>
              </table:table-cell>
              <table:table-cell office:value-type="float" office:value="0.122">
                <text:p>0.122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6">
                <text:p>0.06</text:p>
              </table:table-cell>
              <table:table-cell office:value-type="float" office:value="0.132">
                <text:p>0.132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66">
                <text:p>0.066</text:p>
              </table:table-cell>
              <table:table-cell office:value-type="float" office:value="0.111">
                <text:p>0.111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68">
                <text:p>0.068</text:p>
              </table:table-cell>
              <table:table-cell office:value-type="float" office:value="0.127">
                <text:p>0.12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64">
                <text:p>0.064</text:p>
              </table:table-cell>
              <table:table-cell office:value-type="float" office:value="0.118">
                <text:p>0.118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64">
                <text:p>0.064</text:p>
              </table:table-cell>
              <table:table-cell office:value-type="float" office:value="0.115">
                <text:p>0.11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63">
                <text:p>0.063</text:p>
              </table:table-cell>
              <table:table-cell office:value-type="float" office:value="0.102">
                <text:p>0.102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45">
                <text:p>0.045</text:p>
              </table:table-cell>
              <table:table-cell office:value-type="float" office:value="0.107">
                <text:p>0.10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6">
                <text:p>0.056</text:p>
              </table:table-cell>
              <table:table-cell office:value-type="float" office:value="0.109">
                <text:p>0.109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4">
                <text:p>0.054</text:p>
              </table:table-cell>
              <table:table-cell office:value-type="float" office:value="0.081">
                <text:p>0.081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6">
                <text:p>0.06</text:p>
              </table:table-cell>
              <table:table-cell office:value-type="float" office:value="0.109">
                <text:p>0.1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1">
                <text:p>0.071</text:p>
              </table:table-cell>
              <table:table-cell office:value-type="float" office:value="0.116">
                <text:p>0.116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">
                <text:p>0.05</text:p>
              </table:table-cell>
              <table:table-cell office:value-type="float" office:value="0.09">
                <text:p>0.0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63">
                <text:p>0.063</text:p>
              </table:table-cell>
              <table:table-cell office:value-type="float" office:value="0.099">
                <text:p>0.09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9">
                <text:p>0.039</text:p>
              </table:table-cell>
              <table:table-cell office:value-type="float" office:value="0.106">
                <text:p>0.10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42">
                <text:p>0.042</text:p>
              </table:table-cell>
              <table:table-cell office:value-type="float" office:value="0.116">
                <text:p>0.11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9">
                <text:p>0.059</text:p>
              </table:table-cell>
              <table:table-cell office:value-type="float" office:value="0.111">
                <text:p>0.11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47">
                <text:p>0.047</text:p>
              </table:table-cell>
              <table:table-cell office:value-type="float" office:value="0.115">
                <text:p>0.11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4">
                <text:p>0.054</text:p>
              </table:table-cell>
              <table:table-cell office:value-type="float" office:value="0.094">
                <text:p>0.09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41">
                <text:p>0.041</text:p>
              </table:table-cell>
              <table:table-cell office:value-type="float" office:value="0.094">
                <text:p>0.094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9">
                <text:p>0.039</text:p>
              </table:table-cell>
              <table:table-cell office:value-type="float" office:value="0.062">
                <text:p>0.0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7">
                <text:p>0.037</text:p>
              </table:table-cell>
              <table:table-cell office:value-type="float" office:value="0.049">
                <text:p>0.04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8">
                <text:p>0.038</text:p>
              </table:table-cell>
              <table:table-cell office:value-type="float" office:value="0.084">
                <text:p>0.08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43">
                <text:p>0.043</text:p>
              </table:table-cell>
              <table:table-cell office:value-type="float" office:value="0.093">
                <text:p>0.09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1">
                <text:p>0.051</text:p>
              </table:table-cell>
              <table:table-cell office:value-type="float" office:value="0.088">
                <text:p>0.08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4">
                <text:p>0.034</text:p>
              </table:table-cell>
              <table:table-cell office:value-type="float" office:value="0.07">
                <text:p>0.0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42">
                <text:p>0.042</text:p>
              </table:table-cell>
              <table:table-cell office:value-type="float" office:value="0.075">
                <text:p>0.07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3">
                <text:p>0.033</text:p>
              </table:table-cell>
              <table:table-cell office:value-type="float" office:value="0.081">
                <text:p>0.08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5">
                <text:p>0.035</text:p>
              </table:table-cell>
              <table:table-cell office:value-type="float" office:value="0.043">
                <text:p>0.04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6">
                <text:p>0.046</text:p>
              </table:table-cell>
              <table:table-cell office:value-type="float" office:value="0.076">
                <text:p>0.07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7">
                <text:p>0.037</text:p>
              </table:table-cell>
              <table:table-cell office:value-type="float" office:value="0.064">
                <text:p>0.064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9">
                <text:p>0.039</text:p>
              </table:table-cell>
              <table:table-cell office:value-type="float" office:value="0.058">
                <text:p>0.05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8">
                <text:p>0.038</text:p>
              </table:table-cell>
              <table:table-cell office:value-type="float" office:value="0.069">
                <text:p>0.06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9">
                <text:p>0.039</text:p>
              </table:table-cell>
              <table:table-cell office:value-type="float" office:value="0.045">
                <text:p>0.04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4">
                <text:p>0.034</text:p>
              </table:table-cell>
              <table:table-cell office:value-type="float" office:value="0.057">
                <text:p>0.05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49">
                <text:p>0.049</text:p>
              </table:table-cell>
              <table:table-cell office:value-type="float" office:value="0.046">
                <text:p>0.0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2">
                <text:p>0.032</text:p>
              </table:table-cell>
              <table:table-cell office:value-type="float" office:value="0.049">
                <text:p>0.04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4">
                <text:p>0.024</text:p>
              </table:table-cell>
              <table:table-cell office:value-type="float" office:value="0.073">
                <text:p>0.07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5">
                <text:p>0.035</text:p>
              </table:table-cell>
              <table:table-cell office:value-type="float" office:value="0.054">
                <text:p>0.0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4">
                <text:p>0.034</text:p>
              </table:table-cell>
              <table:table-cell office:value-type="float" office:value="0.05">
                <text:p>0.0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">
                <text:p>0.03</text:p>
              </table:table-cell>
              <table:table-cell office:value-type="float" office:value="0.051">
                <text:p>0.05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46">
                <text:p>0.046</text:p>
              </table:table-cell>
              <table:table-cell office:value-type="float" office:value="0.043">
                <text:p>0.04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7">
                <text:p>0.017</text:p>
              </table:table-cell>
              <table:table-cell office:value-type="float" office:value="0.071">
                <text:p>0.07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2">
                <text:p>0.022</text:p>
              </table:table-cell>
              <table:table-cell office:value-type="float" office:value="0.048">
                <text:p>0.04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9">
                <text:p>0.039</text:p>
              </table:table-cell>
              <table:table-cell office:value-type="float" office:value="0.055">
                <text:p>0.05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9">
                <text:p>0.039</text:p>
              </table:table-cell>
              <table:table-cell office:value-type="float" office:value="0.048">
                <text:p>0.04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3">
                <text:p>0.023</text:p>
              </table:table-cell>
              <table:table-cell office:value-type="float" office:value="0.058">
                <text:p>0.05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7">
                <text:p>0.027</text:p>
              </table:table-cell>
              <table:table-cell office:value-type="float" office:value="0.042">
                <text:p>0.04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7">
                <text:p>0.037</text:p>
              </table:table-cell>
              <table:table-cell office:value-type="float" office:value="0.048">
                <text:p>0.0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7">
                <text:p>0.027</text:p>
              </table:table-cell>
              <table:table-cell office:value-type="float" office:value="0.05">
                <text:p>0.0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5">
                <text:p>0.035</text:p>
              </table:table-cell>
              <table:table-cell office:value-type="float" office:value="0.037">
                <text:p>0.03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4">
                <text:p>0.024</text:p>
              </table:table-cell>
              <table:table-cell office:value-type="float" office:value="0.054">
                <text:p>0.05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2">
                <text:p>0.032</text:p>
              </table:table-cell>
              <table:table-cell office:value-type="float" office:value="0.042">
                <text:p>0.04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4">
                <text:p>0.024</text:p>
              </table:table-cell>
              <table:table-cell office:value-type="float" office:value="0.022">
                <text:p>0.02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7">
                <text:p>0.037</text:p>
              </table:table-cell>
              <table:table-cell office:value-type="float" office:value="0.041">
                <text:p>0.04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8">
                <text:p>0.018</text:p>
              </table:table-cell>
              <table:table-cell office:value-type="float" office:value="0.045">
                <text:p>0.04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7">
                <text:p>0.027</text:p>
              </table:table-cell>
              <table:table-cell office:value-type="float" office:value="0.013">
                <text:p>0.01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1">
                <text:p>0.021</text:p>
              </table:table-cell>
              <table:table-cell office:value-type="float" office:value="0.012">
                <text:p>0.01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4">
                <text:p>0.024</text:p>
              </table:table-cell>
              <table:table-cell office:value-type="float" office:value="0.032">
                <text:p>0.03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6">
                <text:p>0.026</text:p>
              </table:table-cell>
              <table:table-cell office:value-type="float" office:value="0.046">
                <text:p>0.04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2">
                <text:p>0.022</text:p>
              </table:table-cell>
              <table:table-cell office:value-type="float" office:value="0.03">
                <text:p>0.0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35">
                <text:p>0.035</text:p>
              </table:table-cell>
              <table:table-cell office:value-type="float" office:value="0.018">
                <text:p>0.01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8">
                <text:p>0.018</text:p>
              </table:table-cell>
              <table:table-cell office:value-type="float" office:value="0.037">
                <text:p>0.03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">
                <text:p>0.03</text:p>
              </table:table-cell>
              <table:table-cell office:value-type="float" office:value="0.042">
                <text:p>0.04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6">
                <text:p>0.016</text:p>
              </table:table-cell>
              <table:table-cell office:value-type="float" office:value="0.045">
                <text:p>0.04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2">
                <text:p>0.032</text:p>
              </table:table-cell>
              <table:table-cell office:value-type="float" office:value="0.042">
                <text:p>0.04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4">
                <text:p>0.014</text:p>
              </table:table-cell>
              <table:table-cell office:value-type="float" office:value="0.04">
                <text:p>0.0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9">
                <text:p>0.019</text:p>
              </table:table-cell>
              <table:table-cell office:value-type="float" office:value="0.012">
                <text:p>0.01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1">
                <text:p>0.021</text:p>
              </table:table-cell>
              <table:table-cell office:value-type="float" office:value="0.012">
                <text:p>0.01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6">
                <text:p>0.026</text:p>
              </table:table-cell>
              <table:table-cell office:value-type="float" office:value="0.027">
                <text:p>0.02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1">
                <text:p>0.021</text:p>
              </table:table-cell>
              <table:table-cell office:value-type="float" office:value="0.009">
                <text:p>0.00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5">
                <text:p>0.025</text:p>
              </table:table-cell>
              <table:table-cell office:value-type="float" office:value="0.046">
                <text:p>0.046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9">
                <text:p>0.019</text:p>
              </table:table-cell>
              <table:table-cell office:value-type="float" office:value="0.017">
                <text:p>0.01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6">
                <text:p>0.026</text:p>
              </table:table-cell>
              <table:table-cell office:value-type="float" office:value="0.038">
                <text:p>0.038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5">
                <text:p>0.025</text:p>
              </table:table-cell>
              <table:table-cell office:value-type="float" office:value="0.03">
                <text:p>0.0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1">
                <text:p>0.021</text:p>
              </table:table-cell>
              <table:table-cell office:value-type="float" office:value="0.008">
                <text:p>0.00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9">
                <text:p>0.019</text:p>
              </table:table-cell>
              <table:table-cell office:value-type="float" office:value="0.035">
                <text:p>0.03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1">
                <text:p>0.011</text:p>
              </table:table-cell>
              <table:table-cell office:value-type="float" office:value="0.02">
                <text:p>0.0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6">
                <text:p>0.026</text:p>
              </table:table-cell>
              <table:table-cell office:value-type="float" office:value="0.033">
                <text:p>0.03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4">
                <text:p>0.014</text:p>
              </table:table-cell>
              <table:table-cell office:value-type="float" office:value="0.032">
                <text:p>0.03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4">
                <text:p>0.014</text:p>
              </table:table-cell>
              <table:table-cell office:value-type="float" office:value="0.032">
                <text:p>0.03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9">
                <text:p>0.019</text:p>
              </table:table-cell>
              <table:table-cell office:value-type="float" office:value="0.035">
                <text:p>0.03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3">
                <text:p>0.013</text:p>
              </table:table-cell>
              <table:table-cell office:value-type="float" office:value="0.025">
                <text:p>0.02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2">
                <text:p>0.012</text:p>
              </table:table-cell>
              <table:table-cell office:value-type="float" office:value="0.036">
                <text:p>0.03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6">
                <text:p>0.016</text:p>
              </table:table-cell>
              <table:table-cell office:value-type="float" office:value="0.026">
                <text:p>0.02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4">
                <text:p>0.014</text:p>
              </table:table-cell>
              <table:table-cell office:value-type="float" office:value="0.024">
                <text:p>0.024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3">
                <text:p>0.023</text:p>
              </table:table-cell>
              <table:table-cell office:value-type="float" office:value="0.033">
                <text:p>0.03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2">
                <text:p>0.012</text:p>
              </table:table-cell>
              <table:table-cell office:value-type="float" office:value="0.019">
                <text:p>0.019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6">
                <text:p>0.016</text:p>
              </table:table-cell>
              <table:table-cell office:value-type="float" office:value="0.045">
                <text:p>0.04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1">
                <text:p>0.011</text:p>
              </table:table-cell>
              <table:table-cell office:value-type="float" office:value="0.031">
                <text:p>0.03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3">
                <text:p>0.013</text:p>
              </table:table-cell>
              <table:table-cell office:value-type="float" office:value="0.031">
                <text:p>0.03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4">
                <text:p>0.014</text:p>
              </table:table-cell>
              <table:table-cell office:value-type="float" office:value="0.027">
                <text:p>0.02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1">
                <text:p>0.021</text:p>
              </table:table-cell>
              <table:table-cell office:value-type="float" office:value="0.029">
                <text:p>0.02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1">
                <text:p>0.021</text:p>
              </table:table-cell>
              <table:table-cell office:value-type="float" office:value="0.027">
                <text:p>0.02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1">
                <text:p>0.011</text:p>
              </table:table-cell>
              <table:table-cell office:value-type="float" office:value="0.026">
                <text:p>0.02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8">
                <text:p>0.018</text:p>
              </table:table-cell>
              <table:table-cell office:value-type="float" office:value="0.013">
                <text:p>0.01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5">
                <text:p>0.015</text:p>
              </table:table-cell>
              <table:table-cell office:value-type="float" office:value="0.009">
                <text:p>0.00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4">
                <text:p>0.014</text:p>
              </table:table-cell>
              <table:table-cell office:value-type="float" office:value="0.025">
                <text:p>0.025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1">
                <text:p>0.011</text:p>
              </table:table-cell>
              <table:table-cell office:value-type="float" office:value="0.024">
                <text:p>0.024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3">
                <text:p>0.013</text:p>
              </table:table-cell>
              <table:table-cell office:value-type="float" office:value="0.021">
                <text:p>0.02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">
                <text:p>0.01</text:p>
              </table:table-cell>
              <table:table-cell office:value-type="float" office:value="0.019">
                <text:p>0.01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3">
                <text:p>0.013</text:p>
              </table:table-cell>
              <table:table-cell office:value-type="float" office:value="0.023">
                <text:p>0.02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">
                <text:p>0.01</text:p>
              </table:table-cell>
              <table:table-cell office:value-type="float" office:value="0.021">
                <text:p>0.02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94">
                <text:p>0.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50" chart:maximum="150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1cm" svg:stroke-color="#004586" svg:stroke-opacity="75%" draw:fill-color="#004586" draw:opacity="7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cm" svg:stroke-color="#9999ff" svg:stroke-opacity="75%" draw:fill-color="#9999ff" draw:opacity="75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cm" svg:stroke-color="#ff950e" svg:stroke-opacity="75%" draw:fill-color="#ff950e" draw:opacity="7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cm" svg:stroke-color="#ffd320" svg:stroke-opacity="75%" draw:fill-color="#ffd320" draw:opacity="7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1cm" svg:stroke-color="#579d1c" svg:stroke-opacity="75%" draw:fill-color="#579d1c" draw:opacity="7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164cm" svg:height="15.757cm" xlink:href=".." xlink:type="simple" chart:class="chart:line" chart:style-name="ch1">
        <chart:subtitle svg:x="10.49cm" svg:y="0.315cm" chart:style-name="ch2">
          <text:p>Mărimea fișierelor</text:p>
        </chart:subtitle>
        <chart:legend chart:legend-position="bottom" svg:x="3.674cm" svg:y="14.476cm" style:legend-expansion="wide" chart:style-name="ch3"/>
        <chart:plot-area chart:style-name="ch4" table:cell-range-address="rectangle_data.C1:rectangle_data.D514 rectangle_data.I1:rectangle_data.J514 rectangle_data.O1:rectangle_data.P514" chart:data-source-has-labels="row" svg:x="1.494cm" svg:y="1.313cm" svg:width="22.187cm" svg:height="11.867cm">
          <chartooo:coordinate-region svg:x="3.412cm" svg:y="1.434cm" svg:width="20.269cm" svg:height="10.744cm"/>
          <chart:axis chart:dimension="x" chart:name="primary-x" chart:style-name="ch5">
            <chart:title svg:x="11.842cm" svg:y="13.495cm" chart:style-name="ch6">
              <text:p>threshold</text:p>
            </chart:title>
          </chart:axis>
          <chart:axis chart:dimension="y" chart:name="primary-y" chart:style-name="ch7">
            <chart:title svg:x="0.451cm" svg:y="7.687cm" chart:style-name="ch8">
              <text:p>bytes</text:p>
            </chart:title>
            <chart:grid chart:style-name="ch9" chart:class="major"/>
          </chart:axis>
          <chart:series chart:style-name="ch10" chart:values-cell-range-address="rectangle_data.C2:rectangle_data.C514" chart:label-cell-address="rectangle_data.C1:rectangle_data.C1" chart:class="chart:line">
            <chart:data-point chart:repeated="513"/>
          </chart:series>
          <chart:series chart:style-name="ch11" chart:values-cell-range-address="rectangle_data.D2:rectangle_data.D514" chart:label-cell-address="rectangle_data.D1:rectangle_data.D1" chart:class="chart:line">
            <chart:data-point chart:repeated="513"/>
          </chart:series>
          <chart:series chart:style-name="ch12" chart:values-cell-range-address="rectangle_data.I2:rectangle_data.I514" chart:label-cell-address="rectangle_data.I1:rectangle_data.I1" chart:class="chart:line">
            <chart:data-point chart:repeated="513"/>
          </chart:series>
          <chart:series chart:style-name="ch13" chart:values-cell-range-address="rectangle_data.J2:rectangle_data.J514" chart:label-cell-address="rectangle_data.J1:rectangle_data.J1" chart:class="chart:line">
            <chart:data-point chart:repeated="513"/>
          </chart:series>
          <chart:series chart:style-name="ch14" chart:values-cell-range-address="rectangle_data.O2:rectangle_data.O514" chart:label-cell-address="rectangle_data.O1:rectangle_data.O1" chart:class="chart:line">
            <chart:data-point chart:repeated="513"/>
          </chart:series>
          <chart:series chart:style-name="ch15" chart:values-cell-range-address="rectangle_data.P2:rectangle_data.P514" chart:label-cell-address="rectangle_data.P1:rectangle_data.P1" chart:class="chart:line">
            <chart:data-point chart:repeated="5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tangleVectorizer-SvgSize</text:p>
                <draw:g>
                  <svg:desc>rectangle_data.C1:rectangle_data.C1</svg:desc>
                </draw:g>
              </table:table-cell>
              <table:table-cell office:value-type="string">
                <text:p>RectangleVectorizer-SvgzSize</text:p>
                <draw:g>
                  <svg:desc>rectangle_data.D1:rectangle_data.D1</svg:desc>
                </draw:g>
              </table:table-cell>
              <table:table-cell office:value-type="string">
                <text:p>TriangleVectorizer-SvgSize</text:p>
                <draw:g>
                  <svg:desc>rectangle_data.I1:rectangle_data.I1</svg:desc>
                </draw:g>
              </table:table-cell>
              <table:table-cell office:value-type="string">
                <text:p>TriangleVectorizer-SvgzSize</text:p>
                <draw:g>
                  <svg:desc>rectangle_data.J1:rectangle_data.J1</svg:desc>
                </draw:g>
              </table:table-cell>
              <table:table-cell office:value-type="string">
                <text:p>PolygonVectorizer-SvgSize</text:p>
                <draw:g>
                  <svg:desc>rectangle_data.O1:rectangle_data.O1</svg:desc>
                </draw:g>
              </table:table-cell>
              <table:table-cell office:value-type="string">
                <text:p>PolygonVectorizer-SvgzSize</text:p>
                <draw:g>
                  <svg:desc>rectangle_data.P1:rectangle_data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072417">
                <text:p>136072417</text:p>
                <draw:g>
                  <svg:desc>rectangle_data.C2:rectangle_data.C514</svg:desc>
                </draw:g>
              </table:table-cell>
              <table:table-cell office:value-type="float" office:value="13049641">
                <text:p>13049641</text:p>
                <draw:g>
                  <svg:desc>rectangle_data.D2:rectangle_data.D514</svg:desc>
                </draw:g>
              </table:table-cell>
              <table:table-cell office:value-type="float" office:value="88035820">
                <text:p>88035820</text:p>
                <draw:g>
                  <svg:desc>rectangle_data.I2:rectangle_data.I514</svg:desc>
                </draw:g>
              </table:table-cell>
              <table:table-cell office:value-type="float" office:value="13540608">
                <text:p>13540608</text:p>
                <draw:g>
                  <svg:desc>rectangle_data.J2:rectangle_data.J514</svg:desc>
                </draw:g>
              </table:table-cell>
              <table:table-cell office:value-type="float" office:value="123254733">
                <text:p>123254733</text:p>
                <draw:g>
                  <svg:desc>rectangle_data.O2:rectangle_data.O514</svg:desc>
                </draw:g>
              </table:table-cell>
              <table:table-cell office:value-type="float" office:value="27203645">
                <text:p>27203645</text:p>
                <draw:g>
                  <svg:desc>rectangle_data.P2:rectangle_data.P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687905">
                <text:p>132687905</text:p>
              </table:table-cell>
              <table:table-cell office:value-type="float" office:value="12887548">
                <text:p>12887548</text:p>
              </table:table-cell>
              <table:table-cell office:value-type="float" office:value="87968101">
                <text:p>87968101</text:p>
              </table:table-cell>
              <table:table-cell office:value-type="float" office:value="13580151">
                <text:p>13580151</text:p>
              </table:table-cell>
              <table:table-cell office:value-type="float" office:value="116160577">
                <text:p>116160577</text:p>
              </table:table-cell>
              <table:table-cell office:value-type="float" office:value="25918671">
                <text:p>25918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559306">
                <text:p>125559306</text:p>
              </table:table-cell>
              <table:table-cell office:value-type="float" office:value="12474751">
                <text:p>12474751</text:p>
              </table:table-cell>
              <table:table-cell office:value-type="float" office:value="87791161">
                <text:p>87791161</text:p>
              </table:table-cell>
              <table:table-cell office:value-type="float" office:value="13653359">
                <text:p>13653359</text:p>
              </table:table-cell>
              <table:table-cell office:value-type="float" office:value="104904919">
                <text:p>104904919</text:p>
              </table:table-cell>
              <table:table-cell office:value-type="float" office:value="23677896">
                <text:p>23677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073374">
                <text:p>114073374</text:p>
              </table:table-cell>
              <table:table-cell office:value-type="float" office:value="11683363">
                <text:p>11683363</text:p>
              </table:table-cell>
              <table:table-cell office:value-type="float" office:value="87068367">
                <text:p>87068367</text:p>
              </table:table-cell>
              <table:table-cell office:value-type="float" office:value="13649630">
                <text:p>13649630</text:p>
              </table:table-cell>
              <table:table-cell office:value-type="float" office:value="91168064">
                <text:p>91168064</text:p>
              </table:table-cell>
              <table:table-cell office:value-type="float" office:value="20937334">
                <text:p>20937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941942">
                <text:p>106941942</text:p>
              </table:table-cell>
              <table:table-cell office:value-type="float" office:value="11147608">
                <text:p>11147608</text:p>
              </table:table-cell>
              <table:table-cell office:value-type="float" office:value="85641677">
                <text:p>85641677</text:p>
              </table:table-cell>
              <table:table-cell office:value-type="float" office:value="13550515">
                <text:p>13550515</text:p>
              </table:table-cell>
              <table:table-cell office:value-type="float" office:value="80593839">
                <text:p>80593839</text:p>
              </table:table-cell>
              <table:table-cell office:value-type="float" office:value="18743484">
                <text:p>18743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269489">
                <text:p>100269489</text:p>
              </table:table-cell>
              <table:table-cell office:value-type="float" office:value="10625509">
                <text:p>10625509</text:p>
              </table:table-cell>
              <table:table-cell office:value-type="float" office:value="83415891">
                <text:p>83415891</text:p>
              </table:table-cell>
              <table:table-cell office:value-type="float" office:value="13301535">
                <text:p>13301535</text:p>
              </table:table-cell>
              <table:table-cell office:value-type="float" office:value="71758234">
                <text:p>71758234</text:p>
              </table:table-cell>
              <table:table-cell office:value-type="float" office:value="16888473">
                <text:p>16888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989881">
                <text:p>92989881</text:p>
              </table:table-cell>
              <table:table-cell office:value-type="float" office:value="9998235">
                <text:p>9998235</text:p>
              </table:table-cell>
              <table:table-cell office:value-type="float" office:value="80887420">
                <text:p>80887420</text:p>
              </table:table-cell>
              <table:table-cell office:value-type="float" office:value="13017562">
                <text:p>13017562</text:p>
              </table:table-cell>
              <table:table-cell office:value-type="float" office:value="64151874">
                <text:p>64151874</text:p>
              </table:table-cell>
              <table:table-cell office:value-type="float" office:value="15257487">
                <text:p>15257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720213">
                <text:p>87720213</text:p>
              </table:table-cell>
              <table:table-cell office:value-type="float" office:value="9530325">
                <text:p>9530325</text:p>
              </table:table-cell>
              <table:table-cell office:value-type="float" office:value="78314121">
                <text:p>78314121</text:p>
              </table:table-cell>
              <table:table-cell office:value-type="float" office:value="12695927">
                <text:p>12695927</text:p>
              </table:table-cell>
              <table:table-cell office:value-type="float" office:value="58092700">
                <text:p>58092700</text:p>
              </table:table-cell>
              <table:table-cell office:value-type="float" office:value="13935567">
                <text:p>13935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834783">
                <text:p>82834783</text:p>
              </table:table-cell>
              <table:table-cell office:value-type="float" office:value="9107721">
                <text:p>9107721</text:p>
              </table:table-cell>
              <table:table-cell office:value-type="float" office:value="75853458">
                <text:p>75853458</text:p>
              </table:table-cell>
              <table:table-cell office:value-type="float" office:value="12369797">
                <text:p>12369797</text:p>
              </table:table-cell>
              <table:table-cell office:value-type="float" office:value="53000537">
                <text:p>53000537</text:p>
              </table:table-cell>
              <table:table-cell office:value-type="float" office:value="12809268">
                <text:p>12809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684403">
                <text:p>78684403</text:p>
              </table:table-cell>
              <table:table-cell office:value-type="float" office:value="8709945">
                <text:p>8709945</text:p>
              </table:table-cell>
              <table:table-cell office:value-type="float" office:value="73543760">
                <text:p>73543760</text:p>
              </table:table-cell>
              <table:table-cell office:value-type="float" office:value="12055113">
                <text:p>12055113</text:p>
              </table:table-cell>
              <table:table-cell office:value-type="float" office:value="48627031">
                <text:p>48627031</text:p>
              </table:table-cell>
              <table:table-cell office:value-type="float" office:value="11821676">
                <text:p>11821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210533">
                <text:p>74210533</text:p>
              </table:table-cell>
              <table:table-cell office:value-type="float" office:value="8295717">
                <text:p>8295717</text:p>
              </table:table-cell>
              <table:table-cell office:value-type="float" office:value="71356896">
                <text:p>71356896</text:p>
              </table:table-cell>
              <table:table-cell office:value-type="float" office:value="11750568">
                <text:p>11750568</text:p>
              </table:table-cell>
              <table:table-cell office:value-type="float" office:value="45005609">
                <text:p>45005609</text:p>
              </table:table-cell>
              <table:table-cell office:value-type="float" office:value="10990185">
                <text:p>10990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253964">
                <text:p>71253964</text:p>
              </table:table-cell>
              <table:table-cell office:value-type="float" office:value="8005539">
                <text:p>8005539</text:p>
              </table:table-cell>
              <table:table-cell office:value-type="float" office:value="69316256">
                <text:p>69316256</text:p>
              </table:table-cell>
              <table:table-cell office:value-type="float" office:value="11463588">
                <text:p>11463588</text:p>
              </table:table-cell>
              <table:table-cell office:value-type="float" office:value="41808978">
                <text:p>41808978</text:p>
              </table:table-cell>
              <table:table-cell office:value-type="float" office:value="10231696">
                <text:p>10231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47436">
                <text:p>67647436</text:p>
              </table:table-cell>
              <table:table-cell office:value-type="float" office:value="7667754">
                <text:p>7667754</text:p>
              </table:table-cell>
              <table:table-cell office:value-type="float" office:value="67380762">
                <text:p>67380762</text:p>
              </table:table-cell>
              <table:table-cell office:value-type="float" office:value="11187529">
                <text:p>11187529</text:p>
              </table:table-cell>
              <table:table-cell office:value-type="float" office:value="39018585">
                <text:p>39018585</text:p>
              </table:table-cell>
              <table:table-cell office:value-type="float" office:value="9566134">
                <text:p>9566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234194">
                <text:p>65234194</text:p>
              </table:table-cell>
              <table:table-cell office:value-type="float" office:value="7433149">
                <text:p>7433149</text:p>
              </table:table-cell>
              <table:table-cell office:value-type="float" office:value="65515965">
                <text:p>65515965</text:p>
              </table:table-cell>
              <table:table-cell office:value-type="float" office:value="10924277">
                <text:p>10924277</text:p>
              </table:table-cell>
              <table:table-cell office:value-type="float" office:value="36543871">
                <text:p>36543871</text:p>
              </table:table-cell>
              <table:table-cell office:value-type="float" office:value="8955499">
                <text:p>8955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21942">
                <text:p>61921942</text:p>
              </table:table-cell>
              <table:table-cell office:value-type="float" office:value="7101024">
                <text:p>7101024</text:p>
              </table:table-cell>
              <table:table-cell office:value-type="float" office:value="63886613">
                <text:p>63886613</text:p>
              </table:table-cell>
              <table:table-cell office:value-type="float" office:value="10686479">
                <text:p>10686479</text:p>
              </table:table-cell>
              <table:table-cell office:value-type="float" office:value="34451263">
                <text:p>34451263</text:p>
              </table:table-cell>
              <table:table-cell office:value-type="float" office:value="8441291">
                <text:p>8441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798762">
                <text:p>59798762</text:p>
              </table:table-cell>
              <table:table-cell office:value-type="float" office:value="6892917">
                <text:p>6892917</text:p>
              </table:table-cell>
              <table:table-cell office:value-type="float" office:value="62272300">
                <text:p>62272300</text:p>
              </table:table-cell>
              <table:table-cell office:value-type="float" office:value="10445824">
                <text:p>10445824</text:p>
              </table:table-cell>
              <table:table-cell office:value-type="float" office:value="32499060">
                <text:p>32499060</text:p>
              </table:table-cell>
              <table:table-cell office:value-type="float" office:value="7952507">
                <text:p>7952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42434">
                <text:p>57642434</text:p>
              </table:table-cell>
              <table:table-cell office:value-type="float" office:value="6672483">
                <text:p>6672483</text:p>
              </table:table-cell>
              <table:table-cell office:value-type="float" office:value="60655102">
                <text:p>60655102</text:p>
              </table:table-cell>
              <table:table-cell office:value-type="float" office:value="10207233">
                <text:p>10207233</text:p>
              </table:table-cell>
              <table:table-cell office:value-type="float" office:value="30812564">
                <text:p>30812564</text:p>
              </table:table-cell>
              <table:table-cell office:value-type="float" office:value="7533024">
                <text:p>7533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396126">
                <text:p>55396126</text:p>
              </table:table-cell>
              <table:table-cell office:value-type="float" office:value="6447020">
                <text:p>6447020</text:p>
              </table:table-cell>
              <table:table-cell office:value-type="float" office:value="59272099">
                <text:p>59272099</text:p>
              </table:table-cell>
              <table:table-cell office:value-type="float" office:value="10000171">
                <text:p>10000171</text:p>
              </table:table-cell>
              <table:table-cell office:value-type="float" office:value="29164484">
                <text:p>29164484</text:p>
              </table:table-cell>
              <table:table-cell office:value-type="float" office:value="7125374">
                <text:p>712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660916">
                <text:p>53660916</text:p>
              </table:table-cell>
              <table:table-cell office:value-type="float" office:value="6264163">
                <text:p>6264163</text:p>
              </table:table-cell>
              <table:table-cell office:value-type="float" office:value="57963192">
                <text:p>57963192</text:p>
              </table:table-cell>
              <table:table-cell office:value-type="float" office:value="9801168">
                <text:p>9801168</text:p>
              </table:table-cell>
              <table:table-cell office:value-type="float" office:value="27829471">
                <text:p>27829471</text:p>
              </table:table-cell>
              <table:table-cell office:value-type="float" office:value="6808634">
                <text:p>6808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850355">
                <text:p>51850355</text:p>
              </table:table-cell>
              <table:table-cell office:value-type="float" office:value="6071705">
                <text:p>6071705</text:p>
              </table:table-cell>
              <table:table-cell office:value-type="float" office:value="56648893">
                <text:p>56648893</text:p>
              </table:table-cell>
              <table:table-cell office:value-type="float" office:value="9596393">
                <text:p>9596393</text:p>
              </table:table-cell>
              <table:table-cell office:value-type="float" office:value="26631975">
                <text:p>26631975</text:p>
              </table:table-cell>
              <table:table-cell office:value-type="float" office:value="6523146">
                <text:p>6523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87079">
                <text:p>50587079</text:p>
              </table:table-cell>
              <table:table-cell office:value-type="float" office:value="5943506">
                <text:p>5943506</text:p>
              </table:table-cell>
              <table:table-cell office:value-type="float" office:value="55385020">
                <text:p>55385020</text:p>
              </table:table-cell>
              <table:table-cell office:value-type="float" office:value="9407049">
                <text:p>9407049</text:p>
              </table:table-cell>
              <table:table-cell office:value-type="float" office:value="25475195">
                <text:p>25475195</text:p>
              </table:table-cell>
              <table:table-cell office:value-type="float" office:value="6251423">
                <text:p>6251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53783">
                <text:p>48553783</text:p>
              </table:table-cell>
              <table:table-cell office:value-type="float" office:value="5734837">
                <text:p>5734837</text:p>
              </table:table-cell>
              <table:table-cell office:value-type="float" office:value="54145337">
                <text:p>54145337</text:p>
              </table:table-cell>
              <table:table-cell office:value-type="float" office:value="9209867">
                <text:p>9209867</text:p>
              </table:table-cell>
              <table:table-cell office:value-type="float" office:value="24358818">
                <text:p>24358818</text:p>
              </table:table-cell>
              <table:table-cell office:value-type="float" office:value="5985404">
                <text:p>5985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83285">
                <text:p>47283285</text:p>
              </table:table-cell>
              <table:table-cell office:value-type="float" office:value="5599171">
                <text:p>5599171</text:p>
              </table:table-cell>
              <table:table-cell office:value-type="float" office:value="53102867">
                <text:p>53102867</text:p>
              </table:table-cell>
              <table:table-cell office:value-type="float" office:value="9064304">
                <text:p>9064304</text:p>
              </table:table-cell>
              <table:table-cell office:value-type="float" office:value="23337420">
                <text:p>23337420</text:p>
              </table:table-cell>
              <table:table-cell office:value-type="float" office:value="5740898">
                <text:p>5740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88970">
                <text:p>45988970</text:p>
              </table:table-cell>
              <table:table-cell office:value-type="float" office:value="5459581">
                <text:p>5459581</text:p>
              </table:table-cell>
              <table:table-cell office:value-type="float" office:value="52080657">
                <text:p>52080657</text:p>
              </table:table-cell>
              <table:table-cell office:value-type="float" office:value="8899347">
                <text:p>8899347</text:p>
              </table:table-cell>
              <table:table-cell office:value-type="float" office:value="22462758">
                <text:p>22462758</text:p>
              </table:table-cell>
              <table:table-cell office:value-type="float" office:value="5535203">
                <text:p>5535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623946">
                <text:p>44623946</text:p>
              </table:table-cell>
              <table:table-cell office:value-type="float" office:value="5314206">
                <text:p>5314206</text:p>
              </table:table-cell>
              <table:table-cell office:value-type="float" office:value="51073991">
                <text:p>51073991</text:p>
              </table:table-cell>
              <table:table-cell office:value-type="float" office:value="8740400">
                <text:p>8740400</text:p>
              </table:table-cell>
              <table:table-cell office:value-type="float" office:value="21598508">
                <text:p>21598508</text:p>
              </table:table-cell>
              <table:table-cell office:value-type="float" office:value="5329036">
                <text:p>5329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095311">
                <text:p>43095311</text:p>
              </table:table-cell>
              <table:table-cell office:value-type="float" office:value="5155266">
                <text:p>5155266</text:p>
              </table:table-cell>
              <table:table-cell office:value-type="float" office:value="50178961">
                <text:p>50178961</text:p>
              </table:table-cell>
              <table:table-cell office:value-type="float" office:value="8607035">
                <text:p>8607035</text:p>
              </table:table-cell>
              <table:table-cell office:value-type="float" office:value="20838258">
                <text:p>20838258</text:p>
              </table:table-cell>
              <table:table-cell office:value-type="float" office:value="5146690">
                <text:p>51466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996787">
                <text:p>42996787</text:p>
              </table:table-cell>
              <table:table-cell office:value-type="float" office:value="5125234">
                <text:p>5125234</text:p>
              </table:table-cell>
              <table:table-cell office:value-type="float" office:value="49209261">
                <text:p>49209261</text:p>
              </table:table-cell>
              <table:table-cell office:value-type="float" office:value="8450627">
                <text:p>8450627</text:p>
              </table:table-cell>
              <table:table-cell office:value-type="float" office:value="20011019">
                <text:p>20011019</text:p>
              </table:table-cell>
              <table:table-cell office:value-type="float" office:value="4941545">
                <text:p>4941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47663">
                <text:p>42047663</text:p>
              </table:table-cell>
              <table:table-cell office:value-type="float" office:value="5038183">
                <text:p>5038183</text:p>
              </table:table-cell>
              <table:table-cell office:value-type="float" office:value="48316228">
                <text:p>48316228</text:p>
              </table:table-cell>
              <table:table-cell office:value-type="float" office:value="8309666">
                <text:p>8309666</text:p>
              </table:table-cell>
              <table:table-cell office:value-type="float" office:value="19440016">
                <text:p>19440016</text:p>
              </table:table-cell>
              <table:table-cell office:value-type="float" office:value="4810835">
                <text:p>4810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828303">
                <text:p>40828303</text:p>
              </table:table-cell>
              <table:table-cell office:value-type="float" office:value="4899963">
                <text:p>4899963</text:p>
              </table:table-cell>
              <table:table-cell office:value-type="float" office:value="47416842">
                <text:p>47416842</text:p>
              </table:table-cell>
              <table:table-cell office:value-type="float" office:value="8163980">
                <text:p>8163980</text:p>
              </table:table-cell>
              <table:table-cell office:value-type="float" office:value="18813034">
                <text:p>18813034</text:p>
              </table:table-cell>
              <table:table-cell office:value-type="float" office:value="4660084">
                <text:p>4660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37059">
                <text:p>40037059</text:p>
              </table:table-cell>
              <table:table-cell office:value-type="float" office:value="4813361">
                <text:p>4813361</text:p>
              </table:table-cell>
              <table:table-cell office:value-type="float" office:value="46640529">
                <text:p>46640529</text:p>
              </table:table-cell>
              <table:table-cell office:value-type="float" office:value="8042218">
                <text:p>8042218</text:p>
              </table:table-cell>
              <table:table-cell office:value-type="float" office:value="18143088">
                <text:p>18143088</text:p>
              </table:table-cell>
              <table:table-cell office:value-type="float" office:value="4494184">
                <text:p>4494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959466">
                <text:p>38959466</text:p>
              </table:table-cell>
              <table:table-cell office:value-type="float" office:value="4697011">
                <text:p>4697011</text:p>
              </table:table-cell>
              <table:table-cell office:value-type="float" office:value="45811472">
                <text:p>45811472</text:p>
              </table:table-cell>
              <table:table-cell office:value-type="float" office:value="7912858">
                <text:p>7912858</text:p>
              </table:table-cell>
              <table:table-cell office:value-type="float" office:value="17525941">
                <text:p>17525941</text:p>
              </table:table-cell>
              <table:table-cell office:value-type="float" office:value="4338618">
                <text:p>4338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486062">
                <text:p>38486062</text:p>
              </table:table-cell>
              <table:table-cell office:value-type="float" office:value="4650688">
                <text:p>4650688</text:p>
              </table:table-cell>
              <table:table-cell office:value-type="float" office:value="45071139">
                <text:p>45071139</text:p>
              </table:table-cell>
              <table:table-cell office:value-type="float" office:value="7791777">
                <text:p>7791777</text:p>
              </table:table-cell>
              <table:table-cell office:value-type="float" office:value="17073758">
                <text:p>17073758</text:p>
              </table:table-cell>
              <table:table-cell office:value-type="float" office:value="4234027">
                <text:p>4234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116867">
                <text:p>37116867</text:p>
              </table:table-cell>
              <table:table-cell office:value-type="float" office:value="4496809">
                <text:p>4496809</text:p>
              </table:table-cell>
              <table:table-cell office:value-type="float" office:value="44337039">
                <text:p>44337039</text:p>
              </table:table-cell>
              <table:table-cell office:value-type="float" office:value="7678226">
                <text:p>7678226</text:p>
              </table:table-cell>
              <table:table-cell office:value-type="float" office:value="16569145">
                <text:p>16569145</text:p>
              </table:table-cell>
              <table:table-cell office:value-type="float" office:value="4112659">
                <text:p>4112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38682">
                <text:p>36038682</text:p>
              </table:table-cell>
              <table:table-cell office:value-type="float" office:value="4386698">
                <text:p>4386698</text:p>
              </table:table-cell>
              <table:table-cell office:value-type="float" office:value="43524203">
                <text:p>43524203</text:p>
              </table:table-cell>
              <table:table-cell office:value-type="float" office:value="7545364">
                <text:p>7545364</text:p>
              </table:table-cell>
              <table:table-cell office:value-type="float" office:value="16038848">
                <text:p>16038848</text:p>
              </table:table-cell>
              <table:table-cell office:value-type="float" office:value="3983974">
                <text:p>39839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82237">
                <text:p>35882237</text:p>
              </table:table-cell>
              <table:table-cell office:value-type="float" office:value="4363789">
                <text:p>4363789</text:p>
              </table:table-cell>
              <table:table-cell office:value-type="float" office:value="42920001">
                <text:p>42920001</text:p>
              </table:table-cell>
              <table:table-cell office:value-type="float" office:value="7454528">
                <text:p>7454528</text:p>
              </table:table-cell>
              <table:table-cell office:value-type="float" office:value="15621103">
                <text:p>15621103</text:p>
              </table:table-cell>
              <table:table-cell office:value-type="float" office:value="3882801">
                <text:p>388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783733">
                <text:p>34783733</text:p>
              </table:table-cell>
              <table:table-cell office:value-type="float" office:value="4242815">
                <text:p>4242815</text:p>
              </table:table-cell>
              <table:table-cell office:value-type="float" office:value="42151366">
                <text:p>42151366</text:p>
              </table:table-cell>
              <table:table-cell office:value-type="float" office:value="7319709">
                <text:p>7319709</text:p>
              </table:table-cell>
              <table:table-cell office:value-type="float" office:value="15216709">
                <text:p>15216709</text:p>
              </table:table-cell>
              <table:table-cell office:value-type="float" office:value="3785483">
                <text:p>3785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43077">
                <text:p>34043077</text:p>
              </table:table-cell>
              <table:table-cell office:value-type="float" office:value="4158603">
                <text:p>4158603</text:p>
              </table:table-cell>
              <table:table-cell office:value-type="float" office:value="41570654">
                <text:p>41570654</text:p>
              </table:table-cell>
              <table:table-cell office:value-type="float" office:value="7235405">
                <text:p>7235405</text:p>
              </table:table-cell>
              <table:table-cell office:value-type="float" office:value="14836861">
                <text:p>14836861</text:p>
              </table:table-cell>
              <table:table-cell office:value-type="float" office:value="3693930">
                <text:p>36939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04934">
                <text:p>33704934</text:p>
              </table:table-cell>
              <table:table-cell office:value-type="float" office:value="4113773">
                <text:p>4113773</text:p>
              </table:table-cell>
              <table:table-cell office:value-type="float" office:value="41001259">
                <text:p>41001259</text:p>
              </table:table-cell>
              <table:table-cell office:value-type="float" office:value="7140341">
                <text:p>7140341</text:p>
              </table:table-cell>
              <table:table-cell office:value-type="float" office:value="14455353">
                <text:p>14455353</text:p>
              </table:table-cell>
              <table:table-cell office:value-type="float" office:value="3600862">
                <text:p>3600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421817">
                <text:p>33421817</text:p>
              </table:table-cell>
              <table:table-cell office:value-type="float" office:value="4082452">
                <text:p>4082452</text:p>
              </table:table-cell>
              <table:table-cell office:value-type="float" office:value="40283890">
                <text:p>40283890</text:p>
              </table:table-cell>
              <table:table-cell office:value-type="float" office:value="7017854">
                <text:p>7017854</text:p>
              </table:table-cell>
              <table:table-cell office:value-type="float" office:value="14091932">
                <text:p>14091932</text:p>
              </table:table-cell>
              <table:table-cell office:value-type="float" office:value="3513386">
                <text:p>3513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162286">
                <text:p>33162286</text:p>
              </table:table-cell>
              <table:table-cell office:value-type="float" office:value="4055091">
                <text:p>4055091</text:p>
              </table:table-cell>
              <table:table-cell office:value-type="float" office:value="39647636">
                <text:p>39647636</text:p>
              </table:table-cell>
              <table:table-cell office:value-type="float" office:value="6919989">
                <text:p>6919989</text:p>
              </table:table-cell>
              <table:table-cell office:value-type="float" office:value="13620390">
                <text:p>13620390</text:p>
              </table:table-cell>
              <table:table-cell office:value-type="float" office:value="3397472">
                <text:p>3397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88468">
                <text:p>32088468</text:p>
              </table:table-cell>
              <table:table-cell office:value-type="float" office:value="3936128">
                <text:p>3936128</text:p>
              </table:table-cell>
              <table:table-cell office:value-type="float" office:value="39124909">
                <text:p>39124909</text:p>
              </table:table-cell>
              <table:table-cell office:value-type="float" office:value="6834443">
                <text:p>6834443</text:p>
              </table:table-cell>
              <table:table-cell office:value-type="float" office:value="13302906">
                <text:p>13302906</text:p>
              </table:table-cell>
              <table:table-cell office:value-type="float" office:value="3320383">
                <text:p>3320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765227">
                <text:p>31765227</text:p>
              </table:table-cell>
              <table:table-cell office:value-type="float" office:value="3897987">
                <text:p>3897987</text:p>
              </table:table-cell>
              <table:table-cell office:value-type="float" office:value="38590321">
                <text:p>38590321</text:p>
              </table:table-cell>
              <table:table-cell office:value-type="float" office:value="6748793">
                <text:p>6748793</text:p>
              </table:table-cell>
              <table:table-cell office:value-type="float" office:value="12945217">
                <text:p>12945217</text:p>
              </table:table-cell>
              <table:table-cell office:value-type="float" office:value="3236215">
                <text:p>3236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878524">
                <text:p>30878524</text:p>
              </table:table-cell>
              <table:table-cell office:value-type="float" office:value="3801311">
                <text:p>3801311</text:p>
              </table:table-cell>
              <table:table-cell office:value-type="float" office:value="38080255">
                <text:p>38080255</text:p>
              </table:table-cell>
              <table:table-cell office:value-type="float" office:value="6665793">
                <text:p>6665793</text:p>
              </table:table-cell>
              <table:table-cell office:value-type="float" office:value="12596210">
                <text:p>12596210</text:p>
              </table:table-cell>
              <table:table-cell office:value-type="float" office:value="3150899">
                <text:p>3150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348326">
                <text:p>30348326</text:p>
              </table:table-cell>
              <table:table-cell office:value-type="float" office:value="3737384">
                <text:p>3737384</text:p>
              </table:table-cell>
              <table:table-cell office:value-type="float" office:value="37413731">
                <text:p>37413731</text:p>
              </table:table-cell>
              <table:table-cell office:value-type="float" office:value="6553491">
                <text:p>6553491</text:p>
              </table:table-cell>
              <table:table-cell office:value-type="float" office:value="12343408">
                <text:p>12343408</text:p>
              </table:table-cell>
              <table:table-cell office:value-type="float" office:value="3091126">
                <text:p>3091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38666">
                <text:p>30038666</text:p>
              </table:table-cell>
              <table:table-cell office:value-type="float" office:value="3703861">
                <text:p>3703861</text:p>
              </table:table-cell>
              <table:table-cell office:value-type="float" office:value="36849905">
                <text:p>36849905</text:p>
              </table:table-cell>
              <table:table-cell office:value-type="float" office:value="6458330">
                <text:p>6458330</text:p>
              </table:table-cell>
              <table:table-cell office:value-type="float" office:value="12055853">
                <text:p>12055853</text:p>
              </table:table-cell>
              <table:table-cell office:value-type="float" office:value="3020661">
                <text:p>3020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0418">
                <text:p>29110418</text:p>
              </table:table-cell>
              <table:table-cell office:value-type="float" office:value="3599867">
                <text:p>3599867</text:p>
              </table:table-cell>
              <table:table-cell office:value-type="float" office:value="36483221">
                <text:p>36483221</text:p>
              </table:table-cell>
              <table:table-cell office:value-type="float" office:value="6401901">
                <text:p>6401901</text:p>
              </table:table-cell>
              <table:table-cell office:value-type="float" office:value="11766877">
                <text:p>11766877</text:p>
              </table:table-cell>
              <table:table-cell office:value-type="float" office:value="2949370">
                <text:p>29493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33086">
                <text:p>28633086</text:p>
              </table:table-cell>
              <table:table-cell office:value-type="float" office:value="3547275">
                <text:p>3547275</text:p>
              </table:table-cell>
              <table:table-cell office:value-type="float" office:value="35922037">
                <text:p>35922037</text:p>
              </table:table-cell>
              <table:table-cell office:value-type="float" office:value="6304604">
                <text:p>6304604</text:p>
              </table:table-cell>
              <table:table-cell office:value-type="float" office:value="11475901">
                <text:p>11475901</text:p>
              </table:table-cell>
              <table:table-cell office:value-type="float" office:value="2881968">
                <text:p>2881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60709">
                <text:p>28360709</text:p>
              </table:table-cell>
              <table:table-cell office:value-type="float" office:value="3516542">
                <text:p>3516542</text:p>
              </table:table-cell>
              <table:table-cell office:value-type="float" office:value="35470690">
                <text:p>35470690</text:p>
              </table:table-cell>
              <table:table-cell office:value-type="float" office:value="6236458">
                <text:p>6236458</text:p>
              </table:table-cell>
              <table:table-cell office:value-type="float" office:value="11266177">
                <text:p>11266177</text:p>
              </table:table-cell>
              <table:table-cell office:value-type="float" office:value="2830267">
                <text:p>2830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61562">
                <text:p>28061562</text:p>
              </table:table-cell>
              <table:table-cell office:value-type="float" office:value="3479099">
                <text:p>3479099</text:p>
              </table:table-cell>
              <table:table-cell office:value-type="float" office:value="35026679">
                <text:p>35026679</text:p>
              </table:table-cell>
              <table:table-cell office:value-type="float" office:value="6160193">
                <text:p>6160193</text:p>
              </table:table-cell>
              <table:table-cell office:value-type="float" office:value="10979543">
                <text:p>10979543</text:p>
              </table:table-cell>
              <table:table-cell office:value-type="float" office:value="2758320">
                <text:p>27583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184227">
                <text:p>27184227</text:p>
              </table:table-cell>
              <table:table-cell office:value-type="float" office:value="3381406">
                <text:p>3381406</text:p>
              </table:table-cell>
              <table:table-cell office:value-type="float" office:value="34569489">
                <text:p>34569489</text:p>
              </table:table-cell>
              <table:table-cell office:value-type="float" office:value="6082348">
                <text:p>6082348</text:p>
              </table:table-cell>
              <table:table-cell office:value-type="float" office:value="10787416">
                <text:p>10787416</text:p>
              </table:table-cell>
              <table:table-cell office:value-type="float" office:value="2713916">
                <text:p>27139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444926">
                <text:p>27444926</text:p>
              </table:table-cell>
              <table:table-cell office:value-type="float" office:value="3407992">
                <text:p>3407992</text:p>
              </table:table-cell>
              <table:table-cell office:value-type="float" office:value="34097600">
                <text:p>34097600</text:p>
              </table:table-cell>
              <table:table-cell office:value-type="float" office:value="6002253">
                <text:p>6002253</text:p>
              </table:table-cell>
              <table:table-cell office:value-type="float" office:value="10606052">
                <text:p>10606052</text:p>
              </table:table-cell>
              <table:table-cell office:value-type="float" office:value="2667112">
                <text:p>2667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143974">
                <text:p>27143974</text:p>
              </table:table-cell>
              <table:table-cell office:value-type="float" office:value="3371254">
                <text:p>3371254</text:p>
              </table:table-cell>
              <table:table-cell office:value-type="float" office:value="33754383">
                <text:p>33754383</text:p>
              </table:table-cell>
              <table:table-cell office:value-type="float" office:value="5945976">
                <text:p>5945976</text:p>
              </table:table-cell>
              <table:table-cell office:value-type="float" office:value="10406585">
                <text:p>10406585</text:p>
              </table:table-cell>
              <table:table-cell office:value-type="float" office:value="2621435">
                <text:p>2621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195763">
                <text:p>26195763</text:p>
              </table:table-cell>
              <table:table-cell office:value-type="float" office:value="3264891">
                <text:p>3264891</text:p>
              </table:table-cell>
              <table:table-cell office:value-type="float" office:value="33382230">
                <text:p>33382230</text:p>
              </table:table-cell>
              <table:table-cell office:value-type="float" office:value="5887432">
                <text:p>5887432</text:p>
              </table:table-cell>
              <table:table-cell office:value-type="float" office:value="10244776">
                <text:p>10244776</text:p>
              </table:table-cell>
              <table:table-cell office:value-type="float" office:value="2585060">
                <text:p>25850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200121">
                <text:p>26200121</text:p>
              </table:table-cell>
              <table:table-cell office:value-type="float" office:value="3260804">
                <text:p>3260804</text:p>
              </table:table-cell>
              <table:table-cell office:value-type="float" office:value="32997855">
                <text:p>32997855</text:p>
              </table:table-cell>
              <table:table-cell office:value-type="float" office:value="5820299">
                <text:p>5820299</text:p>
              </table:table-cell>
              <table:table-cell office:value-type="float" office:value="9988903">
                <text:p>9988903</text:p>
              </table:table-cell>
              <table:table-cell office:value-type="float" office:value="2521440">
                <text:p>25214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59967">
                <text:p>25559967</text:p>
              </table:table-cell>
              <table:table-cell office:value-type="float" office:value="3191802">
                <text:p>3191802</text:p>
              </table:table-cell>
              <table:table-cell office:value-type="float" office:value="32543229">
                <text:p>32543229</text:p>
              </table:table-cell>
              <table:table-cell office:value-type="float" office:value="5742057">
                <text:p>5742057</text:p>
              </table:table-cell>
              <table:table-cell office:value-type="float" office:value="9766195">
                <text:p>9766195</text:p>
              </table:table-cell>
              <table:table-cell office:value-type="float" office:value="2467743">
                <text:p>2467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344738">
                <text:p>25344738</text:p>
              </table:table-cell>
              <table:table-cell office:value-type="float" office:value="3165437">
                <text:p>3165437</text:p>
              </table:table-cell>
              <table:table-cell office:value-type="float" office:value="32074693">
                <text:p>32074693</text:p>
              </table:table-cell>
              <table:table-cell office:value-type="float" office:value="5672421">
                <text:p>5672421</text:p>
              </table:table-cell>
              <table:table-cell office:value-type="float" office:value="9521968">
                <text:p>9521968</text:p>
              </table:table-cell>
              <table:table-cell office:value-type="float" office:value="2407676">
                <text:p>2407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84202">
                <text:p>25284202</text:p>
              </table:table-cell>
              <table:table-cell office:value-type="float" office:value="3152600">
                <text:p>3152600</text:p>
              </table:table-cell>
              <table:table-cell office:value-type="float" office:value="31804424">
                <text:p>31804424</text:p>
              </table:table-cell>
              <table:table-cell office:value-type="float" office:value="5621993">
                <text:p>5621993</text:p>
              </table:table-cell>
              <table:table-cell office:value-type="float" office:value="9237939">
                <text:p>9237939</text:p>
              </table:table-cell>
              <table:table-cell office:value-type="float" office:value="2336829">
                <text:p>2336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808684">
                <text:p>24808684</text:p>
              </table:table-cell>
              <table:table-cell office:value-type="float" office:value="3104331">
                <text:p>3104331</text:p>
              </table:table-cell>
              <table:table-cell office:value-type="float" office:value="31358261">
                <text:p>31358261</text:p>
              </table:table-cell>
              <table:table-cell office:value-type="float" office:value="5545636">
                <text:p>5545636</text:p>
              </table:table-cell>
              <table:table-cell office:value-type="float" office:value="9110870">
                <text:p>9110870</text:p>
              </table:table-cell>
              <table:table-cell office:value-type="float" office:value="2306464">
                <text:p>2306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660586">
                <text:p>24660586</text:p>
              </table:table-cell>
              <table:table-cell office:value-type="float" office:value="3086825">
                <text:p>3086825</text:p>
              </table:table-cell>
              <table:table-cell office:value-type="float" office:value="31081456">
                <text:p>31081456</text:p>
              </table:table-cell>
              <table:table-cell office:value-type="float" office:value="5503851">
                <text:p>5503851</text:p>
              </table:table-cell>
              <table:table-cell office:value-type="float" office:value="8934531">
                <text:p>8934531</text:p>
              </table:table-cell>
              <table:table-cell office:value-type="float" office:value="2263789">
                <text:p>2263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971575">
                <text:p>23971575</text:p>
              </table:table-cell>
              <table:table-cell office:value-type="float" office:value="3001920">
                <text:p>3001920</text:p>
              </table:table-cell>
              <table:table-cell office:value-type="float" office:value="30732226">
                <text:p>30732226</text:p>
              </table:table-cell>
              <table:table-cell office:value-type="float" office:value="5446768">
                <text:p>5446768</text:p>
              </table:table-cell>
              <table:table-cell office:value-type="float" office:value="8833873">
                <text:p>8833873</text:p>
              </table:table-cell>
              <table:table-cell office:value-type="float" office:value="2239714">
                <text:p>2239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64612">
                <text:p>24064612</text:p>
              </table:table-cell>
              <table:table-cell office:value-type="float" office:value="3013142">
                <text:p>3013142</text:p>
              </table:table-cell>
              <table:table-cell office:value-type="float" office:value="30481832">
                <text:p>30481832</text:p>
              </table:table-cell>
              <table:table-cell office:value-type="float" office:value="5403488">
                <text:p>5403488</text:p>
              </table:table-cell>
              <table:table-cell office:value-type="float" office:value="8597485">
                <text:p>8597485</text:p>
              </table:table-cell>
              <table:table-cell office:value-type="float" office:value="2184259">
                <text:p>2184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724313">
                <text:p>23724313</text:p>
              </table:table-cell>
              <table:table-cell office:value-type="float" office:value="2974145">
                <text:p>2974145</text:p>
              </table:table-cell>
              <table:table-cell office:value-type="float" office:value="30047426">
                <text:p>30047426</text:p>
              </table:table-cell>
              <table:table-cell office:value-type="float" office:value="5332017">
                <text:p>5332017</text:p>
              </table:table-cell>
              <table:table-cell office:value-type="float" office:value="8412735">
                <text:p>8412735</text:p>
              </table:table-cell>
              <table:table-cell office:value-type="float" office:value="2138194">
                <text:p>2138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518292">
                <text:p>23518292</text:p>
              </table:table-cell>
              <table:table-cell office:value-type="float" office:value="2952870">
                <text:p>2952870</text:p>
              </table:table-cell>
              <table:table-cell office:value-type="float" office:value="29788545">
                <text:p>29788545</text:p>
              </table:table-cell>
              <table:table-cell office:value-type="float" office:value="5286872">
                <text:p>5286872</text:p>
              </table:table-cell>
              <table:table-cell office:value-type="float" office:value="8211692">
                <text:p>8211692</text:p>
              </table:table-cell>
              <table:table-cell office:value-type="float" office:value="2084670">
                <text:p>20846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526854">
                <text:p>23526854</text:p>
              </table:table-cell>
              <table:table-cell office:value-type="float" office:value="2948680">
                <text:p>2948680</text:p>
              </table:table-cell>
              <table:table-cell office:value-type="float" office:value="29387756">
                <text:p>29387756</text:p>
              </table:table-cell>
              <table:table-cell office:value-type="float" office:value="5219117">
                <text:p>5219117</text:p>
              </table:table-cell>
              <table:table-cell office:value-type="float" office:value="8042000">
                <text:p>8042000</text:p>
              </table:table-cell>
              <table:table-cell office:value-type="float" office:value="2042870">
                <text:p>20428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363725">
                <text:p>22363725</text:p>
              </table:table-cell>
              <table:table-cell office:value-type="float" office:value="2815588">
                <text:p>2815588</text:p>
              </table:table-cell>
              <table:table-cell office:value-type="float" office:value="29138915">
                <text:p>29138915</text:p>
              </table:table-cell>
              <table:table-cell office:value-type="float" office:value="5175473">
                <text:p>5175473</text:p>
              </table:table-cell>
              <table:table-cell office:value-type="float" office:value="7817121">
                <text:p>7817121</text:p>
              </table:table-cell>
              <table:table-cell office:value-type="float" office:value="1987494">
                <text:p>1987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845197">
                <text:p>22845197</text:p>
              </table:table-cell>
              <table:table-cell office:value-type="float" office:value="2868882">
                <text:p>2868882</text:p>
              </table:table-cell>
              <table:table-cell office:value-type="float" office:value="28808517">
                <text:p>28808517</text:p>
              </table:table-cell>
              <table:table-cell office:value-type="float" office:value="5119567">
                <text:p>5119567</text:p>
              </table:table-cell>
              <table:table-cell office:value-type="float" office:value="7649302">
                <text:p>7649302</text:p>
              </table:table-cell>
              <table:table-cell office:value-type="float" office:value="1946218">
                <text:p>1946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917364">
                <text:p>21917364</text:p>
              </table:table-cell>
              <table:table-cell office:value-type="float" office:value="2760088">
                <text:p>2760088</text:p>
              </table:table-cell>
              <table:table-cell office:value-type="float" office:value="28584071">
                <text:p>28584071</text:p>
              </table:table-cell>
              <table:table-cell office:value-type="float" office:value="5084194">
                <text:p>5084194</text:p>
              </table:table-cell>
              <table:table-cell office:value-type="float" office:value="7526215">
                <text:p>7526215</text:p>
              </table:table-cell>
              <table:table-cell office:value-type="float" office:value="1916382">
                <text:p>19163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179717">
                <text:p>22179717</text:p>
              </table:table-cell>
              <table:table-cell office:value-type="float" office:value="2787845">
                <text:p>2787845</text:p>
              </table:table-cell>
              <table:table-cell office:value-type="float" office:value="28298839">
                <text:p>28298839</text:p>
              </table:table-cell>
              <table:table-cell office:value-type="float" office:value="5038538">
                <text:p>5038538</text:p>
              </table:table-cell>
              <table:table-cell office:value-type="float" office:value="7376065">
                <text:p>7376065</text:p>
              </table:table-cell>
              <table:table-cell office:value-type="float" office:value="1880655">
                <text:p>18806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481572">
                <text:p>21481572</text:p>
              </table:table-cell>
              <table:table-cell office:value-type="float" office:value="2710972">
                <text:p>2710972</text:p>
              </table:table-cell>
              <table:table-cell office:value-type="float" office:value="27999910">
                <text:p>27999910</text:p>
              </table:table-cell>
              <table:table-cell office:value-type="float" office:value="4988066">
                <text:p>4988066</text:p>
              </table:table-cell>
              <table:table-cell office:value-type="float" office:value="7222333">
                <text:p>7222333</text:p>
              </table:table-cell>
              <table:table-cell office:value-type="float" office:value="1840695">
                <text:p>18406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532646">
                <text:p>21532646</text:p>
              </table:table-cell>
              <table:table-cell office:value-type="float" office:value="2719069">
                <text:p>2719069</text:p>
              </table:table-cell>
              <table:table-cell office:value-type="float" office:value="27719390">
                <text:p>27719390</text:p>
              </table:table-cell>
              <table:table-cell office:value-type="float" office:value="4934687">
                <text:p>4934687</text:p>
              </table:table-cell>
              <table:table-cell office:value-type="float" office:value="7071765">
                <text:p>7071765</text:p>
              </table:table-cell>
              <table:table-cell office:value-type="float" office:value="1803612">
                <text:p>18036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22850">
                <text:p>21322850</text:p>
              </table:table-cell>
              <table:table-cell office:value-type="float" office:value="2689398">
                <text:p>2689398</text:p>
              </table:table-cell>
              <table:table-cell office:value-type="float" office:value="27457831">
                <text:p>27457831</text:p>
              </table:table-cell>
              <table:table-cell office:value-type="float" office:value="4892683">
                <text:p>4892683</text:p>
              </table:table-cell>
              <table:table-cell office:value-type="float" office:value="6970844">
                <text:p>6970844</text:p>
              </table:table-cell>
              <table:table-cell office:value-type="float" office:value="1779712">
                <text:p>1779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21877">
                <text:p>20621877</text:p>
              </table:table-cell>
              <table:table-cell office:value-type="float" office:value="2608941">
                <text:p>2608941</text:p>
              </table:table-cell>
              <table:table-cell office:value-type="float" office:value="27096810">
                <text:p>27096810</text:p>
              </table:table-cell>
              <table:table-cell office:value-type="float" office:value="4834801">
                <text:p>4834801</text:p>
              </table:table-cell>
              <table:table-cell office:value-type="float" office:value="6866651">
                <text:p>6866651</text:p>
              </table:table-cell>
              <table:table-cell office:value-type="float" office:value="1753931">
                <text:p>1753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631015">
                <text:p>20631015</text:p>
              </table:table-cell>
              <table:table-cell office:value-type="float" office:value="2614046">
                <text:p>2614046</text:p>
              </table:table-cell>
              <table:table-cell office:value-type="float" office:value="26876781">
                <text:p>26876781</text:p>
              </table:table-cell>
              <table:table-cell office:value-type="float" office:value="4797396">
                <text:p>4797396</text:p>
              </table:table-cell>
              <table:table-cell office:value-type="float" office:value="6789287">
                <text:p>6789287</text:p>
              </table:table-cell>
              <table:table-cell office:value-type="float" office:value="1736936">
                <text:p>1736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52446">
                <text:p>20452446</text:p>
              </table:table-cell>
              <table:table-cell office:value-type="float" office:value="2592864">
                <text:p>2592864</text:p>
              </table:table-cell>
              <table:table-cell office:value-type="float" office:value="26639768">
                <text:p>26639768</text:p>
              </table:table-cell>
              <table:table-cell office:value-type="float" office:value="4754436">
                <text:p>4754436</text:p>
              </table:table-cell>
              <table:table-cell office:value-type="float" office:value="6732570">
                <text:p>6732570</text:p>
              </table:table-cell>
              <table:table-cell office:value-type="float" office:value="1722235">
                <text:p>1722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21360">
                <text:p>19921360</text:p>
              </table:table-cell>
              <table:table-cell office:value-type="float" office:value="2532447">
                <text:p>2532447</text:p>
              </table:table-cell>
              <table:table-cell office:value-type="float" office:value="26373131">
                <text:p>26373131</text:p>
              </table:table-cell>
              <table:table-cell office:value-type="float" office:value="4709227">
                <text:p>4709227</text:p>
              </table:table-cell>
              <table:table-cell office:value-type="float" office:value="6625984">
                <text:p>6625984</text:p>
              </table:table-cell>
              <table:table-cell office:value-type="float" office:value="1695810">
                <text:p>16958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44260">
                <text:p>20144260</text:p>
              </table:table-cell>
              <table:table-cell office:value-type="float" office:value="2552151">
                <text:p>2552151</text:p>
              </table:table-cell>
              <table:table-cell office:value-type="float" office:value="26144159">
                <text:p>26144159</text:p>
              </table:table-cell>
              <table:table-cell office:value-type="float" office:value="4673073">
                <text:p>4673073</text:p>
              </table:table-cell>
              <table:table-cell office:value-type="float" office:value="6540971">
                <text:p>6540971</text:p>
              </table:table-cell>
              <table:table-cell office:value-type="float" office:value="1675836">
                <text:p>1675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7020">
                <text:p>19977020</text:p>
              </table:table-cell>
              <table:table-cell office:value-type="float" office:value="2532231">
                <text:p>2532231</text:p>
              </table:table-cell>
              <table:table-cell office:value-type="float" office:value="25798421">
                <text:p>25798421</text:p>
              </table:table-cell>
              <table:table-cell office:value-type="float" office:value="4616290">
                <text:p>4616290</text:p>
              </table:table-cell>
              <table:table-cell office:value-type="float" office:value="6346407">
                <text:p>6346407</text:p>
              </table:table-cell>
              <table:table-cell office:value-type="float" office:value="1623677">
                <text:p>16236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76862">
                <text:p>19476862</text:p>
              </table:table-cell>
              <table:table-cell office:value-type="float" office:value="2472021">
                <text:p>2472021</text:p>
              </table:table-cell>
              <table:table-cell office:value-type="float" office:value="25551696">
                <text:p>25551696</text:p>
              </table:table-cell>
              <table:table-cell office:value-type="float" office:value="4571660">
                <text:p>4571660</text:p>
              </table:table-cell>
              <table:table-cell office:value-type="float" office:value="6258313">
                <text:p>6258313</text:p>
              </table:table-cell>
              <table:table-cell office:value-type="float" office:value="1601957">
                <text:p>1601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440254">
                <text:p>19440254</text:p>
              </table:table-cell>
              <table:table-cell office:value-type="float" office:value="2467980">
                <text:p>2467980</text:p>
              </table:table-cell>
              <table:table-cell office:value-type="float" office:value="25436848">
                <text:p>25436848</text:p>
              </table:table-cell>
              <table:table-cell office:value-type="float" office:value="4556417">
                <text:p>4556417</text:p>
              </table:table-cell>
              <table:table-cell office:value-type="float" office:value="6308857">
                <text:p>6308857</text:p>
              </table:table-cell>
              <table:table-cell office:value-type="float" office:value="1620476">
                <text:p>162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79500">
                <text:p>18879500</text:p>
              </table:table-cell>
              <table:table-cell office:value-type="float" office:value="2404658">
                <text:p>2404658</text:p>
              </table:table-cell>
              <table:table-cell office:value-type="float" office:value="25165928">
                <text:p>25165928</text:p>
              </table:table-cell>
              <table:table-cell office:value-type="float" office:value="4507965">
                <text:p>4507965</text:p>
              </table:table-cell>
              <table:table-cell office:value-type="float" office:value="6299090">
                <text:p>6299090</text:p>
              </table:table-cell>
              <table:table-cell office:value-type="float" office:value="1620728">
                <text:p>1620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439326">
                <text:p>18439326</text:p>
              </table:table-cell>
              <table:table-cell office:value-type="float" office:value="2351044">
                <text:p>2351044</text:p>
              </table:table-cell>
              <table:table-cell office:value-type="float" office:value="24861051">
                <text:p>24861051</text:p>
              </table:table-cell>
              <table:table-cell office:value-type="float" office:value="4457083">
                <text:p>4457083</text:p>
              </table:table-cell>
              <table:table-cell office:value-type="float" office:value="6131922">
                <text:p>6131922</text:p>
              </table:table-cell>
              <table:table-cell office:value-type="float" office:value="1575816">
                <text:p>15758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50287">
                <text:p>18250287</text:p>
              </table:table-cell>
              <table:table-cell office:value-type="float" office:value="2329953">
                <text:p>2329953</text:p>
              </table:table-cell>
              <table:table-cell office:value-type="float" office:value="24732288">
                <text:p>24732288</text:p>
              </table:table-cell>
              <table:table-cell office:value-type="float" office:value="4434254">
                <text:p>4434254</text:p>
              </table:table-cell>
              <table:table-cell office:value-type="float" office:value="5996939">
                <text:p>5996939</text:p>
              </table:table-cell>
              <table:table-cell office:value-type="float" office:value="1538221">
                <text:p>15382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31037">
                <text:p>18031037</text:p>
              </table:table-cell>
              <table:table-cell office:value-type="float" office:value="2301892">
                <text:p>2301892</text:p>
              </table:table-cell>
              <table:table-cell office:value-type="float" office:value="24418437">
                <text:p>24418437</text:p>
              </table:table-cell>
              <table:table-cell office:value-type="float" office:value="4376144">
                <text:p>4376144</text:p>
              </table:table-cell>
              <table:table-cell office:value-type="float" office:value="5907740">
                <text:p>5907740</text:p>
              </table:table-cell>
              <table:table-cell office:value-type="float" office:value="1515244">
                <text:p>1515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959355">
                <text:p>17959355</text:p>
              </table:table-cell>
              <table:table-cell office:value-type="float" office:value="2293556">
                <text:p>2293556</text:p>
              </table:table-cell>
              <table:table-cell office:value-type="float" office:value="24266809">
                <text:p>24266809</text:p>
              </table:table-cell>
              <table:table-cell office:value-type="float" office:value="4355341">
                <text:p>4355341</text:p>
              </table:table-cell>
              <table:table-cell office:value-type="float" office:value="5792791">
                <text:p>5792791</text:p>
              </table:table-cell>
              <table:table-cell office:value-type="float" office:value="1487820">
                <text:p>14878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902206">
                <text:p>17902206</text:p>
              </table:table-cell>
              <table:table-cell office:value-type="float" office:value="2285702">
                <text:p>2285702</text:p>
              </table:table-cell>
              <table:table-cell office:value-type="float" office:value="23963508">
                <text:p>23963508</text:p>
              </table:table-cell>
              <table:table-cell office:value-type="float" office:value="4300807">
                <text:p>4300807</text:p>
              </table:table-cell>
              <table:table-cell office:value-type="float" office:value="5618800">
                <text:p>5618800</text:p>
              </table:table-cell>
              <table:table-cell office:value-type="float" office:value="1445949">
                <text:p>14459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805644">
                <text:p>17805644</text:p>
              </table:table-cell>
              <table:table-cell office:value-type="float" office:value="2274629">
                <text:p>2274629</text:p>
              </table:table-cell>
              <table:table-cell office:value-type="float" office:value="23835835">
                <text:p>23835835</text:p>
              </table:table-cell>
              <table:table-cell office:value-type="float" office:value="4285130">
                <text:p>4285130</text:p>
              </table:table-cell>
              <table:table-cell office:value-type="float" office:value="5579827">
                <text:p>5579827</text:p>
              </table:table-cell>
              <table:table-cell office:value-type="float" office:value="1435278">
                <text:p>14352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91253">
                <text:p>17891253</text:p>
              </table:table-cell>
              <table:table-cell office:value-type="float" office:value="2282105">
                <text:p>2282105</text:p>
              </table:table-cell>
              <table:table-cell office:value-type="float" office:value="23646851">
                <text:p>23646851</text:p>
              </table:table-cell>
              <table:table-cell office:value-type="float" office:value="4248951">
                <text:p>4248951</text:p>
              </table:table-cell>
              <table:table-cell office:value-type="float" office:value="5451564">
                <text:p>5451564</text:p>
              </table:table-cell>
              <table:table-cell office:value-type="float" office:value="1401177">
                <text:p>1401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19729">
                <text:p>17519729</text:p>
              </table:table-cell>
              <table:table-cell office:value-type="float" office:value="2237729">
                <text:p>2237729</text:p>
              </table:table-cell>
              <table:table-cell office:value-type="float" office:value="23411123">
                <text:p>23411123</text:p>
              </table:table-cell>
              <table:table-cell office:value-type="float" office:value="4207472">
                <text:p>4207472</text:p>
              </table:table-cell>
              <table:table-cell office:value-type="float" office:value="5474564">
                <text:p>5474564</text:p>
              </table:table-cell>
              <table:table-cell office:value-type="float" office:value="1406222">
                <text:p>1406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49721">
                <text:p>17049721</text:p>
              </table:table-cell>
              <table:table-cell office:value-type="float" office:value="2183170">
                <text:p>2183170</text:p>
              </table:table-cell>
              <table:table-cell office:value-type="float" office:value="23160560">
                <text:p>23160560</text:p>
              </table:table-cell>
              <table:table-cell office:value-type="float" office:value="4168757">
                <text:p>4168757</text:p>
              </table:table-cell>
              <table:table-cell office:value-type="float" office:value="5115254">
                <text:p>5115254</text:p>
              </table:table-cell>
              <table:table-cell office:value-type="float" office:value="1315288">
                <text:p>13152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21915">
                <text:p>17121915</text:p>
              </table:table-cell>
              <table:table-cell office:value-type="float" office:value="2191123">
                <text:p>2191123</text:p>
              </table:table-cell>
              <table:table-cell office:value-type="float" office:value="22877961">
                <text:p>22877961</text:p>
              </table:table-cell>
              <table:table-cell office:value-type="float" office:value="4116204">
                <text:p>4116204</text:p>
              </table:table-cell>
              <table:table-cell office:value-type="float" office:value="5048272">
                <text:p>5048272</text:p>
              </table:table-cell>
              <table:table-cell office:value-type="float" office:value="1299383">
                <text:p>12993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053529">
                <text:p>17053529</text:p>
              </table:table-cell>
              <table:table-cell office:value-type="float" office:value="2183242">
                <text:p>2183242</text:p>
              </table:table-cell>
              <table:table-cell office:value-type="float" office:value="22827600">
                <text:p>22827600</text:p>
              </table:table-cell>
              <table:table-cell office:value-type="float" office:value="4111085">
                <text:p>4111085</text:p>
              </table:table-cell>
              <table:table-cell office:value-type="float" office:value="5061809">
                <text:p>5061809</text:p>
              </table:table-cell>
              <table:table-cell office:value-type="float" office:value="1300087">
                <text:p>13000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85850">
                <text:p>16885850</text:p>
              </table:table-cell>
              <table:table-cell office:value-type="float" office:value="2161259">
                <text:p>2161259</text:p>
              </table:table-cell>
              <table:table-cell office:value-type="float" office:value="22520644">
                <text:p>22520644</text:p>
              </table:table-cell>
              <table:table-cell office:value-type="float" office:value="4056567">
                <text:p>4056567</text:p>
              </table:table-cell>
              <table:table-cell office:value-type="float" office:value="5106759">
                <text:p>5106759</text:p>
              </table:table-cell>
              <table:table-cell office:value-type="float" office:value="1320558">
                <text:p>1320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61798">
                <text:p>16661798</text:p>
              </table:table-cell>
              <table:table-cell office:value-type="float" office:value="2136184">
                <text:p>2136184</text:p>
              </table:table-cell>
              <table:table-cell office:value-type="float" office:value="22366888">
                <text:p>22366888</text:p>
              </table:table-cell>
              <table:table-cell office:value-type="float" office:value="4030176">
                <text:p>4030176</text:p>
              </table:table-cell>
              <table:table-cell office:value-type="float" office:value="4772265">
                <text:p>4772265</text:p>
              </table:table-cell>
              <table:table-cell office:value-type="float" office:value="1229575">
                <text:p>1229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313854">
                <text:p>16313854</text:p>
              </table:table-cell>
              <table:table-cell office:value-type="float" office:value="2095049">
                <text:p>2095049</text:p>
              </table:table-cell>
              <table:table-cell office:value-type="float" office:value="22157743">
                <text:p>22157743</text:p>
              </table:table-cell>
              <table:table-cell office:value-type="float" office:value="3994109">
                <text:p>3994109</text:p>
              </table:table-cell>
              <table:table-cell office:value-type="float" office:value="4938265">
                <text:p>4938265</text:p>
              </table:table-cell>
              <table:table-cell office:value-type="float" office:value="1278882">
                <text:p>1278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282547">
                <text:p>16282547</text:p>
              </table:table-cell>
              <table:table-cell office:value-type="float" office:value="2091486">
                <text:p>2091486</text:p>
              </table:table-cell>
              <table:table-cell office:value-type="float" office:value="21966072">
                <text:p>21966072</text:p>
              </table:table-cell>
              <table:table-cell office:value-type="float" office:value="3962827">
                <text:p>3962827</text:p>
              </table:table-cell>
              <table:table-cell office:value-type="float" office:value="4816417">
                <text:p>4816417</text:p>
              </table:table-cell>
              <table:table-cell office:value-type="float" office:value="1240227">
                <text:p>1240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99191">
                <text:p>15999191</text:p>
              </table:table-cell>
              <table:table-cell office:value-type="float" office:value="2055028">
                <text:p>2055028</text:p>
              </table:table-cell>
              <table:table-cell office:value-type="float" office:value="21700224">
                <text:p>21700224</text:p>
              </table:table-cell>
              <table:table-cell office:value-type="float" office:value="3916476">
                <text:p>3916476</text:p>
              </table:table-cell>
              <table:table-cell office:value-type="float" office:value="4749301">
                <text:p>4749301</text:p>
              </table:table-cell>
              <table:table-cell office:value-type="float" office:value="1225326">
                <text:p>1225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998939">
                <text:p>15998939</text:p>
              </table:table-cell>
              <table:table-cell office:value-type="float" office:value="2058824">
                <text:p>2058824</text:p>
              </table:table-cell>
              <table:table-cell office:value-type="float" office:value="21587241">
                <text:p>21587241</text:p>
              </table:table-cell>
              <table:table-cell office:value-type="float" office:value="3893839">
                <text:p>3893839</text:p>
              </table:table-cell>
              <table:table-cell office:value-type="float" office:value="4650502">
                <text:p>4650502</text:p>
              </table:table-cell>
              <table:table-cell office:value-type="float" office:value="1199786">
                <text:p>11997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897280">
                <text:p>15897280</text:p>
              </table:table-cell>
              <table:table-cell office:value-type="float" office:value="2047099">
                <text:p>2047099</text:p>
              </table:table-cell>
              <table:table-cell office:value-type="float" office:value="21357698">
                <text:p>21357698</text:p>
              </table:table-cell>
              <table:table-cell office:value-type="float" office:value="3853622">
                <text:p>3853622</text:p>
              </table:table-cell>
              <table:table-cell office:value-type="float" office:value="4450324">
                <text:p>4450324</text:p>
              </table:table-cell>
              <table:table-cell office:value-type="float" office:value="1151793">
                <text:p>1151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82285">
                <text:p>15582285</text:p>
              </table:table-cell>
              <table:table-cell office:value-type="float" office:value="2007325">
                <text:p>2007325</text:p>
              </table:table-cell>
              <table:table-cell office:value-type="float" office:value="21175549">
                <text:p>21175549</text:p>
              </table:table-cell>
              <table:table-cell office:value-type="float" office:value="3825277">
                <text:p>3825277</text:p>
              </table:table-cell>
              <table:table-cell office:value-type="float" office:value="4405656">
                <text:p>4405656</text:p>
              </table:table-cell>
              <table:table-cell office:value-type="float" office:value="1141032">
                <text:p>1141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66564">
                <text:p>15166564</text:p>
              </table:table-cell>
              <table:table-cell office:value-type="float" office:value="1956466">
                <text:p>1956466</text:p>
              </table:table-cell>
              <table:table-cell office:value-type="float" office:value="20973522">
                <text:p>20973522</text:p>
              </table:table-cell>
              <table:table-cell office:value-type="float" office:value="3791648">
                <text:p>3791648</text:p>
              </table:table-cell>
              <table:table-cell office:value-type="float" office:value="4471280">
                <text:p>4471280</text:p>
              </table:table-cell>
              <table:table-cell office:value-type="float" office:value="1154104">
                <text:p>1154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17515">
                <text:p>15417515</text:p>
              </table:table-cell>
              <table:table-cell office:value-type="float" office:value="1983460">
                <text:p>1983460</text:p>
              </table:table-cell>
              <table:table-cell office:value-type="float" office:value="20751652">
                <text:p>20751652</text:p>
              </table:table-cell>
              <table:table-cell office:value-type="float" office:value="3750290">
                <text:p>3750290</text:p>
              </table:table-cell>
              <table:table-cell office:value-type="float" office:value="4426066">
                <text:p>4426066</text:p>
              </table:table-cell>
              <table:table-cell office:value-type="float" office:value="1143185">
                <text:p>11431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05856">
                <text:p>14905856</text:p>
              </table:table-cell>
              <table:table-cell office:value-type="float" office:value="1926648">
                <text:p>1926648</text:p>
              </table:table-cell>
              <table:table-cell office:value-type="float" office:value="20660137">
                <text:p>20660137</text:p>
              </table:table-cell>
              <table:table-cell office:value-type="float" office:value="3739393">
                <text:p>3739393</text:p>
              </table:table-cell>
              <table:table-cell office:value-type="float" office:value="4361163">
                <text:p>4361163</text:p>
              </table:table-cell>
              <table:table-cell office:value-type="float" office:value="1126461">
                <text:p>1126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236046">
                <text:p>15236046</text:p>
              </table:table-cell>
              <table:table-cell office:value-type="float" office:value="1962462">
                <text:p>1962462</text:p>
              </table:table-cell>
              <table:table-cell office:value-type="float" office:value="20379099">
                <text:p>20379099</text:p>
              </table:table-cell>
              <table:table-cell office:value-type="float" office:value="3688014">
                <text:p>3688014</text:p>
              </table:table-cell>
              <table:table-cell office:value-type="float" office:value="4337276">
                <text:p>4337276</text:p>
              </table:table-cell>
              <table:table-cell office:value-type="float" office:value="1120470">
                <text:p>11204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36514">
                <text:p>15136514</text:p>
              </table:table-cell>
              <table:table-cell office:value-type="float" office:value="1950713">
                <text:p>1950713</text:p>
              </table:table-cell>
              <table:table-cell office:value-type="float" office:value="20250780">
                <text:p>20250780</text:p>
              </table:table-cell>
              <table:table-cell office:value-type="float" office:value="3667401">
                <text:p>3667401</text:p>
              </table:table-cell>
              <table:table-cell office:value-type="float" office:value="4264615">
                <text:p>4264615</text:p>
              </table:table-cell>
              <table:table-cell office:value-type="float" office:value="1102730">
                <text:p>11027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14862">
                <text:p>14214862</text:p>
              </table:table-cell>
              <table:table-cell office:value-type="float" office:value="1840515">
                <text:p>1840515</text:p>
              </table:table-cell>
              <table:table-cell office:value-type="float" office:value="20024195">
                <text:p>20024195</text:p>
              </table:table-cell>
              <table:table-cell office:value-type="float" office:value="3627745">
                <text:p>3627745</text:p>
              </table:table-cell>
              <table:table-cell office:value-type="float" office:value="4176535">
                <text:p>4176535</text:p>
              </table:table-cell>
              <table:table-cell office:value-type="float" office:value="1080308">
                <text:p>1080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7453">
                <text:p>14777453</text:p>
              </table:table-cell>
              <table:table-cell office:value-type="float" office:value="1906654">
                <text:p>1906654</text:p>
              </table:table-cell>
              <table:table-cell office:value-type="float" office:value="19905048">
                <text:p>19905048</text:p>
              </table:table-cell>
              <table:table-cell office:value-type="float" office:value="3607338">
                <text:p>3607338</text:p>
              </table:table-cell>
              <table:table-cell office:value-type="float" office:value="4120559">
                <text:p>4120559</text:p>
              </table:table-cell>
              <table:table-cell office:value-type="float" office:value="1065525">
                <text:p>1065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346897">
                <text:p>14346897</text:p>
              </table:table-cell>
              <table:table-cell office:value-type="float" office:value="1857162">
                <text:p>1857162</text:p>
              </table:table-cell>
              <table:table-cell office:value-type="float" office:value="19759941">
                <text:p>19759941</text:p>
              </table:table-cell>
              <table:table-cell office:value-type="float" office:value="3583571">
                <text:p>3583571</text:p>
              </table:table-cell>
              <table:table-cell office:value-type="float" office:value="4081809">
                <text:p>4081809</text:p>
              </table:table-cell>
              <table:table-cell office:value-type="float" office:value="1056581">
                <text:p>10565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67961">
                <text:p>14067961</text:p>
              </table:table-cell>
              <table:table-cell office:value-type="float" office:value="1826722">
                <text:p>1826722</text:p>
              </table:table-cell>
              <table:table-cell office:value-type="float" office:value="19491573">
                <text:p>19491573</text:p>
              </table:table-cell>
              <table:table-cell office:value-type="float" office:value="3533861">
                <text:p>3533861</text:p>
              </table:table-cell>
              <table:table-cell office:value-type="float" office:value="3953444">
                <text:p>3953444</text:p>
              </table:table-cell>
              <table:table-cell office:value-type="float" office:value="1022446">
                <text:p>10224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176469">
                <text:p>14176469</text:p>
              </table:table-cell>
              <table:table-cell office:value-type="float" office:value="1831311">
                <text:p>1831311</text:p>
              </table:table-cell>
              <table:table-cell office:value-type="float" office:value="19405066">
                <text:p>19405066</text:p>
              </table:table-cell>
              <table:table-cell office:value-type="float" office:value="3521041">
                <text:p>3521041</text:p>
              </table:table-cell>
              <table:table-cell office:value-type="float" office:value="3925612">
                <text:p>3925612</text:p>
              </table:table-cell>
              <table:table-cell office:value-type="float" office:value="1016870">
                <text:p>10168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794007">
                <text:p>13794007</text:p>
              </table:table-cell>
              <table:table-cell office:value-type="float" office:value="1789477">
                <text:p>1789477</text:p>
              </table:table-cell>
              <table:table-cell office:value-type="float" office:value="19203923">
                <text:p>19203923</text:p>
              </table:table-cell>
              <table:table-cell office:value-type="float" office:value="3486948">
                <text:p>3486948</text:p>
              </table:table-cell>
              <table:table-cell office:value-type="float" office:value="3852291">
                <text:p>3852291</text:p>
              </table:table-cell>
              <table:table-cell office:value-type="float" office:value="996823">
                <text:p>996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80766">
                <text:p>13980766</text:p>
              </table:table-cell>
              <table:table-cell office:value-type="float" office:value="1811255">
                <text:p>1811255</text:p>
              </table:table-cell>
              <table:table-cell office:value-type="float" office:value="18971604">
                <text:p>18971604</text:p>
              </table:table-cell>
              <table:table-cell office:value-type="float" office:value="3449855">
                <text:p>3449855</text:p>
              </table:table-cell>
              <table:table-cell office:value-type="float" office:value="3900715">
                <text:p>3900715</text:p>
              </table:table-cell>
              <table:table-cell office:value-type="float" office:value="1018829">
                <text:p>10188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282639">
                <text:p>13282639</text:p>
              </table:table-cell>
              <table:table-cell office:value-type="float" office:value="1727835">
                <text:p>1727835</text:p>
              </table:table-cell>
              <table:table-cell office:value-type="float" office:value="18844451">
                <text:p>18844451</text:p>
              </table:table-cell>
              <table:table-cell office:value-type="float" office:value="3426542">
                <text:p>3426542</text:p>
              </table:table-cell>
              <table:table-cell office:value-type="float" office:value="3879162">
                <text:p>3879162</text:p>
              </table:table-cell>
              <table:table-cell office:value-type="float" office:value="1014105">
                <text:p>1014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609089">
                <text:p>13609089</text:p>
              </table:table-cell>
              <table:table-cell office:value-type="float" office:value="1767095">
                <text:p>1767095</text:p>
              </table:table-cell>
              <table:table-cell office:value-type="float" office:value="18733069">
                <text:p>18733069</text:p>
              </table:table-cell>
              <table:table-cell office:value-type="float" office:value="3405971">
                <text:p>3405971</text:p>
              </table:table-cell>
              <table:table-cell office:value-type="float" office:value="3833457">
                <text:p>3833457</text:p>
              </table:table-cell>
              <table:table-cell office:value-type="float" office:value="1002519">
                <text:p>1002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12409">
                <text:p>13412409</text:p>
              </table:table-cell>
              <table:table-cell office:value-type="float" office:value="1740548">
                <text:p>1740548</text:p>
              </table:table-cell>
              <table:table-cell office:value-type="float" office:value="18426828">
                <text:p>18426828</text:p>
              </table:table-cell>
              <table:table-cell office:value-type="float" office:value="3349825">
                <text:p>3349825</text:p>
              </table:table-cell>
              <table:table-cell office:value-type="float" office:value="3679595">
                <text:p>3679595</text:p>
              </table:table-cell>
              <table:table-cell office:value-type="float" office:value="959553">
                <text:p>9595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242432">
                <text:p>13242432</text:p>
              </table:table-cell>
              <table:table-cell office:value-type="float" office:value="1721560">
                <text:p>1721560</text:p>
              </table:table-cell>
              <table:table-cell office:value-type="float" office:value="18434414">
                <text:p>18434414</text:p>
              </table:table-cell>
              <table:table-cell office:value-type="float" office:value="3356464">
                <text:p>3356464</text:p>
              </table:table-cell>
              <table:table-cell office:value-type="float" office:value="3688535">
                <text:p>3688535</text:p>
              </table:table-cell>
              <table:table-cell office:value-type="float" office:value="964856">
                <text:p>9648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906674">
                <text:p>12906674</text:p>
              </table:table-cell>
              <table:table-cell office:value-type="float" office:value="1681929">
                <text:p>1681929</text:p>
              </table:table-cell>
              <table:table-cell office:value-type="float" office:value="18137958">
                <text:p>18137958</text:p>
              </table:table-cell>
              <table:table-cell office:value-type="float" office:value="3301662">
                <text:p>3301662</text:p>
              </table:table-cell>
              <table:table-cell office:value-type="float" office:value="3655508">
                <text:p>3655508</text:p>
              </table:table-cell>
              <table:table-cell office:value-type="float" office:value="955588">
                <text:p>9555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998628">
                <text:p>12998628</text:p>
              </table:table-cell>
              <table:table-cell office:value-type="float" office:value="1690602">
                <text:p>1690602</text:p>
              </table:table-cell>
              <table:table-cell office:value-type="float" office:value="17995544">
                <text:p>17995544</text:p>
              </table:table-cell>
              <table:table-cell office:value-type="float" office:value="3276294">
                <text:p>3276294</text:p>
              </table:table-cell>
              <table:table-cell office:value-type="float" office:value="3623355">
                <text:p>3623355</text:p>
              </table:table-cell>
              <table:table-cell office:value-type="float" office:value="944996">
                <text:p>944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89362">
                <text:p>12789362</text:p>
              </table:table-cell>
              <table:table-cell office:value-type="float" office:value="1664243">
                <text:p>1664243</text:p>
              </table:table-cell>
              <table:table-cell office:value-type="float" office:value="17831560">
                <text:p>17831560</text:p>
              </table:table-cell>
              <table:table-cell office:value-type="float" office:value="3246752">
                <text:p>3246752</text:p>
              </table:table-cell>
              <table:table-cell office:value-type="float" office:value="3381649">
                <text:p>3381649</text:p>
              </table:table-cell>
              <table:table-cell office:value-type="float" office:value="874277">
                <text:p>8742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67593">
                <text:p>12467593</text:p>
              </table:table-cell>
              <table:table-cell office:value-type="float" office:value="1628875">
                <text:p>1628875</text:p>
              </table:table-cell>
              <table:table-cell office:value-type="float" office:value="17799521">
                <text:p>17799521</text:p>
              </table:table-cell>
              <table:table-cell office:value-type="float" office:value="3243988">
                <text:p>3243988</text:p>
              </table:table-cell>
              <table:table-cell office:value-type="float" office:value="3284252">
                <text:p>3284252</text:p>
              </table:table-cell>
              <table:table-cell office:value-type="float" office:value="851183">
                <text:p>8511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97935">
                <text:p>12797935</text:p>
              </table:table-cell>
              <table:table-cell office:value-type="float" office:value="1666461">
                <text:p>1666461</text:p>
              </table:table-cell>
              <table:table-cell office:value-type="float" office:value="17406440">
                <text:p>17406440</text:p>
              </table:table-cell>
              <table:table-cell office:value-type="float" office:value="3175198">
                <text:p>3175198</text:p>
              </table:table-cell>
              <table:table-cell office:value-type="float" office:value="3544862">
                <text:p>3544862</text:p>
              </table:table-cell>
              <table:table-cell office:value-type="float" office:value="924738">
                <text:p>924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61289">
                <text:p>12161289</text:p>
              </table:table-cell>
              <table:table-cell office:value-type="float" office:value="1589485">
                <text:p>1589485</text:p>
              </table:table-cell>
              <table:table-cell office:value-type="float" office:value="17343283">
                <text:p>17343283</text:p>
              </table:table-cell>
              <table:table-cell office:value-type="float" office:value="3165857">
                <text:p>3165857</text:p>
              </table:table-cell>
              <table:table-cell office:value-type="float" office:value="3566898">
                <text:p>3566898</text:p>
              </table:table-cell>
              <table:table-cell office:value-type="float" office:value="933016">
                <text:p>9330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51010">
                <text:p>12851010</text:p>
              </table:table-cell>
              <table:table-cell office:value-type="float" office:value="1671731">
                <text:p>1671731</text:p>
              </table:table-cell>
              <table:table-cell office:value-type="float" office:value="17202876">
                <text:p>17202876</text:p>
              </table:table-cell>
              <table:table-cell office:value-type="float" office:value="3135802">
                <text:p>3135802</text:p>
              </table:table-cell>
              <table:table-cell office:value-type="float" office:value="3521895">
                <text:p>3521895</text:p>
              </table:table-cell>
              <table:table-cell office:value-type="float" office:value="920164">
                <text:p>9201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22951">
                <text:p>12322951</text:p>
              </table:table-cell>
              <table:table-cell office:value-type="float" office:value="1612372">
                <text:p>1612372</text:p>
              </table:table-cell>
              <table:table-cell office:value-type="float" office:value="17022749">
                <text:p>17022749</text:p>
              </table:table-cell>
              <table:table-cell office:value-type="float" office:value="3107117">
                <text:p>3107117</text:p>
              </table:table-cell>
              <table:table-cell office:value-type="float" office:value="3509478">
                <text:p>3509478</text:p>
              </table:table-cell>
              <table:table-cell office:value-type="float" office:value="919505">
                <text:p>9195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637883">
                <text:p>11637883</text:p>
              </table:table-cell>
              <table:table-cell office:value-type="float" office:value="1526122">
                <text:p>1526122</text:p>
              </table:table-cell>
              <table:table-cell office:value-type="float" office:value="16830940">
                <text:p>16830940</text:p>
              </table:table-cell>
              <table:table-cell office:value-type="float" office:value="3075850">
                <text:p>3075850</text:p>
              </table:table-cell>
              <table:table-cell office:value-type="float" office:value="3511650">
                <text:p>3511650</text:p>
              </table:table-cell>
              <table:table-cell office:value-type="float" office:value="917931">
                <text:p>9179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976527">
                <text:p>11976527</text:p>
              </table:table-cell>
              <table:table-cell office:value-type="float" office:value="1567212">
                <text:p>1567212</text:p>
              </table:table-cell>
              <table:table-cell office:value-type="float" office:value="16709521">
                <text:p>16709521</text:p>
              </table:table-cell>
              <table:table-cell office:value-type="float" office:value="3052253">
                <text:p>3052253</text:p>
              </table:table-cell>
              <table:table-cell office:value-type="float" office:value="3347733">
                <text:p>3347733</text:p>
              </table:table-cell>
              <table:table-cell office:value-type="float" office:value="877700">
                <text:p>8777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680699">
                <text:p>11680699</text:p>
              </table:table-cell>
              <table:table-cell office:value-type="float" office:value="1532233">
                <text:p>1532233</text:p>
              </table:table-cell>
              <table:table-cell office:value-type="float" office:value="16558654">
                <text:p>16558654</text:p>
              </table:table-cell>
              <table:table-cell office:value-type="float" office:value="3027960">
                <text:p>3027960</text:p>
              </table:table-cell>
              <table:table-cell office:value-type="float" office:value="3274807">
                <text:p>3274807</text:p>
              </table:table-cell>
              <table:table-cell office:value-type="float" office:value="857880">
                <text:p>8578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22902">
                <text:p>11522902</text:p>
              </table:table-cell>
              <table:table-cell office:value-type="float" office:value="1512647">
                <text:p>1512647</text:p>
              </table:table-cell>
              <table:table-cell office:value-type="float" office:value="16436311">
                <text:p>16436311</text:p>
              </table:table-cell>
              <table:table-cell office:value-type="float" office:value="3003927">
                <text:p>3003927</text:p>
              </table:table-cell>
              <table:table-cell office:value-type="float" office:value="3243287">
                <text:p>3243287</text:p>
              </table:table-cell>
              <table:table-cell office:value-type="float" office:value="849169">
                <text:p>8491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30145">
                <text:p>11430145</text:p>
              </table:table-cell>
              <table:table-cell office:value-type="float" office:value="1499639">
                <text:p>1499639</text:p>
              </table:table-cell>
              <table:table-cell office:value-type="float" office:value="16260121">
                <text:p>16260121</text:p>
              </table:table-cell>
              <table:table-cell office:value-type="float" office:value="2973697">
                <text:p>2973697</text:p>
              </table:table-cell>
              <table:table-cell office:value-type="float" office:value="2954972">
                <text:p>2954972</text:p>
              </table:table-cell>
              <table:table-cell office:value-type="float" office:value="766794">
                <text:p>7667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406745">
                <text:p>11406745</text:p>
              </table:table-cell>
              <table:table-cell office:value-type="float" office:value="1496024">
                <text:p>1496024</text:p>
              </table:table-cell>
              <table:table-cell office:value-type="float" office:value="16131520">
                <text:p>16131520</text:p>
              </table:table-cell>
              <table:table-cell office:value-type="float" office:value="2954396">
                <text:p>2954396</text:p>
              </table:table-cell>
              <table:table-cell office:value-type="float" office:value="3021477">
                <text:p>3021477</text:p>
              </table:table-cell>
              <table:table-cell office:value-type="float" office:value="787813">
                <text:p>7878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42137">
                <text:p>11242137</text:p>
              </table:table-cell>
              <table:table-cell office:value-type="float" office:value="1478719">
                <text:p>1478719</text:p>
              </table:table-cell>
              <table:table-cell office:value-type="float" office:value="15904126">
                <text:p>15904126</text:p>
              </table:table-cell>
              <table:table-cell office:value-type="float" office:value="2909177">
                <text:p>2909177</text:p>
              </table:table-cell>
              <table:table-cell office:value-type="float" office:value="2908764">
                <text:p>2908764</text:p>
              </table:table-cell>
              <table:table-cell office:value-type="float" office:value="763439">
                <text:p>7634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87875">
                <text:p>11487875</text:p>
              </table:table-cell>
              <table:table-cell office:value-type="float" office:value="1507280">
                <text:p>1507280</text:p>
              </table:table-cell>
              <table:table-cell office:value-type="float" office:value="15838849">
                <text:p>15838849</text:p>
              </table:table-cell>
              <table:table-cell office:value-type="float" office:value="2901639">
                <text:p>2901639</text:p>
              </table:table-cell>
              <table:table-cell office:value-type="float" office:value="2994487">
                <text:p>2994487</text:p>
              </table:table-cell>
              <table:table-cell office:value-type="float" office:value="789402">
                <text:p>7894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85263">
                <text:p>11285263</text:p>
              </table:table-cell>
              <table:table-cell office:value-type="float" office:value="1479877">
                <text:p>1479877</text:p>
              </table:table-cell>
              <table:table-cell office:value-type="float" office:value="15690831">
                <text:p>15690831</text:p>
              </table:table-cell>
              <table:table-cell office:value-type="float" office:value="2875421">
                <text:p>2875421</text:p>
              </table:table-cell>
              <table:table-cell office:value-type="float" office:value="2966653">
                <text:p>2966653</text:p>
              </table:table-cell>
              <table:table-cell office:value-type="float" office:value="781085">
                <text:p>781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19230">
                <text:p>11219230</text:p>
              </table:table-cell>
              <table:table-cell office:value-type="float" office:value="1474087">
                <text:p>1474087</text:p>
              </table:table-cell>
              <table:table-cell office:value-type="float" office:value="15660641">
                <text:p>15660641</text:p>
              </table:table-cell>
              <table:table-cell office:value-type="float" office:value="2873127">
                <text:p>2873127</text:p>
              </table:table-cell>
              <table:table-cell office:value-type="float" office:value="2859685">
                <text:p>2859685</text:p>
              </table:table-cell>
              <table:table-cell office:value-type="float" office:value="750640">
                <text:p>7506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58498">
                <text:p>11358498</text:p>
              </table:table-cell>
              <table:table-cell office:value-type="float" office:value="1489756">
                <text:p>1489756</text:p>
              </table:table-cell>
              <table:table-cell office:value-type="float" office:value="15380971">
                <text:p>15380971</text:p>
              </table:table-cell>
              <table:table-cell office:value-type="float" office:value="2823530">
                <text:p>2823530</text:p>
              </table:table-cell>
              <table:table-cell office:value-type="float" office:value="2813974">
                <text:p>2813974</text:p>
              </table:table-cell>
              <table:table-cell office:value-type="float" office:value="742399">
                <text:p>742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18537">
                <text:p>10718537</text:p>
              </table:table-cell>
              <table:table-cell office:value-type="float" office:value="1411979">
                <text:p>1411979</text:p>
              </table:table-cell>
              <table:table-cell office:value-type="float" office:value="15176832">
                <text:p>15176832</text:p>
              </table:table-cell>
              <table:table-cell office:value-type="float" office:value="2785988">
                <text:p>2785988</text:p>
              </table:table-cell>
              <table:table-cell office:value-type="float" office:value="2628154">
                <text:p>2628154</text:p>
              </table:table-cell>
              <table:table-cell office:value-type="float" office:value="688043">
                <text:p>6880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001082">
                <text:p>11001082</text:p>
              </table:table-cell>
              <table:table-cell office:value-type="float" office:value="1446501">
                <text:p>1446501</text:p>
              </table:table-cell>
              <table:table-cell office:value-type="float" office:value="15055288">
                <text:p>15055288</text:p>
              </table:table-cell>
              <table:table-cell office:value-type="float" office:value="2764199">
                <text:p>2764199</text:p>
              </table:table-cell>
              <table:table-cell office:value-type="float" office:value="2629544">
                <text:p>2629544</text:p>
              </table:table-cell>
              <table:table-cell office:value-type="float" office:value="689048">
                <text:p>6890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60077">
                <text:p>10460077</text:p>
              </table:table-cell>
              <table:table-cell office:value-type="float" office:value="1380685">
                <text:p>1380685</text:p>
              </table:table-cell>
              <table:table-cell office:value-type="float" office:value="15062653">
                <text:p>15062653</text:p>
              </table:table-cell>
              <table:table-cell office:value-type="float" office:value="2765363">
                <text:p>2765363</text:p>
              </table:table-cell>
              <table:table-cell office:value-type="float" office:value="2583528">
                <text:p>2583528</text:p>
              </table:table-cell>
              <table:table-cell office:value-type="float" office:value="677739">
                <text:p>6777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505899">
                <text:p>10505899</text:p>
              </table:table-cell>
              <table:table-cell office:value-type="float" office:value="1385671">
                <text:p>1385671</text:p>
              </table:table-cell>
              <table:table-cell office:value-type="float" office:value="14840899">
                <text:p>14840899</text:p>
              </table:table-cell>
              <table:table-cell office:value-type="float" office:value="2725632">
                <text:p>2725632</text:p>
              </table:table-cell>
              <table:table-cell office:value-type="float" office:value="2687880">
                <text:p>2687880</text:p>
              </table:table-cell>
              <table:table-cell office:value-type="float" office:value="702226">
                <text:p>7022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57007">
                <text:p>10257007</text:p>
              </table:table-cell>
              <table:table-cell office:value-type="float" office:value="1354605">
                <text:p>1354605</text:p>
              </table:table-cell>
              <table:table-cell office:value-type="float" office:value="14693608">
                <text:p>14693608</text:p>
              </table:table-cell>
              <table:table-cell office:value-type="float" office:value="2700581">
                <text:p>2700581</text:p>
              </table:table-cell>
              <table:table-cell office:value-type="float" office:value="2545353">
                <text:p>2545353</text:p>
              </table:table-cell>
              <table:table-cell office:value-type="float" office:value="666772">
                <text:p>6667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41768">
                <text:p>10041768</text:p>
              </table:table-cell>
              <table:table-cell office:value-type="float" office:value="1327673">
                <text:p>1327673</text:p>
              </table:table-cell>
              <table:table-cell office:value-type="float" office:value="14547234">
                <text:p>14547234</text:p>
              </table:table-cell>
              <table:table-cell office:value-type="float" office:value="2673225">
                <text:p>2673225</text:p>
              </table:table-cell>
              <table:table-cell office:value-type="float" office:value="2507254">
                <text:p>2507254</text:p>
              </table:table-cell>
              <table:table-cell office:value-type="float" office:value="656894">
                <text:p>6568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88759">
                <text:p>10088759</text:p>
              </table:table-cell>
              <table:table-cell office:value-type="float" office:value="1333941">
                <text:p>1333941</text:p>
              </table:table-cell>
              <table:table-cell office:value-type="float" office:value="14352422">
                <text:p>14352422</text:p>
              </table:table-cell>
              <table:table-cell office:value-type="float" office:value="2639869">
                <text:p>2639869</text:p>
              </table:table-cell>
              <table:table-cell office:value-type="float" office:value="2489100">
                <text:p>2489100</text:p>
              </table:table-cell>
              <table:table-cell office:value-type="float" office:value="652107">
                <text:p>6521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889335">
                <text:p>9889335</text:p>
              </table:table-cell>
              <table:table-cell office:value-type="float" office:value="1307967">
                <text:p>1307967</text:p>
              </table:table-cell>
              <table:table-cell office:value-type="float" office:value="14264240">
                <text:p>14264240</text:p>
              </table:table-cell>
              <table:table-cell office:value-type="float" office:value="2624136">
                <text:p>2624136</text:p>
              </table:table-cell>
              <table:table-cell office:value-type="float" office:value="2454404">
                <text:p>2454404</text:p>
              </table:table-cell>
              <table:table-cell office:value-type="float" office:value="644305">
                <text:p>644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48908">
                <text:p>9848908</text:p>
              </table:table-cell>
              <table:table-cell office:value-type="float" office:value="1303908">
                <text:p>1303908</text:p>
              </table:table-cell>
              <table:table-cell office:value-type="float" office:value="14129815">
                <text:p>14129815</text:p>
              </table:table-cell>
              <table:table-cell office:value-type="float" office:value="2602019">
                <text:p>2602019</text:p>
              </table:table-cell>
              <table:table-cell office:value-type="float" office:value="2445880">
                <text:p>2445880</text:p>
              </table:table-cell>
              <table:table-cell office:value-type="float" office:value="641522">
                <text:p>641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82875">
                <text:p>10082875</text:p>
              </table:table-cell>
              <table:table-cell office:value-type="float" office:value="1332641">
                <text:p>1332641</text:p>
              </table:table-cell>
              <table:table-cell office:value-type="float" office:value="13951756">
                <text:p>13951756</text:p>
              </table:table-cell>
              <table:table-cell office:value-type="float" office:value="2568572">
                <text:p>2568572</text:p>
              </table:table-cell>
              <table:table-cell office:value-type="float" office:value="2423701">
                <text:p>2423701</text:p>
              </table:table-cell>
              <table:table-cell office:value-type="float" office:value="634518">
                <text:p>6345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84010">
                <text:p>9584010</text:p>
              </table:table-cell>
              <table:table-cell office:value-type="float" office:value="1272862">
                <text:p>1272862</text:p>
              </table:table-cell>
              <table:table-cell office:value-type="float" office:value="13854657">
                <text:p>13854657</text:p>
              </table:table-cell>
              <table:table-cell office:value-type="float" office:value="2552443">
                <text:p>2552443</text:p>
              </table:table-cell>
              <table:table-cell office:value-type="float" office:value="2906276">
                <text:p>2906276</text:p>
              </table:table-cell>
              <table:table-cell office:value-type="float" office:value="757314">
                <text:p>7573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08066">
                <text:p>9708066</text:p>
              </table:table-cell>
              <table:table-cell office:value-type="float" office:value="1287212">
                <text:p>1287212</text:p>
              </table:table-cell>
              <table:table-cell office:value-type="float" office:value="13758679">
                <text:p>13758679</text:p>
              </table:table-cell>
              <table:table-cell office:value-type="float" office:value="2532605">
                <text:p>2532605</text:p>
              </table:table-cell>
              <table:table-cell office:value-type="float" office:value="2495486">
                <text:p>2495486</text:p>
              </table:table-cell>
              <table:table-cell office:value-type="float" office:value="649686">
                <text:p>6496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590818">
                <text:p>9590818</text:p>
              </table:table-cell>
              <table:table-cell office:value-type="float" office:value="1271328">
                <text:p>1271328</text:p>
              </table:table-cell>
              <table:table-cell office:value-type="float" office:value="13523355">
                <text:p>13523355</text:p>
              </table:table-cell>
              <table:table-cell office:value-type="float" office:value="2493941">
                <text:p>2493941</text:p>
              </table:table-cell>
              <table:table-cell office:value-type="float" office:value="2369445">
                <text:p>2369445</text:p>
              </table:table-cell>
              <table:table-cell office:value-type="float" office:value="622381">
                <text:p>6223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63550">
                <text:p>9663550</text:p>
              </table:table-cell>
              <table:table-cell office:value-type="float" office:value="1280388">
                <text:p>1280388</text:p>
              </table:table-cell>
              <table:table-cell office:value-type="float" office:value="13475855">
                <text:p>13475855</text:p>
              </table:table-cell>
              <table:table-cell office:value-type="float" office:value="2484719">
                <text:p>2484719</text:p>
              </table:table-cell>
              <table:table-cell office:value-type="float" office:value="2486841">
                <text:p>2486841</text:p>
              </table:table-cell>
              <table:table-cell office:value-type="float" office:value="650154">
                <text:p>650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28800">
                <text:p>9228800</text:p>
              </table:table-cell>
              <table:table-cell office:value-type="float" office:value="1225250">
                <text:p>1225250</text:p>
              </table:table-cell>
              <table:table-cell office:value-type="float" office:value="13414152">
                <text:p>13414152</text:p>
              </table:table-cell>
              <table:table-cell office:value-type="float" office:value="2474657">
                <text:p>2474657</text:p>
              </table:table-cell>
              <table:table-cell office:value-type="float" office:value="2410826">
                <text:p>2410826</text:p>
              </table:table-cell>
              <table:table-cell office:value-type="float" office:value="632519">
                <text:p>6325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73178">
                <text:p>8973178</text:p>
              </table:table-cell>
              <table:table-cell office:value-type="float" office:value="1195041">
                <text:p>1195041</text:p>
              </table:table-cell>
              <table:table-cell office:value-type="float" office:value="13195211">
                <text:p>13195211</text:p>
              </table:table-cell>
              <table:table-cell office:value-type="float" office:value="2432642">
                <text:p>2432642</text:p>
              </table:table-cell>
              <table:table-cell office:value-type="float" office:value="2318973">
                <text:p>2318973</text:p>
              </table:table-cell>
              <table:table-cell office:value-type="float" office:value="608711">
                <text:p>6087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23580">
                <text:p>9223580</text:p>
              </table:table-cell>
              <table:table-cell office:value-type="float" office:value="1227347">
                <text:p>1227347</text:p>
              </table:table-cell>
              <table:table-cell office:value-type="float" office:value="13142609">
                <text:p>13142609</text:p>
              </table:table-cell>
              <table:table-cell office:value-type="float" office:value="2424266">
                <text:p>2424266</text:p>
              </table:table-cell>
              <table:table-cell office:value-type="float" office:value="2302490">
                <text:p>2302490</text:p>
              </table:table-cell>
              <table:table-cell office:value-type="float" office:value="604225">
                <text:p>6042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57984">
                <text:p>9157984</text:p>
              </table:table-cell>
              <table:table-cell office:value-type="float" office:value="1215529">
                <text:p>1215529</text:p>
              </table:table-cell>
              <table:table-cell office:value-type="float" office:value="13002812">
                <text:p>13002812</text:p>
              </table:table-cell>
              <table:table-cell office:value-type="float" office:value="2399489">
                <text:p>2399489</text:p>
              </table:table-cell>
              <table:table-cell office:value-type="float" office:value="2298624">
                <text:p>2298624</text:p>
              </table:table-cell>
              <table:table-cell office:value-type="float" office:value="603391">
                <text:p>6033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08427">
                <text:p>9108427</text:p>
              </table:table-cell>
              <table:table-cell office:value-type="float" office:value="1209172">
                <text:p>1209172</text:p>
              </table:table-cell>
              <table:table-cell office:value-type="float" office:value="12824059">
                <text:p>12824059</text:p>
              </table:table-cell>
              <table:table-cell office:value-type="float" office:value="2367488">
                <text:p>2367488</text:p>
              </table:table-cell>
              <table:table-cell office:value-type="float" office:value="2531603">
                <text:p>2531603</text:p>
              </table:table-cell>
              <table:table-cell office:value-type="float" office:value="670567">
                <text:p>6705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30506">
                <text:p>8830506</text:p>
              </table:table-cell>
              <table:table-cell office:value-type="float" office:value="1174487">
                <text:p>1174487</text:p>
              </table:table-cell>
              <table:table-cell office:value-type="float" office:value="12812919">
                <text:p>12812919</text:p>
              </table:table-cell>
              <table:table-cell office:value-type="float" office:value="2368092">
                <text:p>2368092</text:p>
              </table:table-cell>
              <table:table-cell office:value-type="float" office:value="2163049">
                <text:p>2163049</text:p>
              </table:table-cell>
              <table:table-cell office:value-type="float" office:value="564316">
                <text:p>5643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34002">
                <text:p>8634002</text:p>
              </table:table-cell>
              <table:table-cell office:value-type="float" office:value="1152754">
                <text:p>1152754</text:p>
              </table:table-cell>
              <table:table-cell office:value-type="float" office:value="12696388">
                <text:p>12696388</text:p>
              </table:table-cell>
              <table:table-cell office:value-type="float" office:value="2347193">
                <text:p>2347193</text:p>
              </table:table-cell>
              <table:table-cell office:value-type="float" office:value="2160368">
                <text:p>2160368</text:p>
              </table:table-cell>
              <table:table-cell office:value-type="float" office:value="563831">
                <text:p>5638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70553">
                <text:p>8670553</text:p>
              </table:table-cell>
              <table:table-cell office:value-type="float" office:value="1156570">
                <text:p>1156570</text:p>
              </table:table-cell>
              <table:table-cell office:value-type="float" office:value="12465757">
                <text:p>12465757</text:p>
              </table:table-cell>
              <table:table-cell office:value-type="float" office:value="2306293">
                <text:p>2306293</text:p>
              </table:table-cell>
              <table:table-cell office:value-type="float" office:value="2135817">
                <text:p>2135817</text:p>
              </table:table-cell>
              <table:table-cell office:value-type="float" office:value="556585">
                <text:p>5565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22888">
                <text:p>8522888</text:p>
              </table:table-cell>
              <table:table-cell office:value-type="float" office:value="1138457">
                <text:p>1138457</text:p>
              </table:table-cell>
              <table:table-cell office:value-type="float" office:value="12445487">
                <text:p>12445487</text:p>
              </table:table-cell>
              <table:table-cell office:value-type="float" office:value="2301140">
                <text:p>2301140</text:p>
              </table:table-cell>
              <table:table-cell office:value-type="float" office:value="2459900">
                <text:p>2459900</text:p>
              </table:table-cell>
              <table:table-cell office:value-type="float" office:value="654724">
                <text:p>654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51477">
                <text:p>8451477</text:p>
              </table:table-cell>
              <table:table-cell office:value-type="float" office:value="1128341">
                <text:p>1128341</text:p>
              </table:table-cell>
              <table:table-cell office:value-type="float" office:value="12413206">
                <text:p>12413206</text:p>
              </table:table-cell>
              <table:table-cell office:value-type="float" office:value="2297852">
                <text:p>2297852</text:p>
              </table:table-cell>
              <table:table-cell office:value-type="float" office:value="2434627">
                <text:p>2434627</text:p>
              </table:table-cell>
              <table:table-cell office:value-type="float" office:value="649402">
                <text:p>6494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73732">
                <text:p>8373732</text:p>
              </table:table-cell>
              <table:table-cell office:value-type="float" office:value="1116399">
                <text:p>1116399</text:p>
              </table:table-cell>
              <table:table-cell office:value-type="float" office:value="12188852">
                <text:p>12188852</text:p>
              </table:table-cell>
              <table:table-cell office:value-type="float" office:value="2256978">
                <text:p>2256978</text:p>
              </table:table-cell>
              <table:table-cell office:value-type="float" office:value="2393270">
                <text:p>2393270</text:p>
              </table:table-cell>
              <table:table-cell office:value-type="float" office:value="639073">
                <text:p>639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03750">
                <text:p>8203750</text:p>
              </table:table-cell>
              <table:table-cell office:value-type="float" office:value="1099311">
                <text:p>1099311</text:p>
              </table:table-cell>
              <table:table-cell office:value-type="float" office:value="12056484">
                <text:p>12056484</text:p>
              </table:table-cell>
              <table:table-cell office:value-type="float" office:value="2230738">
                <text:p>2230738</text:p>
              </table:table-cell>
              <table:table-cell office:value-type="float" office:value="2364079">
                <text:p>2364079</text:p>
              </table:table-cell>
              <table:table-cell office:value-type="float" office:value="630923">
                <text:p>6309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84058">
                <text:p>8284058</text:p>
              </table:table-cell>
              <table:table-cell office:value-type="float" office:value="1106135">
                <text:p>1106135</text:p>
              </table:table-cell>
              <table:table-cell office:value-type="float" office:value="12024406">
                <text:p>12024406</text:p>
              </table:table-cell>
              <table:table-cell office:value-type="float" office:value="2227465">
                <text:p>2227465</text:p>
              </table:table-cell>
              <table:table-cell office:value-type="float" office:value="2351607">
                <text:p>2351607</text:p>
              </table:table-cell>
              <table:table-cell office:value-type="float" office:value="627858">
                <text:p>6278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53939">
                <text:p>8153939</text:p>
              </table:table-cell>
              <table:table-cell office:value-type="float" office:value="1088533">
                <text:p>1088533</text:p>
              </table:table-cell>
              <table:table-cell office:value-type="float" office:value="11887167">
                <text:p>11887167</text:p>
              </table:table-cell>
              <table:table-cell office:value-type="float" office:value="2202849">
                <text:p>2202849</text:p>
              </table:table-cell>
              <table:table-cell office:value-type="float" office:value="2322473">
                <text:p>2322473</text:p>
              </table:table-cell>
              <table:table-cell office:value-type="float" office:value="620143">
                <text:p>620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16408">
                <text:p>8116408</text:p>
              </table:table-cell>
              <table:table-cell office:value-type="float" office:value="1086016">
                <text:p>1086016</text:p>
              </table:table-cell>
              <table:table-cell office:value-type="float" office:value="11731046">
                <text:p>11731046</text:p>
              </table:table-cell>
              <table:table-cell office:value-type="float" office:value="2175830">
                <text:p>2175830</text:p>
              </table:table-cell>
              <table:table-cell office:value-type="float" office:value="2307340">
                <text:p>2307340</text:p>
              </table:table-cell>
              <table:table-cell office:value-type="float" office:value="615938">
                <text:p>6159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928250">
                <text:p>7928250</text:p>
              </table:table-cell>
              <table:table-cell office:value-type="float" office:value="1063434">
                <text:p>1063434</text:p>
              </table:table-cell>
              <table:table-cell office:value-type="float" office:value="11726726">
                <text:p>11726726</text:p>
              </table:table-cell>
              <table:table-cell office:value-type="float" office:value="2176824">
                <text:p>2176824</text:p>
              </table:table-cell>
              <table:table-cell office:value-type="float" office:value="2269096">
                <text:p>2269096</text:p>
              </table:table-cell>
              <table:table-cell office:value-type="float" office:value="605385">
                <text:p>6053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60463">
                <text:p>7860463</text:p>
              </table:table-cell>
              <table:table-cell office:value-type="float" office:value="1052270">
                <text:p>1052270</text:p>
              </table:table-cell>
              <table:table-cell office:value-type="float" office:value="11523641">
                <text:p>11523641</text:p>
              </table:table-cell>
              <table:table-cell office:value-type="float" office:value="2136505">
                <text:p>2136505</text:p>
              </table:table-cell>
              <table:table-cell office:value-type="float" office:value="2248562">
                <text:p>2248562</text:p>
              </table:table-cell>
              <table:table-cell office:value-type="float" office:value="600853">
                <text:p>6008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77665">
                <text:p>7777665</text:p>
              </table:table-cell>
              <table:table-cell office:value-type="float" office:value="1042971">
                <text:p>1042971</text:p>
              </table:table-cell>
              <table:table-cell office:value-type="float" office:value="11458034">
                <text:p>11458034</text:p>
              </table:table-cell>
              <table:table-cell office:value-type="float" office:value="2126689">
                <text:p>2126689</text:p>
              </table:table-cell>
              <table:table-cell office:value-type="float" office:value="2249415">
                <text:p>2249415</text:p>
              </table:table-cell>
              <table:table-cell office:value-type="float" office:value="601480">
                <text:p>6014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69838">
                <text:p>7969838</text:p>
              </table:table-cell>
              <table:table-cell office:value-type="float" office:value="1066003">
                <text:p>1066003</text:p>
              </table:table-cell>
              <table:table-cell office:value-type="float" office:value="11320755">
                <text:p>11320755</text:p>
              </table:table-cell>
              <table:table-cell office:value-type="float" office:value="2100530">
                <text:p>2100530</text:p>
              </table:table-cell>
              <table:table-cell office:value-type="float" office:value="2225835">
                <text:p>2225835</text:p>
              </table:table-cell>
              <table:table-cell office:value-type="float" office:value="595666">
                <text:p>5956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71601">
                <text:p>7771601</text:p>
              </table:table-cell>
              <table:table-cell office:value-type="float" office:value="1041954">
                <text:p>1041954</text:p>
              </table:table-cell>
              <table:table-cell office:value-type="float" office:value="11205540">
                <text:p>11205540</text:p>
              </table:table-cell>
              <table:table-cell office:value-type="float" office:value="2081243">
                <text:p>2081243</text:p>
              </table:table-cell>
              <table:table-cell office:value-type="float" office:value="2198758">
                <text:p>2198758</text:p>
              </table:table-cell>
              <table:table-cell office:value-type="float" office:value="587873">
                <text:p>5878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94457">
                <text:p>7594457</text:p>
              </table:table-cell>
              <table:table-cell office:value-type="float" office:value="1020023">
                <text:p>1020023</text:p>
              </table:table-cell>
              <table:table-cell office:value-type="float" office:value="11145495">
                <text:p>11145495</text:p>
              </table:table-cell>
              <table:table-cell office:value-type="float" office:value="2069652">
                <text:p>2069652</text:p>
              </table:table-cell>
              <table:table-cell office:value-type="float" office:value="2207613">
                <text:p>2207613</text:p>
              </table:table-cell>
              <table:table-cell office:value-type="float" office:value="589210">
                <text:p>5892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05922">
                <text:p>7605922</text:p>
              </table:table-cell>
              <table:table-cell office:value-type="float" office:value="1021502">
                <text:p>1021502</text:p>
              </table:table-cell>
              <table:table-cell office:value-type="float" office:value="11072890">
                <text:p>11072890</text:p>
              </table:table-cell>
              <table:table-cell office:value-type="float" office:value="2058296">
                <text:p>2058296</text:p>
              </table:table-cell>
              <table:table-cell office:value-type="float" office:value="2191107">
                <text:p>2191107</text:p>
              </table:table-cell>
              <table:table-cell office:value-type="float" office:value="584493">
                <text:p>5844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95575">
                <text:p>7195575</text:p>
              </table:table-cell>
              <table:table-cell office:value-type="float" office:value="969958">
                <text:p>969958</text:p>
              </table:table-cell>
              <table:table-cell office:value-type="float" office:value="10948881">
                <text:p>10948881</text:p>
              </table:table-cell>
              <table:table-cell office:value-type="float" office:value="2034705">
                <text:p>2034705</text:p>
              </table:table-cell>
              <table:table-cell office:value-type="float" office:value="2200327">
                <text:p>2200327</text:p>
              </table:table-cell>
              <table:table-cell office:value-type="float" office:value="585780">
                <text:p>5857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58973">
                <text:p>7458973</text:p>
              </table:table-cell>
              <table:table-cell office:value-type="float" office:value="1001740">
                <text:p>1001740</text:p>
              </table:table-cell>
              <table:table-cell office:value-type="float" office:value="10828640">
                <text:p>10828640</text:p>
              </table:table-cell>
              <table:table-cell office:value-type="float" office:value="2013631">
                <text:p>2013631</text:p>
              </table:table-cell>
              <table:table-cell office:value-type="float" office:value="2149233">
                <text:p>2149233</text:p>
              </table:table-cell>
              <table:table-cell office:value-type="float" office:value="572423">
                <text:p>5724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38177">
                <text:p>7238177</text:p>
              </table:table-cell>
              <table:table-cell office:value-type="float" office:value="976365">
                <text:p>976365</text:p>
              </table:table-cell>
              <table:table-cell office:value-type="float" office:value="10753516">
                <text:p>10753516</text:p>
              </table:table-cell>
              <table:table-cell office:value-type="float" office:value="1997941">
                <text:p>1997941</text:p>
              </table:table-cell>
              <table:table-cell office:value-type="float" office:value="2141294">
                <text:p>2141294</text:p>
              </table:table-cell>
              <table:table-cell office:value-type="float" office:value="570028">
                <text:p>5700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19411">
                <text:p>7419411</text:p>
              </table:table-cell>
              <table:table-cell office:value-type="float" office:value="995287">
                <text:p>995287</text:p>
              </table:table-cell>
              <table:table-cell office:value-type="float" office:value="10690810">
                <text:p>10690810</text:p>
              </table:table-cell>
              <table:table-cell office:value-type="float" office:value="1991476">
                <text:p>1991476</text:p>
              </table:table-cell>
              <table:table-cell office:value-type="float" office:value="2070928">
                <text:p>2070928</text:p>
              </table:table-cell>
              <table:table-cell office:value-type="float" office:value="552157">
                <text:p>5521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98755">
                <text:p>6998755</text:p>
              </table:table-cell>
              <table:table-cell office:value-type="float" office:value="945738">
                <text:p>945738</text:p>
              </table:table-cell>
              <table:table-cell office:value-type="float" office:value="10522837">
                <text:p>10522837</text:p>
              </table:table-cell>
              <table:table-cell office:value-type="float" office:value="1957835">
                <text:p>1957835</text:p>
              </table:table-cell>
              <table:table-cell office:value-type="float" office:value="2089235">
                <text:p>2089235</text:p>
              </table:table-cell>
              <table:table-cell office:value-type="float" office:value="556337">
                <text:p>5563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33384">
                <text:p>7033384</text:p>
              </table:table-cell>
              <table:table-cell office:value-type="float" office:value="948960">
                <text:p>948960</text:p>
              </table:table-cell>
              <table:table-cell office:value-type="float" office:value="10494090">
                <text:p>10494090</text:p>
              </table:table-cell>
              <table:table-cell office:value-type="float" office:value="1956493">
                <text:p>1956493</text:p>
              </table:table-cell>
              <table:table-cell office:value-type="float" office:value="2071172">
                <text:p>2071172</text:p>
              </table:table-cell>
              <table:table-cell office:value-type="float" office:value="550493">
                <text:p>5504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82177">
                <text:p>6982177</text:p>
              </table:table-cell>
              <table:table-cell office:value-type="float" office:value="941400">
                <text:p>941400</text:p>
              </table:table-cell>
              <table:table-cell office:value-type="float" office:value="10316884">
                <text:p>10316884</text:p>
              </table:table-cell>
              <table:table-cell office:value-type="float" office:value="1922554">
                <text:p>1922554</text:p>
              </table:table-cell>
              <table:table-cell office:value-type="float" office:value="2074002">
                <text:p>2074002</text:p>
              </table:table-cell>
              <table:table-cell office:value-type="float" office:value="550754">
                <text:p>5507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09389">
                <text:p>7009389</text:p>
              </table:table-cell>
              <table:table-cell office:value-type="float" office:value="944960">
                <text:p>944960</text:p>
              </table:table-cell>
              <table:table-cell office:value-type="float" office:value="10299391">
                <text:p>10299391</text:p>
              </table:table-cell>
              <table:table-cell office:value-type="float" office:value="1918450">
                <text:p>1918450</text:p>
              </table:table-cell>
              <table:table-cell office:value-type="float" office:value="2075783">
                <text:p>2075783</text:p>
              </table:table-cell>
              <table:table-cell office:value-type="float" office:value="549987">
                <text:p>5499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05379">
                <text:p>6805379</text:p>
              </table:table-cell>
              <table:table-cell office:value-type="float" office:value="919760">
                <text:p>919760</text:p>
              </table:table-cell>
              <table:table-cell office:value-type="float" office:value="10202219">
                <text:p>10202219</text:p>
              </table:table-cell>
              <table:table-cell office:value-type="float" office:value="1899919">
                <text:p>1899919</text:p>
              </table:table-cell>
              <table:table-cell office:value-type="float" office:value="2081088">
                <text:p>2081088</text:p>
              </table:table-cell>
              <table:table-cell office:value-type="float" office:value="550185">
                <text:p>5501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97788">
                <text:p>6897788</text:p>
              </table:table-cell>
              <table:table-cell office:value-type="float" office:value="930007">
                <text:p>930007</text:p>
              </table:table-cell>
              <table:table-cell office:value-type="float" office:value="10068883">
                <text:p>10068883</text:p>
              </table:table-cell>
              <table:table-cell office:value-type="float" office:value="1875890">
                <text:p>1875890</text:p>
              </table:table-cell>
              <table:table-cell office:value-type="float" office:value="2083889">
                <text:p>2083889</text:p>
              </table:table-cell>
              <table:table-cell office:value-type="float" office:value="550188">
                <text:p>550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80440">
                <text:p>6880440</text:p>
              </table:table-cell>
              <table:table-cell office:value-type="float" office:value="926392">
                <text:p>926392</text:p>
              </table:table-cell>
              <table:table-cell office:value-type="float" office:value="9947423">
                <text:p>9947423</text:p>
              </table:table-cell>
              <table:table-cell office:value-type="float" office:value="1852919">
                <text:p>1852919</text:p>
              </table:table-cell>
              <table:table-cell office:value-type="float" office:value="2069402">
                <text:p>2069402</text:p>
              </table:table-cell>
              <table:table-cell office:value-type="float" office:value="546595">
                <text:p>5465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93764">
                <text:p>6693764</text:p>
              </table:table-cell>
              <table:table-cell office:value-type="float" office:value="904906">
                <text:p>904906</text:p>
              </table:table-cell>
              <table:table-cell office:value-type="float" office:value="9925076">
                <text:p>9925076</text:p>
              </table:table-cell>
              <table:table-cell office:value-type="float" office:value="1851615">
                <text:p>1851615</text:p>
              </table:table-cell>
              <table:table-cell office:value-type="float" office:value="2030638">
                <text:p>2030638</text:p>
              </table:table-cell>
              <table:table-cell office:value-type="float" office:value="537968">
                <text:p>537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73338">
                <text:p>6673338</text:p>
              </table:table-cell>
              <table:table-cell office:value-type="float" office:value="901181">
                <text:p>901181</text:p>
              </table:table-cell>
              <table:table-cell office:value-type="float" office:value="9858276">
                <text:p>9858276</text:p>
              </table:table-cell>
              <table:table-cell office:value-type="float" office:value="1839485">
                <text:p>1839485</text:p>
              </table:table-cell>
              <table:table-cell office:value-type="float" office:value="2036607">
                <text:p>2036607</text:p>
              </table:table-cell>
              <table:table-cell office:value-type="float" office:value="539106">
                <text:p>539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16200">
                <text:p>6516200</text:p>
              </table:table-cell>
              <table:table-cell office:value-type="float" office:value="881977">
                <text:p>881977</text:p>
              </table:table-cell>
              <table:table-cell office:value-type="float" office:value="9692088">
                <text:p>9692088</text:p>
              </table:table-cell>
              <table:table-cell office:value-type="float" office:value="1809011">
                <text:p>1809011</text:p>
              </table:table-cell>
              <table:table-cell office:value-type="float" office:value="2038788">
                <text:p>2038788</text:p>
              </table:table-cell>
              <table:table-cell office:value-type="float" office:value="539155">
                <text:p>5391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01896">
                <text:p>6601896</text:p>
              </table:table-cell>
              <table:table-cell office:value-type="float" office:value="892446">
                <text:p>892446</text:p>
              </table:table-cell>
              <table:table-cell office:value-type="float" office:value="9654685">
                <text:p>9654685</text:p>
              </table:table-cell>
              <table:table-cell office:value-type="float" office:value="1800550">
                <text:p>1800550</text:p>
              </table:table-cell>
              <table:table-cell office:value-type="float" office:value="2029797">
                <text:p>2029797</text:p>
              </table:table-cell>
              <table:table-cell office:value-type="float" office:value="536567">
                <text:p>5365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448765">
                <text:p>6448765</text:p>
              </table:table-cell>
              <table:table-cell office:value-type="float" office:value="874692">
                <text:p>874692</text:p>
              </table:table-cell>
              <table:table-cell office:value-type="float" office:value="9514681">
                <text:p>9514681</text:p>
              </table:table-cell>
              <table:table-cell office:value-type="float" office:value="1776976">
                <text:p>1776976</text:p>
              </table:table-cell>
              <table:table-cell office:value-type="float" office:value="2052896">
                <text:p>2052896</text:p>
              </table:table-cell>
              <table:table-cell office:value-type="float" office:value="541883">
                <text:p>5418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414148">
                <text:p>6414148</text:p>
              </table:table-cell>
              <table:table-cell office:value-type="float" office:value="870017">
                <text:p>870017</text:p>
              </table:table-cell>
              <table:table-cell office:value-type="float" office:value="9422115">
                <text:p>9422115</text:p>
              </table:table-cell>
              <table:table-cell office:value-type="float" office:value="1760230">
                <text:p>1760230</text:p>
              </table:table-cell>
              <table:table-cell office:value-type="float" office:value="2040189">
                <text:p>2040189</text:p>
              </table:table-cell>
              <table:table-cell office:value-type="float" office:value="538283">
                <text:p>5382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07439">
                <text:p>6307439</text:p>
              </table:table-cell>
              <table:table-cell office:value-type="float" office:value="855075">
                <text:p>855075</text:p>
              </table:table-cell>
              <table:table-cell office:value-type="float" office:value="9357075">
                <text:p>9357075</text:p>
              </table:table-cell>
              <table:table-cell office:value-type="float" office:value="1749851">
                <text:p>1749851</text:p>
              </table:table-cell>
              <table:table-cell office:value-type="float" office:value="2026259">
                <text:p>2026259</text:p>
              </table:table-cell>
              <table:table-cell office:value-type="float" office:value="533218">
                <text:p>5332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25957">
                <text:p>6125957</text:p>
              </table:table-cell>
              <table:table-cell office:value-type="float" office:value="832010">
                <text:p>832010</text:p>
              </table:table-cell>
              <table:table-cell office:value-type="float" office:value="9203470">
                <text:p>9203470</text:p>
              </table:table-cell>
              <table:table-cell office:value-type="float" office:value="1721474">
                <text:p>1721474</text:p>
              </table:table-cell>
              <table:table-cell office:value-type="float" office:value="2024820">
                <text:p>2024820</text:p>
              </table:table-cell>
              <table:table-cell office:value-type="float" office:value="532753">
                <text:p>5327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92757">
                <text:p>6292757</text:p>
              </table:table-cell>
              <table:table-cell office:value-type="float" office:value="853460">
                <text:p>853460</text:p>
              </table:table-cell>
              <table:table-cell office:value-type="float" office:value="9267537">
                <text:p>9267537</text:p>
              </table:table-cell>
              <table:table-cell office:value-type="float" office:value="1733009">
                <text:p>1733009</text:p>
              </table:table-cell>
              <table:table-cell office:value-type="float" office:value="2015719">
                <text:p>2015719</text:p>
              </table:table-cell>
              <table:table-cell office:value-type="float" office:value="529992">
                <text:p>5299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78439">
                <text:p>6078439</text:p>
              </table:table-cell>
              <table:table-cell office:value-type="float" office:value="826677">
                <text:p>826677</text:p>
              </table:table-cell>
              <table:table-cell office:value-type="float" office:value="9135926">
                <text:p>9135926</text:p>
              </table:table-cell>
              <table:table-cell office:value-type="float" office:value="1708796">
                <text:p>1708796</text:p>
              </table:table-cell>
              <table:table-cell office:value-type="float" office:value="2000681">
                <text:p>2000681</text:p>
              </table:table-cell>
              <table:table-cell office:value-type="float" office:value="525296">
                <text:p>5252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36138">
                <text:p>5936138</text:p>
              </table:table-cell>
              <table:table-cell office:value-type="float" office:value="808712">
                <text:p>808712</text:p>
              </table:table-cell>
              <table:table-cell office:value-type="float" office:value="9016914">
                <text:p>9016914</text:p>
              </table:table-cell>
              <table:table-cell office:value-type="float" office:value="1686225">
                <text:p>1686225</text:p>
              </table:table-cell>
              <table:table-cell office:value-type="float" office:value="1981854">
                <text:p>1981854</text:p>
              </table:table-cell>
              <table:table-cell office:value-type="float" office:value="519544">
                <text:p>5195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30671">
                <text:p>6030671</text:p>
              </table:table-cell>
              <table:table-cell office:value-type="float" office:value="817232">
                <text:p>817232</text:p>
              </table:table-cell>
              <table:table-cell office:value-type="float" office:value="8956813">
                <text:p>8956813</text:p>
              </table:table-cell>
              <table:table-cell office:value-type="float" office:value="1677389">
                <text:p>1677389</text:p>
              </table:table-cell>
              <table:table-cell office:value-type="float" office:value="1962073">
                <text:p>1962073</text:p>
              </table:table-cell>
              <table:table-cell office:value-type="float" office:value="513464">
                <text:p>513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11868">
                <text:p>5811868</text:p>
              </table:table-cell>
              <table:table-cell office:value-type="float" office:value="792195">
                <text:p>792195</text:p>
              </table:table-cell>
              <table:table-cell office:value-type="float" office:value="8890253">
                <text:p>8890253</text:p>
              </table:table-cell>
              <table:table-cell office:value-type="float" office:value="1664692">
                <text:p>1664692</text:p>
              </table:table-cell>
              <table:table-cell office:value-type="float" office:value="1943097">
                <text:p>1943097</text:p>
              </table:table-cell>
              <table:table-cell office:value-type="float" office:value="508289">
                <text:p>5082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91346">
                <text:p>5991346</text:p>
              </table:table-cell>
              <table:table-cell office:value-type="float" office:value="813620">
                <text:p>813620</text:p>
              </table:table-cell>
              <table:table-cell office:value-type="float" office:value="8781297">
                <text:p>8781297</text:p>
              </table:table-cell>
              <table:table-cell office:value-type="float" office:value="1643773">
                <text:p>1643773</text:p>
              </table:table-cell>
              <table:table-cell office:value-type="float" office:value="1927839">
                <text:p>1927839</text:p>
              </table:table-cell>
              <table:table-cell office:value-type="float" office:value="504216">
                <text:p>5042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25065">
                <text:p>5725065</text:p>
              </table:table-cell>
              <table:table-cell office:value-type="float" office:value="781389">
                <text:p>781389</text:p>
              </table:table-cell>
              <table:table-cell office:value-type="float" office:value="8710471">
                <text:p>8710471</text:p>
              </table:table-cell>
              <table:table-cell office:value-type="float" office:value="1631555">
                <text:p>1631555</text:p>
              </table:table-cell>
              <table:table-cell office:value-type="float" office:value="1321110">
                <text:p>1321110</text:p>
              </table:table-cell>
              <table:table-cell office:value-type="float" office:value="340343">
                <text:p>3403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60004">
                <text:p>5660004</text:p>
              </table:table-cell>
              <table:table-cell office:value-type="float" office:value="772391">
                <text:p>772391</text:p>
              </table:table-cell>
              <table:table-cell office:value-type="float" office:value="8592309">
                <text:p>8592309</text:p>
              </table:table-cell>
              <table:table-cell office:value-type="float" office:value="1611788">
                <text:p>1611788</text:p>
              </table:table-cell>
              <table:table-cell office:value-type="float" office:value="1542870">
                <text:p>1542870</text:p>
              </table:table-cell>
              <table:table-cell office:value-type="float" office:value="401735">
                <text:p>4017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85932">
                <text:p>5685932</text:p>
              </table:table-cell>
              <table:table-cell office:value-type="float" office:value="776029">
                <text:p>776029</text:p>
              </table:table-cell>
              <table:table-cell office:value-type="float" office:value="8562470">
                <text:p>8562470</text:p>
              </table:table-cell>
              <table:table-cell office:value-type="float" office:value="1604209">
                <text:p>1604209</text:p>
              </table:table-cell>
              <table:table-cell office:value-type="float" office:value="1513490">
                <text:p>1513490</text:p>
              </table:table-cell>
              <table:table-cell office:value-type="float" office:value="394639">
                <text:p>3946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30569">
                <text:p>5530569</text:p>
              </table:table-cell>
              <table:table-cell office:value-type="float" office:value="757705">
                <text:p>757705</text:p>
              </table:table-cell>
              <table:table-cell office:value-type="float" office:value="8401675">
                <text:p>8401675</text:p>
              </table:table-cell>
              <table:table-cell office:value-type="float" office:value="1574145">
                <text:p>1574145</text:p>
              </table:table-cell>
              <table:table-cell office:value-type="float" office:value="1459352">
                <text:p>1459352</text:p>
              </table:table-cell>
              <table:table-cell office:value-type="float" office:value="380111">
                <text:p>380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12146">
                <text:p>5712146</text:p>
              </table:table-cell>
              <table:table-cell office:value-type="float" office:value="778172">
                <text:p>778172</text:p>
              </table:table-cell>
              <table:table-cell office:value-type="float" office:value="8257515">
                <text:p>8257515</text:p>
              </table:table-cell>
              <table:table-cell office:value-type="float" office:value="1549561">
                <text:p>1549561</text:p>
              </table:table-cell>
              <table:table-cell office:value-type="float" office:value="1426955">
                <text:p>1426955</text:p>
              </table:table-cell>
              <table:table-cell office:value-type="float" office:value="372073">
                <text:p>372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57715">
                <text:p>5757715</text:p>
              </table:table-cell>
              <table:table-cell office:value-type="float" office:value="782304">
                <text:p>782304</text:p>
              </table:table-cell>
              <table:table-cell office:value-type="float" office:value="8267212">
                <text:p>8267212</text:p>
              </table:table-cell>
              <table:table-cell office:value-type="float" office:value="1548719">
                <text:p>1548719</text:p>
              </table:table-cell>
              <table:table-cell office:value-type="float" office:value="2028758">
                <text:p>2028758</text:p>
              </table:table-cell>
              <table:table-cell office:value-type="float" office:value="538892">
                <text:p>5388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58675">
                <text:p>5458675</text:p>
              </table:table-cell>
              <table:table-cell office:value-type="float" office:value="744477">
                <text:p>744477</text:p>
              </table:table-cell>
              <table:table-cell office:value-type="float" office:value="8240692">
                <text:p>8240692</text:p>
              </table:table-cell>
              <table:table-cell office:value-type="float" office:value="1546788">
                <text:p>1546788</text:p>
              </table:table-cell>
              <table:table-cell office:value-type="float" office:value="1820372">
                <text:p>1820372</text:p>
              </table:table-cell>
              <table:table-cell office:value-type="float" office:value="487665">
                <text:p>4876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39269">
                <text:p>5339269</text:p>
              </table:table-cell>
              <table:table-cell office:value-type="float" office:value="728792">
                <text:p>728792</text:p>
              </table:table-cell>
              <table:table-cell office:value-type="float" office:value="8190466">
                <text:p>8190466</text:p>
              </table:table-cell>
              <table:table-cell office:value-type="float" office:value="1537718">
                <text:p>1537718</text:p>
              </table:table-cell>
              <table:table-cell office:value-type="float" office:value="1360668">
                <text:p>1360668</text:p>
              </table:table-cell>
              <table:table-cell office:value-type="float" office:value="355705">
                <text:p>3557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75087">
                <text:p>5475087</text:p>
              </table:table-cell>
              <table:table-cell office:value-type="float" office:value="746592">
                <text:p>746592</text:p>
              </table:table-cell>
              <table:table-cell office:value-type="float" office:value="8106640">
                <text:p>8106640</text:p>
              </table:table-cell>
              <table:table-cell office:value-type="float" office:value="1520686">
                <text:p>1520686</text:p>
              </table:table-cell>
              <table:table-cell office:value-type="float" office:value="1337581">
                <text:p>1337581</text:p>
              </table:table-cell>
              <table:table-cell office:value-type="float" office:value="350220">
                <text:p>3502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34677">
                <text:p>5334677</text:p>
              </table:table-cell>
              <table:table-cell office:value-type="float" office:value="728536">
                <text:p>728536</text:p>
              </table:table-cell>
              <table:table-cell office:value-type="float" office:value="7951464">
                <text:p>7951464</text:p>
              </table:table-cell>
              <table:table-cell office:value-type="float" office:value="1493223">
                <text:p>1493223</text:p>
              </table:table-cell>
              <table:table-cell office:value-type="float" office:value="1322453">
                <text:p>1322453</text:p>
              </table:table-cell>
              <table:table-cell office:value-type="float" office:value="346559">
                <text:p>3465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48713">
                <text:p>5248713</text:p>
              </table:table-cell>
              <table:table-cell office:value-type="float" office:value="717022">
                <text:p>717022</text:p>
              </table:table-cell>
              <table:table-cell office:value-type="float" office:value="7909010">
                <text:p>7909010</text:p>
              </table:table-cell>
              <table:table-cell office:value-type="float" office:value="1485376">
                <text:p>1485376</text:p>
              </table:table-cell>
              <table:table-cell office:value-type="float" office:value="1297833">
                <text:p>1297833</text:p>
              </table:table-cell>
              <table:table-cell office:value-type="float" office:value="339769">
                <text:p>3397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57340">
                <text:p>5357340</text:p>
              </table:table-cell>
              <table:table-cell office:value-type="float" office:value="731804">
                <text:p>731804</text:p>
              </table:table-cell>
              <table:table-cell office:value-type="float" office:value="7952955">
                <text:p>7952955</text:p>
              </table:table-cell>
              <table:table-cell office:value-type="float" office:value="1495084">
                <text:p>1495084</text:p>
              </table:table-cell>
              <table:table-cell office:value-type="float" office:value="1279281">
                <text:p>1279281</text:p>
              </table:table-cell>
              <table:table-cell office:value-type="float" office:value="334534">
                <text:p>3345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24277">
                <text:p>5124277</text:p>
              </table:table-cell>
              <table:table-cell office:value-type="float" office:value="701867">
                <text:p>701867</text:p>
              </table:table-cell>
              <table:table-cell office:value-type="float" office:value="7806010">
                <text:p>7806010</text:p>
              </table:table-cell>
              <table:table-cell office:value-type="float" office:value="1467778">
                <text:p>1467778</text:p>
              </table:table-cell>
              <table:table-cell office:value-type="float" office:value="1236458">
                <text:p>1236458</text:p>
              </table:table-cell>
              <table:table-cell office:value-type="float" office:value="322140">
                <text:p>3221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30410">
                <text:p>5030410</text:p>
              </table:table-cell>
              <table:table-cell office:value-type="float" office:value="690691">
                <text:p>690691</text:p>
              </table:table-cell>
              <table:table-cell office:value-type="float" office:value="7615745">
                <text:p>7615745</text:p>
              </table:table-cell>
              <table:table-cell office:value-type="float" office:value="1431882">
                <text:p>1431882</text:p>
              </table:table-cell>
              <table:table-cell office:value-type="float" office:value="1240677">
                <text:p>1240677</text:p>
              </table:table-cell>
              <table:table-cell office:value-type="float" office:value="323383">
                <text:p>3233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96558">
                <text:p>5096558</text:p>
              </table:table-cell>
              <table:table-cell office:value-type="float" office:value="698317">
                <text:p>698317</text:p>
              </table:table-cell>
              <table:table-cell office:value-type="float" office:value="7668663">
                <text:p>7668663</text:p>
              </table:table-cell>
              <table:table-cell office:value-type="float" office:value="1441637">
                <text:p>1441637</text:p>
              </table:table-cell>
              <table:table-cell office:value-type="float" office:value="1227291">
                <text:p>1227291</text:p>
              </table:table-cell>
              <table:table-cell office:value-type="float" office:value="319672">
                <text:p>3196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25901">
                <text:p>5125901</text:p>
              </table:table-cell>
              <table:table-cell office:value-type="float" office:value="701127">
                <text:p>701127</text:p>
              </table:table-cell>
              <table:table-cell office:value-type="float" office:value="7587506">
                <text:p>7587506</text:p>
              </table:table-cell>
              <table:table-cell office:value-type="float" office:value="1429077">
                <text:p>1429077</text:p>
              </table:table-cell>
              <table:table-cell office:value-type="float" office:value="1209512">
                <text:p>1209512</text:p>
              </table:table-cell>
              <table:table-cell office:value-type="float" office:value="314660">
                <text:p>3146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10176">
                <text:p>4910176</text:p>
              </table:table-cell>
              <table:table-cell office:value-type="float" office:value="672981">
                <text:p>672981</text:p>
              </table:table-cell>
              <table:table-cell office:value-type="float" office:value="7499936">
                <text:p>7499936</text:p>
              </table:table-cell>
              <table:table-cell office:value-type="float" office:value="1413025">
                <text:p>1413025</text:p>
              </table:table-cell>
              <table:table-cell office:value-type="float" office:value="1198463">
                <text:p>1198463</text:p>
              </table:table-cell>
              <table:table-cell office:value-type="float" office:value="311130">
                <text:p>3111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48212">
                <text:p>4948212</text:p>
              </table:table-cell>
              <table:table-cell office:value-type="float" office:value="677251">
                <text:p>677251</text:p>
              </table:table-cell>
              <table:table-cell office:value-type="float" office:value="7339267">
                <text:p>7339267</text:p>
              </table:table-cell>
              <table:table-cell office:value-type="float" office:value="1382779">
                <text:p>1382779</text:p>
              </table:table-cell>
              <table:table-cell office:value-type="float" office:value="1177411">
                <text:p>1177411</text:p>
              </table:table-cell>
              <table:table-cell office:value-type="float" office:value="305656">
                <text:p>305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24898">
                <text:p>4624898</text:p>
              </table:table-cell>
              <table:table-cell office:value-type="float" office:value="637951">
                <text:p>637951</text:p>
              </table:table-cell>
              <table:table-cell office:value-type="float" office:value="7306859">
                <text:p>7306859</text:p>
              </table:table-cell>
              <table:table-cell office:value-type="float" office:value="1377676">
                <text:p>1377676</text:p>
              </table:table-cell>
              <table:table-cell office:value-type="float" office:value="1166679">
                <text:p>1166679</text:p>
              </table:table-cell>
              <table:table-cell office:value-type="float" office:value="302895">
                <text:p>3028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32309">
                <text:p>4732309</text:p>
              </table:table-cell>
              <table:table-cell office:value-type="float" office:value="649881">
                <text:p>649881</text:p>
              </table:table-cell>
              <table:table-cell office:value-type="float" office:value="7230969">
                <text:p>7230969</text:p>
              </table:table-cell>
              <table:table-cell office:value-type="float" office:value="1361244">
                <text:p>1361244</text:p>
              </table:table-cell>
              <table:table-cell office:value-type="float" office:value="1137699">
                <text:p>1137699</text:p>
              </table:table-cell>
              <table:table-cell office:value-type="float" office:value="295855">
                <text:p>295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83439">
                <text:p>4683439</text:p>
              </table:table-cell>
              <table:table-cell office:value-type="float" office:value="645126">
                <text:p>645126</text:p>
              </table:table-cell>
              <table:table-cell office:value-type="float" office:value="7193552">
                <text:p>7193552</text:p>
              </table:table-cell>
              <table:table-cell office:value-type="float" office:value="1355644">
                <text:p>1355644</text:p>
              </table:table-cell>
              <table:table-cell office:value-type="float" office:value="1126105">
                <text:p>1126105</text:p>
              </table:table-cell>
              <table:table-cell office:value-type="float" office:value="292518">
                <text:p>292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80491">
                <text:p>4580491</text:p>
              </table:table-cell>
              <table:table-cell office:value-type="float" office:value="631520">
                <text:p>631520</text:p>
              </table:table-cell>
              <table:table-cell office:value-type="float" office:value="7082739">
                <text:p>7082739</text:p>
              </table:table-cell>
              <table:table-cell office:value-type="float" office:value="1335652">
                <text:p>1335652</text:p>
              </table:table-cell>
              <table:table-cell office:value-type="float" office:value="1118864">
                <text:p>1118864</text:p>
              </table:table-cell>
              <table:table-cell office:value-type="float" office:value="289878">
                <text:p>2898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46285">
                <text:p>4646285</text:p>
              </table:table-cell>
              <table:table-cell office:value-type="float" office:value="639979">
                <text:p>639979</text:p>
              </table:table-cell>
              <table:table-cell office:value-type="float" office:value="6917675">
                <text:p>6917675</text:p>
              </table:table-cell>
              <table:table-cell office:value-type="float" office:value="1304898">
                <text:p>1304898</text:p>
              </table:table-cell>
              <table:table-cell office:value-type="float" office:value="1096606">
                <text:p>1096606</text:p>
              </table:table-cell>
              <table:table-cell office:value-type="float" office:value="284074">
                <text:p>2840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58658">
                <text:p>4658658</text:p>
              </table:table-cell>
              <table:table-cell office:value-type="float" office:value="640533">
                <text:p>640533</text:p>
              </table:table-cell>
              <table:table-cell office:value-type="float" office:value="6943306">
                <text:p>6943306</text:p>
              </table:table-cell>
              <table:table-cell office:value-type="float" office:value="1310752">
                <text:p>1310752</text:p>
              </table:table-cell>
              <table:table-cell office:value-type="float" office:value="1083119">
                <text:p>1083119</text:p>
              </table:table-cell>
              <table:table-cell office:value-type="float" office:value="280620">
                <text:p>2806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86638">
                <text:p>4486638</text:p>
              </table:table-cell>
              <table:table-cell office:value-type="float" office:value="619105">
                <text:p>619105</text:p>
              </table:table-cell>
              <table:table-cell office:value-type="float" office:value="6871636">
                <text:p>6871636</text:p>
              </table:table-cell>
              <table:table-cell office:value-type="float" office:value="1297002">
                <text:p>1297002</text:p>
              </table:table-cell>
              <table:table-cell office:value-type="float" office:value="1069831">
                <text:p>1069831</text:p>
              </table:table-cell>
              <table:table-cell office:value-type="float" office:value="276884">
                <text:p>2768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94607">
                <text:p>4394607</text:p>
              </table:table-cell>
              <table:table-cell office:value-type="float" office:value="607876">
                <text:p>607876</text:p>
              </table:table-cell>
              <table:table-cell office:value-type="float" office:value="6661608">
                <text:p>6661608</text:p>
              </table:table-cell>
              <table:table-cell office:value-type="float" office:value="1258577">
                <text:p>1258577</text:p>
              </table:table-cell>
              <table:table-cell office:value-type="float" office:value="1061179">
                <text:p>1061179</text:p>
              </table:table-cell>
              <table:table-cell office:value-type="float" office:value="274430">
                <text:p>2744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97640">
                <text:p>4397640</text:p>
              </table:table-cell>
              <table:table-cell office:value-type="float" office:value="607495">
                <text:p>607495</text:p>
              </table:table-cell>
              <table:table-cell office:value-type="float" office:value="6688600">
                <text:p>6688600</text:p>
              </table:table-cell>
              <table:table-cell office:value-type="float" office:value="1265573">
                <text:p>1265573</text:p>
              </table:table-cell>
              <table:table-cell office:value-type="float" office:value="1041341">
                <text:p>1041341</text:p>
              </table:table-cell>
              <table:table-cell office:value-type="float" office:value="269222">
                <text:p>269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79455">
                <text:p>4579455</text:p>
              </table:table-cell>
              <table:table-cell office:value-type="float" office:value="629066">
                <text:p>629066</text:p>
              </table:table-cell>
              <table:table-cell office:value-type="float" office:value="6657955">
                <text:p>6657955</text:p>
              </table:table-cell>
              <table:table-cell office:value-type="float" office:value="1255685">
                <text:p>1255685</text:p>
              </table:table-cell>
              <table:table-cell office:value-type="float" office:value="1049081">
                <text:p>1049081</text:p>
              </table:table-cell>
              <table:table-cell office:value-type="float" office:value="270560">
                <text:p>2705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92655">
                <text:p>4192655</text:p>
              </table:table-cell>
              <table:table-cell office:value-type="float" office:value="581819">
                <text:p>581819</text:p>
              </table:table-cell>
              <table:table-cell office:value-type="float" office:value="6548760">
                <text:p>6548760</text:p>
              </table:table-cell>
              <table:table-cell office:value-type="float" office:value="1237059">
                <text:p>1237059</text:p>
              </table:table-cell>
              <table:table-cell office:value-type="float" office:value="1037020">
                <text:p>1037020</text:p>
              </table:table-cell>
              <table:table-cell office:value-type="float" office:value="267388">
                <text:p>2673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66182">
                <text:p>4266182</text:p>
              </table:table-cell>
              <table:table-cell office:value-type="float" office:value="590753">
                <text:p>590753</text:p>
              </table:table-cell>
              <table:table-cell office:value-type="float" office:value="6521345">
                <text:p>6521345</text:p>
              </table:table-cell>
              <table:table-cell office:value-type="float" office:value="1232251">
                <text:p>1232251</text:p>
              </table:table-cell>
              <table:table-cell office:value-type="float" office:value="1020644">
                <text:p>1020644</text:p>
              </table:table-cell>
              <table:table-cell office:value-type="float" office:value="262540">
                <text:p>2625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35211">
                <text:p>4035211</text:p>
              </table:table-cell>
              <table:table-cell office:value-type="float" office:value="560776">
                <text:p>560776</text:p>
              </table:table-cell>
              <table:table-cell office:value-type="float" office:value="6391102">
                <text:p>6391102</text:p>
              </table:table-cell>
              <table:table-cell office:value-type="float" office:value="1209141">
                <text:p>1209141</text:p>
              </table:table-cell>
              <table:table-cell office:value-type="float" office:value="1067323">
                <text:p>1067323</text:p>
              </table:table-cell>
              <table:table-cell office:value-type="float" office:value="276263">
                <text:p>2762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19998">
                <text:p>4119998</text:p>
              </table:table-cell>
              <table:table-cell office:value-type="float" office:value="570165">
                <text:p>570165</text:p>
              </table:table-cell>
              <table:table-cell office:value-type="float" office:value="6338432">
                <text:p>6338432</text:p>
              </table:table-cell>
              <table:table-cell office:value-type="float" office:value="1197879">
                <text:p>1197879</text:p>
              </table:table-cell>
              <table:table-cell office:value-type="float" office:value="1059654">
                <text:p>1059654</text:p>
              </table:table-cell>
              <table:table-cell office:value-type="float" office:value="273969">
                <text:p>2739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91228">
                <text:p>3991228</text:p>
              </table:table-cell>
              <table:table-cell office:value-type="float" office:value="553610">
                <text:p>553610</text:p>
              </table:table-cell>
              <table:table-cell office:value-type="float" office:value="6301596">
                <text:p>6301596</text:p>
              </table:table-cell>
              <table:table-cell office:value-type="float" office:value="1194390">
                <text:p>1194390</text:p>
              </table:table-cell>
              <table:table-cell office:value-type="float" office:value="1060768">
                <text:p>1060768</text:p>
              </table:table-cell>
              <table:table-cell office:value-type="float" office:value="273599">
                <text:p>2735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60792">
                <text:p>4160792</text:p>
              </table:table-cell>
              <table:table-cell office:value-type="float" office:value="574607">
                <text:p>574607</text:p>
              </table:table-cell>
              <table:table-cell office:value-type="float" office:value="6152935">
                <text:p>6152935</text:p>
              </table:table-cell>
              <table:table-cell office:value-type="float" office:value="1164683">
                <text:p>1164683</text:p>
              </table:table-cell>
              <table:table-cell office:value-type="float" office:value="1052660">
                <text:p>1052660</text:p>
              </table:table-cell>
              <table:table-cell office:value-type="float" office:value="271712">
                <text:p>2717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40753">
                <text:p>3940753</text:p>
              </table:table-cell>
              <table:table-cell office:value-type="float" office:value="546980">
                <text:p>546980</text:p>
              </table:table-cell>
              <table:table-cell office:value-type="float" office:value="6072407">
                <text:p>6072407</text:p>
              </table:table-cell>
              <table:table-cell office:value-type="float" office:value="1150260">
                <text:p>1150260</text:p>
              </table:table-cell>
              <table:table-cell office:value-type="float" office:value="937514">
                <text:p>937514</text:p>
              </table:table-cell>
              <table:table-cell office:value-type="float" office:value="242317">
                <text:p>2423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95225">
                <text:p>3995225</text:p>
              </table:table-cell>
              <table:table-cell office:value-type="float" office:value="554887">
                <text:p>554887</text:p>
              </table:table-cell>
              <table:table-cell office:value-type="float" office:value="6066154">
                <text:p>6066154</text:p>
              </table:table-cell>
              <table:table-cell office:value-type="float" office:value="1149321">
                <text:p>1149321</text:p>
              </table:table-cell>
              <table:table-cell office:value-type="float" office:value="995848">
                <text:p>995848</text:p>
              </table:table-cell>
              <table:table-cell office:value-type="float" office:value="253337">
                <text:p>2533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02989">
                <text:p>4102989</text:p>
              </table:table-cell>
              <table:table-cell office:value-type="float" office:value="567683">
                <text:p>567683</text:p>
              </table:table-cell>
              <table:table-cell office:value-type="float" office:value="6115020">
                <text:p>6115020</text:p>
              </table:table-cell>
              <table:table-cell office:value-type="float" office:value="1159178">
                <text:p>1159178</text:p>
              </table:table-cell>
              <table:table-cell office:value-type="float" office:value="987670">
                <text:p>987670</text:p>
              </table:table-cell>
              <table:table-cell office:value-type="float" office:value="251291">
                <text:p>251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84694">
                <text:p>3784694</text:p>
              </table:table-cell>
              <table:table-cell office:value-type="float" office:value="526853">
                <text:p>526853</text:p>
              </table:table-cell>
              <table:table-cell office:value-type="float" office:value="5976211">
                <text:p>5976211</text:p>
              </table:table-cell>
              <table:table-cell office:value-type="float" office:value="1132306">
                <text:p>1132306</text:p>
              </table:table-cell>
              <table:table-cell office:value-type="float" office:value="892275">
                <text:p>892275</text:p>
              </table:table-cell>
              <table:table-cell office:value-type="float" office:value="234013">
                <text:p>2340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92739">
                <text:p>3792739</text:p>
              </table:table-cell>
              <table:table-cell office:value-type="float" office:value="527815">
                <text:p>527815</text:p>
              </table:table-cell>
              <table:table-cell office:value-type="float" office:value="5838669">
                <text:p>5838669</text:p>
              </table:table-cell>
              <table:table-cell office:value-type="float" office:value="1106932">
                <text:p>1106932</text:p>
              </table:table-cell>
              <table:table-cell office:value-type="float" office:value="858565">
                <text:p>858565</text:p>
              </table:table-cell>
              <table:table-cell office:value-type="float" office:value="226058">
                <text:p>2260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45861">
                <text:p>3845861</text:p>
              </table:table-cell>
              <table:table-cell office:value-type="float" office:value="534442">
                <text:p>534442</text:p>
              </table:table-cell>
              <table:table-cell office:value-type="float" office:value="5749528">
                <text:p>5749528</text:p>
              </table:table-cell>
              <table:table-cell office:value-type="float" office:value="1091480">
                <text:p>1091480</text:p>
              </table:table-cell>
              <table:table-cell office:value-type="float" office:value="855392">
                <text:p>855392</text:p>
              </table:table-cell>
              <table:table-cell office:value-type="float" office:value="225489">
                <text:p>2254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77479">
                <text:p>3777479</text:p>
              </table:table-cell>
              <table:table-cell office:value-type="float" office:value="525351">
                <text:p>525351</text:p>
              </table:table-cell>
              <table:table-cell office:value-type="float" office:value="5739820">
                <text:p>5739820</text:p>
              </table:table-cell>
              <table:table-cell office:value-type="float" office:value="1088345">
                <text:p>1088345</text:p>
              </table:table-cell>
              <table:table-cell office:value-type="float" office:value="851366">
                <text:p>851366</text:p>
              </table:table-cell>
              <table:table-cell office:value-type="float" office:value="224111">
                <text:p>2241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73921">
                <text:p>3773921</text:p>
              </table:table-cell>
              <table:table-cell office:value-type="float" office:value="525585">
                <text:p>525585</text:p>
              </table:table-cell>
              <table:table-cell office:value-type="float" office:value="5598018">
                <text:p>5598018</text:p>
              </table:table-cell>
              <table:table-cell office:value-type="float" office:value="1063786">
                <text:p>1063786</text:p>
              </table:table-cell>
              <table:table-cell office:value-type="float" office:value="847203">
                <text:p>847203</text:p>
              </table:table-cell>
              <table:table-cell office:value-type="float" office:value="222614">
                <text:p>2226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79196">
                <text:p>3779196</text:p>
              </table:table-cell>
              <table:table-cell office:value-type="float" office:value="525717">
                <text:p>525717</text:p>
              </table:table-cell>
              <table:table-cell office:value-type="float" office:value="5547219">
                <text:p>5547219</text:p>
              </table:table-cell>
              <table:table-cell office:value-type="float" office:value="1055049">
                <text:p>1055049</text:p>
              </table:table-cell>
              <table:table-cell office:value-type="float" office:value="844524">
                <text:p>844524</text:p>
              </table:table-cell>
              <table:table-cell office:value-type="float" office:value="221699">
                <text:p>2216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53355">
                <text:p>3553355</text:p>
              </table:table-cell>
              <table:table-cell office:value-type="float" office:value="495733">
                <text:p>495733</text:p>
              </table:table-cell>
              <table:table-cell office:value-type="float" office:value="5484582">
                <text:p>5484582</text:p>
              </table:table-cell>
              <table:table-cell office:value-type="float" office:value="1042758">
                <text:p>1042758</text:p>
              </table:table-cell>
              <table:table-cell office:value-type="float" office:value="843936">
                <text:p>843936</text:p>
              </table:table-cell>
              <table:table-cell office:value-type="float" office:value="221548">
                <text:p>2215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72397">
                <text:p>3572397</text:p>
              </table:table-cell>
              <table:table-cell office:value-type="float" office:value="497984">
                <text:p>497984</text:p>
              </table:table-cell>
              <table:table-cell office:value-type="float" office:value="5460363">
                <text:p>5460363</text:p>
              </table:table-cell>
              <table:table-cell office:value-type="float" office:value="1037516">
                <text:p>1037516</text:p>
              </table:table-cell>
              <table:table-cell office:value-type="float" office:value="842109">
                <text:p>842109</text:p>
              </table:table-cell>
              <table:table-cell office:value-type="float" office:value="220844">
                <text:p>220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10035">
                <text:p>3610035</text:p>
              </table:table-cell>
              <table:table-cell office:value-type="float" office:value="502203">
                <text:p>502203</text:p>
              </table:table-cell>
              <table:table-cell office:value-type="float" office:value="5400337">
                <text:p>5400337</text:p>
              </table:table-cell>
              <table:table-cell office:value-type="float" office:value="1027533">
                <text:p>1027533</text:p>
              </table:table-cell>
              <table:table-cell office:value-type="float" office:value="842800">
                <text:p>842800</text:p>
              </table:table-cell>
              <table:table-cell office:value-type="float" office:value="220769">
                <text:p>2207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58422">
                <text:p>3658422</text:p>
              </table:table-cell>
              <table:table-cell office:value-type="float" office:value="507696">
                <text:p>507696</text:p>
              </table:table-cell>
              <table:table-cell office:value-type="float" office:value="5361354">
                <text:p>5361354</text:p>
              </table:table-cell>
              <table:table-cell office:value-type="float" office:value="1019864">
                <text:p>1019864</text:p>
              </table:table-cell>
              <table:table-cell office:value-type="float" office:value="843787">
                <text:p>843787</text:p>
              </table:table-cell>
              <table:table-cell office:value-type="float" office:value="220544">
                <text:p>2205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42882">
                <text:p>3342882</text:p>
              </table:table-cell>
              <table:table-cell office:value-type="float" office:value="467973">
                <text:p>467973</text:p>
              </table:table-cell>
              <table:table-cell office:value-type="float" office:value="5233977">
                <text:p>5233977</text:p>
              </table:table-cell>
              <table:table-cell office:value-type="float" office:value="996765">
                <text:p>996765</text:p>
              </table:table-cell>
              <table:table-cell office:value-type="float" office:value="845013">
                <text:p>845013</text:p>
              </table:table-cell>
              <table:table-cell office:value-type="float" office:value="220248">
                <text:p>220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95369">
                <text:p>3395369</text:p>
              </table:table-cell>
              <table:table-cell office:value-type="float" office:value="475765">
                <text:p>475765</text:p>
              </table:table-cell>
              <table:table-cell office:value-type="float" office:value="5185307">
                <text:p>5185307</text:p>
              </table:table-cell>
              <table:table-cell office:value-type="float" office:value="986630">
                <text:p>986630</text:p>
              </table:table-cell>
              <table:table-cell office:value-type="float" office:value="843387">
                <text:p>843387</text:p>
              </table:table-cell>
              <table:table-cell office:value-type="float" office:value="219364">
                <text:p>2193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09544">
                <text:p>3409544</text:p>
              </table:table-cell>
              <table:table-cell office:value-type="float" office:value="476127">
                <text:p>476127</text:p>
              </table:table-cell>
              <table:table-cell office:value-type="float" office:value="5094101">
                <text:p>5094101</text:p>
              </table:table-cell>
              <table:table-cell office:value-type="float" office:value="969864">
                <text:p>969864</text:p>
              </table:table-cell>
              <table:table-cell office:value-type="float" office:value="843202">
                <text:p>843202</text:p>
              </table:table-cell>
              <table:table-cell office:value-type="float" office:value="218109">
                <text:p>2181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68780">
                <text:p>3368780</text:p>
              </table:table-cell>
              <table:table-cell office:value-type="float" office:value="470421">
                <text:p>470421</text:p>
              </table:table-cell>
              <table:table-cell office:value-type="float" office:value="5043404">
                <text:p>5043404</text:p>
              </table:table-cell>
              <table:table-cell office:value-type="float" office:value="962904">
                <text:p>962904</text:p>
              </table:table-cell>
              <table:table-cell office:value-type="float" office:value="839974">
                <text:p>839974</text:p>
              </table:table-cell>
              <table:table-cell office:value-type="float" office:value="216373">
                <text:p>2163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67702">
                <text:p>3267702</text:p>
              </table:table-cell>
              <table:table-cell office:value-type="float" office:value="456982">
                <text:p>456982</text:p>
              </table:table-cell>
              <table:table-cell office:value-type="float" office:value="4937961">
                <text:p>4937961</text:p>
              </table:table-cell>
              <table:table-cell office:value-type="float" office:value="940164">
                <text:p>940164</text:p>
              </table:table-cell>
              <table:table-cell office:value-type="float" office:value="827913">
                <text:p>827913</text:p>
              </table:table-cell>
              <table:table-cell office:value-type="float" office:value="212550">
                <text:p>2125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40354">
                <text:p>3340354</text:p>
              </table:table-cell>
              <table:table-cell office:value-type="float" office:value="467884">
                <text:p>467884</text:p>
              </table:table-cell>
              <table:table-cell office:value-type="float" office:value="4933971">
                <text:p>4933971</text:p>
              </table:table-cell>
              <table:table-cell office:value-type="float" office:value="940444">
                <text:p>940444</text:p>
              </table:table-cell>
              <table:table-cell office:value-type="float" office:value="826553">
                <text:p>826553</text:p>
              </table:table-cell>
              <table:table-cell office:value-type="float" office:value="212487">
                <text:p>2124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46725">
                <text:p>3346725</text:p>
              </table:table-cell>
              <table:table-cell office:value-type="float" office:value="468774">
                <text:p>468774</text:p>
              </table:table-cell>
              <table:table-cell office:value-type="float" office:value="4864670">
                <text:p>4864670</text:p>
              </table:table-cell>
              <table:table-cell office:value-type="float" office:value="927427">
                <text:p>927427</text:p>
              </table:table-cell>
              <table:table-cell office:value-type="float" office:value="790800">
                <text:p>790800</text:p>
              </table:table-cell>
              <table:table-cell office:value-type="float" office:value="205576">
                <text:p>2055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19548">
                <text:p>3319548</text:p>
              </table:table-cell>
              <table:table-cell office:value-type="float" office:value="462975">
                <text:p>462975</text:p>
              </table:table-cell>
              <table:table-cell office:value-type="float" office:value="4722596">
                <text:p>4722596</text:p>
              </table:table-cell>
              <table:table-cell office:value-type="float" office:value="900946">
                <text:p>900946</text:p>
              </table:table-cell>
              <table:table-cell office:value-type="float" office:value="783746">
                <text:p>783746</text:p>
              </table:table-cell>
              <table:table-cell office:value-type="float" office:value="203535">
                <text:p>2035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57888">
                <text:p>3157888</text:p>
              </table:table-cell>
              <table:table-cell office:value-type="float" office:value="443320">
                <text:p>443320</text:p>
              </table:table-cell>
              <table:table-cell office:value-type="float" office:value="4706851">
                <text:p>4706851</text:p>
              </table:table-cell>
              <table:table-cell office:value-type="float" office:value="897850">
                <text:p>897850</text:p>
              </table:table-cell>
              <table:table-cell office:value-type="float" office:value="781656">
                <text:p>781656</text:p>
              </table:table-cell>
              <table:table-cell office:value-type="float" office:value="202620">
                <text:p>2026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86958">
                <text:p>3086958</text:p>
              </table:table-cell>
              <table:table-cell office:value-type="float" office:value="434142">
                <text:p>434142</text:p>
              </table:table-cell>
              <table:table-cell office:value-type="float" office:value="4637338">
                <text:p>4637338</text:p>
              </table:table-cell>
              <table:table-cell office:value-type="float" office:value="886063">
                <text:p>886063</text:p>
              </table:table-cell>
              <table:table-cell office:value-type="float" office:value="775045">
                <text:p>775045</text:p>
              </table:table-cell>
              <table:table-cell office:value-type="float" office:value="201220">
                <text:p>2012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79927">
                <text:p>3179927</text:p>
              </table:table-cell>
              <table:table-cell office:value-type="float" office:value="446477">
                <text:p>446477</text:p>
              </table:table-cell>
              <table:table-cell office:value-type="float" office:value="4637709">
                <text:p>4637709</text:p>
              </table:table-cell>
              <table:table-cell office:value-type="float" office:value="887090">
                <text:p>887090</text:p>
              </table:table-cell>
              <table:table-cell office:value-type="float" office:value="767143">
                <text:p>767143</text:p>
              </table:table-cell>
              <table:table-cell office:value-type="float" office:value="199254">
                <text:p>1992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25889">
                <text:p>3125889</text:p>
              </table:table-cell>
              <table:table-cell office:value-type="float" office:value="437309">
                <text:p>437309</text:p>
              </table:table-cell>
              <table:table-cell office:value-type="float" office:value="4623473">
                <text:p>4623473</text:p>
              </table:table-cell>
              <table:table-cell office:value-type="float" office:value="884928">
                <text:p>884928</text:p>
              </table:table-cell>
              <table:table-cell office:value-type="float" office:value="769727">
                <text:p>769727</text:p>
              </table:table-cell>
              <table:table-cell office:value-type="float" office:value="199715">
                <text:p>1997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07275">
                <text:p>3007275</text:p>
              </table:table-cell>
              <table:table-cell office:value-type="float" office:value="422501">
                <text:p>422501</text:p>
              </table:table-cell>
              <table:table-cell office:value-type="float" office:value="4499363">
                <text:p>4499363</text:p>
              </table:table-cell>
              <table:table-cell office:value-type="float" office:value="860412">
                <text:p>860412</text:p>
              </table:table-cell>
              <table:table-cell office:value-type="float" office:value="770369">
                <text:p>770369</text:p>
              </table:table-cell>
              <table:table-cell office:value-type="float" office:value="199619">
                <text:p>1996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59969">
                <text:p>2959969</text:p>
              </table:table-cell>
              <table:table-cell office:value-type="float" office:value="415863">
                <text:p>415863</text:p>
              </table:table-cell>
              <table:table-cell office:value-type="float" office:value="4421447">
                <text:p>4421447</text:p>
              </table:table-cell>
              <table:table-cell office:value-type="float" office:value="845854">
                <text:p>845854</text:p>
              </table:table-cell>
              <table:table-cell office:value-type="float" office:value="767553">
                <text:p>767553</text:p>
              </table:table-cell>
              <table:table-cell office:value-type="float" office:value="198671">
                <text:p>1986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83386">
                <text:p>2983386</text:p>
              </table:table-cell>
              <table:table-cell office:value-type="float" office:value="419081">
                <text:p>419081</text:p>
              </table:table-cell>
              <table:table-cell office:value-type="float" office:value="4372327">
                <text:p>4372327</text:p>
              </table:table-cell>
              <table:table-cell office:value-type="float" office:value="836013">
                <text:p>836013</text:p>
              </table:table-cell>
              <table:table-cell office:value-type="float" office:value="766414">
                <text:p>766414</text:p>
              </table:table-cell>
              <table:table-cell office:value-type="float" office:value="197977">
                <text:p>1979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73418">
                <text:p>2873418</text:p>
              </table:table-cell>
              <table:table-cell office:value-type="float" office:value="404565">
                <text:p>404565</text:p>
              </table:table-cell>
              <table:table-cell office:value-type="float" office:value="4361350">
                <text:p>4361350</text:p>
              </table:table-cell>
              <table:table-cell office:value-type="float" office:value="833913">
                <text:p>833913</text:p>
              </table:table-cell>
              <table:table-cell office:value-type="float" office:value="762436">
                <text:p>762436</text:p>
              </table:table-cell>
              <table:table-cell office:value-type="float" office:value="196762">
                <text:p>1967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48030">
                <text:p>2848030</text:p>
              </table:table-cell>
              <table:table-cell office:value-type="float" office:value="402018">
                <text:p>402018</text:p>
              </table:table-cell>
              <table:table-cell office:value-type="float" office:value="4278833">
                <text:p>4278833</text:p>
              </table:table-cell>
              <table:table-cell office:value-type="float" office:value="819027">
                <text:p>819027</text:p>
              </table:table-cell>
              <table:table-cell office:value-type="float" office:value="757111">
                <text:p>757111</text:p>
              </table:table-cell>
              <table:table-cell office:value-type="float" office:value="195274">
                <text:p>1952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52018">
                <text:p>2852018</text:p>
              </table:table-cell>
              <table:table-cell office:value-type="float" office:value="402239">
                <text:p>402239</text:p>
              </table:table-cell>
              <table:table-cell office:value-type="float" office:value="4299458">
                <text:p>4299458</text:p>
              </table:table-cell>
              <table:table-cell office:value-type="float" office:value="822511">
                <text:p>822511</text:p>
              </table:table-cell>
              <table:table-cell office:value-type="float" office:value="750504">
                <text:p>750504</text:p>
              </table:table-cell>
              <table:table-cell office:value-type="float" office:value="193092">
                <text:p>1930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24830">
                <text:p>2824830</text:p>
              </table:table-cell>
              <table:table-cell office:value-type="float" office:value="396177">
                <text:p>396177</text:p>
              </table:table-cell>
              <table:table-cell office:value-type="float" office:value="4219184">
                <text:p>4219184</text:p>
              </table:table-cell>
              <table:table-cell office:value-type="float" office:value="806682">
                <text:p>806682</text:p>
              </table:table-cell>
              <table:table-cell office:value-type="float" office:value="737735">
                <text:p>737735</text:p>
              </table:table-cell>
              <table:table-cell office:value-type="float" office:value="189515">
                <text:p>1895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75949">
                <text:p>2675949</text:p>
              </table:table-cell>
              <table:table-cell office:value-type="float" office:value="378216">
                <text:p>378216</text:p>
              </table:table-cell>
              <table:table-cell office:value-type="float" office:value="4189061">
                <text:p>4189061</text:p>
              </table:table-cell>
              <table:table-cell office:value-type="float" office:value="803066">
                <text:p>803066</text:p>
              </table:table-cell>
              <table:table-cell office:value-type="float" office:value="723444">
                <text:p>723444</text:p>
              </table:table-cell>
              <table:table-cell office:value-type="float" office:value="186607">
                <text:p>1866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41011">
                <text:p>2741011</text:p>
              </table:table-cell>
              <table:table-cell office:value-type="float" office:value="386419">
                <text:p>386419</text:p>
              </table:table-cell>
              <table:table-cell office:value-type="float" office:value="4058092">
                <text:p>4058092</text:p>
              </table:table-cell>
              <table:table-cell office:value-type="float" office:value="777814">
                <text:p>777814</text:p>
              </table:table-cell>
              <table:table-cell office:value-type="float" office:value="719284">
                <text:p>719284</text:p>
              </table:table-cell>
              <table:table-cell office:value-type="float" office:value="185679">
                <text:p>1856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33340">
                <text:p>2733340</text:p>
              </table:table-cell>
              <table:table-cell office:value-type="float" office:value="385192">
                <text:p>385192</text:p>
              </table:table-cell>
              <table:table-cell office:value-type="float" office:value="3958692">
                <text:p>3958692</text:p>
              </table:table-cell>
              <table:table-cell office:value-type="float" office:value="758815">
                <text:p>758815</text:p>
              </table:table-cell>
              <table:table-cell office:value-type="float" office:value="715902">
                <text:p>715902</text:p>
              </table:table-cell>
              <table:table-cell office:value-type="float" office:value="184841">
                <text:p>1848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23827">
                <text:p>2723827</text:p>
              </table:table-cell>
              <table:table-cell office:value-type="float" office:value="384328">
                <text:p>384328</text:p>
              </table:table-cell>
              <table:table-cell office:value-type="float" office:value="3981913">
                <text:p>3981913</text:p>
              </table:table-cell>
              <table:table-cell office:value-type="float" office:value="762812">
                <text:p>762812</text:p>
              </table:table-cell>
              <table:table-cell office:value-type="float" office:value="713912">
                <text:p>713912</text:p>
              </table:table-cell>
              <table:table-cell office:value-type="float" office:value="184520">
                <text:p>1845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03030">
                <text:p>2703030</text:p>
              </table:table-cell>
              <table:table-cell office:value-type="float" office:value="381148">
                <text:p>381148</text:p>
              </table:table-cell>
              <table:table-cell office:value-type="float" office:value="3929778">
                <text:p>3929778</text:p>
              </table:table-cell>
              <table:table-cell office:value-type="float" office:value="753930">
                <text:p>753930</text:p>
              </table:table-cell>
              <table:table-cell office:value-type="float" office:value="710842">
                <text:p>710842</text:p>
              </table:table-cell>
              <table:table-cell office:value-type="float" office:value="183411">
                <text:p>1834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30993">
                <text:p>2730993</text:p>
              </table:table-cell>
              <table:table-cell office:value-type="float" office:value="383333">
                <text:p>383333</text:p>
              </table:table-cell>
              <table:table-cell office:value-type="float" office:value="3867277">
                <text:p>3867277</text:p>
              </table:table-cell>
              <table:table-cell office:value-type="float" office:value="742006">
                <text:p>742006</text:p>
              </table:table-cell>
              <table:table-cell office:value-type="float" office:value="709256">
                <text:p>709256</text:p>
              </table:table-cell>
              <table:table-cell office:value-type="float" office:value="182996">
                <text:p>1829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9529">
                <text:p>2529529</text:p>
              </table:table-cell>
              <table:table-cell office:value-type="float" office:value="356942">
                <text:p>356942</text:p>
              </table:table-cell>
              <table:table-cell office:value-type="float" office:value="3878225">
                <text:p>3878225</text:p>
              </table:table-cell>
              <table:table-cell office:value-type="float" office:value="744634">
                <text:p>744634</text:p>
              </table:table-cell>
              <table:table-cell office:value-type="float" office:value="708589">
                <text:p>708589</text:p>
              </table:table-cell>
              <table:table-cell office:value-type="float" office:value="182718">
                <text:p>1827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70193">
                <text:p>2570193</text:p>
              </table:table-cell>
              <table:table-cell office:value-type="float" office:value="362952">
                <text:p>362952</text:p>
              </table:table-cell>
              <table:table-cell office:value-type="float" office:value="3750376">
                <text:p>3750376</text:p>
              </table:table-cell>
              <table:table-cell office:value-type="float" office:value="719832">
                <text:p>719832</text:p>
              </table:table-cell>
              <table:table-cell office:value-type="float" office:value="705629">
                <text:p>705629</text:p>
              </table:table-cell>
              <table:table-cell office:value-type="float" office:value="181878">
                <text:p>181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75259">
                <text:p>2475259</text:p>
              </table:table-cell>
              <table:table-cell office:value-type="float" office:value="350171">
                <text:p>350171</text:p>
              </table:table-cell>
              <table:table-cell office:value-type="float" office:value="3673415">
                <text:p>3673415</text:p>
              </table:table-cell>
              <table:table-cell office:value-type="float" office:value="705274">
                <text:p>705274</text:p>
              </table:table-cell>
              <table:table-cell office:value-type="float" office:value="706021">
                <text:p>706021</text:p>
              </table:table-cell>
              <table:table-cell office:value-type="float" office:value="181968">
                <text:p>1819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51011">
                <text:p>2651011</text:p>
              </table:table-cell>
              <table:table-cell office:value-type="float" office:value="373345">
                <text:p>373345</text:p>
              </table:table-cell>
              <table:table-cell office:value-type="float" office:value="3659204">
                <text:p>3659204</text:p>
              </table:table-cell>
              <table:table-cell office:value-type="float" office:value="703619">
                <text:p>703619</text:p>
              </table:table-cell>
              <table:table-cell office:value-type="float" office:value="705685">
                <text:p>705685</text:p>
              </table:table-cell>
              <table:table-cell office:value-type="float" office:value="181328">
                <text:p>1813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40635">
                <text:p>2440635</text:p>
              </table:table-cell>
              <table:table-cell office:value-type="float" office:value="346405">
                <text:p>346405</text:p>
              </table:table-cell>
              <table:table-cell office:value-type="float" office:value="3619500">
                <text:p>3619500</text:p>
              </table:table-cell>
              <table:table-cell office:value-type="float" office:value="695842">
                <text:p>695842</text:p>
              </table:table-cell>
              <table:table-cell office:value-type="float" office:value="708587">
                <text:p>708587</text:p>
              </table:table-cell>
              <table:table-cell office:value-type="float" office:value="181782">
                <text:p>1817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62760">
                <text:p>2462760</text:p>
              </table:table-cell>
              <table:table-cell office:value-type="float" office:value="347994">
                <text:p>347994</text:p>
              </table:table-cell>
              <table:table-cell office:value-type="float" office:value="3486199">
                <text:p>3486199</text:p>
              </table:table-cell>
              <table:table-cell office:value-type="float" office:value="669951">
                <text:p>669951</text:p>
              </table:table-cell>
              <table:table-cell office:value-type="float" office:value="706014">
                <text:p>706014</text:p>
              </table:table-cell>
              <table:table-cell office:value-type="float" office:value="180797">
                <text:p>1807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76352">
                <text:p>2476352</text:p>
              </table:table-cell>
              <table:table-cell office:value-type="float" office:value="351300">
                <text:p>351300</text:p>
              </table:table-cell>
              <table:table-cell office:value-type="float" office:value="3558682">
                <text:p>3558682</text:p>
              </table:table-cell>
              <table:table-cell office:value-type="float" office:value="683108">
                <text:p>683108</text:p>
              </table:table-cell>
              <table:table-cell office:value-type="float" office:value="709572">
                <text:p>709572</text:p>
              </table:table-cell>
              <table:table-cell office:value-type="float" office:value="181443">
                <text:p>1814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49062">
                <text:p>2349062</text:p>
              </table:table-cell>
              <table:table-cell office:value-type="float" office:value="333640">
                <text:p>333640</text:p>
              </table:table-cell>
              <table:table-cell office:value-type="float" office:value="3452625">
                <text:p>3452625</text:p>
              </table:table-cell>
              <table:table-cell office:value-type="float" office:value="662524">
                <text:p>662524</text:p>
              </table:table-cell>
              <table:table-cell office:value-type="float" office:value="686262">
                <text:p>686262</text:p>
              </table:table-cell>
              <table:table-cell office:value-type="float" office:value="175770">
                <text:p>1757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11651">
                <text:p>2511651</text:p>
              </table:table-cell>
              <table:table-cell office:value-type="float" office:value="355219">
                <text:p>355219</text:p>
              </table:table-cell>
              <table:table-cell office:value-type="float" office:value="3381988">
                <text:p>3381988</text:p>
              </table:table-cell>
              <table:table-cell office:value-type="float" office:value="650861">
                <text:p>650861</text:p>
              </table:table-cell>
              <table:table-cell office:value-type="float" office:value="687821">
                <text:p>687821</text:p>
              </table:table-cell>
              <table:table-cell office:value-type="float" office:value="176187">
                <text:p>1761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38334">
                <text:p>2338334</text:p>
              </table:table-cell>
              <table:table-cell office:value-type="float" office:value="332999">
                <text:p>332999</text:p>
              </table:table-cell>
              <table:table-cell office:value-type="float" office:value="3341673">
                <text:p>3341673</text:p>
              </table:table-cell>
              <table:table-cell office:value-type="float" office:value="643194">
                <text:p>643194</text:p>
              </table:table-cell>
              <table:table-cell office:value-type="float" office:value="689641">
                <text:p>689641</text:p>
              </table:table-cell>
              <table:table-cell office:value-type="float" office:value="176409">
                <text:p>1764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53635">
                <text:p>2353635</text:p>
              </table:table-cell>
              <table:table-cell office:value-type="float" office:value="333497">
                <text:p>333497</text:p>
              </table:table-cell>
              <table:table-cell office:value-type="float" office:value="3266986">
                <text:p>3266986</text:p>
              </table:table-cell>
              <table:table-cell office:value-type="float" office:value="628420">
                <text:p>628420</text:p>
              </table:table-cell>
              <table:table-cell office:value-type="float" office:value="689387">
                <text:p>689387</text:p>
              </table:table-cell>
              <table:table-cell office:value-type="float" office:value="176677">
                <text:p>1766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00095">
                <text:p>2300095</text:p>
              </table:table-cell>
              <table:table-cell office:value-type="float" office:value="326391">
                <text:p>326391</text:p>
              </table:table-cell>
              <table:table-cell office:value-type="float" office:value="3265757">
                <text:p>3265757</text:p>
              </table:table-cell>
              <table:table-cell office:value-type="float" office:value="629314">
                <text:p>629314</text:p>
              </table:table-cell>
              <table:table-cell office:value-type="float" office:value="690239">
                <text:p>690239</text:p>
              </table:table-cell>
              <table:table-cell office:value-type="float" office:value="176249">
                <text:p>1762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08793">
                <text:p>2308793</text:p>
              </table:table-cell>
              <table:table-cell office:value-type="float" office:value="326978">
                <text:p>326978</text:p>
              </table:table-cell>
              <table:table-cell office:value-type="float" office:value="3202070">
                <text:p>3202070</text:p>
              </table:table-cell>
              <table:table-cell office:value-type="float" office:value="616540">
                <text:p>616540</text:p>
              </table:table-cell>
              <table:table-cell office:value-type="float" office:value="689397">
                <text:p>689397</text:p>
              </table:table-cell>
              <table:table-cell office:value-type="float" office:value="175662">
                <text:p>1756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80278">
                <text:p>2180278</text:p>
              </table:table-cell>
              <table:table-cell office:value-type="float" office:value="310372">
                <text:p>310372</text:p>
              </table:table-cell>
              <table:table-cell office:value-type="float" office:value="3210022">
                <text:p>3210022</text:p>
              </table:table-cell>
              <table:table-cell office:value-type="float" office:value="618542">
                <text:p>618542</text:p>
              </table:table-cell>
              <table:table-cell office:value-type="float" office:value="686342">
                <text:p>686342</text:p>
              </table:table-cell>
              <table:table-cell office:value-type="float" office:value="174928">
                <text:p>1749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51574">
                <text:p>2251574</text:p>
              </table:table-cell>
              <table:table-cell office:value-type="float" office:value="318642">
                <text:p>318642</text:p>
              </table:table-cell>
              <table:table-cell office:value-type="float" office:value="3097884">
                <text:p>3097884</text:p>
              </table:table-cell>
              <table:table-cell office:value-type="float" office:value="597373">
                <text:p>597373</text:p>
              </table:table-cell>
              <table:table-cell office:value-type="float" office:value="772495">
                <text:p>772495</text:p>
              </table:table-cell>
              <table:table-cell office:value-type="float" office:value="200042">
                <text:p>2000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89258">
                <text:p>2289258</text:p>
              </table:table-cell>
              <table:table-cell office:value-type="float" office:value="324228">
                <text:p>324228</text:p>
              </table:table-cell>
              <table:table-cell office:value-type="float" office:value="3073276">
                <text:p>3073276</text:p>
              </table:table-cell>
              <table:table-cell office:value-type="float" office:value="591517">
                <text:p>591517</text:p>
              </table:table-cell>
              <table:table-cell office:value-type="float" office:value="770959">
                <text:p>770959</text:p>
              </table:table-cell>
              <table:table-cell office:value-type="float" office:value="199345">
                <text:p>1993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03803">
                <text:p>2103803</text:p>
              </table:table-cell>
              <table:table-cell office:value-type="float" office:value="300073">
                <text:p>300073</text:p>
              </table:table-cell>
              <table:table-cell office:value-type="float" office:value="3149012">
                <text:p>3149012</text:p>
              </table:table-cell>
              <table:table-cell office:value-type="float" office:value="607432">
                <text:p>607432</text:p>
              </table:table-cell>
              <table:table-cell office:value-type="float" office:value="774259">
                <text:p>774259</text:p>
              </table:table-cell>
              <table:table-cell office:value-type="float" office:value="199712">
                <text:p>1997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60846">
                <text:p>2160846</text:p>
              </table:table-cell>
              <table:table-cell office:value-type="float" office:value="307746">
                <text:p>307746</text:p>
              </table:table-cell>
              <table:table-cell office:value-type="float" office:value="3076980">
                <text:p>3076980</text:p>
              </table:table-cell>
              <table:table-cell office:value-type="float" office:value="592922">
                <text:p>592922</text:p>
              </table:table-cell>
              <table:table-cell office:value-type="float" office:value="774182">
                <text:p>774182</text:p>
              </table:table-cell>
              <table:table-cell office:value-type="float" office:value="199501">
                <text:p>1995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76708">
                <text:p>2176708</text:p>
              </table:table-cell>
              <table:table-cell office:value-type="float" office:value="308900">
                <text:p>308900</text:p>
              </table:table-cell>
              <table:table-cell office:value-type="float" office:value="2990907">
                <text:p>2990907</text:p>
              </table:table-cell>
              <table:table-cell office:value-type="float" office:value="576979">
                <text:p>576979</text:p>
              </table:table-cell>
              <table:table-cell office:value-type="float" office:value="771805">
                <text:p>771805</text:p>
              </table:table-cell>
              <table:table-cell office:value-type="float" office:value="198834">
                <text:p>1988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38081">
                <text:p>2138081</text:p>
              </table:table-cell>
              <table:table-cell office:value-type="float" office:value="305546">
                <text:p>305546</text:p>
              </table:table-cell>
              <table:table-cell office:value-type="float" office:value="2972219">
                <text:p>2972219</text:p>
              </table:table-cell>
              <table:table-cell office:value-type="float" office:value="574346">
                <text:p>574346</text:p>
              </table:table-cell>
              <table:table-cell office:value-type="float" office:value="780775">
                <text:p>780775</text:p>
              </table:table-cell>
              <table:table-cell office:value-type="float" office:value="200812">
                <text:p>2008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63619">
                <text:p>1963619</text:p>
              </table:table-cell>
              <table:table-cell office:value-type="float" office:value="281222">
                <text:p>281222</text:p>
              </table:table-cell>
              <table:table-cell office:value-type="float" office:value="2928935">
                <text:p>2928935</text:p>
              </table:table-cell>
              <table:table-cell office:value-type="float" office:value="565182">
                <text:p>565182</text:p>
              </table:table-cell>
              <table:table-cell office:value-type="float" office:value="779480">
                <text:p>779480</text:p>
              </table:table-cell>
              <table:table-cell office:value-type="float" office:value="200184">
                <text:p>2001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53237">
                <text:p>2053237</text:p>
              </table:table-cell>
              <table:table-cell office:value-type="float" office:value="293305">
                <text:p>293305</text:p>
              </table:table-cell>
              <table:table-cell office:value-type="float" office:value="2857865">
                <text:p>2857865</text:p>
              </table:table-cell>
              <table:table-cell office:value-type="float" office:value="552633">
                <text:p>552633</text:p>
              </table:table-cell>
              <table:table-cell office:value-type="float" office:value="781763">
                <text:p>781763</text:p>
              </table:table-cell>
              <table:table-cell office:value-type="float" office:value="201092">
                <text:p>2010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59551">
                <text:p>1959551</text:p>
              </table:table-cell>
              <table:table-cell office:value-type="float" office:value="279358">
                <text:p>279358</text:p>
              </table:table-cell>
              <table:table-cell office:value-type="float" office:value="2808835">
                <text:p>2808835</text:p>
              </table:table-cell>
              <table:table-cell office:value-type="float" office:value="543093">
                <text:p>543093</text:p>
              </table:table-cell>
              <table:table-cell office:value-type="float" office:value="1210681">
                <text:p>1210681</text:p>
              </table:table-cell>
              <table:table-cell office:value-type="float" office:value="320567">
                <text:p>3205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46765">
                <text:p>2046765</text:p>
              </table:table-cell>
              <table:table-cell office:value-type="float" office:value="291517">
                <text:p>291517</text:p>
              </table:table-cell>
              <table:table-cell office:value-type="float" office:value="2812156">
                <text:p>2812156</text:p>
              </table:table-cell>
              <table:table-cell office:value-type="float" office:value="543336">
                <text:p>543336</text:p>
              </table:table-cell>
              <table:table-cell office:value-type="float" office:value="1235985">
                <text:p>1235985</text:p>
              </table:table-cell>
              <table:table-cell office:value-type="float" office:value="326873">
                <text:p>3268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98240">
                <text:p>1998240</text:p>
              </table:table-cell>
              <table:table-cell office:value-type="float" office:value="285224">
                <text:p>285224</text:p>
              </table:table-cell>
              <table:table-cell office:value-type="float" office:value="2800596">
                <text:p>2800596</text:p>
              </table:table-cell>
              <table:table-cell office:value-type="float" office:value="541701">
                <text:p>541701</text:p>
              </table:table-cell>
              <table:table-cell office:value-type="float" office:value="1239105">
                <text:p>1239105</text:p>
              </table:table-cell>
              <table:table-cell office:value-type="float" office:value="327986">
                <text:p>3279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62792">
                <text:p>1962792</text:p>
              </table:table-cell>
              <table:table-cell office:value-type="float" office:value="281207">
                <text:p>281207</text:p>
              </table:table-cell>
              <table:table-cell office:value-type="float" office:value="2720556">
                <text:p>2720556</text:p>
              </table:table-cell>
              <table:table-cell office:value-type="float" office:value="525555">
                <text:p>525555</text:p>
              </table:table-cell>
              <table:table-cell office:value-type="float" office:value="1321160">
                <text:p>1321160</text:p>
              </table:table-cell>
              <table:table-cell office:value-type="float" office:value="349037">
                <text:p>3490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7718">
                <text:p>1917718</text:p>
              </table:table-cell>
              <table:table-cell office:value-type="float" office:value="274466">
                <text:p>274466</text:p>
              </table:table-cell>
              <table:table-cell office:value-type="float" office:value="2794168">
                <text:p>2794168</text:p>
              </table:table-cell>
              <table:table-cell office:value-type="float" office:value="540033">
                <text:p>540033</text:p>
              </table:table-cell>
              <table:table-cell office:value-type="float" office:value="1341402">
                <text:p>1341402</text:p>
              </table:table-cell>
              <table:table-cell office:value-type="float" office:value="353920">
                <text:p>3539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32311">
                <text:p>1932311</text:p>
              </table:table-cell>
              <table:table-cell office:value-type="float" office:value="276903">
                <text:p>276903</text:p>
              </table:table-cell>
              <table:table-cell office:value-type="float" office:value="2696274">
                <text:p>2696274</text:p>
              </table:table-cell>
              <table:table-cell office:value-type="float" office:value="521658">
                <text:p>521658</text:p>
              </table:table-cell>
              <table:table-cell office:value-type="float" office:value="1338545">
                <text:p>1338545</text:p>
              </table:table-cell>
              <table:table-cell office:value-type="float" office:value="353032">
                <text:p>3530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73483">
                <text:p>1873483</text:p>
              </table:table-cell>
              <table:table-cell office:value-type="float" office:value="269557">
                <text:p>269557</text:p>
              </table:table-cell>
              <table:table-cell office:value-type="float" office:value="2669608">
                <text:p>2669608</text:p>
              </table:table-cell>
              <table:table-cell office:value-type="float" office:value="516029">
                <text:p>516029</text:p>
              </table:table-cell>
              <table:table-cell office:value-type="float" office:value="1336909">
                <text:p>1336909</text:p>
              </table:table-cell>
              <table:table-cell office:value-type="float" office:value="353173">
                <text:p>3531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70770">
                <text:p>1870770</text:p>
              </table:table-cell>
              <table:table-cell office:value-type="float" office:value="268071">
                <text:p>268071</text:p>
              </table:table-cell>
              <table:table-cell office:value-type="float" office:value="2594944">
                <text:p>2594944</text:p>
              </table:table-cell>
              <table:table-cell office:value-type="float" office:value="503082">
                <text:p>503082</text:p>
              </table:table-cell>
              <table:table-cell office:value-type="float" office:value="1349099">
                <text:p>1349099</text:p>
              </table:table-cell>
              <table:table-cell office:value-type="float" office:value="356324">
                <text:p>3563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2792">
                <text:p>1812792</text:p>
              </table:table-cell>
              <table:table-cell office:value-type="float" office:value="261234">
                <text:p>261234</text:p>
              </table:table-cell>
              <table:table-cell office:value-type="float" office:value="2532555">
                <text:p>2532555</text:p>
              </table:table-cell>
              <table:table-cell office:value-type="float" office:value="490857">
                <text:p>490857</text:p>
              </table:table-cell>
              <table:table-cell office:value-type="float" office:value="1341869">
                <text:p>1341869</text:p>
              </table:table-cell>
              <table:table-cell office:value-type="float" office:value="354046">
                <text:p>3540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34393">
                <text:p>1834393</text:p>
              </table:table-cell>
              <table:table-cell office:value-type="float" office:value="263405">
                <text:p>263405</text:p>
              </table:table-cell>
              <table:table-cell office:value-type="float" office:value="2571739">
                <text:p>2571739</text:p>
              </table:table-cell>
              <table:table-cell office:value-type="float" office:value="498034">
                <text:p>498034</text:p>
              </table:table-cell>
              <table:table-cell office:value-type="float" office:value="1338582">
                <text:p>1338582</text:p>
              </table:table-cell>
              <table:table-cell office:value-type="float" office:value="353454">
                <text:p>3534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40872">
                <text:p>1840872</text:p>
              </table:table-cell>
              <table:table-cell office:value-type="float" office:value="263778">
                <text:p>263778</text:p>
              </table:table-cell>
              <table:table-cell office:value-type="float" office:value="2520500">
                <text:p>2520500</text:p>
              </table:table-cell>
              <table:table-cell office:value-type="float" office:value="487887">
                <text:p>487887</text:p>
              </table:table-cell>
              <table:table-cell office:value-type="float" office:value="1329143">
                <text:p>1329143</text:p>
              </table:table-cell>
              <table:table-cell office:value-type="float" office:value="350724">
                <text:p>3507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34511">
                <text:p>1734511</text:p>
              </table:table-cell>
              <table:table-cell office:value-type="float" office:value="250103">
                <text:p>250103</text:p>
              </table:table-cell>
              <table:table-cell office:value-type="float" office:value="2614398">
                <text:p>2614398</text:p>
              </table:table-cell>
              <table:table-cell office:value-type="float" office:value="505799">
                <text:p>505799</text:p>
              </table:table-cell>
              <table:table-cell office:value-type="float" office:value="1324155">
                <text:p>1324155</text:p>
              </table:table-cell>
              <table:table-cell office:value-type="float" office:value="349655">
                <text:p>3496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96486">
                <text:p>1696486</text:p>
              </table:table-cell>
              <table:table-cell office:value-type="float" office:value="244212">
                <text:p>244212</text:p>
              </table:table-cell>
              <table:table-cell office:value-type="float" office:value="2459831">
                <text:p>2459831</text:p>
              </table:table-cell>
              <table:table-cell office:value-type="float" office:value="476457">
                <text:p>476457</text:p>
              </table:table-cell>
              <table:table-cell office:value-type="float" office:value="1314251">
                <text:p>1314251</text:p>
              </table:table-cell>
              <table:table-cell office:value-type="float" office:value="347503">
                <text:p>3475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04224">
                <text:p>1704224</text:p>
              </table:table-cell>
              <table:table-cell office:value-type="float" office:value="245531">
                <text:p>245531</text:p>
              </table:table-cell>
              <table:table-cell office:value-type="float" office:value="2320344">
                <text:p>2320344</text:p>
              </table:table-cell>
              <table:table-cell office:value-type="float" office:value="450237">
                <text:p>450237</text:p>
              </table:table-cell>
              <table:table-cell office:value-type="float" office:value="1311490">
                <text:p>1311490</text:p>
              </table:table-cell>
              <table:table-cell office:value-type="float" office:value="347132">
                <text:p>3471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01816">
                <text:p>1701816</text:p>
              </table:table-cell>
              <table:table-cell office:value-type="float" office:value="243585">
                <text:p>243585</text:p>
              </table:table-cell>
              <table:table-cell office:value-type="float" office:value="2415457">
                <text:p>2415457</text:p>
              </table:table-cell>
              <table:table-cell office:value-type="float" office:value="467801">
                <text:p>467801</text:p>
              </table:table-cell>
              <table:table-cell office:value-type="float" office:value="1300171">
                <text:p>1300171</text:p>
              </table:table-cell>
              <table:table-cell office:value-type="float" office:value="344173">
                <text:p>3441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82237">
                <text:p>1782237</text:p>
              </table:table-cell>
              <table:table-cell office:value-type="float" office:value="255793">
                <text:p>255793</text:p>
              </table:table-cell>
              <table:table-cell office:value-type="float" office:value="2340716">
                <text:p>2340716</text:p>
              </table:table-cell>
              <table:table-cell office:value-type="float" office:value="452999">
                <text:p>452999</text:p>
              </table:table-cell>
              <table:table-cell office:value-type="float" office:value="1297254">
                <text:p>1297254</text:p>
              </table:table-cell>
              <table:table-cell office:value-type="float" office:value="343405">
                <text:p>3434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11279">
                <text:p>1611279</text:p>
              </table:table-cell>
              <table:table-cell office:value-type="float" office:value="232797">
                <text:p>232797</text:p>
              </table:table-cell>
              <table:table-cell office:value-type="float" office:value="2386672">
                <text:p>2386672</text:p>
              </table:table-cell>
              <table:table-cell office:value-type="float" office:value="463408">
                <text:p>463408</text:p>
              </table:table-cell>
              <table:table-cell office:value-type="float" office:value="1297949">
                <text:p>1297949</text:p>
              </table:table-cell>
              <table:table-cell office:value-type="float" office:value="343141">
                <text:p>3431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32947">
                <text:p>1632947</text:p>
              </table:table-cell>
              <table:table-cell office:value-type="float" office:value="235636">
                <text:p>235636</text:p>
              </table:table-cell>
              <table:table-cell office:value-type="float" office:value="2169308">
                <text:p>2169308</text:p>
              </table:table-cell>
              <table:table-cell office:value-type="float" office:value="420700">
                <text:p>420700</text:p>
              </table:table-cell>
              <table:table-cell office:value-type="float" office:value="1286480">
                <text:p>1286480</text:p>
              </table:table-cell>
              <table:table-cell office:value-type="float" office:value="340366">
                <text:p>3403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06855">
                <text:p>1606855</text:p>
              </table:table-cell>
              <table:table-cell office:value-type="float" office:value="231382">
                <text:p>231382</text:p>
              </table:table-cell>
              <table:table-cell office:value-type="float" office:value="2216244">
                <text:p>2216244</text:p>
              </table:table-cell>
              <table:table-cell office:value-type="float" office:value="430992">
                <text:p>430992</text:p>
              </table:table-cell>
              <table:table-cell office:value-type="float" office:value="1277709">
                <text:p>1277709</text:p>
              </table:table-cell>
              <table:table-cell office:value-type="float" office:value="337774">
                <text:p>3377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45513">
                <text:p>1645513</text:p>
              </table:table-cell>
              <table:table-cell office:value-type="float" office:value="236868">
                <text:p>236868</text:p>
              </table:table-cell>
              <table:table-cell office:value-type="float" office:value="2256463">
                <text:p>2256463</text:p>
              </table:table-cell>
              <table:table-cell office:value-type="float" office:value="437697">
                <text:p>437697</text:p>
              </table:table-cell>
              <table:table-cell office:value-type="float" office:value="1277744">
                <text:p>1277744</text:p>
              </table:table-cell>
              <table:table-cell office:value-type="float" office:value="337789">
                <text:p>3377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02122">
                <text:p>1602122</text:p>
              </table:table-cell>
              <table:table-cell office:value-type="float" office:value="230780">
                <text:p>230780</text:p>
              </table:table-cell>
              <table:table-cell office:value-type="float" office:value="2215122">
                <text:p>2215122</text:p>
              </table:table-cell>
              <table:table-cell office:value-type="float" office:value="430055">
                <text:p>430055</text:p>
              </table:table-cell>
              <table:table-cell office:value-type="float" office:value="1273878">
                <text:p>1273878</text:p>
              </table:table-cell>
              <table:table-cell office:value-type="float" office:value="336278">
                <text:p>3362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92376">
                <text:p>1592376</text:p>
              </table:table-cell>
              <table:table-cell office:value-type="float" office:value="229867">
                <text:p>229867</text:p>
              </table:table-cell>
              <table:table-cell office:value-type="float" office:value="2200451">
                <text:p>2200451</text:p>
              </table:table-cell>
              <table:table-cell office:value-type="float" office:value="426835">
                <text:p>426835</text:p>
              </table:table-cell>
              <table:table-cell office:value-type="float" office:value="1272115">
                <text:p>1272115</text:p>
              </table:table-cell>
              <table:table-cell office:value-type="float" office:value="335470">
                <text:p>3354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38013">
                <text:p>1538013</text:p>
              </table:table-cell>
              <table:table-cell office:value-type="float" office:value="221803">
                <text:p>221803</text:p>
              </table:table-cell>
              <table:table-cell office:value-type="float" office:value="2179530">
                <text:p>2179530</text:p>
              </table:table-cell>
              <table:table-cell office:value-type="float" office:value="423209">
                <text:p>423209</text:p>
              </table:table-cell>
              <table:table-cell office:value-type="float" office:value="1269145">
                <text:p>1269145</text:p>
              </table:table-cell>
              <table:table-cell office:value-type="float" office:value="334451">
                <text:p>3344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49827">
                <text:p>1549827</text:p>
              </table:table-cell>
              <table:table-cell office:value-type="float" office:value="223244">
                <text:p>223244</text:p>
              </table:table-cell>
              <table:table-cell office:value-type="float" office:value="2116653">
                <text:p>2116653</text:p>
              </table:table-cell>
              <table:table-cell office:value-type="float" office:value="410984">
                <text:p>410984</text:p>
              </table:table-cell>
              <table:table-cell office:value-type="float" office:value="1272031">
                <text:p>1272031</text:p>
              </table:table-cell>
              <table:table-cell office:value-type="float" office:value="334652">
                <text:p>3346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00711">
                <text:p>1500711</text:p>
              </table:table-cell>
              <table:table-cell office:value-type="float" office:value="217310">
                <text:p>217310</text:p>
              </table:table-cell>
              <table:table-cell office:value-type="float" office:value="2133459">
                <text:p>2133459</text:p>
              </table:table-cell>
              <table:table-cell office:value-type="float" office:value="414640">
                <text:p>414640</text:p>
              </table:table-cell>
              <table:table-cell office:value-type="float" office:value="1276334">
                <text:p>1276334</text:p>
              </table:table-cell>
              <table:table-cell office:value-type="float" office:value="335482">
                <text:p>3354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3407">
                <text:p>1513407</text:p>
              </table:table-cell>
              <table:table-cell office:value-type="float" office:value="218657">
                <text:p>218657</text:p>
              </table:table-cell>
              <table:table-cell office:value-type="float" office:value="2080892">
                <text:p>2080892</text:p>
              </table:table-cell>
              <table:table-cell office:value-type="float" office:value="404069">
                <text:p>404069</text:p>
              </table:table-cell>
              <table:table-cell office:value-type="float" office:value="1281123">
                <text:p>1281123</text:p>
              </table:table-cell>
              <table:table-cell office:value-type="float" office:value="335942">
                <text:p>3359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86585">
                <text:p>1486585</text:p>
              </table:table-cell>
              <table:table-cell office:value-type="float" office:value="214225">
                <text:p>214225</text:p>
              </table:table-cell>
              <table:table-cell office:value-type="float" office:value="1984671">
                <text:p>1984671</text:p>
              </table:table-cell>
              <table:table-cell office:value-type="float" office:value="386772">
                <text:p>386772</text:p>
              </table:table-cell>
              <table:table-cell office:value-type="float" office:value="1282698">
                <text:p>1282698</text:p>
              </table:table-cell>
              <table:table-cell office:value-type="float" office:value="336467">
                <text:p>3364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10092">
                <text:p>1510092</text:p>
              </table:table-cell>
              <table:table-cell office:value-type="float" office:value="217949">
                <text:p>217949</text:p>
              </table:table-cell>
              <table:table-cell office:value-type="float" office:value="2007006">
                <text:p>2007006</text:p>
              </table:table-cell>
              <table:table-cell office:value-type="float" office:value="390851">
                <text:p>390851</text:p>
              </table:table-cell>
              <table:table-cell office:value-type="float" office:value="1278078">
                <text:p>1278078</text:p>
              </table:table-cell>
              <table:table-cell office:value-type="float" office:value="334581">
                <text:p>3345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98118">
                <text:p>1398118</text:p>
              </table:table-cell>
              <table:table-cell office:value-type="float" office:value="202326">
                <text:p>202326</text:p>
              </table:table-cell>
              <table:table-cell office:value-type="float" office:value="1994674">
                <text:p>1994674</text:p>
              </table:table-cell>
              <table:table-cell office:value-type="float" office:value="388264">
                <text:p>388264</text:p>
              </table:table-cell>
              <table:table-cell office:value-type="float" office:value="1301091">
                <text:p>1301091</text:p>
              </table:table-cell>
              <table:table-cell office:value-type="float" office:value="340106">
                <text:p>3401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55330">
                <text:p>1455330</text:p>
              </table:table-cell>
              <table:table-cell office:value-type="float" office:value="209628">
                <text:p>209628</text:p>
              </table:table-cell>
              <table:table-cell office:value-type="float" office:value="1999429">
                <text:p>1999429</text:p>
              </table:table-cell>
              <table:table-cell office:value-type="float" office:value="388761">
                <text:p>388761</text:p>
              </table:table-cell>
              <table:table-cell office:value-type="float" office:value="1288684">
                <text:p>1288684</text:p>
              </table:table-cell>
              <table:table-cell office:value-type="float" office:value="336431">
                <text:p>3364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05355">
                <text:p>1405355</text:p>
              </table:table-cell>
              <table:table-cell office:value-type="float" office:value="204137">
                <text:p>204137</text:p>
              </table:table-cell>
              <table:table-cell office:value-type="float" office:value="1874848">
                <text:p>1874848</text:p>
              </table:table-cell>
              <table:table-cell office:value-type="float" office:value="365100">
                <text:p>365100</text:p>
              </table:table-cell>
              <table:table-cell office:value-type="float" office:value="1288216">
                <text:p>1288216</text:p>
              </table:table-cell>
              <table:table-cell office:value-type="float" office:value="336085">
                <text:p>3360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55796">
                <text:p>1355796</text:p>
              </table:table-cell>
              <table:table-cell office:value-type="float" office:value="196627">
                <text:p>196627</text:p>
              </table:table-cell>
              <table:table-cell office:value-type="float" office:value="1858646">
                <text:p>1858646</text:p>
              </table:table-cell>
              <table:table-cell office:value-type="float" office:value="362354">
                <text:p>362354</text:p>
              </table:table-cell>
              <table:table-cell office:value-type="float" office:value="1290720">
                <text:p>1290720</text:p>
              </table:table-cell>
              <table:table-cell office:value-type="float" office:value="336604">
                <text:p>3366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56033">
                <text:p>1356033</text:p>
              </table:table-cell>
              <table:table-cell office:value-type="float" office:value="195706">
                <text:p>195706</text:p>
              </table:table-cell>
              <table:table-cell office:value-type="float" office:value="1818762">
                <text:p>1818762</text:p>
              </table:table-cell>
              <table:table-cell office:value-type="float" office:value="354917">
                <text:p>354917</text:p>
              </table:table-cell>
              <table:table-cell office:value-type="float" office:value="1289022">
                <text:p>1289022</text:p>
              </table:table-cell>
              <table:table-cell office:value-type="float" office:value="335412">
                <text:p>3354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83095">
                <text:p>1383095</text:p>
              </table:table-cell>
              <table:table-cell office:value-type="float" office:value="199989">
                <text:p>199989</text:p>
              </table:table-cell>
              <table:table-cell office:value-type="float" office:value="1936139">
                <text:p>1936139</text:p>
              </table:table-cell>
              <table:table-cell office:value-type="float" office:value="377195">
                <text:p>377195</text:p>
              </table:table-cell>
              <table:table-cell office:value-type="float" office:value="1284121">
                <text:p>1284121</text:p>
              </table:table-cell>
              <table:table-cell office:value-type="float" office:value="334523">
                <text:p>3345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77423">
                <text:p>1277423</text:p>
              </table:table-cell>
              <table:table-cell office:value-type="float" office:value="185810">
                <text:p>185810</text:p>
              </table:table-cell>
              <table:table-cell office:value-type="float" office:value="1791362">
                <text:p>1791362</text:p>
              </table:table-cell>
              <table:table-cell office:value-type="float" office:value="348934">
                <text:p>348934</text:p>
              </table:table-cell>
              <table:table-cell office:value-type="float" office:value="1287199">
                <text:p>1287199</text:p>
              </table:table-cell>
              <table:table-cell office:value-type="float" office:value="334500">
                <text:p>3345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0297">
                <text:p>1340297</text:p>
              </table:table-cell>
              <table:table-cell office:value-type="float" office:value="194841">
                <text:p>194841</text:p>
              </table:table-cell>
              <table:table-cell office:value-type="float" office:value="1785842">
                <text:p>1785842</text:p>
              </table:table-cell>
              <table:table-cell office:value-type="float" office:value="348056">
                <text:p>348056</text:p>
              </table:table-cell>
              <table:table-cell office:value-type="float" office:value="1289128">
                <text:p>1289128</text:p>
              </table:table-cell>
              <table:table-cell office:value-type="float" office:value="334548">
                <text:p>3345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0661">
                <text:p>1300661</text:p>
              </table:table-cell>
              <table:table-cell office:value-type="float" office:value="188964">
                <text:p>188964</text:p>
              </table:table-cell>
              <table:table-cell office:value-type="float" office:value="1766474">
                <text:p>1766474</text:p>
              </table:table-cell>
              <table:table-cell office:value-type="float" office:value="344671">
                <text:p>344671</text:p>
              </table:table-cell>
              <table:table-cell office:value-type="float" office:value="1291642">
                <text:p>1291642</text:p>
              </table:table-cell>
              <table:table-cell office:value-type="float" office:value="334813">
                <text:p>3348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22087">
                <text:p>1322087</text:p>
              </table:table-cell>
              <table:table-cell office:value-type="float" office:value="192298">
                <text:p>192298</text:p>
              </table:table-cell>
              <table:table-cell office:value-type="float" office:value="1739111">
                <text:p>1739111</text:p>
              </table:table-cell>
              <table:table-cell office:value-type="float" office:value="339292">
                <text:p>339292</text:p>
              </table:table-cell>
              <table:table-cell office:value-type="float" office:value="1285929">
                <text:p>1285929</text:p>
              </table:table-cell>
              <table:table-cell office:value-type="float" office:value="332959">
                <text:p>3329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34985">
                <text:p>1234985</text:p>
              </table:table-cell>
              <table:table-cell office:value-type="float" office:value="179701">
                <text:p>179701</text:p>
              </table:table-cell>
              <table:table-cell office:value-type="float" office:value="1556269">
                <text:p>1556269</text:p>
              </table:table-cell>
              <table:table-cell office:value-type="float" office:value="304275">
                <text:p>304275</text:p>
              </table:table-cell>
              <table:table-cell office:value-type="float" office:value="1295399">
                <text:p>1295399</text:p>
              </table:table-cell>
              <table:table-cell office:value-type="float" office:value="334932">
                <text:p>3349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42340">
                <text:p>1242340</text:p>
              </table:table-cell>
              <table:table-cell office:value-type="float" office:value="181383">
                <text:p>181383</text:p>
              </table:table-cell>
              <table:table-cell office:value-type="float" office:value="1659134">
                <text:p>1659134</text:p>
              </table:table-cell>
              <table:table-cell office:value-type="float" office:value="323654">
                <text:p>323654</text:p>
              </table:table-cell>
              <table:table-cell office:value-type="float" office:value="1311687">
                <text:p>1311687</text:p>
              </table:table-cell>
              <table:table-cell office:value-type="float" office:value="338696">
                <text:p>338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42840">
                <text:p>1142840</text:p>
              </table:table-cell>
              <table:table-cell office:value-type="float" office:value="167379">
                <text:p>167379</text:p>
              </table:table-cell>
              <table:table-cell office:value-type="float" office:value="1714625">
                <text:p>1714625</text:p>
              </table:table-cell>
              <table:table-cell office:value-type="float" office:value="334844">
                <text:p>334844</text:p>
              </table:table-cell>
              <table:table-cell office:value-type="float" office:value="1323928">
                <text:p>1323928</text:p>
              </table:table-cell>
              <table:table-cell office:value-type="float" office:value="341799">
                <text:p>3417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9155">
                <text:p>1129155</text:p>
              </table:table-cell>
              <table:table-cell office:value-type="float" office:value="164731">
                <text:p>164731</text:p>
              </table:table-cell>
              <table:table-cell office:value-type="float" office:value="1644713">
                <text:p>1644713</text:p>
              </table:table-cell>
              <table:table-cell office:value-type="float" office:value="321028">
                <text:p>321028</text:p>
              </table:table-cell>
              <table:table-cell office:value-type="float" office:value="1346690">
                <text:p>1346690</text:p>
              </table:table-cell>
              <table:table-cell office:value-type="float" office:value="346419">
                <text:p>3464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72762">
                <text:p>1172762</text:p>
              </table:table-cell>
              <table:table-cell office:value-type="float" office:value="171085">
                <text:p>171085</text:p>
              </table:table-cell>
              <table:table-cell office:value-type="float" office:value="1610681">
                <text:p>1610681</text:p>
              </table:table-cell>
              <table:table-cell office:value-type="float" office:value="313832">
                <text:p>313832</text:p>
              </table:table-cell>
              <table:table-cell office:value-type="float" office:value="1346690">
                <text:p>1346690</text:p>
              </table:table-cell>
              <table:table-cell office:value-type="float" office:value="346085">
                <text:p>3460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11826">
                <text:p>1211826</text:p>
              </table:table-cell>
              <table:table-cell office:value-type="float" office:value="176125">
                <text:p>176125</text:p>
              </table:table-cell>
              <table:table-cell office:value-type="float" office:value="1531686">
                <text:p>1531686</text:p>
              </table:table-cell>
              <table:table-cell office:value-type="float" office:value="299591">
                <text:p>299591</text:p>
              </table:table-cell>
              <table:table-cell office:value-type="float" office:value="1353202">
                <text:p>1353202</text:p>
              </table:table-cell>
              <table:table-cell office:value-type="float" office:value="347000">
                <text:p>347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54592">
                <text:p>1154592</text:p>
              </table:table-cell>
              <table:table-cell office:value-type="float" office:value="169396">
                <text:p>169396</text:p>
              </table:table-cell>
              <table:table-cell office:value-type="float" office:value="1531473">
                <text:p>1531473</text:p>
              </table:table-cell>
              <table:table-cell office:value-type="float" office:value="298932">
                <text:p>298932</text:p>
              </table:table-cell>
              <table:table-cell office:value-type="float" office:value="1371047">
                <text:p>1371047</text:p>
              </table:table-cell>
              <table:table-cell office:value-type="float" office:value="350135">
                <text:p>3501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39147">
                <text:p>1139147</text:p>
              </table:table-cell>
              <table:table-cell office:value-type="float" office:value="166977">
                <text:p>166977</text:p>
              </table:table-cell>
              <table:table-cell office:value-type="float" office:value="1403554">
                <text:p>1403554</text:p>
              </table:table-cell>
              <table:table-cell office:value-type="float" office:value="273038">
                <text:p>273038</text:p>
              </table:table-cell>
              <table:table-cell office:value-type="float" office:value="1379551">
                <text:p>1379551</text:p>
              </table:table-cell>
              <table:table-cell office:value-type="float" office:value="351990">
                <text:p>3519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48821">
                <text:p>1148821</text:p>
              </table:table-cell>
              <table:table-cell office:value-type="float" office:value="168096">
                <text:p>168096</text:p>
              </table:table-cell>
              <table:table-cell office:value-type="float" office:value="1447960">
                <text:p>1447960</text:p>
              </table:table-cell>
              <table:table-cell office:value-type="float" office:value="282966">
                <text:p>282966</text:p>
              </table:table-cell>
              <table:table-cell office:value-type="float" office:value="1382309">
                <text:p>1382309</text:p>
              </table:table-cell>
              <table:table-cell office:value-type="float" office:value="352384">
                <text:p>3523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72743">
                <text:p>1172743</text:p>
              </table:table-cell>
              <table:table-cell office:value-type="float" office:value="170938">
                <text:p>170938</text:p>
              </table:table-cell>
              <table:table-cell office:value-type="float" office:value="1547152">
                <text:p>1547152</text:p>
              </table:table-cell>
              <table:table-cell office:value-type="float" office:value="302151">
                <text:p>302151</text:p>
              </table:table-cell>
              <table:table-cell office:value-type="float" office:value="1407383">
                <text:p>1407383</text:p>
              </table:table-cell>
              <table:table-cell office:value-type="float" office:value="357003">
                <text:p>3570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49966">
                <text:p>1049966</text:p>
              </table:table-cell>
              <table:table-cell office:value-type="float" office:value="154362">
                <text:p>154362</text:p>
              </table:table-cell>
              <table:table-cell office:value-type="float" office:value="1477878">
                <text:p>1477878</text:p>
              </table:table-cell>
              <table:table-cell office:value-type="float" office:value="288660">
                <text:p>288660</text:p>
              </table:table-cell>
              <table:table-cell office:value-type="float" office:value="1404372">
                <text:p>1404372</text:p>
              </table:table-cell>
              <table:table-cell office:value-type="float" office:value="354786">
                <text:p>3547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32190">
                <text:p>1032190</text:p>
              </table:table-cell>
              <table:table-cell office:value-type="float" office:value="151536">
                <text:p>151536</text:p>
              </table:table-cell>
              <table:table-cell office:value-type="float" office:value="1486352">
                <text:p>1486352</text:p>
              </table:table-cell>
              <table:table-cell office:value-type="float" office:value="290464">
                <text:p>290464</text:p>
              </table:table-cell>
              <table:table-cell office:value-type="float" office:value="1397604">
                <text:p>1397604</text:p>
              </table:table-cell>
              <table:table-cell office:value-type="float" office:value="352111">
                <text:p>3521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6980">
                <text:p>1086980</text:p>
              </table:table-cell>
              <table:table-cell office:value-type="float" office:value="159637">
                <text:p>159637</text:p>
              </table:table-cell>
              <table:table-cell office:value-type="float" office:value="1386298">
                <text:p>1386298</text:p>
              </table:table-cell>
              <table:table-cell office:value-type="float" office:value="270917">
                <text:p>270917</text:p>
              </table:table-cell>
              <table:table-cell office:value-type="float" office:value="1394245">
                <text:p>1394245</text:p>
              </table:table-cell>
              <table:table-cell office:value-type="float" office:value="350540">
                <text:p>3505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26822">
                <text:p>1126822</text:p>
              </table:table-cell>
              <table:table-cell office:value-type="float" office:value="164530">
                <text:p>164530</text:p>
              </table:table-cell>
              <table:table-cell office:value-type="float" office:value="1347341">
                <text:p>1347341</text:p>
              </table:table-cell>
              <table:table-cell office:value-type="float" office:value="263623">
                <text:p>263623</text:p>
              </table:table-cell>
              <table:table-cell office:value-type="float" office:value="1395161">
                <text:p>1395161</text:p>
              </table:table-cell>
              <table:table-cell office:value-type="float" office:value="350093">
                <text:p>3500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4026">
                <text:p>954026</text:p>
              </table:table-cell>
              <table:table-cell office:value-type="float" office:value="140628">
                <text:p>140628</text:p>
              </table:table-cell>
              <table:table-cell office:value-type="float" office:value="1254161">
                <text:p>1254161</text:p>
              </table:table-cell>
              <table:table-cell office:value-type="float" office:value="244901">
                <text:p>244901</text:p>
              </table:table-cell>
              <table:table-cell office:value-type="float" office:value="1381060">
                <text:p>1381060</text:p>
              </table:table-cell>
              <table:table-cell office:value-type="float" office:value="345425">
                <text:p>3454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41994">
                <text:p>1041994</text:p>
              </table:table-cell>
              <table:table-cell office:value-type="float" office:value="153125">
                <text:p>153125</text:p>
              </table:table-cell>
              <table:table-cell office:value-type="float" office:value="1364861">
                <text:p>1364861</text:p>
              </table:table-cell>
              <table:table-cell office:value-type="float" office:value="267000">
                <text:p>267000</text:p>
              </table:table-cell>
              <table:table-cell office:value-type="float" office:value="1370875">
                <text:p>1370875</text:p>
              </table:table-cell>
              <table:table-cell office:value-type="float" office:value="341227">
                <text:p>3412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43172">
                <text:p>1043172</text:p>
              </table:table-cell>
              <table:table-cell office:value-type="float" office:value="151956">
                <text:p>151956</text:p>
              </table:table-cell>
              <table:table-cell office:value-type="float" office:value="1388736">
                <text:p>1388736</text:p>
              </table:table-cell>
              <table:table-cell office:value-type="float" office:value="271467">
                <text:p>271467</text:p>
              </table:table-cell>
              <table:table-cell office:value-type="float" office:value="1359121">
                <text:p>1359121</text:p>
              </table:table-cell>
              <table:table-cell office:value-type="float" office:value="337698">
                <text:p>3376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91898">
                <text:p>991898</text:p>
              </table:table-cell>
              <table:table-cell office:value-type="float" office:value="144920">
                <text:p>144920</text:p>
              </table:table-cell>
              <table:table-cell office:value-type="float" office:value="1276945">
                <text:p>1276945</text:p>
              </table:table-cell>
              <table:table-cell office:value-type="float" office:value="249929">
                <text:p>249929</text:p>
              </table:table-cell>
              <table:table-cell office:value-type="float" office:value="1347744">
                <text:p>1347744</text:p>
              </table:table-cell>
              <table:table-cell office:value-type="float" office:value="334072">
                <text:p>3340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7114">
                <text:p>1007114</text:p>
              </table:table-cell>
              <table:table-cell office:value-type="float" office:value="147389">
                <text:p>147389</text:p>
              </table:table-cell>
              <table:table-cell office:value-type="float" office:value="1264948">
                <text:p>1264948</text:p>
              </table:table-cell>
              <table:table-cell office:value-type="float" office:value="248435">
                <text:p>248435</text:p>
              </table:table-cell>
              <table:table-cell office:value-type="float" office:value="1338849">
                <text:p>1338849</text:p>
              </table:table-cell>
              <table:table-cell office:value-type="float" office:value="331077">
                <text:p>3310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84931">
                <text:p>984931</text:p>
              </table:table-cell>
              <table:table-cell office:value-type="float" office:value="145279">
                <text:p>145279</text:p>
              </table:table-cell>
              <table:table-cell office:value-type="float" office:value="1290259">
                <text:p>1290259</text:p>
              </table:table-cell>
              <table:table-cell office:value-type="float" office:value="252469">
                <text:p>252469</text:p>
              </table:table-cell>
              <table:table-cell office:value-type="float" office:value="1326571">
                <text:p>1326571</text:p>
              </table:table-cell>
              <table:table-cell office:value-type="float" office:value="327032">
                <text:p>3270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76288">
                <text:p>976288</text:p>
              </table:table-cell>
              <table:table-cell office:value-type="float" office:value="143525">
                <text:p>143525</text:p>
              </table:table-cell>
              <table:table-cell office:value-type="float" office:value="1227830">
                <text:p>1227830</text:p>
              </table:table-cell>
              <table:table-cell office:value-type="float" office:value="240083">
                <text:p>240083</text:p>
              </table:table-cell>
              <table:table-cell office:value-type="float" office:value="1307802">
                <text:p>1307802</text:p>
              </table:table-cell>
              <table:table-cell office:value-type="float" office:value="321427">
                <text:p>3214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32730">
                <text:p>932730</text:p>
              </table:table-cell>
              <table:table-cell office:value-type="float" office:value="137164">
                <text:p>137164</text:p>
              </table:table-cell>
              <table:table-cell office:value-type="float" office:value="1276870">
                <text:p>1276870</text:p>
              </table:table-cell>
              <table:table-cell office:value-type="float" office:value="250582">
                <text:p>250582</text:p>
              </table:table-cell>
              <table:table-cell office:value-type="float" office:value="1287225">
                <text:p>1287225</text:p>
              </table:table-cell>
              <table:table-cell office:value-type="float" office:value="315109">
                <text:p>3151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35687">
                <text:p>935687</text:p>
              </table:table-cell>
              <table:table-cell office:value-type="float" office:value="137693">
                <text:p>137693</text:p>
              </table:table-cell>
              <table:table-cell office:value-type="float" office:value="1194743">
                <text:p>1194743</text:p>
              </table:table-cell>
              <table:table-cell office:value-type="float" office:value="234164">
                <text:p>234164</text:p>
              </table:table-cell>
              <table:table-cell office:value-type="float" office:value="1253980">
                <text:p>1253980</text:p>
              </table:table-cell>
              <table:table-cell office:value-type="float" office:value="307101">
                <text:p>3071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6513">
                <text:p>906513</text:p>
              </table:table-cell>
              <table:table-cell office:value-type="float" office:value="133393">
                <text:p>133393</text:p>
              </table:table-cell>
              <table:table-cell office:value-type="float" office:value="1150690">
                <text:p>1150690</text:p>
              </table:table-cell>
              <table:table-cell office:value-type="float" office:value="225631">
                <text:p>225631</text:p>
              </table:table-cell>
              <table:table-cell office:value-type="float" office:value="1217568">
                <text:p>1217568</text:p>
              </table:table-cell>
              <table:table-cell office:value-type="float" office:value="298079">
                <text:p>2980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179">
                <text:p>895179</text:p>
              </table:table-cell>
              <table:table-cell office:value-type="float" office:value="132394">
                <text:p>132394</text:p>
              </table:table-cell>
              <table:table-cell office:value-type="float" office:value="1035518">
                <text:p>1035518</text:p>
              </table:table-cell>
              <table:table-cell office:value-type="float" office:value="202902">
                <text:p>202902</text:p>
              </table:table-cell>
              <table:table-cell office:value-type="float" office:value="1179790">
                <text:p>1179790</text:p>
              </table:table-cell>
              <table:table-cell office:value-type="float" office:value="288420">
                <text:p>2884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79384">
                <text:p>779384</text:p>
              </table:table-cell>
              <table:table-cell office:value-type="float" office:value="115506">
                <text:p>115506</text:p>
              </table:table-cell>
              <table:table-cell office:value-type="float" office:value="938352">
                <text:p>938352</text:p>
              </table:table-cell>
              <table:table-cell office:value-type="float" office:value="184389">
                <text:p>184389</text:p>
              </table:table-cell>
              <table:table-cell office:value-type="float" office:value="1142187">
                <text:p>1142187</text:p>
              </table:table-cell>
              <table:table-cell office:value-type="float" office:value="279265">
                <text:p>2792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9842">
                <text:p>889842</text:p>
              </table:table-cell>
              <table:table-cell office:value-type="float" office:value="131450">
                <text:p>131450</text:p>
              </table:table-cell>
              <table:table-cell office:value-type="float" office:value="1081504">
                <text:p>1081504</text:p>
              </table:table-cell>
              <table:table-cell office:value-type="float" office:value="212445">
                <text:p>212445</text:p>
              </table:table-cell>
              <table:table-cell office:value-type="float" office:value="1117847">
                <text:p>1117847</text:p>
              </table:table-cell>
              <table:table-cell office:value-type="float" office:value="273397">
                <text:p>2733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45356">
                <text:p>845356</text:p>
              </table:table-cell>
              <table:table-cell office:value-type="float" office:value="124442">
                <text:p>124442</text:p>
              </table:table-cell>
              <table:table-cell office:value-type="float" office:value="1159223">
                <text:p>1159223</text:p>
              </table:table-cell>
              <table:table-cell office:value-type="float" office:value="227529">
                <text:p>227529</text:p>
              </table:table-cell>
              <table:table-cell office:value-type="float" office:value="1017912">
                <text:p>1017912</text:p>
              </table:table-cell>
              <table:table-cell office:value-type="float" office:value="252532">
                <text:p>2525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0924">
                <text:p>810924</text:p>
              </table:table-cell>
              <table:table-cell office:value-type="float" office:value="120288">
                <text:p>120288</text:p>
              </table:table-cell>
              <table:table-cell office:value-type="float" office:value="1068997">
                <text:p>1068997</text:p>
              </table:table-cell>
              <table:table-cell office:value-type="float" office:value="210445">
                <text:p>210445</text:p>
              </table:table-cell>
              <table:table-cell office:value-type="float" office:value="1006436">
                <text:p>1006436</text:p>
              </table:table-cell>
              <table:table-cell office:value-type="float" office:value="249031">
                <text:p>2490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6824">
                <text:p>806824</text:p>
              </table:table-cell>
              <table:table-cell office:value-type="float" office:value="119358">
                <text:p>119358</text:p>
              </table:table-cell>
              <table:table-cell office:value-type="float" office:value="949835">
                <text:p>949835</text:p>
              </table:table-cell>
              <table:table-cell office:value-type="float" office:value="187392">
                <text:p>187392</text:p>
              </table:table-cell>
              <table:table-cell office:value-type="float" office:value="988222">
                <text:p>988222</text:p>
              </table:table-cell>
              <table:table-cell office:value-type="float" office:value="243545">
                <text:p>2435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34106">
                <text:p>934106</text:p>
              </table:table-cell>
              <table:table-cell office:value-type="float" office:value="137886">
                <text:p>137886</text:p>
              </table:table-cell>
              <table:table-cell office:value-type="float" office:value="1077976">
                <text:p>1077976</text:p>
              </table:table-cell>
              <table:table-cell office:value-type="float" office:value="211126">
                <text:p>211126</text:p>
              </table:table-cell>
              <table:table-cell office:value-type="float" office:value="968534">
                <text:p>968534</text:p>
              </table:table-cell>
              <table:table-cell office:value-type="float" office:value="238417">
                <text:p>2384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92982">
                <text:p>792982</text:p>
              </table:table-cell>
              <table:table-cell office:value-type="float" office:value="117145">
                <text:p>117145</text:p>
              </table:table-cell>
              <table:table-cell office:value-type="float" office:value="956373">
                <text:p>956373</text:p>
              </table:table-cell>
              <table:table-cell office:value-type="float" office:value="187296">
                <text:p>187296</text:p>
              </table:table-cell>
              <table:table-cell office:value-type="float" office:value="969298">
                <text:p>969298</text:p>
              </table:table-cell>
              <table:table-cell office:value-type="float" office:value="238695">
                <text:p>2386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20024">
                <text:p>820024</text:p>
              </table:table-cell>
              <table:table-cell office:value-type="float" office:value="121716">
                <text:p>121716</text:p>
              </table:table-cell>
              <table:table-cell office:value-type="float" office:value="948873">
                <text:p>948873</text:p>
              </table:table-cell>
              <table:table-cell office:value-type="float" office:value="186545">
                <text:p>186545</text:p>
              </table:table-cell>
              <table:table-cell office:value-type="float" office:value="949604">
                <text:p>949604</text:p>
              </table:table-cell>
              <table:table-cell office:value-type="float" office:value="232948">
                <text:p>2329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1322">
                <text:p>801322</text:p>
              </table:table-cell>
              <table:table-cell office:value-type="float" office:value="119022">
                <text:p>119022</text:p>
              </table:table-cell>
              <table:table-cell office:value-type="float" office:value="977044">
                <text:p>977044</text:p>
              </table:table-cell>
              <table:table-cell office:value-type="float" office:value="192960">
                <text:p>192960</text:p>
              </table:table-cell>
              <table:table-cell office:value-type="float" office:value="933223">
                <text:p>933223</text:p>
              </table:table-cell>
              <table:table-cell office:value-type="float" office:value="228429">
                <text:p>2284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8573">
                <text:p>908573</text:p>
              </table:table-cell>
              <table:table-cell office:value-type="float" office:value="133495">
                <text:p>133495</text:p>
              </table:table-cell>
              <table:table-cell office:value-type="float" office:value="954507">
                <text:p>954507</text:p>
              </table:table-cell>
              <table:table-cell office:value-type="float" office:value="187515">
                <text:p>187515</text:p>
              </table:table-cell>
              <table:table-cell office:value-type="float" office:value="913956">
                <text:p>913956</text:p>
              </table:table-cell>
              <table:table-cell office:value-type="float" office:value="223535">
                <text:p>2235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9257">
                <text:p>729257</text:p>
              </table:table-cell>
              <table:table-cell office:value-type="float" office:value="108571">
                <text:p>108571</text:p>
              </table:table-cell>
              <table:table-cell office:value-type="float" office:value="988904">
                <text:p>988904</text:p>
              </table:table-cell>
              <table:table-cell office:value-type="float" office:value="194728">
                <text:p>194728</text:p>
              </table:table-cell>
              <table:table-cell office:value-type="float" office:value="896693">
                <text:p>896693</text:p>
              </table:table-cell>
              <table:table-cell office:value-type="float" office:value="218227">
                <text:p>2182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1055">
                <text:p>731055</text:p>
              </table:table-cell>
              <table:table-cell office:value-type="float" office:value="108497">
                <text:p>108497</text:p>
              </table:table-cell>
              <table:table-cell office:value-type="float" office:value="846733">
                <text:p>846733</text:p>
              </table:table-cell>
              <table:table-cell office:value-type="float" office:value="166962">
                <text:p>166962</text:p>
              </table:table-cell>
              <table:table-cell office:value-type="float" office:value="878217">
                <text:p>878217</text:p>
              </table:table-cell>
              <table:table-cell office:value-type="float" office:value="213906">
                <text:p>2139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4483">
                <text:p>764483</text:p>
              </table:table-cell>
              <table:table-cell office:value-type="float" office:value="113589">
                <text:p>113589</text:p>
              </table:table-cell>
              <table:table-cell office:value-type="float" office:value="971152">
                <text:p>971152</text:p>
              </table:table-cell>
              <table:table-cell office:value-type="float" office:value="191325">
                <text:p>191325</text:p>
              </table:table-cell>
              <table:table-cell office:value-type="float" office:value="857517">
                <text:p>857517</text:p>
              </table:table-cell>
              <table:table-cell office:value-type="float" office:value="208548">
                <text:p>2085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86838">
                <text:p>686838</text:p>
              </table:table-cell>
              <table:table-cell office:value-type="float" office:value="102712">
                <text:p>102712</text:p>
              </table:table-cell>
              <table:table-cell office:value-type="float" office:value="636806">
                <text:p>636806</text:p>
              </table:table-cell>
              <table:table-cell office:value-type="float" office:value="125553">
                <text:p>125553</text:p>
              </table:table-cell>
              <table:table-cell office:value-type="float" office:value="835394">
                <text:p>835394</text:p>
              </table:table-cell>
              <table:table-cell office:value-type="float" office:value="202945">
                <text:p>2029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5093">
                <text:p>795093</text:p>
              </table:table-cell>
              <table:table-cell office:value-type="float" office:value="118047">
                <text:p>118047</text:p>
              </table:table-cell>
              <table:table-cell office:value-type="float" office:value="883053">
                <text:p>883053</text:p>
              </table:table-cell>
              <table:table-cell office:value-type="float" office:value="174468">
                <text:p>174468</text:p>
              </table:table-cell>
              <table:table-cell office:value-type="float" office:value="813426">
                <text:p>813426</text:p>
              </table:table-cell>
              <table:table-cell office:value-type="float" office:value="197128">
                <text:p>1971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8111">
                <text:p>698111</text:p>
              </table:table-cell>
              <table:table-cell office:value-type="float" office:value="103924">
                <text:p>103924</text:p>
              </table:table-cell>
              <table:table-cell office:value-type="float" office:value="828266">
                <text:p>828266</text:p>
              </table:table-cell>
              <table:table-cell office:value-type="float" office:value="164036">
                <text:p>164036</text:p>
              </table:table-cell>
              <table:table-cell office:value-type="float" office:value="791852">
                <text:p>791852</text:p>
              </table:table-cell>
              <table:table-cell office:value-type="float" office:value="191964">
                <text:p>1919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21881">
                <text:p>721881</text:p>
              </table:table-cell>
              <table:table-cell office:value-type="float" office:value="107393">
                <text:p>107393</text:p>
              </table:table-cell>
              <table:table-cell office:value-type="float" office:value="850706">
                <text:p>850706</text:p>
              </table:table-cell>
              <table:table-cell office:value-type="float" office:value="167732">
                <text:p>167732</text:p>
              </table:table-cell>
              <table:table-cell office:value-type="float" office:value="768989">
                <text:p>768989</text:p>
              </table:table-cell>
              <table:table-cell office:value-type="float" office:value="186125">
                <text:p>186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71373">
                <text:p>671373</text:p>
              </table:table-cell>
              <table:table-cell office:value-type="float" office:value="100308">
                <text:p>100308</text:p>
              </table:table-cell>
              <table:table-cell office:value-type="float" office:value="877635">
                <text:p>877635</text:p>
              </table:table-cell>
              <table:table-cell office:value-type="float" office:value="173521">
                <text:p>173521</text:p>
              </table:table-cell>
              <table:table-cell office:value-type="float" office:value="747311">
                <text:p>747311</text:p>
              </table:table-cell>
              <table:table-cell office:value-type="float" office:value="180644">
                <text:p>1806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5550">
                <text:p>705550</text:p>
              </table:table-cell>
              <table:table-cell office:value-type="float" office:value="105105">
                <text:p>105105</text:p>
              </table:table-cell>
              <table:table-cell office:value-type="float" office:value="689415">
                <text:p>689415</text:p>
              </table:table-cell>
              <table:table-cell office:value-type="float" office:value="136238">
                <text:p>136238</text:p>
              </table:table-cell>
              <table:table-cell office:value-type="float" office:value="722559">
                <text:p>722559</text:p>
              </table:table-cell>
              <table:table-cell office:value-type="float" office:value="174102">
                <text:p>1741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1441">
                <text:p>701441</text:p>
              </table:table-cell>
              <table:table-cell office:value-type="float" office:value="104183">
                <text:p>104183</text:p>
              </table:table-cell>
              <table:table-cell office:value-type="float" office:value="756542">
                <text:p>756542</text:p>
              </table:table-cell>
              <table:table-cell office:value-type="float" office:value="148921">
                <text:p>148921</text:p>
              </table:table-cell>
              <table:table-cell office:value-type="float" office:value="697839">
                <text:p>697839</text:p>
              </table:table-cell>
              <table:table-cell office:value-type="float" office:value="167638">
                <text:p>1676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2938">
                <text:p>622938</text:p>
              </table:table-cell>
              <table:table-cell office:value-type="float" office:value="93329">
                <text:p>93329</text:p>
              </table:table-cell>
              <table:table-cell office:value-type="float" office:value="632124">
                <text:p>632124</text:p>
              </table:table-cell>
              <table:table-cell office:value-type="float" office:value="124538">
                <text:p>124538</text:p>
              </table:table-cell>
              <table:table-cell office:value-type="float" office:value="672579">
                <text:p>672579</text:p>
              </table:table-cell>
              <table:table-cell office:value-type="float" office:value="161875">
                <text:p>161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9897">
                <text:p>579897</text:p>
              </table:table-cell>
              <table:table-cell office:value-type="float" office:value="86509">
                <text:p>86509</text:p>
              </table:table-cell>
              <table:table-cell office:value-type="float" office:value="720003">
                <text:p>720003</text:p>
              </table:table-cell>
              <table:table-cell office:value-type="float" office:value="142553">
                <text:p>142553</text:p>
              </table:table-cell>
              <table:table-cell office:value-type="float" office:value="645799">
                <text:p>645799</text:p>
              </table:table-cell>
              <table:table-cell office:value-type="float" office:value="155518">
                <text:p>1555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0531">
                <text:p>690531</text:p>
              </table:table-cell>
              <table:table-cell office:value-type="float" office:value="103115">
                <text:p>103115</text:p>
              </table:table-cell>
              <table:table-cell office:value-type="float" office:value="586847">
                <text:p>586847</text:p>
              </table:table-cell>
              <table:table-cell office:value-type="float" office:value="116172">
                <text:p>116172</text:p>
              </table:table-cell>
              <table:table-cell office:value-type="float" office:value="621566">
                <text:p>621566</text:p>
              </table:table-cell>
              <table:table-cell office:value-type="float" office:value="149452">
                <text:p>1494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8203">
                <text:p>628203</text:p>
              </table:table-cell>
              <table:table-cell office:value-type="float" office:value="93880">
                <text:p>93880</text:p>
              </table:table-cell>
              <table:table-cell office:value-type="float" office:value="672977">
                <text:p>672977</text:p>
              </table:table-cell>
              <table:table-cell office:value-type="float" office:value="133190">
                <text:p>133190</text:p>
              </table:table-cell>
              <table:table-cell office:value-type="float" office:value="606309">
                <text:p>606309</text:p>
              </table:table-cell>
              <table:table-cell office:value-type="float" office:value="145244">
                <text:p>1452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7124">
                <text:p>607124</text:p>
              </table:table-cell>
              <table:table-cell office:value-type="float" office:value="91024">
                <text:p>91024</text:p>
              </table:table-cell>
              <table:table-cell office:value-type="float" office:value="643936">
                <text:p>643936</text:p>
              </table:table-cell>
              <table:table-cell office:value-type="float" office:value="127313">
                <text:p>127313</text:p>
              </table:table-cell>
              <table:table-cell office:value-type="float" office:value="587353">
                <text:p>587353</text:p>
              </table:table-cell>
              <table:table-cell office:value-type="float" office:value="140273">
                <text:p>1402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1100">
                <text:p>641100</text:p>
              </table:table-cell>
              <table:table-cell office:value-type="float" office:value="95915">
                <text:p>95915</text:p>
              </table:table-cell>
              <table:table-cell office:value-type="float" office:value="588749">
                <text:p>588749</text:p>
              </table:table-cell>
              <table:table-cell office:value-type="float" office:value="115874">
                <text:p>115874</text:p>
              </table:table-cell>
              <table:table-cell office:value-type="float" office:value="567417">
                <text:p>567417</text:p>
              </table:table-cell>
              <table:table-cell office:value-type="float" office:value="135401">
                <text:p>1354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8282">
                <text:p>588282</text:p>
              </table:table-cell>
              <table:table-cell office:value-type="float" office:value="88137">
                <text:p>88137</text:p>
              </table:table-cell>
              <table:table-cell office:value-type="float" office:value="519013">
                <text:p>519013</text:p>
              </table:table-cell>
              <table:table-cell office:value-type="float" office:value="103152">
                <text:p>103152</text:p>
              </table:table-cell>
              <table:table-cell office:value-type="float" office:value="548027">
                <text:p>548027</text:p>
              </table:table-cell>
              <table:table-cell office:value-type="float" office:value="130868">
                <text:p>1308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4665">
                <text:p>354665</text:p>
              </table:table-cell>
              <table:table-cell office:value-type="float" office:value="53920">
                <text:p>53920</text:p>
              </table:table-cell>
              <table:table-cell office:value-type="float" office:value="563616">
                <text:p>563616</text:p>
              </table:table-cell>
              <table:table-cell office:value-type="float" office:value="111216">
                <text:p>111216</text:p>
              </table:table-cell>
              <table:table-cell office:value-type="float" office:value="535899">
                <text:p>535899</text:p>
              </table:table-cell>
              <table:table-cell office:value-type="float" office:value="127810">
                <text:p>1278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8013">
                <text:p>518013</text:p>
              </table:table-cell>
              <table:table-cell office:value-type="float" office:value="77826">
                <text:p>77826</text:p>
              </table:table-cell>
              <table:table-cell office:value-type="float" office:value="593695">
                <text:p>593695</text:p>
              </table:table-cell>
              <table:table-cell office:value-type="float" office:value="116956">
                <text:p>116956</text:p>
              </table:table-cell>
              <table:table-cell office:value-type="float" office:value="516546">
                <text:p>516546</text:p>
              </table:table-cell>
              <table:table-cell office:value-type="float" office:value="122730">
                <text:p>12273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2022">
                <text:p>552022</text:p>
              </table:table-cell>
              <table:table-cell office:value-type="float" office:value="83255">
                <text:p>83255</text:p>
              </table:table-cell>
              <table:table-cell office:value-type="float" office:value="416064">
                <text:p>416064</text:p>
              </table:table-cell>
              <table:table-cell office:value-type="float" office:value="82011">
                <text:p>82011</text:p>
              </table:table-cell>
              <table:table-cell office:value-type="float" office:value="500552">
                <text:p>500552</text:p>
              </table:table-cell>
              <table:table-cell office:value-type="float" office:value="118422">
                <text:p>1184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53262">
                <text:p>553262</text:p>
              </table:table-cell>
              <table:table-cell office:value-type="float" office:value="83595">
                <text:p>83595</text:p>
              </table:table-cell>
              <table:table-cell office:value-type="float" office:value="580406">
                <text:p>580406</text:p>
              </table:table-cell>
              <table:table-cell office:value-type="float" office:value="114593">
                <text:p>114593</text:p>
              </table:table-cell>
              <table:table-cell office:value-type="float" office:value="485430">
                <text:p>485430</text:p>
              </table:table-cell>
              <table:table-cell office:value-type="float" office:value="114539">
                <text:p>1145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85658">
                <text:p>585658</text:p>
              </table:table-cell>
              <table:table-cell office:value-type="float" office:value="87758">
                <text:p>87758</text:p>
              </table:table-cell>
              <table:table-cell office:value-type="float" office:value="630114">
                <text:p>630114</text:p>
              </table:table-cell>
              <table:table-cell office:value-type="float" office:value="125531">
                <text:p>125531</text:p>
              </table:table-cell>
              <table:table-cell office:value-type="float" office:value="473282">
                <text:p>473282</text:p>
              </table:table-cell>
              <table:table-cell office:value-type="float" office:value="111767">
                <text:p>111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4548">
                <text:p>464548</text:p>
              </table:table-cell>
              <table:table-cell office:value-type="float" office:value="70444">
                <text:p>70444</text:p>
              </table:table-cell>
              <table:table-cell office:value-type="float" office:value="475524">
                <text:p>475524</text:p>
              </table:table-cell>
              <table:table-cell office:value-type="float" office:value="94345">
                <text:p>94345</text:p>
              </table:table-cell>
              <table:table-cell office:value-type="float" office:value="461995">
                <text:p>461995</text:p>
              </table:table-cell>
              <table:table-cell office:value-type="float" office:value="108594">
                <text:p>1085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0882">
                <text:p>540882</text:p>
              </table:table-cell>
              <table:table-cell office:value-type="float" office:value="81266">
                <text:p>81266</text:p>
              </table:table-cell>
              <table:table-cell office:value-type="float" office:value="445968">
                <text:p>445968</text:p>
              </table:table-cell>
              <table:table-cell office:value-type="float" office:value="87953">
                <text:p>87953</text:p>
              </table:table-cell>
              <table:table-cell office:value-type="float" office:value="452604">
                <text:p>452604</text:p>
              </table:table-cell>
              <table:table-cell office:value-type="float" office:value="106024">
                <text:p>1060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5876">
                <text:p>335876</text:p>
              </table:table-cell>
              <table:table-cell office:value-type="float" office:value="51632">
                <text:p>51632</text:p>
              </table:table-cell>
              <table:table-cell office:value-type="float" office:value="556164">
                <text:p>556164</text:p>
              </table:table-cell>
              <table:table-cell office:value-type="float" office:value="110311">
                <text:p>110311</text:p>
              </table:table-cell>
              <table:table-cell office:value-type="float" office:value="443815">
                <text:p>443815</text:p>
              </table:table-cell>
              <table:table-cell office:value-type="float" office:value="103547">
                <text:p>1035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1050">
                <text:p>351050</text:p>
              </table:table-cell>
              <table:table-cell office:value-type="float" office:value="53133">
                <text:p>53133</text:p>
              </table:table-cell>
              <table:table-cell office:value-type="float" office:value="490416">
                <text:p>490416</text:p>
              </table:table-cell>
              <table:table-cell office:value-type="float" office:value="97253">
                <text:p>97253</text:p>
              </table:table-cell>
              <table:table-cell office:value-type="float" office:value="434711">
                <text:p>434711</text:p>
              </table:table-cell>
              <table:table-cell office:value-type="float" office:value="101303">
                <text:p>1013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1643">
                <text:p>531643</text:p>
              </table:table-cell>
              <table:table-cell office:value-type="float" office:value="80042">
                <text:p>80042</text:p>
              </table:table-cell>
              <table:table-cell office:value-type="float" office:value="487444">
                <text:p>487444</text:p>
              </table:table-cell>
              <table:table-cell office:value-type="float" office:value="96564">
                <text:p>96564</text:p>
              </table:table-cell>
              <table:table-cell office:value-type="float" office:value="427724">
                <text:p>427724</text:p>
              </table:table-cell>
              <table:table-cell office:value-type="float" office:value="99219">
                <text:p>992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1270">
                <text:p>411270</text:p>
              </table:table-cell>
              <table:table-cell office:value-type="float" office:value="62080">
                <text:p>62080</text:p>
              </table:table-cell>
              <table:table-cell office:value-type="float" office:value="570108">
                <text:p>570108</text:p>
              </table:table-cell>
              <table:table-cell office:value-type="float" office:value="113238">
                <text:p>113238</text:p>
              </table:table-cell>
              <table:table-cell office:value-type="float" office:value="423153">
                <text:p>423153</text:p>
              </table:table-cell>
              <table:table-cell office:value-type="float" office:value="97310">
                <text:p>973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7591">
                <text:p>487591</text:p>
              </table:table-cell>
              <table:table-cell office:value-type="float" office:value="73965">
                <text:p>73965</text:p>
              </table:table-cell>
              <table:table-cell office:value-type="float" office:value="472654">
                <text:p>472654</text:p>
              </table:table-cell>
              <table:table-cell office:value-type="float" office:value="93783">
                <text:p>93783</text:p>
              </table:table-cell>
              <table:table-cell office:value-type="float" office:value="414127">
                <text:p>414127</text:p>
              </table:table-cell>
              <table:table-cell office:value-type="float" office:value="94672">
                <text:p>946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5125">
                <text:p>315125</text:p>
              </table:table-cell>
              <table:table-cell office:value-type="float" office:value="48297">
                <text:p>48297</text:p>
              </table:table-cell>
              <table:table-cell office:value-type="float" office:value="456655">
                <text:p>456655</text:p>
              </table:table-cell>
              <table:table-cell office:value-type="float" office:value="90748">
                <text:p>90748</text:p>
              </table:table-cell>
              <table:table-cell office:value-type="float" office:value="407633">
                <text:p>407633</text:p>
              </table:table-cell>
              <table:table-cell office:value-type="float" office:value="92746">
                <text:p>92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1465">
                <text:p>321465</text:p>
              </table:table-cell>
              <table:table-cell office:value-type="float" office:value="49351">
                <text:p>49351</text:p>
              </table:table-cell>
              <table:table-cell office:value-type="float" office:value="295005">
                <text:p>295005</text:p>
              </table:table-cell>
              <table:table-cell office:value-type="float" office:value="58661">
                <text:p>58661</text:p>
              </table:table-cell>
              <table:table-cell office:value-type="float" office:value="396750">
                <text:p>396750</text:p>
              </table:table-cell>
              <table:table-cell office:value-type="float" office:value="89857">
                <text:p>898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4798">
                <text:p>294798</text:p>
              </table:table-cell>
              <table:table-cell office:value-type="float" office:value="44956">
                <text:p>44956</text:p>
              </table:table-cell>
              <table:table-cell office:value-type="float" office:value="226584">
                <text:p>226584</text:p>
              </table:table-cell>
              <table:table-cell office:value-type="float" office:value="45102">
                <text:p>45102</text:p>
              </table:table-cell>
              <table:table-cell office:value-type="float" office:value="387509">
                <text:p>387509</text:p>
              </table:table-cell>
              <table:table-cell office:value-type="float" office:value="87414">
                <text:p>874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4666">
                <text:p>324666</text:p>
              </table:table-cell>
              <table:table-cell office:value-type="float" office:value="49471">
                <text:p>49471</text:p>
              </table:table-cell>
              <table:table-cell office:value-type="float" office:value="412125">
                <text:p>412125</text:p>
              </table:table-cell>
              <table:table-cell office:value-type="float" office:value="81631">
                <text:p>81631</text:p>
              </table:table-cell>
              <table:table-cell office:value-type="float" office:value="378270">
                <text:p>378270</text:p>
              </table:table-cell>
              <table:table-cell office:value-type="float" office:value="84937">
                <text:p>849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6830">
                <text:p>376830</text:p>
              </table:table-cell>
              <table:table-cell office:value-type="float" office:value="56636">
                <text:p>56636</text:p>
              </table:table-cell>
              <table:table-cell office:value-type="float" office:value="481899">
                <text:p>481899</text:p>
              </table:table-cell>
              <table:table-cell office:value-type="float" office:value="95759">
                <text:p>95759</text:p>
              </table:table-cell>
              <table:table-cell office:value-type="float" office:value="370365">
                <text:p>370365</text:p>
              </table:table-cell>
              <table:table-cell office:value-type="float" office:value="82704">
                <text:p>827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5592">
                <text:p>465592</text:p>
              </table:table-cell>
              <table:table-cell office:value-type="float" office:value="70423">
                <text:p>70423</text:p>
              </table:table-cell>
              <table:table-cell office:value-type="float" office:value="465909">
                <text:p>465909</text:p>
              </table:table-cell>
              <table:table-cell office:value-type="float" office:value="92016">
                <text:p>92016</text:p>
              </table:table-cell>
              <table:table-cell office:value-type="float" office:value="360374">
                <text:p>360374</text:p>
              </table:table-cell>
              <table:table-cell office:value-type="float" office:value="80108">
                <text:p>801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2639">
                <text:p>242639</text:p>
              </table:table-cell>
              <table:table-cell office:value-type="float" office:value="36839">
                <text:p>36839</text:p>
              </table:table-cell>
              <table:table-cell office:value-type="float" office:value="327934">
                <text:p>327934</text:p>
              </table:table-cell>
              <table:table-cell office:value-type="float" office:value="65924">
                <text:p>65924</text:p>
              </table:table-cell>
              <table:table-cell office:value-type="float" office:value="347864">
                <text:p>347864</text:p>
              </table:table-cell>
              <table:table-cell office:value-type="float" office:value="77157">
                <text:p>771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33537">
                <text:p>333537</text:p>
              </table:table-cell>
              <table:table-cell office:value-type="float" office:value="50525">
                <text:p>50525</text:p>
              </table:table-cell>
              <table:table-cell office:value-type="float" office:value="379122">
                <text:p>379122</text:p>
              </table:table-cell>
              <table:table-cell office:value-type="float" office:value="75420">
                <text:p>75420</text:p>
              </table:table-cell>
              <table:table-cell office:value-type="float" office:value="339181">
                <text:p>339181</text:p>
              </table:table-cell>
              <table:table-cell office:value-type="float" office:value="74945">
                <text:p>749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1068">
                <text:p>271068</text:p>
              </table:table-cell>
              <table:table-cell office:value-type="float" office:value="41197">
                <text:p>41197</text:p>
              </table:table-cell>
              <table:table-cell office:value-type="float" office:value="404561">
                <text:p>404561</text:p>
              </table:table-cell>
              <table:table-cell office:value-type="float" office:value="80229">
                <text:p>80229</text:p>
              </table:table-cell>
              <table:table-cell office:value-type="float" office:value="327161">
                <text:p>327161</text:p>
              </table:table-cell>
              <table:table-cell office:value-type="float" office:value="71994">
                <text:p>719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8144">
                <text:p>368144</text:p>
              </table:table-cell>
              <table:table-cell office:value-type="float" office:value="56141">
                <text:p>56141</text:p>
              </table:table-cell>
              <table:table-cell office:value-type="float" office:value="267814">
                <text:p>267814</text:p>
              </table:table-cell>
              <table:table-cell office:value-type="float" office:value="53387">
                <text:p>53387</text:p>
              </table:table-cell>
              <table:table-cell office:value-type="float" office:value="311900">
                <text:p>311900</text:p>
              </table:table-cell>
              <table:table-cell office:value-type="float" office:value="67878">
                <text:p>678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6243">
                <text:p>296243</text:p>
              </table:table-cell>
              <table:table-cell office:value-type="float" office:value="45131">
                <text:p>45131</text:p>
              </table:table-cell>
              <table:table-cell office:value-type="float" office:value="173960">
                <text:p>173960</text:p>
              </table:table-cell>
              <table:table-cell office:value-type="float" office:value="34663">
                <text:p>34663</text:p>
              </table:table-cell>
              <table:table-cell office:value-type="float" office:value="331881">
                <text:p>331881</text:p>
              </table:table-cell>
              <table:table-cell office:value-type="float" office:value="83665">
                <text:p>836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5351">
                <text:p>275351</text:p>
              </table:table-cell>
              <table:table-cell office:value-type="float" office:value="42089">
                <text:p>42089</text:p>
              </table:table-cell>
              <table:table-cell office:value-type="float" office:value="300035">
                <text:p>300035</text:p>
              </table:table-cell>
              <table:table-cell office:value-type="float" office:value="59466">
                <text:p>59466</text:p>
              </table:table-cell>
              <table:table-cell office:value-type="float" office:value="333824">
                <text:p>333824</text:p>
              </table:table-cell>
              <table:table-cell office:value-type="float" office:value="83724">
                <text:p>837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4766">
                <text:p>354766</text:p>
              </table:table-cell>
              <table:table-cell office:value-type="float" office:value="53809">
                <text:p>53809</text:p>
              </table:table-cell>
              <table:table-cell office:value-type="float" office:value="308975">
                <text:p>308975</text:p>
              </table:table-cell>
              <table:table-cell office:value-type="float" office:value="61422">
                <text:p>61422</text:p>
              </table:table-cell>
              <table:table-cell office:value-type="float" office:value="333395">
                <text:p>333395</text:p>
              </table:table-cell>
              <table:table-cell office:value-type="float" office:value="83885">
                <text:p>838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5419">
                <text:p>285419</text:p>
              </table:table-cell>
              <table:table-cell office:value-type="float" office:value="43611">
                <text:p>43611</text:p>
              </table:table-cell>
              <table:table-cell office:value-type="float" office:value="280384">
                <text:p>280384</text:p>
              </table:table-cell>
              <table:table-cell office:value-type="float" office:value="56318">
                <text:p>56318</text:p>
              </table:table-cell>
              <table:table-cell office:value-type="float" office:value="335030">
                <text:p>335030</text:p>
              </table:table-cell>
              <table:table-cell office:value-type="float" office:value="83968">
                <text:p>839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7115">
                <text:p>307115</text:p>
              </table:table-cell>
              <table:table-cell office:value-type="float" office:value="47070">
                <text:p>47070</text:p>
              </table:table-cell>
              <table:table-cell office:value-type="float" office:value="332069">
                <text:p>332069</text:p>
              </table:table-cell>
              <table:table-cell office:value-type="float" office:value="66218">
                <text:p>66218</text:p>
              </table:table-cell>
              <table:table-cell office:value-type="float" office:value="333372">
                <text:p>333372</text:p>
              </table:table-cell>
              <table:table-cell office:value-type="float" office:value="83411">
                <text:p>834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2567">
                <text:p>282567</text:p>
              </table:table-cell>
              <table:table-cell office:value-type="float" office:value="43262">
                <text:p>43262</text:p>
              </table:table-cell>
              <table:table-cell office:value-type="float" office:value="201502">
                <text:p>201502</text:p>
              </table:table-cell>
              <table:table-cell office:value-type="float" office:value="40274">
                <text:p>40274</text:p>
              </table:table-cell>
              <table:table-cell office:value-type="float" office:value="331992">
                <text:p>331992</text:p>
              </table:table-cell>
              <table:table-cell office:value-type="float" office:value="83070">
                <text:p>830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8729">
                <text:p>278729</text:p>
              </table:table-cell>
              <table:table-cell office:value-type="float" office:value="42631">
                <text:p>42631</text:p>
              </table:table-cell>
              <table:table-cell office:value-type="float" office:value="269987">
                <text:p>269987</text:p>
              </table:table-cell>
              <table:table-cell office:value-type="float" office:value="53934">
                <text:p>53934</text:p>
              </table:table-cell>
              <table:table-cell office:value-type="float" office:value="331288">
                <text:p>331288</text:p>
              </table:table-cell>
              <table:table-cell office:value-type="float" office:value="82734">
                <text:p>827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6598">
                <text:p>426598</text:p>
              </table:table-cell>
              <table:table-cell office:value-type="float" office:value="64428">
                <text:p>64428</text:p>
              </table:table-cell>
              <table:table-cell office:value-type="float" office:value="132985">
                <text:p>132985</text:p>
              </table:table-cell>
              <table:table-cell office:value-type="float" office:value="26787">
                <text:p>26787</text:p>
              </table:table-cell>
              <table:table-cell office:value-type="float" office:value="328235">
                <text:p>328235</text:p>
              </table:table-cell>
              <table:table-cell office:value-type="float" office:value="82128">
                <text:p>82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1203">
                <text:p>271203</text:p>
              </table:table-cell>
              <table:table-cell office:value-type="float" office:value="41782">
                <text:p>41782</text:p>
              </table:table-cell>
              <table:table-cell office:value-type="float" office:value="215787">
                <text:p>215787</text:p>
              </table:table-cell>
              <table:table-cell office:value-type="float" office:value="43309">
                <text:p>43309</text:p>
              </table:table-cell>
              <table:table-cell office:value-type="float" office:value="328072">
                <text:p>328072</text:p>
              </table:table-cell>
              <table:table-cell office:value-type="float" office:value="81964">
                <text:p>819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0793">
                <text:p>150793</text:p>
              </table:table-cell>
              <table:table-cell office:value-type="float" office:value="23299">
                <text:p>23299</text:p>
              </table:table-cell>
              <table:table-cell office:value-type="float" office:value="358283">
                <text:p>358283</text:p>
              </table:table-cell>
              <table:table-cell office:value-type="float" office:value="71418">
                <text:p>71418</text:p>
              </table:table-cell>
              <table:table-cell office:value-type="float" office:value="324123">
                <text:p>324123</text:p>
              </table:table-cell>
              <table:table-cell office:value-type="float" office:value="81257">
                <text:p>812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7229">
                <text:p>327229</text:p>
              </table:table-cell>
              <table:table-cell office:value-type="float" office:value="49446">
                <text:p>49446</text:p>
              </table:table-cell>
              <table:table-cell office:value-type="float" office:value="232490">
                <text:p>232490</text:p>
              </table:table-cell>
              <table:table-cell office:value-type="float" office:value="46594">
                <text:p>46594</text:p>
              </table:table-cell>
              <table:table-cell office:value-type="float" office:value="321984">
                <text:p>321984</text:p>
              </table:table-cell>
              <table:table-cell office:value-type="float" office:value="80741">
                <text:p>807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3448">
                <text:p>283448</text:p>
              </table:table-cell>
              <table:table-cell office:value-type="float" office:value="43933">
                <text:p>43933</text:p>
              </table:table-cell>
              <table:table-cell office:value-type="float" office:value="223600">
                <text:p>223600</text:p>
              </table:table-cell>
              <table:table-cell office:value-type="float" office:value="44690">
                <text:p>44690</text:p>
              </table:table-cell>
              <table:table-cell office:value-type="float" office:value="320511">
                <text:p>320511</text:p>
              </table:table-cell>
              <table:table-cell office:value-type="float" office:value="80251">
                <text:p>802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1343">
                <text:p>201343</text:p>
              </table:table-cell>
              <table:table-cell office:value-type="float" office:value="31240">
                <text:p>31240</text:p>
              </table:table-cell>
              <table:table-cell office:value-type="float" office:value="222089">
                <text:p>222089</text:p>
              </table:table-cell>
              <table:table-cell office:value-type="float" office:value="44187">
                <text:p>44187</text:p>
              </table:table-cell>
              <table:table-cell office:value-type="float" office:value="317945">
                <text:p>317945</text:p>
              </table:table-cell>
              <table:table-cell office:value-type="float" office:value="79633">
                <text:p>796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2356">
                <text:p>372356</text:p>
              </table:table-cell>
              <table:table-cell office:value-type="float" office:value="56491">
                <text:p>56491</text:p>
              </table:table-cell>
              <table:table-cell office:value-type="float" office:value="181690">
                <text:p>181690</text:p>
              </table:table-cell>
              <table:table-cell office:value-type="float" office:value="36267">
                <text:p>36267</text:p>
              </table:table-cell>
              <table:table-cell office:value-type="float" office:value="313990">
                <text:p>313990</text:p>
              </table:table-cell>
              <table:table-cell office:value-type="float" office:value="78719">
                <text:p>787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4312">
                <text:p>94312</text:p>
              </table:table-cell>
              <table:table-cell office:value-type="float" office:value="14943">
                <text:p>14943</text:p>
              </table:table-cell>
              <table:table-cell office:value-type="float" office:value="275793">
                <text:p>275793</text:p>
              </table:table-cell>
              <table:table-cell office:value-type="float" office:value="54747">
                <text:p>54747</text:p>
              </table:table-cell>
              <table:table-cell office:value-type="float" office:value="312968">
                <text:p>312968</text:p>
              </table:table-cell>
              <table:table-cell office:value-type="float" office:value="78322">
                <text:p>783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1454">
                <text:p>171454</text:p>
              </table:table-cell>
              <table:table-cell office:value-type="float" office:value="26645">
                <text:p>26645</text:p>
              </table:table-cell>
              <table:table-cell office:value-type="float" office:value="219683">
                <text:p>219683</text:p>
              </table:table-cell>
              <table:table-cell office:value-type="float" office:value="43900">
                <text:p>43900</text:p>
              </table:table-cell>
              <table:table-cell office:value-type="float" office:value="310070">
                <text:p>310070</text:p>
              </table:table-cell>
              <table:table-cell office:value-type="float" office:value="78004">
                <text:p>780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9695">
                <text:p>319695</text:p>
              </table:table-cell>
              <table:table-cell office:value-type="float" office:value="49447">
                <text:p>49447</text:p>
              </table:table-cell>
              <table:table-cell office:value-type="float" office:value="203877">
                <text:p>203877</text:p>
              </table:table-cell>
              <table:table-cell office:value-type="float" office:value="40663">
                <text:p>40663</text:p>
              </table:table-cell>
              <table:table-cell office:value-type="float" office:value="308056">
                <text:p>308056</text:p>
              </table:table-cell>
              <table:table-cell office:value-type="float" office:value="77447">
                <text:p>774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2916">
                <text:p>302916</text:p>
              </table:table-cell>
              <table:table-cell office:value-type="float" office:value="46687">
                <text:p>46687</text:p>
              </table:table-cell>
              <table:table-cell office:value-type="float" office:value="190430">
                <text:p>190430</text:p>
              </table:table-cell>
              <table:table-cell office:value-type="float" office:value="37929">
                <text:p>37929</text:p>
              </table:table-cell>
              <table:table-cell office:value-type="float" office:value="307472">
                <text:p>307472</text:p>
              </table:table-cell>
              <table:table-cell office:value-type="float" office:value="77184">
                <text:p>771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3660">
                <text:p>283660</text:p>
              </table:table-cell>
              <table:table-cell office:value-type="float" office:value="43479">
                <text:p>43479</text:p>
              </table:table-cell>
              <table:table-cell office:value-type="float" office:value="176694">
                <text:p>176694</text:p>
              </table:table-cell>
              <table:table-cell office:value-type="float" office:value="35084">
                <text:p>35084</text:p>
              </table:table-cell>
              <table:table-cell office:value-type="float" office:value="304990">
                <text:p>304990</text:p>
              </table:table-cell>
              <table:table-cell office:value-type="float" office:value="76581">
                <text:p>765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4896">
                <text:p>174896</text:p>
              </table:table-cell>
              <table:table-cell office:value-type="float" office:value="27078">
                <text:p>27078</text:p>
              </table:table-cell>
              <table:table-cell office:value-type="float" office:value="249250">
                <text:p>249250</text:p>
              </table:table-cell>
              <table:table-cell office:value-type="float" office:value="49778">
                <text:p>49778</text:p>
              </table:table-cell>
              <table:table-cell office:value-type="float" office:value="303154">
                <text:p>303154</text:p>
              </table:table-cell>
              <table:table-cell office:value-type="float" office:value="76262">
                <text:p>762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945">
                <text:p>204945</text:p>
              </table:table-cell>
              <table:table-cell office:value-type="float" office:value="31344">
                <text:p>31344</text:p>
              </table:table-cell>
              <table:table-cell office:value-type="float" office:value="173189">
                <text:p>173189</text:p>
              </table:table-cell>
              <table:table-cell office:value-type="float" office:value="34640">
                <text:p>34640</text:p>
              </table:table-cell>
              <table:table-cell office:value-type="float" office:value="301598">
                <text:p>301598</text:p>
              </table:table-cell>
              <table:table-cell office:value-type="float" office:value="75994">
                <text:p>759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3713">
                <text:p>293713</text:p>
              </table:table-cell>
              <table:table-cell office:value-type="float" office:value="44651">
                <text:p>44651</text:p>
              </table:table-cell>
              <table:table-cell office:value-type="float" office:value="215898">
                <text:p>215898</text:p>
              </table:table-cell>
              <table:table-cell office:value-type="float" office:value="42809">
                <text:p>42809</text:p>
              </table:table-cell>
              <table:table-cell office:value-type="float" office:value="300234">
                <text:p>300234</text:p>
              </table:table-cell>
              <table:table-cell office:value-type="float" office:value="75438">
                <text:p>754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6119">
                <text:p>146119</text:p>
              </table:table-cell>
              <table:table-cell office:value-type="float" office:value="22772">
                <text:p>22772</text:p>
              </table:table-cell>
              <table:table-cell office:value-type="float" office:value="200174">
                <text:p>200174</text:p>
              </table:table-cell>
              <table:table-cell office:value-type="float" office:value="40280">
                <text:p>40280</text:p>
              </table:table-cell>
              <table:table-cell office:value-type="float" office:value="299820">
                <text:p>299820</text:p>
              </table:table-cell>
              <table:table-cell office:value-type="float" office:value="75380">
                <text:p>753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3638">
                <text:p>253638</text:p>
              </table:table-cell>
              <table:table-cell office:value-type="float" office:value="38891">
                <text:p>38891</text:p>
              </table:table-cell>
              <table:table-cell office:value-type="float" office:value="148980">
                <text:p>148980</text:p>
              </table:table-cell>
              <table:table-cell office:value-type="float" office:value="30057">
                <text:p>30057</text:p>
              </table:table-cell>
              <table:table-cell office:value-type="float" office:value="299211">
                <text:p>299211</text:p>
              </table:table-cell>
              <table:table-cell office:value-type="float" office:value="75026">
                <text:p>750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8504">
                <text:p>138504</text:p>
              </table:table-cell>
              <table:table-cell office:value-type="float" office:value="21799">
                <text:p>21799</text:p>
              </table:table-cell>
              <table:table-cell office:value-type="float" office:value="215890">
                <text:p>215890</text:p>
              </table:table-cell>
              <table:table-cell office:value-type="float" office:value="42909">
                <text:p>42909</text:p>
              </table:table-cell>
              <table:table-cell office:value-type="float" office:value="298507">
                <text:p>298507</text:p>
              </table:table-cell>
              <table:table-cell office:value-type="float" office:value="74934">
                <text:p>749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6086">
                <text:p>236086</text:p>
              </table:table-cell>
              <table:table-cell office:value-type="float" office:value="36459">
                <text:p>36459</text:p>
              </table:table-cell>
              <table:table-cell office:value-type="float" office:value="151530">
                <text:p>151530</text:p>
              </table:table-cell>
              <table:table-cell office:value-type="float" office:value="30520">
                <text:p>30520</text:p>
              </table:table-cell>
              <table:table-cell office:value-type="float" office:value="298935">
                <text:p>298935</text:p>
              </table:table-cell>
              <table:table-cell office:value-type="float" office:value="74955">
                <text:p>749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6806">
                <text:p>196806</text:p>
              </table:table-cell>
              <table:table-cell office:value-type="float" office:value="30786">
                <text:p>30786</text:p>
              </table:table-cell>
              <table:table-cell office:value-type="float" office:value="111912">
                <text:p>111912</text:p>
              </table:table-cell>
              <table:table-cell office:value-type="float" office:value="22457">
                <text:p>22457</text:p>
              </table:table-cell>
              <table:table-cell office:value-type="float" office:value="297639">
                <text:p>297639</text:p>
              </table:table-cell>
              <table:table-cell office:value-type="float" office:value="74399">
                <text:p>74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2246">
                <text:p>172246</text:p>
              </table:table-cell>
              <table:table-cell office:value-type="float" office:value="26871">
                <text:p>26871</text:p>
              </table:table-cell>
              <table:table-cell office:value-type="float" office:value="63403">
                <text:p>63403</text:p>
              </table:table-cell>
              <table:table-cell office:value-type="float" office:value="12810">
                <text:p>12810</text:p>
              </table:table-cell>
              <table:table-cell office:value-type="float" office:value="297553">
                <text:p>297553</text:p>
              </table:table-cell>
              <table:table-cell office:value-type="float" office:value="74500">
                <text:p>745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0153">
                <text:p>190153</text:p>
              </table:table-cell>
              <table:table-cell office:value-type="float" office:value="29330">
                <text:p>29330</text:p>
              </table:table-cell>
              <table:table-cell office:value-type="float" office:value="156968">
                <text:p>156968</text:p>
              </table:table-cell>
              <table:table-cell office:value-type="float" office:value="31458">
                <text:p>31458</text:p>
              </table:table-cell>
              <table:table-cell office:value-type="float" office:value="296314">
                <text:p>296314</text:p>
              </table:table-cell>
              <table:table-cell office:value-type="float" office:value="73964">
                <text:p>739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7620">
                <text:p>237620</text:p>
              </table:table-cell>
              <table:table-cell office:value-type="float" office:value="35980">
                <text:p>35980</text:p>
              </table:table-cell>
              <table:table-cell office:value-type="float" office:value="154916">
                <text:p>154916</text:p>
              </table:table-cell>
              <table:table-cell office:value-type="float" office:value="30943">
                <text:p>30943</text:p>
              </table:table-cell>
              <table:table-cell office:value-type="float" office:value="295261">
                <text:p>295261</text:p>
              </table:table-cell>
              <table:table-cell office:value-type="float" office:value="73633">
                <text:p>736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2932">
                <text:p>132932</text:p>
              </table:table-cell>
              <table:table-cell office:value-type="float" office:value="20821">
                <text:p>20821</text:p>
              </table:table-cell>
              <table:table-cell office:value-type="float" office:value="182973">
                <text:p>182973</text:p>
              </table:table-cell>
              <table:table-cell office:value-type="float" office:value="36589">
                <text:p>36589</text:p>
              </table:table-cell>
              <table:table-cell office:value-type="float" office:value="293260">
                <text:p>293260</text:p>
              </table:table-cell>
              <table:table-cell office:value-type="float" office:value="73303">
                <text:p>733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1181">
                <text:p>131181</text:p>
              </table:table-cell>
              <table:table-cell office:value-type="float" office:value="20519">
                <text:p>20519</text:p>
              </table:table-cell>
              <table:table-cell office:value-type="float" office:value="149895">
                <text:p>149895</text:p>
              </table:table-cell>
              <table:table-cell office:value-type="float" office:value="30321">
                <text:p>30321</text:p>
              </table:table-cell>
              <table:table-cell office:value-type="float" office:value="291924">
                <text:p>291924</text:p>
              </table:table-cell>
              <table:table-cell office:value-type="float" office:value="72831">
                <text:p>728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3491">
                <text:p>153491</text:p>
              </table:table-cell>
              <table:table-cell office:value-type="float" office:value="23996">
                <text:p>23996</text:p>
              </table:table-cell>
              <table:table-cell office:value-type="float" office:value="23941">
                <text:p>23941</text:p>
              </table:table-cell>
              <table:table-cell office:value-type="float" office:value="4929">
                <text:p>4929</text:p>
              </table:table-cell>
              <table:table-cell office:value-type="float" office:value="290240">
                <text:p>290240</text:p>
              </table:table-cell>
              <table:table-cell office:value-type="float" office:value="72475">
                <text:p>724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5208">
                <text:p>95208</text:p>
              </table:table-cell>
              <table:table-cell office:value-type="float" office:value="14744">
                <text:p>14744</text:p>
              </table:table-cell>
              <table:table-cell office:value-type="float" office:value="14371">
                <text:p>14371</text:p>
              </table:table-cell>
              <table:table-cell office:value-type="float" office:value="2815">
                <text:p>2815</text:p>
              </table:table-cell>
              <table:table-cell office:value-type="float" office:value="289974">
                <text:p>289974</text:p>
              </table:table-cell>
              <table:table-cell office:value-type="float" office:value="72347">
                <text:p>723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4879">
                <text:p>204879</text:p>
              </table:table-cell>
              <table:table-cell office:value-type="float" office:value="31573">
                <text:p>31573</text:p>
              </table:table-cell>
              <table:table-cell office:value-type="float" office:value="13803">
                <text:p>13803</text:p>
              </table:table-cell>
              <table:table-cell office:value-type="float" office:value="2797">
                <text:p>2797</text:p>
              </table:table-cell>
              <table:table-cell office:value-type="float" office:value="289496">
                <text:p>289496</text:p>
              </table:table-cell>
              <table:table-cell office:value-type="float" office:value="72255">
                <text:p>722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4480">
                <text:p>134480</text:p>
              </table:table-cell>
              <table:table-cell office:value-type="float" office:value="20871">
                <text:p>20871</text:p>
              </table:table-cell>
              <table:table-cell office:value-type="float" office:value="9324">
                <text:p>9324</text:p>
              </table:table-cell>
              <table:table-cell office:value-type="float" office:value="1910">
                <text:p>1910</text:p>
              </table:table-cell>
              <table:table-cell office:value-type="float" office:value="288248">
                <text:p>288248</text:p>
              </table:table-cell>
              <table:table-cell office:value-type="float" office:value="72016">
                <text:p>72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4765">
                <text:p>154765</text:p>
              </table:table-cell>
              <table:table-cell office:value-type="float" office:value="24157">
                <text:p>24157</text:p>
              </table:table-cell>
              <table:table-cell office:value-type="float" office:value="110950">
                <text:p>110950</text:p>
              </table:table-cell>
              <table:table-cell office:value-type="float" office:value="22096">
                <text:p>22096</text:p>
              </table:table-cell>
              <table:table-cell office:value-type="float" office:value="287474">
                <text:p>287474</text:p>
              </table:table-cell>
              <table:table-cell office:value-type="float" office:value="71785">
                <text:p>717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213">
                <text:p>144213</text:p>
              </table:table-cell>
              <table:table-cell office:value-type="float" office:value="22443">
                <text:p>22443</text:p>
              </table:table-cell>
              <table:table-cell office:value-type="float" office:value="163000">
                <text:p>163000</text:p>
              </table:table-cell>
              <table:table-cell office:value-type="float" office:value="32954">
                <text:p>32954</text:p>
              </table:table-cell>
              <table:table-cell office:value-type="float" office:value="287505">
                <text:p>287505</text:p>
              </table:table-cell>
              <table:table-cell office:value-type="float" office:value="71753">
                <text:p>717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8697">
                <text:p>138697</text:p>
              </table:table-cell>
              <table:table-cell office:value-type="float" office:value="21823">
                <text:p>21823</text:p>
              </table:table-cell>
              <table:table-cell office:value-type="float" office:value="107002">
                <text:p>107002</text:p>
              </table:table-cell>
              <table:table-cell office:value-type="float" office:value="21902">
                <text:p>21902</text:p>
              </table:table-cell>
              <table:table-cell office:value-type="float" office:value="287699">
                <text:p>287699</text:p>
              </table:table-cell>
              <table:table-cell office:value-type="float" office:value="71589">
                <text:p>715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6717">
                <text:p>146717</text:p>
              </table:table-cell>
              <table:table-cell office:value-type="float" office:value="22880">
                <text:p>22880</text:p>
              </table:table-cell>
              <table:table-cell office:value-type="float" office:value="55712">
                <text:p>55712</text:p>
              </table:table-cell>
              <table:table-cell office:value-type="float" office:value="11098">
                <text:p>11098</text:p>
              </table:table-cell>
              <table:table-cell office:value-type="float" office:value="287465">
                <text:p>287465</text:p>
              </table:table-cell>
              <table:table-cell office:value-type="float" office:value="71612">
                <text:p>716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3986">
                <text:p>153986</text:p>
              </table:table-cell>
              <table:table-cell office:value-type="float" office:value="23871">
                <text:p>23871</text:p>
              </table:table-cell>
              <table:table-cell office:value-type="float" office:value="38929">
                <text:p>38929</text:p>
              </table:table-cell>
              <table:table-cell office:value-type="float" office:value="7776">
                <text:p>7776</text:p>
              </table:table-cell>
              <table:table-cell office:value-type="float" office:value="286797">
                <text:p>286797</text:p>
              </table:table-cell>
              <table:table-cell office:value-type="float" office:value="71264">
                <text:p>712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9182">
                <text:p>109182</text:p>
              </table:table-cell>
              <table:table-cell office:value-type="float" office:value="16959">
                <text:p>16959</text:p>
              </table:table-cell>
              <table:table-cell office:value-type="float" office:value="121567">
                <text:p>121567</text:p>
              </table:table-cell>
              <table:table-cell office:value-type="float" office:value="24455">
                <text:p>24455</text:p>
              </table:table-cell>
              <table:table-cell office:value-type="float" office:value="287314">
                <text:p>287314</text:p>
              </table:table-cell>
              <table:table-cell office:value-type="float" office:value="71459">
                <text:p>714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6743">
                <text:p>156743</text:p>
              </table:table-cell>
              <table:table-cell office:value-type="float" office:value="24625">
                <text:p>24625</text:p>
              </table:table-cell>
              <table:table-cell office:value-type="float" office:value="143772">
                <text:p>143772</text:p>
              </table:table-cell>
              <table:table-cell office:value-type="float" office:value="28922">
                <text:p>28922</text:p>
              </table:table-cell>
              <table:table-cell office:value-type="float" office:value="287026">
                <text:p>287026</text:p>
              </table:table-cell>
              <table:table-cell office:value-type="float" office:value="71154">
                <text:p>711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155">
                <text:p>90155</text:p>
              </table:table-cell>
              <table:table-cell office:value-type="float" office:value="13881">
                <text:p>13881</text:p>
              </table:table-cell>
              <table:table-cell office:value-type="float" office:value="169411">
                <text:p>169411</text:p>
              </table:table-cell>
              <table:table-cell office:value-type="float" office:value="34345">
                <text:p>34345</text:p>
              </table:table-cell>
              <table:table-cell office:value-type="float" office:value="288716">
                <text:p>288716</text:p>
              </table:table-cell>
              <table:table-cell office:value-type="float" office:value="71897">
                <text:p>718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1791">
                <text:p>211791</text:p>
              </table:table-cell>
              <table:table-cell office:value-type="float" office:value="32780">
                <text:p>32780</text:p>
              </table:table-cell>
              <table:table-cell office:value-type="float" office:value="131819">
                <text:p>131819</text:p>
              </table:table-cell>
              <table:table-cell office:value-type="float" office:value="26331">
                <text:p>26331</text:p>
              </table:table-cell>
              <table:table-cell office:value-type="float" office:value="288657">
                <text:p>288657</text:p>
              </table:table-cell>
              <table:table-cell office:value-type="float" office:value="71623">
                <text:p>716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2841">
                <text:p>122841</text:p>
              </table:table-cell>
              <table:table-cell office:value-type="float" office:value="19191">
                <text:p>19191</text:p>
              </table:table-cell>
              <table:table-cell office:value-type="float" office:value="71103">
                <text:p>71103</text:p>
              </table:table-cell>
              <table:table-cell office:value-type="float" office:value="14320">
                <text:p>14320</text:p>
              </table:table-cell>
              <table:table-cell office:value-type="float" office:value="288796">
                <text:p>288796</text:p>
              </table:table-cell>
              <table:table-cell office:value-type="float" office:value="71635">
                <text:p>716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224">
                <text:p>89224</text:p>
              </table:table-cell>
              <table:table-cell office:value-type="float" office:value="13962">
                <text:p>13962</text:p>
              </table:table-cell>
              <table:table-cell office:value-type="float" office:value="141054">
                <text:p>141054</text:p>
              </table:table-cell>
              <table:table-cell office:value-type="float" office:value="28142">
                <text:p>28142</text:p>
              </table:table-cell>
              <table:table-cell office:value-type="float" office:value="287838">
                <text:p>287838</text:p>
              </table:table-cell>
              <table:table-cell office:value-type="float" office:value="71378">
                <text:p>713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2214">
                <text:p>182214</text:p>
              </table:table-cell>
              <table:table-cell office:value-type="float" office:value="27746">
                <text:p>27746</text:p>
              </table:table-cell>
              <table:table-cell office:value-type="float" office:value="41501">
                <text:p>41501</text:p>
              </table:table-cell>
              <table:table-cell office:value-type="float" office:value="8517">
                <text:p>8517</text:p>
              </table:table-cell>
              <table:table-cell office:value-type="float" office:value="287843">
                <text:p>287843</text:p>
              </table:table-cell>
              <table:table-cell office:value-type="float" office:value="71464">
                <text:p>714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8316">
                <text:p>108316</text:p>
              </table:table-cell>
              <table:table-cell office:value-type="float" office:value="17178">
                <text:p>17178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  <table:table-cell office:value-type="float" office:value="286838">
                <text:p>286838</text:p>
              </table:table-cell>
              <table:table-cell office:value-type="float" office:value="70961">
                <text:p>709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0299">
                <text:p>110299</text:p>
              </table:table-cell>
              <table:table-cell office:value-type="float" office:value="17047">
                <text:p>17047</text:p>
              </table:table-cell>
              <table:table-cell office:value-type="float" office:value="27743">
                <text:p>27743</text:p>
              </table:table-cell>
              <table:table-cell office:value-type="float" office:value="5328">
                <text:p>5328</text:p>
              </table:table-cell>
              <table:table-cell office:value-type="float" office:value="285937">
                <text:p>285937</text:p>
              </table:table-cell>
              <table:table-cell office:value-type="float" office:value="70775">
                <text:p>707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3620">
                <text:p>133620</text:p>
              </table:table-cell>
              <table:table-cell office:value-type="float" office:value="20672">
                <text:p>20672</text:p>
              </table:table-cell>
              <table:table-cell office:value-type="float" office:value="48083">
                <text:p>48083</text:p>
              </table:table-cell>
              <table:table-cell office:value-type="float" office:value="9568">
                <text:p>9568</text:p>
              </table:table-cell>
              <table:table-cell office:value-type="float" office:value="285390">
                <text:p>285390</text:p>
              </table:table-cell>
              <table:table-cell office:value-type="float" office:value="70736">
                <text:p>707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9318">
                <text:p>159318</text:p>
              </table:table-cell>
              <table:table-cell office:value-type="float" office:value="24482">
                <text:p>24482</text:p>
              </table:table-cell>
              <table:table-cell office:value-type="float" office:value="77019">
                <text:p>77019</text:p>
              </table:table-cell>
              <table:table-cell office:value-type="float" office:value="15743">
                <text:p>15743</text:p>
              </table:table-cell>
              <table:table-cell office:value-type="float" office:value="289474">
                <text:p>289474</text:p>
              </table:table-cell>
              <table:table-cell office:value-type="float" office:value="71948">
                <text:p>719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1746">
                <text:p>131746</text:p>
              </table:table-cell>
              <table:table-cell office:value-type="float" office:value="20788">
                <text:p>20788</text:p>
              </table:table-cell>
              <table:table-cell office:value-type="float" office:value="400">
                <text:p>400</text:p>
              </table:table-cell>
              <table:table-cell office:value-type="float" office:value="175">
                <text:p>175</text:p>
              </table:table-cell>
              <table:table-cell office:value-type="float" office:value="289024">
                <text:p>289024</text:p>
              </table:table-cell>
              <table:table-cell office:value-type="float" office:value="71729">
                <text:p>717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160">
                <text:p>98160</text:p>
              </table:table-cell>
              <table:table-cell office:value-type="float" office:value="15434">
                <text:p>15434</text:p>
              </table:table-cell>
              <table:table-cell office:value-type="float" office:value="117569">
                <text:p>117569</text:p>
              </table:table-cell>
              <table:table-cell office:value-type="float" office:value="23679">
                <text:p>23679</text:p>
              </table:table-cell>
              <table:table-cell office:value-type="float" office:value="289445">
                <text:p>289445</text:p>
              </table:table-cell>
              <table:table-cell office:value-type="float" office:value="71920">
                <text:p>719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3507">
                <text:p>93507</text:p>
              </table:table-cell>
              <table:table-cell office:value-type="float" office:value="14806">
                <text:p>14806</text:p>
              </table:table-cell>
              <table:table-cell office:value-type="float" office:value="30531">
                <text:p>30531</text:p>
              </table:table-cell>
              <table:table-cell office:value-type="float" office:value="6348">
                <text:p>6348</text:p>
              </table:table-cell>
              <table:table-cell office:value-type="float" office:value="288916">
                <text:p>288916</text:p>
              </table:table-cell>
              <table:table-cell office:value-type="float" office:value="71887">
                <text:p>718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1315">
                <text:p>181315</text:p>
              </table:table-cell>
              <table:table-cell office:value-type="float" office:value="28072">
                <text:p>28072</text:p>
              </table:table-cell>
              <table:table-cell office:value-type="float" office:value="130521">
                <text:p>130521</text:p>
              </table:table-cell>
              <table:table-cell office:value-type="float" office:value="25979">
                <text:p>25979</text:p>
              </table:table-cell>
              <table:table-cell office:value-type="float" office:value="287960">
                <text:p>287960</text:p>
              </table:table-cell>
              <table:table-cell office:value-type="float" office:value="71553">
                <text:p>715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319">
                <text:p>140319</text:p>
              </table:table-cell>
              <table:table-cell office:value-type="float" office:value="21942">
                <text:p>21942</text:p>
              </table:table-cell>
              <table:table-cell office:value-type="float" office:value="95494">
                <text:p>95494</text:p>
              </table:table-cell>
              <table:table-cell office:value-type="float" office:value="19424">
                <text:p>19424</text:p>
              </table:table-cell>
              <table:table-cell office:value-type="float" office:value="288944">
                <text:p>288944</text:p>
              </table:table-cell>
              <table:table-cell office:value-type="float" office:value="71766">
                <text:p>717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7366">
                <text:p>117366</text:p>
              </table:table-cell>
              <table:table-cell office:value-type="float" office:value="18790">
                <text:p>18790</text:p>
              </table:table-cell>
              <table:table-cell office:value-type="float" office:value="80606">
                <text:p>80606</text:p>
              </table:table-cell>
              <table:table-cell office:value-type="float" office:value="16584">
                <text:p>16584</text:p>
              </table:table-cell>
              <table:table-cell office:value-type="float" office:value="289783">
                <text:p>289783</text:p>
              </table:table-cell>
              <table:table-cell office:value-type="float" office:value="71936">
                <text:p>719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4459">
                <text:p>104459</text:p>
              </table:table-cell>
              <table:table-cell office:value-type="float" office:value="16272">
                <text:p>16272</text:p>
              </table:table-cell>
              <table:table-cell office:value-type="float" office:value="390">
                <text:p>390</text:p>
              </table:table-cell>
              <table:table-cell office:value-type="float" office:value="165">
                <text:p>165</text:p>
              </table:table-cell>
              <table:table-cell office:value-type="float" office:value="294950">
                <text:p>294950</text:p>
              </table:table-cell>
              <table:table-cell office:value-type="float" office:value="73499">
                <text:p>734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4842">
                <text:p>104842</text:p>
              </table:table-cell>
              <table:table-cell office:value-type="float" office:value="15950">
                <text:p>15950</text:p>
              </table:table-cell>
              <table:table-cell office:value-type="float" office:value="99776">
                <text:p>99776</text:p>
              </table:table-cell>
              <table:table-cell office:value-type="float" office:value="20131">
                <text:p>20131</text:p>
              </table:table-cell>
              <table:table-cell office:value-type="float" office:value="294294">
                <text:p>294294</text:p>
              </table:table-cell>
              <table:table-cell office:value-type="float" office:value="73164">
                <text:p>731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931">
                <text:p>39931</text:p>
              </table:table-cell>
              <table:table-cell office:value-type="float" office:value="6305">
                <text:p>6305</text:p>
              </table:table-cell>
              <table:table-cell office:value-type="float" office:value="57097">
                <text:p>57097</text:p>
              </table:table-cell>
              <table:table-cell office:value-type="float" office:value="11605">
                <text:p>11605</text:p>
              </table:table-cell>
              <table:table-cell office:value-type="float" office:value="295825">
                <text:p>295825</text:p>
              </table:table-cell>
              <table:table-cell office:value-type="float" office:value="73529">
                <text:p>735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313">
                <text:p>100313</text:p>
              </table:table-cell>
              <table:table-cell office:value-type="float" office:value="15827">
                <text:p>15827</text:p>
              </table:table-cell>
              <table:table-cell office:value-type="float" office:value="116651">
                <text:p>116651</text:p>
              </table:table-cell>
              <table:table-cell office:value-type="float" office:value="23568">
                <text:p>23568</text:p>
              </table:table-cell>
              <table:table-cell office:value-type="float" office:value="295898">
                <text:p>295898</text:p>
              </table:table-cell>
              <table:table-cell office:value-type="float" office:value="73633">
                <text:p>736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0391">
                <text:p>130391</text:p>
              </table:table-cell>
              <table:table-cell office:value-type="float" office:value="20166">
                <text:p>20166</text:p>
              </table:table-cell>
              <table:table-cell office:value-type="float" office:value="112489">
                <text:p>112489</text:p>
              </table:table-cell>
              <table:table-cell office:value-type="float" office:value="22591">
                <text:p>22591</text:p>
              </table:table-cell>
              <table:table-cell office:value-type="float" office:value="296385">
                <text:p>296385</text:p>
              </table:table-cell>
              <table:table-cell office:value-type="float" office:value="73612">
                <text:p>736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8888">
                <text:p>128888</text:p>
              </table:table-cell>
              <table:table-cell office:value-type="float" office:value="20094">
                <text:p>20094</text:p>
              </table:table-cell>
              <table:table-cell office:value-type="float" office:value="43727">
                <text:p>43727</text:p>
              </table:table-cell>
              <table:table-cell office:value-type="float" office:value="8889">
                <text:p>8889</text:p>
              </table:table-cell>
              <table:table-cell office:value-type="float" office:value="297037">
                <text:p>297037</text:p>
              </table:table-cell>
              <table:table-cell office:value-type="float" office:value="73807">
                <text:p>738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437">
                <text:p>43437</text:p>
              </table:table-cell>
              <table:table-cell office:value-type="float" office:value="6996">
                <text:p>6996</text:p>
              </table:table-cell>
              <table:table-cell office:value-type="float" office:value="107492">
                <text:p>107492</text:p>
              </table:table-cell>
              <table:table-cell office:value-type="float" office:value="21733">
                <text:p>21733</text:p>
              </table:table-cell>
              <table:table-cell office:value-type="float" office:value="297836">
                <text:p>297836</text:p>
              </table:table-cell>
              <table:table-cell office:value-type="float" office:value="73873">
                <text:p>738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586">
                <text:p>60586</text:p>
              </table:table-cell>
              <table:table-cell office:value-type="float" office:value="9682">
                <text:p>9682</text:p>
              </table:table-cell>
              <table:table-cell office:value-type="float" office:value="99937">
                <text:p>99937</text:p>
              </table:table-cell>
              <table:table-cell office:value-type="float" office:value="20265">
                <text:p>20265</text:p>
              </table:table-cell>
              <table:table-cell office:value-type="float" office:value="298561">
                <text:p>298561</text:p>
              </table:table-cell>
              <table:table-cell office:value-type="float" office:value="74058">
                <text:p>740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1227">
                <text:p>81227</text:p>
              </table:table-cell>
              <table:table-cell office:value-type="float" office:value="12666">
                <text:p>12666</text:p>
              </table:table-cell>
              <table:table-cell office:value-type="float" office:value="121753">
                <text:p>121753</text:p>
              </table:table-cell>
              <table:table-cell office:value-type="float" office:value="24546">
                <text:p>24546</text:p>
              </table:table-cell>
              <table:table-cell office:value-type="float" office:value="298786">
                <text:p>298786</text:p>
              </table:table-cell>
              <table:table-cell office:value-type="float" office:value="73914">
                <text:p>739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193">
                <text:p>56193</text:p>
              </table:table-cell>
              <table:table-cell office:value-type="float" office:value="9131">
                <text:p>9131</text:p>
              </table:table-cell>
              <table:table-cell office:value-type="float" office:value="70097">
                <text:p>70097</text:p>
              </table:table-cell>
              <table:table-cell office:value-type="float" office:value="14319">
                <text:p>14319</text:p>
              </table:table-cell>
              <table:table-cell office:value-type="float" office:value="297984">
                <text:p>297984</text:p>
              </table:table-cell>
              <table:table-cell office:value-type="float" office:value="73885">
                <text:p>738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812">
                <text:p>49812</text:p>
              </table:table-cell>
              <table:table-cell office:value-type="float" office:value="7874">
                <text:p>7874</text:p>
              </table:table-cell>
              <table:table-cell office:value-type="float" office:value="112144">
                <text:p>112144</text:p>
              </table:table-cell>
              <table:table-cell office:value-type="float" office:value="22478">
                <text:p>22478</text:p>
              </table:table-cell>
              <table:table-cell office:value-type="float" office:value="298923">
                <text:p>298923</text:p>
              </table:table-cell>
              <table:table-cell office:value-type="float" office:value="74030">
                <text:p>7403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839">
                <text:p>50839</text:p>
              </table:table-cell>
              <table:table-cell office:value-type="float" office:value="8271">
                <text:p>8271</text:p>
              </table:table-cell>
              <table:table-cell office:value-type="float" office:value="69073">
                <text:p>69073</text:p>
              </table:table-cell>
              <table:table-cell office:value-type="float" office:value="14078">
                <text:p>14078</text:p>
              </table:table-cell>
              <table:table-cell office:value-type="float" office:value="299984">
                <text:p>299984</text:p>
              </table:table-cell>
              <table:table-cell office:value-type="float" office:value="74313">
                <text:p>743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258">
                <text:p>71258</text:p>
              </table:table-cell>
              <table:table-cell office:value-type="float" office:value="11423">
                <text:p>11423</text:p>
              </table:table-cell>
              <table:table-cell office:value-type="float" office:value="69492">
                <text:p>69492</text:p>
              </table:table-cell>
              <table:table-cell office:value-type="float" office:value="14150">
                <text:p>14150</text:p>
              </table:table-cell>
              <table:table-cell office:value-type="float" office:value="298267">
                <text:p>298267</text:p>
              </table:table-cell>
              <table:table-cell office:value-type="float" office:value="73708">
                <text:p>737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5390">
                <text:p>115390</text:p>
              </table:table-cell>
              <table:table-cell office:value-type="float" office:value="18112">
                <text:p>18112</text:p>
              </table:table-cell>
              <table:table-cell office:value-type="float" office:value="109624">
                <text:p>109624</text:p>
              </table:table-cell>
              <table:table-cell office:value-type="float" office:value="22199">
                <text:p>22199</text:p>
              </table:table-cell>
              <table:table-cell office:value-type="float" office:value="298022">
                <text:p>298022</text:p>
              </table:table-cell>
              <table:table-cell office:value-type="float" office:value="73679">
                <text:p>736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446">
                <text:p>52446</text:p>
              </table:table-cell>
              <table:table-cell office:value-type="float" office:value="8319">
                <text:p>8319</text:p>
              </table:table-cell>
              <table:table-cell office:value-type="float" office:value="50822">
                <text:p>50822</text:p>
              </table:table-cell>
              <table:table-cell office:value-type="float" office:value="10393">
                <text:p>10393</text:p>
              </table:table-cell>
              <table:table-cell office:value-type="float" office:value="305920">
                <text:p>305920</text:p>
              </table:table-cell>
              <table:table-cell office:value-type="float" office:value="75787">
                <text:p>757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8482">
                <text:p>78482</text:p>
              </table:table-cell>
              <table:table-cell office:value-type="float" office:value="12204">
                <text:p>12204</text:p>
              </table:table-cell>
              <table:table-cell office:value-type="float" office:value="56610">
                <text:p>56610</text:p>
              </table:table-cell>
              <table:table-cell office:value-type="float" office:value="11580">
                <text:p>11580</text:p>
              </table:table-cell>
              <table:table-cell office:value-type="float" office:value="306146">
                <text:p>306146</text:p>
              </table:table-cell>
              <table:table-cell office:value-type="float" office:value="75826">
                <text:p>758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2267">
                <text:p>72267</text:p>
              </table:table-cell>
              <table:table-cell office:value-type="float" office:value="11597">
                <text:p>11597</text:p>
              </table:table-cell>
              <table:table-cell office:value-type="float" office:value="89390">
                <text:p>89390</text:p>
              </table:table-cell>
              <table:table-cell office:value-type="float" office:value="18104">
                <text:p>18104</text:p>
              </table:table-cell>
              <table:table-cell office:value-type="float" office:value="306662">
                <text:p>306662</text:p>
              </table:table-cell>
              <table:table-cell office:value-type="float" office:value="75725">
                <text:p>757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669">
                <text:p>51669</text:p>
              </table:table-cell>
              <table:table-cell office:value-type="float" office:value="8382">
                <text:p>8382</text:p>
              </table:table-cell>
              <table:table-cell office:value-type="float" office:value="97529">
                <text:p>97529</text:p>
              </table:table-cell>
              <table:table-cell office:value-type="float" office:value="19855">
                <text:p>19855</text:p>
              </table:table-cell>
              <table:table-cell office:value-type="float" office:value="306335">
                <text:p>306335</text:p>
              </table:table-cell>
              <table:table-cell office:value-type="float" office:value="75667">
                <text:p>756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175">
                <text:p>52175</text:p>
              </table:table-cell>
              <table:table-cell office:value-type="float" office:value="8402">
                <text:p>8402</text:p>
              </table:table-cell>
              <table:table-cell office:value-type="float" office:value="32080">
                <text:p>32080</text:p>
              </table:table-cell>
              <table:table-cell office:value-type="float" office:value="6644">
                <text:p>6644</text:p>
              </table:table-cell>
              <table:table-cell office:value-type="float" office:value="303168">
                <text:p>303168</text:p>
              </table:table-cell>
              <table:table-cell office:value-type="float" office:value="74872">
                <text:p>748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20">
                <text:p>47720</text:p>
              </table:table-cell>
              <table:table-cell office:value-type="float" office:value="7709">
                <text:p>7709</text:p>
              </table:table-cell>
              <table:table-cell office:value-type="float" office:value="52446">
                <text:p>52446</text:p>
              </table:table-cell>
              <table:table-cell office:value-type="float" office:value="10568">
                <text:p>10568</text:p>
              </table:table-cell>
              <table:table-cell office:value-type="float" office:value="302282">
                <text:p>302282</text:p>
              </table:table-cell>
              <table:table-cell office:value-type="float" office:value="74584">
                <text:p>745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137">
                <text:p>43137</text:p>
              </table:table-cell>
              <table:table-cell office:value-type="float" office:value="6892">
                <text:p>6892</text:p>
              </table:table-cell>
              <table:table-cell office:value-type="float" office:value="18155">
                <text:p>18155</text:p>
              </table:table-cell>
              <table:table-cell office:value-type="float" office:value="3886">
                <text:p>3886</text:p>
              </table:table-cell>
              <table:table-cell office:value-type="float" office:value="302886">
                <text:p>302886</text:p>
              </table:table-cell>
              <table:table-cell office:value-type="float" office:value="74930">
                <text:p>7493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048">
                <text:p>23048</text:p>
              </table:table-cell>
              <table:table-cell office:value-type="float" office:value="3780">
                <text:p>3780</text:p>
              </table:table-cell>
              <table:table-cell office:value-type="float" office:value="87448">
                <text:p>87448</text:p>
              </table:table-cell>
              <table:table-cell office:value-type="float" office:value="17640">
                <text:p>17640</text:p>
              </table:table-cell>
              <table:table-cell office:value-type="float" office:value="307145">
                <text:p>307145</text:p>
              </table:table-cell>
              <table:table-cell office:value-type="float" office:value="76035">
                <text:p>760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741">
                <text:p>54741</text:p>
              </table:table-cell>
              <table:table-cell office:value-type="float" office:value="8634">
                <text:p>8634</text:p>
              </table:table-cell>
              <table:table-cell office:value-type="float" office:value="7429">
                <text:p>7429</text:p>
              </table:table-cell>
              <table:table-cell office:value-type="float" office:value="1589">
                <text:p>1589</text:p>
              </table:table-cell>
              <table:table-cell office:value-type="float" office:value="308782">
                <text:p>308782</text:p>
              </table:table-cell>
              <table:table-cell office:value-type="float" office:value="76280">
                <text:p>762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0799">
                <text:p>70799</text:p>
              </table:table-cell>
              <table:table-cell office:value-type="float" office:value="11262">
                <text:p>11262</text:p>
              </table:table-cell>
              <table:table-cell office:value-type="float" office:value="78510">
                <text:p>78510</text:p>
              </table:table-cell>
              <table:table-cell office:value-type="float" office:value="15787">
                <text:p>15787</text:p>
              </table:table-cell>
              <table:table-cell office:value-type="float" office:value="307353">
                <text:p>307353</text:p>
              </table:table-cell>
              <table:table-cell office:value-type="float" office:value="75664">
                <text:p>756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379">
                <text:p>64379</text:p>
              </table:table-cell>
              <table:table-cell office:value-type="float" office:value="10257">
                <text:p>10257</text:p>
              </table:table-cell>
              <table:table-cell office:value-type="float" office:value="2143">
                <text:p>2143</text:p>
              </table:table-cell>
              <table:table-cell office:value-type="float" office:value="560">
                <text:p>560</text:p>
              </table:table-cell>
              <table:table-cell office:value-type="float" office:value="307152">
                <text:p>307152</text:p>
              </table:table-cell>
              <table:table-cell office:value-type="float" office:value="75583">
                <text:p>755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632">
                <text:p>65632</text:p>
              </table:table-cell>
              <table:table-cell office:value-type="float" office:value="10336">
                <text:p>10336</text:p>
              </table:table-cell>
              <table:table-cell office:value-type="float" office:value="63359">
                <text:p>63359</text:p>
              </table:table-cell>
              <table:table-cell office:value-type="float" office:value="12872">
                <text:p>12872</text:p>
              </table:table-cell>
              <table:table-cell office:value-type="float" office:value="305240">
                <text:p>305240</text:p>
              </table:table-cell>
              <table:table-cell office:value-type="float" office:value="75023">
                <text:p>750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8783">
                <text:p>108783</text:p>
              </table:table-cell>
              <table:table-cell office:value-type="float" office:value="16889">
                <text:p>16889</text:p>
              </table:table-cell>
              <table:table-cell office:value-type="float" office:value="85572">
                <text:p>85572</text:p>
              </table:table-cell>
              <table:table-cell office:value-type="float" office:value="17520">
                <text:p>17520</text:p>
              </table:table-cell>
              <table:table-cell office:value-type="float" office:value="308633">
                <text:p>308633</text:p>
              </table:table-cell>
              <table:table-cell office:value-type="float" office:value="76198">
                <text:p>761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681">
                <text:p>51681</text:p>
              </table:table-cell>
              <table:table-cell office:value-type="float" office:value="8348">
                <text:p>8348</text:p>
              </table:table-cell>
              <table:table-cell office:value-type="float" office:value="16051">
                <text:p>16051</text:p>
              </table:table-cell>
              <table:table-cell office:value-type="float" office:value="3416">
                <text:p>3416</text:p>
              </table:table-cell>
              <table:table-cell office:value-type="float" office:value="309695">
                <text:p>309695</text:p>
              </table:table-cell>
              <table:table-cell office:value-type="float" office:value="76177">
                <text:p>761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3910">
                <text:p>43910</text:p>
              </table:table-cell>
              <table:table-cell office:value-type="float" office:value="7244">
                <text:p>7244</text:p>
              </table:table-cell>
              <table:table-cell office:value-type="float" office:value="16737">
                <text:p>16737</text:p>
              </table:table-cell>
              <table:table-cell office:value-type="float" office:value="3393">
                <text:p>3393</text:p>
              </table:table-cell>
              <table:table-cell office:value-type="float" office:value="309532">
                <text:p>309532</text:p>
              </table:table-cell>
              <table:table-cell office:value-type="float" office:value="76282">
                <text:p>762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331">
                <text:p>34331</text:p>
              </table:table-cell>
              <table:table-cell office:value-type="float" office:value="5618">
                <text:p>5618</text:p>
              </table:table-cell>
              <table:table-cell office:value-type="float" office:value="11373">
                <text:p>11373</text:p>
              </table:table-cell>
              <table:table-cell office:value-type="float" office:value="2311">
                <text:p>2311</text:p>
              </table:table-cell>
              <table:table-cell office:value-type="float" office:value="309630">
                <text:p>309630</text:p>
              </table:table-cell>
              <table:table-cell office:value-type="float" office:value="76442">
                <text:p>764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3354">
                <text:p>53354</text:p>
              </table:table-cell>
              <table:table-cell office:value-type="float" office:value="8324">
                <text:p>8324</text:p>
              </table:table-cell>
              <table:table-cell office:value-type="float" office:value="70107">
                <text:p>70107</text:p>
              </table:table-cell>
              <table:table-cell office:value-type="float" office:value="14276">
                <text:p>14276</text:p>
              </table:table-cell>
              <table:table-cell office:value-type="float" office:value="311211">
                <text:p>311211</text:p>
              </table:table-cell>
              <table:table-cell office:value-type="float" office:value="76842">
                <text:p>768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0377">
                <text:p>80377</text:p>
              </table:table-cell>
              <table:table-cell office:value-type="float" office:value="12720">
                <text:p>12720</text:p>
              </table:table-cell>
              <table:table-cell office:value-type="float" office:value="556">
                <text:p>556</text:p>
              </table:table-cell>
              <table:table-cell office:value-type="float" office:value="210">
                <text:p>210</text:p>
              </table:table-cell>
              <table:table-cell office:value-type="float" office:value="310821">
                <text:p>310821</text:p>
              </table:table-cell>
              <table:table-cell office:value-type="float" office:value="76663">
                <text:p>766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197">
                <text:p>25197</text:p>
              </table:table-cell>
              <table:table-cell office:value-type="float" office:value="4066">
                <text:p>4066</text:p>
              </table:table-cell>
              <table:table-cell office:value-type="float" office:value="27129">
                <text:p>27129</text:p>
              </table:table-cell>
              <table:table-cell office:value-type="float" office:value="5475">
                <text:p>5475</text:p>
              </table:table-cell>
              <table:table-cell office:value-type="float" office:value="309161">
                <text:p>309161</text:p>
              </table:table-cell>
              <table:table-cell office:value-type="float" office:value="76379">
                <text:p>763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849">
                <text:p>25849</text:p>
              </table:table-cell>
              <table:table-cell office:value-type="float" office:value="4134">
                <text:p>4134</text:p>
              </table:table-cell>
              <table:table-cell office:value-type="float" office:value="65184">
                <text:p>65184</text:p>
              </table:table-cell>
              <table:table-cell office:value-type="float" office:value="13235">
                <text:p>13235</text:p>
              </table:table-cell>
              <table:table-cell office:value-type="float" office:value="307357">
                <text:p>307357</text:p>
              </table:table-cell>
              <table:table-cell office:value-type="float" office:value="75996">
                <text:p>759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359">
                <text:p>61359</text:p>
              </table:table-cell>
              <table:table-cell office:value-type="float" office:value="9791">
                <text:p>9791</text:p>
              </table:table-cell>
              <table:table-cell office:value-type="float" office:value="3172">
                <text:p>3172</text:p>
              </table:table-cell>
              <table:table-cell office:value-type="float" office:value="798">
                <text:p>798</text:p>
              </table:table-cell>
              <table:table-cell office:value-type="float" office:value="309775">
                <text:p>309775</text:p>
              </table:table-cell>
              <table:table-cell office:value-type="float" office:value="76409">
                <text:p>764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6718">
                <text:p>66718</text:p>
              </table:table-cell>
              <table:table-cell office:value-type="float" office:value="10618">
                <text:p>10618</text:p>
              </table:table-cell>
              <table:table-cell office:value-type="float" office:value="39892">
                <text:p>39892</text:p>
              </table:table-cell>
              <table:table-cell office:value-type="float" office:value="8292">
                <text:p>8292</text:p>
              </table:table-cell>
              <table:table-cell office:value-type="float" office:value="308783">
                <text:p>308783</text:p>
              </table:table-cell>
              <table:table-cell office:value-type="float" office:value="76319">
                <text:p>763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4262">
                <text:p>64262</text:p>
              </table:table-cell>
              <table:table-cell office:value-type="float" office:value="10414">
                <text:p>10414</text:p>
              </table:table-cell>
              <table:table-cell office:value-type="float" office:value="16069">
                <text:p>16069</text:p>
              </table:table-cell>
              <table:table-cell office:value-type="float" office:value="3355">
                <text:p>3355</text:p>
              </table:table-cell>
              <table:table-cell office:value-type="float" office:value="311523">
                <text:p>311523</text:p>
              </table:table-cell>
              <table:table-cell office:value-type="float" office:value="76871">
                <text:p>768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357">
                <text:p>42357</text:p>
              </table:table-cell>
              <table:table-cell office:value-type="float" office:value="6812">
                <text:p>6812</text:p>
              </table:table-cell>
              <table:table-cell office:value-type="float" office:value="32394">
                <text:p>32394</text:p>
              </table:table-cell>
              <table:table-cell office:value-type="float" office:value="6552">
                <text:p>6552</text:p>
              </table:table-cell>
              <table:table-cell office:value-type="float" office:value="310740">
                <text:p>310740</text:p>
              </table:table-cell>
              <table:table-cell office:value-type="float" office:value="76763">
                <text:p>767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775">
                <text:p>50775</text:p>
              </table:table-cell>
              <table:table-cell office:value-type="float" office:value="8265">
                <text:p>8265</text:p>
              </table:table-cell>
              <table:table-cell office:value-type="float" office:value="39474">
                <text:p>39474</text:p>
              </table:table-cell>
              <table:table-cell office:value-type="float" office:value="7927">
                <text:p>7927</text:p>
              </table:table-cell>
              <table:table-cell office:value-type="float" office:value="309376">
                <text:p>309376</text:p>
              </table:table-cell>
              <table:table-cell office:value-type="float" office:value="76283">
                <text:p>762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3222">
                <text:p>73222</text:p>
              </table:table-cell>
              <table:table-cell office:value-type="float" office:value="11561">
                <text:p>11561</text:p>
              </table:table-cell>
              <table:table-cell office:value-type="float" office:value="46183">
                <text:p>46183</text:p>
              </table:table-cell>
              <table:table-cell office:value-type="float" office:value="9530">
                <text:p>9530</text:p>
              </table:table-cell>
              <table:table-cell office:value-type="float" office:value="308241">
                <text:p>308241</text:p>
              </table:table-cell>
              <table:table-cell office:value-type="float" office:value="76100">
                <text:p>76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164">
                <text:p>12164</text:p>
              </table:table-cell>
              <table:table-cell office:value-type="float" office:value="2127">
                <text:p>2127</text:p>
              </table:table-cell>
              <table:table-cell office:value-type="float" office:value="65317">
                <text:p>65317</text:p>
              </table:table-cell>
              <table:table-cell office:value-type="float" office:value="13257">
                <text:p>13257</text:p>
              </table:table-cell>
              <table:table-cell office:value-type="float" office:value="307172">
                <text:p>307172</text:p>
              </table:table-cell>
              <table:table-cell office:value-type="float" office:value="75802">
                <text:p>758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112">
                <text:p>41112</text:p>
              </table:table-cell>
              <table:table-cell office:value-type="float" office:value="6522">
                <text:p>6522</text:p>
              </table:table-cell>
              <table:table-cell office:value-type="float" office:value="469">
                <text:p>469</text:p>
              </table:table-cell>
              <table:table-cell office:value-type="float" office:value="191">
                <text:p>191</text:p>
              </table:table-cell>
              <table:table-cell office:value-type="float" office:value="309441">
                <text:p>309441</text:p>
              </table:table-cell>
              <table:table-cell office:value-type="float" office:value="76470">
                <text:p>764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3790">
                <text:p>53790</text:p>
              </table:table-cell>
              <table:table-cell office:value-type="float" office:value="8413">
                <text:p>8413</text:p>
              </table:table-cell>
              <table:table-cell office:value-type="float" office:value="69229">
                <text:p>69229</text:p>
              </table:table-cell>
              <table:table-cell office:value-type="float" office:value="13912">
                <text:p>13912</text:p>
              </table:table-cell>
              <table:table-cell office:value-type="float" office:value="306115">
                <text:p>306115</text:p>
              </table:table-cell>
              <table:table-cell office:value-type="float" office:value="75148">
                <text:p>751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926">
                <text:p>20926</text:p>
              </table:table-cell>
              <table:table-cell office:value-type="float" office:value="3391">
                <text:p>3391</text:p>
              </table:table-cell>
              <table:table-cell office:value-type="float" office:value="55425">
                <text:p>55425</text:p>
              </table:table-cell>
              <table:table-cell office:value-type="float" office:value="11511">
                <text:p>11511</text:p>
              </table:table-cell>
              <table:table-cell office:value-type="float" office:value="305150">
                <text:p>305150</text:p>
              </table:table-cell>
              <table:table-cell office:value-type="float" office:value="74841">
                <text:p>748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5524">
                <text:p>35524</text:p>
              </table:table-cell>
              <table:table-cell office:value-type="float" office:value="5826">
                <text:p>5826</text:p>
              </table:table-cell>
              <table:table-cell office:value-type="float" office:value="59238">
                <text:p>59238</text:p>
              </table:table-cell>
              <table:table-cell office:value-type="float" office:value="12125">
                <text:p>12125</text:p>
              </table:table-cell>
              <table:table-cell office:value-type="float" office:value="308966">
                <text:p>308966</text:p>
              </table:table-cell>
              <table:table-cell office:value-type="float" office:value="75796">
                <text:p>757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771">
                <text:p>22771</text:p>
              </table:table-cell>
              <table:table-cell office:value-type="float" office:value="3725">
                <text:p>3725</text:p>
              </table:table-cell>
              <table:table-cell office:value-type="float" office:value="39349">
                <text:p>39349</text:p>
              </table:table-cell>
              <table:table-cell office:value-type="float" office:value="8122">
                <text:p>8122</text:p>
              </table:table-cell>
              <table:table-cell office:value-type="float" office:value="311107">
                <text:p>311107</text:p>
              </table:table-cell>
              <table:table-cell office:value-type="float" office:value="76235">
                <text:p>762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550">
                <text:p>37550</text:p>
              </table:table-cell>
              <table:table-cell office:value-type="float" office:value="5946">
                <text:p>5946</text:p>
              </table:table-cell>
              <table:table-cell office:value-type="float" office:value="6240">
                <text:p>6240</text:p>
              </table:table-cell>
              <table:table-cell office:value-type="float" office:value="1400">
                <text:p>1400</text:p>
              </table:table-cell>
              <table:table-cell office:value-type="float" office:value="306463">
                <text:p>306463</text:p>
              </table:table-cell>
              <table:table-cell office:value-type="float" office:value="74419">
                <text:p>744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596">
                <text:p>23596</text:p>
              </table:table-cell>
              <table:table-cell office:value-type="float" office:value="3960">
                <text:p>3960</text:p>
              </table:table-cell>
              <table:table-cell office:value-type="float" office:value="405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305621">
                <text:p>305621</text:p>
              </table:table-cell>
              <table:table-cell office:value-type="float" office:value="74356">
                <text:p>743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0325">
                <text:p>30325</text:p>
              </table:table-cell>
              <table:table-cell office:value-type="float" office:value="4950">
                <text:p>4950</text:p>
              </table:table-cell>
              <table:table-cell office:value-type="float" office:value="3627">
                <text:p>3627</text:p>
              </table:table-cell>
              <table:table-cell office:value-type="float" office:value="730">
                <text:p>730</text:p>
              </table:table-cell>
              <table:table-cell office:value-type="float" office:value="304745">
                <text:p>304745</text:p>
              </table:table-cell>
              <table:table-cell office:value-type="float" office:value="73707">
                <text:p>737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8329">
                <text:p>48329</text:p>
              </table:table-cell>
              <table:table-cell office:value-type="float" office:value="7719">
                <text:p>7719</text:p>
              </table:table-cell>
              <table:table-cell office:value-type="float" office:value="23081">
                <text:p>23081</text:p>
              </table:table-cell>
              <table:table-cell office:value-type="float" office:value="4678">
                <text:p>4678</text:p>
              </table:table-cell>
              <table:table-cell office:value-type="float" office:value="303971">
                <text:p>303971</text:p>
              </table:table-cell>
              <table:table-cell office:value-type="float" office:value="73437">
                <text:p>734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314">
                <text:p>52314</text:p>
              </table:table-cell>
              <table:table-cell office:value-type="float" office:value="8548">
                <text:p>8548</text:p>
              </table:table-cell>
              <table:table-cell office:value-type="float" office:value="18049">
                <text:p>18049</text:p>
              </table:table-cell>
              <table:table-cell office:value-type="float" office:value="3706">
                <text:p>3706</text:p>
              </table:table-cell>
              <table:table-cell office:value-type="float" office:value="300059">
                <text:p>300059</text:p>
              </table:table-cell>
              <table:table-cell office:value-type="float" office:value="72467">
                <text:p>724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455">
                <text:p>32455</text:p>
              </table:table-cell>
              <table:table-cell office:value-type="float" office:value="5380">
                <text:p>5380</text:p>
              </table:table-cell>
              <table:table-cell office:value-type="float" office:value="59221">
                <text:p>59221</text:p>
              </table:table-cell>
              <table:table-cell office:value-type="float" office:value="11977">
                <text:p>11977</text:p>
              </table:table-cell>
              <table:table-cell office:value-type="float" office:value="298465">
                <text:p>298465</text:p>
              </table:table-cell>
              <table:table-cell office:value-type="float" office:value="71855">
                <text:p>718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540">
                <text:p>17540</text:p>
              </table:table-cell>
              <table:table-cell office:value-type="float" office:value="2777">
                <text:p>2777</text:p>
              </table:table-cell>
              <table:table-cell office:value-type="float" office:value="42724">
                <text:p>42724</text:p>
              </table:table-cell>
              <table:table-cell office:value-type="float" office:value="8860">
                <text:p>8860</text:p>
              </table:table-cell>
              <table:table-cell office:value-type="float" office:value="297271">
                <text:p>297271</text:p>
              </table:table-cell>
              <table:table-cell office:value-type="float" office:value="71473">
                <text:p>714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332">
                <text:p>20332</text:p>
              </table:table-cell>
              <table:table-cell office:value-type="float" office:value="3258">
                <text:p>3258</text:p>
              </table:table-cell>
              <table:table-cell office:value-type="float" office:value="3298">
                <text:p>3298</text:p>
              </table:table-cell>
              <table:table-cell office:value-type="float" office:value="782">
                <text:p>782</text:p>
              </table:table-cell>
              <table:table-cell office:value-type="float" office:value="296465">
                <text:p>296465</text:p>
              </table:table-cell>
              <table:table-cell office:value-type="float" office:value="71236">
                <text:p>712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5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1cm" svg:stroke-color="#004586" svg:stroke-opacity="75%" draw:fill-color="#004586" draw:opacity="7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ffd320" svg:stroke-opacity="75%" draw:fill-color="#ffd320" draw:opacity="75%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5.866cm" svg:y="0.18cm" chart:style-name="ch2">
          <text:p>Procentaj de similaritate</text:p>
        </chart:subtitle>
        <chart:legend chart:legend-position="bottom" svg:x="1.972cm" svg:y="8.217cm" style:legend-expansion="wide" chart:style-name="ch3"/>
        <chart:plot-area chart:style-name="ch4" table:cell-range-address="rectangle_data.E1:rectangle_data.E514 rectangle_data.K1:rectangle_data.K514 rectangle_data.Q1:rectangle_data.Q514" chart:data-source-has-labels="row" svg:x="1.331cm" svg:y="1.043cm" svg:width="14.349cm" svg:height="6.013cm">
          <chartooo:coordinate-region svg:x="1.952cm" svg:y="1.164cm" svg:width="13.536cm" svg:height="4.89cm"/>
          <chart:axis chart:dimension="x" chart:name="primary-x" chart:style-name="ch5">
            <chart:title svg:x="7.76cm" svg:y="7.236cm" chart:style-name="ch6">
              <text:p>threshold</text:p>
            </chart:title>
          </chart:axis>
          <chart:axis chart:dimension="y" chart:name="primary-y" chart:style-name="ch7">
            <chart:title svg:x="0.451cm" svg:y="4.781cm" chart:style-name="ch8">
              <text:p>procentaj</text:p>
            </chart:title>
            <chart:grid chart:style-name="ch9" chart:class="major"/>
          </chart:axis>
          <chart:series chart:style-name="ch10" chart:values-cell-range-address="rectangle_data.E2:rectangle_data.E514" chart:label-cell-address="rectangle_data.E1:rectangle_data.E1" chart:class="chart:line">
            <chart:data-point chart:repeated="513"/>
          </chart:series>
          <chart:series chart:style-name="ch11" chart:values-cell-range-address="rectangle_data.K2:rectangle_data.K514" chart:label-cell-address="rectangle_data.K1:rectangle_data.K1" chart:class="chart:line">
            <chart:data-point chart:repeated="513"/>
          </chart:series>
          <chart:series chart:style-name="ch12" chart:values-cell-range-address="rectangle_data.Q2:rectangle_data.Q514" chart:label-cell-address="rectangle_data.Q1:rectangle_data.Q1" chart:class="chart:line">
            <chart:data-point chart:repeated="5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tangleVectorizer</text:p>
                <draw:g>
                  <svg:desc>rectangle_data.E1:rectangle_data.E1</svg:desc>
                </draw:g>
              </table:table-cell>
              <table:table-cell office:value-type="string">
                <text:p>TriangleVectorizer</text:p>
                <draw:g>
                  <svg:desc>rectangle_data.K1:rectangle_data.K1</svg:desc>
                </draw:g>
              </table:table-cell>
              <table:table-cell office:value-type="string">
                <text:p>PolygonVectorizer</text:p>
                <draw:g>
                  <svg:desc>rectangle_data.Q1:rectangle_data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ectangle_data.E2:rectangle_data.E514</svg:desc>
                </draw:g>
              </table:table-cell>
              <table:table-cell office:value-type="float" office:value="95.867">
                <text:p>95.867</text:p>
                <draw:g>
                  <svg:desc>rectangle_data.K2:rectangle_data.K514</svg:desc>
                </draw:g>
              </table:table-cell>
              <table:table-cell office:value-type="float" office:value="96.982">
                <text:p>96.982</text:p>
                <draw:g>
                  <svg:desc>rectangle_data.Q2:rectangle_data.Q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995">
                <text:p>99.995</text:p>
              </table:table-cell>
              <table:table-cell office:value-type="float" office:value="95.863">
                <text:p>95.863</text:p>
              </table:table-cell>
              <table:table-cell office:value-type="float" office:value="96.998">
                <text:p>96.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976">
                <text:p>99.976</text:p>
              </table:table-cell>
              <table:table-cell office:value-type="float" office:value="95.865">
                <text:p>95.865</text:p>
              </table:table-cell>
              <table:table-cell office:value-type="float" office:value="97.022">
                <text:p>97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933">
                <text:p>99.933</text:p>
              </table:table-cell>
              <table:table-cell office:value-type="float" office:value="95.887">
                <text:p>95.887</text:p>
              </table:table-cell>
              <table:table-cell office:value-type="float" office:value="97.046">
                <text:p>97.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898">
                <text:p>99.898</text:p>
              </table:table-cell>
              <table:table-cell office:value-type="float" office:value="95.91">
                <text:p>95.91</text:p>
              </table:table-cell>
              <table:table-cell office:value-type="float" office:value="97.061">
                <text:p>97.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59">
                <text:p>99.859</text:p>
              </table:table-cell>
              <table:table-cell office:value-type="float" office:value="95.921">
                <text:p>95.921</text:p>
              </table:table-cell>
              <table:table-cell office:value-type="float" office:value="97.069">
                <text:p>97.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1">
                <text:p>99.81</text:p>
              </table:table-cell>
              <table:table-cell office:value-type="float" office:value="95.935">
                <text:p>95.935</text:p>
              </table:table-cell>
              <table:table-cell office:value-type="float" office:value="97.07">
                <text:p>97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77">
                <text:p>99.77</text:p>
              </table:table-cell>
              <table:table-cell office:value-type="float" office:value="95.955">
                <text:p>95.955</text:p>
              </table:table-cell>
              <table:table-cell office:value-type="float" office:value="97.07">
                <text:p>97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3">
                <text:p>99.73</text:p>
              </table:table-cell>
              <table:table-cell office:value-type="float" office:value="95.966">
                <text:p>95.966</text:p>
              </table:table-cell>
              <table:table-cell office:value-type="float" office:value="97.068">
                <text:p>97.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687">
                <text:p>99.687</text:p>
              </table:table-cell>
              <table:table-cell office:value-type="float" office:value="95.979">
                <text:p>95.979</text:p>
              </table:table-cell>
              <table:table-cell office:value-type="float" office:value="97.062">
                <text:p>97.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645">
                <text:p>99.645</text:p>
              </table:table-cell>
              <table:table-cell office:value-type="float" office:value="95.997">
                <text:p>95.997</text:p>
              </table:table-cell>
              <table:table-cell office:value-type="float" office:value="97.055">
                <text:p>97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61">
                <text:p>99.61</text:p>
              </table:table-cell>
              <table:table-cell office:value-type="float" office:value="96.009">
                <text:p>96.009</text:p>
              </table:table-cell>
              <table:table-cell office:value-type="float" office:value="97.041">
                <text:p>97.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566">
                <text:p>99.566</text:p>
              </table:table-cell>
              <table:table-cell office:value-type="float" office:value="96.015">
                <text:p>96.015</text:p>
              </table:table-cell>
              <table:table-cell office:value-type="float" office:value="97.031">
                <text:p>97.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532">
                <text:p>99.532</text:p>
              </table:table-cell>
              <table:table-cell office:value-type="float" office:value="96.029">
                <text:p>96.029</text:p>
              </table:table-cell>
              <table:table-cell office:value-type="float" office:value="97.022">
                <text:p>97.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489">
                <text:p>99.489</text:p>
              </table:table-cell>
              <table:table-cell office:value-type="float" office:value="96.028">
                <text:p>96.028</text:p>
              </table:table-cell>
              <table:table-cell office:value-type="float" office:value="97.015">
                <text:p>97.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458">
                <text:p>99.458</text:p>
              </table:table-cell>
              <table:table-cell office:value-type="float" office:value="96.042">
                <text:p>96.042</text:p>
              </table:table-cell>
              <table:table-cell office:value-type="float" office:value="97.001">
                <text:p>97.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421">
                <text:p>99.421</text:p>
              </table:table-cell>
              <table:table-cell office:value-type="float" office:value="96.045">
                <text:p>96.045</text:p>
              </table:table-cell>
              <table:table-cell office:value-type="float" office:value="96.99">
                <text:p>96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386">
                <text:p>99.386</text:p>
              </table:table-cell>
              <table:table-cell office:value-type="float" office:value="96.053">
                <text:p>96.053</text:p>
              </table:table-cell>
              <table:table-cell office:value-type="float" office:value="96.972">
                <text:p>96.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356">
                <text:p>99.356</text:p>
              </table:table-cell>
              <table:table-cell office:value-type="float" office:value="96.067">
                <text:p>96.067</text:p>
              </table:table-cell>
              <table:table-cell office:value-type="float" office:value="96.958">
                <text:p>96.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21">
                <text:p>99.321</text:p>
              </table:table-cell>
              <table:table-cell office:value-type="float" office:value="96.068">
                <text:p>96.068</text:p>
              </table:table-cell>
              <table:table-cell office:value-type="float" office:value="96.945">
                <text:p>96.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293">
                <text:p>99.293</text:p>
              </table:table-cell>
              <table:table-cell office:value-type="float" office:value="96.064">
                <text:p>96.064</text:p>
              </table:table-cell>
              <table:table-cell office:value-type="float" office:value="96.933">
                <text:p>96.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258">
                <text:p>99.258</text:p>
              </table:table-cell>
              <table:table-cell office:value-type="float" office:value="96.072">
                <text:p>96.072</text:p>
              </table:table-cell>
              <table:table-cell office:value-type="float" office:value="96.913">
                <text:p>96.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223">
                <text:p>99.223</text:p>
              </table:table-cell>
              <table:table-cell office:value-type="float" office:value="96.076">
                <text:p>96.076</text:p>
              </table:table-cell>
              <table:table-cell office:value-type="float" office:value="96.892">
                <text:p>96.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197">
                <text:p>99.197</text:p>
              </table:table-cell>
              <table:table-cell office:value-type="float" office:value="96.075">
                <text:p>96.075</text:p>
              </table:table-cell>
              <table:table-cell office:value-type="float" office:value="96.875">
                <text:p>96.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163">
                <text:p>99.163</text:p>
              </table:table-cell>
              <table:table-cell office:value-type="float" office:value="96.079">
                <text:p>96.079</text:p>
              </table:table-cell>
              <table:table-cell office:value-type="float" office:value="96.864">
                <text:p>96.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128">
                <text:p>99.128</text:p>
              </table:table-cell>
              <table:table-cell office:value-type="float" office:value="96.081">
                <text:p>96.081</text:p>
              </table:table-cell>
              <table:table-cell office:value-type="float" office:value="96.842">
                <text:p>96.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109">
                <text:p>99.109</text:p>
              </table:table-cell>
              <table:table-cell office:value-type="float" office:value="96.08">
                <text:p>96.08</text:p>
              </table:table-cell>
              <table:table-cell office:value-type="float" office:value="96.823">
                <text:p>96.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088">
                <text:p>99.088</text:p>
              </table:table-cell>
              <table:table-cell office:value-type="float" office:value="96.079">
                <text:p>96.079</text:p>
              </table:table-cell>
              <table:table-cell office:value-type="float" office:value="96.807">
                <text:p>96.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057">
                <text:p>99.057</text:p>
              </table:table-cell>
              <table:table-cell office:value-type="float" office:value="96.09">
                <text:p>96.09</text:p>
              </table:table-cell>
              <table:table-cell office:value-type="float" office:value="96.792">
                <text:p>96.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031">
                <text:p>99.031</text:p>
              </table:table-cell>
              <table:table-cell office:value-type="float" office:value="96.085">
                <text:p>96.085</text:p>
              </table:table-cell>
              <table:table-cell office:value-type="float" office:value="96.773">
                <text:p>96.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97">
                <text:p>98.997</text:p>
              </table:table-cell>
              <table:table-cell office:value-type="float" office:value="96.094">
                <text:p>96.094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974">
                <text:p>98.974</text:p>
              </table:table-cell>
              <table:table-cell office:value-type="float" office:value="96.081">
                <text:p>96.081</text:p>
              </table:table-cell>
              <table:table-cell office:value-type="float" office:value="96.732">
                <text:p>96.7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939">
                <text:p>98.939</text:p>
              </table:table-cell>
              <table:table-cell office:value-type="float" office:value="96.09">
                <text:p>96.09</text:p>
              </table:table-cell>
              <table:table-cell office:value-type="float" office:value="96.709">
                <text:p>96.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916">
                <text:p>98.916</text:p>
              </table:table-cell>
              <table:table-cell office:value-type="float" office:value="96.092">
                <text:p>96.092</text:p>
              </table:table-cell>
              <table:table-cell office:value-type="float" office:value="96.689">
                <text:p>96.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893">
                <text:p>98.893</text:p>
              </table:table-cell>
              <table:table-cell office:value-type="float" office:value="96.087">
                <text:p>96.087</text:p>
              </table:table-cell>
              <table:table-cell office:value-type="float" office:value="96.651">
                <text:p>96.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86">
                <text:p>98.86</text:p>
              </table:table-cell>
              <table:table-cell office:value-type="float" office:value="96.086">
                <text:p>96.086</text:p>
              </table:table-cell>
              <table:table-cell office:value-type="float" office:value="96.667">
                <text:p>96.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84">
                <text:p>98.84</text:p>
              </table:table-cell>
              <table:table-cell office:value-type="float" office:value="96.088">
                <text:p>96.088</text:p>
              </table:table-cell>
              <table:table-cell office:value-type="float" office:value="96.651">
                <text:p>96.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812">
                <text:p>98.812</text:p>
              </table:table-cell>
              <table:table-cell office:value-type="float" office:value="96.09">
                <text:p>96.09</text:p>
              </table:table-cell>
              <table:table-cell office:value-type="float" office:value="96.626">
                <text:p>96.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.793">
                <text:p>98.793</text:p>
              </table:table-cell>
              <table:table-cell office:value-type="float" office:value="96.094">
                <text:p>96.094</text:p>
              </table:table-cell>
              <table:table-cell office:value-type="float" office:value="96.574">
                <text:p>96.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.762">
                <text:p>98.762</text:p>
              </table:table-cell>
              <table:table-cell office:value-type="float" office:value="96.086">
                <text:p>96.086</text:p>
              </table:table-cell>
              <table:table-cell office:value-type="float" office:value="96.595">
                <text:p>96.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.73">
                <text:p>98.73</text:p>
              </table:table-cell>
              <table:table-cell office:value-type="float" office:value="96.082">
                <text:p>96.082</text:p>
              </table:table-cell>
              <table:table-cell office:value-type="float" office:value="96.515">
                <text:p>96.5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.725">
                <text:p>98.725</text:p>
              </table:table-cell>
              <table:table-cell office:value-type="float" office:value="96.079">
                <text:p>96.079</text:p>
              </table:table-cell>
              <table:table-cell office:value-type="float" office:value="96.53">
                <text:p>96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.686">
                <text:p>98.686</text:p>
              </table:table-cell>
              <table:table-cell office:value-type="float" office:value="96.065">
                <text:p>96.065</text:p>
              </table:table-cell>
              <table:table-cell office:value-type="float" office:value="96.501">
                <text:p>96.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667">
                <text:p>98.667</text:p>
              </table:table-cell>
              <table:table-cell office:value-type="float" office:value="96.07">
                <text:p>96.07</text:p>
              </table:table-cell>
              <table:table-cell office:value-type="float" office:value="96.495">
                <text:p>96.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.644">
                <text:p>98.644</text:p>
              </table:table-cell>
              <table:table-cell office:value-type="float" office:value="96.056">
                <text:p>96.056</text:p>
              </table:table-cell>
              <table:table-cell office:value-type="float" office:value="96.466">
                <text:p>96.4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615">
                <text:p>98.615</text:p>
              </table:table-cell>
              <table:table-cell office:value-type="float" office:value="96.052">
                <text:p>96.052</text:p>
              </table:table-cell>
              <table:table-cell office:value-type="float" office:value="96.439">
                <text:p>96.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597">
                <text:p>98.597</text:p>
              </table:table-cell>
              <table:table-cell office:value-type="float" office:value="96.051">
                <text:p>96.051</text:p>
              </table:table-cell>
              <table:table-cell office:value-type="float" office:value="96.377">
                <text:p>96.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.56">
                <text:p>98.56</text:p>
              </table:table-cell>
              <table:table-cell office:value-type="float" office:value="96.042">
                <text:p>96.042</text:p>
              </table:table-cell>
              <table:table-cell office:value-type="float" office:value="96.355">
                <text:p>96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.533">
                <text:p>98.533</text:p>
              </table:table-cell>
              <table:table-cell office:value-type="float" office:value="96.049">
                <text:p>96.049</text:p>
              </table:table-cell>
              <table:table-cell office:value-type="float" office:value="96.349">
                <text:p>96.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.489">
                <text:p>98.489</text:p>
              </table:table-cell>
              <table:table-cell office:value-type="float" office:value="96.053">
                <text:p>96.053</text:p>
              </table:table-cell>
              <table:table-cell office:value-type="float" office:value="96.34">
                <text:p>96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496">
                <text:p>98.496</text:p>
              </table:table-cell>
              <table:table-cell office:value-type="float" office:value="96.028">
                <text:p>96.028</text:p>
              </table:table-cell>
              <table:table-cell office:value-type="float" office:value="96.266">
                <text:p>96.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471">
                <text:p>98.471</text:p>
              </table:table-cell>
              <table:table-cell office:value-type="float" office:value="96.039">
                <text:p>96.039</text:p>
              </table:table-cell>
              <table:table-cell office:value-type="float" office:value="96.297">
                <text:p>96.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.447">
                <text:p>98.447</text:p>
              </table:table-cell>
              <table:table-cell office:value-type="float" office:value="96.039">
                <text:p>96.039</text:p>
              </table:table-cell>
              <table:table-cell office:value-type="float" office:value="96.306">
                <text:p>96.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.4">
                <text:p>98.4</text:p>
              </table:table-cell>
              <table:table-cell office:value-type="float" office:value="96.039">
                <text:p>96.039</text:p>
              </table:table-cell>
              <table:table-cell office:value-type="float" office:value="96.255">
                <text:p>96.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.383">
                <text:p>98.383</text:p>
              </table:table-cell>
              <table:table-cell office:value-type="float" office:value="96.02">
                <text:p>96.02</text:p>
              </table:table-cell>
              <table:table-cell office:value-type="float" office:value="96.215">
                <text:p>96.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.351">
                <text:p>98.351</text:p>
              </table:table-cell>
              <table:table-cell office:value-type="float" office:value="96.011">
                <text:p>96.011</text:p>
              </table:table-cell>
              <table:table-cell office:value-type="float" office:value="96.212">
                <text:p>96.2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346">
                <text:p>98.346</text:p>
              </table:table-cell>
              <table:table-cell office:value-type="float" office:value="95.986">
                <text:p>95.986</text:p>
              </table:table-cell>
              <table:table-cell office:value-type="float" office:value="96.186">
                <text:p>96.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325">
                <text:p>98.325</text:p>
              </table:table-cell>
              <table:table-cell office:value-type="float" office:value="96.01">
                <text:p>96.01</text:p>
              </table:table-cell>
              <table:table-cell office:value-type="float" office:value="96.156">
                <text:p>96.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295">
                <text:p>98.295</text:p>
              </table:table-cell>
              <table:table-cell office:value-type="float" office:value="96.001">
                <text:p>96.001</text:p>
              </table:table-cell>
              <table:table-cell office:value-type="float" office:value="96.109">
                <text:p>96.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.265">
                <text:p>98.265</text:p>
              </table:table-cell>
              <table:table-cell office:value-type="float" office:value="96.016">
                <text:p>96.016</text:p>
              </table:table-cell>
              <table:table-cell office:value-type="float" office:value="96.089">
                <text:p>96.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.268">
                <text:p>98.268</text:p>
              </table:table-cell>
              <table:table-cell office:value-type="float" office:value="95.974">
                <text:p>95.974</text:p>
              </table:table-cell>
              <table:table-cell office:value-type="float" office:value="96.079">
                <text:p>96.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.242">
                <text:p>98.242</text:p>
              </table:table-cell>
              <table:table-cell office:value-type="float" office:value="95.954">
                <text:p>95.954</text:p>
              </table:table-cell>
              <table:table-cell office:value-type="float" office:value="96.01">
                <text:p>96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.197">
                <text:p>98.197</text:p>
              </table:table-cell>
              <table:table-cell office:value-type="float" office:value="95.977">
                <text:p>95.977</text:p>
              </table:table-cell>
              <table:table-cell office:value-type="float" office:value="95.958">
                <text:p>95.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.174">
                <text:p>98.174</text:p>
              </table:table-cell>
              <table:table-cell office:value-type="float" office:value="95.95">
                <text:p>95.95</text:p>
              </table:table-cell>
              <table:table-cell office:value-type="float" office:value="95.887">
                <text:p>95.8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.167">
                <text:p>98.167</text:p>
              </table:table-cell>
              <table:table-cell office:value-type="float" office:value="95.959">
                <text:p>95.959</text:p>
              </table:table-cell>
              <table:table-cell office:value-type="float" office:value="95.86">
                <text:p>95.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.12">
                <text:p>98.12</text:p>
              </table:table-cell>
              <table:table-cell office:value-type="float" office:value="95.939">
                <text:p>95.939</text:p>
              </table:table-cell>
              <table:table-cell office:value-type="float" office:value="95.878">
                <text:p>95.8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.107">
                <text:p>98.107</text:p>
              </table:table-cell>
              <table:table-cell office:value-type="float" office:value="95.953">
                <text:p>95.953</text:p>
              </table:table-cell>
              <table:table-cell office:value-type="float" office:value="95.844">
                <text:p>95.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.098">
                <text:p>98.098</text:p>
              </table:table-cell>
              <table:table-cell office:value-type="float" office:value="95.968">
                <text:p>95.968</text:p>
              </table:table-cell>
              <table:table-cell office:value-type="float" office:value="95.816">
                <text:p>95.8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.072">
                <text:p>98.072</text:p>
              </table:table-cell>
              <table:table-cell office:value-type="float" office:value="95.932">
                <text:p>95.932</text:p>
              </table:table-cell>
              <table:table-cell office:value-type="float" office:value="95.783">
                <text:p>95.7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.034">
                <text:p>98.034</text:p>
              </table:table-cell>
              <table:table-cell office:value-type="float" office:value="95.947">
                <text:p>95.947</text:p>
              </table:table-cell>
              <table:table-cell office:value-type="float" office:value="95.78">
                <text:p>95.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.011">
                <text:p>98.011</text:p>
              </table:table-cell>
              <table:table-cell office:value-type="float" office:value="95.94">
                <text:p>95.94</text:p>
              </table:table-cell>
              <table:table-cell office:value-type="float" office:value="95.73">
                <text:p>95.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">
                <text:p>98</text:p>
              </table:table-cell>
              <table:table-cell office:value-type="float" office:value="95.926">
                <text:p>95.926</text:p>
              </table:table-cell>
              <table:table-cell office:value-type="float" office:value="95.703">
                <text:p>95.7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979">
                <text:p>97.979</text:p>
              </table:table-cell>
              <table:table-cell office:value-type="float" office:value="95.899">
                <text:p>95.899</text:p>
              </table:table-cell>
              <table:table-cell office:value-type="float" office:value="95.677">
                <text:p>95.6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959">
                <text:p>97.959</text:p>
              </table:table-cell>
              <table:table-cell office:value-type="float" office:value="95.919">
                <text:p>95.919</text:p>
              </table:table-cell>
              <table:table-cell office:value-type="float" office:value="95.678">
                <text:p>95.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.906">
                <text:p>97.906</text:p>
              </table:table-cell>
              <table:table-cell office:value-type="float" office:value="95.909">
                <text:p>95.909</text:p>
              </table:table-cell>
              <table:table-cell office:value-type="float" office:value="95.662">
                <text:p>95.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896">
                <text:p>97.896</text:p>
              </table:table-cell>
              <table:table-cell office:value-type="float" office:value="95.88">
                <text:p>95.88</text:p>
              </table:table-cell>
              <table:table-cell office:value-type="float" office:value="95.617">
                <text:p>95.6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.877">
                <text:p>97.877</text:p>
              </table:table-cell>
              <table:table-cell office:value-type="float" office:value="95.869">
                <text:p>95.869</text:p>
              </table:table-cell>
              <table:table-cell office:value-type="float" office:value="95.638">
                <text:p>95.6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832">
                <text:p>97.832</text:p>
              </table:table-cell>
              <table:table-cell office:value-type="float" office:value="95.857">
                <text:p>95.857</text:p>
              </table:table-cell>
              <table:table-cell office:value-type="float" office:value="95.615">
                <text:p>95.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831">
                <text:p>97.831</text:p>
              </table:table-cell>
              <table:table-cell office:value-type="float" office:value="95.903">
                <text:p>95.903</text:p>
              </table:table-cell>
              <table:table-cell office:value-type="float" office:value="95.752">
                <text:p>95.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82">
                <text:p>97.82</text:p>
              </table:table-cell>
              <table:table-cell office:value-type="float" office:value="95.861">
                <text:p>95.861</text:p>
              </table:table-cell>
              <table:table-cell office:value-type="float" office:value="95.68">
                <text:p>95.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759">
                <text:p>97.759</text:p>
              </table:table-cell>
              <table:table-cell office:value-type="float" office:value="95.822">
                <text:p>95.822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.781">
                <text:p>97.781</text:p>
              </table:table-cell>
              <table:table-cell office:value-type="float" office:value="95.85">
                <text:p>95.85</text:p>
              </table:table-cell>
              <table:table-cell office:value-type="float" office:value="95.42">
                <text:p>95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.7">
                <text:p>97.7</text:p>
              </table:table-cell>
              <table:table-cell office:value-type="float" office:value="95.846">
                <text:p>95.846</text:p>
              </table:table-cell>
              <table:table-cell office:value-type="float" office:value="95.39">
                <text:p>95.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.728">
                <text:p>97.728</text:p>
              </table:table-cell>
              <table:table-cell office:value-type="float" office:value="95.763">
                <text:p>95.763</text:p>
              </table:table-cell>
              <table:table-cell office:value-type="float" office:value="95.346">
                <text:p>95.3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.7">
                <text:p>97.7</text:p>
              </table:table-cell>
              <table:table-cell office:value-type="float" office:value="95.863">
                <text:p>95.863</text:p>
              </table:table-cell>
              <table:table-cell office:value-type="float" office:value="95.325">
                <text:p>95.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701">
                <text:p>97.701</text:p>
              </table:table-cell>
              <table:table-cell office:value-type="float" office:value="95.845">
                <text:p>95.845</text:p>
              </table:table-cell>
              <table:table-cell office:value-type="float" office:value="95.243">
                <text:p>95.2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657">
                <text:p>97.657</text:p>
              </table:table-cell>
              <table:table-cell office:value-type="float" office:value="95.773">
                <text:p>95.773</text:p>
              </table:table-cell>
              <table:table-cell office:value-type="float" office:value="95.154">
                <text:p>95.1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.642">
                <text:p>97.642</text:p>
              </table:table-cell>
              <table:table-cell office:value-type="float" office:value="95.8">
                <text:p>95.8</text:p>
              </table:table-cell>
              <table:table-cell office:value-type="float" office:value="95.156">
                <text:p>95.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605">
                <text:p>97.605</text:p>
              </table:table-cell>
              <table:table-cell office:value-type="float" office:value="95.814">
                <text:p>95.814</text:p>
              </table:table-cell>
              <table:table-cell office:value-type="float" office:value="95.271">
                <text:p>95.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.568">
                <text:p>97.568</text:p>
              </table:table-cell>
              <table:table-cell office:value-type="float" office:value="95.779">
                <text:p>95.779</text:p>
              </table:table-cell>
              <table:table-cell office:value-type="float" office:value="95.235">
                <text:p>95.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.56">
                <text:p>97.56</text:p>
              </table:table-cell>
              <table:table-cell office:value-type="float" office:value="95.748">
                <text:p>95.748</text:p>
              </table:table-cell>
              <table:table-cell office:value-type="float" office:value="95.06">
                <text:p>95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556">
                <text:p>97.556</text:p>
              </table:table-cell>
              <table:table-cell office:value-type="float" office:value="95.777">
                <text:p>95.777</text:p>
              </table:table-cell>
              <table:table-cell office:value-type="float" office:value="95.242">
                <text:p>95.2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522">
                <text:p>97.522</text:p>
              </table:table-cell>
              <table:table-cell office:value-type="float" office:value="95.779">
                <text:p>95.779</text:p>
              </table:table-cell>
              <table:table-cell office:value-type="float" office:value="95.041">
                <text:p>95.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.527">
                <text:p>97.527</text:p>
              </table:table-cell>
              <table:table-cell office:value-type="float" office:value="95.713">
                <text:p>95.713</text:p>
              </table:table-cell>
              <table:table-cell office:value-type="float" office:value="95.194">
                <text:p>95.1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.51">
                <text:p>97.51</text:p>
              </table:table-cell>
              <table:table-cell office:value-type="float" office:value="95.777">
                <text:p>95.777</text:p>
              </table:table-cell>
              <table:table-cell office:value-type="float" office:value="94.837">
                <text:p>94.8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.465">
                <text:p>97.465</text:p>
              </table:table-cell>
              <table:table-cell office:value-type="float" office:value="95.733">
                <text:p>95.733</text:p>
              </table:table-cell>
              <table:table-cell office:value-type="float" office:value="94.755">
                <text:p>94.7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436">
                <text:p>97.436</text:p>
              </table:table-cell>
              <table:table-cell office:value-type="float" office:value="95.676">
                <text:p>95.676</text:p>
              </table:table-cell>
              <table:table-cell office:value-type="float" office:value="94.748">
                <text:p>94.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462">
                <text:p>97.462</text:p>
              </table:table-cell>
              <table:table-cell office:value-type="float" office:value="95.761">
                <text:p>95.761</text:p>
              </table:table-cell>
              <table:table-cell office:value-type="float" office:value="94.937">
                <text:p>94.9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359">
                <text:p>97.359</text:p>
              </table:table-cell>
              <table:table-cell office:value-type="float" office:value="95.714">
                <text:p>95.714</text:p>
              </table:table-cell>
              <table:table-cell office:value-type="float" office:value="94.93">
                <text:p>94.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.318">
                <text:p>97.318</text:p>
              </table:table-cell>
              <table:table-cell office:value-type="float" office:value="95.722">
                <text:p>95.722</text:p>
              </table:table-cell>
              <table:table-cell office:value-type="float" office:value="94.587">
                <text:p>94.5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.323">
                <text:p>97.323</text:p>
              </table:table-cell>
              <table:table-cell office:value-type="float" office:value="95.752">
                <text:p>95.752</text:p>
              </table:table-cell>
              <table:table-cell office:value-type="float" office:value="94.216">
                <text:p>94.2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.364">
                <text:p>97.364</text:p>
              </table:table-cell>
              <table:table-cell office:value-type="float" office:value="95.763">
                <text:p>95.763</text:p>
              </table:table-cell>
              <table:table-cell office:value-type="float" office:value="94.155">
                <text:p>94.1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.337">
                <text:p>97.337</text:p>
              </table:table-cell>
              <table:table-cell office:value-type="float" office:value="95.751">
                <text:p>95.751</text:p>
              </table:table-cell>
              <table:table-cell office:value-type="float" office:value="94.162">
                <text:p>94.1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7.304">
                <text:p>97.304</text:p>
              </table:table-cell>
              <table:table-cell office:value-type="float" office:value="95.739">
                <text:p>95.739</text:p>
              </table:table-cell>
              <table:table-cell office:value-type="float" office:value="94.122">
                <text:p>94.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.243">
                <text:p>97.243</text:p>
              </table:table-cell>
              <table:table-cell office:value-type="float" office:value="95.683">
                <text:p>95.683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.194">
                <text:p>97.194</text:p>
              </table:table-cell>
              <table:table-cell office:value-type="float" office:value="95.7">
                <text:p>95.7</text:p>
              </table:table-cell>
              <table:table-cell office:value-type="float" office:value="94.021">
                <text:p>94.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.232">
                <text:p>97.232</text:p>
              </table:table-cell>
              <table:table-cell office:value-type="float" office:value="95.506">
                <text:p>95.506</text:p>
              </table:table-cell>
              <table:table-cell office:value-type="float" office:value="93.98">
                <text:p>93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.169">
                <text:p>97.169</text:p>
              </table:table-cell>
              <table:table-cell office:value-type="float" office:value="95.62">
                <text:p>95.62</text:p>
              </table:table-cell>
              <table:table-cell office:value-type="float" office:value="93.899">
                <text:p>93.8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.193">
                <text:p>97.193</text:p>
              </table:table-cell>
              <table:table-cell office:value-type="float" office:value="95.648">
                <text:p>95.648</text:p>
              </table:table-cell>
              <table:table-cell office:value-type="float" office:value="93.918">
                <text:p>93.9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.16">
                <text:p>97.16</text:p>
              </table:table-cell>
              <table:table-cell office:value-type="float" office:value="95.673">
                <text:p>95.673</text:p>
              </table:table-cell>
              <table:table-cell office:value-type="float" office:value="93.926">
                <text:p>93.9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.125">
                <text:p>97.125</text:p>
              </table:table-cell>
              <table:table-cell office:value-type="float" office:value="95.593">
                <text:p>95.593</text:p>
              </table:table-cell>
              <table:table-cell office:value-type="float" office:value="94.302">
                <text:p>94.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7.072">
                <text:p>97.072</text:p>
              </table:table-cell>
              <table:table-cell office:value-type="float" office:value="95.61">
                <text:p>95.61</text:p>
              </table:table-cell>
              <table:table-cell office:value-type="float" office:value="94.277">
                <text:p>94.2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.112">
                <text:p>97.112</text:p>
              </table:table-cell>
              <table:table-cell office:value-type="float" office:value="95.546">
                <text:p>95.546</text:p>
              </table:table-cell>
              <table:table-cell office:value-type="float" office:value="94.269">
                <text:p>94.2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7.099">
                <text:p>97.099</text:p>
              </table:table-cell>
              <table:table-cell office:value-type="float" office:value="95.609">
                <text:p>95.609</text:p>
              </table:table-cell>
              <table:table-cell office:value-type="float" office:value="94.089">
                <text:p>94.0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.091">
                <text:p>97.091</text:p>
              </table:table-cell>
              <table:table-cell office:value-type="float" office:value="95.441">
                <text:p>95.441</text:p>
              </table:table-cell>
              <table:table-cell office:value-type="float" office:value="94.158">
                <text:p>94.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.033">
                <text:p>97.033</text:p>
              </table:table-cell>
              <table:table-cell office:value-type="float" office:value="95.63">
                <text:p>95.63</text:p>
              </table:table-cell>
              <table:table-cell office:value-type="float" office:value="94.105">
                <text:p>94.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7.017">
                <text:p>97.017</text:p>
              </table:table-cell>
              <table:table-cell office:value-type="float" office:value="95.599">
                <text:p>95.599</text:p>
              </table:table-cell>
              <table:table-cell office:value-type="float" office:value="94.063">
                <text:p>94.0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.002">
                <text:p>97.002</text:p>
              </table:table-cell>
              <table:table-cell office:value-type="float" office:value="95.49">
                <text:p>95.49</text:p>
              </table:table-cell>
              <table:table-cell office:value-type="float" office:value="93.484">
                <text:p>93.4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.985">
                <text:p>96.985</text:p>
              </table:table-cell>
              <table:table-cell office:value-type="float" office:value="95.558">
                <text:p>95.558</text:p>
              </table:table-cell>
              <table:table-cell office:value-type="float" office:value="93.434">
                <text:p>93.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.918">
                <text:p>96.918</text:p>
              </table:table-cell>
              <table:table-cell office:value-type="float" office:value="95.587">
                <text:p>95.587</text:p>
              </table:table-cell>
              <table:table-cell office:value-type="float" office:value="93.645">
                <text:p>93.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.947">
                <text:p>96.947</text:p>
              </table:table-cell>
              <table:table-cell office:value-type="float" office:value="95.587">
                <text:p>95.587</text:p>
              </table:table-cell>
              <table:table-cell office:value-type="float" office:value="93.523">
                <text:p>93.5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945">
                <text:p>96.945</text:p>
              </table:table-cell>
              <table:table-cell office:value-type="float" office:value="95.555">
                <text:p>95.555</text:p>
              </table:table-cell>
              <table:table-cell office:value-type="float" office:value="93.509">
                <text:p>93.5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.845">
                <text:p>96.845</text:p>
              </table:table-cell>
              <table:table-cell office:value-type="float" office:value="95.596">
                <text:p>95.596</text:p>
              </table:table-cell>
              <table:table-cell office:value-type="float" office:value="93.546">
                <text:p>93.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.879">
                <text:p>96.879</text:p>
              </table:table-cell>
              <table:table-cell office:value-type="float" office:value="95.503">
                <text:p>95.503</text:p>
              </table:table-cell>
              <table:table-cell office:value-type="float" office:value="93.419">
                <text:p>93.4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.858">
                <text:p>96.858</text:p>
              </table:table-cell>
              <table:table-cell office:value-type="float" office:value="95.516">
                <text:p>95.516</text:p>
              </table:table-cell>
              <table:table-cell office:value-type="float" office:value="93.272">
                <text:p>93.2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.802">
                <text:p>96.802</text:p>
              </table:table-cell>
              <table:table-cell office:value-type="float" office:value="95.505">
                <text:p>95.505</text:p>
              </table:table-cell>
              <table:table-cell office:value-type="float" office:value="93.103">
                <text:p>93.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6.806">
                <text:p>96.806</text:p>
              </table:table-cell>
              <table:table-cell office:value-type="float" office:value="95.294">
                <text:p>95.294</text:p>
              </table:table-cell>
              <table:table-cell office:value-type="float" office:value="93.01">
                <text:p>93.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6.771">
                <text:p>96.771</text:p>
              </table:table-cell>
              <table:table-cell office:value-type="float" office:value="95.477">
                <text:p>95.477</text:p>
              </table:table-cell>
              <table:table-cell office:value-type="float" office:value="92.941">
                <text:p>92.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.822">
                <text:p>96.822</text:p>
              </table:table-cell>
              <table:table-cell office:value-type="float" office:value="95.535">
                <text:p>95.535</text:p>
              </table:table-cell>
              <table:table-cell office:value-type="float" office:value="93.052">
                <text:p>93.0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755">
                <text:p>96.755</text:p>
              </table:table-cell>
              <table:table-cell office:value-type="float" office:value="95.516">
                <text:p>95.516</text:p>
              </table:table-cell>
              <table:table-cell office:value-type="float" office:value="93.082">
                <text:p>93.0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.71">
                <text:p>96.71</text:p>
              </table:table-cell>
              <table:table-cell office:value-type="float" office:value="95.509">
                <text:p>95.509</text:p>
              </table:table-cell>
              <table:table-cell office:value-type="float" office:value="93.457">
                <text:p>93.4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.711">
                <text:p>96.711</text:p>
              </table:table-cell>
              <table:table-cell office:value-type="float" office:value="95.481">
                <text:p>95.481</text:p>
              </table:table-cell>
              <table:table-cell office:value-type="float" office:value="93.461">
                <text:p>93.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.704">
                <text:p>96.704</text:p>
              </table:table-cell>
              <table:table-cell office:value-type="float" office:value="95.519">
                <text:p>95.519</text:p>
              </table:table-cell>
              <table:table-cell office:value-type="float" office:value="93.136">
                <text:p>93.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.719">
                <text:p>96.719</text:p>
              </table:table-cell>
              <table:table-cell office:value-type="float" office:value="95.39">
                <text:p>95.39</text:p>
              </table:table-cell>
              <table:table-cell office:value-type="float" office:value="93.249">
                <text:p>93.2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.622">
                <text:p>96.622</text:p>
              </table:table-cell>
              <table:table-cell office:value-type="float" office:value="95.481">
                <text:p>95.481</text:p>
              </table:table-cell>
              <table:table-cell office:value-type="float" office:value="93.135">
                <text:p>93.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689">
                <text:p>96.689</text:p>
              </table:table-cell>
              <table:table-cell office:value-type="float" office:value="95.277">
                <text:p>95.277</text:p>
              </table:table-cell>
              <table:table-cell office:value-type="float" office:value="93.131">
                <text:p>93.1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.632">
                <text:p>96.632</text:p>
              </table:table-cell>
              <table:table-cell office:value-type="float" office:value="95.411">
                <text:p>95.411</text:p>
              </table:table-cell>
              <table:table-cell office:value-type="float" office:value="93.106">
                <text:p>93.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.626">
                <text:p>96.626</text:p>
              </table:table-cell>
              <table:table-cell office:value-type="float" office:value="95.431">
                <text:p>95.431</text:p>
              </table:table-cell>
              <table:table-cell office:value-type="float" office:value="92.786">
                <text:p>92.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.601">
                <text:p>96.601</text:p>
              </table:table-cell>
              <table:table-cell office:value-type="float" office:value="95.473">
                <text:p>95.473</text:p>
              </table:table-cell>
              <table:table-cell office:value-type="float" office:value="92.905">
                <text:p>92.9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.583">
                <text:p>96.583</text:p>
              </table:table-cell>
              <table:table-cell office:value-type="float" office:value="95.202">
                <text:p>95.202</text:p>
              </table:table-cell>
              <table:table-cell office:value-type="float" office:value="92.877">
                <text:p>92.8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.589">
                <text:p>96.589</text:p>
              </table:table-cell>
              <table:table-cell office:value-type="float" office:value="95.337">
                <text:p>95.337</text:p>
              </table:table-cell>
              <table:table-cell office:value-type="float" office:value="92.844">
                <text:p>92.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.493">
                <text:p>96.493</text:p>
              </table:table-cell>
              <table:table-cell office:value-type="float" office:value="95.278">
                <text:p>95.278</text:p>
              </table:table-cell>
              <table:table-cell office:value-type="float" office:value="92.805">
                <text:p>92.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.563">
                <text:p>96.563</text:p>
              </table:table-cell>
              <table:table-cell office:value-type="float" office:value="95.396">
                <text:p>95.396</text:p>
              </table:table-cell>
              <table:table-cell office:value-type="float" office:value="92.773">
                <text:p>92.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6.413">
                <text:p>96.413</text:p>
              </table:table-cell>
              <table:table-cell office:value-type="float" office:value="95.385">
                <text:p>95.385</text:p>
              </table:table-cell>
              <table:table-cell office:value-type="float" office:value="92.751">
                <text:p>92.7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6.381">
                <text:p>96.381</text:p>
              </table:table-cell>
              <table:table-cell office:value-type="float" office:value="95.362">
                <text:p>95.362</text:p>
              </table:table-cell>
              <table:table-cell office:value-type="float" office:value="92.857">
                <text:p>92.8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6.512">
                <text:p>96.512</text:p>
              </table:table-cell>
              <table:table-cell office:value-type="float" office:value="95.378">
                <text:p>95.378</text:p>
              </table:table-cell>
              <table:table-cell office:value-type="float" office:value="92.757">
                <text:p>92.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.456">
                <text:p>96.456</text:p>
              </table:table-cell>
              <table:table-cell office:value-type="float" office:value="95.285">
                <text:p>95.285</text:p>
              </table:table-cell>
              <table:table-cell office:value-type="float" office:value="92.718">
                <text:p>92.7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.403">
                <text:p>96.403</text:p>
              </table:table-cell>
              <table:table-cell office:value-type="float" office:value="95.383">
                <text:p>95.383</text:p>
              </table:table-cell>
              <table:table-cell office:value-type="float" office:value="92.744">
                <text:p>92.7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.337">
                <text:p>96.337</text:p>
              </table:table-cell>
              <table:table-cell office:value-type="float" office:value="95.094">
                <text:p>95.094</text:p>
              </table:table-cell>
              <table:table-cell office:value-type="float" office:value="92.69">
                <text:p>92.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6.318">
                <text:p>96.318</text:p>
              </table:table-cell>
              <table:table-cell office:value-type="float" office:value="95.333">
                <text:p>95.333</text:p>
              </table:table-cell>
              <table:table-cell office:value-type="float" office:value="92.348">
                <text:p>92.3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.348">
                <text:p>96.348</text:p>
              </table:table-cell>
              <table:table-cell office:value-type="float" office:value="95.239">
                <text:p>95.239</text:p>
              </table:table-cell>
              <table:table-cell office:value-type="float" office:value="92.337">
                <text:p>92.3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.257">
                <text:p>96.257</text:p>
              </table:table-cell>
              <table:table-cell office:value-type="float" office:value="95.199">
                <text:p>95.199</text:p>
              </table:table-cell>
              <table:table-cell office:value-type="float" office:value="92.311">
                <text:p>92.3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.239">
                <text:p>96.239</text:p>
              </table:table-cell>
              <table:table-cell office:value-type="float" office:value="95.302">
                <text:p>95.302</text:p>
              </table:table-cell>
              <table:table-cell office:value-type="float" office:value="92.689">
                <text:p>92.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.202">
                <text:p>96.202</text:p>
              </table:table-cell>
              <table:table-cell office:value-type="float" office:value="95.155">
                <text:p>95.155</text:p>
              </table:table-cell>
              <table:table-cell office:value-type="float" office:value="92.307">
                <text:p>92.3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6.278">
                <text:p>96.278</text:p>
              </table:table-cell>
              <table:table-cell office:value-type="float" office:value="95.292">
                <text:p>95.292</text:p>
              </table:table-cell>
              <table:table-cell office:value-type="float" office:value="92.279">
                <text:p>92.2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6.223">
                <text:p>96.223</text:p>
              </table:table-cell>
              <table:table-cell office:value-type="float" office:value="95.255">
                <text:p>95.255</text:p>
              </table:table-cell>
              <table:table-cell office:value-type="float" office:value="92.263">
                <text:p>92.2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.168">
                <text:p>96.168</text:p>
              </table:table-cell>
              <table:table-cell office:value-type="float" office:value="95.195">
                <text:p>95.195</text:p>
              </table:table-cell>
              <table:table-cell office:value-type="float" office:value="92.895">
                <text:p>92.8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6.15">
                <text:p>96.15</text:p>
              </table:table-cell>
              <table:table-cell office:value-type="float" office:value="95.275">
                <text:p>95.275</text:p>
              </table:table-cell>
              <table:table-cell office:value-type="float" office:value="92.878">
                <text:p>92.8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6.105">
                <text:p>96.105</text:p>
              </table:table-cell>
              <table:table-cell office:value-type="float" office:value="95.175">
                <text:p>95.175</text:p>
              </table:table-cell>
              <table:table-cell office:value-type="float" office:value="92.83">
                <text:p>92.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.209">
                <text:p>96.209</text:p>
              </table:table-cell>
              <table:table-cell office:value-type="float" office:value="95.004">
                <text:p>95.004</text:p>
              </table:table-cell>
              <table:table-cell office:value-type="float" office:value="92.792">
                <text:p>92.7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164">
                <text:p>96.164</text:p>
              </table:table-cell>
              <table:table-cell office:value-type="float" office:value="95.04">
                <text:p>95.04</text:p>
              </table:table-cell>
              <table:table-cell office:value-type="float" office:value="92.762">
                <text:p>92.7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021">
                <text:p>96.021</text:p>
              </table:table-cell>
              <table:table-cell office:value-type="float" office:value="95.2">
                <text:p>95.2</text:p>
              </table:table-cell>
              <table:table-cell office:value-type="float" office:value="92.702">
                <text:p>92.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137">
                <text:p>96.137</text:p>
              </table:table-cell>
              <table:table-cell office:value-type="float" office:value="95.085">
                <text:p>95.085</text:p>
              </table:table-cell>
              <table:table-cell office:value-type="float" office:value="92.65">
                <text:p>92.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108">
                <text:p>96.108</text:p>
              </table:table-cell>
              <table:table-cell office:value-type="float" office:value="95.063">
                <text:p>95.063</text:p>
              </table:table-cell>
              <table:table-cell office:value-type="float" office:value="92.571">
                <text:p>92.5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.929">
                <text:p>95.929</text:p>
              </table:table-cell>
              <table:table-cell office:value-type="float" office:value="95.137">
                <text:p>95.137</text:p>
              </table:table-cell>
              <table:table-cell office:value-type="float" office:value="92.53">
                <text:p>92.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5.988">
                <text:p>95.988</text:p>
              </table:table-cell>
              <table:table-cell office:value-type="float" office:value="95.096">
                <text:p>95.096</text:p>
              </table:table-cell>
              <table:table-cell office:value-type="float" office:value="92.491">
                <text:p>92.4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5.983">
                <text:p>95.983</text:p>
              </table:table-cell>
              <table:table-cell office:value-type="float" office:value="95.103">
                <text:p>95.103</text:p>
              </table:table-cell>
              <table:table-cell office:value-type="float" office:value="92.453">
                <text:p>92.4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6.034">
                <text:p>96.034</text:p>
              </table:table-cell>
              <table:table-cell office:value-type="float" office:value="95.156">
                <text:p>95.156</text:p>
              </table:table-cell>
              <table:table-cell office:value-type="float" office:value="92.406">
                <text:p>92.4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5.89">
                <text:p>95.89</text:p>
              </table:table-cell>
              <table:table-cell office:value-type="float" office:value="94.956">
                <text:p>94.956</text:p>
              </table:table-cell>
              <table:table-cell office:value-type="float" office:value="92.372">
                <text:p>92.3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5.973">
                <text:p>95.973</text:p>
              </table:table-cell>
              <table:table-cell office:value-type="float" office:value="95.095">
                <text:p>95.095</text:p>
              </table:table-cell>
              <table:table-cell office:value-type="float" office:value="92.319">
                <text:p>92.3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.978">
                <text:p>95.978</text:p>
              </table:table-cell>
              <table:table-cell office:value-type="float" office:value="95.084">
                <text:p>95.084</text:p>
              </table:table-cell>
              <table:table-cell office:value-type="float" office:value="92.267">
                <text:p>92.2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.915">
                <text:p>95.915</text:p>
              </table:table-cell>
              <table:table-cell office:value-type="float" office:value="95.075">
                <text:p>95.075</text:p>
              </table:table-cell>
              <table:table-cell office:value-type="float" office:value="92.204">
                <text:p>92.2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5.958">
                <text:p>95.958</text:p>
              </table:table-cell>
              <table:table-cell office:value-type="float" office:value="94.998">
                <text:p>94.998</text:p>
              </table:table-cell>
              <table:table-cell office:value-type="float" office:value="92.161">
                <text:p>92.1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.883">
                <text:p>95.883</text:p>
              </table:table-cell>
              <table:table-cell office:value-type="float" office:value="95.081">
                <text:p>95.081</text:p>
              </table:table-cell>
              <table:table-cell office:value-type="float" office:value="92.132">
                <text:p>92.1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885">
                <text:p>95.885</text:p>
              </table:table-cell>
              <table:table-cell office:value-type="float" office:value="95.081">
                <text:p>95.081</text:p>
              </table:table-cell>
              <table:table-cell office:value-type="float" office:value="92.106">
                <text:p>92.1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847">
                <text:p>95.847</text:p>
              </table:table-cell>
              <table:table-cell office:value-type="float" office:value="94.964">
                <text:p>94.964</text:p>
              </table:table-cell>
              <table:table-cell office:value-type="float" office:value="92.057">
                <text:p>92.0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732">
                <text:p>95.732</text:p>
              </table:table-cell>
              <table:table-cell office:value-type="float" office:value="95.024">
                <text:p>95.024</text:p>
              </table:table-cell>
              <table:table-cell office:value-type="float" office:value="92.003">
                <text:p>92.0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756">
                <text:p>95.756</text:p>
              </table:table-cell>
              <table:table-cell office:value-type="float" office:value="95.107">
                <text:p>95.107</text:p>
              </table:table-cell>
              <table:table-cell office:value-type="float" office:value="91.956">
                <text:p>91.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5.676">
                <text:p>95.676</text:p>
              </table:table-cell>
              <table:table-cell office:value-type="float" office:value="94.961">
                <text:p>94.961</text:p>
              </table:table-cell>
              <table:table-cell office:value-type="float" office:value="91.902">
                <text:p>91.9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.567">
                <text:p>95.567</text:p>
              </table:table-cell>
              <table:table-cell office:value-type="float" office:value="95.021">
                <text:p>95.021</text:p>
              </table:table-cell>
              <table:table-cell office:value-type="float" office:value="91.842">
                <text:p>91.8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.673">
                <text:p>95.673</text:p>
              </table:table-cell>
              <table:table-cell office:value-type="float" office:value="95.016">
                <text:p>95.016</text:p>
              </table:table-cell>
              <table:table-cell office:value-type="float" office:value="91.793">
                <text:p>91.7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.553">
                <text:p>95.553</text:p>
              </table:table-cell>
              <table:table-cell office:value-type="float" office:value="94.966">
                <text:p>94.966</text:p>
              </table:table-cell>
              <table:table-cell office:value-type="float" office:value="91.726">
                <text:p>91.7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.757">
                <text:p>95.757</text:p>
              </table:table-cell>
              <table:table-cell office:value-type="float" office:value="94.949">
                <text:p>94.949</text:p>
              </table:table-cell>
              <table:table-cell office:value-type="float" office:value="91.669">
                <text:p>91.6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.778">
                <text:p>95.778</text:p>
              </table:table-cell>
              <table:table-cell office:value-type="float" office:value="95.002">
                <text:p>95.002</text:p>
              </table:table-cell>
              <table:table-cell office:value-type="float" office:value="91.625">
                <text:p>91.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643">
                <text:p>95.643</text:p>
              </table:table-cell>
              <table:table-cell office:value-type="float" office:value="94.767">
                <text:p>94.767</text:p>
              </table:table-cell>
              <table:table-cell office:value-type="float" office:value="91.561">
                <text:p>91.5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.74">
                <text:p>95.74</text:p>
              </table:table-cell>
              <table:table-cell office:value-type="float" office:value="94.918">
                <text:p>94.918</text:p>
              </table:table-cell>
              <table:table-cell office:value-type="float" office:value="91.469">
                <text:p>91.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.657">
                <text:p>95.657</text:p>
              </table:table-cell>
              <table:table-cell office:value-type="float" office:value="94.724">
                <text:p>94.724</text:p>
              </table:table-cell>
              <table:table-cell office:value-type="float" office:value="91.457">
                <text:p>91.4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.748">
                <text:p>95.748</text:p>
              </table:table-cell>
              <table:table-cell office:value-type="float" office:value="94.752">
                <text:p>94.752</text:p>
              </table:table-cell>
              <table:table-cell office:value-type="float" office:value="91.391">
                <text:p>91.3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.55">
                <text:p>95.55</text:p>
              </table:table-cell>
              <table:table-cell office:value-type="float" office:value="94.937">
                <text:p>94.937</text:p>
              </table:table-cell>
              <table:table-cell office:value-type="float" office:value="91.336">
                <text:p>91.3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.5">
                <text:p>95.5</text:p>
              </table:table-cell>
              <table:table-cell office:value-type="float" office:value="94.923">
                <text:p>94.923</text:p>
              </table:table-cell>
              <table:table-cell office:value-type="float" office:value="91.271">
                <text:p>91.2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.57">
                <text:p>95.57</text:p>
              </table:table-cell>
              <table:table-cell office:value-type="float" office:value="94.874">
                <text:p>94.874</text:p>
              </table:table-cell>
              <table:table-cell office:value-type="float" office:value="91.217">
                <text:p>91.2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561">
                <text:p>95.561</text:p>
              </table:table-cell>
              <table:table-cell office:value-type="float" office:value="94.846">
                <text:p>94.846</text:p>
              </table:table-cell>
              <table:table-cell office:value-type="float" office:value="91.158">
                <text:p>91.1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507">
                <text:p>95.507</text:p>
              </table:table-cell>
              <table:table-cell office:value-type="float" office:value="94.551">
                <text:p>94.551</text:p>
              </table:table-cell>
              <table:table-cell office:value-type="float" office:value="91.115">
                <text:p>91.1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.428">
                <text:p>95.428</text:p>
              </table:table-cell>
              <table:table-cell office:value-type="float" office:value="94.861">
                <text:p>94.861</text:p>
              </table:table-cell>
              <table:table-cell office:value-type="float" office:value="91.048">
                <text:p>91.0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.358">
                <text:p>95.358</text:p>
              </table:table-cell>
              <table:table-cell office:value-type="float" office:value="94.725">
                <text:p>94.725</text:p>
              </table:table-cell>
              <table:table-cell office:value-type="float" office:value="90.975">
                <text:p>90.9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.508">
                <text:p>95.508</text:p>
              </table:table-cell>
              <table:table-cell office:value-type="float" office:value="94.781">
                <text:p>94.781</text:p>
              </table:table-cell>
              <table:table-cell office:value-type="float" office:value="90.793">
                <text:p>90.7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.448">
                <text:p>95.448</text:p>
              </table:table-cell>
              <table:table-cell office:value-type="float" office:value="94.778">
                <text:p>94.778</text:p>
              </table:table-cell>
              <table:table-cell office:value-type="float" office:value="91.105">
                <text:p>91.1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.503">
                <text:p>95.503</text:p>
              </table:table-cell>
              <table:table-cell office:value-type="float" office:value="94.75">
                <text:p>94.75</text:p>
              </table:table-cell>
              <table:table-cell office:value-type="float" office:value="91.083">
                <text:p>91.0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317">
                <text:p>95.317</text:p>
              </table:table-cell>
              <table:table-cell office:value-type="float" office:value="94.617">
                <text:p>94.617</text:p>
              </table:table-cell>
              <table:table-cell office:value-type="float" office:value="91.034">
                <text:p>91.0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.382">
                <text:p>95.382</text:p>
              </table:table-cell>
              <table:table-cell office:value-type="float" office:value="94.592">
                <text:p>94.592</text:p>
              </table:table-cell>
              <table:table-cell office:value-type="float" office:value="91.011">
                <text:p>91.0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391">
                <text:p>95.391</text:p>
              </table:table-cell>
              <table:table-cell office:value-type="float" office:value="94.73">
                <text:p>94.73</text:p>
              </table:table-cell>
              <table:table-cell office:value-type="float" office:value="91.453">
                <text:p>91.4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.31">
                <text:p>95.31</text:p>
              </table:table-cell>
              <table:table-cell office:value-type="float" office:value="94.768">
                <text:p>94.768</text:p>
              </table:table-cell>
              <table:table-cell office:value-type="float" office:value="92.248">
                <text:p>92.2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.241">
                <text:p>95.241</text:p>
              </table:table-cell>
              <table:table-cell office:value-type="float" office:value="94.773">
                <text:p>94.773</text:p>
              </table:table-cell>
              <table:table-cell office:value-type="float" office:value="91.001">
                <text:p>91.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.277">
                <text:p>95.277</text:p>
              </table:table-cell>
              <table:table-cell office:value-type="float" office:value="94.713">
                <text:p>94.713</text:p>
              </table:table-cell>
              <table:table-cell office:value-type="float" office:value="90.981">
                <text:p>90.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.345">
                <text:p>95.345</text:p>
              </table:table-cell>
              <table:table-cell office:value-type="float" office:value="94.695">
                <text:p>94.695</text:p>
              </table:table-cell>
              <table:table-cell office:value-type="float" office:value="90.965">
                <text:p>90.9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.306">
                <text:p>95.306</text:p>
              </table:table-cell>
              <table:table-cell office:value-type="float" office:value="94.747">
                <text:p>94.747</text:p>
              </table:table-cell>
              <table:table-cell office:value-type="float" office:value="90.946">
                <text:p>90.9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203">
                <text:p>95.203</text:p>
              </table:table-cell>
              <table:table-cell office:value-type="float" office:value="94.801">
                <text:p>94.801</text:p>
              </table:table-cell>
              <table:table-cell office:value-type="float" office:value="90.934">
                <text:p>90.9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5.212">
                <text:p>95.212</text:p>
              </table:table-cell>
              <table:table-cell office:value-type="float" office:value="94.663">
                <text:p>94.663</text:p>
              </table:table-cell>
              <table:table-cell office:value-type="float" office:value="90.753">
                <text:p>90.7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.02">
                <text:p>95.02</text:p>
              </table:table-cell>
              <table:table-cell office:value-type="float" office:value="94.482">
                <text:p>94.482</text:p>
              </table:table-cell>
              <table:table-cell office:value-type="float" office:value="90.735">
                <text:p>90.7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.214">
                <text:p>95.214</text:p>
              </table:table-cell>
              <table:table-cell office:value-type="float" office:value="94.555">
                <text:p>94.555</text:p>
              </table:table-cell>
              <table:table-cell office:value-type="float" office:value="90.71">
                <text:p>90.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.059">
                <text:p>95.059</text:p>
              </table:table-cell>
              <table:table-cell office:value-type="float" office:value="94.628">
                <text:p>94.628</text:p>
              </table:table-cell>
              <table:table-cell office:value-type="float" office:value="90.689">
                <text:p>90.6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5.022">
                <text:p>95.022</text:p>
              </table:table-cell>
              <table:table-cell office:value-type="float" office:value="94.489">
                <text:p>94.489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.146">
                <text:p>95.146</text:p>
              </table:table-cell>
              <table:table-cell office:value-type="float" office:value="94.534">
                <text:p>94.534</text:p>
              </table:table-cell>
              <table:table-cell office:value-type="float" office:value="90.645">
                <text:p>90.6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5.167">
                <text:p>95.167</text:p>
              </table:table-cell>
              <table:table-cell office:value-type="float" office:value="94.543">
                <text:p>94.543</text:p>
              </table:table-cell>
              <table:table-cell office:value-type="float" office:value="90.696">
                <text:p>90.6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4.96">
                <text:p>94.96</text:p>
              </table:table-cell>
              <table:table-cell office:value-type="float" office:value="94.424">
                <text:p>94.424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4.903">
                <text:p>94.903</text:p>
              </table:table-cell>
              <table:table-cell office:value-type="float" office:value="94.534">
                <text:p>94.534</text:p>
              </table:table-cell>
              <table:table-cell office:value-type="float" office:value="90.676">
                <text:p>90.6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4.911">
                <text:p>94.911</text:p>
              </table:table-cell>
              <table:table-cell office:value-type="float" office:value="94.383">
                <text:p>94.383</text:p>
              </table:table-cell>
              <table:table-cell office:value-type="float" office:value="90.652">
                <text:p>90.6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4.896">
                <text:p>94.896</text:p>
              </table:table-cell>
              <table:table-cell office:value-type="float" office:value="94.452">
                <text:p>94.452</text:p>
              </table:table-cell>
              <table:table-cell office:value-type="float" office:value="90.64">
                <text:p>90.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4.849">
                <text:p>94.849</text:p>
              </table:table-cell>
              <table:table-cell office:value-type="float" office:value="94.471">
                <text:p>94.471</text:p>
              </table:table-cell>
              <table:table-cell office:value-type="float" office:value="90.61">
                <text:p>90.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.955">
                <text:p>94.955</text:p>
              </table:table-cell>
              <table:table-cell office:value-type="float" office:value="94.375">
                <text:p>94.375</text:p>
              </table:table-cell>
              <table:table-cell office:value-type="float" office:value="90.579">
                <text:p>90.5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4.968">
                <text:p>94.968</text:p>
              </table:table-cell>
              <table:table-cell office:value-type="float" office:value="94.492">
                <text:p>94.492</text:p>
              </table:table-cell>
              <table:table-cell office:value-type="float" office:value="90.546">
                <text:p>90.5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.806">
                <text:p>94.806</text:p>
              </table:table-cell>
              <table:table-cell office:value-type="float" office:value="94.364">
                <text:p>94.364</text:p>
              </table:table-cell>
              <table:table-cell office:value-type="float" office:value="90.511">
                <text:p>90.5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4.86">
                <text:p>94.86</text:p>
              </table:table-cell>
              <table:table-cell office:value-type="float" office:value="94.363">
                <text:p>94.363</text:p>
              </table:table-cell>
              <table:table-cell office:value-type="float" office:value="90.485">
                <text:p>90.4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4.776">
                <text:p>94.776</text:p>
              </table:table-cell>
              <table:table-cell office:value-type="float" office:value="94.524">
                <text:p>94.524</text:p>
              </table:table-cell>
              <table:table-cell office:value-type="float" office:value="90.447">
                <text:p>90.4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4.822">
                <text:p>94.822</text:p>
              </table:table-cell>
              <table:table-cell office:value-type="float" office:value="94.412">
                <text:p>94.412</text:p>
              </table:table-cell>
              <table:table-cell office:value-type="float" office:value="90.414">
                <text:p>90.4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.754">
                <text:p>94.754</text:p>
              </table:table-cell>
              <table:table-cell office:value-type="float" office:value="94.148">
                <text:p>94.148</text:p>
              </table:table-cell>
              <table:table-cell office:value-type="float" office:value="90.511">
                <text:p>90.5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4.792">
                <text:p>94.792</text:p>
              </table:table-cell>
              <table:table-cell office:value-type="float" office:value="94.302">
                <text:p>94.302</text:p>
              </table:table-cell>
              <table:table-cell office:value-type="float" office:value="90.505">
                <text:p>90.5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4.61">
                <text:p>94.61</text:p>
              </table:table-cell>
              <table:table-cell office:value-type="float" office:value="94.214">
                <text:p>94.214</text:p>
              </table:table-cell>
              <table:table-cell office:value-type="float" office:value="90.488">
                <text:p>90.4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.801">
                <text:p>94.801</text:p>
              </table:table-cell>
              <table:table-cell office:value-type="float" office:value="94.388">
                <text:p>94.388</text:p>
              </table:table-cell>
              <table:table-cell office:value-type="float" office:value="90.48">
                <text:p>90.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4.621">
                <text:p>94.621</text:p>
              </table:table-cell>
              <table:table-cell office:value-type="float" office:value="94.084">
                <text:p>94.084</text:p>
              </table:table-cell>
              <table:table-cell office:value-type="float" office:value="90.193">
                <text:p>90.1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.838">
                <text:p>94.838</text:p>
              </table:table-cell>
              <table:table-cell office:value-type="float" office:value="94.151">
                <text:p>94.151</text:p>
              </table:table-cell>
              <table:table-cell office:value-type="float" office:value="90.203">
                <text:p>90.2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.596">
                <text:p>94.596</text:p>
              </table:table-cell>
              <table:table-cell office:value-type="float" office:value="94.238">
                <text:p>94.238</text:p>
              </table:table-cell>
              <table:table-cell office:value-type="float" office:value="90.188">
                <text:p>90.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4.505">
                <text:p>94.505</text:p>
              </table:table-cell>
              <table:table-cell office:value-type="float" office:value="94.369">
                <text:p>94.369</text:p>
              </table:table-cell>
              <table:table-cell office:value-type="float" office:value="89.335">
                <text:p>89.3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.499">
                <text:p>94.499</text:p>
              </table:table-cell>
              <table:table-cell office:value-type="float" office:value="94.137">
                <text:p>94.137</text:p>
              </table:table-cell>
              <table:table-cell office:value-type="float" office:value="89.309">
                <text:p>89.3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4.507">
                <text:p>94.507</text:p>
              </table:table-cell>
              <table:table-cell office:value-type="float" office:value="94.057">
                <text:p>94.057</text:p>
              </table:table-cell>
              <table:table-cell office:value-type="float" office:value="89.289">
                <text:p>89.2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.563">
                <text:p>94.563</text:p>
              </table:table-cell>
              <table:table-cell office:value-type="float" office:value="94.058">
                <text:p>94.058</text:p>
              </table:table-cell>
              <table:table-cell office:value-type="float" office:value="89.257">
                <text:p>89.2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.145">
                <text:p>94.145</text:p>
              </table:table-cell>
              <table:table-cell office:value-type="float" office:value="94.159">
                <text:p>94.159</text:p>
              </table:table-cell>
              <table:table-cell office:value-type="float" office:value="89.24">
                <text:p>89.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.572">
                <text:p>94.572</text:p>
              </table:table-cell>
              <table:table-cell office:value-type="float" office:value="94">
                <text:p>94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4.684">
                <text:p>94.684</text:p>
              </table:table-cell>
              <table:table-cell office:value-type="float" office:value="94.042">
                <text:p>94.042</text:p>
              </table:table-cell>
              <table:table-cell office:value-type="float" office:value="89.204">
                <text:p>89.2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.399">
                <text:p>94.399</text:p>
              </table:table-cell>
              <table:table-cell office:value-type="float" office:value="93.963">
                <text:p>93.963</text:p>
              </table:table-cell>
              <table:table-cell office:value-type="float" office:value="89.185">
                <text:p>89.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4.274">
                <text:p>94.274</text:p>
              </table:table-cell>
              <table:table-cell office:value-type="float" office:value="93.841">
                <text:p>93.841</text:p>
              </table:table-cell>
              <table:table-cell office:value-type="float" office:value="89.167">
                <text:p>89.1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.36">
                <text:p>94.36</text:p>
              </table:table-cell>
              <table:table-cell office:value-type="float" office:value="94.194">
                <text:p>94.194</text:p>
              </table:table-cell>
              <table:table-cell office:value-type="float" office:value="89.143">
                <text:p>89.1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.26">
                <text:p>94.26</text:p>
              </table:table-cell>
              <table:table-cell office:value-type="float" office:value="94.005">
                <text:p>94.005</text:p>
              </table:table-cell>
              <table:table-cell office:value-type="float" office:value="89.105">
                <text:p>89.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4.266">
                <text:p>94.266</text:p>
              </table:table-cell>
              <table:table-cell office:value-type="float" office:value="94.011">
                <text:p>94.011</text:p>
              </table:table-cell>
              <table:table-cell office:value-type="float" office:value="89.079">
                <text:p>89.0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263">
                <text:p>94.263</text:p>
              </table:table-cell>
              <table:table-cell office:value-type="float" office:value="93.923">
                <text:p>93.923</text:p>
              </table:table-cell>
              <table:table-cell office:value-type="float" office:value="89.051">
                <text:p>89.0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4.273">
                <text:p>94.273</text:p>
              </table:table-cell>
              <table:table-cell office:value-type="float" office:value="93.882">
                <text:p>93.882</text:p>
              </table:table-cell>
              <table:table-cell office:value-type="float" office:value="89.019">
                <text:p>89.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.198">
                <text:p>94.198</text:p>
              </table:table-cell>
              <table:table-cell office:value-type="float" office:value="93.985">
                <text:p>93.985</text:p>
              </table:table-cell>
              <table:table-cell office:value-type="float" office:value="88.971">
                <text:p>88.9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.055">
                <text:p>94.055</text:p>
              </table:table-cell>
              <table:table-cell office:value-type="float" office:value="93.955">
                <text:p>93.955</text:p>
              </table:table-cell>
              <table:table-cell office:value-type="float" office:value="88.914">
                <text:p>88.9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4.156">
                <text:p>94.156</text:p>
              </table:table-cell>
              <table:table-cell office:value-type="float" office:value="93.888">
                <text:p>93.888</text:p>
              </table:table-cell>
              <table:table-cell office:value-type="float" office:value="88.886">
                <text:p>88.8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4.206">
                <text:p>94.206</text:p>
              </table:table-cell>
              <table:table-cell office:value-type="float" office:value="93.875">
                <text:p>93.875</text:p>
              </table:table-cell>
              <table:table-cell office:value-type="float" office:value="88.862">
                <text:p>88.8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4.323">
                <text:p>94.323</text:p>
              </table:table-cell>
              <table:table-cell office:value-type="float" office:value="93.739">
                <text:p>93.739</text:p>
              </table:table-cell>
              <table:table-cell office:value-type="float" office:value="88.865">
                <text:p>88.8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.946">
                <text:p>93.946</text:p>
              </table:table-cell>
              <table:table-cell office:value-type="float" office:value="93.886">
                <text:p>93.886</text:p>
              </table:table-cell>
              <table:table-cell office:value-type="float" office:value="88.838">
                <text:p>88.8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3.814">
                <text:p>93.814</text:p>
              </table:table-cell>
              <table:table-cell office:value-type="float" office:value="93.911">
                <text:p>93.911</text:p>
              </table:table-cell>
              <table:table-cell office:value-type="float" office:value="88.813">
                <text:p>88.8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.149">
                <text:p>94.149</text:p>
              </table:table-cell>
              <table:table-cell office:value-type="float" office:value="93.703">
                <text:p>93.703</text:p>
              </table:table-cell>
              <table:table-cell office:value-type="float" office:value="88.773">
                <text:p>88.7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.011">
                <text:p>94.011</text:p>
              </table:table-cell>
              <table:table-cell office:value-type="float" office:value="93.871">
                <text:p>93.871</text:p>
              </table:table-cell>
              <table:table-cell office:value-type="float" office:value="88.732">
                <text:p>88.7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.933">
                <text:p>93.933</text:p>
              </table:table-cell>
              <table:table-cell office:value-type="float" office:value="93.312">
                <text:p>93.312</text:p>
              </table:table-cell>
              <table:table-cell office:value-type="float" office:value="88.702">
                <text:p>88.7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3.799">
                <text:p>93.799</text:p>
              </table:table-cell>
              <table:table-cell office:value-type="float" office:value="93.763">
                <text:p>93.763</text:p>
              </table:table-cell>
              <table:table-cell office:value-type="float" office:value="88.655">
                <text:p>88.6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.83">
                <text:p>93.83</text:p>
              </table:table-cell>
              <table:table-cell office:value-type="float" office:value="93.735">
                <text:p>93.735</text:p>
              </table:table-cell>
              <table:table-cell office:value-type="float" office:value="88.625">
                <text:p>88.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4.066">
                <text:p>94.066</text:p>
              </table:table-cell>
              <table:table-cell office:value-type="float" office:value="93.39">
                <text:p>93.39</text:p>
              </table:table-cell>
              <table:table-cell office:value-type="float" office:value="88.594">
                <text:p>88.5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4.074">
                <text:p>94.074</text:p>
              </table:table-cell>
              <table:table-cell office:value-type="float" office:value="93.54">
                <text:p>93.54</text:p>
              </table:table-cell>
              <table:table-cell office:value-type="float" office:value="88.559">
                <text:p>88.5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3.429">
                <text:p>93.429</text:p>
              </table:table-cell>
              <table:table-cell office:value-type="float" office:value="93.504">
                <text:p>93.504</text:p>
              </table:table-cell>
              <table:table-cell office:value-type="float" office:value="88.525">
                <text:p>88.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3.916">
                <text:p>93.916</text:p>
              </table:table-cell>
              <table:table-cell office:value-type="float" office:value="93.364">
                <text:p>93.364</text:p>
              </table:table-cell>
              <table:table-cell office:value-type="float" office:value="88.496">
                <text:p>88.4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3.797">
                <text:p>93.797</text:p>
              </table:table-cell>
              <table:table-cell office:value-type="float" office:value="93.623">
                <text:p>93.623</text:p>
              </table:table-cell>
              <table:table-cell office:value-type="float" office:value="88.452">
                <text:p>88.4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3.812">
                <text:p>93.812</text:p>
              </table:table-cell>
              <table:table-cell office:value-type="float" office:value="93.486">
                <text:p>93.486</text:p>
              </table:table-cell>
              <table:table-cell office:value-type="float" office:value="88.43">
                <text:p>88.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3.735">
                <text:p>93.735</text:p>
              </table:table-cell>
              <table:table-cell office:value-type="float" office:value="93.534">
                <text:p>93.534</text:p>
              </table:table-cell>
              <table:table-cell office:value-type="float" office:value="88.378">
                <text:p>88.3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3.535">
                <text:p>93.535</text:p>
              </table:table-cell>
              <table:table-cell office:value-type="float" office:value="93.263">
                <text:p>93.263</text:p>
              </table:table-cell>
              <table:table-cell office:value-type="float" office:value="88.357">
                <text:p>88.3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.874">
                <text:p>93.874</text:p>
              </table:table-cell>
              <table:table-cell office:value-type="float" office:value="93.381">
                <text:p>93.381</text:p>
              </table:table-cell>
              <table:table-cell office:value-type="float" office:value="88.334">
                <text:p>88.3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.655">
                <text:p>93.655</text:p>
              </table:table-cell>
              <table:table-cell office:value-type="float" office:value="93.331">
                <text:p>93.331</text:p>
              </table:table-cell>
              <table:table-cell office:value-type="float" office:value="88.324">
                <text:p>88.3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3.934">
                <text:p>93.934</text:p>
              </table:table-cell>
              <table:table-cell office:value-type="float" office:value="93.33">
                <text:p>93.33</text:p>
              </table:table-cell>
              <table:table-cell office:value-type="float" office:value="88.298">
                <text:p>88.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3.819">
                <text:p>93.819</text:p>
              </table:table-cell>
              <table:table-cell office:value-type="float" office:value="93.098">
                <text:p>93.098</text:p>
              </table:table-cell>
              <table:table-cell office:value-type="float" office:value="88.272">
                <text:p>88.2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3.48">
                <text:p>93.48</text:p>
              </table:table-cell>
              <table:table-cell office:value-type="float" office:value="92.964">
                <text:p>92.964</text:p>
              </table:table-cell>
              <table:table-cell office:value-type="float" office:value="88.243">
                <text:p>88.2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3.339">
                <text:p>93.339</text:p>
              </table:table-cell>
              <table:table-cell office:value-type="float" office:value="93.059">
                <text:p>93.059</text:p>
              </table:table-cell>
              <table:table-cell office:value-type="float" office:value="88.199">
                <text:p>88.1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3.81">
                <text:p>93.81</text:p>
              </table:table-cell>
              <table:table-cell office:value-type="float" office:value="92.965">
                <text:p>92.965</text:p>
              </table:table-cell>
              <table:table-cell office:value-type="float" office:value="88.158">
                <text:p>88.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.682">
                <text:p>93.682</text:p>
              </table:table-cell>
              <table:table-cell office:value-type="float" office:value="93.202">
                <text:p>93.202</text:p>
              </table:table-cell>
              <table:table-cell office:value-type="float" office:value="88.13">
                <text:p>88.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3.306">
                <text:p>93.306</text:p>
              </table:table-cell>
              <table:table-cell office:value-type="float" office:value="93.113">
                <text:p>93.113</text:p>
              </table:table-cell>
              <table:table-cell office:value-type="float" office:value="88.096">
                <text:p>88.0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3.446">
                <text:p>93.446</text:p>
              </table:table-cell>
              <table:table-cell office:value-type="float" office:value="92.814">
                <text:p>92.814</text:p>
              </table:table-cell>
              <table:table-cell office:value-type="float" office:value="88.046">
                <text:p>88.0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.478">
                <text:p>93.478</text:p>
              </table:table-cell>
              <table:table-cell office:value-type="float" office:value="93.167">
                <text:p>93.167</text:p>
              </table:table-cell>
              <table:table-cell office:value-type="float" office:value="88.047">
                <text:p>88.0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3.495">
                <text:p>93.495</text:p>
              </table:table-cell>
              <table:table-cell office:value-type="float" office:value="92.843">
                <text:p>92.843</text:p>
              </table:table-cell>
              <table:table-cell office:value-type="float" office:value="88.001">
                <text:p>88.0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3.629">
                <text:p>93.629</text:p>
              </table:table-cell>
              <table:table-cell office:value-type="float" office:value="92.894">
                <text:p>92.894</text:p>
              </table:table-cell>
              <table:table-cell office:value-type="float" office:value="87.974">
                <text:p>87.9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3.069">
                <text:p>93.069</text:p>
              </table:table-cell>
              <table:table-cell office:value-type="float" office:value="93.043">
                <text:p>93.043</text:p>
              </table:table-cell>
              <table:table-cell office:value-type="float" office:value="87.944">
                <text:p>87.9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3.44">
                <text:p>93.44</text:p>
              </table:table-cell>
              <table:table-cell office:value-type="float" office:value="92.925">
                <text:p>92.925</text:p>
              </table:table-cell>
              <table:table-cell office:value-type="float" office:value="87.893">
                <text:p>87.8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3.268">
                <text:p>93.268</text:p>
              </table:table-cell>
              <table:table-cell office:value-type="float" office:value="92.561">
                <text:p>92.561</text:p>
              </table:table-cell>
              <table:table-cell office:value-type="float" office:value="88.028">
                <text:p>88.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166">
                <text:p>93.166</text:p>
              </table:table-cell>
              <table:table-cell office:value-type="float" office:value="92.749">
                <text:p>92.749</text:p>
              </table:table-cell>
              <table:table-cell office:value-type="float" office:value="88.015">
                <text:p>88.0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3.359">
                <text:p>93.359</text:p>
              </table:table-cell>
              <table:table-cell office:value-type="float" office:value="92.624">
                <text:p>92.624</text:p>
              </table:table-cell>
              <table:table-cell office:value-type="float" office:value="88.005">
                <text:p>88.0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3.604">
                <text:p>93.604</text:p>
              </table:table-cell>
              <table:table-cell office:value-type="float" office:value="93.046">
                <text:p>93.046</text:p>
              </table:table-cell>
              <table:table-cell office:value-type="float" office:value="87.988">
                <text:p>87.9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3.53">
                <text:p>93.53</text:p>
              </table:table-cell>
              <table:table-cell office:value-type="float" office:value="92.555">
                <text:p>92.555</text:p>
              </table:table-cell>
              <table:table-cell office:value-type="float" office:value="87.968">
                <text:p>87.9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3.355">
                <text:p>93.355</text:p>
              </table:table-cell>
              <table:table-cell office:value-type="float" office:value="92.902">
                <text:p>92.902</text:p>
              </table:table-cell>
              <table:table-cell office:value-type="float" office:value="87.954">
                <text:p>87.9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3.306">
                <text:p>93.306</text:p>
              </table:table-cell>
              <table:table-cell office:value-type="float" office:value="92.68">
                <text:p>92.68</text:p>
              </table:table-cell>
              <table:table-cell office:value-type="float" office:value="87.946">
                <text:p>87.9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.918">
                <text:p>92.918</text:p>
              </table:table-cell>
              <table:table-cell office:value-type="float" office:value="92.537">
                <text:p>92.537</text:p>
              </table:table-cell>
              <table:table-cell office:value-type="float" office:value="87.936">
                <text:p>87.9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3.045">
                <text:p>93.045</text:p>
              </table:table-cell>
              <table:table-cell office:value-type="float" office:value="92.474">
                <text:p>92.474</text:p>
              </table:table-cell>
              <table:table-cell office:value-type="float" office:value="86.657">
                <text:p>86.6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3.056">
                <text:p>93.056</text:p>
              </table:table-cell>
              <table:table-cell office:value-type="float" office:value="92.601">
                <text:p>92.601</text:p>
              </table:table-cell>
              <table:table-cell office:value-type="float" office:value="86.524">
                <text:p>86.5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.48">
                <text:p>93.48</text:p>
              </table:table-cell>
              <table:table-cell office:value-type="float" office:value="92.38">
                <text:p>92.38</text:p>
              </table:table-cell>
              <table:table-cell office:value-type="float" office:value="86.442">
                <text:p>86.4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.025">
                <text:p>93.025</text:p>
              </table:table-cell>
              <table:table-cell office:value-type="float" office:value="92.333">
                <text:p>92.333</text:p>
              </table:table-cell>
              <table:table-cell office:value-type="float" office:value="86.216">
                <text:p>86.2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.198">
                <text:p>93.198</text:p>
              </table:table-cell>
              <table:table-cell office:value-type="float" office:value="92.733">
                <text:p>92.733</text:p>
              </table:table-cell>
              <table:table-cell office:value-type="float" office:value="86.07">
                <text:p>86.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2.916">
                <text:p>92.916</text:p>
              </table:table-cell>
              <table:table-cell office:value-type="float" office:value="92.506">
                <text:p>92.506</text:p>
              </table:table-cell>
              <table:table-cell office:value-type="float" office:value="85.945">
                <text:p>85.9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2.675">
                <text:p>92.675</text:p>
              </table:table-cell>
              <table:table-cell office:value-type="float" office:value="92.692">
                <text:p>92.692</text:p>
              </table:table-cell>
              <table:table-cell office:value-type="float" office:value="85.801">
                <text:p>85.8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2.497">
                <text:p>92.497</text:p>
              </table:table-cell>
              <table:table-cell office:value-type="float" office:value="92.035">
                <text:p>92.035</text:p>
              </table:table-cell>
              <table:table-cell office:value-type="float" office:value="85.705">
                <text:p>85.7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2.998">
                <text:p>92.998</text:p>
              </table:table-cell>
              <table:table-cell office:value-type="float" office:value="92.565">
                <text:p>92.565</text:p>
              </table:table-cell>
              <table:table-cell office:value-type="float" office:value="85.628">
                <text:p>85.6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.919">
                <text:p>92.919</text:p>
              </table:table-cell>
              <table:table-cell office:value-type="float" office:value="92.477">
                <text:p>92.477</text:p>
              </table:table-cell>
              <table:table-cell office:value-type="float" office:value="85.537">
                <text:p>85.5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2.703">
                <text:p>92.703</text:p>
              </table:table-cell>
              <table:table-cell office:value-type="float" office:value="92.425">
                <text:p>92.425</text:p>
              </table:table-cell>
              <table:table-cell office:value-type="float" office:value="85.439">
                <text:p>85.4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3.119">
                <text:p>93.119</text:p>
              </table:table-cell>
              <table:table-cell office:value-type="float" office:value="92.547">
                <text:p>92.547</text:p>
              </table:table-cell>
              <table:table-cell office:value-type="float" office:value="85.356">
                <text:p>85.3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3.08">
                <text:p>93.08</text:p>
              </table:table-cell>
              <table:table-cell office:value-type="float" office:value="92.396">
                <text:p>92.396</text:p>
              </table:table-cell>
              <table:table-cell office:value-type="float" office:value="85.262">
                <text:p>85.2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.835">
                <text:p>92.835</text:p>
              </table:table-cell>
              <table:table-cell office:value-type="float" office:value="91.927">
                <text:p>91.927</text:p>
              </table:table-cell>
              <table:table-cell office:value-type="float" office:value="85.167">
                <text:p>85.1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3.019">
                <text:p>93.019</text:p>
              </table:table-cell>
              <table:table-cell office:value-type="float" office:value="92.196">
                <text:p>92.196</text:p>
              </table:table-cell>
              <table:table-cell office:value-type="float" office:value="85.084">
                <text:p>85.0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3.157">
                <text:p>93.157</text:p>
              </table:table-cell>
              <table:table-cell office:value-type="float" office:value="91.791">
                <text:p>91.791</text:p>
              </table:table-cell>
              <table:table-cell office:value-type="float" office:value="84.996">
                <text:p>84.9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2.63">
                <text:p>92.63</text:p>
              </table:table-cell>
              <table:table-cell office:value-type="float" office:value="92.181">
                <text:p>92.181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2.512">
                <text:p>92.512</text:p>
              </table:table-cell>
              <table:table-cell office:value-type="float" office:value="92.138">
                <text:p>92.138</text:p>
              </table:table-cell>
              <table:table-cell office:value-type="float" office:value="84.876">
                <text:p>84.8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2.414">
                <text:p>92.414</text:p>
              </table:table-cell>
              <table:table-cell office:value-type="float" office:value="91.967">
                <text:p>91.967</text:p>
              </table:table-cell>
              <table:table-cell office:value-type="float" office:value="84.796">
                <text:p>84.7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2.973">
                <text:p>92.973</text:p>
              </table:table-cell>
              <table:table-cell office:value-type="float" office:value="92.017">
                <text:p>92.017</text:p>
              </table:table-cell>
              <table:table-cell office:value-type="float" office:value="84.704">
                <text:p>84.7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.653">
                <text:p>92.653</text:p>
              </table:table-cell>
              <table:table-cell office:value-type="float" office:value="91.989">
                <text:p>91.989</text:p>
              </table:table-cell>
              <table:table-cell office:value-type="float" office:value="84.61">
                <text:p>84.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2.635">
                <text:p>92.635</text:p>
              </table:table-cell>
              <table:table-cell office:value-type="float" office:value="92.225">
                <text:p>92.225</text:p>
              </table:table-cell>
              <table:table-cell office:value-type="float" office:value="84.534">
                <text:p>84.5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2.747">
                <text:p>92.747</text:p>
              </table:table-cell>
              <table:table-cell office:value-type="float" office:value="91.896">
                <text:p>91.896</text:p>
              </table:table-cell>
              <table:table-cell office:value-type="float" office:value="84.481">
                <text:p>84.4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2.587">
                <text:p>92.587</text:p>
              </table:table-cell>
              <table:table-cell office:value-type="float" office:value="92.172">
                <text:p>92.172</text:p>
              </table:table-cell>
              <table:table-cell office:value-type="float" office:value="84.403">
                <text:p>84.4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.599">
                <text:p>92.599</text:p>
              </table:table-cell>
              <table:table-cell office:value-type="float" office:value="91.731">
                <text:p>91.731</text:p>
              </table:table-cell>
              <table:table-cell office:value-type="float" office:value="84.326">
                <text:p>84.3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2.853">
                <text:p>92.853</text:p>
              </table:table-cell>
              <table:table-cell office:value-type="float" office:value="91.849">
                <text:p>91.849</text:p>
              </table:table-cell>
              <table:table-cell office:value-type="float" office:value="84.238">
                <text:p>84.2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2.169">
                <text:p>92.169</text:p>
              </table:table-cell>
              <table:table-cell office:value-type="float" office:value="92.086">
                <text:p>92.086</text:p>
              </table:table-cell>
              <table:table-cell office:value-type="float" office:value="84.175">
                <text:p>84.1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.767">
                <text:p>92.767</text:p>
              </table:table-cell>
              <table:table-cell office:value-type="float" office:value="91.464">
                <text:p>91.464</text:p>
              </table:table-cell>
              <table:table-cell office:value-type="float" office:value="84.068">
                <text:p>84.0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2.447">
                <text:p>92.447</text:p>
              </table:table-cell>
              <table:table-cell office:value-type="float" office:value="91.123">
                <text:p>91.123</text:p>
              </table:table-cell>
              <table:table-cell office:value-type="float" office:value="83.999">
                <text:p>83.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2.634">
                <text:p>92.634</text:p>
              </table:table-cell>
              <table:table-cell office:value-type="float" office:value="91.368">
                <text:p>91.368</text:p>
              </table:table-cell>
              <table:table-cell office:value-type="float" office:value="83.925">
                <text:p>83.9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2.376">
                <text:p>92.376</text:p>
              </table:table-cell>
              <table:table-cell office:value-type="float" office:value="91.767">
                <text:p>91.767</text:p>
              </table:table-cell>
              <table:table-cell office:value-type="float" office:value="83.843">
                <text:p>83.8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2.366">
                <text:p>92.366</text:p>
              </table:table-cell>
              <table:table-cell office:value-type="float" office:value="91.489">
                <text:p>91.489</text:p>
              </table:table-cell>
              <table:table-cell office:value-type="float" office:value="83.747">
                <text:p>83.7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2.011">
                <text:p>92.011</text:p>
              </table:table-cell>
              <table:table-cell office:value-type="float" office:value="91.836">
                <text:p>91.836</text:p>
              </table:table-cell>
              <table:table-cell office:value-type="float" office:value="83.669">
                <text:p>83.6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2.553">
                <text:p>92.553</text:p>
              </table:table-cell>
              <table:table-cell office:value-type="float" office:value="91.698">
                <text:p>91.698</text:p>
              </table:table-cell>
              <table:table-cell office:value-type="float" office:value="83.595">
                <text:p>83.5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2.136">
                <text:p>92.136</text:p>
              </table:table-cell>
              <table:table-cell office:value-type="float" office:value="91.342">
                <text:p>91.342</text:p>
              </table:table-cell>
              <table:table-cell office:value-type="float" office:value="83.514">
                <text:p>83.5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2.302">
                <text:p>92.302</text:p>
              </table:table-cell>
              <table:table-cell office:value-type="float" office:value="91.352">
                <text:p>91.352</text:p>
              </table:table-cell>
              <table:table-cell office:value-type="float" office:value="83.433">
                <text:p>83.4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2.319">
                <text:p>92.319</text:p>
              </table:table-cell>
              <table:table-cell office:value-type="float" office:value="91.597">
                <text:p>91.597</text:p>
              </table:table-cell>
              <table:table-cell office:value-type="float" office:value="83.348">
                <text:p>83.3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2.516">
                <text:p>92.516</text:p>
              </table:table-cell>
              <table:table-cell office:value-type="float" office:value="91.019">
                <text:p>91.019</text:p>
              </table:table-cell>
              <table:table-cell office:value-type="float" office:value="83.254">
                <text:p>83.2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.413">
                <text:p>92.413</text:p>
              </table:table-cell>
              <table:table-cell office:value-type="float" office:value="91.4">
                <text:p>91.4</text:p>
              </table:table-cell>
              <table:table-cell office:value-type="float" office:value="83.174">
                <text:p>83.1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2.366">
                <text:p>92.366</text:p>
              </table:table-cell>
              <table:table-cell office:value-type="float" office:value="91.234">
                <text:p>91.234</text:p>
              </table:table-cell>
              <table:table-cell office:value-type="float" office:value="83.087">
                <text:p>83.0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2.218">
                <text:p>92.218</text:p>
              </table:table-cell>
              <table:table-cell office:value-type="float" office:value="91.258">
                <text:p>91.258</text:p>
              </table:table-cell>
              <table:table-cell office:value-type="float" office:value="83.002">
                <text:p>83.0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1.961">
                <text:p>91.961</text:p>
              </table:table-cell>
              <table:table-cell office:value-type="float" office:value="90.955">
                <text:p>90.955</text:p>
              </table:table-cell>
              <table:table-cell office:value-type="float" office:value="82.891">
                <text:p>82.8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011">
                <text:p>92.011</text:p>
              </table:table-cell>
              <table:table-cell office:value-type="float" office:value="91.253">
                <text:p>91.253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2.29">
                <text:p>92.29</text:p>
              </table:table-cell>
              <table:table-cell office:value-type="float" office:value="91.163">
                <text:p>91.163</text:p>
              </table:table-cell>
              <table:table-cell office:value-type="float" office:value="82.692">
                <text:p>82.6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1.974">
                <text:p>91.974</text:p>
              </table:table-cell>
              <table:table-cell office:value-type="float" office:value="91.256">
                <text:p>91.256</text:p>
              </table:table-cell>
              <table:table-cell office:value-type="float" office:value="82.551">
                <text:p>82.5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1.937">
                <text:p>91.937</text:p>
              </table:table-cell>
              <table:table-cell office:value-type="float" office:value="91.131">
                <text:p>91.131</text:p>
              </table:table-cell>
              <table:table-cell office:value-type="float" office:value="82.458">
                <text:p>82.4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2.317">
                <text:p>92.317</text:p>
              </table:table-cell>
              <table:table-cell office:value-type="float" office:value="91.627">
                <text:p>91.627</text:p>
              </table:table-cell>
              <table:table-cell office:value-type="float" office:value="82.361">
                <text:p>82.3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2.076">
                <text:p>92.076</text:p>
              </table:table-cell>
              <table:table-cell office:value-type="float" office:value="91.15">
                <text:p>91.15</text:p>
              </table:table-cell>
              <table:table-cell office:value-type="float" office:value="82.154">
                <text:p>82.1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1.852">
                <text:p>91.852</text:p>
              </table:table-cell>
              <table:table-cell office:value-type="float" office:value="91.156">
                <text:p>91.156</text:p>
              </table:table-cell>
              <table:table-cell office:value-type="float" office:value="82.062">
                <text:p>82.0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2.029">
                <text:p>92.029</text:p>
              </table:table-cell>
              <table:table-cell office:value-type="float" office:value="90.975">
                <text:p>90.975</text:p>
              </table:table-cell>
              <table:table-cell office:value-type="float" office:value="81.942">
                <text:p>81.9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2.16">
                <text:p>92.16</text:p>
              </table:table-cell>
              <table:table-cell office:value-type="float" office:value="91.047">
                <text:p>91.047</text:p>
              </table:table-cell>
              <table:table-cell office:value-type="float" office:value="81.813">
                <text:p>81.8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2.392">
                <text:p>92.392</text:p>
              </table:table-cell>
              <table:table-cell office:value-type="float" office:value="90.935">
                <text:p>90.935</text:p>
              </table:table-cell>
              <table:table-cell office:value-type="float" office:value="81.677">
                <text:p>81.6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2.252">
                <text:p>92.252</text:p>
              </table:table-cell>
              <table:table-cell office:value-type="float" office:value="90.708">
                <text:p>90.708</text:p>
              </table:table-cell>
              <table:table-cell office:value-type="float" office:value="81.604">
                <text:p>81.6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1.678">
                <text:p>91.678</text:p>
              </table:table-cell>
              <table:table-cell office:value-type="float" office:value="91.279">
                <text:p>91.279</text:p>
              </table:table-cell>
              <table:table-cell office:value-type="float" office:value="81.463">
                <text:p>81.4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1.092">
                <text:p>91.092</text:p>
              </table:table-cell>
              <table:table-cell office:value-type="float" office:value="90.908">
                <text:p>90.908</text:p>
              </table:table-cell>
              <table:table-cell office:value-type="float" office:value="81.341">
                <text:p>81.3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.489">
                <text:p>91.489</text:p>
              </table:table-cell>
              <table:table-cell office:value-type="float" office:value="91.113">
                <text:p>91.113</text:p>
              </table:table-cell>
              <table:table-cell office:value-type="float" office:value="81.207">
                <text:p>81.2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2.204">
                <text:p>92.204</text:p>
              </table:table-cell>
              <table:table-cell office:value-type="float" office:value="91.153">
                <text:p>91.153</text:p>
              </table:table-cell>
              <table:table-cell office:value-type="float" office:value="81.071">
                <text:p>81.0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1.765">
                <text:p>91.765</text:p>
              </table:table-cell>
              <table:table-cell office:value-type="float" office:value="91.334">
                <text:p>91.334</text:p>
              </table:table-cell>
              <table:table-cell office:value-type="float" office:value="80.952">
                <text:p>80.9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1.478">
                <text:p>91.478</text:p>
              </table:table-cell>
              <table:table-cell office:value-type="float" office:value="90.862">
                <text:p>90.862</text:p>
              </table:table-cell>
              <table:table-cell office:value-type="float" office:value="80.815">
                <text:p>80.8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.835">
                <text:p>91.835</text:p>
              </table:table-cell>
              <table:table-cell office:value-type="float" office:value="90.884">
                <text:p>90.884</text:p>
              </table:table-cell>
              <table:table-cell office:value-type="float" office:value="80.672">
                <text:p>80.6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.997">
                <text:p>91.997</text:p>
              </table:table-cell>
              <table:table-cell office:value-type="float" office:value="89.913">
                <text:p>89.913</text:p>
              </table:table-cell>
              <table:table-cell office:value-type="float" office:value="80.557">
                <text:p>80.5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1.573">
                <text:p>91.573</text:p>
              </table:table-cell>
              <table:table-cell office:value-type="float" office:value="90.873">
                <text:p>90.873</text:p>
              </table:table-cell>
              <table:table-cell office:value-type="float" office:value="80.417">
                <text:p>80.4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.655">
                <text:p>91.655</text:p>
              </table:table-cell>
              <table:table-cell office:value-type="float" office:value="90.511">
                <text:p>90.511</text:p>
              </table:table-cell>
              <table:table-cell office:value-type="float" office:value="80.345">
                <text:p>80.3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1.479">
                <text:p>91.479</text:p>
              </table:table-cell>
              <table:table-cell office:value-type="float" office:value="90.335">
                <text:p>90.335</text:p>
              </table:table-cell>
              <table:table-cell office:value-type="float" office:value="80.228">
                <text:p>80.2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.765">
                <text:p>91.765</text:p>
              </table:table-cell>
              <table:table-cell office:value-type="float" office:value="90.825">
                <text:p>90.825</text:p>
              </table:table-cell>
              <table:table-cell office:value-type="float" office:value="80.124">
                <text:p>80.1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.319">
                <text:p>91.319</text:p>
              </table:table-cell>
              <table:table-cell office:value-type="float" office:value="90.425">
                <text:p>90.425</text:p>
              </table:table-cell>
              <table:table-cell office:value-type="float" office:value="79.984">
                <text:p>79.9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.58">
                <text:p>91.58</text:p>
              </table:table-cell>
              <table:table-cell office:value-type="float" office:value="90.72">
                <text:p>90.72</text:p>
              </table:table-cell>
              <table:table-cell office:value-type="float" office:value="79.92">
                <text:p>79.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1.961">
                <text:p>91.961</text:p>
              </table:table-cell>
              <table:table-cell office:value-type="float" office:value="90.648">
                <text:p>90.648</text:p>
              </table:table-cell>
              <table:table-cell office:value-type="float" office:value="79.842">
                <text:p>79.8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1.867">
                <text:p>91.867</text:p>
              </table:table-cell>
              <table:table-cell office:value-type="float" office:value="89.172">
                <text:p>89.172</text:p>
              </table:table-cell>
              <table:table-cell office:value-type="float" office:value="79.775">
                <text:p>79.7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1.041">
                <text:p>91.041</text:p>
              </table:table-cell>
              <table:table-cell office:value-type="float" office:value="91.05">
                <text:p>91.05</text:p>
              </table:table-cell>
              <table:table-cell office:value-type="float" office:value="79.734">
                <text:p>79.7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.957">
                <text:p>91.957</text:p>
              </table:table-cell>
              <table:table-cell office:value-type="float" office:value="89.5">
                <text:p>89.5</text:p>
              </table:table-cell>
              <table:table-cell office:value-type="float" office:value="79.656">
                <text:p>79.6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1.425">
                <text:p>91.425</text:p>
              </table:table-cell>
              <table:table-cell office:value-type="float" office:value="90.721">
                <text:p>90.721</text:p>
              </table:table-cell>
              <table:table-cell office:value-type="float" office:value="79.576">
                <text:p>79.5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2.085">
                <text:p>92.085</text:p>
              </table:table-cell>
              <table:table-cell office:value-type="float" office:value="90.214">
                <text:p>90.214</text:p>
              </table:table-cell>
              <table:table-cell office:value-type="float" office:value="79.51">
                <text:p>79.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.428">
                <text:p>91.428</text:p>
              </table:table-cell>
              <table:table-cell office:value-type="float" office:value="90.903">
                <text:p>90.903</text:p>
              </table:table-cell>
              <table:table-cell office:value-type="float" office:value="79.458">
                <text:p>79.4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194">
                <text:p>91.194</text:p>
              </table:table-cell>
              <table:table-cell office:value-type="float" office:value="90.649">
                <text:p>90.649</text:p>
              </table:table-cell>
              <table:table-cell office:value-type="float" office:value="79.394">
                <text:p>79.3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768">
                <text:p>91.768</text:p>
              </table:table-cell>
              <table:table-cell office:value-type="float" office:value="90.302">
                <text:p>90.302</text:p>
              </table:table-cell>
              <table:table-cell office:value-type="float" office:value="79.307">
                <text:p>79.3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677">
                <text:p>91.677</text:p>
              </table:table-cell>
              <table:table-cell office:value-type="float" office:value="89.871">
                <text:p>89.871</text:p>
              </table:table-cell>
              <table:table-cell office:value-type="float" office:value="79.237">
                <text:p>79.2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.703">
                <text:p>91.703</text:p>
              </table:table-cell>
              <table:table-cell office:value-type="float" office:value="90.401">
                <text:p>90.401</text:p>
              </table:table-cell>
              <table:table-cell office:value-type="float" office:value="79.208">
                <text:p>79.2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.562">
                <text:p>91.562</text:p>
              </table:table-cell>
              <table:table-cell office:value-type="float" office:value="90.467">
                <text:p>90.467</text:p>
              </table:table-cell>
              <table:table-cell office:value-type="float" office:value="79.165">
                <text:p>79.1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1.907">
                <text:p>91.907</text:p>
              </table:table-cell>
              <table:table-cell office:value-type="float" office:value="90.657">
                <text:p>90.657</text:p>
              </table:table-cell>
              <table:table-cell office:value-type="float" office:value="79.098">
                <text:p>79.0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.181">
                <text:p>91.181</text:p>
              </table:table-cell>
              <table:table-cell office:value-type="float" office:value="89.366">
                <text:p>89.366</text:p>
              </table:table-cell>
              <table:table-cell office:value-type="float" office:value="79.038">
                <text:p>79.0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.189">
                <text:p>91.189</text:p>
              </table:table-cell>
              <table:table-cell office:value-type="float" office:value="89.479">
                <text:p>89.479</text:p>
              </table:table-cell>
              <table:table-cell office:value-type="float" office:value="78.982">
                <text:p>78.9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.861">
                <text:p>91.861</text:p>
              </table:table-cell>
              <table:table-cell office:value-type="float" office:value="87.867">
                <text:p>87.867</text:p>
              </table:table-cell>
              <table:table-cell office:value-type="float" office:value="78.948">
                <text:p>78.9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.756">
                <text:p>90.756</text:p>
              </table:table-cell>
              <table:table-cell office:value-type="float" office:value="89.528">
                <text:p>89.528</text:p>
              </table:table-cell>
              <table:table-cell office:value-type="float" office:value="78.891">
                <text:p>78.8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1.208">
                <text:p>91.208</text:p>
              </table:table-cell>
              <table:table-cell office:value-type="float" office:value="89.975">
                <text:p>89.975</text:p>
              </table:table-cell>
              <table:table-cell office:value-type="float" office:value="78.887">
                <text:p>78.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0.202">
                <text:p>90.202</text:p>
              </table:table-cell>
              <table:table-cell office:value-type="float" office:value="89.316">
                <text:p>89.316</text:p>
              </table:table-cell>
              <table:table-cell office:value-type="float" office:value="78.836">
                <text:p>78.8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1.846">
                <text:p>91.846</text:p>
              </table:table-cell>
              <table:table-cell office:value-type="float" office:value="89.772">
                <text:p>89.772</text:p>
              </table:table-cell>
              <table:table-cell office:value-type="float" office:value="78.78">
                <text:p>78.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9.818">
                <text:p>89.818</text:p>
              </table:table-cell>
              <table:table-cell office:value-type="float" office:value="88.845">
                <text:p>88.845</text:p>
              </table:table-cell>
              <table:table-cell office:value-type="float" office:value="78.731">
                <text:p>78.7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1.617">
                <text:p>91.617</text:p>
              </table:table-cell>
              <table:table-cell office:value-type="float" office:value="89.399">
                <text:p>89.399</text:p>
              </table:table-cell>
              <table:table-cell office:value-type="float" office:value="78.683">
                <text:p>78.6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.995">
                <text:p>90.995</text:p>
              </table:table-cell>
              <table:table-cell office:value-type="float" office:value="88.462">
                <text:p>88.462</text:p>
              </table:table-cell>
              <table:table-cell office:value-type="float" office:value="78.664">
                <text:p>78.6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8.099">
                <text:p>88.099</text:p>
              </table:table-cell>
              <table:table-cell office:value-type="float" office:value="89.974">
                <text:p>89.974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1.291">
                <text:p>91.291</text:p>
              </table:table-cell>
              <table:table-cell office:value-type="float" office:value="89.92">
                <text:p>89.92</text:p>
              </table:table-cell>
              <table:table-cell office:value-type="float" office:value="78.579">
                <text:p>78.5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1.402">
                <text:p>91.402</text:p>
              </table:table-cell>
              <table:table-cell office:value-type="float" office:value="88.654">
                <text:p>88.654</text:p>
              </table:table-cell>
              <table:table-cell office:value-type="float" office:value="78.559">
                <text:p>78.5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.717">
                <text:p>90.717</text:p>
              </table:table-cell>
              <table:table-cell office:value-type="float" office:value="88.677">
                <text:p>88.677</text:p>
              </table:table-cell>
              <table:table-cell office:value-type="float" office:value="78.519">
                <text:p>78.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732">
                <text:p>90.732</text:p>
              </table:table-cell>
              <table:table-cell office:value-type="float" office:value="89.274">
                <text:p>89.274</text:p>
              </table:table-cell>
              <table:table-cell office:value-type="float" office:value="78.506">
                <text:p>78.5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0.614">
                <text:p>90.614</text:p>
              </table:table-cell>
              <table:table-cell office:value-type="float" office:value="88.989">
                <text:p>88.989</text:p>
              </table:table-cell>
              <table:table-cell office:value-type="float" office:value="78.468">
                <text:p>78.4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.407">
                <text:p>91.407</text:p>
              </table:table-cell>
              <table:table-cell office:value-type="float" office:value="89.483">
                <text:p>89.483</text:p>
              </table:table-cell>
              <table:table-cell office:value-type="float" office:value="78.431">
                <text:p>78.4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9.333">
                <text:p>89.333</text:p>
              </table:table-cell>
              <table:table-cell office:value-type="float" office:value="86.506">
                <text:p>86.506</text:p>
              </table:table-cell>
              <table:table-cell office:value-type="float" office:value="78.391">
                <text:p>78.3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9.918">
                <text:p>89.918</text:p>
              </table:table-cell>
              <table:table-cell office:value-type="float" office:value="88.865">
                <text:p>88.865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1.1">
                <text:p>91.1</text:p>
              </table:table-cell>
              <table:table-cell office:value-type="float" office:value="89.567">
                <text:p>89.567</text:p>
              </table:table-cell>
              <table:table-cell office:value-type="float" office:value="78.347">
                <text:p>78.3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9.222">
                <text:p>89.222</text:p>
              </table:table-cell>
              <table:table-cell office:value-type="float" office:value="89.032">
                <text:p>89.032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0.703">
                <text:p>90.703</text:p>
              </table:table-cell>
              <table:table-cell office:value-type="float" office:value="87.043">
                <text:p>87.043</text:p>
              </table:table-cell>
              <table:table-cell office:value-type="float" office:value="78.276">
                <text:p>78.2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.203">
                <text:p>89.203</text:p>
              </table:table-cell>
              <table:table-cell office:value-type="float" office:value="88.461">
                <text:p>88.461</text:p>
              </table:table-cell>
              <table:table-cell office:value-type="float" office:value="78.241">
                <text:p>78.2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0.289">
                <text:p>90.289</text:p>
              </table:table-cell>
              <table:table-cell office:value-type="float" office:value="88.062">
                <text:p>88.062</text:p>
              </table:table-cell>
              <table:table-cell office:value-type="float" office:value="78.233">
                <text:p>78.2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.005">
                <text:p>88.005</text:p>
              </table:table-cell>
              <table:table-cell office:value-type="float" office:value="87.127">
                <text:p>87.127</text:p>
              </table:table-cell>
              <table:table-cell office:value-type="float" office:value="78.197">
                <text:p>78.1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.719">
                <text:p>88.719</text:p>
              </table:table-cell>
              <table:table-cell office:value-type="float" office:value="88.597">
                <text:p>88.597</text:p>
              </table:table-cell>
              <table:table-cell office:value-type="float" office:value="78.163">
                <text:p>78.1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8.384">
                <text:p>88.384</text:p>
              </table:table-cell>
              <table:table-cell office:value-type="float" office:value="87.849">
                <text:p>87.849</text:p>
              </table:table-cell>
              <table:table-cell office:value-type="float" office:value="78.152">
                <text:p>78.1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.118">
                <text:p>89.118</text:p>
              </table:table-cell>
              <table:table-cell office:value-type="float" office:value="88.92">
                <text:p>88.92</text:p>
              </table:table-cell>
              <table:table-cell office:value-type="float" office:value="78.114">
                <text:p>78.1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.747">
                <text:p>86.747</text:p>
              </table:table-cell>
              <table:table-cell office:value-type="float" office:value="85.241">
                <text:p>85.241</text:p>
              </table:table-cell>
              <table:table-cell office:value-type="float" office:value="78.076">
                <text:p>78.0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9.647">
                <text:p>89.647</text:p>
              </table:table-cell>
              <table:table-cell office:value-type="float" office:value="87.9">
                <text:p>87.9</text:p>
              </table:table-cell>
              <table:table-cell office:value-type="float" office:value="78.05">
                <text:p>78.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.218">
                <text:p>85.218</text:p>
              </table:table-cell>
              <table:table-cell office:value-type="float" office:value="88.279">
                <text:p>88.279</text:p>
              </table:table-cell>
              <table:table-cell office:value-type="float" office:value="78.009">
                <text:p>78.0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.736">
                <text:p>90.736</text:p>
              </table:table-cell>
              <table:table-cell office:value-type="float" office:value="86.181">
                <text:p>86.181</text:p>
              </table:table-cell>
              <table:table-cell office:value-type="float" office:value="77.97">
                <text:p>77.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.175">
                <text:p>90.175</text:p>
              </table:table-cell>
              <table:table-cell office:value-type="float" office:value="87.312">
                <text:p>87.312</text:p>
              </table:table-cell>
              <table:table-cell office:value-type="float" office:value="83.052">
                <text:p>83.0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8.778">
                <text:p>88.778</text:p>
              </table:table-cell>
              <table:table-cell office:value-type="float" office:value="86.991">
                <text:p>86.991</text:p>
              </table:table-cell>
              <table:table-cell office:value-type="float" office:value="83.019">
                <text:p>83.0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9.531">
                <text:p>89.531</text:p>
              </table:table-cell>
              <table:table-cell office:value-type="float" office:value="86.44">
                <text:p>86.44</text:p>
              </table:table-cell>
              <table:table-cell office:value-type="float" office:value="82.969">
                <text:p>82.9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9.256">
                <text:p>89.256</text:p>
              </table:table-cell>
              <table:table-cell office:value-type="float" office:value="87.298">
                <text:p>87.298</text:p>
              </table:table-cell>
              <table:table-cell office:value-type="float" office:value="82.926">
                <text:p>82.9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9.127">
                <text:p>89.127</text:p>
              </table:table-cell>
              <table:table-cell office:value-type="float" office:value="88.044">
                <text:p>88.044</text:p>
              </table:table-cell>
              <table:table-cell office:value-type="float" office:value="82.893">
                <text:p>82.8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.689">
                <text:p>88.689</text:p>
              </table:table-cell>
              <table:table-cell office:value-type="float" office:value="85.04">
                <text:p>85.04</text:p>
              </table:table-cell>
              <table:table-cell office:value-type="float" office:value="82.871">
                <text:p>82.8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.073">
                <text:p>90.073</text:p>
              </table:table-cell>
              <table:table-cell office:value-type="float" office:value="86.594">
                <text:p>86.594</text:p>
              </table:table-cell>
              <table:table-cell office:value-type="float" office:value="82.801">
                <text:p>82.8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.6">
                <text:p>90.6</text:p>
              </table:table-cell>
              <table:table-cell office:value-type="float" office:value="85.776">
                <text:p>85.776</text:p>
              </table:table-cell>
              <table:table-cell office:value-type="float" office:value="82.772">
                <text:p>82.7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5.813">
                <text:p>85.813</text:p>
              </table:table-cell>
              <table:table-cell office:value-type="float" office:value="86.754">
                <text:p>86.754</text:p>
              </table:table-cell>
              <table:table-cell office:value-type="float" office:value="82.749">
                <text:p>82.7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7.989">
                <text:p>87.989</text:p>
              </table:table-cell>
              <table:table-cell office:value-type="float" office:value="88.581">
                <text:p>88.581</text:p>
              </table:table-cell>
              <table:table-cell office:value-type="float" office:value="82.696">
                <text:p>82.6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6.782">
                <text:p>86.782</text:p>
              </table:table-cell>
              <table:table-cell office:value-type="float" office:value="86.62">
                <text:p>86.62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279">
                <text:p>89.279</text:p>
              </table:table-cell>
              <table:table-cell office:value-type="float" office:value="87.035">
                <text:p>87.035</text:p>
              </table:table-cell>
              <table:table-cell office:value-type="float" office:value="82.649">
                <text:p>82.6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8.557">
                <text:p>88.557</text:p>
              </table:table-cell>
              <table:table-cell office:value-type="float" office:value="86.701">
                <text:p>86.701</text:p>
              </table:table-cell>
              <table:table-cell office:value-type="float" office:value="82.622">
                <text:p>82.6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.432">
                <text:p>90.432</text:p>
              </table:table-cell>
              <table:table-cell office:value-type="float" office:value="86.753">
                <text:p>86.753</text:p>
              </table:table-cell>
              <table:table-cell office:value-type="float" office:value="82.575">
                <text:p>82.5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8.222">
                <text:p>88.222</text:p>
              </table:table-cell>
              <table:table-cell office:value-type="float" office:value="85.476">
                <text:p>85.476</text:p>
              </table:table-cell>
              <table:table-cell office:value-type="float" office:value="82.559">
                <text:p>82.5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.211">
                <text:p>84.211</text:p>
              </table:table-cell>
              <table:table-cell office:value-type="float" office:value="88.256">
                <text:p>88.256</text:p>
              </table:table-cell>
              <table:table-cell office:value-type="float" office:value="82.539">
                <text:p>82.5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.387">
                <text:p>90.387</text:p>
              </table:table-cell>
              <table:table-cell office:value-type="float" office:value="82.997">
                <text:p>82.997</text:p>
              </table:table-cell>
              <table:table-cell office:value-type="float" office:value="82.523">
                <text:p>82.5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.921">
                <text:p>90.921</text:p>
              </table:table-cell>
              <table:table-cell office:value-type="float" office:value="85.761">
                <text:p>85.761</text:p>
              </table:table-cell>
              <table:table-cell office:value-type="float" office:value="82.508">
                <text:p>82.5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6.91">
                <text:p>86.91</text:p>
              </table:table-cell>
              <table:table-cell office:value-type="float" office:value="86.032">
                <text:p>86.032</text:p>
              </table:table-cell>
              <table:table-cell office:value-type="float" office:value="82.493">
                <text:p>82.4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.046">
                <text:p>83.046</text:p>
              </table:table-cell>
              <table:table-cell office:value-type="float" office:value="84.52">
                <text:p>84.52</text:p>
              </table:table-cell>
              <table:table-cell office:value-type="float" office:value="82.479">
                <text:p>82.4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7.266">
                <text:p>87.266</text:p>
              </table:table-cell>
              <table:table-cell office:value-type="float" office:value="85.471">
                <text:p>85.471</text:p>
              </table:table-cell>
              <table:table-cell office:value-type="float" office:value="82.468">
                <text:p>82.4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7.339">
                <text:p>87.339</text:p>
              </table:table-cell>
              <table:table-cell office:value-type="float" office:value="87.15">
                <text:p>87.15</text:p>
              </table:table-cell>
              <table:table-cell office:value-type="float" office:value="82.455">
                <text:p>82.4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5.256">
                <text:p>85.256</text:p>
              </table:table-cell>
              <table:table-cell office:value-type="float" office:value="83.277">
                <text:p>83.277</text:p>
              </table:table-cell>
              <table:table-cell office:value-type="float" office:value="82.441">
                <text:p>82.4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.038">
                <text:p>87.038</text:p>
              </table:table-cell>
              <table:table-cell office:value-type="float" office:value="87.485">
                <text:p>87.485</text:p>
              </table:table-cell>
              <table:table-cell office:value-type="float" office:value="82.403">
                <text:p>82.4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.614">
                <text:p>81.614</text:p>
              </table:table-cell>
              <table:table-cell office:value-type="float" office:value="84.239">
                <text:p>84.239</text:p>
              </table:table-cell>
              <table:table-cell office:value-type="float" office:value="82.392">
                <text:p>82.3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8.073">
                <text:p>88.073</text:p>
              </table:table-cell>
              <table:table-cell office:value-type="float" office:value="83.42">
                <text:p>83.42</text:p>
              </table:table-cell>
              <table:table-cell office:value-type="float" office:value="82.38">
                <text:p>82.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.489">
                <text:p>87.489</text:p>
              </table:table-cell>
              <table:table-cell office:value-type="float" office:value="86.112">
                <text:p>86.112</text:p>
              </table:table-cell>
              <table:table-cell office:value-type="float" office:value="82.369">
                <text:p>82.3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8.815">
                <text:p>88.815</text:p>
              </table:table-cell>
              <table:table-cell office:value-type="float" office:value="87.211">
                <text:p>87.211</text:p>
              </table:table-cell>
              <table:table-cell office:value-type="float" office:value="82.357">
                <text:p>82.3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.734">
                <text:p>86.734</text:p>
              </table:table-cell>
              <table:table-cell office:value-type="float" office:value="83.501">
                <text:p>83.501</text:p>
              </table:table-cell>
              <table:table-cell office:value-type="float" office:value="82.345">
                <text:p>82.3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41">
                <text:p>89.741</text:p>
              </table:table-cell>
              <table:table-cell office:value-type="float" office:value="85.285">
                <text:p>85.285</text:p>
              </table:table-cell>
              <table:table-cell office:value-type="float" office:value="82.317">
                <text:p>82.3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2.394">
                <text:p>82.394</text:p>
              </table:table-cell>
              <table:table-cell office:value-type="float" office:value="85.515">
                <text:p>85.515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.088">
                <text:p>84.088</text:p>
              </table:table-cell>
              <table:table-cell office:value-type="float" office:value="85.827">
                <text:p>85.827</text:p>
              </table:table-cell>
              <table:table-cell office:value-type="float" office:value="82.296">
                <text:p>82.2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984">
                <text:p>86.984</text:p>
              </table:table-cell>
              <table:table-cell office:value-type="float" office:value="82.887">
                <text:p>82.887</text:p>
              </table:table-cell>
              <table:table-cell office:value-type="float" office:value="82.29">
                <text:p>82.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3.493">
                <text:p>83.493</text:p>
              </table:table-cell>
              <table:table-cell office:value-type="float" office:value="84.238">
                <text:p>84.238</text:p>
              </table:table-cell>
              <table:table-cell office:value-type="float" office:value="82.281">
                <text:p>82.2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418">
                <text:p>88.418</text:p>
              </table:table-cell>
              <table:table-cell office:value-type="float" office:value="84.404">
                <text:p>84.404</text:p>
              </table:table-cell>
              <table:table-cell office:value-type="float" office:value="82.274">
                <text:p>82.2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.108">
                <text:p>83.108</text:p>
              </table:table-cell>
              <table:table-cell office:value-type="float" office:value="83.758">
                <text:p>83.758</text:p>
              </table:table-cell>
              <table:table-cell office:value-type="float" office:value="82.269">
                <text:p>82.2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732">
                <text:p>88.732</text:p>
              </table:table-cell>
              <table:table-cell office:value-type="float" office:value="82.569">
                <text:p>82.569</text:p>
              </table:table-cell>
              <table:table-cell office:value-type="float" office:value="82.261">
                <text:p>82.2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2.65">
                <text:p>82.65</text:p>
              </table:table-cell>
              <table:table-cell office:value-type="float" office:value="85.496">
                <text:p>85.496</text:p>
              </table:table-cell>
              <table:table-cell office:value-type="float" office:value="82.255">
                <text:p>82.2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.959">
                <text:p>85.959</text:p>
              </table:table-cell>
              <table:table-cell office:value-type="float" office:value="85.334">
                <text:p>85.334</text:p>
              </table:table-cell>
              <table:table-cell office:value-type="float" office:value="82.224">
                <text:p>82.2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5.254">
                <text:p>85.254</text:p>
              </table:table-cell>
              <table:table-cell office:value-type="float" office:value="83.7">
                <text:p>83.7</text:p>
              </table:table-cell>
              <table:table-cell office:value-type="float" office:value="82.214">
                <text:p>82.2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651">
                <text:p>88.651</text:p>
              </table:table-cell>
              <table:table-cell office:value-type="float" office:value="79.398">
                <text:p>79.398</text:p>
              </table:table-cell>
              <table:table-cell office:value-type="float" office:value="82.206">
                <text:p>82.2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.327">
                <text:p>81.327</text:p>
              </table:table-cell>
              <table:table-cell office:value-type="float" office:value="80.932">
                <text:p>80.932</text:p>
              </table:table-cell>
              <table:table-cell office:value-type="float" office:value="82.201">
                <text:p>82.2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537">
                <text:p>87.537</text:p>
              </table:table-cell>
              <table:table-cell office:value-type="float" office:value="81.721">
                <text:p>81.721</text:p>
              </table:table-cell>
              <table:table-cell office:value-type="float" office:value="82.192">
                <text:p>82.1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4.017">
                <text:p>84.017</text:p>
              </table:table-cell>
              <table:table-cell office:value-type="float" office:value="81.282">
                <text:p>81.282</text:p>
              </table:table-cell>
              <table:table-cell office:value-type="float" office:value="82.184">
                <text:p>82.1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8.97">
                <text:p>88.97</text:p>
              </table:table-cell>
              <table:table-cell office:value-type="float" office:value="81.228">
                <text:p>81.228</text:p>
              </table:table-cell>
              <table:table-cell office:value-type="float" office:value="82.179">
                <text:p>82.1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4.509">
                <text:p>84.509</text:p>
              </table:table-cell>
              <table:table-cell office:value-type="float" office:value="79.968">
                <text:p>79.968</text:p>
              </table:table-cell>
              <table:table-cell office:value-type="float" office:value="82.168">
                <text:p>82.1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1.638">
                <text:p>81.638</text:p>
              </table:table-cell>
              <table:table-cell office:value-type="float" office:value="80.54">
                <text:p>80.54</text:p>
              </table:table-cell>
              <table:table-cell office:value-type="float" office:value="82.16">
                <text:p>82.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3.501">
                <text:p>83.501</text:p>
              </table:table-cell>
              <table:table-cell office:value-type="float" office:value="79.581">
                <text:p>79.581</text:p>
              </table:table-cell>
              <table:table-cell office:value-type="float" office:value="82.154">
                <text:p>82.1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7.272">
                <text:p>87.272</text:p>
              </table:table-cell>
              <table:table-cell office:value-type="float" office:value="78.801">
                <text:p>78.801</text:p>
              </table:table-cell>
              <table:table-cell office:value-type="float" office:value="82.143">
                <text:p>82.1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1.445">
                <text:p>81.445</text:p>
              </table:table-cell>
              <table:table-cell office:value-type="float" office:value="78.797">
                <text:p>78.797</text:p>
              </table:table-cell>
              <table:table-cell office:value-type="float" office:value="82.135">
                <text:p>82.1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.763">
                <text:p>84.763</text:p>
              </table:table-cell>
              <table:table-cell office:value-type="float" office:value="79.169">
                <text:p>79.169</text:p>
              </table:table-cell>
              <table:table-cell office:value-type="float" office:value="82.13">
                <text:p>82.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8.525">
                <text:p>88.525</text:p>
              </table:table-cell>
              <table:table-cell office:value-type="float" office:value="80.198">
                <text:p>80.198</text:p>
              </table:table-cell>
              <table:table-cell office:value-type="float" office:value="82.062">
                <text:p>82.0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4.297">
                <text:p>84.297</text:p>
              </table:table-cell>
              <table:table-cell office:value-type="float" office:value="78.718">
                <text:p>78.718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1.978">
                <text:p>81.978</text:p>
              </table:table-cell>
              <table:table-cell office:value-type="float" office:value="81.591">
                <text:p>81.591</text:p>
              </table:table-cell>
              <table:table-cell office:value-type="float" office:value="82.043">
                <text:p>82.0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7.721">
                <text:p>87.721</text:p>
              </table:table-cell>
              <table:table-cell office:value-type="float" office:value="79.753">
                <text:p>79.753</text:p>
              </table:table-cell>
              <table:table-cell office:value-type="float" office:value="82.027">
                <text:p>82.0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8.242">
                <text:p>88.242</text:p>
              </table:table-cell>
              <table:table-cell office:value-type="float" office:value="80.535">
                <text:p>80.535</text:p>
              </table:table-cell>
              <table:table-cell office:value-type="float" office:value="82.013">
                <text:p>82.0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8.027">
                <text:p>88.027</text:p>
              </table:table-cell>
              <table:table-cell office:value-type="float" office:value="81.433">
                <text:p>81.433</text:p>
              </table:table-cell>
              <table:table-cell office:value-type="float" office:value="81.985">
                <text:p>81.9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7.655">
                <text:p>87.655</text:p>
              </table:table-cell>
              <table:table-cell office:value-type="float" office:value="81.338">
                <text:p>81.338</text:p>
              </table:table-cell>
              <table:table-cell office:value-type="float" office:value="81.965">
                <text:p>81.9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.93">
                <text:p>81.93</text:p>
              </table:table-cell>
              <table:table-cell office:value-type="float" office:value="78.711">
                <text:p>78.711</text:p>
              </table:table-cell>
              <table:table-cell office:value-type="float" office:value="81.924">
                <text:p>81.9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.12">
                <text:p>83.12</text:p>
              </table:table-cell>
              <table:table-cell office:value-type="float" office:value="80.453">
                <text:p>80.453</text:p>
              </table:table-cell>
              <table:table-cell office:value-type="float" office:value="81.915">
                <text:p>81.9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9.214">
                <text:p>79.214</text:p>
              </table:table-cell>
              <table:table-cell office:value-type="float" office:value="79.242">
                <text:p>79.242</text:p>
              </table:table-cell>
              <table:table-cell office:value-type="float" office:value="81.859">
                <text:p>81.8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7.462">
                <text:p>87.462</text:p>
              </table:table-cell>
              <table:table-cell office:value-type="float" office:value="81.114">
                <text:p>81.114</text:p>
              </table:table-cell>
              <table:table-cell office:value-type="float" office:value="81.839">
                <text:p>81.8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8.62">
                <text:p>88.62</text:p>
              </table:table-cell>
              <table:table-cell office:value-type="float" office:value="80">
                <text:p>80</text:p>
              </table:table-cell>
              <table:table-cell office:value-type="float" office:value="81.828">
                <text:p>81.8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7.591">
                <text:p>87.591</text:p>
              </table:table-cell>
              <table:table-cell office:value-type="float" office:value="79.763">
                <text:p>79.763</text:p>
              </table:table-cell>
              <table:table-cell office:value-type="float" office:value="81.801">
                <text:p>81.8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22">
                <text:p>83.22</text:p>
              </table:table-cell>
              <table:table-cell office:value-type="float" office:value="81.242">
                <text:p>81.242</text:p>
              </table:table-cell>
              <table:table-cell office:value-type="float" office:value="81.777">
                <text:p>81.7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6.476">
                <text:p>86.476</text:p>
              </table:table-cell>
              <table:table-cell office:value-type="float" office:value="80.658">
                <text:p>80.658</text:p>
              </table:table-cell>
              <table:table-cell office:value-type="float" office:value="81.765">
                <text:p>81.7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1.54">
                <text:p>81.54</text:p>
              </table:table-cell>
              <table:table-cell office:value-type="float" office:value="81.412">
                <text:p>81.412</text:p>
              </table:table-cell>
              <table:table-cell office:value-type="float" office:value="81.734">
                <text:p>81.7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5.224">
                <text:p>85.224</text:p>
              </table:table-cell>
              <table:table-cell office:value-type="float" office:value="79.937">
                <text:p>79.937</text:p>
              </table:table-cell>
              <table:table-cell office:value-type="float" office:value="81.679">
                <text:p>81.6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9.52">
                <text:p>79.52</text:p>
              </table:table-cell>
              <table:table-cell office:value-type="float" office:value="81.215">
                <text:p>81.215</text:p>
              </table:table-cell>
              <table:table-cell office:value-type="float" office:value="81.669">
                <text:p>81.6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0.496">
                <text:p>80.496</text:p>
              </table:table-cell>
              <table:table-cell office:value-type="float" office:value="80.069">
                <text:p>80.069</text:p>
              </table:table-cell>
              <table:table-cell office:value-type="float" office:value="81.616">
                <text:p>81.6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7.254">
                <text:p>87.254</text:p>
              </table:table-cell>
              <table:table-cell office:value-type="float" office:value="81.323">
                <text:p>81.323</text:p>
              </table:table-cell>
              <table:table-cell office:value-type="float" office:value="81.594">
                <text:p>81.5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8.626">
                <text:p>88.626</text:p>
              </table:table-cell>
              <table:table-cell office:value-type="float" office:value="81.434">
                <text:p>81.434</text:p>
              </table:table-cell>
              <table:table-cell office:value-type="float" office:value="81.581">
                <text:p>81.5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9.942">
                <text:p>79.942</text:p>
              </table:table-cell>
              <table:table-cell office:value-type="float" office:value="79.515">
                <text:p>79.515</text:p>
              </table:table-cell>
              <table:table-cell office:value-type="float" office:value="81.507">
                <text:p>81.5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.811">
                <text:p>81.811</text:p>
              </table:table-cell>
              <table:table-cell office:value-type="float" office:value="80.352">
                <text:p>80.352</text:p>
              </table:table-cell>
              <table:table-cell office:value-type="float" office:value="81.474">
                <text:p>81.4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6.248">
                <text:p>86.248</text:p>
              </table:table-cell>
              <table:table-cell office:value-type="float" office:value="80.7">
                <text:p>80.7</text:p>
              </table:table-cell>
              <table:table-cell office:value-type="float" office:value="81.454">
                <text:p>81.4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4.581">
                <text:p>84.581</text:p>
              </table:table-cell>
              <table:table-cell office:value-type="float" office:value="80.911">
                <text:p>80.911</text:p>
              </table:table-cell>
              <table:table-cell office:value-type="float" office:value="81.408">
                <text:p>81.4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.293">
                <text:p>81.293</text:p>
              </table:table-cell>
              <table:table-cell office:value-type="float" office:value="79.478">
                <text:p>79.478</text:p>
              </table:table-cell>
              <table:table-cell office:value-type="float" office:value="81.38">
                <text:p>81.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9.335">
                <text:p>79.335</text:p>
              </table:table-cell>
              <table:table-cell office:value-type="float" office:value="79.902">
                <text:p>79.902</text:p>
              </table:table-cell>
              <table:table-cell office:value-type="float" office:value="81.364">
                <text:p>81.3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1.243">
                <text:p>81.243</text:p>
              </table:table-cell>
              <table:table-cell office:value-type="float" office:value="78.871">
                <text:p>78.871</text:p>
              </table:table-cell>
              <table:table-cell office:value-type="float" office:value="81.288">
                <text:p>81.2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8.972">
                <text:p>78.972</text:p>
              </table:table-cell>
              <table:table-cell office:value-type="float" office:value="81.128">
                <text:p>81.128</text:p>
              </table:table-cell>
              <table:table-cell office:value-type="float" office:value="81.227">
                <text:p>81.2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0.015">
                <text:p>80.015</text:p>
              </table:table-cell>
              <table:table-cell office:value-type="float" office:value="78.921">
                <text:p>78.921</text:p>
              </table:table-cell>
              <table:table-cell office:value-type="float" office:value="81.206">
                <text:p>81.2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539">
                <text:p>82.539</text:p>
              </table:table-cell>
              <table:table-cell office:value-type="float" office:value="81.109">
                <text:p>81.109</text:p>
              </table:table-cell>
              <table:table-cell office:value-type="float" office:value="81.165">
                <text:p>81.1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.07">
                <text:p>85.07</text:p>
              </table:table-cell>
              <table:table-cell office:value-type="float" office:value="78.927">
                <text:p>78.927</text:p>
              </table:table-cell>
              <table:table-cell office:value-type="float" office:value="81.098">
                <text:p>81.0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152">
                <text:p>82.152</text:p>
              </table:table-cell>
              <table:table-cell office:value-type="float" office:value="81.319">
                <text:p>81.319</text:p>
              </table:table-cell>
              <table:table-cell office:value-type="float" office:value="81.079">
                <text:p>81.0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6">
                <text:p>84.6</text:p>
              </table:table-cell>
              <table:table-cell office:value-type="float" office:value="81.285">
                <text:p>81.285</text:p>
              </table:table-cell>
              <table:table-cell office:value-type="float" office:value="80.998">
                <text:p>80.9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0.785">
                <text:p>80.785</text:p>
              </table:table-cell>
              <table:table-cell office:value-type="float" office:value="79.257">
                <text:p>79.257</text:p>
              </table:table-cell>
              <table:table-cell office:value-type="float" office:value="80.957">
                <text:p>80.9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3.935">
                <text:p>83.935</text:p>
              </table:table-cell>
              <table:table-cell office:value-type="float" office:value="80.186">
                <text:p>80.186</text:p>
              </table:table-cell>
              <table:table-cell office:value-type="float" office:value="80.906">
                <text:p>80.9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0.595">
                <text:p>80.595</text:p>
              </table:table-cell>
              <table:table-cell office:value-type="float" office:value="79.087">
                <text:p>79.087</text:p>
              </table:table-cell>
              <table:table-cell office:value-type="float" office:value="80.767">
                <text:p>80.7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4.735">
                <text:p>84.735</text:p>
              </table:table-cell>
              <table:table-cell office:value-type="float" office:value="81.248">
                <text:p>81.248</text:p>
              </table:table-cell>
              <table:table-cell office:value-type="float" office:value="80.694">
                <text:p>80.6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.53">
                <text:p>85.53</text:p>
              </table:table-cell>
              <table:table-cell office:value-type="float" office:value="78.736">
                <text:p>78.736</text:p>
              </table:table-cell>
              <table:table-cell office:value-type="float" office:value="80.671">
                <text:p>80.6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9.173">
                <text:p>79.173</text:p>
              </table:table-cell>
              <table:table-cell office:value-type="float" office:value="79.58">
                <text:p>79.58</text:p>
              </table:table-cell>
              <table:table-cell office:value-type="float" office:value="80.626">
                <text:p>80.6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0.824">
                <text:p>80.824</text:p>
              </table:table-cell>
              <table:table-cell office:value-type="float" office:value="81.322">
                <text:p>81.322</text:p>
              </table:table-cell>
              <table:table-cell office:value-type="float" office:value="80.577">
                <text:p>80.5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6.812">
                <text:p>86.812</text:p>
              </table:table-cell>
              <table:table-cell office:value-type="float" office:value="78.809">
                <text:p>78.809</text:p>
              </table:table-cell>
              <table:table-cell office:value-type="float" office:value="80.546">
                <text:p>80.5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2.535">
                <text:p>82.535</text:p>
              </table:table-cell>
              <table:table-cell office:value-type="float" office:value="80.062">
                <text:p>80.062</text:p>
              </table:table-cell>
              <table:table-cell office:value-type="float" office:value="80.472">
                <text:p>80.4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.136">
                <text:p>84.136</text:p>
              </table:table-cell>
              <table:table-cell office:value-type="float" office:value="79.523">
                <text:p>79.523</text:p>
              </table:table-cell>
              <table:table-cell office:value-type="float" office:value="80.401">
                <text:p>80.4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.194">
                <text:p>82.194</text:p>
              </table:table-cell>
              <table:table-cell office:value-type="float" office:value="80.114">
                <text:p>80.114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6.503">
                <text:p>86.503</text:p>
              </table:table-cell>
              <table:table-cell office:value-type="float" office:value="79.744">
                <text:p>79.744</text:p>
              </table:table-cell>
              <table:table-cell office:value-type="float" office:value="80.323">
                <text:p>80.3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7.255">
                <text:p>87.255</text:p>
              </table:table-cell>
              <table:table-cell office:value-type="float" office:value="80.749">
                <text:p>80.749</text:p>
              </table:table-cell>
              <table:table-cell office:value-type="float" office:value="80.252">
                <text:p>80.2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9.593">
                <text:p>79.593</text:p>
              </table:table-cell>
              <table:table-cell office:value-type="float" office:value="80.814">
                <text:p>80.814</text:p>
              </table:table-cell>
              <table:table-cell office:value-type="float" office:value="80.222">
                <text:p>80.2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7.14">
                <text:p>87.14</text:p>
              </table:table-cell>
              <table:table-cell office:value-type="float" office:value="78.698">
                <text:p>78.698</text:p>
              </table:table-cell>
              <table:table-cell office:value-type="float" office:value="80.136">
                <text:p>80.1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5.386">
                <text:p>85.386</text:p>
              </table:table-cell>
              <table:table-cell office:value-type="float" office:value="80.657">
                <text:p>80.657</text:p>
              </table:table-cell>
              <table:table-cell office:value-type="float" office:value="80.057">
                <text:p>80.0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0.747">
                <text:p>80.747</text:p>
              </table:table-cell>
              <table:table-cell office:value-type="float" office:value="80.976">
                <text:p>80.976</text:p>
              </table:table-cell>
              <table:table-cell office:value-type="float" office:value="80.003">
                <text:p>80.0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5.045">
                <text:p>85.045</text:p>
              </table:table-cell>
              <table:table-cell office:value-type="float" office:value="79.782">
                <text:p>79.782</text:p>
              </table:table-cell>
              <table:table-cell office:value-type="float" office:value="79.905">
                <text:p>79.9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9.72">
                <text:p>79.72</text:p>
              </table:table-cell>
              <table:table-cell office:value-type="float" office:value="80.146">
                <text:p>80.146</text:p>
              </table:table-cell>
              <table:table-cell office:value-type="float" office:value="79.825">
                <text:p>79.8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9.941">
                <text:p>79.941</text:p>
              </table:table-cell>
              <table:table-cell office:value-type="float" office:value="79.157">
                <text:p>79.157</text:p>
              </table:table-cell>
              <table:table-cell office:value-type="float" office:value="79.792">
                <text:p>79.7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0.284">
                <text:p>80.284</text:p>
              </table:table-cell>
              <table:table-cell office:value-type="float" office:value="78.62">
                <text:p>78.62</text:p>
              </table:table-cell>
              <table:table-cell office:value-type="float" office:value="79.742">
                <text:p>79.7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2.896">
                <text:p>82.896</text:p>
              </table:table-cell>
              <table:table-cell office:value-type="float" office:value="78.864">
                <text:p>78.864</text:p>
              </table:table-cell>
              <table:table-cell office:value-type="float" office:value="79.688">
                <text:p>79.6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2.481">
                <text:p>82.481</text:p>
              </table:table-cell>
              <table:table-cell office:value-type="float" office:value="80.477">
                <text:p>80.477</text:p>
              </table:table-cell>
              <table:table-cell office:value-type="float" office:value="79.657">
                <text:p>79.6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7.654">
                <text:p>87.654</text:p>
              </table:table-cell>
              <table:table-cell office:value-type="float" office:value="79.462">
                <text:p>79.462</text:p>
              </table:table-cell>
              <table:table-cell office:value-type="float" office:value="79.563">
                <text:p>79.5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024">
                <text:p>81.024</text:p>
              </table:table-cell>
              <table:table-cell office:value-type="float" office:value="80.381">
                <text:p>80.381</text:p>
              </table:table-cell>
              <table:table-cell office:value-type="float" office:value="79.52">
                <text:p>79.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8.769">
                <text:p>78.769</text:p>
              </table:table-cell>
              <table:table-cell office:value-type="float" office:value="80.653">
                <text:p>80.653</text:p>
              </table:table-cell>
              <table:table-cell office:value-type="float" office:value="79.492">
                <text:p>79.4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4.007">
                <text:p>84.007</text:p>
              </table:table-cell>
              <table:table-cell office:value-type="float" office:value="80.241">
                <text:p>80.241</text:p>
              </table:table-cell>
              <table:table-cell office:value-type="float" office:value="79.458">
                <text:p>79.4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